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1.49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DejaVu Sans" fo:font-size="14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4pt" style:language-asian="nb" style:country-asian="NO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DejaVu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 fo:font-size="14pt" style:font-size-asian="14pt" style:font-size-complex="14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4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4pt" style:font-size-asian="14pt" style:font-size-complex="14pt"/>
    </style:style>
    <style:style style:name="ce17" style:family="table-cell" style:parent-style-name="Default">
      <style:text-properties style:font-name="Liberation Sans"/>
    </style:style>
    <style:style style:name="ce4" style:family="table-cell" style:parent-style-name="Default" style:data-style-name="N121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DejaVu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 fo:font-size="14pt" style:font-size-asian="14pt" style:font-size-complex="14pt"/>
    </style:style>
    <style:style style:name="ce22" style:family="table-cell" style:parent-style-name="Default" style:data-style-name="N0">
      <style:text-properties style:font-name="DejaVu Sans" fo:font-size="14pt" style:font-size-asian="14pt" style:font-size-complex="14pt"/>
    </style:style>
    <style:style style:name="ce23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fo:color="#000000" style:text-outline="false" style:text-line-through-style="none" style:text-line-through-type="none" style:font-name="DejaVu Sans" fo:font-size="12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2pt" style:language-asian="nb" style:country-asian="NO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4pt" style:font-size-asian="14pt" style:font-size-complex="14pt"/>
    </style:style>
    <style:style style:name="ce7" style:family="table-cell" style:parent-style-name="Default">
      <style:text-properties style:font-name="DejaVu Sans" fo:font-size="14pt" style:text-underline-style="none" style:font-size-asian="14pt" style:font-size-complex="14pt"/>
    </style:style>
    <style:style style:name="ce26" style:family="table-cell" style:parent-style-name="Default" style:data-style-name="N121">
      <style:text-properties fo:font-size="14pt" style:font-size-asian="14pt" style:font-size-complex="14pt"/>
    </style:style>
    <style:style style:name="ce27" style:family="table-cell" style:parent-style-name="Default">
      <style:text-properties style:font-name="Liberation Sans" fo:font-size="14pt" style:font-size-asian="14pt" style:font-size-complex="14pt"/>
    </style:style>
    <style:style style:name="ce28" style:family="table-cell" style:parent-style-name="Default">
      <style:text-properties style:font-name="Liberation Sans" fo:font-size="14pt" style:font-size-asian="14pt" style:font-size-complex="14pt"/>
    </style:style>
    <style:style style:name="ce29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4pt" style:language-asian="nb" style:country-asian="NO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121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 style:data-style-name="N0">
      <style:text-properties style:font-name="Liberation Sans" fo:font-size="14pt" style:font-size-asian="14pt" style:font-size-complex="14pt"/>
    </style:style>
    <style:style style:name="ce37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8" style:family="table-cell" style:parent-style-name="Default">
      <style:text-properties style:font-name="Liberation Sans" fo:font-size="14pt" style:font-size-asian="14pt" style:font-size-complex="14pt"/>
    </style:style>
    <style:style style:name="ce39" style:family="table-cell" style:parent-style-name="Default">
      <style:text-properties style:font-name="Liberation Sans" fo:font-size="14pt" style:font-size-asian="14pt" style:font-size-complex="14pt"/>
    </style:style>
    <style:style style:name="ce40" style:family="table-cell" style:parent-style-name="Default"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/>
      <style:text-properties fo:color="#ffffff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4pt" style:language-asian="nb" style:country-asian="NO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end"/>
      <style:text-properties fo:color="#ffffff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ffffff" style:font-name="Liberation Sans" fo:font-size="14pt" style:font-size-asian="14pt" style:font-size-complex="14pt"/>
    </style:style>
    <style:style style:name="ce44" style:family="table-cell" style:parent-style-name="Default" style:data-style-name="N121">
      <style:table-cell-properties style:text-align-source="fix" style:repeat-content="false" fo:border="none"/>
      <style:paragraph-properties fo:text-align="end"/>
      <style:text-properties fo:color="#ffffff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none"/>
      <style:text-properties fo:color="#ffffff" style:text-outline="false" style:text-line-through-style="none" style:text-line-through-type="none" style:font-name="Liberation Sans" fo:font-size="12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2pt" style:language-asian="nb" style:country-asian="NO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7.54pt" svg:height="583.4pt" svg:x="256.39pt" svg:y="3.29pt">
            <draw:object draw:notify-on-update-of-ranges="Sheet1.A2:Sheet1.A34 Sheet1.B2:Sheet1.B34 Sheet1.A2:Sheet1.A34 Sheet1.C2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87.54pt" svg:height="583.4pt" svg:x="641.03pt" svg:y="1027.25pt">
            <draw:object draw:notify-on-update-of-ranges="Sheet1.A2:Sheet1.A34 Sheet1.B2:Sheet1.B34 Sheet1.A2:Sheet1.A34 Sheet1.C2:Sheet1.C34 Sheet1.X2:Sheet1.X34 Sheet1.W2:Sheet1.W34 Sheet1.Y2:Sheet1.Y34 Sheet1.W2:Sheet1.W34 Sheet1.Z2:Sheet1.Z34 Sheet1.W2:Sheet1.W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61.41pt" svg:height="584.99pt" svg:x="579.83pt" svg:y="9381pt">
            <draw:object draw:notify-on-update-of-ranges="Sheet1.D522:Sheet1.D554 Sheet1.C522:Sheet1.C554 Sheet1.F522:Sheet1.F554 Sheet1.E522:Sheet1.E554 Sheet1.H522:Sheet1.H554 Sheet1.G522:Sheet1.G5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761.41pt" svg:height="584.99pt" svg:x="576.94pt" svg:y="6534.03pt">
            <draw:object draw:notify-on-update-of-ranges="Sheet1.C364:Sheet1.C396 Sheet1.D364:Sheet1.D396 Sheet1.E364:Sheet1.E396 Sheet1.F364:Sheet1.F396 Sheet1.G364:Sheet1.G396 Sheet1.H364:Sheet1.H39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761.41pt" svg:height="584.99pt" svg:x="575.97pt" svg:y="5113.02pt">
            <draw:object draw:notify-on-update-of-ranges="Sheet1.C285:Sheet1.C317 Sheet1.D285:Sheet1.D317 Sheet1.E285:Sheet1.E317 Sheet1.F285:Sheet1.F317 Sheet1.G285:Sheet1.G317 Sheet1.H285:Sheet1.H3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761.41pt" svg:height="584.99pt" svg:x="577.93pt" svg:y="7959.03pt">
            <draw:object draw:notify-on-update-of-ranges="Sheet1.C443:Sheet1.C475 Sheet1.D443:Sheet1.D475 Sheet1.E443:Sheet1.E475 Sheet1.F443:Sheet1.F475 Sheet1.G443:Sheet1.G475 Sheet1.H443:Sheet1.H47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Stat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5" calcext:value-type="float">
            <text:p>8.5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12"/>
          <table:table-cell table:number-columns-repeated="14"/>
          <table:table-cell office:value-type="float" office:value="1" calcext:value-type="float">
            <text:p>1</text:p>
          </table:table-cell>
          <table:table-cell table:formula="of:=[.B48]+[.$B$47]" office:value-type="float" office:value="5.0620320855615" calcext:value-type="float">
            <text:p>5.0620320855615</text:p>
          </table:table-cell>
          <table:table-cell table:formula="of:=[.H66]+[.H65]" office:value-type="float" office:value="5.02172043010753" calcext:value-type="float">
            <text:p>5.02172043010753</text:p>
          </table:table-cell>
          <table:table-cell table:formula="of:=[.I66]+[.I65]" office:value-type="float" office:value="4.99807060755337" calcext:value-type="float">
            <text:p>4.99807060755337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7.3" calcext:value-type="float">
            <text:p>7.3</text:p>
          </table:table-cell>
          <table:table-cell table:style-name="ce23" office:value-type="string" calcext:value-type="string">
            <text:p>Pending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formula="of:=[.X2]+[.$B$47]" office:value-type="float" office:value="5.19451871657754" calcext:value-type="float">
            <text:p>5.19451871657754</text:p>
          </table:table-cell>
          <table:table-cell table:formula="of:=[.Y2]+[.H$65]" office:value-type="float" office:value="5.15423387096774" calcext:value-type="float">
            <text:p>5.15423387096774</text:p>
          </table:table-cell>
          <table:table-cell table:formula="of:=[.Z2]+[.I$65]" office:value-type="float" office:value="5.14010673234811" calcext:value-type="float">
            <text:p>5.14010673234811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4.3" calcext:value-type="float">
            <text:p>4.3</text:p>
          </table:table-cell>
          <table:table-cell table:style-name="ce23" office:value-type="string" calcext:value-type="string">
            <text:p>Small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formula="of:=[.X3]+[.$B$47]" office:value-type="float" office:value="5.32700534759359" calcext:value-type="float">
            <text:p>5.32700534759359</text:p>
          </table:table-cell>
          <table:table-cell table:formula="of:=[.Y3]+[.H$65]" office:value-type="float" office:value="5.28674731182796" calcext:value-type="float">
            <text:p>5.28674731182796</text:p>
          </table:table-cell>
          <table:table-cell table:formula="of:=[.Z3]+[.I$65]" office:value-type="float" office:value="5.28214285714286" calcext:value-type="float">
            <text:p>5.28214285714286</text:p>
          </table:table-cell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.7" calcext:value-type="float">
            <text:p>6.7</text:p>
          </table:table-cell>
          <table:table-cell table:style-name="ce23" office:value-type="string" calcext:value-type="string">
            <text:p>Pending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formula="of:=[.X4]+[.$B$47]" office:value-type="float" office:value="5.45949197860963" calcext:value-type="float">
            <text:p>5.45949197860963</text:p>
          </table:table-cell>
          <table:table-cell table:formula="of:=[.Y4]+[.H$65]" office:value-type="float" office:value="5.41926075268817" calcext:value-type="float">
            <text:p>5.41926075268817</text:p>
          </table:table-cell>
          <table:table-cell table:formula="of:=[.Z4]+[.I$65]" office:value-type="float" office:value="5.4241789819376" calcext:value-type="float">
            <text:p>5.4241789819376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.8" calcext:value-type="float">
            <text:p>5.8</text:p>
          </table:table-cell>
          <table:table-cell table:style-name="ce23" office:value-type="string" calcext:value-type="string">
            <text:p>Small</text:p>
          </table:table-cell>
          <table:table-cell table:number-columns-repeated="2"/>
          <table:table-cell table:style-name="ce7"/>
          <table:table-cell table:number-columns-repeated="15"/>
          <table:table-cell office:value-type="float" office:value="5" calcext:value-type="float">
            <text:p>5</text:p>
          </table:table-cell>
          <table:table-cell table:formula="of:=[.X5]+[.$B$47]" office:value-type="float" office:value="5.59197860962567" calcext:value-type="float">
            <text:p>5.59197860962567</text:p>
          </table:table-cell>
          <table:table-cell table:formula="of:=[.Y5]+[.H$65]" office:value-type="float" office:value="5.55177419354839" calcext:value-type="float">
            <text:p>5.55177419354839</text:p>
          </table:table-cell>
          <table:table-cell table:formula="of:=[.Z5]+[.I$65]" office:value-type="float" office:value="5.56621510673235" calcext:value-type="float">
            <text:p>5.56621510673235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3.5" calcext:value-type="float">
            <text:p>3.5</text:p>
          </table:table-cell>
          <table:table-cell table:style-name="ce23" office:value-type="string" calcext:value-type="string">
            <text:p>Small</text:p>
          </table:table-cell>
          <table:table-cell table:number-columns-repeated="2"/>
          <table:table-cell table:style-name="ce7"/>
          <table:table-cell table:number-columns-repeated="15"/>
          <table:table-cell office:value-type="float" office:value="6" calcext:value-type="float">
            <text:p>6</text:p>
          </table:table-cell>
          <table:table-cell table:formula="of:=[.X6]+[.$B$47]" office:value-type="float" office:value="5.72446524064171" calcext:value-type="float">
            <text:p>5.72446524064171</text:p>
          </table:table-cell>
          <table:table-cell table:formula="of:=[.Y6]+[.H$65]" office:value-type="float" office:value="5.6842876344086" calcext:value-type="float">
            <text:p>5.6842876344086</text:p>
          </table:table-cell>
          <table:table-cell table:formula="of:=[.Z6]+[.I$65]" office:value-type="float" office:value="5.70825123152709" calcext:value-type="float">
            <text:p>5.70825123152709</text:p>
          </table:table-cell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2.5" calcext:value-type="float">
            <text:p>2.5</text:p>
          </table:table-cell>
          <table:table-cell table:style-name="ce23" office:value-type="string" calcext:value-type="string">
            <text:p>Small</text:p>
          </table:table-cell>
          <table:table-cell table:number-columns-repeated="2"/>
          <table:table-cell table:style-name="ce7"/>
          <table:table-cell table:number-columns-repeated="15"/>
          <table:table-cell office:value-type="float" office:value="7" calcext:value-type="float">
            <text:p>7</text:p>
          </table:table-cell>
          <table:table-cell table:formula="of:=[.X7]+[.$B$47]" office:value-type="float" office:value="5.85695187165776" calcext:value-type="float">
            <text:p>5.85695187165776</text:p>
          </table:table-cell>
          <table:table-cell table:formula="of:=[.Y7]+[.H$65]" office:value-type="float" office:value="5.81680107526882" calcext:value-type="float">
            <text:p>5.81680107526882</text:p>
          </table:table-cell>
          <table:table-cell table:formula="of:=[.Z7]+[.I$65]" office:value-type="float" office:value="5.85028735632184" calcext:value-type="float">
            <text:p>5.85028735632184</text:p>
          </table:table-cell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7" calcext:value-type="float">
            <text:p>3.7</text:p>
          </table:table-cell>
          <table:table-cell table:style-name="ce23" office:value-type="string" calcext:value-type="string">
            <text:p>Small</text:p>
          </table:table-cell>
          <table:table-cell table:number-columns-repeated="2"/>
          <table:table-cell table:style-name="ce7"/>
          <table:table-cell table:number-columns-repeated="15"/>
          <table:table-cell office:value-type="float" office:value="8" calcext:value-type="float">
            <text:p>8</text:p>
          </table:table-cell>
          <table:table-cell table:formula="of:=[.X8]+[.$B$47]" office:value-type="float" office:value="5.9894385026738" calcext:value-type="float">
            <text:p>5.9894385026738</text:p>
          </table:table-cell>
          <table:table-cell table:formula="of:=[.Y8]+[.H$65]" office:value-type="float" office:value="5.94931451612904" calcext:value-type="float">
            <text:p>5.94931451612904</text:p>
          </table:table-cell>
          <table:table-cell table:formula="of:=[.Z8]+[.I$65]" office:value-type="float" office:value="5.99232348111658" calcext:value-type="float">
            <text:p>5.99232348111658</text:p>
          </table:table-cell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8.9" calcext:value-type="float">
            <text:p>8.9</text:p>
          </table:table-cell>
          <table:table-cell table:style-name="ce23" office:value-type="string" calcext:value-type="string">
            <text:p>Imminent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table:formula="of:=[.X9]+[.$B$47]" office:value-type="float" office:value="6.12192513368984" calcext:value-type="float">
            <text:p>6.12192513368984</text:p>
          </table:table-cell>
          <table:table-cell table:formula="of:=[.Y9]+[.H$65]" office:value-type="float" office:value="6.08182795698925" calcext:value-type="float">
            <text:p>6.08182795698925</text:p>
          </table:table-cell>
          <table:table-cell table:formula="of:=[.Z9]+[.I$65]" office:value-type="float" office:value="6.13435960591133" calcext:value-type="float">
            <text:p>6.13435960591133</text:p>
          </table:table-cell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5.6" calcext:value-type="float">
            <text:p>5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12"/>
          <table:table-cell table:number-columns-repeated="14"/>
          <table:table-cell office:value-type="float" office:value="10" calcext:value-type="float">
            <text:p>10</text:p>
          </table:table-cell>
          <table:table-cell table:formula="of:=[.X10]+[.$B$47]" office:value-type="float" office:value="6.25441176470589" calcext:value-type="float">
            <text:p>6.25441176470589</text:p>
          </table:table-cell>
          <table:table-cell table:formula="of:=[.Y10]+[.H$65]" office:value-type="float" office:value="6.21434139784947" calcext:value-type="float">
            <text:p>6.21434139784947</text:p>
          </table:table-cell>
          <table:table-cell table:formula="of:=[.Z10]+[.I$65]" office:value-type="float" office:value="6.27639573070607" calcext:value-type="float">
            <text:p>6.27639573070607</text:p>
          </table:table-cell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4.6" calcext:value-type="float">
            <text:p>4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12"/>
          <table:table-cell table:number-columns-repeated="14"/>
          <table:table-cell office:value-type="float" office:value="11" calcext:value-type="float">
            <text:p>11</text:p>
          </table:table-cell>
          <table:table-cell table:formula="of:=[.X11]+[.$B$47]" office:value-type="float" office:value="6.38689839572193" calcext:value-type="float">
            <text:p>6.38689839572193</text:p>
          </table:table-cell>
          <table:table-cell table:formula="of:=[.Y11]+[.H$65]" office:value-type="float" office:value="6.34685483870968" calcext:value-type="float">
            <text:p>6.34685483870968</text:p>
          </table:table-cell>
          <table:table-cell table:formula="of:=[.Z11]+[.I$65]" office:value-type="float" office:value="6.41843185550082" calcext:value-type="float">
            <text:p>6.41843185550082</text:p>
          </table:table-cell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4.9" calcext:value-type="float">
            <text:p>4.9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2" calcext:value-type="float">
            <text:p>12</text:p>
          </table:table-cell>
          <table:table-cell table:formula="of:=[.X12]+[.$B$47]" office:value-type="float" office:value="6.51938502673797" calcext:value-type="float">
            <text:p>6.51938502673797</text:p>
          </table:table-cell>
          <table:table-cell table:formula="of:=[.Y12]+[.H$65]" office:value-type="float" office:value="6.4793682795699" calcext:value-type="float">
            <text:p>6.4793682795699</text:p>
          </table:table-cell>
          <table:table-cell table:formula="of:=[.Z12]+[.I$65]" office:value-type="float" office:value="6.56046798029557" calcext:value-type="float">
            <text:p>6.56046798029557</text:p>
          </table:table-cell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.2" calcext:value-type="float">
            <text:p>12.2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3" calcext:value-type="float">
            <text:p>13</text:p>
          </table:table-cell>
          <table:table-cell table:formula="of:=[.X13]+[.$B$47]" office:value-type="float" office:value="6.65187165775402" calcext:value-type="float">
            <text:p>6.65187165775402</text:p>
          </table:table-cell>
          <table:table-cell table:formula="of:=[.Y13]+[.H$65]" office:value-type="float" office:value="6.61188172043011" calcext:value-type="float">
            <text:p>6.61188172043011</text:p>
          </table:table-cell>
          <table:table-cell table:formula="of:=[.Z13]+[.I$65]" office:value-type="float" office:value="6.70250410509031" calcext:value-type="float">
            <text:p>6.70250410509031</text:p>
          </table:table-cell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13.5" calcext:value-type="float">
            <text:p>13.5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4" calcext:value-type="float">
            <text:p>14</text:p>
          </table:table-cell>
          <table:table-cell table:formula="of:=[.X14]+[.$B$47]" office:value-type="float" office:value="6.78435828877006" calcext:value-type="float">
            <text:p>6.78435828877006</text:p>
          </table:table-cell>
          <table:table-cell table:formula="of:=[.Y14]+[.H$65]" office:value-type="float" office:value="6.74439516129033" calcext:value-type="float">
            <text:p>6.74439516129033</text:p>
          </table:table-cell>
          <table:table-cell table:formula="of:=[.Z14]+[.I$65]" office:value-type="float" office:value="6.84454022988506" calcext:value-type="float">
            <text:p>6.84454022988506</text:p>
          </table:table-cell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13.2" calcext:value-type="float">
            <text:p>13.2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5" calcext:value-type="float">
            <text:p>15</text:p>
          </table:table-cell>
          <table:table-cell table:formula="of:=[.X15]+[.$B$47]" office:value-type="float" office:value="6.9168449197861" calcext:value-type="float">
            <text:p>6.9168449197861</text:p>
          </table:table-cell>
          <table:table-cell table:formula="of:=[.Y15]+[.H$65]" office:value-type="float" office:value="6.87690860215054" calcext:value-type="float">
            <text:p>6.87690860215054</text:p>
          </table:table-cell>
          <table:table-cell table:formula="of:=[.Z15]+[.I$65]" office:value-type="float" office:value="6.9865763546798" calcext:value-type="float">
            <text:p>6.9865763546798</text:p>
          </table:table-cell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2.8" calcext:value-type="float">
            <text:p>12.8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6" calcext:value-type="float">
            <text:p>16</text:p>
          </table:table-cell>
          <table:table-cell table:formula="of:=[.X16]+[.$B$47]" office:value-type="float" office:value="7.04933155080215" calcext:value-type="float">
            <text:p>7.04933155080215</text:p>
          </table:table-cell>
          <table:table-cell table:formula="of:=[.Y16]+[.H$65]" office:value-type="float" office:value="7.00942204301076" calcext:value-type="float">
            <text:p>7.00942204301076</text:p>
          </table:table-cell>
          <table:table-cell table:formula="of:=[.Z16]+[.I$65]" office:value-type="float" office:value="7.12861247947455" calcext:value-type="float">
            <text:p>7.12861247947455</text:p>
          </table:table-cell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7.8" calcext:value-type="float">
            <text:p>17.8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7" calcext:value-type="float">
            <text:p>17</text:p>
          </table:table-cell>
          <table:table-cell table:formula="of:=[.X17]+[.$B$47]" office:value-type="float" office:value="7.18181818181819" calcext:value-type="float">
            <text:p>7.18181818181819</text:p>
          </table:table-cell>
          <table:table-cell table:formula="of:=[.Y17]+[.H$65]" office:value-type="float" office:value="7.14193548387097" calcext:value-type="float">
            <text:p>7.14193548387097</text:p>
          </table:table-cell>
          <table:table-cell table:formula="of:=[.Z17]+[.I$65]" office:value-type="float" office:value="7.27064860426929" calcext:value-type="float">
            <text:p>7.27064860426929</text:p>
          </table:table-cell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16.4" calcext:value-type="float">
            <text:p>16.4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8" calcext:value-type="float">
            <text:p>18</text:p>
          </table:table-cell>
          <table:table-cell table:formula="of:=[.X18]+[.$B$47]" office:value-type="float" office:value="7.31430481283423" calcext:value-type="float">
            <text:p>7.31430481283423</text:p>
          </table:table-cell>
          <table:table-cell table:formula="of:=[.Y18]+[.H$65]" office:value-type="float" office:value="7.27444892473119" calcext:value-type="float">
            <text:p>7.27444892473119</text:p>
          </table:table-cell>
          <table:table-cell table:formula="of:=[.Z18]+[.I$65]" office:value-type="float" office:value="7.41268472906404" calcext:value-type="float">
            <text:p>7.41268472906404</text:p>
          </table:table-cell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12.2" calcext:value-type="float">
            <text:p>12.2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19" calcext:value-type="float">
            <text:p>19</text:p>
          </table:table-cell>
          <table:table-cell table:formula="of:=[.X19]+[.$B$47]" office:value-type="float" office:value="7.44679144385027" calcext:value-type="float">
            <text:p>7.44679144385027</text:p>
          </table:table-cell>
          <table:table-cell table:formula="of:=[.Y19]+[.H$65]" office:value-type="float" office:value="7.4069623655914" calcext:value-type="float">
            <text:p>7.4069623655914</text:p>
          </table:table-cell>
          <table:table-cell table:formula="of:=[.Z19]+[.I$65]" office:value-type="float" office:value="7.55472085385878" calcext:value-type="float">
            <text:p>7.55472085385878</text:p>
          </table:table-cell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0.4" calcext:value-type="float">
            <text:p>10.4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0" calcext:value-type="float">
            <text:p>20</text:p>
          </table:table-cell>
          <table:table-cell table:formula="of:=[.X20]+[.$B$47]" office:value-type="float" office:value="7.57927807486632" calcext:value-type="float">
            <text:p>7.57927807486632</text:p>
          </table:table-cell>
          <table:table-cell table:formula="of:=[.Y20]+[.H$65]" office:value-type="float" office:value="7.53947580645162" calcext:value-type="float">
            <text:p>7.53947580645162</text:p>
          </table:table-cell>
          <table:table-cell table:formula="of:=[.Z20]+[.I$65]" office:value-type="float" office:value="7.69675697865353" calcext:value-type="float">
            <text:p>7.69675697865353</text:p>
          </table:table-cell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0.4" calcext:value-type="float">
            <text:p>10.4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1" calcext:value-type="float">
            <text:p>21</text:p>
          </table:table-cell>
          <table:table-cell table:formula="of:=[.X21]+[.$B$47]" office:value-type="float" office:value="7.71176470588236" calcext:value-type="float">
            <text:p>7.71176470588236</text:p>
          </table:table-cell>
          <table:table-cell table:formula="of:=[.Y21]+[.H$65]" office:value-type="float" office:value="7.67198924731183" calcext:value-type="float">
            <text:p>7.67198924731183</text:p>
          </table:table-cell>
          <table:table-cell table:formula="of:=[.Z21]+[.I$65]" office:value-type="float" office:value="7.83879310344827" calcext:value-type="float">
            <text:p>7.83879310344827</text:p>
          </table:table-cell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1.3" calcext:value-type="float">
            <text:p>11.3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2" calcext:value-type="float">
            <text:p>22</text:p>
          </table:table-cell>
          <table:table-cell table:formula="of:=[.X22]+[.$B$47]" office:value-type="float" office:value="7.8442513368984" calcext:value-type="float">
            <text:p>7.8442513368984</text:p>
          </table:table-cell>
          <table:table-cell table:formula="of:=[.Y22]+[.H$65]" office:value-type="float" office:value="7.80450268817205" calcext:value-type="float">
            <text:p>7.80450268817205</text:p>
          </table:table-cell>
          <table:table-cell table:formula="of:=[.Z22]+[.I$65]" office:value-type="float" office:value="7.98082922824302" calcext:value-type="float">
            <text:p>7.98082922824302</text:p>
          </table:table-cell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7.8" calcext:value-type="float">
            <text:p>7.8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3" calcext:value-type="float">
            <text:p>23</text:p>
          </table:table-cell>
          <table:table-cell table:formula="of:=[.X23]+[.$B$47]" office:value-type="float" office:value="7.97673796791445" calcext:value-type="float">
            <text:p>7.97673796791445</text:p>
          </table:table-cell>
          <table:table-cell table:formula="of:=[.Y23]+[.H$65]" office:value-type="float" office:value="7.93701612903227" calcext:value-type="float">
            <text:p>7.93701612903227</text:p>
          </table:table-cell>
          <table:table-cell table:formula="of:=[.Z23]+[.I$65]" office:value-type="float" office:value="8.12286535303776" calcext:value-type="float">
            <text:p>8.12286535303776</text:p>
          </table:table-cell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5.6" calcext:value-type="float">
            <text:p>5.6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4" calcext:value-type="float">
            <text:p>24</text:p>
          </table:table-cell>
          <table:table-cell table:formula="of:=[.X24]+[.$B$47]" office:value-type="float" office:value="8.10922459893049" calcext:value-type="float">
            <text:p>8.10922459893049</text:p>
          </table:table-cell>
          <table:table-cell table:formula="of:=[.Y24]+[.H$65]" office:value-type="float" office:value="8.06952956989248" calcext:value-type="float">
            <text:p>8.06952956989248</text:p>
          </table:table-cell>
          <table:table-cell table:formula="of:=[.Z24]+[.I$65]" office:value-type="float" office:value="8.26490147783251" calcext:value-type="float">
            <text:p>8.26490147783251</text:p>
          </table:table-cell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8" calcext:value-type="float">
            <text:p>7.8</text:p>
          </table:table-cell>
          <table:table-cell table:style-name="ce23" office:value-type="string" calcext:value-type="string">
            <text:p>Small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5" calcext:value-type="float">
            <text:p>25</text:p>
          </table:table-cell>
          <table:table-cell table:formula="of:=[.X25]+[.$B$47]" office:value-type="float" office:value="8.24171122994653" calcext:value-type="float">
            <text:p>8.24171122994653</text:p>
          </table:table-cell>
          <table:table-cell table:formula="of:=[.Y25]+[.H$65]" office:value-type="float" office:value="8.20204301075269" calcext:value-type="float">
            <text:p>8.20204301075269</text:p>
          </table:table-cell>
          <table:table-cell table:formula="of:=[.Z25]+[.I$65]" office:value-type="float" office:value="8.40693760262726" calcext:value-type="float">
            <text:p>8.40693760262726</text:p>
          </table:table-cell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4.6" calcext:value-type="float">
            <text:p>4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6" calcext:value-type="float">
            <text:p>26</text:p>
          </table:table-cell>
          <table:table-cell table:formula="of:=[.X26]+[.$B$47]" office:value-type="float" office:value="8.37419786096258" calcext:value-type="float">
            <text:p>8.37419786096258</text:p>
          </table:table-cell>
          <table:table-cell table:formula="of:=[.Y26]+[.H$65]" office:value-type="float" office:value="8.33455645161291" calcext:value-type="float">
            <text:p>8.33455645161291</text:p>
          </table:table-cell>
          <table:table-cell table:formula="of:=[.Z26]+[.I$65]" office:value-type="float" office:value="8.548973727422" calcext:value-type="float">
            <text:p>8.548973727422</text:p>
          </table:table-cell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8.9" calcext:value-type="float">
            <text:p>8.9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7" calcext:value-type="float">
            <text:p>27</text:p>
          </table:table-cell>
          <table:table-cell table:formula="of:=[.X27]+[.$B$47]" office:value-type="float" office:value="8.50668449197862" calcext:value-type="float">
            <text:p>8.50668449197862</text:p>
          </table:table-cell>
          <table:table-cell table:formula="of:=[.Y27]+[.H$65]" office:value-type="float" office:value="8.46706989247313" calcext:value-type="float">
            <text:p>8.46706989247313</text:p>
          </table:table-cell>
          <table:table-cell table:formula="of:=[.Z27]+[.I$65]" office:value-type="float" office:value="8.69100985221675" calcext:value-type="float">
            <text:p>8.69100985221675</text:p>
          </table:table-cell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4.6" calcext:value-type="float">
            <text:p>4.6</text:p>
          </table:table-cell>
          <table:table-cell table:style-name="ce23" office:value-type="string" calcext:value-type="string">
            <text:p>Small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8" calcext:value-type="float">
            <text:p>28</text:p>
          </table:table-cell>
          <table:table-cell table:formula="of:=[.X28]+[.$B$47]" office:value-type="float" office:value="8.63917112299466" calcext:value-type="float">
            <text:p>8.63917112299466</text:p>
          </table:table-cell>
          <table:table-cell table:formula="of:=[.Y28]+[.H$65]" office:value-type="float" office:value="8.59958333333334" calcext:value-type="float">
            <text:p>8.59958333333334</text:p>
          </table:table-cell>
          <table:table-cell table:formula="of:=[.Z28]+[.I$65]" office:value-type="float" office:value="8.83304597701149" calcext:value-type="float">
            <text:p>8.83304597701149</text:p>
          </table:table-cell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6.6" calcext:value-type="float">
            <text:p>6.6</text:p>
          </table:table-cell>
          <table:table-cell table:style-name="ce23" office:value-type="string" calcext:value-type="string">
            <text:p>Small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9" calcext:value-type="float">
            <text:p>29</text:p>
          </table:table-cell>
          <table:table-cell table:formula="of:=[.X29]+[.$B$47]" office:value-type="float" office:value="8.7716577540107" calcext:value-type="float">
            <text:p>8.7716577540107</text:p>
          </table:table-cell>
          <table:table-cell table:formula="of:=[.Y29]+[.H$65]" office:value-type="float" office:value="8.73209677419356" calcext:value-type="float">
            <text:p>8.73209677419356</text:p>
          </table:table-cell>
          <table:table-cell table:formula="of:=[.Z29]+[.I$65]" office:value-type="float" office:value="8.97508210180624" calcext:value-type="float">
            <text:p>8.97508210180624</text:p>
          </table:table-cell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9.5" calcext:value-type="float">
            <text:p>9.5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30" calcext:value-type="float">
            <text:p>30</text:p>
          </table:table-cell>
          <table:table-cell table:formula="of:=[.X30]+[.$B$47]" office:value-type="float" office:value="8.90414438502675" calcext:value-type="float">
            <text:p>8.90414438502675</text:p>
          </table:table-cell>
          <table:table-cell table:formula="of:=[.Y30]+[.H$65]" office:value-type="float" office:value="8.86461021505377" calcext:value-type="float">
            <text:p>8.86461021505377</text:p>
          </table:table-cell>
          <table:table-cell table:formula="of:=[.Z30]+[.I$65]" office:value-type="float" office:value="9.11711822660099" calcext:value-type="float">
            <text:p>9.11711822660099</text:p>
          </table:table-cell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6.6" calcext:value-type="float">
            <text:p>6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31" calcext:value-type="float">
            <text:p>31</text:p>
          </table:table-cell>
          <table:table-cell table:formula="of:=[.X31]+[.$B$47]" office:value-type="float" office:value="9.03663101604279" calcext:value-type="float">
            <text:p>9.03663101604279</text:p>
          </table:table-cell>
          <table:table-cell table:formula="of:=[.Y31]+[.H$65]" office:value-type="float" office:value="8.99712365591399" calcext:value-type="float">
            <text:p>8.99712365591399</text:p>
          </table:table-cell>
          <table:table-cell table:formula="of:=[.Z31]+[.I$65]" office:value-type="float" office:value="9.25915435139573" calcext:value-type="float">
            <text:p>9.25915435139573</text:p>
          </table:table-cell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4.6" calcext:value-type="float">
            <text:p>4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32" calcext:value-type="float">
            <text:p>32</text:p>
          </table:table-cell>
          <table:table-cell table:formula="of:=[.X32]+[.$B$47]" office:value-type="float" office:value="9.16911764705883" calcext:value-type="float">
            <text:p>9.16911764705883</text:p>
          </table:table-cell>
          <table:table-cell table:formula="of:=[.Y32]+[.H$65]" office:value-type="float" office:value="9.1296370967742" calcext:value-type="float">
            <text:p>9.1296370967742</text:p>
          </table:table-cell>
          <table:table-cell table:formula="of:=[.Z32]+[.I$65]" office:value-type="float" office:value="9.40119047619048" calcext:value-type="float">
            <text:p>9.40119047619048</text:p>
          </table:table-cell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9.1" calcext:value-type="float">
            <text:p>9.1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33" calcext:value-type="float">
            <text:p>33</text:p>
          </table:table-cell>
          <table:table-cell table:formula="of:=[.X33]+[.$B$47]" office:value-type="float" office:value="9.30160427807488" calcext:value-type="float">
            <text:p>9.30160427807488</text:p>
          </table:table-cell>
          <table:table-cell table:formula="of:=[.Y33]+[.H$65]" office:value-type="float" office:value="9.26215053763442" calcext:value-type="float">
            <text:p>9.26215053763442</text:p>
          </table:table-cell>
          <table:table-cell table:formula="of:=[.Z33]+[.I$65]" office:value-type="float" office:value="9.54322660098523" calcext:value-type="float">
            <text:p>9.54322660098523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Default"/>
          <table:table-cell table:number-columns-repeated="3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string" calcext:value-type="string">
            <text:p>Averages</text:p>
          </table:table-cell>
          <table:table-cell table:style-name="ce12" table:formula="of:=AVERAGE([.B1:.B33])" office:value-type="float" office:value="7.01875" calcext:value-type="float">
            <text:p>7.01875</text:p>
          </table:table-cell>
          <table:table-cell table:style-name="ce12" table:formula="of:=AVERAGE([.C1:.C33])" office:value-type="float" office:value="8.221875" calcext:value-type="float">
            <text:p>8.221875</text:p>
          </table:table-cell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/>
          <table:table-cell table:style-name="Default"/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/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X2</text:p>
          </table:table-cell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X1</text:p>
          </table:table-cell>
          <table:table-cell table:style-name="ce12" table:formula="of:=CORREL([$Sheet2.$B$2:$Sheet2.$B$34]; [$Sheet2.$B$2:$Sheet2.$B$34])" office:value-type="float" office:value="1" calcext:value-type="float">
            <text:p>1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X2</text:p>
          </table:table-cell>
          <table:table-cell table:style-name="ce12" table:formula="of:=CORREL([$Sheet2.$B$2:$Sheet2.$B$34]; [$Sheet2.$C$2:$Sheet2.$C$34])" office:value-type="float" office:value="0.585108774988857" calcext:value-type="float">
            <text:p>0.585108774988857</text:p>
          </table:table-cell>
          <table:table-cell table:style-name="ce12" table:formula="of:=CORREL([$Sheet2.$C$2:$Sheet2.$C$34]; [$Sheet2.$C$2:$Sheet2.$C$34])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table:number-columns-repeated="3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string" calcext:value-type="string">
            <text:p>R^2</text:p>
          </table:table-cell>
          <table:table-cell table:number-matrix-columns-spanned="1" table:number-matrix-rows-spanned="1" table:formula="of:=RSQ([.$B$2:.$B$37] ; [.$A$2:.$A$37])" office:value-type="float" office:value="0.129300091292555" calcext:value-type="float">
            <text:p>0.129300091292555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string" calcext:value-type="string">
            <text:p>Slope</text:p>
          </table:table-cell>
          <table:table-cell table:number-matrix-columns-spanned="1" table:number-matrix-rows-spanned="1" table:formula="of:=SLOPE([.$B$2:.$B$37] ; [.$A$2:.$A$37])" office:value-type="float" office:value="0.132486631016043" calcext:value-type="float">
            <text:p>0.132486631016043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string" calcext:value-type="string">
            <text:p>Intercept</text:p>
          </table:table-cell>
          <table:table-cell table:number-matrix-columns-spanned="1" table:number-matrix-rows-spanned="1" table:formula="of:=INTERCEPT([.$B$2:.$B$37] ; [.$A$2:.$A$37])" office:value-type="float" office:value="4.92954545454546" calcext:value-type="float">
            <text:p>4.92954545454546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table:number-columns-repeated="3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/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X2</text:p>
          </table:table-cell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X1</text:p>
          </table:table-cell>
          <table:table-cell table:style-name="ce12" table:formula="of:=COVAR([$Sheet2.$B$2:$Sheet2.$B$34]; [$Sheet2.$B$2:$Sheet2.$B$34])" office:value-type="float" office:value="12.3081542699725" calcext:value-type="float">
            <text:p>12.3081542699725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X2</text:p>
          </table:table-cell>
          <table:table-cell table:style-name="ce12" table:formula="of:=COVAR([$Sheet2.$B$2:$Sheet2.$B$34]; [$Sheet2.$C$2:$Sheet2.$C$34])" office:value-type="float" office:value="7.73845730027548" calcext:value-type="float">
            <text:p>7.73845730027548</text:p>
          </table:table-cell>
          <table:table-cell table:style-name="ce12" table:formula="of:=COVAR([$Sheet2.$C$2:$Sheet2.$C$34]; [$Sheet2.$C$2:$Sheet2.$C$34])" office:value-type="float" office:value="14.2115886134068" calcext:value-type="float">
            <text:p>14.2115886134068</text:p>
          </table:table-cell>
          <table:table-cell table:number-columns-repeated="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7"/>
          <table:table-cell table:number-columns-repeated="2"/>
          <table:table-cell table:style-name="ce12"/>
          <table:table-cell table:number-columns-repeated="1014"/>
        </table:table-row>
        <table:table-row table:style-name="ro1">
          <table:table-cell table:style-name="ce12" office:value-type="string" calcext:value-type="string">
            <text:p>R^2 Given by linear regression is 0.13, that means that about 13% of X2 results are determined by X1, whereas 87% is up to pure chance. Correlation factor between X1 &amp; X2 is 58%, which means that about 58% of measurements correlate with eachother.</text:p>
          </table:table-cell>
          <table:table-cell table:number-columns-repeated="8"/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Therefore I would say that X1 is very bad predictor for X2.</text:p>
          </table:table-cell>
          <table:table-cell table:number-columns-repeated="8"/>
          <table:table-cell table:style-name="ce12" table:number-columns-repeated="3"/>
          <table:table-cell table:number-columns-repeated="1012"/>
        </table:table-row>
        <table:table-row table:style-name="ro1">
          <table:table-cell table:number-columns-repeated="10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vg s=3</text:p>
          </table:table-cell>
          <table:table-cell table:style-name="Default" table:number-columns-repeated="2"/>
          <table:table-cell office:value-type="string" calcext:value-type="string">
            <text:p>Avg s=6</text:p>
          </table:table-cell>
          <table:table-cell/>
          <table:table-cell table:style-name="Default"/>
          <table:table-cell table:style-name="ce12"/>
          <table:table-cell table:style-name="ce12" office:value-type="string" calcext:value-type="string">
            <text:p>Corr s=3</text:p>
          </table:table-cell>
          <table:table-cell table:style-name="ce12" office:value-type="string" calcext:value-type="string">
            <text:p>Corr s=6</text:p>
          </table:table-cell>
          <table:table-cell table:style-name="Default"/>
          <table:table-cell table:number-columns-repeated="1014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8.5" calcext:value-type="float">
            <text:p>8.5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8.5" calcext:value-type="float">
            <text:p>8.5</text:p>
          </table:table-cell>
          <table:table-cell table:style-name="Default"/>
          <table:table-cell table:style-name="ce12"/>
          <table:table-cell table:style-name="ce12" table:formula="of:=CORREL([.A62:.A92];[.B62:.B92])" office:value-type="float" office:value="0.652695905998325" calcext:value-type="float">
            <text:p>0.652695905998325</text:p>
          </table:table-cell>
          <table:table-cell table:style-name="ce12" table:formula="of:=CORREL([.D64:.D91];[.E64:.E91])" office:value-type="float" office:value="0.743913469025972" calcext:value-type="float">
            <text:p>0.743913469025972</text:p>
          </table:table-cell>
          <table:table-cell table:style-name="Default"/>
          <table:table-cell table:number-columns-repeated="1014"/>
        </table:table-row>
        <table:table-row table:style-name="ro1">
          <table:table-cell table:formula="of:=AVERAGE([$Sheet1.$B$2:$Sheet1.$B$4])"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table:style-name="ce12" table:number-columns-repeated="3"/>
          <table:table-cell table:style-name="Default" table:number-columns-repeated="5"/>
          <table:table-cell table:number-columns-repeated="1010"/>
        </table:table-row>
        <table:table-row table:style-name="ro1">
          <table:table-cell table:formula="of:=AVERAGE([$Sheet1.$B$3:$Sheet1.$B$5])" office:value-type="float" office:value="3.2" calcext:value-type="float">
            <text:p>3.2</text:p>
          </table:table-cell>
          <table:table-cell office:value-type="float" office:value="4.3" calcext:value-type="float">
            <text:p>4.3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4.3" calcext:value-type="float">
            <text:p>4.3</text:p>
          </table:table-cell>
          <table:table-cell table:style-name="Default"/>
          <table:table-cell table:style-name="ce12"/>
          <table:table-cell table:style-name="ce12" office:value-type="string" calcext:value-type="string">
            <text:p>Reg s=3</text:p>
          </table:table-cell>
          <table:table-cell table:style-name="ce12" office:value-type="string" calcext:value-type="string">
            <text:p>Reg s=6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formula="of:=AVERAGE([$Sheet1.$B$4:$Sheet1.$B$6])" office:value-type="float" office:value="3.9" calcext:value-type="float">
            <text:p>3.9</text:p>
          </table:table-cell>
          <table:table-cell office:value-type="float" office:value="6.7" calcext:value-type="float">
            <text:p>6.7</text:p>
          </table:table-cell>
          <table:table-cell table:style-name="Default"/>
          <table:table-cell table:formula="of:=AVERAGE([$Sheet1.$B$2:$Sheet1.$B$7])" office:value-type="float" office:value="4.31666666666667" calcext:value-type="float">
            <text:p>4.31666666666667</text:p>
          </table:table-cell>
          <table:table-cell office:value-type="float" office:value="6.7" calcext:value-type="float">
            <text:p>6.7</text:p>
          </table:table-cell>
          <table:table-cell table:style-name="Default"/>
          <table:table-cell table:style-name="ce12" office:value-type="string" calcext:value-type="string">
            <text:p>R^2</text:p>
          </table:table-cell>
          <table:table-cell table:number-matrix-columns-spanned="1" table:number-matrix-rows-spanned="1" table:formula="of:=RSQ([.$A$62:.$A$92] ; [.$A$3:.$A$33])" office:value-type="float" office:value="0.17557457210329" calcext:value-type="float">
            <text:p>0.17557457210329</text:p>
          </table:table-cell>
          <table:table-cell table:number-matrix-columns-spanned="1" table:number-matrix-rows-spanned="1" table:formula="of:=RSQ([.$D$64:.$D$91] ; [.$A$5:.$A$32])" office:value-type="float" office:value="0.23381317835658" calcext:value-type="float">
            <text:p>0.23381317835658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5:$Sheet1.$B$7])" office:value-type="float" office:value="4.33333333333333" calcext:value-type="float">
            <text:p>4.33333333333333</text:p>
          </table:table-cell>
          <table:table-cell office:value-type="float" office:value="5.8" calcext:value-type="float">
            <text:p>5.8</text:p>
          </table:table-cell>
          <table:table-cell table:style-name="Default"/>
          <table:table-cell table:formula="of:=AVERAGE([$Sheet1.$B$3:$Sheet1.$B$8])" office:value-type="float" office:value="3.43333333333333" calcext:value-type="float">
            <text:p>3.43333333333333</text:p>
          </table:table-cell>
          <table:table-cell office:value-type="float" office:value="5.8" calcext:value-type="float">
            <text:p>5.8</text:p>
          </table:table-cell>
          <table:table-cell table:style-name="Default"/>
          <table:table-cell table:style-name="ce12" office:value-type="string" calcext:value-type="string">
            <text:p>Slope</text:p>
          </table:table-cell>
          <table:table-cell table:number-matrix-columns-spanned="1" table:number-matrix-rows-spanned="1" table:formula="of:=SLOPE([.$A$62:.$A$92] ; [.$A$3:.$A$33])" office:value-type="float" office:value="0.132513440860215" calcext:value-type="float">
            <text:p>0.132513440860215</text:p>
          </table:table-cell>
          <table:table-cell table:number-matrix-columns-spanned="1" table:number-matrix-rows-spanned="1" table:formula="of:=SLOPE([.$D$64:.$D$91] ; [.$A$5:.$A$32])" office:value-type="float" office:value="0.142036124794745" calcext:value-type="float">
            <text:p>0.142036124794745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6:$Sheet1.$B$8])" office:value-type="float" office:value="3.66666666666667" calcext:value-type="float">
            <text:p>3.66666666666667</text:p>
          </table:table-cell>
          <table:table-cell office:value-type="float" office:value="3.5" calcext:value-type="float">
            <text:p>3.5</text:p>
          </table:table-cell>
          <table:table-cell table:style-name="Default"/>
          <table:table-cell table:formula="of:=AVERAGE([$Sheet1.$B$4:$Sheet1.$B$9])" office:value-type="float" office:value="3.51666666666667" calcext:value-type="float">
            <text:p>3.51666666666667</text:p>
          </table:table-cell>
          <table:table-cell office:value-type="float" office:value="3.5" calcext:value-type="float">
            <text:p>3.5</text:p>
          </table:table-cell>
          <table:table-cell table:style-name="Default"/>
          <table:table-cell table:style-name="ce12" office:value-type="string" calcext:value-type="string">
            <text:p>Intercept</text:p>
          </table:table-cell>
          <table:table-cell table:number-matrix-columns-spanned="1" table:number-matrix-rows-spanned="1" table:formula="of:=INTERCEPT([.$A$62:.$A$92] ; [.$A$3:.$A$33])" office:value-type="float" office:value="4.88920698924731" calcext:value-type="float">
            <text:p>4.88920698924731</text:p>
          </table:table-cell>
          <table:table-cell table:number-matrix-columns-spanned="1" table:number-matrix-rows-spanned="1" table:formula="of:=INTERCEPT([.$D$64:.$D$91] ; [.$A$5:.$A$32])" office:value-type="float" office:value="4.85603448275862" calcext:value-type="float">
            <text:p>4.8560344827586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7:$Sheet1.$B$9])" office:value-type="float" office:value="3.13333333333333" calcext:value-type="float">
            <text:p>3.13333333333333</text:p>
          </table:table-cell>
          <table:table-cell office:value-type="float" office:value="2.5" calcext:value-type="float">
            <text:p>2.5</text:p>
          </table:table-cell>
          <table:table-cell table:style-name="Default"/>
          <table:table-cell table:formula="of:=AVERAGE([$Sheet1.$B$5:$Sheet1.$B$10])" office:value-type="float" office:value="3.73333333333333" calcext:value-type="float">
            <text:p>3.73333333333333</text:p>
          </table:table-cell>
          <table:table-cell office:value-type="float" office:value="2.5" calcext:value-type="float">
            <text:p>2.5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8:$Sheet1.$B$10])" office:value-type="float" office:value="3.13333333333333" calcext:value-type="float">
            <text:p>3.13333333333333</text:p>
          </table:table-cell>
          <table:table-cell office:value-type="float" office:value="3.7" calcext:value-type="float">
            <text:p>3.7</text:p>
          </table:table-cell>
          <table:table-cell table:style-name="Default"/>
          <table:table-cell table:formula="of:=AVERAGE([$Sheet1.$B$6:$Sheet1.$B$11])" office:value-type="float" office:value="4.45" calcext:value-type="float">
            <text:p>4.45</text:p>
          </table:table-cell>
          <table:table-cell office:value-type="float" office:value="3.7" calcext:value-type="float">
            <text:p>3.7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9:$Sheet1.$B$11])" office:value-type="float" office:value="5.23333333333333" calcext:value-type="float">
            <text:p>5.23333333333333</text:p>
          </table:table-cell>
          <table:table-cell office:value-type="float" office:value="8.9" calcext:value-type="float">
            <text:p>8.9</text:p>
          </table:table-cell>
          <table:table-cell table:style-name="Default"/>
          <table:table-cell table:formula="of:=AVERAGE([$Sheet1.$B$7:$Sheet1.$B$12])" office:value-type="float" office:value="5.33333333333333" calcext:value-type="float">
            <text:p>5.33333333333333</text:p>
          </table:table-cell>
          <table:table-cell office:value-type="float" office:value="8.9" calcext:value-type="float">
            <text:p>8.9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0:$Sheet1.$B$12])" office:value-type="float" office:value="7.53333333333333" calcext:value-type="float">
            <text:p>7.53333333333333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table:formula="of:=AVERAGE([$Sheet1.$B$8:$Sheet1.$B$13])" office:value-type="float" office:value="5.83333333333333" calcext:value-type="float">
            <text:p>5.83333333333333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/>
          <table:table-cell table:number-columns-repeated="1007"/>
        </table:table-row>
        <table:table-row table:style-name="ro1">
          <table:table-cell table:formula="of:=AVERAGE([$Sheet1.$B$11:$Sheet1.$B$13])" office:value-type="float" office:value="8.53333333333333" calcext:value-type="float">
            <text:p>8.53333333333333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formula="of:=AVERAGE([$Sheet1.$B$9:$Sheet1.$B$14])" office:value-type="float" office:value="6.21666666666667" calcext:value-type="float">
            <text:p>6.21666666666667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2:$Sheet1.$B$14])" office:value-type="float" office:value="7.2" calcext:value-type="float">
            <text:p>7.2</text:p>
          </table:table-cell>
          <table:table-cell office:value-type="float" office:value="4.9" calcext:value-type="float">
            <text:p>4.9</text:p>
          </table:table-cell>
          <table:table-cell table:style-name="Default"/>
          <table:table-cell table:formula="of:=AVERAGE([$Sheet1.$B$10:$Sheet1.$B$15])" office:value-type="float" office:value="6.43333333333333" calcext:value-type="float">
            <text:p>6.43333333333333</text:p>
          </table:table-cell>
          <table:table-cell office:value-type="float" office:value="4.9" calcext:value-type="float">
            <text:p>4.9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3:$Sheet1.$B$15])" office:value-type="float" office:value="5.33333333333333" calcext:value-type="float">
            <text:p>5.33333333333333</text:p>
          </table:table-cell>
          <table:table-cell office:value-type="float" office:value="12.2" calcext:value-type="float">
            <text:p>12.2</text:p>
          </table:table-cell>
          <table:table-cell table:style-name="Default"/>
          <table:table-cell table:formula="of:=AVERAGE([$Sheet1.$B$11:$Sheet1.$B$16])" office:value-type="float" office:value="7.11666666666667" calcext:value-type="float">
            <text:p>7.11666666666667</text:p>
          </table:table-cell>
          <table:table-cell office:value-type="float" office:value="12.2" calcext:value-type="float">
            <text:p>12.2</text:p>
          </table:table-cell>
          <table:table-cell table:style-name="Default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1007"/>
        </table:table-row>
        <table:table-row table:style-name="ro1">
          <table:table-cell table:formula="of:=AVERAGE([$Sheet1.$B$14:$Sheet1.$B$16])" office:value-type="float" office:value="5.7" calcext:value-type="float">
            <text:p>5.7</text:p>
          </table:table-cell>
          <table:table-cell office:value-type="float" office:value="13.5" calcext:value-type="float">
            <text:p>13.5</text:p>
          </table:table-cell>
          <table:table-cell table:style-name="Default"/>
          <table:table-cell table:formula="of:=AVERAGE([$Sheet1.$B$12:$Sheet1.$B$17])" office:value-type="float" office:value="7.4" calcext:value-type="float">
            <text:p>7.4</text:p>
          </table:table-cell>
          <table:table-cell office:value-type="float" office:value="13.5" calcext:value-type="float">
            <text:p>13.5</text:p>
          </table:table-cell>
          <table:table-cell table:style-name="Default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1007"/>
        </table:table-row>
        <table:table-row table:style-name="ro1">
          <table:table-cell table:formula="of:=AVERAGE([$Sheet1.$B$15:$Sheet1.$B$17])" office:value-type="float" office:value="7.6" calcext:value-type="float">
            <text:p>7.6</text:p>
          </table:table-cell>
          <table:table-cell office:value-type="float" office:value="13.2" calcext:value-type="float">
            <text:p>13.2</text:p>
          </table:table-cell>
          <table:table-cell table:style-name="Default"/>
          <table:table-cell table:formula="of:=AVERAGE([$Sheet1.$B$13:$Sheet1.$B$18])" office:value-type="float" office:value="7.83333333333333" calcext:value-type="float">
            <text:p>7.83333333333333</text:p>
          </table:table-cell>
          <table:table-cell office:value-type="float" office:value="13.2" calcext:value-type="float">
            <text:p>13.2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6:$Sheet1.$B$18])" office:value-type="float" office:value="10.3333333333333" calcext:value-type="float">
            <text:p>10.3333333333333</text:p>
          </table:table-cell>
          <table:table-cell office:value-type="float" office:value="12.8" calcext:value-type="float">
            <text:p>12.8</text:p>
          </table:table-cell>
          <table:table-cell table:style-name="Default"/>
          <table:table-cell table:formula="of:=AVERAGE([$Sheet1.$B$14:$Sheet1.$B$19])" office:value-type="float" office:value="8.83333333333333" calcext:value-type="float">
            <text:p>8.83333333333333</text:p>
          </table:table-cell>
          <table:table-cell office:value-type="float" office:value="12.8" calcext:value-type="float">
            <text:p>12.8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7:$Sheet1.$B$19])" office:value-type="float" office:value="11.9666666666667" calcext:value-type="float">
            <text:p>11.9666666666667</text:p>
          </table:table-cell>
          <table:table-cell office:value-type="float" office:value="17.8" calcext:value-type="float">
            <text:p>17.8</text:p>
          </table:table-cell>
          <table:table-cell table:style-name="Default"/>
          <table:table-cell table:formula="of:=AVERAGE([$Sheet1.$B$15:$Sheet1.$B$20])" office:value-type="float" office:value="10.6833333333333" calcext:value-type="float">
            <text:p>10.6833333333333</text:p>
          </table:table-cell>
          <table:table-cell office:value-type="float" office:value="17.8" calcext:value-type="float">
            <text:p>17.8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8:$Sheet1.$B$20])" office:value-type="float" office:value="13.7666666666667" calcext:value-type="float">
            <text:p>13.7666666666667</text:p>
          </table:table-cell>
          <table:table-cell office:value-type="float" office:value="16.4" calcext:value-type="float">
            <text:p>16.4</text:p>
          </table:table-cell>
          <table:table-cell table:style-name="Default"/>
          <table:table-cell table:formula="of:=AVERAGE([$Sheet1.$B$16:$Sheet1.$B$21])" office:value-type="float" office:value="11.7333333333333" calcext:value-type="float">
            <text:p>11.7333333333333</text:p>
          </table:table-cell>
          <table:table-cell office:value-type="float" office:value="16.4" calcext:value-type="float">
            <text:p>16.4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9:$Sheet1.$B$21])" office:value-type="float" office:value="13.1333333333333" calcext:value-type="float">
            <text:p>13.1333333333333</text:p>
          </table:table-cell>
          <table:table-cell office:value-type="float" office:value="12.2" calcext:value-type="float">
            <text:p>12.2</text:p>
          </table:table-cell>
          <table:table-cell table:style-name="Default"/>
          <table:table-cell table:formula="of:=AVERAGE([$Sheet1.$B$17:$Sheet1.$B$22])" office:value-type="float" office:value="11.9333333333333" calcext:value-type="float">
            <text:p>11.9333333333333</text:p>
          </table:table-cell>
          <table:table-cell office:value-type="float" office:value="12.2" calcext:value-type="float">
            <text:p>12.2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0:$Sheet1.$B$22])" office:value-type="float" office:value="11.9" calcext:value-type="float">
            <text:p>11.9</text:p>
          </table:table-cell>
          <table:table-cell office:value-type="float" office:value="10.4" calcext:value-type="float">
            <text:p>10.4</text:p>
          </table:table-cell>
          <table:table-cell table:style-name="Default"/>
          <table:table-cell table:formula="of:=AVERAGE([$Sheet1.$B$18:$Sheet1.$B$23])" office:value-type="float" office:value="11.6166666666667" calcext:value-type="float">
            <text:p>11.6166666666667</text:p>
          </table:table-cell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1:$Sheet1.$B$23])" office:value-type="float" office:value="9.46666666666667" calcext:value-type="float">
            <text:p>9.46666666666667</text:p>
          </table:table-cell>
          <table:table-cell office:value-type="float" office:value="10.4" calcext:value-type="float">
            <text:p>10.4</text:p>
          </table:table-cell>
          <table:table-cell table:style-name="Default"/>
          <table:table-cell table:formula="of:=AVERAGE([$Sheet1.$B$19:$Sheet1.$B$24])" office:value-type="float" office:value="10.5166666666667" calcext:value-type="float">
            <text:p>10.5166666666667</text:p>
          </table:table-cell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2:$Sheet1.$B$24])" office:value-type="float" office:value="7.9" calcext:value-type="float">
            <text:p>7.9</text:p>
          </table:table-cell>
          <table:table-cell office:value-type="float" office:value="11.3" calcext:value-type="float">
            <text:p>11.3</text:p>
          </table:table-cell>
          <table:table-cell table:style-name="Default"/>
          <table:table-cell table:formula="of:=AVERAGE([$Sheet1.$B$20:$Sheet1.$B$25])" office:value-type="float" office:value="9.56666666666667" calcext:value-type="float">
            <text:p>9.56666666666667</text:p>
          </table:table-cell>
          <table:table-cell office:value-type="float" office:value="11.3" calcext:value-type="float">
            <text:p>11.3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3:$Sheet1.$B$25])" office:value-type="float" office:value="7.23333333333333" calcext:value-type="float">
            <text:p>7.23333333333333</text:p>
          </table:table-cell>
          <table:table-cell office:value-type="float" office:value="7.8" calcext:value-type="float">
            <text:p>7.8</text:p>
          </table:table-cell>
          <table:table-cell table:style-name="Default"/>
          <table:table-cell table:formula="of:=AVERAGE([$Sheet1.$B$21:$Sheet1.$B$26])" office:value-type="float" office:value="7.75" calcext:value-type="float">
            <text:p>7.75</text:p>
          </table:table-cell>
          <table:table-cell office:value-type="float" office:value="7.8" calcext:value-type="float">
            <text:p>7.8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4:$Sheet1.$B$26])" office:value-type="float" office:value="6.03333333333333" calcext:value-type="float">
            <text:p>6.03333333333333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table:formula="of:=AVERAGE([$Sheet1.$B$22:$Sheet1.$B$27])" office:value-type="float" office:value="7.33333333333333" calcext:value-type="float">
            <text:p>7.33333333333333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5:$Sheet1.$B$27])" office:value-type="float" office:value="6.76666666666667" calcext:value-type="float">
            <text:p>6.76666666666667</text:p>
          </table:table-cell>
          <table:table-cell office:value-type="float" office:value="7.8" calcext:value-type="float">
            <text:p>7.8</text:p>
          </table:table-cell>
          <table:table-cell table:style-name="Default"/>
          <table:table-cell table:formula="of:=AVERAGE([$Sheet1.$B$23:$Sheet1.$B$28])" office:value-type="float" office:value="7.91666666666667" calcext:value-type="float">
            <text:p>7.91666666666667</text:p>
          </table:table-cell>
          <table:table-cell office:value-type="float" office:value="7.8" calcext:value-type="float">
            <text:p>7.8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6:$Sheet1.$B$28])" office:value-type="float" office:value="8.6" calcext:value-type="float">
            <text:p>8.6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formula="of:=AVERAGE([$Sheet1.$B$24:$Sheet1.$B$29])" office:value-type="float" office:value="7.1" calcext:value-type="float">
            <text:p>7.1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7:$Sheet1.$B$29])" office:value-type="float" office:value="8.16666666666667" calcext:value-type="float">
            <text:p>8.16666666666667</text:p>
          </table:table-cell>
          <table:table-cell office:value-type="float" office:value="8.9" calcext:value-type="float">
            <text:p>8.9</text:p>
          </table:table-cell>
          <table:table-cell table:style-name="Default"/>
          <table:table-cell table:formula="of:=AVERAGE([$Sheet1.$B$25:$Sheet1.$B$30])"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8:$Sheet1.$B$30])" office:value-type="float" office:value="7.43333333333333" calcext:value-type="float">
            <text:p>7.43333333333333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formula="of:=AVERAGE([$Sheet1.$B$26:$Sheet1.$B$31])" office:value-type="float" office:value="7.11666666666667" calcext:value-type="float">
            <text:p>7.11666666666667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9:$Sheet1.$B$31])" office:value-type="float" office:value="5.63333333333333" calcext:value-type="float">
            <text:p>5.63333333333333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table:formula="of:=AVERAGE([$Sheet1.$B$27:$Sheet1.$B$32])" office:value-type="float" office:value="7.3" calcext:value-type="float">
            <text:p>7.3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30:$Sheet1.$B$32])" office:value-type="float" office:value="6.43333333333333" calcext:value-type="float">
            <text:p>6.43333333333333</text:p>
          </table:table-cell>
          <table:table-cell office:value-type="float" office:value="9.5" calcext:value-type="float">
            <text:p>9.5</text:p>
          </table:table-cell>
          <table:table-cell table:style-name="Default"/>
          <table:table-cell table:formula="of:=AVERAGE([$Sheet1.$B$28:$Sheet1.$B$33])" office:value-type="float" office:value="6.8" calcext:value-type="float">
            <text:p>6.8</text:p>
          </table:table-cell>
          <table:table-cell office:value-type="float" office:value="9.5" calcext:value-type="float">
            <text:p>9.5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31:$Sheet1.$B$33])" office:value-type="float" office:value="6.16666666666667" calcext:value-type="float">
            <text:p>6.16666666666667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table:formula="of:=AVERAGE([$Sheet1.$B$29:$Sheet1.$B$34])" office:value-type="float" office:value="6.65" calcext:value-type="float">
            <text:p>6.65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32:$Sheet1.$B$34])" office:value-type="float" office:value="7.66666666666667" calcext:value-type="float">
            <text:p>7.66666666666667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9.1" calcext:value-type="float">
            <text:p>9.1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9.1" calcext:value-type="float">
            <text:p>9.1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12" office:value-type="string" calcext:value-type="string">
            <text:p>Moving Average with a span of 6 gives a much better correlation, 74% and R^2 equals 23%. Span of 3 gives worse results, but better than X1 by itself.</text:p>
          </table:table-cell>
          <table:table-cell table:style-name="Default" table:number-columns-repeated="1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12" office:value-type="string" calcext:value-type="string">
            <text:p>Therefore I would say that moving average of X1 with s=6 has a good correlation, however it has a very low R^2 value.</text:p>
          </table:table-cell>
          <table:table-cell table:style-name="Default" table:number-columns-repeated="1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I chose the T column as one data set for regression calculation and then both the average and X2 columns as second set.</text:p>
          </table:table-cell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office:value-type="string" calcext:value-type="string">
            <text:p>I did it the same way as others did it, but high correlation and low R^2 seem really unlikely for me.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4" office:value-type="string" calcext:value-type="string">
            <text:p>I THINK THIS CALCULATION IS WRONG. CHECK OTHER SHEET FOR BETTER RESULT.</text:p>
          </table:table-cell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table:number-columns-repeated="17"/>
          <table:table-cell table:number-columns-repeated="1006"/>
        </table:table-row>
        <table:table-row table:style-name="ro1">
          <table:table-cell table:style-name="ce12" office:value-type="string" calcext:value-type="string">
            <text:p>T=0</text:p>
          </table:table-cell>
          <table:table-cell table:style-name="ce12" office:value-type="string" calcext:value-type="string">
            <text:p>T=1</text:p>
          </table:table-cell>
          <table:table-cell table:style-name="ce12" office:value-type="string" calcext:value-type="string">
            <text:p>T=2</text:p>
          </table:table-cell>
          <table:table-cell table:style-name="ce12" office:value-type="string" calcext:value-type="string">
            <text:p>T=3</text:p>
          </table:table-cell>
          <table:table-cell table:style-name="ce12" office:value-type="string" calcext:value-type="string">
            <text:p>T=4</text:p>
          </table:table-cell>
          <table:table-cell table:style-name="ce12" office:value-type="string" calcext:value-type="string">
            <text:p>T=5</text:p>
          </table:table-cell>
          <table:table-cell table:style-name="ce12" office:value-type="string" calcext:value-type="string">
            <text:p>T=6</text:p>
          </table:table-cell>
          <table:table-cell table:style-name="ce12" office:value-type="string" calcext:value-type="string">
            <text:p>T=7</text:p>
          </table:table-cell>
          <table:table-cell table:style-name="ce12" office:value-type="string" calcext:value-type="string">
            <text:p>T=8</text:p>
          </table:table-cell>
          <table:table-cell table:style-name="ce12" office:value-type="string" calcext:value-type="string">
            <text:p>T=9</text:p>
          </table:table-cell>
          <table:table-cell table:style-name="ce12" office:value-type="string" calcext:value-type="string">
            <text:p>T=10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7.5" calcext:value-type="float">
            <text:p>7.5</text:p>
          </table:table-cell>
          <table:table-cell table:style-name="ce12" table:number-columns-repeated="17"/>
          <table:table-cell table:number-columns-repeated="1006"/>
        </table:table-row>
        <table:table-row table:style-name="ro1"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6"/>
          <table:table-cell table:number-columns-repeated="1006"/>
        </table:table-row>
        <table:table-row table:style-name="ro1"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5"/>
          <table:table-cell table:number-columns-repeated="1006"/>
        </table:table-row>
        <table:table-row table:style-name="ro1"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4"/>
          <table:table-cell table:number-columns-repeated="1006"/>
        </table:table-row>
        <table:table-row table:style-name="ro1"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3"/>
          <table:table-cell table:number-columns-repeated="32"/>
          <table:table-cell table:style-name="Default"/>
          <table:table-cell table:number-columns-repeated="973"/>
        </table:table-row>
        <table:table-row table:style-name="ro1"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2"/>
          <table:table-cell table:number-columns-repeated="1006"/>
        </table:table-row>
        <table:table-row table:style-name="ro1"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1"/>
          <table:table-cell table:number-columns-repeated="1006"/>
        </table:table-row>
        <table:table-row table:style-name="ro1"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0"/>
          <table:table-cell table:number-columns-repeated="1006"/>
        </table:table-row>
        <table:table-row table:style-name="ro1"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8"/>
          <table:table-cell table:number-columns-repeated="1006"/>
        </table:table-row>
        <table:table-row table:style-name="ro1"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3"/>
          <table:table-cell table:number-columns-repeated="937"/>
        </table:table-row>
        <table:table-row table:style-name="ro1"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4"/>
          <table:table-cell table:number-columns-repeated="936"/>
        </table:table-row>
        <table:table-row table:style-name="ro1"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5"/>
          <table:table-cell table:number-columns-repeated="935"/>
        </table:table-row>
        <table:table-row table:style-name="ro1"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6"/>
          <table:table-cell table:number-columns-repeated="934"/>
        </table:table-row>
        <table:table-row table:style-name="ro1"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7"/>
          <table:table-cell table:number-columns-repeated="933"/>
        </table:table-row>
        <table:table-row table:style-name="ro1"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8"/>
          <table:table-cell table:number-columns-repeated="932"/>
        </table:table-row>
        <table:table-row table:style-name="ro1"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9"/>
          <table:table-cell table:number-columns-repeated="931"/>
        </table:table-row>
        <table:table-row table:style-name="ro1"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table:number-columns-repeated="7"/>
          <table:table-cell table:number-columns-repeated="36"/>
          <table:table-cell table:style-name="Default" table:number-columns-repeated="40"/>
          <table:table-cell table:number-columns-repeated="930"/>
        </table:table-row>
        <table:table-row table:style-name="ro1"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table:number-columns-repeated="7"/>
          <table:table-cell table:number-columns-repeated="36"/>
          <table:table-cell table:style-name="Default" table:number-columns-repeated="41"/>
          <table:table-cell table:number-columns-repeated="929"/>
        </table:table-row>
        <table:table-row table:style-name="ro1"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table:number-columns-repeated="7"/>
          <table:table-cell table:number-columns-repeated="36"/>
          <table:table-cell table:style-name="Default" table:number-columns-repeated="42"/>
          <table:table-cell table:number-columns-repeated="928"/>
        </table:table-row>
        <table:table-row table:style-name="ro1"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table:number-columns-repeated="7"/>
          <table:table-cell table:number-columns-repeated="36"/>
          <table:table-cell table:style-name="Default" table:number-columns-repeated="43"/>
          <table:table-cell table:number-columns-repeated="927"/>
        </table:table-row>
        <table:table-row table:style-name="ro1"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3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4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5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6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7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8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9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10"/>
          <table:table-cell table:style-name="ce12" office:value-type="float" office:value="12.4" calcext:value-type="float">
            <text:p>12.4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18"/>
          <table:table-cell table:number-columns-repeated="1006"/>
        </table:table-row>
        <table:table-row table:style-name="ro1">
          <table:table-cell table:style-name="ce12" office:value-type="string" calcext:value-type="string">
            <text:p>AutoCorr</text:p>
          </table:table-cell>
          <table:table-cell table:style-name="ce12" table:formula="of:=CORREL([.$A$100:.$A$142];[.B103:.B145])" office:value-type="float" office:value="0.313700946292995" calcext:value-type="float">
            <text:p>0.313700946292995</text:p>
          </table:table-cell>
          <table:table-cell table:style-name="ce12" table:formula="of:=CORREL([.$A$100:.$A$142];[.C103:.C145])" office:value-type="float" office:value="0.533135318095381" calcext:value-type="float">
            <text:p>0.533135318095381</text:p>
          </table:table-cell>
          <table:table-cell table:style-name="ce12" table:formula="of:=CORREL([.$A$100:.$A$142];[.D103:.D145])" office:value-type="float" office:value="1" calcext:value-type="float">
            <text:p>1</text:p>
          </table:table-cell>
          <table:table-cell table:style-name="ce12" table:formula="of:=CORREL([.$A$100:.$A$142];[.E103:.E145])" office:value-type="float" office:value="0.533135318095381" calcext:value-type="float">
            <text:p>0.533135318095381</text:p>
          </table:table-cell>
          <table:table-cell table:style-name="ce12" table:formula="of:=CORREL([.$A$100:.$A$142];[.F103:.F145])" office:value-type="float" office:value="0.313754461581465" calcext:value-type="float">
            <text:p>0.313754461581465</text:p>
          </table:table-cell>
          <table:table-cell table:style-name="ce12" table:formula="of:=CORREL([.$A$100:.$A$142];[.G103:.G145])" office:value-type="float" office:value="0.28495857385659" calcext:value-type="float">
            <text:p>0.28495857385659</text:p>
          </table:table-cell>
          <table:table-cell table:style-name="ce12" table:formula="of:=CORREL([.$A$100:.$A$142];[.H103:.H145])" office:value-type="float" office:value="0.055583994888659" calcext:value-type="float">
            <text:p>0.055583994888659</text:p>
          </table:table-cell>
          <table:table-cell table:style-name="ce12" table:formula="of:=CORREL([.$A$100:.$A$142];[.I103:.I145])" office:value-type="float" office:value="0.0219064371768633" calcext:value-type="float">
            <text:p>0.021906437176863</text:p>
          </table:table-cell>
          <table:table-cell table:style-name="ce12" table:formula="of:=CORREL([.$A$100:.$A$142];[.J103:.J145])" office:value-type="float" office:value="0.175000241141615" calcext:value-type="float">
            <text:p>0.175000241141615</text:p>
          </table:table-cell>
          <table:table-cell table:style-name="ce12" table:formula="of:=CORREL([.$A$100:.$A$142];[.K103:.K145])" office:value-type="float" office:value="0.0701747692775363" calcext:value-type="float">
            <text:p>0.070174769277536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/>
          <table:table-cell table:style-name="Default" table:number-columns-repeated="10"/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6" table:number-columns-repeated="17"/>
          <table:table-cell table:number-columns-repeated="1006"/>
        </table:table-row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Distance</text:p>
          </table:table-cell>
          <table:table-cell table:style-name="ce16"/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Distance</text:p>
          </table:table-cell>
          <table:table-cell table:style-name="ce16"/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Distance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3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1006"/>
        </table:table-row>
        <table:table-row table:style-name="ro1">
          <table:table-cell table:style-name="ce17"/>
          <table:table-cell table:style-name="ce16" table:number-columns-repeated="5"/>
          <table:table-cell table:style-name="ce17"/>
          <table:table-cell table:style-name="ce16" table:number-columns-repeated="5"/>
          <table:table-cell table:style-name="ce17"/>
          <table:table-cell table:style-name="ce16" table:number-columns-repeated="4"/>
          <table:table-cell table:style-name="ce17"/>
          <table:table-cell table:number-columns-repeated="100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([.$B2]-[.B$151])^2" office:value-type="float" office:value="6.25" calcext:value-type="float">
            <text:p>6.25</text:p>
          </table:table-cell>
          <table:table-cell table:style-name="ce16" table:formula="of:=([.$C2]-[.C$151])^2" office:value-type="float" office:value="0.25" calcext:value-type="float">
            <text:p>0.25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53]+[.C153]" office:value-type="float" office:value="6.5" calcext:value-type="float">
            <text:p>6.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formula="of:=([.$B2]-[.H$151])^2" office:value-type="float" office:value="6.25" calcext:value-type="float">
            <text:p>6.25</text:p>
          </table:table-cell>
          <table:table-cell table:style-name="ce16" table:formula="of:=([.$C2]-[.I$151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53]+[.I153]" office:value-type="float" office:value="8.5" calcext:value-type="float">
            <text:p>8.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formula="of:=([.$B2]-[.N$151])^2" office:value-type="float" office:value="156.25" calcext:value-type="float">
            <text:p>156.25</text:p>
          </table:table-cell>
          <table:table-cell table:style-name="ce16" table:formula="of:=([.$C2]-[.O$151])^2" office:value-type="float" office:value="56.25" calcext:value-type="float">
            <text:p>56.25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53]+[.O153]" office:value-type="float" office:value="212.5" calcext:value-type="float">
            <text:p>212.5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([.$B3]-[.B$151])^2" office:value-type="float" office:value="7.84" calcext:value-type="float">
            <text:p>7.84</text:p>
          </table:table-cell>
          <table:table-cell table:style-name="ce16" table:formula="of:=([.$C3]-[.C$151])^2" office:value-type="float" office:value="0.49" calcext:value-type="float">
            <text:p>0.49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54]+[.C154]" office:value-type="float" office:value="8.33" calcext:value-type="float">
            <text:p>8.3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formula="of:=([.$B3]-[.H$151])^2" office:value-type="float" office:value="60.84" calcext:value-type="float">
            <text:p>60.84</text:p>
          </table:table-cell>
          <table:table-cell table:style-name="ce16" table:formula="of:=([.$C3]-[.I$151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54]+[.I154]" office:value-type="float" office:value="60.93" calcext:value-type="float">
            <text:p>60.9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formula="of:=([.$B3]-[.N$151])^2" office:value-type="float" office:value="316.84" calcext:value-type="float">
            <text:p>316.84</text:p>
          </table:table-cell>
          <table:table-cell table:style-name="ce16" table:formula="of:=([.$C3]-[.O$151])^2" office:value-type="float" office:value="39.69" calcext:value-type="float">
            <text:p>39.69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54]+[.O154]" office:value-type="float" office:value="356.53" calcext:value-type="float">
            <text:p>356.5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([.$B4]-[.B$151])^2" office:value-type="float" office:value="3.24" calcext:value-type="float">
            <text:p>3.24</text:p>
          </table:table-cell>
          <table:table-cell table:style-name="ce16" table:formula="of:=([.$C4]-[.C$151])^2" office:value-type="float" office:value="13.69" calcext:value-type="float">
            <text:p>13.69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5]+[.C155]" office:value-type="float" office:value="16.93" calcext:value-type="float">
            <text:p>16.9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formula="of:=([.$B4]-[.H$151])^2" office:value-type="float" office:value="46.24" calcext:value-type="float">
            <text:p>46.24</text:p>
          </table:table-cell>
          <table:table-cell table:style-name="ce16" table:formula="of:=([.$C4]-[.I$151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5]+[.I155]" office:value-type="float" office:value="53.53" calcext:value-type="float">
            <text:p>53.5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formula="of:=([.$B4]-[.N$151])^2" office:value-type="float" office:value="282.24" calcext:value-type="float">
            <text:p>282.24</text:p>
          </table:table-cell>
          <table:table-cell table:style-name="ce16" table:formula="of:=([.$C4]-[.O$151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5]+[.O155]" office:value-type="float" office:value="293.13" calcext:value-type="float">
            <text:p>293.1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([.$B5]-[.B$151])^2" office:value-type="float" office:value="0.64" calcext:value-type="float">
            <text:p>0.64</text:p>
          </table:table-cell>
          <table:table-cell table:style-name="ce16" table:formula="of:=([.$C5]-[.C$151])^2" office:value-type="float" office:value="1.69" calcext:value-type="float">
            <text:p>1.69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56]+[.C156]" office:value-type="float" office:value="2.33" calcext:value-type="float">
            <text:p>2.3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formula="of:=([.$B5]-[.H$151])^2" office:value-type="float" office:value="33.64" calcext:value-type="float">
            <text:p>33.64</text:p>
          </table:table-cell>
          <table:table-cell table:style-name="ce16" table:formula="of:=([.$C5]-[.I$151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56]+[.I156]" office:value-type="float" office:value="33.73" calcext:value-type="float">
            <text:p>33.7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formula="of:=([.$B5]-[.N$151])^2" office:value-type="float" office:value="249.64" calcext:value-type="float">
            <text:p>249.64</text:p>
          </table:table-cell>
          <table:table-cell table:style-name="ce16" table:formula="of:=([.$C5]-[.O$151])^2" office:value-type="float" office:value="32.49" calcext:value-type="float">
            <text:p>32.49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56]+[.O156]" office:value-type="float" office:value="282.13" calcext:value-type="float">
            <text:p>282.1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([.$B6]-[.B$151])^2" office:value-type="float" office:value="0.49" calcext:value-type="float">
            <text:p>0.49</text:p>
          </table:table-cell>
          <table:table-cell table:style-name="ce16" table:formula="of:=([.$C6]-[.C$151])^2" office:value-type="float" office:value="4.84" calcext:value-type="float">
            <text:p>4.84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7]+[.C157]" office:value-type="float" office:value="5.33" calcext:value-type="float">
            <text:p>5.33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formula="of:=([.$B6]-[.H$151])^2" office:value-type="float" office:value="32.49" calcext:value-type="float">
            <text:p>32.49</text:p>
          </table:table-cell>
          <table:table-cell table:style-name="ce16" table:formula="of:=([.$C6]-[.I$151])^2" office:value-type="float" office:value="1.44" calcext:value-type="float">
            <text:p>1.44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7]+[.I157]" office:value-type="float" office:value="33.93" calcext:value-type="float">
            <text:p>33.93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formula="of:=([.$B6]-[.N$151])^2" office:value-type="float" office:value="246.49" calcext:value-type="float">
            <text:p>246.49</text:p>
          </table:table-cell>
          <table:table-cell table:style-name="ce16" table:formula="of:=([.$C6]-[.O$151])^2" office:value-type="float" office:value="23.04" calcext:value-type="float">
            <text:p>23.04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7]+[.O157]" office:value-type="float" office:value="269.53" calcext:value-type="float">
            <text:p>269.5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([.$B7]-[.B$151])^2" office:value-type="float" office:value="0.25" calcext:value-type="float">
            <text:p>0.25</text:p>
          </table:table-cell>
          <table:table-cell table:style-name="ce16" table:formula="of:=([.$C7]-[.C$151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8]+[.C158]" office:value-type="float" office:value="20.5" calcext:value-type="float">
            <text:p>20.5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table:formula="of:=([.$B7]-[.H$151])^2" office:value-type="float" office:value="30.25" calcext:value-type="float">
            <text:p>30.25</text:p>
          </table:table-cell>
          <table:table-cell table:style-name="ce16" table:formula="of:=([.$C7]-[.I$151])^2" office:value-type="float" office:value="12.25" calcext:value-type="float">
            <text:p>12.25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8]+[.I158]" office:value-type="float" office:value="42.5" calcext:value-type="float">
            <text:p>42.5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table:formula="of:=([.$B7]-[.N$151])^2" office:value-type="float" office:value="240.25" calcext:value-type="float">
            <text:p>240.25</text:p>
          </table:table-cell>
          <table:table-cell table:style-name="ce16" table:formula="of:=([.$C7]-[.O$151])^2" office:value-type="float" office:value="6.25" calcext:value-type="float">
            <text:p>6.25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8]+[.O158]" office:value-type="float" office:value="246.5" calcext:value-type="float">
            <text:p>246.5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([.$B8]-[.B$151])^2" office:value-type="float" office:value="7.84" calcext:value-type="float">
            <text:p>7.84</text:p>
          </table:table-cell>
          <table:table-cell table:style-name="ce16" table:formula="of:=([.$C8]-[.C$151])^2" office:value-type="float" office:value="30.25" calcext:value-type="float">
            <text:p>30.25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9]+[.C159]" office:value-type="float" office:value="38.09" calcext:value-type="float">
            <text:p>38.0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table:formula="of:=([.$B8]-[.H$151])^2" office:value-type="float" office:value="60.84" calcext:value-type="float">
            <text:p>60.84</text:p>
          </table:table-cell>
          <table:table-cell table:style-name="ce16" table:formula="of:=([.$C8]-[.I$151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9]+[.I159]" office:value-type="float" office:value="81.09" calcext:value-type="float">
            <text:p>81.0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table:formula="of:=([.$B8]-[.N$151])^2" office:value-type="float" office:value="316.84" calcext:value-type="float">
            <text:p>316.84</text:p>
          </table:table-cell>
          <table:table-cell table:style-name="ce16" table:formula="of:=([.$C8]-[.O$151])^2" office:value-type="float" office:value="2.25" calcext:value-type="float">
            <text:p>2.25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9]+[.O159]" office:value-type="float" office:value="319.09" calcext:value-type="float">
            <text:p>319.09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([.$B9]-[.B$151])^2" office:value-type="float" office:value="5.29" calcext:value-type="float">
            <text:p>5.29</text:p>
          </table:table-cell>
          <table:table-cell table:style-name="ce16" table:formula="of:=([.$C9]-[.C$151])^2" office:value-type="float" office:value="18.49" calcext:value-type="float">
            <text:p>18.49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60]+[.C160]" office:value-type="float" office:value="23.78" calcext:value-type="float">
            <text:p>23.78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table:formula="of:=([.$B9]-[.H$151])^2" office:value-type="float" office:value="53.29" calcext:value-type="float">
            <text:p>53.29</text:p>
          </table:table-cell>
          <table:table-cell table:style-name="ce16" table:formula="of:=([.$C9]-[.I$151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60]+[.I160]" office:value-type="float" office:value="64.18" calcext:value-type="float">
            <text:p>64.18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table:formula="of:=([.$B9]-[.N$151])^2" office:value-type="float" office:value="299.29" calcext:value-type="float">
            <text:p>299.29</text:p>
          </table:table-cell>
          <table:table-cell table:style-name="ce16" table:formula="of:=([.$C9]-[.O$151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60]+[.O160]" office:value-type="float" office:value="306.58" calcext:value-type="float">
            <text:p>306.5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([.$B10]-[.B$151])^2" office:value-type="float" office:value="0.25" calcext:value-type="float">
            <text:p>0.25</text:p>
          </table:table-cell>
          <table:table-cell table:style-name="ce16" table:formula="of:=([.$C10]-[.C$151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1]+[.C161]" office:value-type="float" office:value="1.06" calcext:value-type="float">
            <text:p>1.06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table:formula="of:=([.$B10]-[.H$151])^2" office:value-type="float" office:value="30.25" calcext:value-type="float">
            <text:p>30.25</text:p>
          </table:table-cell>
          <table:table-cell table:style-name="ce16" table:formula="of:=([.$C10]-[.I$151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1]+[.I161]" office:value-type="float" office:value="33.86" calcext:value-type="float">
            <text:p>33.86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table:formula="of:=([.$B10]-[.N$151])^2" office:value-type="float" office:value="240.25" calcext:value-type="float">
            <text:p>240.25</text:p>
          </table:table-cell>
          <table:table-cell table:style-name="ce16" table:formula="of:=([.$C10]-[.O$151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1]+[.O161]" office:value-type="float" office:value="302.66" calcext:value-type="float">
            <text:p>302.6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([.$B11]-[.B$151])^2" office:value-type="float" office:value="12.25" calcext:value-type="float">
            <text:p>12.25</text:p>
          </table:table-cell>
          <table:table-cell table:style-name="ce16" table:formula="of:=([.$C11]-[.C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62]+[.C162]" office:value-type="float" office:value="18.01" calcext:value-type="float">
            <text:p>18.01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table:formula="of:=([.$B11]-[.H$151])^2" office:value-type="float" office:value="2.25" calcext:value-type="float">
            <text:p>2.25</text:p>
          </table:table-cell>
          <table:table-cell table:style-name="ce16" table:formula="of:=([.$C11]-[.I$151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62]+[.I162]" office:value-type="float" office:value="4.21" calcext:value-type="float">
            <text:p>4.21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table:formula="of:=([.$B11]-[.N$151])^2" office:value-type="float" office:value="132.25" calcext:value-type="float">
            <text:p>132.25</text:p>
          </table:table-cell>
          <table:table-cell table:style-name="ce16" table:formula="of:=([.$C11]-[.O$151])^2" office:value-type="float" office:value="21.16" calcext:value-type="float">
            <text:p>21.1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62]+[.O162]" office:value-type="float" office:value="153.41" calcext:value-type="float">
            <text:p>153.4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([.$B12]-[.B$151])^2" office:value-type="float" office:value="21.16" calcext:value-type="float">
            <text:p>21.16</text:p>
          </table:table-cell>
          <table:table-cell table:style-name="ce16" table:formula="of:=([.$C12]-[.C$151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63]+[.C163]" office:value-type="float" office:value="32.72" calcext:value-type="float">
            <text:p>32.72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table:formula="of:=([.$B12]-[.H$151])^2" office:value-type="float" office:value="0.16" calcext:value-type="float">
            <text:p>0.16</text:p>
          </table:table-cell>
          <table:table-cell table:style-name="ce16" table:formula="of:=([.$C12]-[.I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63]+[.I163]" office:value-type="float" office:value="5.92" calcext:value-type="float">
            <text:p>5.92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table:formula="of:=([.$B12]-[.N$151])^2" office:value-type="float" office:value="108.16" calcext:value-type="float">
            <text:p>108.16</text:p>
          </table:table-cell>
          <table:table-cell table:style-name="ce16" table:formula="of:=([.$C12]-[.O$151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63]+[.O163]" office:value-type="float" office:value="121.12" calcext:value-type="float">
            <text:p>121.12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([.$B13]-[.B$151])^2" office:value-type="float" office:value="6.25" calcext:value-type="float">
            <text:p>6.25</text:p>
          </table:table-cell>
          <table:table-cell table:style-name="ce16" table:formula="of:=([.$C13]-[.C$151])^2" office:value-type="float" office:value="9.61" calcext:value-type="float">
            <text:p>9.61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64]+[.C164]" office:value-type="float" office:value="15.86" calcext:value-type="float">
            <text:p>15.86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table:formula="of:=([.$B13]-[.H$151])^2" office:value-type="float" office:value="6.25" calcext:value-type="float">
            <text:p>6.25</text:p>
          </table:table-cell>
          <table:table-cell table:style-name="ce16" table:formula="of:=([.$C13]-[.I$151])^2" office:value-type="float" office:value="4.41" calcext:value-type="float">
            <text:p>4.41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64]+[.I164]" office:value-type="float" office:value="10.66" calcext:value-type="float">
            <text:p>10.66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table:formula="of:=([.$B13]-[.N$151])^2" office:value-type="float" office:value="156.25" calcext:value-type="float">
            <text:p>156.25</text:p>
          </table:table-cell>
          <table:table-cell table:style-name="ce16" table:formula="of:=([.$C13]-[.O$151])^2" office:value-type="float" office:value="15.21" calcext:value-type="float">
            <text:p>15.21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64]+[.O164]" office:value-type="float" office:value="171.46" calcext:value-type="float">
            <text:p>171.4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([.$B14]-[.B$151])^2" office:value-type="float" office:value="0.25" calcext:value-type="float">
            <text:p>0.25</text:p>
          </table:table-cell>
          <table:table-cell table:style-name="ce16" table:formula="of:=([.$C14]-[.C$151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5]+[.C165]" office:value-type="float" office:value="17.89" calcext:value-type="float">
            <text:p>17.89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16" table:formula="of:=([.$B14]-[.H$151])^2" office:value-type="float" office:value="30.25" calcext:value-type="float">
            <text:p>30.25</text:p>
          </table:table-cell>
          <table:table-cell table:style-name="ce16" table:formula="of:=([.$C14]-[.I$151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5]+[.I165]" office:value-type="float" office:value="57.29" calcext:value-type="float">
            <text:p>57.29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16" table:formula="of:=([.$B14]-[.N$151])^2" office:value-type="float" office:value="240.25" calcext:value-type="float">
            <text:p>240.25</text:p>
          </table:table-cell>
          <table:table-cell table:style-name="ce16" table:formula="of:=([.$C14]-[.O$151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5]+[.O165]" office:value-type="float" office:value="365.69" calcext:value-type="float">
            <text:p>365.69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([.$B15]-[.B$151])^2" office:value-type="float" office:value="1" calcext:value-type="float">
            <text:p>1</text:p>
          </table:table-cell>
          <table:table-cell table:style-name="ce16" table:formula="of:=([.$C15]-[.C$151])^2" office:value-type="float" office:value="30.25" calcext:value-type="float">
            <text:p>30.25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6]+[.C166]" office:value-type="float" office:value="31.25" calcext:value-type="float">
            <text:p>31.25</text:p>
          </table:table-cell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16" table:formula="of:=([.$B15]-[.H$151])^2" office:value-type="float" office:value="36" calcext:value-type="float">
            <text:p>36</text:p>
          </table:table-cell>
          <table:table-cell table:style-name="ce16" table:formula="of:=([.$C15]-[.I$151])^2" office:value-type="float" office:value="42.25" calcext:value-type="float">
            <text:p>42.25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6]+[.I166]" office:value-type="float" office:value="78.25" calcext:value-type="float">
            <text:p>78.25</text:p>
          </table:table-cell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16" table:formula="of:=([.$B15]-[.N$151])^2" office:value-type="float" office:value="256" calcext:value-type="float">
            <text:p>256</text:p>
          </table:table-cell>
          <table:table-cell table:style-name="ce16" table:formula="of:=([.$C15]-[.O$151])^2" office:value-type="float" office:value="156.25" calcext:value-type="float">
            <text:p>156.25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6]+[.O166]" office:value-type="float" office:value="412.25" calcext:value-type="float">
            <text:p>412.25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([.$B16]-[.B$151])^2" office:value-type="float" office:value="12.96" calcext:value-type="float">
            <text:p>12.96</text:p>
          </table:table-cell>
          <table:table-cell table:style-name="ce16" table:formula="of:=([.$C16]-[.C$151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7]+[.C167]" office:value-type="float" office:value="40" calcext:value-type="float">
            <text:p>40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 table:formula="of:=([.$B16]-[.H$151])^2" office:value-type="float" office:value="1.96" calcext:value-type="float">
            <text:p>1.96</text:p>
          </table:table-cell>
          <table:table-cell table:style-name="ce16" table:formula="of:=([.$C16]-[.I$151])^2" office:value-type="float" office:value="38.44" calcext:value-type="float">
            <text:p>38.4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7]+[.I167]" office:value-type="float" office:value="40.4" calcext:value-type="float">
            <text:p>40.4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 table:formula="of:=([.$B16]-[.N$151])^2" office:value-type="float" office:value="129.96" calcext:value-type="float">
            <text:p>129.96</text:p>
          </table:table-cell>
          <table:table-cell table:style-name="ce16" table:formula="of:=([.$C16]-[.O$151])^2" office:value-type="float" office:value="148.84" calcext:value-type="float">
            <text:p>148.8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7]+[.O167]" office:value-type="float" office:value="278.8" calcext:value-type="float">
            <text:p>278.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([.$B17]-[.B$151])^2" office:value-type="float" office:value="27.04" calcext:value-type="float">
            <text:p>27.04</text:p>
          </table:table-cell>
          <table:table-cell table:style-name="ce16" table:formula="of:=([.$C17]-[.C$151])^2" office:value-type="float" office:value="23.04" calcext:value-type="float">
            <text:p>23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8]+[.C168]" office:value-type="float" office:value="50.08" calcext:value-type="float">
            <text:p>50.08</text:p>
          </table:table-cell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16" table:formula="of:=([.$B17]-[.H$151])^2" office:value-type="float" office:value="0.0399999999999997" calcext:value-type="float">
            <text:p>0.04</text:p>
          </table:table-cell>
          <table:table-cell table:style-name="ce16" table:formula="of:=([.$C17]-[.I$151])^2" office:value-type="float" office:value="33.64" calcext:value-type="float">
            <text:p>33.6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8]+[.I168]" office:value-type="float" office:value="33.68" calcext:value-type="float">
            <text:p>33.68</text:p>
          </table:table-cell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16" table:formula="of:=([.$B17]-[.N$151])^2" office:value-type="float" office:value="96.04" calcext:value-type="float">
            <text:p>96.04</text:p>
          </table:table-cell>
          <table:table-cell table:style-name="ce16" table:formula="of:=([.$C17]-[.O$151])^2" office:value-type="float" office:value="139.24" calcext:value-type="float">
            <text:p>139.2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8]+[.O168]" office:value-type="float" office:value="235.28" calcext:value-type="float">
            <text:p>235.2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([.$B18]-[.B$151])^2" office:value-type="float" office:value="51.84" calcext:value-type="float">
            <text:p>51.84</text:p>
          </table:table-cell>
          <table:table-cell table:style-name="ce16" table:formula="of:=([.$C18]-[.C$151])^2" office:value-type="float" office:value="96.04" calcext:value-type="float">
            <text:p>96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9]+[.C169]" office:value-type="float" office:value="147.88" calcext:value-type="float">
            <text:p>147.88</text:p>
          </table:table-cell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16" table:formula="of:=([.$B18]-[.H$151])^2" office:value-type="float" office:value="4.84" calcext:value-type="float">
            <text:p>4.84</text:p>
          </table:table-cell>
          <table:table-cell table:style-name="ce16" table:formula="of:=([.$C18]-[.I$151])^2" office:value-type="float" office:value="116.64" calcext:value-type="float">
            <text:p>116.6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9]+[.I169]" office:value-type="float" office:value="121.48" calcext:value-type="float">
            <text:p>121.48</text:p>
          </table:table-cell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16" table:formula="of:=([.$B18]-[.N$151])^2" office:value-type="float" office:value="60.84" calcext:value-type="float">
            <text:p>60.84</text:p>
          </table:table-cell>
          <table:table-cell table:style-name="ce16" table:formula="of:=([.$C18]-[.O$151])^2" office:value-type="float" office:value="282.24" calcext:value-type="float">
            <text:p>282.2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9]+[.O169]" office:value-type="float" office:value="343.08" calcext:value-type="float">
            <text:p>343.0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([.$B19]-[.B$151])^2" office:value-type="float" office:value="72.25" calcext:value-type="float">
            <text:p>72.25</text:p>
          </table:table-cell>
          <table:table-cell table:style-name="ce16" table:formula="of:=([.$C19]-[.C$151])^2" office:value-type="float" office:value="70.56" calcext:value-type="float">
            <text:p>70.56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0]+[.C170]" office:value-type="float" office:value="142.81" calcext:value-type="float">
            <text:p>142.81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 table:formula="of:=([.$B19]-[.H$151])^2" office:value-type="float" office:value="12.25" calcext:value-type="float">
            <text:p>12.25</text:p>
          </table:table-cell>
          <table:table-cell table:style-name="ce16" table:formula="of:=([.$C19]-[.I$151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0]+[.I170]" office:value-type="float" office:value="100.61" calcext:value-type="float">
            <text:p>100.61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 table:formula="of:=([.$B19]-[.N$151])^2" office:value-type="float" office:value="42.25" calcext:value-type="float">
            <text:p>42.25</text:p>
          </table:table-cell>
          <table:table-cell table:style-name="ce16" table:formula="of:=([.$C19]-[.O$151])^2" office:value-type="float" office:value="237.16" calcext:value-type="float">
            <text:p>237.16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0]+[.O170]" office:value-type="float" office:value="279.41" calcext:value-type="float">
            <text:p>279.4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([.$B20]-[.B$151])^2" office:value-type="float" office:value="112.36" calcext:value-type="float">
            <text:p>112.36</text:p>
          </table:table-cell>
          <table:table-cell table:style-name="ce16" table:formula="of:=([.$C20]-[.C$151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1]+[.C171]" office:value-type="float" office:value="130" calcext:value-type="float">
            <text:p>130</text:p>
          </table:table-cell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16" table:formula="of:=([.$B20]-[.H$151])^2" office:value-type="float" office:value="31.36" calcext:value-type="float">
            <text:p>31.36</text:p>
          </table:table-cell>
          <table:table-cell table:style-name="ce16" table:formula="of:=([.$C20]-[.I$151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1]+[.I171]" office:value-type="float" office:value="58.4" calcext:value-type="float">
            <text:p>58.4</text:p>
          </table:table-cell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16" table:formula="of:=([.$B20]-[.N$151])^2" office:value-type="float" office:value="19.36" calcext:value-type="float">
            <text:p>19.36</text:p>
          </table:table-cell>
          <table:table-cell table:style-name="ce16" table:formula="of:=([.$C20]-[.O$151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1]+[.O171]" office:value-type="float" office:value="144.8" calcext:value-type="float">
            <text:p>144.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([.$B21]-[.B$151])^2" office:value-type="float" office:value="28.09" calcext:value-type="float">
            <text:p>28.09</text:p>
          </table:table-cell>
          <table:table-cell table:style-name="ce16" table:formula="of:=([.$C21]-[.C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72]+[.C172]" office:value-type="float" office:value="33.85" calcext:value-type="float">
            <text:p>33.85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table:formula="of:=([.$B21]-[.H$151])^2" office:value-type="float" office:value="0.0900000000000004" calcext:value-type="float">
            <text:p>0.090000000000001</text:p>
          </table:table-cell>
          <table:table-cell table:style-name="ce16" table:formula="of:=([.$C21]-[.I$151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72]+[.I172]" office:value-type="float" office:value="11.65" calcext:value-type="float">
            <text:p>11.65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table:formula="of:=([.$B21]-[.N$151])^2" office:value-type="float" office:value="94.09" calcext:value-type="float">
            <text:p>94.09</text:p>
          </table:table-cell>
          <table:table-cell table:style-name="ce16" table:formula="of:=([.$C21]-[.O$151])^2" office:value-type="float" office:value="88.36" calcext:value-type="float">
            <text:p>88.3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72]+[.O172]" office:value-type="float" office:value="182.45" calcext:value-type="float">
            <text:p>182.45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([.$B22]-[.B$151])^2" office:value-type="float" office:value="23.04" calcext:value-type="float">
            <text:p>23.04</text:p>
          </table:table-cell>
          <table:table-cell table:style-name="ce16" table:formula="of:=([.$C22]-[.C$151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3]+[.C173]" office:value-type="float" office:value="28.8" calcext:value-type="float">
            <text:p>28.8</text:p>
          </table:table-cell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16" table:formula="of:=([.$B22]-[.H$151])^2" office:value-type="float" office:value="0.0399999999999997" calcext:value-type="float">
            <text:p>0.04</text:p>
          </table:table-cell>
          <table:table-cell table:style-name="ce16" table:formula="of:=([.$C22]-[.I$151])^2" office:value-type="float" office:value="11.56" calcext:value-type="float">
            <text:p>11.56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3]+[.I173]" office:value-type="float" office:value="11.6" calcext:value-type="float">
            <text:p>11.6</text:p>
          </table:table-cell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16" table:formula="of:=([.$B22]-[.N$151])^2" office:value-type="float" office:value="104.04" calcext:value-type="float">
            <text:p>104.04</text:p>
          </table:table-cell>
          <table:table-cell table:style-name="ce16" table:formula="of:=([.$C22]-[.O$151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3]+[.O173]" office:value-type="float" office:value="192.4" calcext:value-type="float">
            <text:p>192.4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([.$B23]-[.B$151])^2" office:value-type="float" office:value="10.89" calcext:value-type="float">
            <text:p>10.89</text:p>
          </table:table-cell>
          <table:table-cell table:style-name="ce16" table:formula="of:=([.$C23]-[.C$151])^2" office:value-type="float" office:value="10.89" calcext:value-type="float">
            <text:p>10.89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4]+[.C174]" office:value-type="float" office:value="21.78" calcext:value-type="float">
            <text:p>21.78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table:formula="of:=([.$B23]-[.H$151])^2" office:value-type="float" office:value="2.89" calcext:value-type="float">
            <text:p>2.89</text:p>
          </table:table-cell>
          <table:table-cell table:style-name="ce16" table:formula="of:=([.$C23]-[.I$151])^2" office:value-type="float" office:value="18.49" calcext:value-type="float">
            <text:p>18.49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4]+[.I174]" office:value-type="float" office:value="21.38" calcext:value-type="float">
            <text:p>21.38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table:formula="of:=([.$B23]-[.N$151])^2" office:value-type="float" office:value="136.89" calcext:value-type="float">
            <text:p>136.89</text:p>
          </table:table-cell>
          <table:table-cell table:style-name="ce16" table:formula="of:=([.$C23]-[.O$151])^2" office:value-type="float" office:value="106.09" calcext:value-type="float">
            <text:p>106.09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4]+[.O174]" office:value-type="float" office:value="242.98" calcext:value-type="float">
            <text:p>242.9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([.$B24]-[.B$151])^2" office:value-type="float" office:value="0.36" calcext:value-type="float">
            <text:p>0.36</text:p>
          </table:table-cell>
          <table:table-cell table:style-name="ce16" table:formula="of:=([.$C24]-[.C$151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5]+[.C175]" office:value-type="float" office:value="0.4" calcext:value-type="float">
            <text:p>0.4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table:formula="of:=([.$B24]-[.H$151])^2" office:value-type="float" office:value="19.36" calcext:value-type="float">
            <text:p>19.36</text:p>
          </table:table-cell>
          <table:table-cell table:style-name="ce16" table:formula="of:=([.$C24]-[.I$151])^2" office:value-type="float" office:value="0.64" calcext:value-type="float">
            <text:p>0.6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5]+[.I175]" office:value-type="float" office:value="20" calcext:value-type="float">
            <text:p>20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table:formula="of:=([.$B24]-[.N$151])^2" office:value-type="float" office:value="207.36" calcext:value-type="float">
            <text:p>207.36</text:p>
          </table:table-cell>
          <table:table-cell table:style-name="ce16" table:formula="of:=([.$C24]-[.O$151])^2" office:value-type="float" office:value="46.24" calcext:value-type="float">
            <text:p>46.2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5]+[.O175]" office:value-type="float" office:value="253.6" calcext:value-type="float">
            <text:p>253.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([.$B25]-[.B$151])^2" office:value-type="float" office:value="7.84" calcext:value-type="float">
            <text:p>7.84</text:p>
          </table:table-cell>
          <table:table-cell table:style-name="ce16" table:formula="of:=([.$C25]-[.C$151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6]+[.C176]" office:value-type="float" office:value="13.6" calcext:value-type="float">
            <text:p>13.6</text:p>
          </table:table-cell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16" table:formula="of:=([.$B25]-[.H$151])^2" office:value-type="float" office:value="4.84" calcext:value-type="float">
            <text:p>4.84</text:p>
          </table:table-cell>
          <table:table-cell table:style-name="ce16" table:formula="of:=([.$C25]-[.I$151])^2" office:value-type="float" office:value="1.96" calcext:value-type="float">
            <text:p>1.96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6]+[.I176]" office:value-type="float" office:value="6.8" calcext:value-type="float">
            <text:p>6.8</text:p>
          </table:table-cell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16" table:formula="of:=([.$B25]-[.N$151])^2" office:value-type="float" office:value="148.84" calcext:value-type="float">
            <text:p>148.84</text:p>
          </table:table-cell>
          <table:table-cell table:style-name="ce16" table:formula="of:=([.$C25]-[.O$151])^2" office:value-type="float" office:value="21.16" calcext:value-type="float">
            <text:p>21.16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6]+[.O176]" office:value-type="float" office:value="170" calcext:value-type="float">
            <text:p>17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([.$B26]-[.B$151])^2" office:value-type="float" office:value="0.0899999999999999" calcext:value-type="float">
            <text:p>0.09</text:p>
          </table:table-cell>
          <table:table-cell table:style-name="ce16" table:formula="of:=([.$C26]-[.C$151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77]+[.C177]" office:value-type="float" office:value="0.13" calcext:value-type="float">
            <text:p>0.13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table:formula="of:=([.$B26]-[.H$151])^2" office:value-type="float" office:value="28.09" calcext:value-type="float">
            <text:p>28.09</text:p>
          </table:table-cell>
          <table:table-cell table:style-name="ce16" table:formula="of:=([.$C26]-[.I$151])^2" office:value-type="float" office:value="0.64" calcext:value-type="float">
            <text:p>0.64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77]+[.I177]" office:value-type="float" office:value="28.73" calcext:value-type="float">
            <text:p>28.73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table:formula="of:=([.$B26]-[.N$151])^2" office:value-type="float" office:value="234.09" calcext:value-type="float">
            <text:p>234.09</text:p>
          </table:table-cell>
          <table:table-cell table:style-name="ce16" table:formula="of:=([.$C26]-[.O$151])^2" office:value-type="float" office:value="46.24" calcext:value-type="float">
            <text:p>46.24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77]+[.O177]" office:value-type="float" office:value="280.33" calcext:value-type="float">
            <text:p>280.3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([.$B27]-[.B$151])^2" office:value-type="float" office:value="7.84" calcext:value-type="float">
            <text:p>7.84</text:p>
          </table:table-cell>
          <table:table-cell table:style-name="ce16" table:formula="of:=([.$C27]-[.C$151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78]+[.C178]" office:value-type="float" office:value="19.4" calcext:value-type="float">
            <text:p>19.4</text:p>
          </table:table-cell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6" table:formula="of:=([.$B27]-[.H$151])^2" office:value-type="float" office:value="4.84" calcext:value-type="float">
            <text:p>4.84</text:p>
          </table:table-cell>
          <table:table-cell table:style-name="ce16" table:formula="of:=([.$C27]-[.I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78]+[.I178]" office:value-type="float" office:value="10.6" calcext:value-type="float">
            <text:p>10.6</text:p>
          </table:table-cell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6" table:formula="of:=([.$B27]-[.N$151])^2" office:value-type="float" office:value="148.84" calcext:value-type="float">
            <text:p>148.84</text:p>
          </table:table-cell>
          <table:table-cell table:style-name="ce16" table:formula="of:=([.$C27]-[.O$151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78]+[.O178]" office:value-type="float" office:value="161.8" calcext:value-type="float">
            <text:p>161.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([.$B28]-[.B$151])^2" office:value-type="float" office:value="68.89" calcext:value-type="float">
            <text:p>68.89</text:p>
          </table:table-cell>
          <table:table-cell table:style-name="ce16" table:formula="of:=([.$C28]-[.C$151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9]+[.C179]" office:value-type="float" office:value="69.7" calcext:value-type="float">
            <text:p>69.7</text:p>
          </table:table-cell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16" table:formula="of:=([.$B28]-[.H$151])^2" office:value-type="float" office:value="10.89" calcext:value-type="float">
            <text:p>10.89</text:p>
          </table:table-cell>
          <table:table-cell table:style-name="ce16" table:formula="of:=([.$C28]-[.I$151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9]+[.I179]" office:value-type="float" office:value="14.5" calcext:value-type="float">
            <text:p>14.5</text:p>
          </table:table-cell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16" table:formula="of:=([.$B28]-[.N$151])^2" office:value-type="float" office:value="44.89" calcext:value-type="float">
            <text:p>44.89</text:p>
          </table:table-cell>
          <table:table-cell table:style-name="ce16" table:formula="of:=([.$C28]-[.O$151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9]+[.O179]" office:value-type="float" office:value="107.3" calcext:value-type="float">
            <text:p>107.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([.$B29]-[.B$151])^2" office:value-type="float" office:value="2.56" calcext:value-type="float">
            <text:p>2.56</text:p>
          </table:table-cell>
          <table:table-cell table:style-name="ce16" table:formula="of:=([.$C29]-[.C$151])^2" office:value-type="float" office:value="11.56" calcext:value-type="float">
            <text:p>11.56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80]+[.C180]" office:value-type="float" office:value="14.12" calcext:value-type="float">
            <text:p>14.12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table:formula="of:=([.$B29]-[.H$151])^2" office:value-type="float" office:value="43.56" calcext:value-type="float">
            <text:p>43.56</text:p>
          </table:table-cell>
          <table:table-cell table:style-name="ce16" table:formula="of:=([.$C29]-[.I$151])^2" office:value-type="float" office:value="5.76" calcext:value-type="float">
            <text:p>5.76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80]+[.I180]" office:value-type="float" office:value="49.32" calcext:value-type="float">
            <text:p>49.32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table:formula="of:=([.$B29]-[.N$151])^2" office:value-type="float" office:value="275.56" calcext:value-type="float">
            <text:p>275.56</text:p>
          </table:table-cell>
          <table:table-cell table:style-name="ce16" table:formula="of:=([.$C29]-[.O$151])^2" office:value-type="float" office:value="12.96" calcext:value-type="float">
            <text:p>12.96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80]+[.O180]" office:value-type="float" office:value="288.52" calcext:value-type="float">
            <text:p>288.52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([.$B30]-[.B$151])^2" office:value-type="float" office:value="0.36" calcext:value-type="float">
            <text:p>0.36</text:p>
          </table:table-cell>
          <table:table-cell table:style-name="ce16" table:formula="of:=([.$C30]-[.C$151])^2" office:value-type="float" office:value="1.96" calcext:value-type="float">
            <text:p>1.96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81]+[.C181]" office:value-type="float" office:value="2.32" calcext:value-type="float">
            <text:p>2.32</text:p>
          </table:table-cell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16" table:formula="of:=([.$B30]-[.H$151])^2" office:value-type="float" office:value="19.36" calcext:value-type="float">
            <text:p>19.36</text:p>
          </table:table-cell>
          <table:table-cell table:style-name="ce16" table:formula="of:=([.$C30]-[.I$151])^2" office:value-type="float" office:value="0.16" calcext:value-type="float">
            <text:p>0.16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81]+[.I181]" office:value-type="float" office:value="19.52" calcext:value-type="float">
            <text:p>19.52</text:p>
          </table:table-cell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16" table:formula="of:=([.$B30]-[.N$151])^2" office:value-type="float" office:value="207.36" calcext:value-type="float">
            <text:p>207.36</text:p>
          </table:table-cell>
          <table:table-cell table:style-name="ce16" table:formula="of:=([.$C30]-[.O$151])^2" office:value-type="float" office:value="31.36" calcext:value-type="float">
            <text:p>31.36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81]+[.O181]" office:value-type="float" office:value="238.72" calcext:value-type="float">
            <text:p>238.72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([.$B31]-[.B$151])^2" office:value-type="float" office:value="8.41" calcext:value-type="float">
            <text:p>8.41</text:p>
          </table:table-cell>
          <table:table-cell table:style-name="ce16" table:formula="of:=([.$C31]-[.C$151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82]+[.C182]" office:value-type="float" office:value="10.66" calcext:value-type="float">
            <text:p>10.66</text:p>
          </table:table-cell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16" table:formula="of:=([.$B31]-[.H$151])^2" office:value-type="float" office:value="4.41" calcext:value-type="float">
            <text:p>4.41</text:p>
          </table:table-cell>
          <table:table-cell table:style-name="ce16" table:formula="of:=([.$C31]-[.I$151])^2" office:value-type="float" office:value="6.25" calcext:value-type="float">
            <text:p>6.25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82]+[.I182]" office:value-type="float" office:value="10.66" calcext:value-type="float">
            <text:p>10.66</text:p>
          </table:table-cell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16" table:formula="of:=([.$B31]-[.N$151])^2" office:value-type="float" office:value="146.41" calcext:value-type="float">
            <text:p>146.41</text:p>
          </table:table-cell>
          <table:table-cell table:style-name="ce16" table:formula="of:=([.$C31]-[.O$151])^2" office:value-type="float" office:value="72.25" calcext:value-type="float">
            <text:p>72.25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2]+[.O182]" office:value-type="float" office:value="218.66" calcext:value-type="float">
            <text:p>218.6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([.$B32]-[.B$151])^2" office:value-type="float" office:value="0.64" calcext:value-type="float">
            <text:p>0.64</text:p>
          </table:table-cell>
          <table:table-cell table:style-name="ce16" table:formula="of:=([.$C32]-[.C$151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83]+[.C183]" office:value-type="float" office:value="2.6" calcext:value-type="float">
            <text:p>2.6</text:p>
          </table:table-cell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16" table:formula="of:=([.$B32]-[.H$151])^2" office:value-type="float" office:value="17.64" calcext:value-type="float">
            <text:p>17.64</text:p>
          </table:table-cell>
          <table:table-cell table:style-name="ce16" table:formula="of:=([.$C32]-[.I$151])^2" office:value-type="float" office:value="0.16" calcext:value-type="float">
            <text:p>0.1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83]+[.I183]" office:value-type="float" office:value="17.8" calcext:value-type="float">
            <text:p>17.8</text:p>
          </table:table-cell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16" table:formula="of:=([.$B32]-[.N$151])^2" office:value-type="float" office:value="201.64" calcext:value-type="float">
            <text:p>201.64</text:p>
          </table:table-cell>
          <table:table-cell table:style-name="ce16" table:formula="of:=([.$C32]-[.O$151])^2" office:value-type="float" office:value="31.36" calcext:value-type="float">
            <text:p>31.3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3]+[.O183]" office:value-type="float" office:value="233" calcext:value-type="float">
            <text:p>23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([.$B33]-[.B$151])^2" office:value-type="float" office:value="0.0400000000000001" calcext:value-type="float">
            <text:p>0.04</text:p>
          </table:table-cell>
          <table:table-cell table:style-name="ce16" table:formula="of:=([.$C33]-[.C$151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84]+[.C184]" office:value-type="float" office:value="11.6" calcext:value-type="float">
            <text:p>11.6</text:p>
          </table:table-cell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16" table:formula="of:=([.$B33]-[.H$151])^2" office:value-type="float" office:value="27.04" calcext:value-type="float">
            <text:p>27.04</text:p>
          </table:table-cell>
          <table:table-cell table:style-name="ce16" table:formula="of:=([.$C33]-[.I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84]+[.I184]" office:value-type="float" office:value="32.8" calcext:value-type="float">
            <text:p>32.8</text:p>
          </table:table-cell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16" table:formula="of:=([.$B33]-[.N$151])^2" office:value-type="float" office:value="231.04" calcext:value-type="float">
            <text:p>231.04</text:p>
          </table:table-cell>
          <table:table-cell table:style-name="ce16" table:formula="of:=([.$C33]-[.O$151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4]+[.O184]" office:value-type="float" office:value="244" calcext:value-type="float">
            <text:p>244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([.$B34]-[.B$151])^2" office:value-type="float" office:value="54.76" calcext:value-type="float">
            <text:p>54.76</text:p>
          </table:table-cell>
          <table:table-cell table:style-name="ce16" table:formula="of:=([.$C34]-[.C$151])^2" office:value-type="float" office:value="1.21" calcext:value-type="float">
            <text:p>1.21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85]+[.C185]" office:value-type="float" office:value="55.97" calcext:value-type="float">
            <text:p>55.97</text:p>
          </table:table-cell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16" table:formula="of:=([.$B34]-[.H$151])^2" office:value-type="float" office:value="5.76" calcext:value-type="float">
            <text:p>5.76</text:p>
          </table:table-cell>
          <table:table-cell table:style-name="ce16" table:formula="of:=([.$C34]-[.I$151])^2" office:value-type="float" office:value="4.41" calcext:value-type="float">
            <text:p>4.41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85]+[.I185]" office:value-type="float" office:value="10.17" calcext:value-type="float">
            <text:p>10.17</text:p>
          </table:table-cell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16" table:formula="of:=([.$B34]-[.N$151])^2" office:value-type="float" office:value="57.76" calcext:value-type="float">
            <text:p>57.76</text:p>
          </table:table-cell>
          <table:table-cell table:style-name="ce16" table:formula="of:=([.$C34]-[.O$151])^2" office:value-type="float" office:value="65.61" calcext:value-type="float">
            <text:p>65.61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85]+[.O185]" office:value-type="float" office:value="123.37" calcext:value-type="float">
            <text:p>123.37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table:number-columns-repeated="6"/>
          <table:table-cell table:style-name="ce16" office:value-type="float" office:value="34" calcext:value-type="float">
            <text:p>34</text:p>
          </table:table-cell>
          <table:table-cell table:style-name="ce16" table:formula="of:=([.B151]-[.H151])^2" office:value-type="float" office:value="25" calcext:value-type="float">
            <text:p>25</text:p>
          </table:table-cell>
          <table:table-cell table:style-name="ce16" table:formula="of:=([.C151]-[.I151])^2"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86]+[.I186]" office:value-type="float" office:value="26" calcext:value-type="float">
            <text:p>26</text:p>
          </table:table-cell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16" table:formula="of:=([.B151]-[.N151])^2" office:value-type="float" office:value="225" calcext:value-type="float">
            <text:p>225</text:p>
          </table:table-cell>
          <table:table-cell table:style-name="ce16" table:formula="of:=([.C151]-[.O151])^2" office:value-type="float" office:value="49" calcext:value-type="float">
            <text:p>49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86]+[.O186]" office:value-type="float" office:value="274" calcext:value-type="float">
            <text:p>274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table:number-columns-repeated="12"/>
          <table:table-cell table:style-name="ce16" office:value-type="float" office:value="35" calcext:value-type="float">
            <text:p>35</text:p>
          </table:table-cell>
          <table:table-cell table:style-name="ce16" table:formula="of:=([.H151]-[.N151])^2" office:value-type="float" office:value="100" calcext:value-type="float">
            <text:p>100</text:p>
          </table:table-cell>
          <table:table-cell table:style-name="ce16" table:formula="of:=([.I151]-[.O151])^2" office:value-type="float" office:value="36" calcext:value-type="float">
            <text:p>3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7]+[.O187]" office:value-type="float" office:value="136" calcext:value-type="float">
            <text:p>13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table:number-columns-repeated="18"/>
          <table:table-cell table:number-columns-repeated="1006"/>
        </table:table-row>
        <table:table-row table:style-name="ro1">
          <table:table-cell table:style-name="ce16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style-name="ce16"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style-name="ce16"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office:value-type="string" calcext:value-type="string">
            <text:p>1-N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 table:style-name="ce16"/>
          <table:table-cell table:style-name="ce16" office:value-type="string" calcext:value-type="string">
            <text:p>1-NN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1-NN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2-N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I/S</text:p>
          </table:table-cell>
          <table:table-cell table:style-name="ce16"/>
          <table:table-cell table:style-name="ce16" office:value-type="string" calcext:value-type="string">
            <text:p>2-NN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2-NN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3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style-name="ce16" office:value-type="string" calcext:value-type="string">
            <text:p>3-N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3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4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style-name="ce16" office:value-type="string" calcext:value-type="string">
            <text:p>4-N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4-NN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5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I/S</text:p>
          </table:table-cell>
          <table:table-cell table:style-name="ce16"/>
          <table:table-cell table:style-name="ce16" office:value-type="string" calcext:value-type="string">
            <text:p>5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5-N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6-NN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I/P/S</text:p>
          </table:table-cell>
          <table:table-cell table:style-name="ce16"/>
          <table:table-cell table:style-name="ce16" office:value-type="string" calcext:value-type="string">
            <text:p>6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6-NN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7-NN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mall</text:p>
          </table:table-cell>
          <table:table-cell table:style-name="ce16"/>
          <table:table-cell table:style-name="ce16" office:value-type="string" calcext:value-type="string">
            <text:p>7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7-N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8-N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P/S</text:p>
          </table:table-cell>
          <table:table-cell table:style-name="ce17"/>
          <table:table-cell table:style-name="ce16" office:value-type="string" calcext:value-type="string">
            <text:p>8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8-NN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9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17"/>
          <table:table-cell table:style-name="ce16" office:value-type="string" calcext:value-type="string">
            <text:p>9-N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9-N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10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17"/>
          <table:table-cell table:style-name="ce16" office:value-type="string" calcext:value-type="string">
            <text:p>10-N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10-N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table:number-columns-repeated="18"/>
          <table:table-cell table:number-columns-repeated="1006"/>
        </table:table-row>
        <table:table-row table:style-name="ro1">
          <table:table-cell table:style-name="ce16" office:value-type="string" calcext:value-type="string">
            <text:p>Ties count as win for every tied state.</text:p>
          </table:table-cell>
          <table:table-cell table:style-name="ce16" table:number-columns-repeated="5"/>
          <table:table-cell table:style-name="ce16" office:value-type="string" calcext:value-type="string">
            <text:p>Ties count as win for every tied state.</text:p>
          </table:table-cell>
          <table:table-cell table:style-name="ce16" table:number-columns-repeated="5"/>
          <table:table-cell table:style-name="ce16" office:value-type="string" calcext:value-type="string">
            <text:p>Ties count as win for every tied state.</text:p>
          </table:table-cell>
          <table:table-cell table:style-name="ce16" table:number-columns-repeated="5"/>
          <table:table-cell table:number-columns-repeated="1006"/>
        </table:table-row>
        <table:table-row table:style-name="ro1">
          <table:table-cell table:style-name="ce16" table:number-columns-repeated="18"/>
          <table:table-cell table:number-columns-repeated="1006"/>
        </table:table-row>
        <table:table-row table:style-name="ro1">
          <table:table-cell table:style-name="ce16" office:value-type="string" calcext:value-type="string">
            <text:p>Small won in six cases, Therefore Small state</text:p>
          </table:table-cell>
          <table:table-cell table:style-name="ce16" table:number-columns-repeated="5"/>
          <table:table-cell table:style-name="ce16" office:value-type="string" calcext:value-type="string">
            <text:p>Pending won all cases, Therefore Pending state</text:p>
          </table:table-cell>
          <table:table-cell table:style-name="ce16" table:number-columns-repeated="5"/>
          <table:table-cell table:style-name="ce16" office:value-type="string" calcext:value-type="string">
            <text:p>Tie, Choose randomly, Flipped a coin and got imminent.</text:p>
          </table:table-cell>
          <table:table-cell table:style-name="ce16" table:number-columns-repeated="5"/>
          <table:table-cell table:number-columns-repeated="1006"/>
        </table:table-row>
        <table:table-row table:style-name="ro1">
          <table:table-cell table:style-name="ce16" table:number-columns-repeated="18"/>
          <table:table-cell table:number-columns-repeated="100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number-columns-repeated="17"/>
          <table:table-cell table:number-columns-repeated="1006"/>
        </table:table-row>
        <table:table-row table:style-name="ro1">
          <table:table-cell office:value-type="string" calcext:value-type="string">
            <text:p>Step 1: Pick out starting points for each clu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8.5" calcext:value-type="float">
            <text:p>8.5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2" calcext:value-type="float">
            <text:p>2.2</text:p>
          </table:table-cell>
          <table:table-cell table:style-name="ce16" office:value-type="float" office:value="7.3" calcext:value-type="float">
            <text:p>7.3</text:p>
          </table:table-cell>
          <table:table-cell table:style-name="ce19" office:value-type="string" calcext:value-type="string">
            <text:p>Pending</text:p>
          </table:table-cell>
          <table:table-cell office:value-type="string" calcext:value-type="string">
            <text:p>Start 1</text:p>
          </table:table-cell>
          <table:table-cell table:number-columns-repeated="1019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2" calcext:value-type="float">
            <text:p>3.2</text:p>
          </table:table-cell>
          <table:table-cell table:style-name="ce16" office:value-type="float" office:value="4.3" calcext:value-type="float">
            <text:p>4.3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6.7" calcext:value-type="float">
            <text:p>6.7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float" office:value="4.3" calcext:value-type="float">
            <text:p>4.3</text:p>
          </table:table-cell>
          <table:table-cell table:style-name="ce16" office:value-type="float" office:value="5.8" calcext:value-type="float">
            <text:p>5.8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3.5" calcext:value-type="float">
            <text:p>3.5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float" office:value="2.2" calcext:value-type="float">
            <text:p>2.2</text:p>
          </table:table-cell>
          <table:table-cell table:style-name="ce16" office:value-type="float" office:value="2.5" calcext:value-type="float">
            <text:p>2.5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3.7" calcext:value-type="float">
            <text:p>3.7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8.9" calcext:value-type="float">
            <text:p>8.9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.5" calcext:value-type="float">
            <text:p>8.5</text:p>
          </table:table-cell>
          <table:table-cell table:style-name="ce16" office:value-type="float" office:value="5.6" calcext:value-type="float">
            <text:p>5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9.6" calcext:value-type="float">
            <text:p>9.6</text:p>
          </table:table-cell>
          <table:table-cell table:style-name="ce16"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4.9" calcext:value-type="float">
            <text:p>4.9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12.2" calcext:value-type="float">
            <text:p>12.2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.5" calcext:value-type="float">
            <text:p>13.5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8.6" calcext:value-type="float">
            <text:p>8.6</text:p>
          </table:table-cell>
          <table:table-cell table:style-name="ce16" office:value-type="float" office:value="13.2" calcext:value-type="float">
            <text:p>13.2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0.2" calcext:value-type="float">
            <text:p>10.2</text:p>
          </table:table-cell>
          <table:table-cell table:style-name="ce16" office:value-type="float" office:value="12.8" calcext:value-type="float">
            <text:p>12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2.2" calcext:value-type="float">
            <text:p>12.2</text:p>
          </table:table-cell>
          <table:table-cell table:style-name="ce16" office:value-type="float" office:value="17.8" calcext:value-type="float">
            <text:p>17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3.5" calcext:value-type="float">
            <text:p>13.5</text:p>
          </table:table-cell>
          <table:table-cell table:style-name="ce16" office:value-type="float" office:value="16.4" calcext:value-type="float">
            <text:p>16.4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5.6" calcext:value-type="float">
            <text:p>15.6</text:p>
          </table:table-cell>
          <table:table-cell table:style-name="ce16" office:value-type="float" office:value="12.2" calcext:value-type="float">
            <text:p>12.2</text:p>
          </table:table-cell>
          <table:table-cell table:style-name="ce19" office:value-type="string" calcext:value-type="string">
            <text:p>Imminent</text:p>
          </table:table-cell>
          <table:table-cell office:value-type="string" calcext:value-type="string">
            <text:p>Start 2</text:p>
          </table:table-cell>
          <table:table-cell table:number-columns-repeated="1019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0.3" calcext:value-type="float">
            <text:p>10.3</text:p>
          </table:table-cell>
          <table:table-cell table:style-name="ce16" office:value-type="float" office:value="10.4" calcext:value-type="float">
            <text:p>10.4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4" calcext:value-type="float">
            <text:p>10.4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.3" calcext:value-type="float">
            <text:p>8.3</text:p>
          </table:table-cell>
          <table:table-cell table:style-name="ce16" office:value-type="float" office:value="11.3" calcext:value-type="float">
            <text:p>11.3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5.6" calcext:value-type="float">
            <text:p>5.6</text:p>
          </table:table-cell>
          <table:table-cell table:style-name="ce16" office:value-type="float" office:value="7.8" calcext:value-type="float">
            <text:p>7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5.6" calcext:value-type="float">
            <text:p>5.6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4.7" calcext:value-type="float">
            <text:p>4.7</text:p>
          </table:table-cell>
          <table:table-cell table:style-name="ce16" office:value-type="float" office:value="7.8" calcext:value-type="float">
            <text:p>7.8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3.3" calcext:value-type="float">
            <text:p>13.3</text:p>
          </table:table-cell>
          <table:table-cell table:style-name="ce16" office:value-type="float" office:value="8.9" calcext:value-type="float">
            <text:p>8.9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.4" calcext:value-type="float">
            <text:p>3.4</text:p>
          </table:table-cell>
          <table:table-cell table:style-name="ce16" office:value-type="float" office:value="4.6" calcext:value-type="float">
            <text:p>4.6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5.6" calcext:value-type="float">
            <text:p>5.6</text:p>
          </table:table-cell>
          <table:table-cell table:style-name="ce16" office:value-type="float" office:value="6.6" calcext:value-type="float">
            <text:p>6.6</text:p>
          </table:table-cell>
          <table:table-cell table:style-name="ce19" office:value-type="string" calcext:value-type="string">
            <text:p>Small</text:p>
          </table:table-cell>
          <table:table-cell office:value-type="string" calcext:value-type="string">
            <text:p>Start 3</text:p>
          </table:table-cell>
          <table:table-cell table:number-columns-repeated="1019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7.9" calcext:value-type="float">
            <text:p>7.9</text:p>
          </table:table-cell>
          <table:table-cell table:style-name="ce16" office:value-type="float" office:value="9.5" calcext:value-type="float">
            <text:p>9.5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6" calcext:value-type="float">
            <text:p>6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2.4" calcext:value-type="float">
            <text:p>12.4</text:p>
          </table:table-cell>
          <table:table-cell table:style-name="ce16" office:value-type="float" office:value="9.1" calcext:value-type="float">
            <text:p>9.1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tep 2: Calculate sum of squares distance and cluster number for each entry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SUMXMY2([.$B208:.$C208];start1)" office:value-type="float" office:value="29.53" calcext:value-type="float">
            <text:p>29.53</text:p>
          </table:table-cell>
          <table:table-cell table:style-name="ce16" table:formula="of:=SUMXMY2([.$B208:.$C208];start2)" office:value-type="float" office:value="79.3" calcext:value-type="float">
            <text:p>79.3</text:p>
          </table:table-cell>
          <table:table-cell table:style-name="ce16" table:formula="of:=SUMXMY2([.$B208:.$C208];start3)" office:value-type="float" office:value="7.22" calcext:value-type="float">
            <text:p>7.22</text:p>
          </table:table-cell>
          <table:table-cell table:formula="of:=MIN([.B245:.D245])" office:value-type="float" office:value="7.22" calcext:value-type="float">
            <text:p>7.22</text:p>
          </table:table-cell>
          <table:table-cell table:formula="of:=IF([.E245]=[.B245];[.B$243];IF([.E245]=[.C245];[.C$243];IF([.E245]=[.D24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SUMXMY2([.$B209:.$C209];start1)" office:value-type="float" office:value="0" calcext:value-type="float">
            <text:p>0</text:p>
          </table:table-cell>
          <table:table-cell table:style-name="ce16" table:formula="of:=SUMXMY2([.$B209:.$C209];start2)" office:value-type="float" office:value="203.57" calcext:value-type="float">
            <text:p>203.57</text:p>
          </table:table-cell>
          <table:table-cell table:style-name="ce16" table:formula="of:=SUMXMY2([.$B209:.$C209];start3)" office:value-type="float" office:value="12.05" calcext:value-type="float">
            <text:p>12.05</text:p>
          </table:table-cell>
          <table:table-cell table:formula="of:=MIN([.B246:.D246])" office:value-type="float" office:value="0" calcext:value-type="float">
            <text:p>0</text:p>
          </table:table-cell>
          <table:table-cell table:formula="of:=IF([.E246]=[.B246];[.B$243];IF([.E246]=[.C246];[.C$243];IF([.E246]=[.D24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SUMXMY2([.$B210:.$C210];start1)" office:value-type="float" office:value="10" calcext:value-type="float">
            <text:p>10</text:p>
          </table:table-cell>
          <table:table-cell table:style-name="ce16" table:formula="of:=SUMXMY2([.$B210:.$C210];start2)" office:value-type="float" office:value="216.17" calcext:value-type="float">
            <text:p>216.17</text:p>
          </table:table-cell>
          <table:table-cell table:style-name="ce16" table:formula="of:=SUMXMY2([.$B210:.$C210];start3)" office:value-type="float" office:value="11.05" calcext:value-type="float">
            <text:p>11.05</text:p>
          </table:table-cell>
          <table:table-cell table:formula="of:=MIN([.B247:.D247])" office:value-type="float" office:value="10" calcext:value-type="float">
            <text:p>10</text:p>
          </table:table-cell>
          <table:table-cell table:formula="of:=IF([.E247]=[.B247];[.B$243];IF([.E247]=[.C247];[.C$243];IF([.E247]=[.D24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SUMXMY2([.$B211:.$C211];start1)" office:value-type="float" office:value="4.36" calcext:value-type="float">
            <text:p>4.36</text:p>
          </table:table-cell>
          <table:table-cell table:style-name="ce16" table:formula="of:=SUMXMY2([.$B211:.$C211];start2)" office:value-type="float" office:value="160.21" calcext:value-type="float">
            <text:p>160.21</text:p>
          </table:table-cell>
          <table:table-cell table:style-name="ce16" table:formula="of:=SUMXMY2([.$B211:.$C211];start3)" office:value-type="float" office:value="1.97" calcext:value-type="float">
            <text:p>1.97</text:p>
          </table:table-cell>
          <table:table-cell table:formula="of:=MIN([.B248:.D248])" office:value-type="float" office:value="1.97" calcext:value-type="float">
            <text:p>1.97</text:p>
          </table:table-cell>
          <table:table-cell table:formula="of:=IF([.E248]=[.B248];[.B$243];IF([.E248]=[.C248];[.C$243];IF([.E248]=[.D248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SUMXMY2([.$B212:.$C212];start1)" office:value-type="float" office:value="6.66" calcext:value-type="float">
            <text:p>6.66</text:p>
          </table:table-cell>
          <table:table-cell table:style-name="ce16" table:formula="of:=SUMXMY2([.$B212:.$C212];start2)" office:value-type="float" office:value="168.65" calcext:value-type="float">
            <text:p>168.65</text:p>
          </table:table-cell>
          <table:table-cell table:style-name="ce16" table:formula="of:=SUMXMY2([.$B212:.$C212];start3)" office:value-type="float" office:value="2.33" calcext:value-type="float">
            <text:p>2.33</text:p>
          </table:table-cell>
          <table:table-cell table:formula="of:=MIN([.B249:.D249])" office:value-type="float" office:value="2.33" calcext:value-type="float">
            <text:p>2.33</text:p>
          </table:table-cell>
          <table:table-cell table:formula="of:=IF([.E249]=[.B249];[.B$243];IF([.E249]=[.C249];[.C$243];IF([.E249]=[.D249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SUMXMY2([.$B213:.$C213];start1)" office:value-type="float" office:value="19.73" calcext:value-type="float">
            <text:p>19.73</text:p>
          </table:table-cell>
          <table:table-cell table:style-name="ce16" table:formula="of:=SUMXMY2([.$B213:.$C213];start2)" office:value-type="float" office:value="198.9" calcext:value-type="float">
            <text:p>198.9</text:p>
          </table:table-cell>
          <table:table-cell table:style-name="ce16" table:formula="of:=SUMXMY2([.$B213:.$C213];start3)" office:value-type="float" office:value="10.82" calcext:value-type="float">
            <text:p>10.82</text:p>
          </table:table-cell>
          <table:table-cell table:formula="of:=MIN([.B250:.D250])" office:value-type="float" office:value="10.82" calcext:value-type="float">
            <text:p>10.82</text:p>
          </table:table-cell>
          <table:table-cell table:formula="of:=IF([.E250]=[.B250];[.B$243];IF([.E250]=[.C250];[.C$243];IF([.E250]=[.D250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SUMXMY2([.$B214:.$C214];start1)" office:value-type="float" office:value="23.04" calcext:value-type="float">
            <text:p>23.04</text:p>
          </table:table-cell>
          <table:table-cell table:style-name="ce16" table:formula="of:=SUMXMY2([.$B214:.$C214];start2)" office:value-type="float" office:value="273.65" calcext:value-type="float">
            <text:p>273.65</text:p>
          </table:table-cell>
          <table:table-cell table:style-name="ce16" table:formula="of:=SUMXMY2([.$B214:.$C214];start3)" office:value-type="float" office:value="28.37" calcext:value-type="float">
            <text:p>28.37</text:p>
          </table:table-cell>
          <table:table-cell table:formula="of:=MIN([.B251:.D251])" office:value-type="float" office:value="23.04" calcext:value-type="float">
            <text:p>23.04</text:p>
          </table:table-cell>
          <table:table-cell table:formula="of:=IF([.E251]=[.B251];[.B$243];IF([.E251]=[.C251];[.C$243];IF([.E251]=[.D25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SUMXMY2([.$B215:.$C215];start1)" office:value-type="float" office:value="13.21" calcext:value-type="float">
            <text:p>13.21</text:p>
          </table:table-cell>
          <table:table-cell table:style-name="ce16" table:formula="of:=SUMXMY2([.$B215:.$C215];start2)" office:value-type="float" office:value="238.66" calcext:value-type="float">
            <text:p>238.66</text:p>
          </table:table-cell>
          <table:table-cell table:style-name="ce16" table:formula="of:=SUMXMY2([.$B215:.$C215];start3)" office:value-type="float" office:value="16.82" calcext:value-type="float">
            <text:p>16.82</text:p>
          </table:table-cell>
          <table:table-cell table:formula="of:=MIN([.B252:.D252])" office:value-type="float" office:value="13.21" calcext:value-type="float">
            <text:p>13.21</text:p>
          </table:table-cell>
          <table:table-cell table:formula="of:=IF([.E252]=[.B252];[.B$243];IF([.E252]=[.C252];[.C$243];IF([.E252]=[.D252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SUMXMY2([.$B216:.$C216];start1)" office:value-type="float" office:value="7.85" calcext:value-type="float">
            <text:p>7.85</text:p>
          </table:table-cell>
          <table:table-cell table:style-name="ce16" table:formula="of:=SUMXMY2([.$B216:.$C216];start2)" office:value-type="float" office:value="134.1" calcext:value-type="float">
            <text:p>134.1</text:p>
          </table:table-cell>
          <table:table-cell table:style-name="ce16" table:formula="of:=SUMXMY2([.$B216:.$C216];start3)" office:value-type="float" office:value="6.5" calcext:value-type="float">
            <text:p>6.5</text:p>
          </table:table-cell>
          <table:table-cell table:formula="of:=MIN([.B253:.D253])" office:value-type="float" office:value="6.5" calcext:value-type="float">
            <text:p>6.5</text:p>
          </table:table-cell>
          <table:table-cell table:formula="of:=IF([.E253]=[.B253];[.B$243];IF([.E253]=[.C253];[.C$243];IF([.E253]=[.D25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SUMXMY2([.$B217:.$C217];start1)" office:value-type="float" office:value="42.58" calcext:value-type="float">
            <text:p>42.58</text:p>
          </table:table-cell>
          <table:table-cell table:style-name="ce16" table:formula="of:=SUMXMY2([.$B217:.$C217];start2)" office:value-type="float" office:value="93.97" calcext:value-type="float">
            <text:p>93.97</text:p>
          </table:table-cell>
          <table:table-cell table:style-name="ce16" table:formula="of:=SUMXMY2([.$B217:.$C217];start3)" office:value-type="float" office:value="9.41" calcext:value-type="float">
            <text:p>9.41</text:p>
          </table:table-cell>
          <table:table-cell table:formula="of:=MIN([.B254:.D254])" office:value-type="float" office:value="9.41" calcext:value-type="float">
            <text:p>9.41</text:p>
          </table:table-cell>
          <table:table-cell table:formula="of:=IF([.E254]=[.B254];[.B$243];IF([.E254]=[.C254];[.C$243];IF([.E254]=[.D25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SUMXMY2([.$B218:.$C218];start1)" office:value-type="float" office:value="62.05" calcext:value-type="float">
            <text:p>62.05</text:p>
          </table:table-cell>
          <table:table-cell table:style-name="ce16" table:formula="of:=SUMXMY2([.$B218:.$C218];start2)" office:value-type="float" office:value="93.76" calcext:value-type="float">
            <text:p>93.76</text:p>
          </table:table-cell>
          <table:table-cell table:style-name="ce16" table:formula="of:=SUMXMY2([.$B218:.$C218];start3)" office:value-type="float" office:value="20" calcext:value-type="float">
            <text:p>20</text:p>
          </table:table-cell>
          <table:table-cell table:formula="of:=MIN([.B255:.D255])" office:value-type="float" office:value="20" calcext:value-type="float">
            <text:p>20</text:p>
          </table:table-cell>
          <table:table-cell table:formula="of:=IF([.E255]=[.B255];[.B$243];IF([.E255]=[.C255];[.C$243];IF([.E255]=[.D25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SUMXMY2([.$B219:.$C219];start1)" office:value-type="float" office:value="33.85" calcext:value-type="float">
            <text:p>33.85</text:p>
          </table:table-cell>
          <table:table-cell table:style-name="ce16" table:formula="of:=SUMXMY2([.$B219:.$C219];start2)" office:value-type="float" office:value="118.9" calcext:value-type="float">
            <text:p>118.9</text:p>
          </table:table-cell>
          <table:table-cell table:style-name="ce16" table:formula="of:=SUMXMY2([.$B219:.$C219];start3)" office:value-type="float" office:value="6.5" calcext:value-type="float">
            <text:p>6.5</text:p>
          </table:table-cell>
          <table:table-cell table:formula="of:=MIN([.B256:.D256])" office:value-type="float" office:value="6.5" calcext:value-type="float">
            <text:p>6.5</text:p>
          </table:table-cell>
          <table:table-cell table:formula="of:=IF([.E256]=[.B256];[.B$243];IF([.E256]=[.C256];[.C$243];IF([.E256]=[.D25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SUMXMY2([.$B220:.$C220];start1)" office:value-type="float" office:value="29.3" calcext:value-type="float">
            <text:p>29.3</text:p>
          </table:table-cell>
          <table:table-cell table:style-name="ce16" table:formula="of:=SUMXMY2([.$B220:.$C220];start2)" office:value-type="float" office:value="123.21" calcext:value-type="float">
            <text:p>123.21</text:p>
          </table:table-cell>
          <table:table-cell table:style-name="ce16" table:formula="of:=SUMXMY2([.$B220:.$C220];start3)" office:value-type="float" office:value="32.57" calcext:value-type="float">
            <text:p>32.57</text:p>
          </table:table-cell>
          <table:table-cell table:formula="of:=MIN([.B257:.D257])" office:value-type="float" office:value="29.3" calcext:value-type="float">
            <text:p>29.3</text:p>
          </table:table-cell>
          <table:table-cell table:formula="of:=IF([.E257]=[.B257];[.B$243];IF([.E257]=[.C257];[.C$243];IF([.E257]=[.D25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SUMXMY2([.$B221:.$C221];start1)" office:value-type="float" office:value="41.68" calcext:value-type="float">
            <text:p>41.68</text:p>
          </table:table-cell>
          <table:table-cell table:style-name="ce16" table:formula="of:=SUMXMY2([.$B221:.$C221];start2)" office:value-type="float" office:value="136.25" calcext:value-type="float">
            <text:p>136.25</text:p>
          </table:table-cell>
          <table:table-cell table:style-name="ce16" table:formula="of:=SUMXMY2([.$B221:.$C221];start3)" office:value-type="float" office:value="50.17" calcext:value-type="float">
            <text:p>50.17</text:p>
          </table:table-cell>
          <table:table-cell table:formula="of:=MIN([.B258:.D258])" office:value-type="float" office:value="41.68" calcext:value-type="float">
            <text:p>41.68</text:p>
          </table:table-cell>
          <table:table-cell table:formula="of:=IF([.E258]=[.B258];[.B$243];IF([.E258]=[.C258];[.C$243];IF([.E258]=[.D25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SUMXMY2([.$B222:.$C222];start1)" office:value-type="float" office:value="75.77" calcext:value-type="float">
            <text:p>75.77</text:p>
          </table:table-cell>
          <table:table-cell table:style-name="ce16" table:formula="of:=SUMXMY2([.$B222:.$C222];start2)" office:value-type="float" office:value="50" calcext:value-type="float">
            <text:p>50</text:p>
          </table:table-cell>
          <table:table-cell table:style-name="ce16" table:formula="of:=SUMXMY2([.$B222:.$C222];start3)" office:value-type="float" office:value="52.56" calcext:value-type="float">
            <text:p>52.56</text:p>
          </table:table-cell>
          <table:table-cell table:formula="of:=MIN([.B259:.D259])" office:value-type="float" office:value="50" calcext:value-type="float">
            <text:p>50</text:p>
          </table:table-cell>
          <table:table-cell table:formula="of:=IF([.E259]=[.B259];[.B$243];IF([.E259]=[.C259];[.C$243];IF([.E259]=[.D25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SUMXMY2([.$B223:.$C223];start1)" office:value-type="float" office:value="94.25" calcext:value-type="float">
            <text:p>94.25</text:p>
          </table:table-cell>
          <table:table-cell table:style-name="ce16" table:formula="of:=SUMXMY2([.$B223:.$C223];start2)" office:value-type="float" office:value="29.52" calcext:value-type="float">
            <text:p>29.52</text:p>
          </table:table-cell>
          <table:table-cell table:style-name="ce16" table:formula="of:=SUMXMY2([.$B223:.$C223];start3)" office:value-type="float" office:value="59.6" calcext:value-type="float">
            <text:p>59.6</text:p>
          </table:table-cell>
          <table:table-cell table:formula="of:=MIN([.B260:.D260])" office:value-type="float" office:value="29.52" calcext:value-type="float">
            <text:p>29.52</text:p>
          </table:table-cell>
          <table:table-cell table:formula="of:=IF([.E260]=[.B260];[.B$243];IF([.E260]=[.C260];[.C$243];IF([.E260]=[.D26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SUMXMY2([.$B224:.$C224];start1)" office:value-type="float" office:value="210.25" calcext:value-type="float">
            <text:p>210.25</text:p>
          </table:table-cell>
          <table:table-cell table:style-name="ce16" table:formula="of:=SUMXMY2([.$B224:.$C224];start2)" office:value-type="float" office:value="42.92" calcext:value-type="float">
            <text:p>42.92</text:p>
          </table:table-cell>
          <table:table-cell table:style-name="ce16" table:formula="of:=SUMXMY2([.$B224:.$C224];start3)" office:value-type="float" office:value="169" calcext:value-type="float">
            <text:p>169</text:p>
          </table:table-cell>
          <table:table-cell table:formula="of:=MIN([.B261:.D261])" office:value-type="float" office:value="42.92" calcext:value-type="float">
            <text:p>42.92</text:p>
          </table:table-cell>
          <table:table-cell table:formula="of:=IF([.E261]=[.B261];[.B$243];IF([.E261]=[.C261];[.C$243];IF([.E261]=[.D26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SUMXMY2([.$B225:.$C225];start1)" office:value-type="float" office:value="210.5" calcext:value-type="float">
            <text:p>210.5</text:p>
          </table:table-cell>
          <table:table-cell table:style-name="ce16" table:formula="of:=SUMXMY2([.$B225:.$C225];start2)" office:value-type="float" office:value="22.05" calcext:value-type="float">
            <text:p>22.05</text:p>
          </table:table-cell>
          <table:table-cell table:style-name="ce16" table:formula="of:=SUMXMY2([.$B225:.$C225];start3)" office:value-type="float" office:value="158.45" calcext:value-type="float">
            <text:p>158.45</text:p>
          </table:table-cell>
          <table:table-cell table:formula="of:=MIN([.B262:.D262])" office:value-type="float" office:value="22.05" calcext:value-type="float">
            <text:p>22.05</text:p>
          </table:table-cell>
          <table:table-cell table:formula="of:=IF([.E262]=[.B262];[.B$243];IF([.E262]=[.C262];[.C$243];IF([.E262]=[.D26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SUMXMY2([.$B226:.$C226];start1)" office:value-type="float" office:value="203.57" calcext:value-type="float">
            <text:p>203.57</text:p>
          </table:table-cell>
          <table:table-cell table:style-name="ce16" table:formula="of:=SUMXMY2([.$B226:.$C226];start2)" office:value-type="float" office:value="0" calcext:value-type="float">
            <text:p>0</text:p>
          </table:table-cell>
          <table:table-cell table:style-name="ce16" table:formula="of:=SUMXMY2([.$B226:.$C226];start3)" office:value-type="float" office:value="131.36" calcext:value-type="float">
            <text:p>131.36</text:p>
          </table:table-cell>
          <table:table-cell table:formula="of:=MIN([.B263:.D263])" office:value-type="float" office:value="0" calcext:value-type="float">
            <text:p>0</text:p>
          </table:table-cell>
          <table:table-cell table:formula="of:=IF([.E263]=[.B263];[.B$243];IF([.E263]=[.C263];[.C$243];IF([.E263]=[.D26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SUMXMY2([.$B227:.$C227];start1)" office:value-type="float" office:value="75.22" calcext:value-type="float">
            <text:p>75.22</text:p>
          </table:table-cell>
          <table:table-cell table:style-name="ce16" table:formula="of:=SUMXMY2([.$B227:.$C227];start2)" office:value-type="float" office:value="31.33" calcext:value-type="float">
            <text:p>31.33</text:p>
          </table:table-cell>
          <table:table-cell table:style-name="ce16" table:formula="of:=SUMXMY2([.$B227:.$C227];start3)" office:value-type="float" office:value="36.53" calcext:value-type="float">
            <text:p>36.53</text:p>
          </table:table-cell>
          <table:table-cell table:formula="of:=MIN([.B264:.D264])" office:value-type="float" office:value="31.33" calcext:value-type="float">
            <text:p>31.33</text:p>
          </table:table-cell>
          <table:table-cell table:formula="of:=IF([.E264]=[.B264];[.B$243];IF([.E264]=[.C264];[.C$243];IF([.E264]=[.D264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SUMXMY2([.$B228:.$C228];start1)" office:value-type="float" office:value="67.37" calcext:value-type="float">
            <text:p>67.37</text:p>
          </table:table-cell>
          <table:table-cell table:style-name="ce16" table:formula="of:=SUMXMY2([.$B228:.$C228];start2)" office:value-type="float" office:value="36.88" calcext:value-type="float">
            <text:p>36.88</text:p>
          </table:table-cell>
          <table:table-cell table:style-name="ce16" table:formula="of:=SUMXMY2([.$B228:.$C228];start3)" office:value-type="float" office:value="32.08" calcext:value-type="float">
            <text:p>32.08</text:p>
          </table:table-cell>
          <table:table-cell table:formula="of:=MIN([.B265:.D265])" office:value-type="float" office:value="32.08" calcext:value-type="float">
            <text:p>32.08</text:p>
          </table:table-cell>
          <table:table-cell table:formula="of:=IF([.E265]=[.B265];[.B$243];IF([.E265]=[.C265];[.C$243];IF([.E265]=[.D26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SUMXMY2([.$B229:.$C229];start1)" office:value-type="float" office:value="53.21" calcext:value-type="float">
            <text:p>53.21</text:p>
          </table:table-cell>
          <table:table-cell table:style-name="ce16" table:formula="of:=SUMXMY2([.$B229:.$C229];start2)" office:value-type="float" office:value="54.1" calcext:value-type="float">
            <text:p>54.1</text:p>
          </table:table-cell>
          <table:table-cell table:style-name="ce16" table:formula="of:=SUMXMY2([.$B229:.$C229];start3)" office:value-type="float" office:value="29.38" calcext:value-type="float">
            <text:p>29.38</text:p>
          </table:table-cell>
          <table:table-cell table:formula="of:=MIN([.B266:.D266])" office:value-type="float" office:value="29.38" calcext:value-type="float">
            <text:p>29.38</text:p>
          </table:table-cell>
          <table:table-cell table:formula="of:=IF([.E266]=[.B266];[.B$243];IF([.E266]=[.C266];[.C$243];IF([.E266]=[.D26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SUMXMY2([.$B230:.$C230];start1)" office:value-type="float" office:value="11.81" calcext:value-type="float">
            <text:p>11.81</text:p>
          </table:table-cell>
          <table:table-cell table:style-name="ce16" table:formula="of:=SUMXMY2([.$B230:.$C230];start2)" office:value-type="float" office:value="119.36" calcext:value-type="float">
            <text:p>119.36</text:p>
          </table:table-cell>
          <table:table-cell table:style-name="ce16" table:formula="of:=SUMXMY2([.$B230:.$C230];start3)" office:value-type="float" office:value="1.44" calcext:value-type="float">
            <text:p>1.44</text:p>
          </table:table-cell>
          <table:table-cell table:formula="of:=MIN([.B267:.D267])" office:value-type="float" office:value="1.44" calcext:value-type="float">
            <text:p>1.44</text:p>
          </table:table-cell>
          <table:table-cell table:formula="of:=IF([.E267]=[.B267];[.B$243];IF([.E267]=[.C267];[.C$243];IF([.E267]=[.D267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SUMXMY2([.$B231:.$C231];start1)" office:value-type="float" office:value="34.25" calcext:value-type="float">
            <text:p>34.25</text:p>
          </table:table-cell>
          <table:table-cell table:style-name="ce16" table:formula="of:=SUMXMY2([.$B231:.$C231];start2)" office:value-type="float" office:value="104.4" calcext:value-type="float">
            <text:p>104.4</text:p>
          </table:table-cell>
          <table:table-cell table:style-name="ce16" table:formula="of:=SUMXMY2([.$B231:.$C231];start3)" office:value-type="float" office:value="5.84" calcext:value-type="float">
            <text:p>5.84</text:p>
          </table:table-cell>
          <table:table-cell table:formula="of:=MIN([.B268:.D268])" office:value-type="float" office:value="5.84" calcext:value-type="float">
            <text:p>5.84</text:p>
          </table:table-cell>
          <table:table-cell table:formula="of:=IF([.E268]=[.B268];[.B$243];IF([.E268]=[.C268];[.C$243];IF([.E268]=[.D268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SUMXMY2([.$B232:.$C232];start1)" office:value-type="float" office:value="6.5" calcext:value-type="float">
            <text:p>6.5</text:p>
          </table:table-cell>
          <table:table-cell table:style-name="ce16" table:formula="of:=SUMXMY2([.$B232:.$C232];start2)" office:value-type="float" office:value="138.17" calcext:value-type="float">
            <text:p>138.17</text:p>
          </table:table-cell>
          <table:table-cell table:style-name="ce16" table:formula="of:=SUMXMY2([.$B232:.$C232];start3)" office:value-type="float" office:value="2.25" calcext:value-type="float">
            <text:p>2.25</text:p>
          </table:table-cell>
          <table:table-cell table:formula="of:=MIN([.B269:.D269])" office:value-type="float" office:value="2.25" calcext:value-type="float">
            <text:p>2.25</text:p>
          </table:table-cell>
          <table:table-cell table:formula="of:=IF([.E269]=[.B269];[.B$243];IF([.E269]=[.C269];[.C$243];IF([.E269]=[.D269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SUMXMY2([.$B233:.$C233];start1)" office:value-type="float" office:value="38.65" calcext:value-type="float">
            <text:p>38.65</text:p>
          </table:table-cell>
          <table:table-cell table:style-name="ce16" table:formula="of:=SUMXMY2([.$B233:.$C233];start2)" office:value-type="float" office:value="118.6" calcext:value-type="float">
            <text:p>118.6</text:p>
          </table:table-cell>
          <table:table-cell table:style-name="ce16" table:formula="of:=SUMXMY2([.$B233:.$C233];start3)" office:value-type="float" office:value="8.84" calcext:value-type="float">
            <text:p>8.84</text:p>
          </table:table-cell>
          <table:table-cell table:formula="of:=MIN([.B270:.D270])" office:value-type="float" office:value="8.84" calcext:value-type="float">
            <text:p>8.84</text:p>
          </table:table-cell>
          <table:table-cell table:formula="of:=IF([.E270]=[.B270];[.B$243];IF([.E270]=[.C270];[.C$243];IF([.E270]=[.D270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SUMXMY2([.$B234:.$C234];start1)" office:value-type="float" office:value="125.77" calcext:value-type="float">
            <text:p>125.77</text:p>
          </table:table-cell>
          <table:table-cell table:style-name="ce16" table:formula="of:=SUMXMY2([.$B234:.$C234];start2)" office:value-type="float" office:value="16.18" calcext:value-type="float">
            <text:p>16.18</text:p>
          </table:table-cell>
          <table:table-cell table:style-name="ce16" table:formula="of:=SUMXMY2([.$B234:.$C234];start3)" office:value-type="float" office:value="64.58" calcext:value-type="float">
            <text:p>64.58</text:p>
          </table:table-cell>
          <table:table-cell table:formula="of:=MIN([.B271:.D271])" office:value-type="float" office:value="16.18" calcext:value-type="float">
            <text:p>16.18</text:p>
          </table:table-cell>
          <table:table-cell table:formula="of:=IF([.E271]=[.B271];[.B$243];IF([.E271]=[.C271];[.C$243];IF([.E271]=[.D27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SUMXMY2([.$B235:.$C235];start1)" office:value-type="float" office:value="8.73" calcext:value-type="float">
            <text:p>8.73</text:p>
          </table:table-cell>
          <table:table-cell table:style-name="ce16" table:formula="of:=SUMXMY2([.$B235:.$C235];start2)" office:value-type="float" office:value="206.6" calcext:value-type="float">
            <text:p>206.6</text:p>
          </table:table-cell>
          <table:table-cell table:style-name="ce16" table:formula="of:=SUMXMY2([.$B235:.$C235];start3)" office:value-type="float" office:value="8.84" calcext:value-type="float">
            <text:p>8.84</text:p>
          </table:table-cell>
          <table:table-cell table:formula="of:=MIN([.B272:.D272])" office:value-type="float" office:value="8.73" calcext:value-type="float">
            <text:p>8.73</text:p>
          </table:table-cell>
          <table:table-cell table:formula="of:=IF([.E272]=[.B272];[.B$243];IF([.E272]=[.C272];[.C$243];IF([.E272]=[.D272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SUMXMY2([.$B236:.$C236];start1)" office:value-type="float" office:value="12.05" calcext:value-type="float">
            <text:p>12.05</text:p>
          </table:table-cell>
          <table:table-cell table:style-name="ce16" table:formula="of:=SUMXMY2([.$B236:.$C236];start2)" office:value-type="float" office:value="131.36" calcext:value-type="float">
            <text:p>131.36</text:p>
          </table:table-cell>
          <table:table-cell table:style-name="ce16" table:formula="of:=SUMXMY2([.$B236:.$C236];start3)" office:value-type="float" office:value="0" calcext:value-type="float">
            <text:p>0</text:p>
          </table:table-cell>
          <table:table-cell table:formula="of:=MIN([.B273:.D273])" office:value-type="float" office:value="0" calcext:value-type="float">
            <text:p>0</text:p>
          </table:table-cell>
          <table:table-cell table:formula="of:=IF([.E273]=[.B273];[.B$243];IF([.E273]=[.C273];[.C$243];IF([.E273]=[.D27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SUMXMY2([.$B237:.$C237];start1)" office:value-type="float" office:value="37.33" calcext:value-type="float">
            <text:p>37.33</text:p>
          </table:table-cell>
          <table:table-cell table:style-name="ce16" table:formula="of:=SUMXMY2([.$B237:.$C237];start2)" office:value-type="float" office:value="66.58" calcext:value-type="float">
            <text:p>66.58</text:p>
          </table:table-cell>
          <table:table-cell table:style-name="ce16" table:formula="of:=SUMXMY2([.$B237:.$C237];start3)" office:value-type="float" office:value="13.7" calcext:value-type="float">
            <text:p>13.7</text:p>
          </table:table-cell>
          <table:table-cell table:formula="of:=MIN([.B274:.D274])" office:value-type="float" office:value="13.7" calcext:value-type="float">
            <text:p>13.7</text:p>
          </table:table-cell>
          <table:table-cell table:formula="of:=IF([.E274]=[.B274];[.B$243];IF([.E274]=[.C274];[.C$243];IF([.E274]=[.D27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SUMXMY2([.$B238:.$C238];start1)" office:value-type="float" office:value="13.45" calcext:value-type="float">
            <text:p>13.45</text:p>
          </table:table-cell>
          <table:table-cell table:style-name="ce16" table:formula="of:=SUMXMY2([.$B238:.$C238];start2)" office:value-type="float" office:value="127.4" calcext:value-type="float">
            <text:p>127.4</text:p>
          </table:table-cell>
          <table:table-cell table:style-name="ce16" table:formula="of:=SUMXMY2([.$B238:.$C238];start3)" office:value-type="float" office:value="0.0400000000000001" calcext:value-type="float">
            <text:p>0.04</text:p>
          </table:table-cell>
          <table:table-cell table:formula="of:=MIN([.B275:.D275])" office:value-type="float" office:value="0.0400000000000001" calcext:value-type="float">
            <text:p>0.04</text:p>
          </table:table-cell>
          <table:table-cell table:formula="of:=IF([.E275]=[.B275];[.B$243];IF([.E275]=[.C275];[.C$243];IF([.E275]=[.D275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245:.F277];[.$B$24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SUMXMY2([.$B239:.$C239];start1)" office:value-type="float" office:value="14.05" calcext:value-type="float">
            <text:p>14.05</text:p>
          </table:table-cell>
          <table:table-cell table:style-name="ce16" table:formula="of:=SUMXMY2([.$B239:.$C239];start2)" office:value-type="float" office:value="174.4" calcext:value-type="float">
            <text:p>174.4</text:p>
          </table:table-cell>
          <table:table-cell table:style-name="ce16" table:formula="of:=SUMXMY2([.$B239:.$C239];start3)" office:value-type="float" office:value="4.64" calcext:value-type="float">
            <text:p>4.64</text:p>
          </table:table-cell>
          <table:table-cell table:formula="of:=MIN([.B276:.D276])" office:value-type="float" office:value="4.64" calcext:value-type="float">
            <text:p>4.64</text:p>
          </table:table-cell>
          <table:table-cell table:formula="of:=IF([.E276]=[.B276];[.B$243];IF([.E276]=[.C276];[.C$243];IF([.E276]=[.D276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245:.F277];[.$C$24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SUMXMY2([.$B240:.$C240];start1)" office:value-type="float" office:value="107.28" calcext:value-type="float">
            <text:p>107.28</text:p>
          </table:table-cell>
          <table:table-cell table:style-name="ce16" table:formula="of:=SUMXMY2([.$B240:.$C240];start2)" office:value-type="float" office:value="19.85" calcext:value-type="float">
            <text:p>19.85</text:p>
          </table:table-cell>
          <table:table-cell table:style-name="ce16" table:formula="of:=SUMXMY2([.$B240:.$C240];start3)" office:value-type="float" office:value="52.49" calcext:value-type="float">
            <text:p>52.49</text:p>
          </table:table-cell>
          <table:table-cell table:formula="of:=MIN([.B277:.D277])" office:value-type="float" office:value="19.85" calcext:value-type="float">
            <text:p>19.85</text:p>
          </table:table-cell>
          <table:table-cell table:formula="of:=IF([.E277]=[.B277];[.B$243];IF([.E277]=[.C277];[.C$243];IF([.E277]=[.D277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245:.F277];[.$D$243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Sum Squared Error</text:p>
          </table:table-cell>
          <table:covered-table-cell table:style-name="Default"/>
          <table:covered-table-cell/>
          <table:table-cell table:formula="of:=SUM([.E245:.E277])" office:value-type="float" office:value="500.77" calcext:value-type="float">
            <text:p>500.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3: Calculate averages for each clu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20" office:value-type="string" calcext:value-type="string" table:number-columns-spanned="2" table:number-rows-spanned="1">
            <text:p>Cluster 1</text:p>
          </table:table-cell>
          <table:covered-table-cell/>
          <table:table-cell table:style-name="ce20" office:value-type="string" calcext:value-type="string" table:number-columns-spanned="2" table:number-rows-spanned="1">
            <text:p>Cluster 2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Cluster 3</text:p>
          </table:table-cell>
          <table:covered-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245]" office:value-type="float" office:value="3" calcext:value-type="float">
            <text:p>3</text:p>
          </table:table-cell>
          <table:table-cell table:formula="of:=[.A245]" office:value-type="float" office:value="1" calcext:value-type="float">
            <text:p>1</text:p>
          </table:table-cell>
          <table:table-cell table:style-name="ce22" table:formula="of:=IF([.$A285]=1;[.B208];&quot;&quot;)">
            <text:p/>
          </table:table-cell>
          <table:table-cell table:style-name="ce22" table:formula="of:=IF([.$A285]=1;[.C208];&quot;&quot;)">
            <text:p/>
          </table:table-cell>
          <table:table-cell table:style-name="ce22" table:formula="of:=IF([.$A285]=2;[.B208];&quot;&quot;)">
            <text:p/>
          </table:table-cell>
          <table:table-cell table:style-name="ce22" table:formula="of:=IF([.$A285]=2;[.C208];&quot;&quot;)">
            <text:p/>
          </table:table-cell>
          <table:table-cell table:style-name="ce22" table:formula="of:=IF([.$A285]=3;[.B208];&quot;&quot;)" office:value-type="float" office:value="7.5" calcext:value-type="float">
            <text:p>7.5</text:p>
          </table:table-cell>
          <table:table-cell table:style-name="ce22" table:formula="of:=IF([.$A285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246]" office:value-type="float" office:value="1" calcext:value-type="float">
            <text:p>1</text:p>
          </table:table-cell>
          <table:table-cell table:formula="of:=[.A246]" office:value-type="float" office:value="2" calcext:value-type="float">
            <text:p>2</text:p>
          </table:table-cell>
          <table:table-cell table:style-name="ce22" table:formula="of:=IF([.$A286]=1;[.B209];&quot;&quot;)" office:value-type="float" office:value="2.2" calcext:value-type="float">
            <text:p>2.2</text:p>
          </table:table-cell>
          <table:table-cell table:style-name="ce22" table:formula="of:=IF([.$A286]=1;[.C209];&quot;&quot;)" office:value-type="float" office:value="7.3" calcext:value-type="float">
            <text:p>7.3</text:p>
          </table:table-cell>
          <table:table-cell table:style-name="ce22" table:formula="of:=IF([.$A286]=2;[.B209];&quot;&quot;)">
            <text:p/>
          </table:table-cell>
          <table:table-cell table:style-name="ce22" table:formula="of:=IF([.$A286]=2;[.C209];&quot;&quot;)">
            <text:p/>
          </table:table-cell>
          <table:table-cell table:style-name="ce22" table:formula="of:=IF([.$A286]=3;[.B209];&quot;&quot;)">
            <text:p/>
          </table:table-cell>
          <table:table-cell table:style-name="ce22" table:formula="of:=IF([.$A286]=3;[.C209];&quot;&quot;)">
            <text:p/>
          </table:table-cell>
          <table:table-cell table:number-columns-repeated="1016"/>
        </table:table-row>
        <table:table-row table:style-name="ro1">
          <table:table-cell table:formula="of:=[.F247]" office:value-type="float" office:value="1" calcext:value-type="float">
            <text:p>1</text:p>
          </table:table-cell>
          <table:table-cell table:formula="of:=[.A247]" office:value-type="float" office:value="3" calcext:value-type="float">
            <text:p>3</text:p>
          </table:table-cell>
          <table:table-cell table:style-name="ce22" table:formula="of:=IF([.$A287]=1;[.B210];&quot;&quot;)" office:value-type="float" office:value="3.2" calcext:value-type="float">
            <text:p>3.2</text:p>
          </table:table-cell>
          <table:table-cell table:style-name="ce22" table:formula="of:=IF([.$A287]=1;[.C210];&quot;&quot;)" office:value-type="float" office:value="4.3" calcext:value-type="float">
            <text:p>4.3</text:p>
          </table:table-cell>
          <table:table-cell table:style-name="ce22" table:formula="of:=IF([.$A287]=2;[.B210];&quot;&quot;)">
            <text:p/>
          </table:table-cell>
          <table:table-cell table:style-name="ce22" table:formula="of:=IF([.$A287]=2;[.C210];&quot;&quot;)">
            <text:p/>
          </table:table-cell>
          <table:table-cell table:style-name="ce22" table:formula="of:=IF([.$A287]=3;[.B210];&quot;&quot;)">
            <text:p/>
          </table:table-cell>
          <table:table-cell table:style-name="ce22" table:formula="of:=IF([.$A287]=3;[.C210];&quot;&quot;)">
            <text:p/>
          </table:table-cell>
          <table:table-cell table:number-columns-repeated="1016"/>
        </table:table-row>
        <table:table-row table:style-name="ro1">
          <table:table-cell table:formula="of:=[.F248]" office:value-type="float" office:value="3" calcext:value-type="float">
            <text:p>3</text:p>
          </table:table-cell>
          <table:table-cell table:formula="of:=[.A248]" office:value-type="float" office:value="4" calcext:value-type="float">
            <text:p>4</text:p>
          </table:table-cell>
          <table:table-cell table:style-name="ce22" table:formula="of:=IF([.$A288]=1;[.B211];&quot;&quot;)">
            <text:p/>
          </table:table-cell>
          <table:table-cell table:style-name="ce22" table:formula="of:=IF([.$A288]=1;[.C211];&quot;&quot;)">
            <text:p/>
          </table:table-cell>
          <table:table-cell table:style-name="ce22" table:formula="of:=IF([.$A288]=2;[.B211];&quot;&quot;)">
            <text:p/>
          </table:table-cell>
          <table:table-cell table:style-name="ce22" table:formula="of:=IF([.$A288]=2;[.C211];&quot;&quot;)">
            <text:p/>
          </table:table-cell>
          <table:table-cell table:style-name="ce22" table:formula="of:=IF([.$A288]=3;[.B211];&quot;&quot;)" office:value-type="float" office:value="4.2" calcext:value-type="float">
            <text:p>4.2</text:p>
          </table:table-cell>
          <table:table-cell table:style-name="ce22" table:formula="of:=IF([.$A288]=3;[.C211];&quot;&quot;)" office:value-type="float" office:value="6.7" calcext:value-type="float">
            <text:p>6.7</text:p>
          </table:table-cell>
          <table:table-cell table:number-columns-repeated="1016"/>
        </table:table-row>
        <table:table-row table:style-name="ro1">
          <table:table-cell table:formula="of:=[.F249]" office:value-type="float" office:value="3" calcext:value-type="float">
            <text:p>3</text:p>
          </table:table-cell>
          <table:table-cell table:formula="of:=[.A249]" office:value-type="float" office:value="5" calcext:value-type="float">
            <text:p>5</text:p>
          </table:table-cell>
          <table:table-cell table:style-name="ce22" table:formula="of:=IF([.$A289]=1;[.B212];&quot;&quot;)">
            <text:p/>
          </table:table-cell>
          <table:table-cell table:style-name="ce22" table:formula="of:=IF([.$A289]=1;[.C212];&quot;&quot;)">
            <text:p/>
          </table:table-cell>
          <table:table-cell table:style-name="ce22" table:formula="of:=IF([.$A289]=2;[.B212];&quot;&quot;)">
            <text:p/>
          </table:table-cell>
          <table:table-cell table:style-name="ce22" table:formula="of:=IF([.$A289]=2;[.C212];&quot;&quot;)">
            <text:p/>
          </table:table-cell>
          <table:table-cell table:style-name="ce22" table:formula="of:=IF([.$A289]=3;[.B212];&quot;&quot;)" office:value-type="float" office:value="4.3" calcext:value-type="float">
            <text:p>4.3</text:p>
          </table:table-cell>
          <table:table-cell table:style-name="ce22" table:formula="of:=IF([.$A289]=3;[.C212];&quot;&quot;)" office:value-type="float" office:value="5.8" calcext:value-type="float">
            <text:p>5.8</text:p>
          </table:table-cell>
          <table:table-cell table:number-columns-repeated="1016"/>
        </table:table-row>
        <table:table-row table:style-name="ro1">
          <table:table-cell table:formula="of:=[.F250]" office:value-type="float" office:value="3" calcext:value-type="float">
            <text:p>3</text:p>
          </table:table-cell>
          <table:table-cell table:formula="of:=[.A250]" office:value-type="float" office:value="6" calcext:value-type="float">
            <text:p>6</text:p>
          </table:table-cell>
          <table:table-cell table:style-name="ce22" table:formula="of:=IF([.$A290]=1;[.B213];&quot;&quot;)">
            <text:p/>
          </table:table-cell>
          <table:table-cell table:style-name="ce22" table:formula="of:=IF([.$A290]=1;[.C213];&quot;&quot;)">
            <text:p/>
          </table:table-cell>
          <table:table-cell table:style-name="ce22" table:formula="of:=IF([.$A290]=2;[.B213];&quot;&quot;)">
            <text:p/>
          </table:table-cell>
          <table:table-cell table:style-name="ce22" table:formula="of:=IF([.$A290]=2;[.C213];&quot;&quot;)">
            <text:p/>
          </table:table-cell>
          <table:table-cell table:style-name="ce22" table:formula="of:=IF([.$A290]=3;[.B213];&quot;&quot;)" office:value-type="float" office:value="4.5" calcext:value-type="float">
            <text:p>4.5</text:p>
          </table:table-cell>
          <table:table-cell table:style-name="ce22" table:formula="of:=IF([.$A290]=3;[.C213];&quot;&quot;)"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formula="of:=[.F251]" office:value-type="float" office:value="1" calcext:value-type="float">
            <text:p>1</text:p>
          </table:table-cell>
          <table:table-cell table:formula="of:=[.A251]" office:value-type="float" office:value="7" calcext:value-type="float">
            <text:p>7</text:p>
          </table:table-cell>
          <table:table-cell table:style-name="ce22" table:formula="of:=IF([.$A291]=1;[.B214];&quot;&quot;)" office:value-type="float" office:value="2.2" calcext:value-type="float">
            <text:p>2.2</text:p>
          </table:table-cell>
          <table:table-cell table:style-name="ce22" table:formula="of:=IF([.$A291]=1;[.C214];&quot;&quot;)" office:value-type="float" office:value="2.5" calcext:value-type="float">
            <text:p>2.5</text:p>
          </table:table-cell>
          <table:table-cell table:style-name="ce22" table:formula="of:=IF([.$A291]=2;[.B214];&quot;&quot;)">
            <text:p/>
          </table:table-cell>
          <table:table-cell table:style-name="ce22" table:formula="of:=IF([.$A291]=2;[.C214];&quot;&quot;)">
            <text:p/>
          </table:table-cell>
          <table:table-cell table:style-name="ce22" table:formula="of:=IF([.$A291]=3;[.B214];&quot;&quot;)">
            <text:p/>
          </table:table-cell>
          <table:table-cell table:style-name="ce22" table:formula="of:=IF([.$A291]=3;[.C214];&quot;&quot;)">
            <text:p/>
          </table:table-cell>
          <table:table-cell table:number-columns-repeated="1016"/>
        </table:table-row>
        <table:table-row table:style-name="ro1">
          <table:table-cell table:formula="of:=[.F252]" office:value-type="float" office:value="1" calcext:value-type="float">
            <text:p>1</text:p>
          </table:table-cell>
          <table:table-cell table:formula="of:=[.A252]" office:value-type="float" office:value="8" calcext:value-type="float">
            <text:p>8</text:p>
          </table:table-cell>
          <table:table-cell table:style-name="ce22" table:formula="of:=IF([.$A292]=1;[.B215];&quot;&quot;)" office:value-type="float" office:value="2.7" calcext:value-type="float">
            <text:p>2.7</text:p>
          </table:table-cell>
          <table:table-cell table:style-name="ce22" table:formula="of:=IF([.$A292]=1;[.C215];&quot;&quot;)" office:value-type="float" office:value="3.7" calcext:value-type="float">
            <text:p>3.7</text:p>
          </table:table-cell>
          <table:table-cell table:style-name="ce22" table:formula="of:=IF([.$A292]=2;[.B215];&quot;&quot;)">
            <text:p/>
          </table:table-cell>
          <table:table-cell table:style-name="ce22" table:formula="of:=IF([.$A292]=2;[.C215];&quot;&quot;)">
            <text:p/>
          </table:table-cell>
          <table:table-cell table:style-name="ce22" table:formula="of:=IF([.$A292]=3;[.B215];&quot;&quot;)">
            <text:p/>
          </table:table-cell>
          <table:table-cell table:style-name="ce22" table:formula="of:=IF([.$A292]=3;[.C215];&quot;&quot;)">
            <text:p/>
          </table:table-cell>
          <table:table-cell table:number-columns-repeated="1016"/>
        </table:table-row>
        <table:table-row table:style-name="ro1">
          <table:table-cell table:formula="of:=[.F253]" office:value-type="float" office:value="3" calcext:value-type="float">
            <text:p>3</text:p>
          </table:table-cell>
          <table:table-cell table:formula="of:=[.A253]" office:value-type="float" office:value="9" calcext:value-type="float">
            <text:p>9</text:p>
          </table:table-cell>
          <table:table-cell table:style-name="ce22" table:formula="of:=IF([.$A293]=1;[.B216];&quot;&quot;)">
            <text:p/>
          </table:table-cell>
          <table:table-cell table:style-name="ce22" table:formula="of:=IF([.$A293]=1;[.C216];&quot;&quot;)">
            <text:p/>
          </table:table-cell>
          <table:table-cell table:style-name="ce22" table:formula="of:=IF([.$A293]=2;[.B216];&quot;&quot;)">
            <text:p/>
          </table:table-cell>
          <table:table-cell table:style-name="ce22" table:formula="of:=IF([.$A293]=2;[.C216];&quot;&quot;)">
            <text:p/>
          </table:table-cell>
          <table:table-cell table:style-name="ce22" table:formula="of:=IF([.$A293]=3;[.B216];&quot;&quot;)" office:value-type="float" office:value="4.5" calcext:value-type="float">
            <text:p>4.5</text:p>
          </table:table-cell>
          <table:table-cell table:style-name="ce22" table:formula="of:=IF([.$A293]=3;[.C216];&quot;&quot;)" office:value-type="float" office:value="8.9" calcext:value-type="float">
            <text:p>8.9</text:p>
          </table:table-cell>
          <table:table-cell table:number-columns-repeated="1016"/>
        </table:table-row>
        <table:table-row table:style-name="ro1">
          <table:table-cell table:formula="of:=[.F254]" office:value-type="float" office:value="3" calcext:value-type="float">
            <text:p>3</text:p>
          </table:table-cell>
          <table:table-cell table:formula="of:=[.A254]" office:value-type="float" office:value="10" calcext:value-type="float">
            <text:p>10</text:p>
          </table:table-cell>
          <table:table-cell table:style-name="ce22" table:formula="of:=IF([.$A294]=1;[.B217];&quot;&quot;)">
            <text:p/>
          </table:table-cell>
          <table:table-cell table:style-name="ce22" table:formula="of:=IF([.$A294]=1;[.C217];&quot;&quot;)">
            <text:p/>
          </table:table-cell>
          <table:table-cell table:style-name="ce22" table:formula="of:=IF([.$A294]=2;[.B217];&quot;&quot;)">
            <text:p/>
          </table:table-cell>
          <table:table-cell table:style-name="ce22" table:formula="of:=IF([.$A294]=2;[.C217];&quot;&quot;)">
            <text:p/>
          </table:table-cell>
          <table:table-cell table:style-name="ce22" table:formula="of:=IF([.$A294]=3;[.B217];&quot;&quot;)" office:value-type="float" office:value="8.5" calcext:value-type="float">
            <text:p>8.5</text:p>
          </table:table-cell>
          <table:table-cell table:style-name="ce22" table:formula="of:=IF([.$A294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255]" office:value-type="float" office:value="3" calcext:value-type="float">
            <text:p>3</text:p>
          </table:table-cell>
          <table:table-cell table:formula="of:=[.A255]" office:value-type="float" office:value="11" calcext:value-type="float">
            <text:p>11</text:p>
          </table:table-cell>
          <table:table-cell table:style-name="ce22" table:formula="of:=IF([.$A295]=1;[.B218];&quot;&quot;)">
            <text:p/>
          </table:table-cell>
          <table:table-cell table:style-name="ce22" table:formula="of:=IF([.$A295]=1;[.C218];&quot;&quot;)">
            <text:p/>
          </table:table-cell>
          <table:table-cell table:style-name="ce22" table:formula="of:=IF([.$A295]=2;[.B218];&quot;&quot;)">
            <text:p/>
          </table:table-cell>
          <table:table-cell table:style-name="ce22" table:formula="of:=IF([.$A295]=2;[.C218];&quot;&quot;)">
            <text:p/>
          </table:table-cell>
          <table:table-cell table:style-name="ce22" table:formula="of:=IF([.$A295]=3;[.B218];&quot;&quot;)" office:value-type="float" office:value="9.6" calcext:value-type="float">
            <text:p>9.6</text:p>
          </table:table-cell>
          <table:table-cell table:style-name="ce22" table:formula="of:=IF([.$A295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56]" office:value-type="float" office:value="3" calcext:value-type="float">
            <text:p>3</text:p>
          </table:table-cell>
          <table:table-cell table:formula="of:=[.A256]" office:value-type="float" office:value="12" calcext:value-type="float">
            <text:p>12</text:p>
          </table:table-cell>
          <table:table-cell table:style-name="ce22" table:formula="of:=IF([.$A296]=1;[.B219];&quot;&quot;)">
            <text:p/>
          </table:table-cell>
          <table:table-cell table:style-name="ce22" table:formula="of:=IF([.$A296]=1;[.C219];&quot;&quot;)">
            <text:p/>
          </table:table-cell>
          <table:table-cell table:style-name="ce22" table:formula="of:=IF([.$A296]=2;[.B219];&quot;&quot;)">
            <text:p/>
          </table:table-cell>
          <table:table-cell table:style-name="ce22" table:formula="of:=IF([.$A296]=2;[.C219];&quot;&quot;)">
            <text:p/>
          </table:table-cell>
          <table:table-cell table:style-name="ce22" table:formula="of:=IF([.$A296]=3;[.B219];&quot;&quot;)" office:value-type="float" office:value="7.5" calcext:value-type="float">
            <text:p>7.5</text:p>
          </table:table-cell>
          <table:table-cell table:style-name="ce22" table:formula="of:=IF([.$A296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257]" office:value-type="float" office:value="1" calcext:value-type="float">
            <text:p>1</text:p>
          </table:table-cell>
          <table:table-cell table:formula="of:=[.A257]" office:value-type="float" office:value="13" calcext:value-type="float">
            <text:p>13</text:p>
          </table:table-cell>
          <table:table-cell table:style-name="ce22" table:formula="of:=IF([.$A297]=1;[.B220];&quot;&quot;)" office:value-type="float" office:value="4.5" calcext:value-type="float">
            <text:p>4.5</text:p>
          </table:table-cell>
          <table:table-cell table:style-name="ce22" table:formula="of:=IF([.$A297]=1;[.C220];&quot;&quot;)" office:value-type="float" office:value="12.2" calcext:value-type="float">
            <text:p>12.2</text:p>
          </table:table-cell>
          <table:table-cell table:style-name="ce22" table:formula="of:=IF([.$A297]=2;[.B220];&quot;&quot;)">
            <text:p/>
          </table:table-cell>
          <table:table-cell table:style-name="ce22" table:formula="of:=IF([.$A297]=2;[.C220];&quot;&quot;)">
            <text:p/>
          </table:table-cell>
          <table:table-cell table:style-name="ce22" table:formula="of:=IF([.$A297]=3;[.B220];&quot;&quot;)">
            <text:p/>
          </table:table-cell>
          <table:table-cell table:style-name="ce22" table:formula="of:=IF([.$A297]=3;[.C220];&quot;&quot;)">
            <text:p/>
          </table:table-cell>
          <table:table-cell table:number-columns-repeated="1016"/>
        </table:table-row>
        <table:table-row table:style-name="ro1">
          <table:table-cell table:formula="of:=[.F258]" office:value-type="float" office:value="1" calcext:value-type="float">
            <text:p>1</text:p>
          </table:table-cell>
          <table:table-cell table:formula="of:=[.A258]" office:value-type="float" office:value="14" calcext:value-type="float">
            <text:p>14</text:p>
          </table:table-cell>
          <table:table-cell table:style-name="ce22" table:formula="of:=IF([.$A298]=1;[.B221];&quot;&quot;)" office:value-type="float" office:value="4" calcext:value-type="float">
            <text:p>4</text:p>
          </table:table-cell>
          <table:table-cell table:style-name="ce22" table:formula="of:=IF([.$A298]=1;[.C221];&quot;&quot;)" office:value-type="float" office:value="13.5" calcext:value-type="float">
            <text:p>13.5</text:p>
          </table:table-cell>
          <table:table-cell table:style-name="ce22" table:formula="of:=IF([.$A298]=2;[.B221];&quot;&quot;)">
            <text:p/>
          </table:table-cell>
          <table:table-cell table:style-name="ce22" table:formula="of:=IF([.$A298]=2;[.C221];&quot;&quot;)">
            <text:p/>
          </table:table-cell>
          <table:table-cell table:style-name="ce22" table:formula="of:=IF([.$A298]=3;[.B221];&quot;&quot;)">
            <text:p/>
          </table:table-cell>
          <table:table-cell table:style-name="ce22" table:formula="of:=IF([.$A298]=3;[.C221];&quot;&quot;)">
            <text:p/>
          </table:table-cell>
          <table:table-cell table:number-columns-repeated="1016"/>
        </table:table-row>
        <table:table-row table:style-name="ro1">
          <table:table-cell table:formula="of:=[.F259]" office:value-type="float" office:value="2" calcext:value-type="float">
            <text:p>2</text:p>
          </table:table-cell>
          <table:table-cell table:formula="of:=[.A259]" office:value-type="float" office:value="15" calcext:value-type="float">
            <text:p>15</text:p>
          </table:table-cell>
          <table:table-cell table:style-name="ce22" table:formula="of:=IF([.$A299]=1;[.B222];&quot;&quot;)">
            <text:p/>
          </table:table-cell>
          <table:table-cell table:style-name="ce22" table:formula="of:=IF([.$A299]=1;[.C222];&quot;&quot;)">
            <text:p/>
          </table:table-cell>
          <table:table-cell table:style-name="ce22" table:formula="of:=IF([.$A299]=2;[.B222];&quot;&quot;)" office:value-type="float" office:value="8.6" calcext:value-type="float">
            <text:p>8.6</text:p>
          </table:table-cell>
          <table:table-cell table:style-name="ce22" table:formula="of:=IF([.$A299]=2;[.C222];&quot;&quot;)" office:value-type="float" office:value="13.2" calcext:value-type="float">
            <text:p>13.2</text:p>
          </table:table-cell>
          <table:table-cell table:style-name="ce22" table:formula="of:=IF([.$A299]=3;[.B222];&quot;&quot;)">
            <text:p/>
          </table:table-cell>
          <table:table-cell table:style-name="ce22" table:formula="of:=IF([.$A299]=3;[.C222];&quot;&quot;)">
            <text:p/>
          </table:table-cell>
          <table:table-cell table:number-columns-repeated="1016"/>
        </table:table-row>
        <table:table-row table:style-name="ro1">
          <table:table-cell table:formula="of:=[.F260]" office:value-type="float" office:value="2" calcext:value-type="float">
            <text:p>2</text:p>
          </table:table-cell>
          <table:table-cell table:formula="of:=[.A260]" office:value-type="float" office:value="16" calcext:value-type="float">
            <text:p>16</text:p>
          </table:table-cell>
          <table:table-cell table:style-name="ce22" table:formula="of:=IF([.$A300]=1;[.B223];&quot;&quot;)">
            <text:p/>
          </table:table-cell>
          <table:table-cell table:style-name="ce22" table:formula="of:=IF([.$A300]=1;[.C223];&quot;&quot;)">
            <text:p/>
          </table:table-cell>
          <table:table-cell table:style-name="ce22" table:formula="of:=IF([.$A300]=2;[.B223];&quot;&quot;)" office:value-type="float" office:value="10.2" calcext:value-type="float">
            <text:p>10.2</text:p>
          </table:table-cell>
          <table:table-cell table:style-name="ce22" table:formula="of:=IF([.$A300]=2;[.C223];&quot;&quot;)" office:value-type="float" office:value="12.8" calcext:value-type="float">
            <text:p>12.8</text:p>
          </table:table-cell>
          <table:table-cell table:style-name="ce22" table:formula="of:=IF([.$A300]=3;[.B223];&quot;&quot;)">
            <text:p/>
          </table:table-cell>
          <table:table-cell table:style-name="ce22" table:formula="of:=IF([.$A300]=3;[.C223];&quot;&quot;)">
            <text:p/>
          </table:table-cell>
          <table:table-cell table:number-columns-repeated="1016"/>
        </table:table-row>
        <table:table-row table:style-name="ro1">
          <table:table-cell table:formula="of:=[.F261]" office:value-type="float" office:value="2" calcext:value-type="float">
            <text:p>2</text:p>
          </table:table-cell>
          <table:table-cell table:formula="of:=[.A261]" office:value-type="float" office:value="17" calcext:value-type="float">
            <text:p>17</text:p>
          </table:table-cell>
          <table:table-cell table:style-name="ce22" table:formula="of:=IF([.$A301]=1;[.B224];&quot;&quot;)">
            <text:p/>
          </table:table-cell>
          <table:table-cell table:style-name="ce22" table:formula="of:=IF([.$A301]=1;[.C224];&quot;&quot;)">
            <text:p/>
          </table:table-cell>
          <table:table-cell table:style-name="ce22" table:formula="of:=IF([.$A301]=2;[.B224];&quot;&quot;)" office:value-type="float" office:value="12.2" calcext:value-type="float">
            <text:p>12.2</text:p>
          </table:table-cell>
          <table:table-cell table:style-name="ce22" table:formula="of:=IF([.$A301]=2;[.C224];&quot;&quot;)" office:value-type="float" office:value="17.8" calcext:value-type="float">
            <text:p>17.8</text:p>
          </table:table-cell>
          <table:table-cell table:style-name="ce22" table:formula="of:=IF([.$A301]=3;[.B224];&quot;&quot;)">
            <text:p/>
          </table:table-cell>
          <table:table-cell table:style-name="ce22" table:formula="of:=IF([.$A301]=3;[.C224];&quot;&quot;)">
            <text:p/>
          </table:table-cell>
          <table:table-cell table:number-columns-repeated="1016"/>
        </table:table-row>
        <table:table-row table:style-name="ro1">
          <table:table-cell table:formula="of:=[.F262]" office:value-type="float" office:value="2" calcext:value-type="float">
            <text:p>2</text:p>
          </table:table-cell>
          <table:table-cell table:formula="of:=[.A262]" office:value-type="float" office:value="18" calcext:value-type="float">
            <text:p>18</text:p>
          </table:table-cell>
          <table:table-cell table:style-name="ce22" table:formula="of:=IF([.$A302]=1;[.B225];&quot;&quot;)">
            <text:p/>
          </table:table-cell>
          <table:table-cell table:style-name="ce22" table:formula="of:=IF([.$A302]=1;[.C225];&quot;&quot;)">
            <text:p/>
          </table:table-cell>
          <table:table-cell table:style-name="ce22" table:formula="of:=IF([.$A302]=2;[.B225];&quot;&quot;)" office:value-type="float" office:value="13.5" calcext:value-type="float">
            <text:p>13.5</text:p>
          </table:table-cell>
          <table:table-cell table:style-name="ce22" table:formula="of:=IF([.$A302]=2;[.C225];&quot;&quot;)" office:value-type="float" office:value="16.4" calcext:value-type="float">
            <text:p>16.4</text:p>
          </table:table-cell>
          <table:table-cell table:style-name="ce22" table:formula="of:=IF([.$A302]=3;[.B225];&quot;&quot;)">
            <text:p/>
          </table:table-cell>
          <table:table-cell table:style-name="ce22" table:formula="of:=IF([.$A302]=3;[.C225];&quot;&quot;)">
            <text:p/>
          </table:table-cell>
          <table:table-cell table:number-columns-repeated="1016"/>
        </table:table-row>
        <table:table-row table:style-name="ro1">
          <table:table-cell table:formula="of:=[.F263]" office:value-type="float" office:value="2" calcext:value-type="float">
            <text:p>2</text:p>
          </table:table-cell>
          <table:table-cell table:formula="of:=[.A263]" office:value-type="float" office:value="19" calcext:value-type="float">
            <text:p>19</text:p>
          </table:table-cell>
          <table:table-cell table:style-name="ce22" table:formula="of:=IF([.$A303]=1;[.B226];&quot;&quot;)">
            <text:p/>
          </table:table-cell>
          <table:table-cell table:style-name="ce22" table:formula="of:=IF([.$A303]=1;[.C226];&quot;&quot;)">
            <text:p/>
          </table:table-cell>
          <table:table-cell table:style-name="ce22" table:formula="of:=IF([.$A303]=2;[.B226];&quot;&quot;)" office:value-type="float" office:value="15.6" calcext:value-type="float">
            <text:p>15.6</text:p>
          </table:table-cell>
          <table:table-cell table:style-name="ce22" table:formula="of:=IF([.$A303]=2;[.C226];&quot;&quot;)" office:value-type="float" office:value="12.2" calcext:value-type="float">
            <text:p>12.2</text:p>
          </table:table-cell>
          <table:table-cell table:style-name="ce22" table:formula="of:=IF([.$A303]=3;[.B226];&quot;&quot;)">
            <text:p/>
          </table:table-cell>
          <table:table-cell table:style-name="ce22" table:formula="of:=IF([.$A303]=3;[.C226];&quot;&quot;)">
            <text:p/>
          </table:table-cell>
          <table:table-cell table:number-columns-repeated="1016"/>
        </table:table-row>
        <table:table-row table:style-name="ro1">
          <table:table-cell table:formula="of:=[.F264]" office:value-type="float" office:value="2" calcext:value-type="float">
            <text:p>2</text:p>
          </table:table-cell>
          <table:table-cell table:formula="of:=[.A264]" office:value-type="float" office:value="20" calcext:value-type="float">
            <text:p>20</text:p>
          </table:table-cell>
          <table:table-cell table:style-name="ce22" table:formula="of:=IF([.$A304]=1;[.B227];&quot;&quot;)">
            <text:p/>
          </table:table-cell>
          <table:table-cell table:style-name="ce22" table:formula="of:=IF([.$A304]=1;[.C227];&quot;&quot;)">
            <text:p/>
          </table:table-cell>
          <table:table-cell table:style-name="ce22" table:formula="of:=IF([.$A304]=2;[.B227];&quot;&quot;)" office:value-type="float" office:value="10.3" calcext:value-type="float">
            <text:p>10.3</text:p>
          </table:table-cell>
          <table:table-cell table:style-name="ce22" table:formula="of:=IF([.$A304]=2;[.C227];&quot;&quot;)" office:value-type="float" office:value="10.4" calcext:value-type="float">
            <text:p>10.4</text:p>
          </table:table-cell>
          <table:table-cell table:style-name="ce22" table:formula="of:=IF([.$A304]=3;[.B227];&quot;&quot;)">
            <text:p/>
          </table:table-cell>
          <table:table-cell table:style-name="ce22" table:formula="of:=IF([.$A304]=3;[.C227];&quot;&quot;)">
            <text:p/>
          </table:table-cell>
          <table:table-cell table:number-columns-repeated="1016"/>
        </table:table-row>
        <table:table-row table:style-name="ro1">
          <table:table-cell table:formula="of:=[.F265]" office:value-type="float" office:value="3" calcext:value-type="float">
            <text:p>3</text:p>
          </table:table-cell>
          <table:table-cell table:formula="of:=[.A265]" office:value-type="float" office:value="21" calcext:value-type="float">
            <text:p>21</text:p>
          </table:table-cell>
          <table:table-cell table:style-name="ce22" table:formula="of:=IF([.$A305]=1;[.B228];&quot;&quot;)">
            <text:p/>
          </table:table-cell>
          <table:table-cell table:style-name="ce22" table:formula="of:=IF([.$A305]=1;[.C228];&quot;&quot;)">
            <text:p/>
          </table:table-cell>
          <table:table-cell table:style-name="ce22" table:formula="of:=IF([.$A305]=2;[.B228];&quot;&quot;)">
            <text:p/>
          </table:table-cell>
          <table:table-cell table:style-name="ce22" table:formula="of:=IF([.$A305]=2;[.C228];&quot;&quot;)">
            <text:p/>
          </table:table-cell>
          <table:table-cell table:style-name="ce22" table:formula="of:=IF([.$A305]=3;[.B228];&quot;&quot;)" office:value-type="float" office:value="9.8" calcext:value-type="float">
            <text:p>9.8</text:p>
          </table:table-cell>
          <table:table-cell table:style-name="ce22" table:formula="of:=IF([.$A305]=3;[.C228];&quot;&quot;)" office:value-type="float" office:value="10.4" calcext:value-type="float">
            <text:p>10.4</text:p>
          </table:table-cell>
          <table:table-cell table:number-columns-repeated="1016"/>
        </table:table-row>
        <table:table-row table:style-name="ro1">
          <table:table-cell table:formula="of:=[.F266]" office:value-type="float" office:value="3" calcext:value-type="float">
            <text:p>3</text:p>
          </table:table-cell>
          <table:table-cell table:formula="of:=[.A266]" office:value-type="float" office:value="22" calcext:value-type="float">
            <text:p>22</text:p>
          </table:table-cell>
          <table:table-cell table:style-name="ce22" table:formula="of:=IF([.$A306]=1;[.B229];&quot;&quot;)">
            <text:p/>
          </table:table-cell>
          <table:table-cell table:style-name="ce22" table:formula="of:=IF([.$A306]=1;[.C229];&quot;&quot;)">
            <text:p/>
          </table:table-cell>
          <table:table-cell table:style-name="ce22" table:formula="of:=IF([.$A306]=2;[.B229];&quot;&quot;)">
            <text:p/>
          </table:table-cell>
          <table:table-cell table:style-name="ce22" table:formula="of:=IF([.$A306]=2;[.C229];&quot;&quot;)">
            <text:p/>
          </table:table-cell>
          <table:table-cell table:style-name="ce22" table:formula="of:=IF([.$A306]=3;[.B229];&quot;&quot;)" office:value-type="float" office:value="8.3" calcext:value-type="float">
            <text:p>8.3</text:p>
          </table:table-cell>
          <table:table-cell table:style-name="ce22" table:formula="of:=IF([.$A306]=3;[.C229];&quot;&quot;)" office:value-type="float" office:value="11.3" calcext:value-type="float">
            <text:p>11.3</text:p>
          </table:table-cell>
          <table:table-cell table:number-columns-repeated="1016"/>
        </table:table-row>
        <table:table-row table:style-name="ro1">
          <table:table-cell table:formula="of:=[.F267]" office:value-type="float" office:value="3" calcext:value-type="float">
            <text:p>3</text:p>
          </table:table-cell>
          <table:table-cell table:formula="of:=[.A267]" office:value-type="float" office:value="23" calcext:value-type="float">
            <text:p>23</text:p>
          </table:table-cell>
          <table:table-cell table:style-name="ce22" table:formula="of:=IF([.$A307]=1;[.B230];&quot;&quot;)">
            <text:p/>
          </table:table-cell>
          <table:table-cell table:style-name="ce22" table:formula="of:=IF([.$A307]=1;[.C230];&quot;&quot;)">
            <text:p/>
          </table:table-cell>
          <table:table-cell table:style-name="ce22" table:formula="of:=IF([.$A307]=2;[.B230];&quot;&quot;)">
            <text:p/>
          </table:table-cell>
          <table:table-cell table:style-name="ce22" table:formula="of:=IF([.$A307]=2;[.C230];&quot;&quot;)">
            <text:p/>
          </table:table-cell>
          <table:table-cell table:style-name="ce22" table:formula="of:=IF([.$A307]=3;[.B230];&quot;&quot;)" office:value-type="float" office:value="5.6" calcext:value-type="float">
            <text:p>5.6</text:p>
          </table:table-cell>
          <table:table-cell table:style-name="ce22" table:formula="of:=IF([.$A307]=3;[.C230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268]" office:value-type="float" office:value="3" calcext:value-type="float">
            <text:p>3</text:p>
          </table:table-cell>
          <table:table-cell table:formula="of:=[.A268]" office:value-type="float" office:value="24" calcext:value-type="float">
            <text:p>24</text:p>
          </table:table-cell>
          <table:table-cell table:style-name="ce22" table:formula="of:=IF([.$A308]=1;[.B231];&quot;&quot;)">
            <text:p/>
          </table:table-cell>
          <table:table-cell table:style-name="ce22" table:formula="of:=IF([.$A308]=1;[.C231];&quot;&quot;)">
            <text:p/>
          </table:table-cell>
          <table:table-cell table:style-name="ce22" table:formula="of:=IF([.$A308]=2;[.B231];&quot;&quot;)">
            <text:p/>
          </table:table-cell>
          <table:table-cell table:style-name="ce22" table:formula="of:=IF([.$A308]=2;[.C231];&quot;&quot;)">
            <text:p/>
          </table:table-cell>
          <table:table-cell table:style-name="ce22" table:formula="of:=IF([.$A308]=3;[.B231];&quot;&quot;)" office:value-type="float" office:value="7.8" calcext:value-type="float">
            <text:p>7.8</text:p>
          </table:table-cell>
          <table:table-cell table:style-name="ce22" table:formula="of:=IF([.$A308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269]" office:value-type="float" office:value="3" calcext:value-type="float">
            <text:p>3</text:p>
          </table:table-cell>
          <table:table-cell table:formula="of:=[.A269]" office:value-type="float" office:value="25" calcext:value-type="float">
            <text:p>25</text:p>
          </table:table-cell>
          <table:table-cell table:style-name="ce22" table:formula="of:=IF([.$A309]=1;[.B232];&quot;&quot;)">
            <text:p/>
          </table:table-cell>
          <table:table-cell table:style-name="ce22" table:formula="of:=IF([.$A309]=1;[.C232];&quot;&quot;)">
            <text:p/>
          </table:table-cell>
          <table:table-cell table:style-name="ce22" table:formula="of:=IF([.$A309]=2;[.B232];&quot;&quot;)">
            <text:p/>
          </table:table-cell>
          <table:table-cell table:style-name="ce22" table:formula="of:=IF([.$A309]=2;[.C232];&quot;&quot;)">
            <text:p/>
          </table:table-cell>
          <table:table-cell table:style-name="ce22" table:formula="of:=IF([.$A309]=3;[.B232];&quot;&quot;)" office:value-type="float" office:value="4.7" calcext:value-type="float">
            <text:p>4.7</text:p>
          </table:table-cell>
          <table:table-cell table:style-name="ce22" table:formula="of:=IF([.$A309]=3;[.C232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270]" office:value-type="float" office:value="3" calcext:value-type="float">
            <text:p>3</text:p>
          </table:table-cell>
          <table:table-cell table:formula="of:=[.A270]" office:value-type="float" office:value="26" calcext:value-type="float">
            <text:p>26</text:p>
          </table:table-cell>
          <table:table-cell table:style-name="ce22" table:formula="of:=IF([.$A310]=1;[.B233];&quot;&quot;)">
            <text:p/>
          </table:table-cell>
          <table:table-cell table:style-name="ce22" table:formula="of:=IF([.$A310]=1;[.C233];&quot;&quot;)">
            <text:p/>
          </table:table-cell>
          <table:table-cell table:style-name="ce22" table:formula="of:=IF([.$A310]=2;[.B233];&quot;&quot;)">
            <text:p/>
          </table:table-cell>
          <table:table-cell table:style-name="ce22" table:formula="of:=IF([.$A310]=2;[.C233];&quot;&quot;)">
            <text:p/>
          </table:table-cell>
          <table:table-cell table:style-name="ce22" table:formula="of:=IF([.$A310]=3;[.B233];&quot;&quot;)" office:value-type="float" office:value="7.8" calcext:value-type="float">
            <text:p>7.8</text:p>
          </table:table-cell>
          <table:table-cell table:style-name="ce22" table:formula="of:=IF([.$A310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71]" office:value-type="float" office:value="2" calcext:value-type="float">
            <text:p>2</text:p>
          </table:table-cell>
          <table:table-cell table:formula="of:=[.A271]" office:value-type="float" office:value="27" calcext:value-type="float">
            <text:p>27</text:p>
          </table:table-cell>
          <table:table-cell table:style-name="ce22" table:formula="of:=IF([.$A311]=1;[.B234];&quot;&quot;)">
            <text:p/>
          </table:table-cell>
          <table:table-cell table:style-name="ce22" table:formula="of:=IF([.$A311]=1;[.C234];&quot;&quot;)">
            <text:p/>
          </table:table-cell>
          <table:table-cell table:style-name="ce22" table:formula="of:=IF([.$A311]=2;[.B234];&quot;&quot;)" office:value-type="float" office:value="13.3" calcext:value-type="float">
            <text:p>13.3</text:p>
          </table:table-cell>
          <table:table-cell table:style-name="ce22" table:formula="of:=IF([.$A311]=2;[.C234];&quot;&quot;)" office:value-type="float" office:value="8.9" calcext:value-type="float">
            <text:p>8.9</text:p>
          </table:table-cell>
          <table:table-cell table:style-name="ce22" table:formula="of:=IF([.$A311]=3;[.B234];&quot;&quot;)">
            <text:p/>
          </table:table-cell>
          <table:table-cell table:style-name="ce22" table:formula="of:=IF([.$A311]=3;[.C234];&quot;&quot;)">
            <text:p/>
          </table:table-cell>
          <table:table-cell table:number-columns-repeated="1016"/>
        </table:table-row>
        <table:table-row table:style-name="ro1">
          <table:table-cell table:formula="of:=[.F272]" office:value-type="float" office:value="1" calcext:value-type="float">
            <text:p>1</text:p>
          </table:table-cell>
          <table:table-cell table:formula="of:=[.A272]" office:value-type="float" office:value="28" calcext:value-type="float">
            <text:p>28</text:p>
          </table:table-cell>
          <table:table-cell table:style-name="ce22" table:formula="of:=IF([.$A312]=1;[.B235];&quot;&quot;)" office:value-type="float" office:value="3.4" calcext:value-type="float">
            <text:p>3.4</text:p>
          </table:table-cell>
          <table:table-cell table:style-name="ce22" table:formula="of:=IF([.$A312]=1;[.C235];&quot;&quot;)" office:value-type="float" office:value="4.6" calcext:value-type="float">
            <text:p>4.6</text:p>
          </table:table-cell>
          <table:table-cell table:style-name="ce22" table:formula="of:=IF([.$A312]=2;[.B235];&quot;&quot;)">
            <text:p/>
          </table:table-cell>
          <table:table-cell table:style-name="ce22" table:formula="of:=IF([.$A312]=2;[.C235];&quot;&quot;)">
            <text:p/>
          </table:table-cell>
          <table:table-cell table:style-name="ce22" table:formula="of:=IF([.$A312]=3;[.B235];&quot;&quot;)">
            <text:p/>
          </table:table-cell>
          <table:table-cell table:style-name="ce22" table:formula="of:=IF([.$A312]=3;[.C235];&quot;&quot;)">
            <text:p/>
          </table:table-cell>
          <table:table-cell table:number-columns-repeated="1016"/>
        </table:table-row>
        <table:table-row table:style-name="ro1">
          <table:table-cell table:formula="of:=[.F273]" office:value-type="float" office:value="3" calcext:value-type="float">
            <text:p>3</text:p>
          </table:table-cell>
          <table:table-cell table:formula="of:=[.A273]" office:value-type="float" office:value="29" calcext:value-type="float">
            <text:p>29</text:p>
          </table:table-cell>
          <table:table-cell table:style-name="ce22" table:formula="of:=IF([.$A313]=1;[.B236];&quot;&quot;)">
            <text:p/>
          </table:table-cell>
          <table:table-cell table:style-name="ce22" table:formula="of:=IF([.$A313]=1;[.C236];&quot;&quot;)">
            <text:p/>
          </table:table-cell>
          <table:table-cell table:style-name="ce22" table:formula="of:=IF([.$A313]=2;[.B236];&quot;&quot;)">
            <text:p/>
          </table:table-cell>
          <table:table-cell table:style-name="ce22" table:formula="of:=IF([.$A313]=2;[.C236];&quot;&quot;)">
            <text:p/>
          </table:table-cell>
          <table:table-cell table:style-name="ce22" table:formula="of:=IF([.$A313]=3;[.B236];&quot;&quot;)" office:value-type="float" office:value="5.6" calcext:value-type="float">
            <text:p>5.6</text:p>
          </table:table-cell>
          <table:table-cell table:style-name="ce22" table:formula="of:=IF([.$A313]=3;[.C236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274]" office:value-type="float" office:value="3" calcext:value-type="float">
            <text:p>3</text:p>
          </table:table-cell>
          <table:table-cell table:formula="of:=[.A274]" office:value-type="float" office:value="30" calcext:value-type="float">
            <text:p>30</text:p>
          </table:table-cell>
          <table:table-cell table:style-name="ce22" table:formula="of:=IF([.$A314]=1;[.B237];&quot;&quot;)">
            <text:p/>
          </table:table-cell>
          <table:table-cell table:style-name="ce22" table:formula="of:=IF([.$A314]=1;[.C237];&quot;&quot;)">
            <text:p/>
          </table:table-cell>
          <table:table-cell table:style-name="ce22" table:formula="of:=IF([.$A314]=2;[.B237];&quot;&quot;)">
            <text:p/>
          </table:table-cell>
          <table:table-cell table:style-name="ce22" table:formula="of:=IF([.$A314]=2;[.C237];&quot;&quot;)">
            <text:p/>
          </table:table-cell>
          <table:table-cell table:style-name="ce22" table:formula="of:=IF([.$A314]=3;[.B237];&quot;&quot;)" office:value-type="float" office:value="7.9" calcext:value-type="float">
            <text:p>7.9</text:p>
          </table:table-cell>
          <table:table-cell table:style-name="ce22" table:formula="of:=IF([.$A314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275]" office:value-type="float" office:value="3" calcext:value-type="float">
            <text:p>3</text:p>
          </table:table-cell>
          <table:table-cell table:formula="of:=[.A275]" office:value-type="float" office:value="31" calcext:value-type="float">
            <text:p>31</text:p>
          </table:table-cell>
          <table:table-cell table:style-name="ce22" table:formula="of:=IF([.$A315]=1;[.B238];&quot;&quot;)">
            <text:p/>
          </table:table-cell>
          <table:table-cell table:style-name="ce22" table:formula="of:=IF([.$A315]=1;[.C238];&quot;&quot;)">
            <text:p/>
          </table:table-cell>
          <table:table-cell table:style-name="ce22" table:formula="of:=IF([.$A315]=2;[.B238];&quot;&quot;)">
            <text:p/>
          </table:table-cell>
          <table:table-cell table:style-name="ce22" table:formula="of:=IF([.$A315]=2;[.C238];&quot;&quot;)">
            <text:p/>
          </table:table-cell>
          <table:table-cell table:style-name="ce22" table:formula="of:=IF([.$A315]=3;[.B238];&quot;&quot;)" office:value-type="float" office:value="5.8" calcext:value-type="float">
            <text:p>5.8</text:p>
          </table:table-cell>
          <table:table-cell table:style-name="ce22" table:formula="of:=IF([.$A315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276]" office:value-type="float" office:value="3" calcext:value-type="float">
            <text:p>3</text:p>
          </table:table-cell>
          <table:table-cell table:formula="of:=[.A276]" office:value-type="float" office:value="32" calcext:value-type="float">
            <text:p>32</text:p>
          </table:table-cell>
          <table:table-cell table:style-name="ce22" table:formula="of:=IF([.$A316]=1;[.B239];&quot;&quot;)">
            <text:p/>
          </table:table-cell>
          <table:table-cell table:style-name="ce22" table:formula="of:=IF([.$A316]=1;[.C239];&quot;&quot;)">
            <text:p/>
          </table:table-cell>
          <table:table-cell table:style-name="ce22" table:formula="of:=IF([.$A316]=2;[.B239];&quot;&quot;)">
            <text:p/>
          </table:table-cell>
          <table:table-cell table:style-name="ce22" table:formula="of:=IF([.$A316]=2;[.C239];&quot;&quot;)">
            <text:p/>
          </table:table-cell>
          <table:table-cell table:style-name="ce22" table:formula="of:=IF([.$A316]=3;[.B239];&quot;&quot;)" office:value-type="float" office:value="4.8" calcext:value-type="float">
            <text:p>4.8</text:p>
          </table:table-cell>
          <table:table-cell table:style-name="ce22" table:formula="of:=IF([.$A316]=3;[.C239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77]" office:value-type="float" office:value="2" calcext:value-type="float">
            <text:p>2</text:p>
          </table:table-cell>
          <table:table-cell table:formula="of:=[.A277]" office:value-type="float" office:value="33" calcext:value-type="float">
            <text:p>33</text:p>
          </table:table-cell>
          <table:table-cell table:style-name="ce22" table:formula="of:=IF([.$A317]=1;[.B240];&quot;&quot;)">
            <text:p/>
          </table:table-cell>
          <table:table-cell table:style-name="ce22" table:formula="of:=IF([.$A317]=1;[.C240];&quot;&quot;)">
            <text:p/>
          </table:table-cell>
          <table:table-cell table:style-name="ce22" table:formula="of:=IF([.$A317]=2;[.B240];&quot;&quot;)" office:value-type="float" office:value="12.4" calcext:value-type="float">
            <text:p>12.4</text:p>
          </table:table-cell>
          <table:table-cell table:style-name="ce22" table:formula="of:=IF([.$A317]=2;[.C240];&quot;&quot;)" office:value-type="float" office:value="9.1" calcext:value-type="float">
            <text:p>9.1</text:p>
          </table:table-cell>
          <table:table-cell table:style-name="ce22" table:formula="of:=IF([.$A317]=3;[.B240];&quot;&quot;)">
            <text:p/>
          </table:table-cell>
          <table:table-cell table:style-name="ce22" table:formula="of:=IF([.$A317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85:.C317])" office:value-type="float" office:value="3.17142857142857" calcext:value-type="float">
            <text:p>3.17142857142857</text:p>
          </table:table-cell>
          <table:table-cell table:formula="of:=AVERAGE([.D285:.D317])" office:value-type="float" office:value="6.87142857142857" calcext:value-type="float">
            <text:p>6.87142857142857</text:p>
          </table:table-cell>
          <table:table-cell table:formula="of:=AVERAGE([.E285:.E317])" office:value-type="float" office:value="12.0125" calcext:value-type="float">
            <text:p>12.0125</text:p>
          </table:table-cell>
          <table:table-cell table:formula="of:=AVERAGE([.F285:.F317])" office:value-type="float" office:value="12.6" calcext:value-type="float">
            <text:p>12.6</text:p>
          </table:table-cell>
          <table:table-cell table:formula="of:=AVERAGE([.G285:.G317])" office:value-type="float" office:value="6.59444444444444" calcext:value-type="float">
            <text:p>6.59444444444444</text:p>
          </table:table-cell>
          <table:table-cell table:formula="of:=AVERAGE([.H285:.H317])" office:value-type="float" office:value="6.85" calcext:value-type="float">
            <text:p>6.8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4: Repeat Step 2 for new averages calculated in Step 3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SUMXMY2([.$B208:.$C208];cluster1_1)" office:value-type="float" office:value="21.3887755102041" calcext:value-type="float">
            <text:p>21.3887755102041</text:p>
          </table:table-cell>
          <table:table-cell table:style-name="ce16" table:formula="of:=SUMXMY2([.$B208:.$C208];cluster2_1)" office:value-type="float" office:value="37.17265625" calcext:value-type="float">
            <text:p>37.17265625</text:p>
          </table:table-cell>
          <table:table-cell table:style-name="ce16" table:formula="of:=SUMXMY2([.$B208:.$C208];cluster3_1)" office:value-type="float" office:value="3.54253086419754" calcext:value-type="float">
            <text:p>3.54253086419754</text:p>
          </table:table-cell>
          <table:table-cell table:formula="of:=MIN([.B324:.D324])" office:value-type="float" office:value="3.54253086419754" calcext:value-type="float">
            <text:p>3.54253086419754</text:p>
          </table:table-cell>
          <table:table-cell table:formula="of:=IF([.E324]=[.B324];[.B$243];IF([.E324]=[.C324];[.C$243];IF([.E324]=[.D32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SUMXMY2([.$B209:.$C209];cluster1_1)" office:value-type="float" office:value="1.12734693877551" calcext:value-type="float">
            <text:p>1.12734693877551</text:p>
          </table:table-cell>
          <table:table-cell table:style-name="ce16" table:formula="of:=SUMXMY2([.$B209:.$C209];cluster2_1)" office:value-type="float" office:value="124.37515625" calcext:value-type="float">
            <text:p>124.37515625</text:p>
          </table:table-cell>
          <table:table-cell table:style-name="ce16" table:formula="of:=SUMXMY2([.$B209:.$C209];cluster3_1)" office:value-type="float" office:value="19.5136419753086" calcext:value-type="float">
            <text:p>19.5136419753086</text:p>
          </table:table-cell>
          <table:table-cell table:formula="of:=MIN([.B325:.D325])" office:value-type="float" office:value="1.12734693877551" calcext:value-type="float">
            <text:p>1.12734693877551</text:p>
          </table:table-cell>
          <table:table-cell table:formula="of:=IF([.E325]=[.B325];[.B$243];IF([.E325]=[.C325];[.C$243];IF([.E325]=[.D32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SUMXMY2([.$B210:.$C210];cluster1_1)" office:value-type="float" office:value="6.6130612244898" calcext:value-type="float">
            <text:p>6.6130612244898</text:p>
          </table:table-cell>
          <table:table-cell table:style-name="ce16" table:formula="of:=SUMXMY2([.$B210:.$C210];cluster2_1)" office:value-type="float" office:value="146.55015625" calcext:value-type="float">
            <text:p>146.55015625</text:p>
          </table:table-cell>
          <table:table-cell table:style-name="ce16" table:formula="of:=SUMXMY2([.$B210:.$C210];cluster3_1)" office:value-type="float" office:value="18.0247530864197" calcext:value-type="float">
            <text:p>18.0247530864197</text:p>
          </table:table-cell>
          <table:table-cell table:formula="of:=MIN([.B326:.D326])" office:value-type="float" office:value="6.6130612244898" calcext:value-type="float">
            <text:p>6.6130612244898</text:p>
          </table:table-cell>
          <table:table-cell table:formula="of:=IF([.E326]=[.B326];[.B$243];IF([.E326]=[.C326];[.C$243];IF([.E326]=[.D32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SUMXMY2([.$B211:.$C211];cluster1_1)" office:value-type="float" office:value="1.08734693877551" calcext:value-type="float">
            <text:p>1.08734693877551</text:p>
          </table:table-cell>
          <table:table-cell table:style-name="ce16" table:formula="of:=SUMXMY2([.$B211:.$C211];cluster2_1)" office:value-type="float" office:value="95.84515625" calcext:value-type="float">
            <text:p>95.84515625</text:p>
          </table:table-cell>
          <table:table-cell table:style-name="ce16" table:formula="of:=SUMXMY2([.$B211:.$C211];cluster3_1)" office:value-type="float" office:value="5.75586419753086" calcext:value-type="float">
            <text:p>5.75586419753086</text:p>
          </table:table-cell>
          <table:table-cell table:formula="of:=MIN([.B327:.D327])" office:value-type="float" office:value="1.08734693877551" calcext:value-type="float">
            <text:p>1.08734693877551</text:p>
          </table:table-cell>
          <table:table-cell table:formula="of:=IF([.E327]=[.B327];[.B$243];IF([.E327]=[.C327];[.C$243];IF([.E327]=[.D32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SUMXMY2([.$B212:.$C212];cluster1_1)" office:value-type="float" office:value="2.42163265306123" calcext:value-type="float">
            <text:p>2.42163265306123</text:p>
          </table:table-cell>
          <table:table-cell table:style-name="ce16" table:formula="of:=SUMXMY2([.$B212:.$C212];cluster2_1)" office:value-type="float" office:value="105.72265625" calcext:value-type="float">
            <text:p>105.72265625</text:p>
          </table:table-cell>
          <table:table-cell table:style-name="ce16" table:formula="of:=SUMXMY2([.$B212:.$C212];cluster3_1)" office:value-type="float" office:value="6.36697530864197" calcext:value-type="float">
            <text:p>6.36697530864197</text:p>
          </table:table-cell>
          <table:table-cell table:formula="of:=MIN([.B328:.D328])" office:value-type="float" office:value="2.42163265306123" calcext:value-type="float">
            <text:p>2.42163265306123</text:p>
          </table:table-cell>
          <table:table-cell table:formula="of:=IF([.E328]=[.B328];[.B$243];IF([.E328]=[.C328];[.C$243];IF([.E328]=[.D32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SUMXMY2([.$B213:.$C213];cluster1_1)" office:value-type="float" office:value="13.1316326530612" calcext:value-type="float">
            <text:p>13.1316326530612</text:p>
          </table:table-cell>
          <table:table-cell table:style-name="ce16" table:formula="of:=SUMXMY2([.$B213:.$C213];cluster2_1)" office:value-type="float" office:value="139.24765625" calcext:value-type="float">
            <text:p>139.24765625</text:p>
          </table:table-cell>
          <table:table-cell table:style-name="ce16" table:formula="of:=SUMXMY2([.$B213:.$C213];cluster3_1)" office:value-type="float" office:value="15.6091975308642" calcext:value-type="float">
            <text:p>15.6091975308642</text:p>
          </table:table-cell>
          <table:table-cell table:formula="of:=MIN([.B329:.D329])" office:value-type="float" office:value="13.1316326530612" calcext:value-type="float">
            <text:p>13.1316326530612</text:p>
          </table:table-cell>
          <table:table-cell table:formula="of:=IF([.E329]=[.B329];[.B$243];IF([.E329]=[.C329];[.C$243];IF([.E329]=[.D32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SUMXMY2([.$B214:.$C214];cluster1_1)" office:value-type="float" office:value="20.0530612244898" calcext:value-type="float">
            <text:p>20.0530612244898</text:p>
          </table:table-cell>
          <table:table-cell table:style-name="ce16" table:formula="of:=SUMXMY2([.$B214:.$C214];cluster2_1)" office:value-type="float" office:value="198.29515625" calcext:value-type="float">
            <text:p>198.29515625</text:p>
          </table:table-cell>
          <table:table-cell table:style-name="ce16" table:formula="of:=SUMXMY2([.$B214:.$C214];cluster3_1)" office:value-type="float" office:value="38.2336419753086" calcext:value-type="float">
            <text:p>38.2336419753086</text:p>
          </table:table-cell>
          <table:table-cell table:formula="of:=MIN([.B330:.D330])" office:value-type="float" office:value="20.0530612244898" calcext:value-type="float">
            <text:p>20.0530612244898</text:p>
          </table:table-cell>
          <table:table-cell table:formula="of:=IF([.E330]=[.B330];[.B$243];IF([.E330]=[.C330];[.C$243];IF([.E330]=[.D33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SUMXMY2([.$B215:.$C215];cluster1_1)" office:value-type="float" office:value="10.2802040816327" calcext:value-type="float">
            <text:p>10.2802040816327</text:p>
          </table:table-cell>
          <table:table-cell table:style-name="ce16" table:formula="of:=SUMXMY2([.$B215:.$C215];cluster2_1)" office:value-type="float" office:value="165.93265625" calcext:value-type="float">
            <text:p>165.93265625</text:p>
          </table:table-cell>
          <table:table-cell table:style-name="ce16" table:formula="of:=SUMXMY2([.$B215:.$C215];cluster3_1)" office:value-type="float" office:value="25.0891975308642" calcext:value-type="float">
            <text:p>25.0891975308642</text:p>
          </table:table-cell>
          <table:table-cell table:formula="of:=MIN([.B331:.D331])" office:value-type="float" office:value="10.2802040816327" calcext:value-type="float">
            <text:p>10.2802040816327</text:p>
          </table:table-cell>
          <table:table-cell table:formula="of:=IF([.E331]=[.B331];[.B$243];IF([.E331]=[.C331];[.C$243];IF([.E331]=[.D33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SUMXMY2([.$B216:.$C216];cluster1_1)" office:value-type="float" office:value="5.88020408163265" calcext:value-type="float">
            <text:p>5.88020408163265</text:p>
          </table:table-cell>
          <table:table-cell table:style-name="ce16" table:formula="of:=SUMXMY2([.$B216:.$C216];cluster2_1)" office:value-type="float" office:value="70.12765625" calcext:value-type="float">
            <text:p>70.12765625</text:p>
          </table:table-cell>
          <table:table-cell table:style-name="ce16" table:formula="of:=SUMXMY2([.$B216:.$C216];cluster3_1)" office:value-type="float" office:value="8.58919753086421" calcext:value-type="float">
            <text:p>8.58919753086421</text:p>
          </table:table-cell>
          <table:table-cell table:formula="of:=MIN([.B332:.D332])" office:value-type="float" office:value="5.88020408163265" calcext:value-type="float">
            <text:p>5.88020408163265</text:p>
          </table:table-cell>
          <table:table-cell table:formula="of:=IF([.E332]=[.B332];[.B$243];IF([.E332]=[.C332];[.C$243];IF([.E332]=[.D332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SUMXMY2([.$B217:.$C217];cluster1_1)" office:value-type="float" office:value="30.0102040816327" calcext:value-type="float">
            <text:p>30.0102040816327</text:p>
          </table:table-cell>
          <table:table-cell table:style-name="ce16" table:formula="of:=SUMXMY2([.$B217:.$C217];cluster2_1)" office:value-type="float" office:value="61.33765625" calcext:value-type="float">
            <text:p>61.33765625</text:p>
          </table:table-cell>
          <table:table-cell table:style-name="ce16" table:formula="of:=SUMXMY2([.$B217:.$C217];cluster3_1)" office:value-type="float" office:value="5.19364197530864" calcext:value-type="float">
            <text:p>5.19364197530864</text:p>
          </table:table-cell>
          <table:table-cell table:formula="of:=MIN([.B333:.D333])" office:value-type="float" office:value="5.19364197530864" calcext:value-type="float">
            <text:p>5.19364197530864</text:p>
          </table:table-cell>
          <table:table-cell table:formula="of:=IF([.E333]=[.B333];[.B$243];IF([.E333]=[.C333];[.C$243];IF([.E333]=[.D33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SUMXMY2([.$B218:.$C218];cluster1_1)" office:value-type="float" office:value="46.4859183673469" calcext:value-type="float">
            <text:p>46.4859183673469</text:p>
          </table:table-cell>
          <table:table-cell table:style-name="ce16" table:formula="of:=SUMXMY2([.$B218:.$C218];cluster2_1)" office:value-type="float" office:value="69.82015625" calcext:value-type="float">
            <text:p>69.82015625</text:p>
          </table:table-cell>
          <table:table-cell table:style-name="ce16" table:formula="of:=SUMXMY2([.$B218:.$C218];cluster3_1)" office:value-type="float" office:value="14.0958641975309" calcext:value-type="float">
            <text:p>14.0958641975309</text:p>
          </table:table-cell>
          <table:table-cell table:formula="of:=MIN([.B334:.D334])" office:value-type="float" office:value="14.0958641975309" calcext:value-type="float">
            <text:p>14.0958641975309</text:p>
          </table:table-cell>
          <table:table-cell table:formula="of:=IF([.E334]=[.B334];[.B$243];IF([.E334]=[.C334];[.C$243];IF([.E334]=[.D33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SUMXMY2([.$B219:.$C219];cluster1_1)" office:value-type="float" office:value="22.6230612244898" calcext:value-type="float">
            <text:p>22.6230612244898</text:p>
          </table:table-cell>
          <table:table-cell table:style-name="ce16" table:formula="of:=SUMXMY2([.$B219:.$C219];cluster2_1)" office:value-type="float" office:value="79.65265625" calcext:value-type="float">
            <text:p>79.65265625</text:p>
          </table:table-cell>
          <table:table-cell table:style-name="ce16" table:formula="of:=SUMXMY2([.$B219:.$C219];cluster3_1)" office:value-type="float" office:value="4.62253086419752" calcext:value-type="float">
            <text:p>4.62253086419752</text:p>
          </table:table-cell>
          <table:table-cell table:formula="of:=MIN([.B335:.D335])" office:value-type="float" office:value="4.62253086419752" calcext:value-type="float">
            <text:p>4.62253086419752</text:p>
          </table:table-cell>
          <table:table-cell table:formula="of:=IF([.E335]=[.B335];[.B$243];IF([.E335]=[.C335];[.C$243];IF([.E335]=[.D33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SUMXMY2([.$B220:.$C220];cluster1_1)" office:value-type="float" office:value="30.1587755102041" calcext:value-type="float">
            <text:p>30.1587755102041</text:p>
          </table:table-cell>
          <table:table-cell table:style-name="ce16" table:formula="of:=SUMXMY2([.$B220:.$C220];cluster2_1)" office:value-type="float" office:value="56.59765625" calcext:value-type="float">
            <text:p>56.59765625</text:p>
          </table:table-cell>
          <table:table-cell table:style-name="ce16" table:formula="of:=SUMXMY2([.$B220:.$C220];cluster3_1)" office:value-type="float" office:value="33.0091975308642" calcext:value-type="float">
            <text:p>33.0091975308642</text:p>
          </table:table-cell>
          <table:table-cell table:formula="of:=MIN([.B336:.D336])" office:value-type="float" office:value="30.1587755102041" calcext:value-type="float">
            <text:p>30.1587755102041</text:p>
          </table:table-cell>
          <table:table-cell table:formula="of:=IF([.E336]=[.B336];[.B$243];IF([.E336]=[.C336];[.C$243];IF([.E336]=[.D33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SUMXMY2([.$B221:.$C221];cluster1_1)" office:value-type="float" office:value="44.6244897959184" calcext:value-type="float">
            <text:p>44.6244897959184</text:p>
          </table:table-cell>
          <table:table-cell table:style-name="ce16" table:formula="of:=SUMXMY2([.$B221:.$C221];cluster2_1)" office:value-type="float" office:value="65.01015625" calcext:value-type="float">
            <text:p>65.01015625</text:p>
          </table:table-cell>
          <table:table-cell table:style-name="ce16" table:formula="of:=SUMXMY2([.$B221:.$C221];cluster3_1)" office:value-type="float" office:value="50.9536419753087" calcext:value-type="float">
            <text:p>50.9536419753087</text:p>
          </table:table-cell>
          <table:table-cell table:formula="of:=MIN([.B337:.D337])" office:value-type="float" office:value="44.6244897959184" calcext:value-type="float">
            <text:p>44.6244897959184</text:p>
          </table:table-cell>
          <table:table-cell table:formula="of:=IF([.E337]=[.B337];[.B$243];IF([.E337]=[.C337];[.C$243];IF([.E337]=[.D33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SUMXMY2([.$B222:.$C222];cluster1_1)" office:value-type="float" office:value="69.5202040816326" calcext:value-type="float">
            <text:p>69.5202040816326</text:p>
          </table:table-cell>
          <table:table-cell table:style-name="ce16" table:formula="of:=SUMXMY2([.$B222:.$C222];cluster2_1)" office:value-type="float" office:value="12.00515625" calcext:value-type="float">
            <text:p>12.00515625</text:p>
          </table:table-cell>
          <table:table-cell table:style-name="ce16" table:formula="of:=SUMXMY2([.$B222:.$C222];cluster3_1)" office:value-type="float" office:value="44.3447530864198" calcext:value-type="float">
            <text:p>44.3447530864198</text:p>
          </table:table-cell>
          <table:table-cell table:formula="of:=MIN([.B338:.D338])" office:value-type="float" office:value="12.00515625" calcext:value-type="float">
            <text:p>12.00515625</text:p>
          </table:table-cell>
          <table:table-cell table:formula="of:=IF([.E338]=[.B338];[.B$243];IF([.E338]=[.C338];[.C$243];IF([.E338]=[.D33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SUMXMY2([.$B223:.$C223];cluster1_1)" office:value-type="float" office:value="84.5487755102041" calcext:value-type="float">
            <text:p>84.5487755102041</text:p>
          </table:table-cell>
          <table:table-cell table:style-name="ce16" table:formula="of:=SUMXMY2([.$B223:.$C223];cluster2_1)" office:value-type="float" office:value="3.32515625" calcext:value-type="float">
            <text:p>3.32515625</text:p>
          </table:table-cell>
          <table:table-cell table:style-name="ce16" table:formula="of:=SUMXMY2([.$B223:.$C223];cluster3_1)" office:value-type="float" office:value="48.4025308641976" calcext:value-type="float">
            <text:p>48.4025308641976</text:p>
          </table:table-cell>
          <table:table-cell table:formula="of:=MIN([.B339:.D339])" office:value-type="float" office:value="3.32515625" calcext:value-type="float">
            <text:p>3.32515625</text:p>
          </table:table-cell>
          <table:table-cell table:formula="of:=IF([.E339]=[.B339];[.B$243];IF([.E339]=[.C339];[.C$243];IF([.E339]=[.D33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SUMXMY2([.$B224:.$C224];cluster1_1)" office:value-type="float" office:value="200.948775510204" calcext:value-type="float">
            <text:p>200.948775510204</text:p>
          </table:table-cell>
          <table:table-cell table:style-name="ce16" table:formula="of:=SUMXMY2([.$B224:.$C224];cluster2_1)" office:value-type="float" office:value="27.07515625" calcext:value-type="float">
            <text:p>27.07515625</text:p>
          </table:table-cell>
          <table:table-cell table:style-name="ce16" table:formula="of:=SUMXMY2([.$B224:.$C224];cluster3_1)" office:value-type="float" office:value="151.32475308642" calcext:value-type="float">
            <text:p>151.32475308642</text:p>
          </table:table-cell>
          <table:table-cell table:formula="of:=MIN([.B340:.D340])" office:value-type="float" office:value="27.07515625" calcext:value-type="float">
            <text:p>27.07515625</text:p>
          </table:table-cell>
          <table:table-cell table:formula="of:=IF([.E340]=[.B340];[.B$243];IF([.E340]=[.C340];[.C$243];IF([.E340]=[.D34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SUMXMY2([.$B225:.$C225];cluster1_1)" office:value-type="float" office:value="197.47306122449" calcext:value-type="float">
            <text:p>197.47306122449</text:p>
          </table:table-cell>
          <table:table-cell table:style-name="ce16" table:formula="of:=SUMXMY2([.$B225:.$C225];cluster2_1)" office:value-type="float" office:value="16.65265625" calcext:value-type="float">
            <text:p>16.65265625</text:p>
          </table:table-cell>
          <table:table-cell table:style-name="ce16" table:formula="of:=SUMXMY2([.$B225:.$C225];cluster3_1)" office:value-type="float" office:value="138.889197530864" calcext:value-type="float">
            <text:p>138.889197530864</text:p>
          </table:table-cell>
          <table:table-cell table:formula="of:=MIN([.B341:.D341])" office:value-type="float" office:value="16.65265625" calcext:value-type="float">
            <text:p>16.65265625</text:p>
          </table:table-cell>
          <table:table-cell table:formula="of:=IF([.E341]=[.B341];[.B$243];IF([.E341]=[.C341];[.C$243];IF([.E341]=[.D34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SUMXMY2([.$B226:.$C226];cluster1_1)" office:value-type="float" office:value="182.86306122449" calcext:value-type="float">
            <text:p>182.86306122449</text:p>
          </table:table-cell>
          <table:table-cell table:style-name="ce16" table:formula="of:=SUMXMY2([.$B226:.$C226];cluster2_1)" office:value-type="float" office:value="13.03015625" calcext:value-type="float">
            <text:p>13.03015625</text:p>
          </table:table-cell>
          <table:table-cell table:style-name="ce16" table:formula="of:=SUMXMY2([.$B226:.$C226];cluster3_1)" office:value-type="float" office:value="109.722530864198" calcext:value-type="float">
            <text:p>109.722530864198</text:p>
          </table:table-cell>
          <table:table-cell table:formula="of:=MIN([.B342:.D342])" office:value-type="float" office:value="13.03015625" calcext:value-type="float">
            <text:p>13.03015625</text:p>
          </table:table-cell>
          <table:table-cell table:formula="of:=IF([.E342]=[.B342];[.B$243];IF([.E342]=[.C342];[.C$243];IF([.E342]=[.D34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SUMXMY2([.$B227:.$C227];cluster1_1)" office:value-type="float" office:value="63.2673469387755" calcext:value-type="float">
            <text:p>63.2673469387755</text:p>
          </table:table-cell>
          <table:table-cell table:style-name="ce16" table:formula="of:=SUMXMY2([.$B227:.$C227];cluster2_1)" office:value-type="float" office:value="7.77265625" calcext:value-type="float">
            <text:p>7.77265625</text:p>
          </table:table-cell>
          <table:table-cell table:style-name="ce16" table:formula="of:=SUMXMY2([.$B227:.$C227];cluster3_1)" office:value-type="float" office:value="26.3336419753087" calcext:value-type="float">
            <text:p>26.3336419753087</text:p>
          </table:table-cell>
          <table:table-cell table:formula="of:=MIN([.B343:.D343])" office:value-type="float" office:value="7.77265625" calcext:value-type="float">
            <text:p>7.77265625</text:p>
          </table:table-cell>
          <table:table-cell table:formula="of:=IF([.E343]=[.B343];[.B$243];IF([.E343]=[.C343];[.C$243];IF([.E343]=[.D34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SUMXMY2([.$B228:.$C228];cluster1_1)" office:value-type="float" office:value="56.3887755102041" calcext:value-type="float">
            <text:p>56.3887755102041</text:p>
          </table:table-cell>
          <table:table-cell table:style-name="ce16" table:formula="of:=SUMXMY2([.$B228:.$C228];cluster2_1)" office:value-type="float" office:value="9.73515625" calcext:value-type="float">
            <text:p>9.73515625</text:p>
          </table:table-cell>
          <table:table-cell table:style-name="ce16" table:formula="of:=SUMXMY2([.$B228:.$C228];cluster3_1)" office:value-type="float" office:value="22.8780864197531" calcext:value-type="float">
            <text:p>22.8780864197531</text:p>
          </table:table-cell>
          <table:table-cell table:formula="of:=MIN([.B344:.D344])" office:value-type="float" office:value="9.73515625" calcext:value-type="float">
            <text:p>9.73515625</text:p>
          </table:table-cell>
          <table:table-cell table:formula="of:=IF([.E344]=[.B344];[.B$243];IF([.E344]=[.C344];[.C$243];IF([.E344]=[.D344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SUMXMY2([.$B229:.$C229];cluster1_1)" office:value-type="float" office:value="45.9144897959184" calcext:value-type="float">
            <text:p>45.9144897959184</text:p>
          </table:table-cell>
          <table:table-cell table:style-name="ce16" table:formula="of:=SUMXMY2([.$B229:.$C229];cluster2_1)" office:value-type="float" office:value="15.47265625" calcext:value-type="float">
            <text:p>15.47265625</text:p>
          </table:table-cell>
          <table:table-cell table:style-name="ce16" table:formula="of:=SUMXMY2([.$B229:.$C229];cluster3_1)" office:value-type="float" office:value="22.7114197530864" calcext:value-type="float">
            <text:p>22.7114197530864</text:p>
          </table:table-cell>
          <table:table-cell table:formula="of:=MIN([.B345:.D345])" office:value-type="float" office:value="15.47265625" calcext:value-type="float">
            <text:p>15.47265625</text:p>
          </table:table-cell>
          <table:table-cell table:formula="of:=IF([.E345]=[.B345];[.B$243];IF([.E345]=[.C345];[.C$243];IF([.E345]=[.D345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SUMXMY2([.$B230:.$C230];cluster1_1)" office:value-type="float" office:value="6.76020408163265" calcext:value-type="float">
            <text:p>6.76020408163265</text:p>
          </table:table-cell>
          <table:table-cell table:style-name="ce16" table:formula="of:=SUMXMY2([.$B230:.$C230];cluster2_1)" office:value-type="float" office:value="64.16015625" calcext:value-type="float">
            <text:p>64.16015625</text:p>
          </table:table-cell>
          <table:table-cell table:style-name="ce16" table:formula="of:=SUMXMY2([.$B230:.$C230];cluster3_1)" office:value-type="float" office:value="1.89141975308642" calcext:value-type="float">
            <text:p>1.89141975308642</text:p>
          </table:table-cell>
          <table:table-cell table:formula="of:=MIN([.B346:.D346])" office:value-type="float" office:value="1.89141975308642" calcext:value-type="float">
            <text:p>1.89141975308642</text:p>
          </table:table-cell>
          <table:table-cell table:formula="of:=IF([.E346]=[.B346];[.B$243];IF([.E346]=[.C346];[.C$243];IF([.E346]=[.D34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SUMXMY2([.$B231:.$C231];cluster1_1)" office:value-type="float" office:value="23.0402040816327" calcext:value-type="float">
            <text:p>23.0402040816327</text:p>
          </table:table-cell>
          <table:table-cell table:style-name="ce16" table:formula="of:=SUMXMY2([.$B231:.$C231];cluster2_1)" office:value-type="float" office:value="66.74515625" calcext:value-type="float">
            <text:p>66.74515625</text:p>
          </table:table-cell>
          <table:table-cell table:style-name="ce16" table:formula="of:=SUMXMY2([.$B231:.$C231];cluster3_1)" office:value-type="float" office:value="3.01586419753086" calcext:value-type="float">
            <text:p>3.01586419753086</text:p>
          </table:table-cell>
          <table:table-cell table:formula="of:=MIN([.B347:.D347])" office:value-type="float" office:value="3.01586419753086" calcext:value-type="float">
            <text:p>3.01586419753086</text:p>
          </table:table-cell>
          <table:table-cell table:formula="of:=IF([.E347]=[.B347];[.B$243];IF([.E347]=[.C347];[.C$243];IF([.E347]=[.D347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SUMXMY2([.$B232:.$C232];cluster1_1)" office:value-type="float" office:value="3.19877551020408" calcext:value-type="float">
            <text:p>3.19877551020408</text:p>
          </table:table-cell>
          <table:table-cell table:style-name="ce16" table:formula="of:=SUMXMY2([.$B232:.$C232];cluster2_1)" office:value-type="float" office:value="76.51265625" calcext:value-type="float">
            <text:p>76.51265625</text:p>
          </table:table-cell>
          <table:table-cell table:style-name="ce16" table:formula="of:=SUMXMY2([.$B232:.$C232];cluster3_1)" office:value-type="float" office:value="4.49141975308642" calcext:value-type="float">
            <text:p>4.49141975308642</text:p>
          </table:table-cell>
          <table:table-cell table:formula="of:=MIN([.B348:.D348])" office:value-type="float" office:value="3.19877551020408" calcext:value-type="float">
            <text:p>3.19877551020408</text:p>
          </table:table-cell>
          <table:table-cell table:formula="of:=IF([.E348]=[.B348];[.B$243];IF([.E348]=[.C348];[.C$243];IF([.E348]=[.D34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SUMXMY2([.$B233:.$C233];cluster1_1)" office:value-type="float" office:value="26.5830612244898" calcext:value-type="float">
            <text:p>26.5830612244898</text:p>
          </table:table-cell>
          <table:table-cell table:style-name="ce16" table:formula="of:=SUMXMY2([.$B233:.$C233];cluster2_1)" office:value-type="float" office:value="81.74515625" calcext:value-type="float">
            <text:p>81.74515625</text:p>
          </table:table-cell>
          <table:table-cell table:style-name="ce16" table:formula="of:=SUMXMY2([.$B233:.$C233];cluster3_1)" office:value-type="float" office:value="6.51586419753086" calcext:value-type="float">
            <text:p>6.51586419753086</text:p>
          </table:table-cell>
          <table:table-cell table:formula="of:=MIN([.B349:.D349])" office:value-type="float" office:value="6.51586419753086" calcext:value-type="float">
            <text:p>6.51586419753086</text:p>
          </table:table-cell>
          <table:table-cell table:formula="of:=IF([.E349]=[.B349];[.B$243];IF([.E349]=[.C349];[.C$243];IF([.E349]=[.D349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SUMXMY2([.$B234:.$C234];cluster1_1)" office:value-type="float" office:value="106.70306122449" calcext:value-type="float">
            <text:p>106.70306122449</text:p>
          </table:table-cell>
          <table:table-cell table:style-name="ce16" table:formula="of:=SUMXMY2([.$B234:.$C234];cluster2_1)" office:value-type="float" office:value="15.34765625" calcext:value-type="float">
            <text:p>15.34765625</text:p>
          </table:table-cell>
          <table:table-cell table:style-name="ce16" table:formula="of:=SUMXMY2([.$B234:.$C234];cluster3_1)" office:value-type="float" office:value="49.166975308642" calcext:value-type="float">
            <text:p>49.166975308642</text:p>
          </table:table-cell>
          <table:table-cell table:formula="of:=MIN([.B350:.D350])" office:value-type="float" office:value="15.34765625" calcext:value-type="float">
            <text:p>15.34765625</text:p>
          </table:table-cell>
          <table:table-cell table:formula="of:=IF([.E350]=[.B350];[.B$243];IF([.E350]=[.C350];[.C$243];IF([.E350]=[.D35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SUMXMY2([.$B235:.$C235];cluster1_1)" office:value-type="float" office:value="5.21163265306123" calcext:value-type="float">
            <text:p>5.21163265306123</text:p>
          </table:table-cell>
          <table:table-cell table:style-name="ce16" table:formula="of:=SUMXMY2([.$B235:.$C235];cluster2_1)" office:value-type="float" office:value="138.17515625" calcext:value-type="float">
            <text:p>138.17515625</text:p>
          </table:table-cell>
          <table:table-cell table:style-name="ce16" table:formula="of:=SUMXMY2([.$B235:.$C235];cluster3_1)" office:value-type="float" office:value="15.266975308642" calcext:value-type="float">
            <text:p>15.266975308642</text:p>
          </table:table-cell>
          <table:table-cell table:formula="of:=MIN([.B351:.D351])" office:value-type="float" office:value="5.21163265306123" calcext:value-type="float">
            <text:p>5.21163265306123</text:p>
          </table:table-cell>
          <table:table-cell table:formula="of:=IF([.E351]=[.B351];[.B$243];IF([.E351]=[.C351];[.C$243];IF([.E351]=[.D35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SUMXMY2([.$B236:.$C236];cluster1_1)" office:value-type="float" office:value="5.97163265306122" calcext:value-type="float">
            <text:p>5.97163265306122</text:p>
          </table:table-cell>
          <table:table-cell table:style-name="ce16" table:formula="of:=SUMXMY2([.$B236:.$C236];cluster2_1)" office:value-type="float" office:value="77.12015625" calcext:value-type="float">
            <text:p>77.12015625</text:p>
          </table:table-cell>
          <table:table-cell table:style-name="ce16" table:formula="of:=SUMXMY2([.$B236:.$C236];cluster3_1)" office:value-type="float" office:value="1.05141975308642" calcext:value-type="float">
            <text:p>1.05141975308642</text:p>
          </table:table-cell>
          <table:table-cell table:formula="of:=MIN([.B352:.D352])" office:value-type="float" office:value="1.05141975308642" calcext:value-type="float">
            <text:p>1.05141975308642</text:p>
          </table:table-cell>
          <table:table-cell table:formula="of:=IF([.E352]=[.B352];[.B$243];IF([.E352]=[.C352];[.C$243];IF([.E352]=[.D35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SUMXMY2([.$B237:.$C237];cluster1_1)" office:value-type="float" office:value="29.2687755102041" calcext:value-type="float">
            <text:p>29.2687755102041</text:p>
          </table:table-cell>
          <table:table-cell table:style-name="ce16" table:formula="of:=SUMXMY2([.$B237:.$C237];cluster2_1)" office:value-type="float" office:value="26.52265625" calcext:value-type="float">
            <text:p>26.52265625</text:p>
          </table:table-cell>
          <table:table-cell table:style-name="ce16" table:formula="of:=SUMXMY2([.$B237:.$C237];cluster3_1)" office:value-type="float" office:value="8.72697530864199" calcext:value-type="float">
            <text:p>8.72697530864199</text:p>
          </table:table-cell>
          <table:table-cell table:formula="of:=MIN([.B353:.D353])" office:value-type="float" office:value="8.72697530864199" calcext:value-type="float">
            <text:p>8.72697530864199</text:p>
          </table:table-cell>
          <table:table-cell table:formula="of:=IF([.E353]=[.B353];[.B$243];IF([.E353]=[.C353];[.C$243];IF([.E353]=[.D35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SUMXMY2([.$B238:.$C238];cluster1_1)" office:value-type="float" office:value="6.9830612244898" calcext:value-type="float">
            <text:p>6.9830612244898</text:p>
          </table:table-cell>
          <table:table-cell table:style-name="ce16" table:formula="of:=SUMXMY2([.$B238:.$C238];cluster2_1)" office:value-type="float" office:value="74.59515625" calcext:value-type="float">
            <text:p>74.59515625</text:p>
          </table:table-cell>
          <table:table-cell table:style-name="ce16" table:formula="of:=SUMXMY2([.$B238:.$C238];cluster3_1)" office:value-type="float" office:value="0.693641975308641" calcext:value-type="float">
            <text:p>0.693641975308641</text:p>
          </table:table-cell>
          <table:table-cell table:formula="of:=MIN([.B354:.D354])" office:value-type="float" office:value="0.693641975308641" calcext:value-type="float">
            <text:p>0.693641975308641</text:p>
          </table:table-cell>
          <table:table-cell table:formula="of:=IF([.E354]=[.B354];[.B$243];IF([.E354]=[.C354];[.C$243];IF([.E354]=[.D354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324:.F356];[.$B$243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SUMXMY2([.$B239:.$C239];cluster1_1)" office:value-type="float" office:value="7.81163265306123" calcext:value-type="float">
            <text:p>7.81163265306123</text:p>
          </table:table-cell>
          <table:table-cell table:style-name="ce16" table:formula="of:=SUMXMY2([.$B239:.$C239];cluster2_1)" office:value-type="float" office:value="116.02015625" calcext:value-type="float">
            <text:p>116.02015625</text:p>
          </table:table-cell>
          <table:table-cell table:style-name="ce16" table:formula="of:=SUMXMY2([.$B239:.$C239];cluster3_1)" office:value-type="float" office:value="8.28253086419752" calcext:value-type="float">
            <text:p>8.28253086419752</text:p>
          </table:table-cell>
          <table:table-cell table:formula="of:=MIN([.B355:.D355])" office:value-type="float" office:value="7.81163265306123" calcext:value-type="float">
            <text:p>7.81163265306123</text:p>
          </table:table-cell>
          <table:table-cell table:formula="of:=IF([.E355]=[.B355];[.B$243];IF([.E355]=[.C355];[.C$243];IF([.E355]=[.D355];[.D$243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324:.F356];[.$C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SUMXMY2([.$B240:.$C240];cluster1_1)" office:value-type="float" office:value="90.1330612244898" calcext:value-type="float">
            <text:p>90.1330612244898</text:p>
          </table:table-cell>
          <table:table-cell table:style-name="ce16" table:formula="of:=SUMXMY2([.$B240:.$C240];cluster2_1)" office:value-type="float" office:value="12.40015625" calcext:value-type="float">
            <text:p>12.40015625</text:p>
          </table:table-cell>
          <table:table-cell table:style-name="ce16" table:formula="of:=SUMXMY2([.$B240:.$C240];cluster3_1)" office:value-type="float" office:value="38.766975308642" calcext:value-type="float">
            <text:p>38.766975308642</text:p>
          </table:table-cell>
          <table:table-cell table:formula="of:=MIN([.B356:.D356])" office:value-type="float" office:value="12.40015625" calcext:value-type="float">
            <text:p>12.40015625</text:p>
          </table:table-cell>
          <table:table-cell table:formula="of:=IF([.E356]=[.B356];[.B$243];IF([.E356]=[.C356];[.C$243];IF([.E356]=[.D356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324:.F356];[.$D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Sum Squared Error</text:p>
          </table:table-cell>
          <table:covered-table-cell table:style-name="Default"/>
          <table:covered-table-cell/>
          <table:table-cell table:formula="of:=SUM([.E324:.E356])" office:value-type="float" office:value="333.766111504787" calcext:value-type="float">
            <text:p>333.76611150478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5: Calculate new averages for cluster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20" office:value-type="string" calcext:value-type="string" table:number-columns-spanned="2" table:number-rows-spanned="1">
            <text:p>Cluster 1</text:p>
          </table:table-cell>
          <table:covered-table-cell/>
          <table:table-cell table:style-name="ce20" office:value-type="string" calcext:value-type="string" table:number-columns-spanned="2" table:number-rows-spanned="1">
            <text:p>Cluster 2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324]" office:value-type="float" office:value="3" calcext:value-type="float">
            <text:p>3</text:p>
          </table:table-cell>
          <table:table-cell table:formula="of:=[.A324]" office:value-type="float" office:value="1" calcext:value-type="float">
            <text:p>1</text:p>
          </table:table-cell>
          <table:table-cell table:style-name="ce22" table:formula="of:=IF([.$A364]=1;[.B208];&quot;&quot;)">
            <text:p/>
          </table:table-cell>
          <table:table-cell table:style-name="ce22" table:formula="of:=IF([.$A364]=1;[.C208];&quot;&quot;)">
            <text:p/>
          </table:table-cell>
          <table:table-cell table:style-name="ce22" table:formula="of:=IF([.$A364]=2;[.B208];&quot;&quot;)">
            <text:p/>
          </table:table-cell>
          <table:table-cell table:style-name="ce22" table:formula="of:=IF([.$A364]=2;[.C208];&quot;&quot;)">
            <text:p/>
          </table:table-cell>
          <table:table-cell table:style-name="ce22" table:formula="of:=IF([.$A364]=3;[.B208];&quot;&quot;)" office:value-type="float" office:value="7.5" calcext:value-type="float">
            <text:p>7.5</text:p>
          </table:table-cell>
          <table:table-cell table:style-name="ce22" table:formula="of:=IF([.$A364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325]" office:value-type="float" office:value="1" calcext:value-type="float">
            <text:p>1</text:p>
          </table:table-cell>
          <table:table-cell table:formula="of:=[.A325]" office:value-type="float" office:value="2" calcext:value-type="float">
            <text:p>2</text:p>
          </table:table-cell>
          <table:table-cell table:style-name="ce22" table:formula="of:=IF([.$A365]=1;[.B209];&quot;&quot;)" office:value-type="float" office:value="2.2" calcext:value-type="float">
            <text:p>2.2</text:p>
          </table:table-cell>
          <table:table-cell table:style-name="ce22" table:formula="of:=IF([.$A365]=1;[.C209];&quot;&quot;)" office:value-type="float" office:value="7.3" calcext:value-type="float">
            <text:p>7.3</text:p>
          </table:table-cell>
          <table:table-cell table:style-name="ce22" table:formula="of:=IF([.$A365]=2;[.B209];&quot;&quot;)">
            <text:p/>
          </table:table-cell>
          <table:table-cell table:style-name="ce22" table:formula="of:=IF([.$A365]=2;[.C209];&quot;&quot;)">
            <text:p/>
          </table:table-cell>
          <table:table-cell table:style-name="ce22" table:formula="of:=IF([.$A365]=3;[.B209];&quot;&quot;)">
            <text:p/>
          </table:table-cell>
          <table:table-cell table:style-name="ce22" table:formula="of:=IF([.$A365]=3;[.C209];&quot;&quot;)">
            <text:p/>
          </table:table-cell>
          <table:table-cell table:number-columns-repeated="1016"/>
        </table:table-row>
        <table:table-row table:style-name="ro1">
          <table:table-cell table:formula="of:=[.F326]" office:value-type="float" office:value="1" calcext:value-type="float">
            <text:p>1</text:p>
          </table:table-cell>
          <table:table-cell table:formula="of:=[.A326]" office:value-type="float" office:value="3" calcext:value-type="float">
            <text:p>3</text:p>
          </table:table-cell>
          <table:table-cell table:style-name="ce22" table:formula="of:=IF([.$A366]=1;[.B210];&quot;&quot;)" office:value-type="float" office:value="3.2" calcext:value-type="float">
            <text:p>3.2</text:p>
          </table:table-cell>
          <table:table-cell table:style-name="ce22" table:formula="of:=IF([.$A366]=1;[.C210];&quot;&quot;)" office:value-type="float" office:value="4.3" calcext:value-type="float">
            <text:p>4.3</text:p>
          </table:table-cell>
          <table:table-cell table:style-name="ce22" table:formula="of:=IF([.$A366]=2;[.B210];&quot;&quot;)">
            <text:p/>
          </table:table-cell>
          <table:table-cell table:style-name="ce22" table:formula="of:=IF([.$A366]=2;[.C210];&quot;&quot;)">
            <text:p/>
          </table:table-cell>
          <table:table-cell table:style-name="ce22" table:formula="of:=IF([.$A366]=3;[.B210];&quot;&quot;)">
            <text:p/>
          </table:table-cell>
          <table:table-cell table:style-name="ce22" table:formula="of:=IF([.$A366]=3;[.C210];&quot;&quot;)">
            <text:p/>
          </table:table-cell>
          <table:table-cell table:number-columns-repeated="1016"/>
        </table:table-row>
        <table:table-row table:style-name="ro1">
          <table:table-cell table:formula="of:=[.F327]" office:value-type="float" office:value="1" calcext:value-type="float">
            <text:p>1</text:p>
          </table:table-cell>
          <table:table-cell table:formula="of:=[.A327]" office:value-type="float" office:value="4" calcext:value-type="float">
            <text:p>4</text:p>
          </table:table-cell>
          <table:table-cell table:style-name="ce22" table:formula="of:=IF([.$A367]=1;[.B211];&quot;&quot;)" office:value-type="float" office:value="4.2" calcext:value-type="float">
            <text:p>4.2</text:p>
          </table:table-cell>
          <table:table-cell table:style-name="ce22" table:formula="of:=IF([.$A367]=1;[.C211];&quot;&quot;)" office:value-type="float" office:value="6.7" calcext:value-type="float">
            <text:p>6.7</text:p>
          </table:table-cell>
          <table:table-cell table:style-name="ce22" table:formula="of:=IF([.$A367]=2;[.B211];&quot;&quot;)">
            <text:p/>
          </table:table-cell>
          <table:table-cell table:style-name="ce22" table:formula="of:=IF([.$A367]=2;[.C211];&quot;&quot;)">
            <text:p/>
          </table:table-cell>
          <table:table-cell table:style-name="ce22" table:formula="of:=IF([.$A367]=3;[.B211];&quot;&quot;)">
            <text:p/>
          </table:table-cell>
          <table:table-cell table:style-name="ce22" table:formula="of:=IF([.$A367]=3;[.C211];&quot;&quot;)">
            <text:p/>
          </table:table-cell>
          <table:table-cell table:number-columns-repeated="1016"/>
        </table:table-row>
        <table:table-row table:style-name="ro1">
          <table:table-cell table:formula="of:=[.F328]" office:value-type="float" office:value="1" calcext:value-type="float">
            <text:p>1</text:p>
          </table:table-cell>
          <table:table-cell table:formula="of:=[.A328]" office:value-type="float" office:value="5" calcext:value-type="float">
            <text:p>5</text:p>
          </table:table-cell>
          <table:table-cell table:style-name="ce22" table:formula="of:=IF([.$A368]=1;[.B212];&quot;&quot;)" office:value-type="float" office:value="4.3" calcext:value-type="float">
            <text:p>4.3</text:p>
          </table:table-cell>
          <table:table-cell table:style-name="ce22" table:formula="of:=IF([.$A368]=1;[.C212];&quot;&quot;)" office:value-type="float" office:value="5.8" calcext:value-type="float">
            <text:p>5.8</text:p>
          </table:table-cell>
          <table:table-cell table:style-name="ce22" table:formula="of:=IF([.$A368]=2;[.B212];&quot;&quot;)">
            <text:p/>
          </table:table-cell>
          <table:table-cell table:style-name="ce22" table:formula="of:=IF([.$A368]=2;[.C212];&quot;&quot;)">
            <text:p/>
          </table:table-cell>
          <table:table-cell table:style-name="ce22" table:formula="of:=IF([.$A368]=3;[.B212];&quot;&quot;)">
            <text:p/>
          </table:table-cell>
          <table:table-cell table:style-name="ce22" table:formula="of:=IF([.$A368]=3;[.C212];&quot;&quot;)">
            <text:p/>
          </table:table-cell>
          <table:table-cell table:number-columns-repeated="1016"/>
        </table:table-row>
        <table:table-row table:style-name="ro1">
          <table:table-cell table:formula="of:=[.F329]" office:value-type="float" office:value="1" calcext:value-type="float">
            <text:p>1</text:p>
          </table:table-cell>
          <table:table-cell table:formula="of:=[.A329]" office:value-type="float" office:value="6" calcext:value-type="float">
            <text:p>6</text:p>
          </table:table-cell>
          <table:table-cell table:style-name="ce22" table:formula="of:=IF([.$A369]=1;[.B213];&quot;&quot;)" office:value-type="float" office:value="4.5" calcext:value-type="float">
            <text:p>4.5</text:p>
          </table:table-cell>
          <table:table-cell table:style-name="ce22" table:formula="of:=IF([.$A369]=1;[.C213];&quot;&quot;)" office:value-type="float" office:value="3.5" calcext:value-type="float">
            <text:p>3.5</text:p>
          </table:table-cell>
          <table:table-cell table:style-name="ce22" table:formula="of:=IF([.$A369]=2;[.B213];&quot;&quot;)">
            <text:p/>
          </table:table-cell>
          <table:table-cell table:style-name="ce22" table:formula="of:=IF([.$A369]=2;[.C213];&quot;&quot;)">
            <text:p/>
          </table:table-cell>
          <table:table-cell table:style-name="ce22" table:formula="of:=IF([.$A369]=3;[.B213];&quot;&quot;)">
            <text:p/>
          </table:table-cell>
          <table:table-cell table:style-name="ce22" table:formula="of:=IF([.$A369]=3;[.C213];&quot;&quot;)">
            <text:p/>
          </table:table-cell>
          <table:table-cell table:number-columns-repeated="1016"/>
        </table:table-row>
        <table:table-row table:style-name="ro1">
          <table:table-cell table:formula="of:=[.F330]" office:value-type="float" office:value="1" calcext:value-type="float">
            <text:p>1</text:p>
          </table:table-cell>
          <table:table-cell table:formula="of:=[.A330]" office:value-type="float" office:value="7" calcext:value-type="float">
            <text:p>7</text:p>
          </table:table-cell>
          <table:table-cell table:style-name="ce22" table:formula="of:=IF([.$A370]=1;[.B214];&quot;&quot;)" office:value-type="float" office:value="2.2" calcext:value-type="float">
            <text:p>2.2</text:p>
          </table:table-cell>
          <table:table-cell table:style-name="ce22" table:formula="of:=IF([.$A370]=1;[.C214];&quot;&quot;)" office:value-type="float" office:value="2.5" calcext:value-type="float">
            <text:p>2.5</text:p>
          </table:table-cell>
          <table:table-cell table:style-name="ce22" table:formula="of:=IF([.$A370]=2;[.B214];&quot;&quot;)">
            <text:p/>
          </table:table-cell>
          <table:table-cell table:style-name="ce22" table:formula="of:=IF([.$A370]=2;[.C214];&quot;&quot;)">
            <text:p/>
          </table:table-cell>
          <table:table-cell table:style-name="ce22" table:formula="of:=IF([.$A370]=3;[.B214];&quot;&quot;)">
            <text:p/>
          </table:table-cell>
          <table:table-cell table:style-name="ce22" table:formula="of:=IF([.$A370]=3;[.C214];&quot;&quot;)">
            <text:p/>
          </table:table-cell>
          <table:table-cell table:number-columns-repeated="1016"/>
        </table:table-row>
        <table:table-row table:style-name="ro1">
          <table:table-cell table:formula="of:=[.F331]" office:value-type="float" office:value="1" calcext:value-type="float">
            <text:p>1</text:p>
          </table:table-cell>
          <table:table-cell table:formula="of:=[.A331]" office:value-type="float" office:value="8" calcext:value-type="float">
            <text:p>8</text:p>
          </table:table-cell>
          <table:table-cell table:style-name="ce22" table:formula="of:=IF([.$A371]=1;[.B215];&quot;&quot;)" office:value-type="float" office:value="2.7" calcext:value-type="float">
            <text:p>2.7</text:p>
          </table:table-cell>
          <table:table-cell table:style-name="ce22" table:formula="of:=IF([.$A371]=1;[.C215];&quot;&quot;)" office:value-type="float" office:value="3.7" calcext:value-type="float">
            <text:p>3.7</text:p>
          </table:table-cell>
          <table:table-cell table:style-name="ce22" table:formula="of:=IF([.$A371]=2;[.B215];&quot;&quot;)">
            <text:p/>
          </table:table-cell>
          <table:table-cell table:style-name="ce22" table:formula="of:=IF([.$A371]=2;[.C215];&quot;&quot;)">
            <text:p/>
          </table:table-cell>
          <table:table-cell table:style-name="ce22" table:formula="of:=IF([.$A371]=3;[.B215];&quot;&quot;)">
            <text:p/>
          </table:table-cell>
          <table:table-cell table:style-name="ce22" table:formula="of:=IF([.$A371]=3;[.C215];&quot;&quot;)">
            <text:p/>
          </table:table-cell>
          <table:table-cell table:number-columns-repeated="1016"/>
        </table:table-row>
        <table:table-row table:style-name="ro1">
          <table:table-cell table:formula="of:=[.F332]" office:value-type="float" office:value="1" calcext:value-type="float">
            <text:p>1</text:p>
          </table:table-cell>
          <table:table-cell table:formula="of:=[.A332]" office:value-type="float" office:value="9" calcext:value-type="float">
            <text:p>9</text:p>
          </table:table-cell>
          <table:table-cell table:style-name="ce22" table:formula="of:=IF([.$A372]=1;[.B216];&quot;&quot;)" office:value-type="float" office:value="4.5" calcext:value-type="float">
            <text:p>4.5</text:p>
          </table:table-cell>
          <table:table-cell table:style-name="ce22" table:formula="of:=IF([.$A372]=1;[.C216];&quot;&quot;)" office:value-type="float" office:value="8.9" calcext:value-type="float">
            <text:p>8.9</text:p>
          </table:table-cell>
          <table:table-cell table:style-name="ce22" table:formula="of:=IF([.$A372]=2;[.B216];&quot;&quot;)">
            <text:p/>
          </table:table-cell>
          <table:table-cell table:style-name="ce22" table:formula="of:=IF([.$A372]=2;[.C216];&quot;&quot;)">
            <text:p/>
          </table:table-cell>
          <table:table-cell table:style-name="ce22" table:formula="of:=IF([.$A372]=3;[.B216];&quot;&quot;)">
            <text:p/>
          </table:table-cell>
          <table:table-cell table:style-name="ce22" table:formula="of:=IF([.$A372]=3;[.C216];&quot;&quot;)">
            <text:p/>
          </table:table-cell>
          <table:table-cell table:number-columns-repeated="1016"/>
        </table:table-row>
        <table:table-row table:style-name="ro1">
          <table:table-cell table:formula="of:=[.F333]" office:value-type="float" office:value="3" calcext:value-type="float">
            <text:p>3</text:p>
          </table:table-cell>
          <table:table-cell table:formula="of:=[.A333]" office:value-type="float" office:value="10" calcext:value-type="float">
            <text:p>10</text:p>
          </table:table-cell>
          <table:table-cell table:style-name="ce22" table:formula="of:=IF([.$A373]=1;[.B217];&quot;&quot;)">
            <text:p/>
          </table:table-cell>
          <table:table-cell table:style-name="ce22" table:formula="of:=IF([.$A373]=1;[.C217];&quot;&quot;)">
            <text:p/>
          </table:table-cell>
          <table:table-cell table:style-name="ce22" table:formula="of:=IF([.$A373]=2;[.B217];&quot;&quot;)">
            <text:p/>
          </table:table-cell>
          <table:table-cell table:style-name="ce22" table:formula="of:=IF([.$A373]=2;[.C217];&quot;&quot;)">
            <text:p/>
          </table:table-cell>
          <table:table-cell table:style-name="ce22" table:formula="of:=IF([.$A373]=3;[.B217];&quot;&quot;)" office:value-type="float" office:value="8.5" calcext:value-type="float">
            <text:p>8.5</text:p>
          </table:table-cell>
          <table:table-cell table:style-name="ce22" table:formula="of:=IF([.$A373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334]" office:value-type="float" office:value="3" calcext:value-type="float">
            <text:p>3</text:p>
          </table:table-cell>
          <table:table-cell table:formula="of:=[.A334]" office:value-type="float" office:value="11" calcext:value-type="float">
            <text:p>11</text:p>
          </table:table-cell>
          <table:table-cell table:style-name="ce22" table:formula="of:=IF([.$A374]=1;[.B218];&quot;&quot;)">
            <text:p/>
          </table:table-cell>
          <table:table-cell table:style-name="ce22" table:formula="of:=IF([.$A374]=1;[.C218];&quot;&quot;)">
            <text:p/>
          </table:table-cell>
          <table:table-cell table:style-name="ce22" table:formula="of:=IF([.$A374]=2;[.B218];&quot;&quot;)">
            <text:p/>
          </table:table-cell>
          <table:table-cell table:style-name="ce22" table:formula="of:=IF([.$A374]=2;[.C218];&quot;&quot;)">
            <text:p/>
          </table:table-cell>
          <table:table-cell table:style-name="ce22" table:formula="of:=IF([.$A374]=3;[.B218];&quot;&quot;)" office:value-type="float" office:value="9.6" calcext:value-type="float">
            <text:p>9.6</text:p>
          </table:table-cell>
          <table:table-cell table:style-name="ce22" table:formula="of:=IF([.$A374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335]" office:value-type="float" office:value="3" calcext:value-type="float">
            <text:p>3</text:p>
          </table:table-cell>
          <table:table-cell table:formula="of:=[.A335]" office:value-type="float" office:value="12" calcext:value-type="float">
            <text:p>12</text:p>
          </table:table-cell>
          <table:table-cell table:style-name="ce22" table:formula="of:=IF([.$A375]=1;[.B219];&quot;&quot;)">
            <text:p/>
          </table:table-cell>
          <table:table-cell table:style-name="ce22" table:formula="of:=IF([.$A375]=1;[.C219];&quot;&quot;)">
            <text:p/>
          </table:table-cell>
          <table:table-cell table:style-name="ce22" table:formula="of:=IF([.$A375]=2;[.B219];&quot;&quot;)">
            <text:p/>
          </table:table-cell>
          <table:table-cell table:style-name="ce22" table:formula="of:=IF([.$A375]=2;[.C219];&quot;&quot;)">
            <text:p/>
          </table:table-cell>
          <table:table-cell table:style-name="ce22" table:formula="of:=IF([.$A375]=3;[.B219];&quot;&quot;)" office:value-type="float" office:value="7.5" calcext:value-type="float">
            <text:p>7.5</text:p>
          </table:table-cell>
          <table:table-cell table:style-name="ce22" table:formula="of:=IF([.$A375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336]" office:value-type="float" office:value="1" calcext:value-type="float">
            <text:p>1</text:p>
          </table:table-cell>
          <table:table-cell table:formula="of:=[.A336]" office:value-type="float" office:value="13" calcext:value-type="float">
            <text:p>13</text:p>
          </table:table-cell>
          <table:table-cell table:style-name="ce22" table:formula="of:=IF([.$A376]=1;[.B220];&quot;&quot;)" office:value-type="float" office:value="4.5" calcext:value-type="float">
            <text:p>4.5</text:p>
          </table:table-cell>
          <table:table-cell table:style-name="ce22" table:formula="of:=IF([.$A376]=1;[.C220];&quot;&quot;)" office:value-type="float" office:value="12.2" calcext:value-type="float">
            <text:p>12.2</text:p>
          </table:table-cell>
          <table:table-cell table:style-name="ce22" table:formula="of:=IF([.$A376]=2;[.B220];&quot;&quot;)">
            <text:p/>
          </table:table-cell>
          <table:table-cell table:style-name="ce22" table:formula="of:=IF([.$A376]=2;[.C220];&quot;&quot;)">
            <text:p/>
          </table:table-cell>
          <table:table-cell table:style-name="ce22" table:formula="of:=IF([.$A376]=3;[.B220];&quot;&quot;)">
            <text:p/>
          </table:table-cell>
          <table:table-cell table:style-name="ce22" table:formula="of:=IF([.$A376]=3;[.C220];&quot;&quot;)">
            <text:p/>
          </table:table-cell>
          <table:table-cell table:number-columns-repeated="1016"/>
        </table:table-row>
        <table:table-row table:style-name="ro1">
          <table:table-cell table:formula="of:=[.F337]" office:value-type="float" office:value="1" calcext:value-type="float">
            <text:p>1</text:p>
          </table:table-cell>
          <table:table-cell table:formula="of:=[.A337]" office:value-type="float" office:value="14" calcext:value-type="float">
            <text:p>14</text:p>
          </table:table-cell>
          <table:table-cell table:style-name="ce22" table:formula="of:=IF([.$A377]=1;[.B221];&quot;&quot;)" office:value-type="float" office:value="4" calcext:value-type="float">
            <text:p>4</text:p>
          </table:table-cell>
          <table:table-cell table:style-name="ce22" table:formula="of:=IF([.$A377]=1;[.C221];&quot;&quot;)" office:value-type="float" office:value="13.5" calcext:value-type="float">
            <text:p>13.5</text:p>
          </table:table-cell>
          <table:table-cell table:style-name="ce22" table:formula="of:=IF([.$A377]=2;[.B221];&quot;&quot;)">
            <text:p/>
          </table:table-cell>
          <table:table-cell table:style-name="ce22" table:formula="of:=IF([.$A377]=2;[.C221];&quot;&quot;)">
            <text:p/>
          </table:table-cell>
          <table:table-cell table:style-name="ce22" table:formula="of:=IF([.$A377]=3;[.B221];&quot;&quot;)">
            <text:p/>
          </table:table-cell>
          <table:table-cell table:style-name="ce22" table:formula="of:=IF([.$A377]=3;[.C221];&quot;&quot;)">
            <text:p/>
          </table:table-cell>
          <table:table-cell table:number-columns-repeated="1016"/>
        </table:table-row>
        <table:table-row table:style-name="ro1">
          <table:table-cell table:formula="of:=[.F338]" office:value-type="float" office:value="2" calcext:value-type="float">
            <text:p>2</text:p>
          </table:table-cell>
          <table:table-cell table:formula="of:=[.A338]" office:value-type="float" office:value="15" calcext:value-type="float">
            <text:p>15</text:p>
          </table:table-cell>
          <table:table-cell table:style-name="ce22" table:formula="of:=IF([.$A378]=1;[.B222];&quot;&quot;)">
            <text:p/>
          </table:table-cell>
          <table:table-cell table:style-name="ce22" table:formula="of:=IF([.$A378]=1;[.C222];&quot;&quot;)">
            <text:p/>
          </table:table-cell>
          <table:table-cell table:style-name="ce22" table:formula="of:=IF([.$A378]=2;[.B222];&quot;&quot;)" office:value-type="float" office:value="8.6" calcext:value-type="float">
            <text:p>8.6</text:p>
          </table:table-cell>
          <table:table-cell table:style-name="ce22" table:formula="of:=IF([.$A378]=2;[.C222];&quot;&quot;)" office:value-type="float" office:value="13.2" calcext:value-type="float">
            <text:p>13.2</text:p>
          </table:table-cell>
          <table:table-cell table:style-name="ce22" table:formula="of:=IF([.$A378]=3;[.B222];&quot;&quot;)">
            <text:p/>
          </table:table-cell>
          <table:table-cell table:style-name="ce22" table:formula="of:=IF([.$A378]=3;[.C222];&quot;&quot;)">
            <text:p/>
          </table:table-cell>
          <table:table-cell table:number-columns-repeated="1016"/>
        </table:table-row>
        <table:table-row table:style-name="ro1">
          <table:table-cell table:formula="of:=[.F339]" office:value-type="float" office:value="2" calcext:value-type="float">
            <text:p>2</text:p>
          </table:table-cell>
          <table:table-cell table:formula="of:=[.A339]" office:value-type="float" office:value="16" calcext:value-type="float">
            <text:p>16</text:p>
          </table:table-cell>
          <table:table-cell table:style-name="ce22" table:formula="of:=IF([.$A379]=1;[.B223];&quot;&quot;)">
            <text:p/>
          </table:table-cell>
          <table:table-cell table:style-name="ce22" table:formula="of:=IF([.$A379]=1;[.C223];&quot;&quot;)">
            <text:p/>
          </table:table-cell>
          <table:table-cell table:style-name="ce22" table:formula="of:=IF([.$A379]=2;[.B223];&quot;&quot;)" office:value-type="float" office:value="10.2" calcext:value-type="float">
            <text:p>10.2</text:p>
          </table:table-cell>
          <table:table-cell table:style-name="ce22" table:formula="of:=IF([.$A379]=2;[.C223];&quot;&quot;)" office:value-type="float" office:value="12.8" calcext:value-type="float">
            <text:p>12.8</text:p>
          </table:table-cell>
          <table:table-cell table:style-name="ce22" table:formula="of:=IF([.$A379]=3;[.B223];&quot;&quot;)">
            <text:p/>
          </table:table-cell>
          <table:table-cell table:style-name="ce22" table:formula="of:=IF([.$A379]=3;[.C223];&quot;&quot;)">
            <text:p/>
          </table:table-cell>
          <table:table-cell table:number-columns-repeated="1016"/>
        </table:table-row>
        <table:table-row table:style-name="ro1">
          <table:table-cell table:formula="of:=[.F340]" office:value-type="float" office:value="2" calcext:value-type="float">
            <text:p>2</text:p>
          </table:table-cell>
          <table:table-cell table:formula="of:=[.A340]" office:value-type="float" office:value="17" calcext:value-type="float">
            <text:p>17</text:p>
          </table:table-cell>
          <table:table-cell table:style-name="ce22" table:formula="of:=IF([.$A380]=1;[.B224];&quot;&quot;)">
            <text:p/>
          </table:table-cell>
          <table:table-cell table:style-name="ce22" table:formula="of:=IF([.$A380]=1;[.C224];&quot;&quot;)">
            <text:p/>
          </table:table-cell>
          <table:table-cell table:style-name="ce22" table:formula="of:=IF([.$A380]=2;[.B224];&quot;&quot;)" office:value-type="float" office:value="12.2" calcext:value-type="float">
            <text:p>12.2</text:p>
          </table:table-cell>
          <table:table-cell table:style-name="ce22" table:formula="of:=IF([.$A380]=2;[.C224];&quot;&quot;)" office:value-type="float" office:value="17.8" calcext:value-type="float">
            <text:p>17.8</text:p>
          </table:table-cell>
          <table:table-cell table:style-name="ce22" table:formula="of:=IF([.$A380]=3;[.B224];&quot;&quot;)">
            <text:p/>
          </table:table-cell>
          <table:table-cell table:style-name="ce22" table:formula="of:=IF([.$A380]=3;[.C224];&quot;&quot;)">
            <text:p/>
          </table:table-cell>
          <table:table-cell table:number-columns-repeated="1016"/>
        </table:table-row>
        <table:table-row table:style-name="ro1">
          <table:table-cell table:formula="of:=[.F341]" office:value-type="float" office:value="2" calcext:value-type="float">
            <text:p>2</text:p>
          </table:table-cell>
          <table:table-cell table:formula="of:=[.A341]" office:value-type="float" office:value="18" calcext:value-type="float">
            <text:p>18</text:p>
          </table:table-cell>
          <table:table-cell table:style-name="ce22" table:formula="of:=IF([.$A381]=1;[.B225];&quot;&quot;)">
            <text:p/>
          </table:table-cell>
          <table:table-cell table:style-name="ce22" table:formula="of:=IF([.$A381]=1;[.C225];&quot;&quot;)">
            <text:p/>
          </table:table-cell>
          <table:table-cell table:style-name="ce22" table:formula="of:=IF([.$A381]=2;[.B225];&quot;&quot;)" office:value-type="float" office:value="13.5" calcext:value-type="float">
            <text:p>13.5</text:p>
          </table:table-cell>
          <table:table-cell table:style-name="ce22" table:formula="of:=IF([.$A381]=2;[.C225];&quot;&quot;)" office:value-type="float" office:value="16.4" calcext:value-type="float">
            <text:p>16.4</text:p>
          </table:table-cell>
          <table:table-cell table:style-name="ce22" table:formula="of:=IF([.$A381]=3;[.B225];&quot;&quot;)">
            <text:p/>
          </table:table-cell>
          <table:table-cell table:style-name="ce22" table:formula="of:=IF([.$A381]=3;[.C225];&quot;&quot;)">
            <text:p/>
          </table:table-cell>
          <table:table-cell table:number-columns-repeated="1016"/>
        </table:table-row>
        <table:table-row table:style-name="ro1">
          <table:table-cell table:formula="of:=[.F342]" office:value-type="float" office:value="2" calcext:value-type="float">
            <text:p>2</text:p>
          </table:table-cell>
          <table:table-cell table:formula="of:=[.A342]" office:value-type="float" office:value="19" calcext:value-type="float">
            <text:p>19</text:p>
          </table:table-cell>
          <table:table-cell table:style-name="ce22" table:formula="of:=IF([.$A382]=1;[.B226];&quot;&quot;)">
            <text:p/>
          </table:table-cell>
          <table:table-cell table:style-name="ce22" table:formula="of:=IF([.$A382]=1;[.C226];&quot;&quot;)">
            <text:p/>
          </table:table-cell>
          <table:table-cell table:style-name="ce22" table:formula="of:=IF([.$A382]=2;[.B226];&quot;&quot;)" office:value-type="float" office:value="15.6" calcext:value-type="float">
            <text:p>15.6</text:p>
          </table:table-cell>
          <table:table-cell table:style-name="ce22" table:formula="of:=IF([.$A382]=2;[.C226];&quot;&quot;)" office:value-type="float" office:value="12.2" calcext:value-type="float">
            <text:p>12.2</text:p>
          </table:table-cell>
          <table:table-cell table:style-name="ce22" table:formula="of:=IF([.$A382]=3;[.B226];&quot;&quot;)">
            <text:p/>
          </table:table-cell>
          <table:table-cell table:style-name="ce22" table:formula="of:=IF([.$A382]=3;[.C226];&quot;&quot;)">
            <text:p/>
          </table:table-cell>
          <table:table-cell table:number-columns-repeated="1016"/>
        </table:table-row>
        <table:table-row table:style-name="ro1">
          <table:table-cell table:formula="of:=[.F343]" office:value-type="float" office:value="2" calcext:value-type="float">
            <text:p>2</text:p>
          </table:table-cell>
          <table:table-cell table:formula="of:=[.A343]" office:value-type="float" office:value="20" calcext:value-type="float">
            <text:p>20</text:p>
          </table:table-cell>
          <table:table-cell table:style-name="ce22" table:formula="of:=IF([.$A383]=1;[.B227];&quot;&quot;)">
            <text:p/>
          </table:table-cell>
          <table:table-cell table:style-name="ce22" table:formula="of:=IF([.$A383]=1;[.C227];&quot;&quot;)">
            <text:p/>
          </table:table-cell>
          <table:table-cell table:style-name="ce22" table:formula="of:=IF([.$A383]=2;[.B227];&quot;&quot;)" office:value-type="float" office:value="10.3" calcext:value-type="float">
            <text:p>10.3</text:p>
          </table:table-cell>
          <table:table-cell table:style-name="ce22" table:formula="of:=IF([.$A383]=2;[.C227];&quot;&quot;)" office:value-type="float" office:value="10.4" calcext:value-type="float">
            <text:p>10.4</text:p>
          </table:table-cell>
          <table:table-cell table:style-name="ce22" table:formula="of:=IF([.$A383]=3;[.B227];&quot;&quot;)">
            <text:p/>
          </table:table-cell>
          <table:table-cell table:style-name="ce22" table:formula="of:=IF([.$A383]=3;[.C227];&quot;&quot;)">
            <text:p/>
          </table:table-cell>
          <table:table-cell table:number-columns-repeated="1016"/>
        </table:table-row>
        <table:table-row table:style-name="ro1">
          <table:table-cell table:formula="of:=[.F344]" office:value-type="float" office:value="2" calcext:value-type="float">
            <text:p>2</text:p>
          </table:table-cell>
          <table:table-cell table:formula="of:=[.A344]" office:value-type="float" office:value="21" calcext:value-type="float">
            <text:p>21</text:p>
          </table:table-cell>
          <table:table-cell table:style-name="ce22" table:formula="of:=IF([.$A384]=1;[.B228];&quot;&quot;)">
            <text:p/>
          </table:table-cell>
          <table:table-cell table:style-name="ce22" table:formula="of:=IF([.$A384]=1;[.C228];&quot;&quot;)">
            <text:p/>
          </table:table-cell>
          <table:table-cell table:style-name="ce22" table:formula="of:=IF([.$A384]=2;[.B228];&quot;&quot;)" office:value-type="float" office:value="9.8" calcext:value-type="float">
            <text:p>9.8</text:p>
          </table:table-cell>
          <table:table-cell table:style-name="ce22" table:formula="of:=IF([.$A384]=2;[.C228];&quot;&quot;)" office:value-type="float" office:value="10.4" calcext:value-type="float">
            <text:p>10.4</text:p>
          </table:table-cell>
          <table:table-cell table:style-name="ce22" table:formula="of:=IF([.$A384]=3;[.B228];&quot;&quot;)">
            <text:p/>
          </table:table-cell>
          <table:table-cell table:style-name="ce22" table:formula="of:=IF([.$A384]=3;[.C228];&quot;&quot;)">
            <text:p/>
          </table:table-cell>
          <table:table-cell table:number-columns-repeated="1016"/>
        </table:table-row>
        <table:table-row table:style-name="ro1">
          <table:table-cell table:formula="of:=[.F345]" office:value-type="float" office:value="2" calcext:value-type="float">
            <text:p>2</text:p>
          </table:table-cell>
          <table:table-cell table:formula="of:=[.A345]" office:value-type="float" office:value="22" calcext:value-type="float">
            <text:p>22</text:p>
          </table:table-cell>
          <table:table-cell table:style-name="ce22" table:formula="of:=IF([.$A385]=1;[.B229];&quot;&quot;)">
            <text:p/>
          </table:table-cell>
          <table:table-cell table:style-name="ce22" table:formula="of:=IF([.$A385]=1;[.C229];&quot;&quot;)">
            <text:p/>
          </table:table-cell>
          <table:table-cell table:style-name="ce22" table:formula="of:=IF([.$A385]=2;[.B229];&quot;&quot;)" office:value-type="float" office:value="8.3" calcext:value-type="float">
            <text:p>8.3</text:p>
          </table:table-cell>
          <table:table-cell table:style-name="ce22" table:formula="of:=IF([.$A385]=2;[.C229];&quot;&quot;)" office:value-type="float" office:value="11.3" calcext:value-type="float">
            <text:p>11.3</text:p>
          </table:table-cell>
          <table:table-cell table:style-name="ce22" table:formula="of:=IF([.$A385]=3;[.B229];&quot;&quot;)">
            <text:p/>
          </table:table-cell>
          <table:table-cell table:style-name="ce22" table:formula="of:=IF([.$A385]=3;[.C229];&quot;&quot;)">
            <text:p/>
          </table:table-cell>
          <table:table-cell table:number-columns-repeated="1016"/>
        </table:table-row>
        <table:table-row table:style-name="ro1">
          <table:table-cell table:formula="of:=[.F346]" office:value-type="float" office:value="3" calcext:value-type="float">
            <text:p>3</text:p>
          </table:table-cell>
          <table:table-cell table:formula="of:=[.A346]" office:value-type="float" office:value="23" calcext:value-type="float">
            <text:p>23</text:p>
          </table:table-cell>
          <table:table-cell table:style-name="ce22" table:formula="of:=IF([.$A386]=1;[.B230];&quot;&quot;)">
            <text:p/>
          </table:table-cell>
          <table:table-cell table:style-name="ce22" table:formula="of:=IF([.$A386]=1;[.C230];&quot;&quot;)">
            <text:p/>
          </table:table-cell>
          <table:table-cell table:style-name="ce22" table:formula="of:=IF([.$A386]=2;[.B230];&quot;&quot;)">
            <text:p/>
          </table:table-cell>
          <table:table-cell table:style-name="ce22" table:formula="of:=IF([.$A386]=2;[.C230];&quot;&quot;)">
            <text:p/>
          </table:table-cell>
          <table:table-cell table:style-name="ce22" table:formula="of:=IF([.$A386]=3;[.B230];&quot;&quot;)" office:value-type="float" office:value="5.6" calcext:value-type="float">
            <text:p>5.6</text:p>
          </table:table-cell>
          <table:table-cell table:style-name="ce22" table:formula="of:=IF([.$A386]=3;[.C230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347]" office:value-type="float" office:value="3" calcext:value-type="float">
            <text:p>3</text:p>
          </table:table-cell>
          <table:table-cell table:formula="of:=[.A347]" office:value-type="float" office:value="24" calcext:value-type="float">
            <text:p>24</text:p>
          </table:table-cell>
          <table:table-cell table:style-name="ce22" table:formula="of:=IF([.$A387]=1;[.B231];&quot;&quot;)">
            <text:p/>
          </table:table-cell>
          <table:table-cell table:style-name="ce22" table:formula="of:=IF([.$A387]=1;[.C231];&quot;&quot;)">
            <text:p/>
          </table:table-cell>
          <table:table-cell table:style-name="ce22" table:formula="of:=IF([.$A387]=2;[.B231];&quot;&quot;)">
            <text:p/>
          </table:table-cell>
          <table:table-cell table:style-name="ce22" table:formula="of:=IF([.$A387]=2;[.C231];&quot;&quot;)">
            <text:p/>
          </table:table-cell>
          <table:table-cell table:style-name="ce22" table:formula="of:=IF([.$A387]=3;[.B231];&quot;&quot;)" office:value-type="float" office:value="7.8" calcext:value-type="float">
            <text:p>7.8</text:p>
          </table:table-cell>
          <table:table-cell table:style-name="ce22" table:formula="of:=IF([.$A387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348]" office:value-type="float" office:value="1" calcext:value-type="float">
            <text:p>1</text:p>
          </table:table-cell>
          <table:table-cell table:formula="of:=[.A348]" office:value-type="float" office:value="25" calcext:value-type="float">
            <text:p>25</text:p>
          </table:table-cell>
          <table:table-cell table:style-name="ce22" table:formula="of:=IF([.$A388]=1;[.B232];&quot;&quot;)" office:value-type="float" office:value="4.7" calcext:value-type="float">
            <text:p>4.7</text:p>
          </table:table-cell>
          <table:table-cell table:style-name="ce22" table:formula="of:=IF([.$A388]=1;[.C232];&quot;&quot;)" office:value-type="float" office:value="7.8" calcext:value-type="float">
            <text:p>7.8</text:p>
          </table:table-cell>
          <table:table-cell table:style-name="ce22" table:formula="of:=IF([.$A388]=2;[.B232];&quot;&quot;)">
            <text:p/>
          </table:table-cell>
          <table:table-cell table:style-name="ce22" table:formula="of:=IF([.$A388]=2;[.C232];&quot;&quot;)">
            <text:p/>
          </table:table-cell>
          <table:table-cell table:style-name="ce22" table:formula="of:=IF([.$A388]=3;[.B232];&quot;&quot;)">
            <text:p/>
          </table:table-cell>
          <table:table-cell table:style-name="ce22" table:formula="of:=IF([.$A388]=3;[.C232];&quot;&quot;)">
            <text:p/>
          </table:table-cell>
          <table:table-cell table:number-columns-repeated="1016"/>
        </table:table-row>
        <table:table-row table:style-name="ro1">
          <table:table-cell table:formula="of:=[.F349]" office:value-type="float" office:value="3" calcext:value-type="float">
            <text:p>3</text:p>
          </table:table-cell>
          <table:table-cell table:formula="of:=[.A349]" office:value-type="float" office:value="26" calcext:value-type="float">
            <text:p>26</text:p>
          </table:table-cell>
          <table:table-cell table:style-name="ce22" table:formula="of:=IF([.$A389]=1;[.B233];&quot;&quot;)">
            <text:p/>
          </table:table-cell>
          <table:table-cell table:style-name="ce22" table:formula="of:=IF([.$A389]=1;[.C233];&quot;&quot;)">
            <text:p/>
          </table:table-cell>
          <table:table-cell table:style-name="ce22" table:formula="of:=IF([.$A389]=2;[.B233];&quot;&quot;)">
            <text:p/>
          </table:table-cell>
          <table:table-cell table:style-name="ce22" table:formula="of:=IF([.$A389]=2;[.C233];&quot;&quot;)">
            <text:p/>
          </table:table-cell>
          <table:table-cell table:style-name="ce22" table:formula="of:=IF([.$A389]=3;[.B233];&quot;&quot;)" office:value-type="float" office:value="7.8" calcext:value-type="float">
            <text:p>7.8</text:p>
          </table:table-cell>
          <table:table-cell table:style-name="ce22" table:formula="of:=IF([.$A389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350]" office:value-type="float" office:value="2" calcext:value-type="float">
            <text:p>2</text:p>
          </table:table-cell>
          <table:table-cell table:formula="of:=[.A350]" office:value-type="float" office:value="27" calcext:value-type="float">
            <text:p>27</text:p>
          </table:table-cell>
          <table:table-cell table:style-name="ce22" table:formula="of:=IF([.$A390]=1;[.B234];&quot;&quot;)">
            <text:p/>
          </table:table-cell>
          <table:table-cell table:style-name="ce22" table:formula="of:=IF([.$A390]=1;[.C234];&quot;&quot;)">
            <text:p/>
          </table:table-cell>
          <table:table-cell table:style-name="ce22" table:formula="of:=IF([.$A390]=2;[.B234];&quot;&quot;)" office:value-type="float" office:value="13.3" calcext:value-type="float">
            <text:p>13.3</text:p>
          </table:table-cell>
          <table:table-cell table:style-name="ce22" table:formula="of:=IF([.$A390]=2;[.C234];&quot;&quot;)" office:value-type="float" office:value="8.9" calcext:value-type="float">
            <text:p>8.9</text:p>
          </table:table-cell>
          <table:table-cell table:style-name="ce22" table:formula="of:=IF([.$A390]=3;[.B234];&quot;&quot;)">
            <text:p/>
          </table:table-cell>
          <table:table-cell table:style-name="ce22" table:formula="of:=IF([.$A390]=3;[.C234];&quot;&quot;)">
            <text:p/>
          </table:table-cell>
          <table:table-cell table:number-columns-repeated="1016"/>
        </table:table-row>
        <table:table-row table:style-name="ro1">
          <table:table-cell table:formula="of:=[.F351]" office:value-type="float" office:value="1" calcext:value-type="float">
            <text:p>1</text:p>
          </table:table-cell>
          <table:table-cell table:formula="of:=[.A351]" office:value-type="float" office:value="28" calcext:value-type="float">
            <text:p>28</text:p>
          </table:table-cell>
          <table:table-cell table:style-name="ce22" table:formula="of:=IF([.$A391]=1;[.B235];&quot;&quot;)" office:value-type="float" office:value="3.4" calcext:value-type="float">
            <text:p>3.4</text:p>
          </table:table-cell>
          <table:table-cell table:style-name="ce22" table:formula="of:=IF([.$A391]=1;[.C235];&quot;&quot;)" office:value-type="float" office:value="4.6" calcext:value-type="float">
            <text:p>4.6</text:p>
          </table:table-cell>
          <table:table-cell table:style-name="ce22" table:formula="of:=IF([.$A391]=2;[.B235];&quot;&quot;)">
            <text:p/>
          </table:table-cell>
          <table:table-cell table:style-name="ce22" table:formula="of:=IF([.$A391]=2;[.C235];&quot;&quot;)">
            <text:p/>
          </table:table-cell>
          <table:table-cell table:style-name="ce22" table:formula="of:=IF([.$A391]=3;[.B235];&quot;&quot;)">
            <text:p/>
          </table:table-cell>
          <table:table-cell table:style-name="ce22" table:formula="of:=IF([.$A391]=3;[.C235];&quot;&quot;)">
            <text:p/>
          </table:table-cell>
          <table:table-cell table:number-columns-repeated="1016"/>
        </table:table-row>
        <table:table-row table:style-name="ro1">
          <table:table-cell table:formula="of:=[.F352]" office:value-type="float" office:value="3" calcext:value-type="float">
            <text:p>3</text:p>
          </table:table-cell>
          <table:table-cell table:formula="of:=[.A352]" office:value-type="float" office:value="29" calcext:value-type="float">
            <text:p>29</text:p>
          </table:table-cell>
          <table:table-cell table:style-name="ce22" table:formula="of:=IF([.$A392]=1;[.B236];&quot;&quot;)">
            <text:p/>
          </table:table-cell>
          <table:table-cell table:style-name="ce22" table:formula="of:=IF([.$A392]=1;[.C236];&quot;&quot;)">
            <text:p/>
          </table:table-cell>
          <table:table-cell table:style-name="ce22" table:formula="of:=IF([.$A392]=2;[.B236];&quot;&quot;)">
            <text:p/>
          </table:table-cell>
          <table:table-cell table:style-name="ce22" table:formula="of:=IF([.$A392]=2;[.C236];&quot;&quot;)">
            <text:p/>
          </table:table-cell>
          <table:table-cell table:style-name="ce22" table:formula="of:=IF([.$A392]=3;[.B236];&quot;&quot;)" office:value-type="float" office:value="5.6" calcext:value-type="float">
            <text:p>5.6</text:p>
          </table:table-cell>
          <table:table-cell table:style-name="ce22" table:formula="of:=IF([.$A392]=3;[.C236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353]" office:value-type="float" office:value="3" calcext:value-type="float">
            <text:p>3</text:p>
          </table:table-cell>
          <table:table-cell table:formula="of:=[.A353]" office:value-type="float" office:value="30" calcext:value-type="float">
            <text:p>30</text:p>
          </table:table-cell>
          <table:table-cell table:style-name="ce22" table:formula="of:=IF([.$A393]=1;[.B237];&quot;&quot;)">
            <text:p/>
          </table:table-cell>
          <table:table-cell table:style-name="ce22" table:formula="of:=IF([.$A393]=1;[.C237];&quot;&quot;)">
            <text:p/>
          </table:table-cell>
          <table:table-cell table:style-name="ce22" table:formula="of:=IF([.$A393]=2;[.B237];&quot;&quot;)">
            <text:p/>
          </table:table-cell>
          <table:table-cell table:style-name="ce22" table:formula="of:=IF([.$A393]=2;[.C237];&quot;&quot;)">
            <text:p/>
          </table:table-cell>
          <table:table-cell table:style-name="ce22" table:formula="of:=IF([.$A393]=3;[.B237];&quot;&quot;)" office:value-type="float" office:value="7.9" calcext:value-type="float">
            <text:p>7.9</text:p>
          </table:table-cell>
          <table:table-cell table:style-name="ce22" table:formula="of:=IF([.$A393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354]" office:value-type="float" office:value="3" calcext:value-type="float">
            <text:p>3</text:p>
          </table:table-cell>
          <table:table-cell table:formula="of:=[.A354]" office:value-type="float" office:value="31" calcext:value-type="float">
            <text:p>31</text:p>
          </table:table-cell>
          <table:table-cell table:style-name="ce22" table:formula="of:=IF([.$A394]=1;[.B238];&quot;&quot;)">
            <text:p/>
          </table:table-cell>
          <table:table-cell table:style-name="ce22" table:formula="of:=IF([.$A394]=1;[.C238];&quot;&quot;)">
            <text:p/>
          </table:table-cell>
          <table:table-cell table:style-name="ce22" table:formula="of:=IF([.$A394]=2;[.B238];&quot;&quot;)">
            <text:p/>
          </table:table-cell>
          <table:table-cell table:style-name="ce22" table:formula="of:=IF([.$A394]=2;[.C238];&quot;&quot;)">
            <text:p/>
          </table:table-cell>
          <table:table-cell table:style-name="ce22" table:formula="of:=IF([.$A394]=3;[.B238];&quot;&quot;)" office:value-type="float" office:value="5.8" calcext:value-type="float">
            <text:p>5.8</text:p>
          </table:table-cell>
          <table:table-cell table:style-name="ce22" table:formula="of:=IF([.$A394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355]" office:value-type="float" office:value="1" calcext:value-type="float">
            <text:p>1</text:p>
          </table:table-cell>
          <table:table-cell table:formula="of:=[.A355]" office:value-type="float" office:value="32" calcext:value-type="float">
            <text:p>32</text:p>
          </table:table-cell>
          <table:table-cell table:style-name="ce22" table:formula="of:=IF([.$A395]=1;[.B239];&quot;&quot;)" office:value-type="float" office:value="4.8" calcext:value-type="float">
            <text:p>4.8</text:p>
          </table:table-cell>
          <table:table-cell table:style-name="ce22" table:formula="of:=IF([.$A395]=1;[.C239];&quot;&quot;)" office:value-type="float" office:value="4.6" calcext:value-type="float">
            <text:p>4.6</text:p>
          </table:table-cell>
          <table:table-cell table:style-name="ce22" table:formula="of:=IF([.$A395]=2;[.B239];&quot;&quot;)">
            <text:p/>
          </table:table-cell>
          <table:table-cell table:style-name="ce22" table:formula="of:=IF([.$A395]=2;[.C239];&quot;&quot;)">
            <text:p/>
          </table:table-cell>
          <table:table-cell table:style-name="ce22" table:formula="of:=IF([.$A395]=3;[.B239];&quot;&quot;)">
            <text:p/>
          </table:table-cell>
          <table:table-cell table:style-name="ce22" table:formula="of:=IF([.$A395]=3;[.C239];&quot;&quot;)">
            <text:p/>
          </table:table-cell>
          <table:table-cell table:number-columns-repeated="1016"/>
        </table:table-row>
        <table:table-row table:style-name="ro1">
          <table:table-cell table:formula="of:=[.F356]" office:value-type="float" office:value="2" calcext:value-type="float">
            <text:p>2</text:p>
          </table:table-cell>
          <table:table-cell table:formula="of:=[.A356]" office:value-type="float" office:value="33" calcext:value-type="float">
            <text:p>33</text:p>
          </table:table-cell>
          <table:table-cell table:style-name="ce22" table:formula="of:=IF([.$A396]=1;[.B240];&quot;&quot;)">
            <text:p/>
          </table:table-cell>
          <table:table-cell table:style-name="ce22" table:formula="of:=IF([.$A396]=1;[.C240];&quot;&quot;)">
            <text:p/>
          </table:table-cell>
          <table:table-cell table:style-name="ce22" table:formula="of:=IF([.$A396]=2;[.B240];&quot;&quot;)" office:value-type="float" office:value="12.4" calcext:value-type="float">
            <text:p>12.4</text:p>
          </table:table-cell>
          <table:table-cell table:style-name="ce22" table:formula="of:=IF([.$A396]=2;[.C240];&quot;&quot;)" office:value-type="float" office:value="9.1" calcext:value-type="float">
            <text:p>9.1</text:p>
          </table:table-cell>
          <table:table-cell table:style-name="ce22" table:formula="of:=IF([.$A396]=3;[.B240];&quot;&quot;)">
            <text:p/>
          </table:table-cell>
          <table:table-cell table:style-name="ce22" table:formula="of:=IF([.$A396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64:.C396])" office:value-type="float" office:value="3.78461538461538" calcext:value-type="float">
            <text:p>3.78461538461538</text:p>
          </table:table-cell>
          <table:table-cell table:formula="of:=AVERAGE([.D364:.D396])" office:value-type="float" office:value="6.56923076923077" calcext:value-type="float">
            <text:p>6.56923076923077</text:p>
          </table:table-cell>
          <table:table-cell table:formula="of:=AVERAGE([.E364:.E396])" office:value-type="float" office:value="11.42" calcext:value-type="float">
            <text:p>11.42</text:p>
          </table:table-cell>
          <table:table-cell table:formula="of:=AVERAGE([.F364:.F396])" office:value-type="float" office:value="12.25" calcext:value-type="float">
            <text:p>12.25</text:p>
          </table:table-cell>
          <table:table-cell table:formula="of:=AVERAGE([.G364:.G396])" office:value-type="float" office:value="7.36" calcext:value-type="float">
            <text:p>7.36</text:p>
          </table:table-cell>
          <table:table-cell table:formula="of:=AVERAGE([.H364:.H396])" office:value-type="float" office:value="6.43" calcext:value-type="float">
            <text:p>6.4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6: Repeat Step 4 for new averages calculated in Step 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SUMXMY2([.$B208:.$C208];cluster1_2)" office:value-type="float" office:value="17.5319526627219" calcext:value-type="float">
            <text:p>17.5319526627219</text:p>
          </table:table-cell>
          <table:table-cell table:style-name="ce16" table:formula="of:=SUMXMY2([.$B208:.$C208];cluster2_2)" office:value-type="float" office:value="29.4289" calcext:value-type="float">
            <text:p>29.4289</text:p>
          </table:table-cell>
          <table:table-cell table:style-name="ce16" table:formula="of:=SUMXMY2([.$B208:.$C208];cluster3_2)" office:value-type="float" office:value="4.30449999999999" calcext:value-type="float">
            <text:p>4.30449999999999</text:p>
          </table:table-cell>
          <table:table-cell table:formula="of:=MIN([.B403:.D403])" office:value-type="float" office:value="4.30449999999999" calcext:value-type="float">
            <text:p>4.30449999999999</text:p>
          </table:table-cell>
          <table:table-cell table:formula="of:=IF([.E403]=[.B403];[.B$243];IF([.E403]=[.C403];[.C$243];IF([.E403]=[.D40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SUMXMY2([.$B209:.$C209];cluster1_2)" office:value-type="float" office:value="3.04502958579882" calcext:value-type="float">
            <text:p>3.04502958579882</text:p>
          </table:table-cell>
          <table:table-cell table:style-name="ce16" table:formula="of:=SUMXMY2([.$B209:.$C209];cluster2_2)" office:value-type="float" office:value="109.5109" calcext:value-type="float">
            <text:p>109.5109</text:p>
          </table:table-cell>
          <table:table-cell table:style-name="ce16" table:formula="of:=SUMXMY2([.$B209:.$C209];cluster3_2)" office:value-type="float" office:value="27.3825" calcext:value-type="float">
            <text:p>27.3825</text:p>
          </table:table-cell>
          <table:table-cell table:formula="of:=MIN([.B404:.D404])" office:value-type="float" office:value="3.04502958579882" calcext:value-type="float">
            <text:p>3.04502958579882</text:p>
          </table:table-cell>
          <table:table-cell table:formula="of:=IF([.E404]=[.B404];[.B$243];IF([.E404]=[.C404];[.C$243];IF([.E404]=[.D40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SUMXMY2([.$B210:.$C210];cluster1_2)" office:value-type="float" office:value="5.49118343195265" calcext:value-type="float">
            <text:p>5.49118343195265</text:p>
          </table:table-cell>
          <table:table-cell table:style-name="ce16" table:formula="of:=SUMXMY2([.$B210:.$C210];cluster2_2)" office:value-type="float" office:value="130.7709" calcext:value-type="float">
            <text:p>130.7709</text:p>
          </table:table-cell>
          <table:table-cell table:style-name="ce16" table:formula="of:=SUMXMY2([.$B210:.$C210];cluster3_2)" office:value-type="float" office:value="21.8425" calcext:value-type="float">
            <text:p>21.8425</text:p>
          </table:table-cell>
          <table:table-cell table:formula="of:=MIN([.B405:.D405])" office:value-type="float" office:value="5.49118343195265" calcext:value-type="float">
            <text:p>5.49118343195265</text:p>
          </table:table-cell>
          <table:table-cell table:formula="of:=IF([.E405]=[.B405];[.B$243];IF([.E405]=[.C405];[.C$243];IF([.E405]=[.D40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SUMXMY2([.$B211:.$C211];cluster1_2)" office:value-type="float" office:value="0.189644970414202" calcext:value-type="float">
            <text:p>0.189644970414202</text:p>
          </table:table-cell>
          <table:table-cell table:style-name="ce16" table:formula="of:=SUMXMY2([.$B211:.$C211];cluster2_2)" office:value-type="float" office:value="82.9309" calcext:value-type="float">
            <text:p>82.9309</text:p>
          </table:table-cell>
          <table:table-cell table:style-name="ce16" table:formula="of:=SUMXMY2([.$B211:.$C211];cluster3_2)" office:value-type="float" office:value="10.0585" calcext:value-type="float">
            <text:p>10.0585</text:p>
          </table:table-cell>
          <table:table-cell table:formula="of:=MIN([.B406:.D406])" office:value-type="float" office:value="0.189644970414202" calcext:value-type="float">
            <text:p>0.189644970414202</text:p>
          </table:table-cell>
          <table:table-cell table:formula="of:=IF([.E406]=[.B406];[.B$243];IF([.E406]=[.C406];[.C$243];IF([.E406]=[.D40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SUMXMY2([.$B212:.$C212];cluster1_2)" office:value-type="float" office:value="0.857337278106506" calcext:value-type="float">
            <text:p>0.857337278106506</text:p>
          </table:table-cell>
          <table:table-cell table:style-name="ce16" table:formula="of:=SUMXMY2([.$B212:.$C212];cluster2_2)" office:value-type="float" office:value="92.2969" calcext:value-type="float">
            <text:p>92.2969</text:p>
          </table:table-cell>
          <table:table-cell table:style-name="ce16" table:formula="of:=SUMXMY2([.$B212:.$C212];cluster3_2)" office:value-type="float" office:value="9.7605" calcext:value-type="float">
            <text:p>9.7605</text:p>
          </table:table-cell>
          <table:table-cell table:formula="of:=MIN([.B407:.D407])" office:value-type="float" office:value="0.857337278106506" calcext:value-type="float">
            <text:p>0.857337278106506</text:p>
          </table:table-cell>
          <table:table-cell table:formula="of:=IF([.E407]=[.B407];[.B$243];IF([.E407]=[.C407];[.C$243];IF([.E407]=[.D40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SUMXMY2([.$B213:.$C213];cluster1_2)" office:value-type="float" office:value="9.93195266272188" calcext:value-type="float">
            <text:p>9.93195266272188</text:p>
          </table:table-cell>
          <table:table-cell table:style-name="ce16" table:formula="of:=SUMXMY2([.$B213:.$C213];cluster2_2)" office:value-type="float" office:value="124.4489" calcext:value-type="float">
            <text:p>124.4489</text:p>
          </table:table-cell>
          <table:table-cell table:style-name="ce16" table:formula="of:=SUMXMY2([.$B213:.$C213];cluster3_2)" office:value-type="float" office:value="16.7645" calcext:value-type="float">
            <text:p>16.7645</text:p>
          </table:table-cell>
          <table:table-cell table:formula="of:=MIN([.B408:.D408])" office:value-type="float" office:value="9.93195266272188" calcext:value-type="float">
            <text:p>9.93195266272188</text:p>
          </table:table-cell>
          <table:table-cell table:formula="of:=IF([.E408]=[.B408];[.B$243];IF([.E408]=[.C408];[.C$243];IF([.E408]=[.D40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SUMXMY2([.$B214:.$C214];cluster1_2)" office:value-type="float" office:value="19.0696449704142" calcext:value-type="float">
            <text:p>19.0696449704142</text:p>
          </table:table-cell>
          <table:table-cell table:style-name="ce16" table:formula="of:=SUMXMY2([.$B214:.$C214];cluster2_2)" office:value-type="float" office:value="180.0709" calcext:value-type="float">
            <text:p>180.0709</text:p>
          </table:table-cell>
          <table:table-cell table:style-name="ce16" table:formula="of:=SUMXMY2([.$B214:.$C214];cluster3_2)" office:value-type="float" office:value="42.0705" calcext:value-type="float">
            <text:p>42.0705</text:p>
          </table:table-cell>
          <table:table-cell table:formula="of:=MIN([.B409:.D409])" office:value-type="float" office:value="19.0696449704142" calcext:value-type="float">
            <text:p>19.0696449704142</text:p>
          </table:table-cell>
          <table:table-cell table:formula="of:=IF([.E409]=[.B409];[.B$243];IF([.E409]=[.C409];[.C$243];IF([.E409]=[.D40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SUMXMY2([.$B215:.$C215];cluster1_2)" office:value-type="float" office:value="9.40887573964496" calcext:value-type="float">
            <text:p>9.40887573964496</text:p>
          </table:table-cell>
          <table:table-cell table:style-name="ce16" table:formula="of:=SUMXMY2([.$B215:.$C215];cluster2_2)" office:value-type="float" office:value="149.1409" calcext:value-type="float">
            <text:p>149.1409</text:p>
          </table:table-cell>
          <table:table-cell table:style-name="ce16" table:formula="of:=SUMXMY2([.$B215:.$C215];cluster3_2)" office:value-type="float" office:value="29.1685" calcext:value-type="float">
            <text:p>29.1685</text:p>
          </table:table-cell>
          <table:table-cell table:formula="of:=MIN([.B410:.D410])" office:value-type="float" office:value="9.40887573964496" calcext:value-type="float">
            <text:p>9.40887573964496</text:p>
          </table:table-cell>
          <table:table-cell table:formula="of:=IF([.E410]=[.B410];[.B$243];IF([.E410]=[.C410];[.C$243];IF([.E410]=[.D41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SUMXMY2([.$B216:.$C216];cluster1_2)" office:value-type="float" office:value="5.9442603550296" calcext:value-type="float">
            <text:p>5.9442603550296</text:p>
          </table:table-cell>
          <table:table-cell table:style-name="ce16" table:formula="of:=SUMXMY2([.$B216:.$C216];cluster2_2)" office:value-type="float" office:value="59.1089" calcext:value-type="float">
            <text:p>59.1089</text:p>
          </table:table-cell>
          <table:table-cell table:style-name="ce16" table:formula="of:=SUMXMY2([.$B216:.$C216];cluster3_2)" office:value-type="float" office:value="14.2805" calcext:value-type="float">
            <text:p>14.2805</text:p>
          </table:table-cell>
          <table:table-cell table:formula="of:=MIN([.B411:.D411])" office:value-type="float" office:value="5.9442603550296" calcext:value-type="float">
            <text:p>5.9442603550296</text:p>
          </table:table-cell>
          <table:table-cell table:formula="of:=IF([.E411]=[.B411];[.B$243];IF([.E411]=[.C411];[.C$243];IF([.E411]=[.D41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SUMXMY2([.$B217:.$C217];cluster1_2)" office:value-type="float" office:value="23.1742603550296" calcext:value-type="float">
            <text:p>23.1742603550296</text:p>
          </table:table-cell>
          <table:table-cell table:style-name="ce16" table:formula="of:=SUMXMY2([.$B217:.$C217];cluster2_2)" office:value-type="float" office:value="52.7489" calcext:value-type="float">
            <text:p>52.7489</text:p>
          </table:table-cell>
          <table:table-cell table:style-name="ce16" table:formula="of:=SUMXMY2([.$B217:.$C217];cluster3_2)" office:value-type="float" office:value="1.9885" calcext:value-type="float">
            <text:p>1.9885</text:p>
          </table:table-cell>
          <table:table-cell table:formula="of:=MIN([.B412:.D412])" office:value-type="float" office:value="1.9885" calcext:value-type="float">
            <text:p>1.9885</text:p>
          </table:table-cell>
          <table:table-cell table:formula="of:=IF([.E412]=[.B412];[.B$243];IF([.E412]=[.C412];[.C$243];IF([.E412]=[.D41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SUMXMY2([.$B218:.$C218];cluster1_2)" office:value-type="float" office:value="37.6965680473373" calcext:value-type="float">
            <text:p>37.6965680473373</text:p>
          </table:table-cell>
          <table:table-cell table:style-name="ce16" table:formula="of:=SUMXMY2([.$B218:.$C218];cluster2_2)" office:value-type="float" office:value="61.8349" calcext:value-type="float">
            <text:p>61.8349</text:p>
          </table:table-cell>
          <table:table-cell table:style-name="ce16" table:formula="of:=SUMXMY2([.$B218:.$C218];cluster3_2)" office:value-type="float" office:value="8.36650000000001" calcext:value-type="float">
            <text:p>8.36650000000001</text:p>
          </table:table-cell>
          <table:table-cell table:formula="of:=MIN([.B413:.D413])" office:value-type="float" office:value="8.36650000000001" calcext:value-type="float">
            <text:p>8.36650000000001</text:p>
          </table:table-cell>
          <table:table-cell table:formula="of:=IF([.E413]=[.B413];[.B$243];IF([.E413]=[.C413];[.C$243];IF([.E413]=[.D41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SUMXMY2([.$B219:.$C219];cluster1_2)" office:value-type="float" office:value="16.5904142011834" calcext:value-type="float">
            <text:p>16.5904142011834</text:p>
          </table:table-cell>
          <table:table-cell table:style-name="ce16" table:formula="of:=SUMXMY2([.$B219:.$C219];cluster2_2)" office:value-type="float" office:value="69.3889" calcext:value-type="float">
            <text:p>69.3889</text:p>
          </table:table-cell>
          <table:table-cell table:style-name="ce16" table:formula="of:=SUMXMY2([.$B219:.$C219];cluster3_2)" office:value-type="float" office:value="2.3605" calcext:value-type="float">
            <text:p>2.3605</text:p>
          </table:table-cell>
          <table:table-cell table:formula="of:=MIN([.B414:.D414])" office:value-type="float" office:value="2.3605" calcext:value-type="float">
            <text:p>2.3605</text:p>
          </table:table-cell>
          <table:table-cell table:formula="of:=IF([.E414]=[.B414];[.B$243];IF([.E414]=[.C414];[.C$243];IF([.E414]=[.D41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SUMXMY2([.$B220:.$C220];cluster1_2)" office:value-type="float" office:value="32.2173372781065" calcext:value-type="float">
            <text:p>32.2173372781065</text:p>
          </table:table-cell>
          <table:table-cell table:style-name="ce16" table:formula="of:=SUMXMY2([.$B220:.$C220];cluster2_2)" office:value-type="float" office:value="47.8889" calcext:value-type="float">
            <text:p>47.8889</text:p>
          </table:table-cell>
          <table:table-cell table:style-name="ce16" table:formula="of:=SUMXMY2([.$B220:.$C220];cluster3_2)" office:value-type="float" office:value="41.4725" calcext:value-type="float">
            <text:p>41.4725</text:p>
          </table:table-cell>
          <table:table-cell table:formula="of:=MIN([.B415:.D415])" office:value-type="float" office:value="32.2173372781065" calcext:value-type="float">
            <text:p>32.2173372781065</text:p>
          </table:table-cell>
          <table:table-cell table:formula="of:=IF([.E415]=[.B415];[.B$243];IF([.E415]=[.C415];[.C$243];IF([.E415]=[.D41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SUMXMY2([.$B221:.$C221];cluster1_2)" office:value-type="float" office:value="48.0819526627219" calcext:value-type="float">
            <text:p>48.0819526627219</text:p>
          </table:table-cell>
          <table:table-cell table:style-name="ce16" table:formula="of:=SUMXMY2([.$B221:.$C221];cluster2_2)" office:value-type="float" office:value="56.6189" calcext:value-type="float">
            <text:p>56.6189</text:p>
          </table:table-cell>
          <table:table-cell table:style-name="ce16" table:formula="of:=SUMXMY2([.$B221:.$C221];cluster3_2)" office:value-type="float" office:value="61.2745" calcext:value-type="float">
            <text:p>61.2745</text:p>
          </table:table-cell>
          <table:table-cell table:formula="of:=MIN([.B416:.D416])" office:value-type="float" office:value="48.0819526627219" calcext:value-type="float">
            <text:p>48.0819526627219</text:p>
          </table:table-cell>
          <table:table-cell table:formula="of:=IF([.E416]=[.B416];[.B$243];IF([.E416]=[.C416];[.C$243];IF([.E416]=[.D41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SUMXMY2([.$B222:.$C222];cluster1_2)" office:value-type="float" office:value="67.1550295857988" calcext:value-type="float">
            <text:p>67.1550295857988</text:p>
          </table:table-cell>
          <table:table-cell table:style-name="ce16" table:formula="of:=SUMXMY2([.$B222:.$C222];cluster2_2)" office:value-type="float" office:value="8.85489999999999" calcext:value-type="float">
            <text:p>8.85489999999999</text:p>
          </table:table-cell>
          <table:table-cell table:style-name="ce16" table:formula="of:=SUMXMY2([.$B222:.$C222];cluster3_2)" office:value-type="float" office:value="47.3705" calcext:value-type="float">
            <text:p>47.3705</text:p>
          </table:table-cell>
          <table:table-cell table:formula="of:=MIN([.B417:.D417])" office:value-type="float" office:value="8.85489999999999" calcext:value-type="float">
            <text:p>8.85489999999999</text:p>
          </table:table-cell>
          <table:table-cell table:formula="of:=IF([.E417]=[.B417];[.B$243];IF([.E417]=[.C417];[.C$243];IF([.E417]=[.D417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SUMXMY2([.$B223:.$C223];cluster1_2)" office:value-type="float" office:value="79.9796449704142" calcext:value-type="float">
            <text:p>79.9796449704142</text:p>
          </table:table-cell>
          <table:table-cell table:style-name="ce16" table:formula="of:=SUMXMY2([.$B223:.$C223];cluster2_2)" office:value-type="float" office:value="1.7909" calcext:value-type="float">
            <text:p>1.7909</text:p>
          </table:table-cell>
          <table:table-cell table:style-name="ce16" table:formula="of:=SUMXMY2([.$B223:.$C223];cluster3_2)" office:value-type="float" office:value="48.6425" calcext:value-type="float">
            <text:p>48.6425</text:p>
          </table:table-cell>
          <table:table-cell table:formula="of:=MIN([.B418:.D418])" office:value-type="float" office:value="1.7909" calcext:value-type="float">
            <text:p>1.7909</text:p>
          </table:table-cell>
          <table:table-cell table:formula="of:=IF([.E418]=[.B418];[.B$243];IF([.E418]=[.C418];[.C$243];IF([.E418]=[.D41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SUMXMY2([.$B224:.$C224];cluster1_2)" office:value-type="float" office:value="196.948875739645" calcext:value-type="float">
            <text:p>196.948875739645</text:p>
          </table:table-cell>
          <table:table-cell table:style-name="ce16" table:formula="of:=SUMXMY2([.$B224:.$C224];cluster2_2)" office:value-type="float" office:value="31.4109" calcext:value-type="float">
            <text:p>31.4109</text:p>
          </table:table-cell>
          <table:table-cell table:style-name="ce16" table:formula="of:=SUMXMY2([.$B224:.$C224];cluster3_2)" office:value-type="float" office:value="152.7025" calcext:value-type="float">
            <text:p>152.7025</text:p>
          </table:table-cell>
          <table:table-cell table:formula="of:=MIN([.B419:.D419])" office:value-type="float" office:value="31.4109" calcext:value-type="float">
            <text:p>31.4109</text:p>
          </table:table-cell>
          <table:table-cell table:formula="of:=IF([.E419]=[.B419];[.B$243];IF([.E419]=[.C419];[.C$243];IF([.E419]=[.D41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SUMXMY2([.$B225:.$C225];cluster1_2)" office:value-type="float" office:value="191.032721893491" calcext:value-type="float">
            <text:p>191.032721893491</text:p>
          </table:table-cell>
          <table:table-cell table:style-name="ce16" table:formula="of:=SUMXMY2([.$B225:.$C225];cluster2_2)" office:value-type="float" office:value="21.5489" calcext:value-type="float">
            <text:p>21.5489</text:p>
          </table:table-cell>
          <table:table-cell table:style-name="ce16" table:formula="of:=SUMXMY2([.$B225:.$C225];cluster3_2)" office:value-type="float" office:value="137.1005" calcext:value-type="float">
            <text:p>137.1005</text:p>
          </table:table-cell>
          <table:table-cell table:formula="of:=MIN([.B420:.D420])" office:value-type="float" office:value="21.5489" calcext:value-type="float">
            <text:p>21.5489</text:p>
          </table:table-cell>
          <table:table-cell table:formula="of:=IF([.E420]=[.B420];[.B$243];IF([.E420]=[.C420];[.C$243];IF([.E420]=[.D42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SUMXMY2([.$B226:.$C226];cluster1_2)" office:value-type="float" office:value="171.308875739645" calcext:value-type="float">
            <text:p>171.308875739645</text:p>
          </table:table-cell>
          <table:table-cell table:style-name="ce16" table:formula="of:=SUMXMY2([.$B226:.$C226];cluster2_2)" office:value-type="float" office:value="17.4749" calcext:value-type="float">
            <text:p>17.4749</text:p>
          </table:table-cell>
          <table:table-cell table:style-name="ce16" table:formula="of:=SUMXMY2([.$B226:.$C226];cluster3_2)" office:value-type="float" office:value="101.1905" calcext:value-type="float">
            <text:p>101.1905</text:p>
          </table:table-cell>
          <table:table-cell table:formula="of:=MIN([.B421:.D421])" office:value-type="float" office:value="17.4749" calcext:value-type="float">
            <text:p>17.4749</text:p>
          </table:table-cell>
          <table:table-cell table:formula="of:=IF([.E421]=[.B421];[.B$243];IF([.E421]=[.C421];[.C$243];IF([.E421]=[.D42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SUMXMY2([.$B227:.$C227];cluster1_2)" office:value-type="float" office:value="57.1250295857988" calcext:value-type="float">
            <text:p>57.1250295857988</text:p>
          </table:table-cell>
          <table:table-cell table:style-name="ce16" table:formula="of:=SUMXMY2([.$B227:.$C227];cluster2_2)" office:value-type="float" office:value="4.6769" calcext:value-type="float">
            <text:p>4.6769</text:p>
          </table:table-cell>
          <table:table-cell table:style-name="ce16" table:formula="of:=SUMXMY2([.$B227:.$C227];cluster3_2)" office:value-type="float" office:value="24.4045" calcext:value-type="float">
            <text:p>24.4045</text:p>
          </table:table-cell>
          <table:table-cell table:formula="of:=MIN([.B422:.D422])" office:value-type="float" office:value="4.6769" calcext:value-type="float">
            <text:p>4.6769</text:p>
          </table:table-cell>
          <table:table-cell table:formula="of:=IF([.E422]=[.B422];[.B$243];IF([.E422]=[.C422];[.C$243];IF([.E422]=[.D42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SUMXMY2([.$B228:.$C228];cluster1_2)" office:value-type="float" office:value="50.8596449704142" calcext:value-type="float">
            <text:p>50.8596449704142</text:p>
          </table:table-cell>
          <table:table-cell table:style-name="ce16" table:formula="of:=SUMXMY2([.$B228:.$C228];cluster2_2)" office:value-type="float" office:value="6.0469" calcext:value-type="float">
            <text:p>6.0469</text:p>
          </table:table-cell>
          <table:table-cell table:style-name="ce16" table:formula="of:=SUMXMY2([.$B228:.$C228];cluster3_2)" office:value-type="float" office:value="21.7145" calcext:value-type="float">
            <text:p>21.7145</text:p>
          </table:table-cell>
          <table:table-cell table:formula="of:=MIN([.B423:.D423])" office:value-type="float" office:value="6.0469" calcext:value-type="float">
            <text:p>6.0469</text:p>
          </table:table-cell>
          <table:table-cell table:formula="of:=IF([.E423]=[.B423];[.B$243];IF([.E423]=[.C423];[.C$243];IF([.E423]=[.D42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SUMXMY2([.$B229:.$C229];cluster1_2)" office:value-type="float" office:value="42.768875739645" calcext:value-type="float">
            <text:p>42.768875739645</text:p>
          </table:table-cell>
          <table:table-cell table:style-name="ce16" table:formula="of:=SUMXMY2([.$B229:.$C229];cluster2_2)" office:value-type="float" office:value="10.6369" calcext:value-type="float">
            <text:p>10.6369</text:p>
          </table:table-cell>
          <table:table-cell table:style-name="ce16" table:formula="of:=SUMXMY2([.$B229:.$C229];cluster3_2)" office:value-type="float" office:value="24.6005" calcext:value-type="float">
            <text:p>24.6005</text:p>
          </table:table-cell>
          <table:table-cell table:formula="of:=MIN([.B424:.D424])" office:value-type="float" office:value="10.6369" calcext:value-type="float">
            <text:p>10.6369</text:p>
          </table:table-cell>
          <table:table-cell table:formula="of:=IF([.E424]=[.B424];[.B$243];IF([.E424]=[.C424];[.C$243];IF([.E424]=[.D424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SUMXMY2([.$B230:.$C230];cluster1_2)" office:value-type="float" office:value="4.81041420118344" calcext:value-type="float">
            <text:p>4.81041420118344</text:p>
          </table:table-cell>
          <table:table-cell table:style-name="ce16" table:formula="of:=SUMXMY2([.$B230:.$C230];cluster2_2)" office:value-type="float" office:value="53.6749" calcext:value-type="float">
            <text:p>53.6749</text:p>
          </table:table-cell>
          <table:table-cell table:style-name="ce16" table:formula="of:=SUMXMY2([.$B230:.$C230];cluster3_2)" office:value-type="float" office:value="4.97449999999999" calcext:value-type="float">
            <text:p>4.97449999999999</text:p>
          </table:table-cell>
          <table:table-cell table:formula="of:=MIN([.B425:.D425])" office:value-type="float" office:value="4.81041420118344" calcext:value-type="float">
            <text:p>4.81041420118344</text:p>
          </table:table-cell>
          <table:table-cell table:formula="of:=IF([.E425]=[.B425];[.B$243];IF([.E425]=[.C425];[.C$243];IF([.E425]=[.D42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SUMXMY2([.$B231:.$C231];cluster1_2)" office:value-type="float" office:value="17.0627218934911" calcext:value-type="float">
            <text:p>17.0627218934911</text:p>
          </table:table-cell>
          <table:table-cell table:style-name="ce16" table:formula="of:=SUMXMY2([.$B231:.$C231];cluster2_2)" office:value-type="float" office:value="57.3269" calcext:value-type="float">
            <text:p>57.3269</text:p>
          </table:table-cell>
          <table:table-cell table:style-name="ce16" table:formula="of:=SUMXMY2([.$B231:.$C231];cluster3_2)" office:value-type="float" office:value="0.882500000000003" calcext:value-type="float">
            <text:p>0.882500000000003</text:p>
          </table:table-cell>
          <table:table-cell table:formula="of:=MIN([.B426:.D426])" office:value-type="float" office:value="0.882500000000003" calcext:value-type="float">
            <text:p>0.882500000000003</text:p>
          </table:table-cell>
          <table:table-cell table:formula="of:=IF([.E426]=[.B426];[.B$243];IF([.E426]=[.C426];[.C$243];IF([.E426]=[.D42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SUMXMY2([.$B232:.$C232];cluster1_2)" office:value-type="float" office:value="2.35272189349113" calcext:value-type="float">
            <text:p>2.35272189349113</text:p>
          </table:table-cell>
          <table:table-cell table:style-name="ce16" table:formula="of:=SUMXMY2([.$B232:.$C232];cluster2_2)" office:value-type="float" office:value="64.9609" calcext:value-type="float">
            <text:p>64.9609</text:p>
          </table:table-cell>
          <table:table-cell table:style-name="ce16" table:formula="of:=SUMXMY2([.$B232:.$C232];cluster3_2)" office:value-type="float" office:value="8.95249999999999" calcext:value-type="float">
            <text:p>8.95249999999999</text:p>
          </table:table-cell>
          <table:table-cell table:formula="of:=MIN([.B427:.D427])" office:value-type="float" office:value="2.35272189349113" calcext:value-type="float">
            <text:p>2.35272189349113</text:p>
          </table:table-cell>
          <table:table-cell table:formula="of:=IF([.E427]=[.B427];[.B$243];IF([.E427]=[.C427];[.C$243];IF([.E427]=[.D42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SUMXMY2([.$B233:.$C233];cluster1_2)" office:value-type="float" office:value="20.0011834319527" calcext:value-type="float">
            <text:p>20.0011834319527</text:p>
          </table:table-cell>
          <table:table-cell table:style-name="ce16" table:formula="of:=SUMXMY2([.$B233:.$C233];cluster2_2)" office:value-type="float" office:value="71.6269" calcext:value-type="float">
            <text:p>71.6269</text:p>
          </table:table-cell>
          <table:table-cell table:style-name="ce16" table:formula="of:=SUMXMY2([.$B233:.$C233];cluster3_2)" office:value-type="float" office:value="3.54250000000001" calcext:value-type="float">
            <text:p>3.54250000000001</text:p>
          </table:table-cell>
          <table:table-cell table:formula="of:=MIN([.B428:.D428])" office:value-type="float" office:value="3.54250000000001" calcext:value-type="float">
            <text:p>3.54250000000001</text:p>
          </table:table-cell>
          <table:table-cell table:formula="of:=IF([.E428]=[.B428];[.B$243];IF([.E428]=[.C428];[.C$243];IF([.E428]=[.D428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SUMXMY2([.$B234:.$C234];cluster1_2)" office:value-type="float" office:value="95.9750295857988" calcext:value-type="float">
            <text:p>95.9750295857988</text:p>
          </table:table-cell>
          <table:table-cell table:style-name="ce16" table:formula="of:=SUMXMY2([.$B234:.$C234];cluster2_2)" office:value-type="float" office:value="14.7569" calcext:value-type="float">
            <text:p>14.7569</text:p>
          </table:table-cell>
          <table:table-cell table:style-name="ce16" table:formula="of:=SUMXMY2([.$B234:.$C234];cluster3_2)" office:value-type="float" office:value="41.3845" calcext:value-type="float">
            <text:p>41.3845</text:p>
          </table:table-cell>
          <table:table-cell table:formula="of:=MIN([.B429:.D429])" office:value-type="float" office:value="14.7569" calcext:value-type="float">
            <text:p>14.7569</text:p>
          </table:table-cell>
          <table:table-cell table:formula="of:=IF([.E429]=[.B429];[.B$243];IF([.E429]=[.C429];[.C$243];IF([.E429]=[.D42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SUMXMY2([.$B235:.$C235];cluster1_2)" office:value-type="float" office:value="4.02579881656804" calcext:value-type="float">
            <text:p>4.02579881656804</text:p>
          </table:table-cell>
          <table:table-cell table:style-name="ce16" table:formula="of:=SUMXMY2([.$B235:.$C235];cluster2_2)" office:value-type="float" office:value="122.8429" calcext:value-type="float">
            <text:p>122.8429</text:p>
          </table:table-cell>
          <table:table-cell table:style-name="ce16" table:formula="of:=SUMXMY2([.$B235:.$C235];cluster3_2)" office:value-type="float" office:value="19.0305" calcext:value-type="float">
            <text:p>19.0305</text:p>
          </table:table-cell>
          <table:table-cell table:formula="of:=MIN([.B430:.D430])" office:value-type="float" office:value="4.02579881656804" calcext:value-type="float">
            <text:p>4.02579881656804</text:p>
          </table:table-cell>
          <table:table-cell table:formula="of:=IF([.E430]=[.B430];[.B$243];IF([.E430]=[.C430];[.C$243];IF([.E430]=[.D43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SUMXMY2([.$B236:.$C236];cluster1_2)" office:value-type="float" office:value="3.29656804733728" calcext:value-type="float">
            <text:p>3.29656804733728</text:p>
          </table:table-cell>
          <table:table-cell table:style-name="ce16" table:formula="of:=SUMXMY2([.$B236:.$C236];cluster2_2)" office:value-type="float" office:value="65.7949" calcext:value-type="float">
            <text:p>65.7949</text:p>
          </table:table-cell>
          <table:table-cell table:style-name="ce16" table:formula="of:=SUMXMY2([.$B236:.$C236];cluster3_2)" office:value-type="float" office:value="3.1265" calcext:value-type="float">
            <text:p>3.1265</text:p>
          </table:table-cell>
          <table:table-cell table:formula="of:=MIN([.B431:.D431])" office:value-type="float" office:value="3.1265" calcext:value-type="float">
            <text:p>3.1265</text:p>
          </table:table-cell>
          <table:table-cell table:formula="of:=IF([.E431]=[.B431];[.B$243];IF([.E431]=[.C431];[.C$243];IF([.E431]=[.D431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SUMXMY2([.$B237:.$C237];cluster1_2)" office:value-type="float" office:value="25.5257988165681" calcext:value-type="float">
            <text:p>25.5257988165681</text:p>
          </table:table-cell>
          <table:table-cell table:style-name="ce16" table:formula="of:=SUMXMY2([.$B237:.$C237];cluster2_2)" office:value-type="float" office:value="19.9529" calcext:value-type="float">
            <text:p>19.9529</text:p>
          </table:table-cell>
          <table:table-cell table:style-name="ce16" table:formula="of:=SUMXMY2([.$B237:.$C237];cluster3_2)" office:value-type="float" office:value="9.71649999999999" calcext:value-type="float">
            <text:p>9.71649999999999</text:p>
          </table:table-cell>
          <table:table-cell table:formula="of:=MIN([.B432:.D432])" office:value-type="float" office:value="9.71649999999999" calcext:value-type="float">
            <text:p>9.71649999999999</text:p>
          </table:table-cell>
          <table:table-cell table:formula="of:=IF([.E432]=[.B432];[.B$243];IF([.E432]=[.C432];[.C$243];IF([.E432]=[.D43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SUMXMY2([.$B238:.$C238];cluster1_2)" office:value-type="float" office:value="4.06272189349112" calcext:value-type="float">
            <text:p>4.06272189349112</text:p>
          </table:table-cell>
          <table:table-cell table:style-name="ce16" table:formula="of:=SUMXMY2([.$B238:.$C238];cluster2_2)" office:value-type="float" office:value="63.5069" calcext:value-type="float">
            <text:p>63.5069</text:p>
          </table:table-cell>
          <table:table-cell table:style-name="ce16" table:formula="of:=SUMXMY2([.$B238:.$C238];cluster3_2)" office:value-type="float" office:value="2.4625" calcext:value-type="float">
            <text:p>2.4625</text:p>
          </table:table-cell>
          <table:table-cell table:formula="of:=MIN([.B433:.D433])" office:value-type="float" office:value="2.4625" calcext:value-type="float">
            <text:p>2.4625</text:p>
          </table:table-cell>
          <table:table-cell table:formula="of:=IF([.E433]=[.B433];[.B$243];IF([.E433]=[.C433];[.C$243];IF([.E433]=[.D433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403:.F435];[.$B$243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SUMXMY2([.$B239:.$C239];cluster1_2)" office:value-type="float" office:value="4.90887573964496" calcext:value-type="float">
            <text:p>4.90887573964496</text:p>
          </table:table-cell>
          <table:table-cell table:style-name="ce16" table:formula="of:=SUMXMY2([.$B239:.$C239];cluster2_2)" office:value-type="float" office:value="102.3469" calcext:value-type="float">
            <text:p>102.3469</text:p>
          </table:table-cell>
          <table:table-cell table:style-name="ce16" table:formula="of:=SUMXMY2([.$B239:.$C239];cluster3_2)" office:value-type="float" office:value="9.9025" calcext:value-type="float">
            <text:p>9.9025</text:p>
          </table:table-cell>
          <table:table-cell table:formula="of:=MIN([.B434:.D434])" office:value-type="float" office:value="4.90887573964496" calcext:value-type="float">
            <text:p>4.90887573964496</text:p>
          </table:table-cell>
          <table:table-cell table:formula="of:=IF([.E434]=[.B434];[.B$243];IF([.E434]=[.C434];[.C$243];IF([.E434]=[.D434];[.D$243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403:.F435];[.$C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SUMXMY2([.$B240:.$C240];cluster1_2)" office:value-type="float" office:value="80.6296449704142" calcext:value-type="float">
            <text:p>80.6296449704142</text:p>
          </table:table-cell>
          <table:table-cell table:style-name="ce16" table:formula="of:=SUMXMY2([.$B240:.$C240];cluster2_2)" office:value-type="float" office:value="10.8829" calcext:value-type="float">
            <text:p>10.8829</text:p>
          </table:table-cell>
          <table:table-cell table:style-name="ce16" table:formula="of:=SUMXMY2([.$B240:.$C240];cluster3_2)" office:value-type="float" office:value="32.5305" calcext:value-type="float">
            <text:p>32.5305</text:p>
          </table:table-cell>
          <table:table-cell table:formula="of:=MIN([.B435:.D435])" office:value-type="float" office:value="10.8829" calcext:value-type="float">
            <text:p>10.8829</text:p>
          </table:table-cell>
          <table:table-cell table:formula="of:=IF([.E435]=[.B435];[.B$243];IF([.E435]=[.C435];[.C$243];IF([.E435]=[.D435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403:.F435];[.$D$243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Sum Squared Error</text:p>
          </table:table-cell>
          <table:covered-table-cell table:style-name="Default"/>
          <table:covered-table-cell/>
          <table:table-cell table:formula="of:=SUM([.E403:.E435])" office:value-type="float" office:value="315.166529585799" calcext:value-type="float">
            <text:p>315.1665295857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7: Calculate new averages for cluster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20" office:value-type="string" calcext:value-type="string" table:number-columns-spanned="2" table:number-rows-spanned="1">
            <text:p>Cluster 1</text:p>
          </table:table-cell>
          <table:covered-table-cell/>
          <table:table-cell table:style-name="ce20" office:value-type="string" calcext:value-type="string" table:number-columns-spanned="2" table:number-rows-spanned="1">
            <text:p>Cluster 2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403]" office:value-type="float" office:value="3" calcext:value-type="float">
            <text:p>3</text:p>
          </table:table-cell>
          <table:table-cell table:formula="of:=[.A403]" office:value-type="float" office:value="1" calcext:value-type="float">
            <text:p>1</text:p>
          </table:table-cell>
          <table:table-cell table:style-name="ce22" table:formula="of:=IF([.$A443]=1;[.B208];&quot;&quot;)">
            <text:p/>
          </table:table-cell>
          <table:table-cell table:style-name="ce22" table:formula="of:=IF([.$A443]=1;[.C208];&quot;&quot;)">
            <text:p/>
          </table:table-cell>
          <table:table-cell table:style-name="ce22" table:formula="of:=IF([.$A443]=2;[.B208];&quot;&quot;)">
            <text:p/>
          </table:table-cell>
          <table:table-cell table:style-name="ce22" table:formula="of:=IF([.$A443]=2;[.C208];&quot;&quot;)">
            <text:p/>
          </table:table-cell>
          <table:table-cell table:style-name="ce22" table:formula="of:=IF([.$A443]=3;[.B208];&quot;&quot;)" office:value-type="float" office:value="7.5" calcext:value-type="float">
            <text:p>7.5</text:p>
          </table:table-cell>
          <table:table-cell table:style-name="ce22" table:formula="of:=IF([.$A443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404]" office:value-type="float" office:value="1" calcext:value-type="float">
            <text:p>1</text:p>
          </table:table-cell>
          <table:table-cell table:formula="of:=[.A404]" office:value-type="float" office:value="2" calcext:value-type="float">
            <text:p>2</text:p>
          </table:table-cell>
          <table:table-cell table:style-name="ce22" table:formula="of:=IF([.$A444]=1;[.B209];&quot;&quot;)" office:value-type="float" office:value="2.2" calcext:value-type="float">
            <text:p>2.2</text:p>
          </table:table-cell>
          <table:table-cell table:style-name="ce22" table:formula="of:=IF([.$A444]=1;[.C209];&quot;&quot;)" office:value-type="float" office:value="7.3" calcext:value-type="float">
            <text:p>7.3</text:p>
          </table:table-cell>
          <table:table-cell table:style-name="ce22" table:formula="of:=IF([.$A444]=2;[.B209];&quot;&quot;)">
            <text:p/>
          </table:table-cell>
          <table:table-cell table:style-name="ce22" table:formula="of:=IF([.$A444]=2;[.C209];&quot;&quot;)">
            <text:p/>
          </table:table-cell>
          <table:table-cell table:style-name="ce22" table:formula="of:=IF([.$A444]=3;[.B209];&quot;&quot;)">
            <text:p/>
          </table:table-cell>
          <table:table-cell table:style-name="ce22" table:formula="of:=IF([.$A444]=3;[.C209];&quot;&quot;)">
            <text:p/>
          </table:table-cell>
          <table:table-cell table:number-columns-repeated="1016"/>
        </table:table-row>
        <table:table-row table:style-name="ro1">
          <table:table-cell table:formula="of:=[.F405]" office:value-type="float" office:value="1" calcext:value-type="float">
            <text:p>1</text:p>
          </table:table-cell>
          <table:table-cell table:formula="of:=[.A405]" office:value-type="float" office:value="3" calcext:value-type="float">
            <text:p>3</text:p>
          </table:table-cell>
          <table:table-cell table:style-name="ce22" table:formula="of:=IF([.$A445]=1;[.B210];&quot;&quot;)" office:value-type="float" office:value="3.2" calcext:value-type="float">
            <text:p>3.2</text:p>
          </table:table-cell>
          <table:table-cell table:style-name="ce22" table:formula="of:=IF([.$A445]=1;[.C210];&quot;&quot;)" office:value-type="float" office:value="4.3" calcext:value-type="float">
            <text:p>4.3</text:p>
          </table:table-cell>
          <table:table-cell table:style-name="ce22" table:formula="of:=IF([.$A445]=2;[.B210];&quot;&quot;)">
            <text:p/>
          </table:table-cell>
          <table:table-cell table:style-name="ce22" table:formula="of:=IF([.$A445]=2;[.C210];&quot;&quot;)">
            <text:p/>
          </table:table-cell>
          <table:table-cell table:style-name="ce22" table:formula="of:=IF([.$A445]=3;[.B210];&quot;&quot;)">
            <text:p/>
          </table:table-cell>
          <table:table-cell table:style-name="ce22" table:formula="of:=IF([.$A445]=3;[.C210];&quot;&quot;)">
            <text:p/>
          </table:table-cell>
          <table:table-cell table:number-columns-repeated="1016"/>
        </table:table-row>
        <table:table-row table:style-name="ro1">
          <table:table-cell table:formula="of:=[.F406]" office:value-type="float" office:value="1" calcext:value-type="float">
            <text:p>1</text:p>
          </table:table-cell>
          <table:table-cell table:formula="of:=[.A406]" office:value-type="float" office:value="4" calcext:value-type="float">
            <text:p>4</text:p>
          </table:table-cell>
          <table:table-cell table:style-name="ce22" table:formula="of:=IF([.$A446]=1;[.B211];&quot;&quot;)" office:value-type="float" office:value="4.2" calcext:value-type="float">
            <text:p>4.2</text:p>
          </table:table-cell>
          <table:table-cell table:style-name="ce22" table:formula="of:=IF([.$A446]=1;[.C211];&quot;&quot;)" office:value-type="float" office:value="6.7" calcext:value-type="float">
            <text:p>6.7</text:p>
          </table:table-cell>
          <table:table-cell table:style-name="ce22" table:formula="of:=IF([.$A446]=2;[.B211];&quot;&quot;)">
            <text:p/>
          </table:table-cell>
          <table:table-cell table:style-name="ce22" table:formula="of:=IF([.$A446]=2;[.C211];&quot;&quot;)">
            <text:p/>
          </table:table-cell>
          <table:table-cell table:style-name="ce22" table:formula="of:=IF([.$A446]=3;[.B211];&quot;&quot;)">
            <text:p/>
          </table:table-cell>
          <table:table-cell table:style-name="ce22" table:formula="of:=IF([.$A446]=3;[.C211];&quot;&quot;)">
            <text:p/>
          </table:table-cell>
          <table:table-cell table:number-columns-repeated="1016"/>
        </table:table-row>
        <table:table-row table:style-name="ro1">
          <table:table-cell table:formula="of:=[.F407]" office:value-type="float" office:value="1" calcext:value-type="float">
            <text:p>1</text:p>
          </table:table-cell>
          <table:table-cell table:formula="of:=[.A407]" office:value-type="float" office:value="5" calcext:value-type="float">
            <text:p>5</text:p>
          </table:table-cell>
          <table:table-cell table:style-name="ce22" table:formula="of:=IF([.$A447]=1;[.B212];&quot;&quot;)" office:value-type="float" office:value="4.3" calcext:value-type="float">
            <text:p>4.3</text:p>
          </table:table-cell>
          <table:table-cell table:style-name="ce22" table:formula="of:=IF([.$A447]=1;[.C212];&quot;&quot;)" office:value-type="float" office:value="5.8" calcext:value-type="float">
            <text:p>5.8</text:p>
          </table:table-cell>
          <table:table-cell table:style-name="ce22" table:formula="of:=IF([.$A447]=2;[.B212];&quot;&quot;)">
            <text:p/>
          </table:table-cell>
          <table:table-cell table:style-name="ce22" table:formula="of:=IF([.$A447]=2;[.C212];&quot;&quot;)">
            <text:p/>
          </table:table-cell>
          <table:table-cell table:style-name="ce22" table:formula="of:=IF([.$A447]=3;[.B212];&quot;&quot;)">
            <text:p/>
          </table:table-cell>
          <table:table-cell table:style-name="ce22" table:formula="of:=IF([.$A447]=3;[.C212];&quot;&quot;)">
            <text:p/>
          </table:table-cell>
          <table:table-cell table:number-columns-repeated="1016"/>
        </table:table-row>
        <table:table-row table:style-name="ro1">
          <table:table-cell table:formula="of:=[.F408]" office:value-type="float" office:value="1" calcext:value-type="float">
            <text:p>1</text:p>
          </table:table-cell>
          <table:table-cell table:formula="of:=[.A408]" office:value-type="float" office:value="6" calcext:value-type="float">
            <text:p>6</text:p>
          </table:table-cell>
          <table:table-cell table:style-name="ce22" table:formula="of:=IF([.$A448]=1;[.B213];&quot;&quot;)" office:value-type="float" office:value="4.5" calcext:value-type="float">
            <text:p>4.5</text:p>
          </table:table-cell>
          <table:table-cell table:style-name="ce22" table:formula="of:=IF([.$A448]=1;[.C213];&quot;&quot;)" office:value-type="float" office:value="3.5" calcext:value-type="float">
            <text:p>3.5</text:p>
          </table:table-cell>
          <table:table-cell table:style-name="ce22" table:formula="of:=IF([.$A448]=2;[.B213];&quot;&quot;)">
            <text:p/>
          </table:table-cell>
          <table:table-cell table:style-name="ce22" table:formula="of:=IF([.$A448]=2;[.C213];&quot;&quot;)">
            <text:p/>
          </table:table-cell>
          <table:table-cell table:style-name="ce22" table:formula="of:=IF([.$A448]=3;[.B213];&quot;&quot;)">
            <text:p/>
          </table:table-cell>
          <table:table-cell table:style-name="ce22" table:formula="of:=IF([.$A448]=3;[.C213];&quot;&quot;)">
            <text:p/>
          </table:table-cell>
          <table:table-cell table:number-columns-repeated="1016"/>
        </table:table-row>
        <table:table-row table:style-name="ro1">
          <table:table-cell table:formula="of:=[.F409]" office:value-type="float" office:value="1" calcext:value-type="float">
            <text:p>1</text:p>
          </table:table-cell>
          <table:table-cell table:formula="of:=[.A409]" office:value-type="float" office:value="7" calcext:value-type="float">
            <text:p>7</text:p>
          </table:table-cell>
          <table:table-cell table:style-name="ce22" table:formula="of:=IF([.$A449]=1;[.B214];&quot;&quot;)" office:value-type="float" office:value="2.2" calcext:value-type="float">
            <text:p>2.2</text:p>
          </table:table-cell>
          <table:table-cell table:style-name="ce22" table:formula="of:=IF([.$A449]=1;[.C214];&quot;&quot;)" office:value-type="float" office:value="2.5" calcext:value-type="float">
            <text:p>2.5</text:p>
          </table:table-cell>
          <table:table-cell table:style-name="ce22" table:formula="of:=IF([.$A449]=2;[.B214];&quot;&quot;)">
            <text:p/>
          </table:table-cell>
          <table:table-cell table:style-name="ce22" table:formula="of:=IF([.$A449]=2;[.C214];&quot;&quot;)">
            <text:p/>
          </table:table-cell>
          <table:table-cell table:style-name="ce22" table:formula="of:=IF([.$A449]=3;[.B214];&quot;&quot;)">
            <text:p/>
          </table:table-cell>
          <table:table-cell table:style-name="ce22" table:formula="of:=IF([.$A449]=3;[.C214];&quot;&quot;)">
            <text:p/>
          </table:table-cell>
          <table:table-cell table:number-columns-repeated="1016"/>
        </table:table-row>
        <table:table-row table:style-name="ro1">
          <table:table-cell table:formula="of:=[.F410]" office:value-type="float" office:value="1" calcext:value-type="float">
            <text:p>1</text:p>
          </table:table-cell>
          <table:table-cell table:formula="of:=[.A410]" office:value-type="float" office:value="8" calcext:value-type="float">
            <text:p>8</text:p>
          </table:table-cell>
          <table:table-cell table:style-name="ce22" table:formula="of:=IF([.$A450]=1;[.B215];&quot;&quot;)" office:value-type="float" office:value="2.7" calcext:value-type="float">
            <text:p>2.7</text:p>
          </table:table-cell>
          <table:table-cell table:style-name="ce22" table:formula="of:=IF([.$A450]=1;[.C215];&quot;&quot;)" office:value-type="float" office:value="3.7" calcext:value-type="float">
            <text:p>3.7</text:p>
          </table:table-cell>
          <table:table-cell table:style-name="ce22" table:formula="of:=IF([.$A450]=2;[.B215];&quot;&quot;)">
            <text:p/>
          </table:table-cell>
          <table:table-cell table:style-name="ce22" table:formula="of:=IF([.$A450]=2;[.C215];&quot;&quot;)">
            <text:p/>
          </table:table-cell>
          <table:table-cell table:style-name="ce22" table:formula="of:=IF([.$A450]=3;[.B215];&quot;&quot;)">
            <text:p/>
          </table:table-cell>
          <table:table-cell table:style-name="ce22" table:formula="of:=IF([.$A450]=3;[.C215];&quot;&quot;)">
            <text:p/>
          </table:table-cell>
          <table:table-cell table:number-columns-repeated="1016"/>
        </table:table-row>
        <table:table-row table:style-name="ro1">
          <table:table-cell table:formula="of:=[.F411]" office:value-type="float" office:value="1" calcext:value-type="float">
            <text:p>1</text:p>
          </table:table-cell>
          <table:table-cell table:formula="of:=[.A411]" office:value-type="float" office:value="9" calcext:value-type="float">
            <text:p>9</text:p>
          </table:table-cell>
          <table:table-cell table:style-name="ce22" table:formula="of:=IF([.$A451]=1;[.B216];&quot;&quot;)" office:value-type="float" office:value="4.5" calcext:value-type="float">
            <text:p>4.5</text:p>
          </table:table-cell>
          <table:table-cell table:style-name="ce22" table:formula="of:=IF([.$A451]=1;[.C216];&quot;&quot;)" office:value-type="float" office:value="8.9" calcext:value-type="float">
            <text:p>8.9</text:p>
          </table:table-cell>
          <table:table-cell table:style-name="ce22" table:formula="of:=IF([.$A451]=2;[.B216];&quot;&quot;)">
            <text:p/>
          </table:table-cell>
          <table:table-cell table:style-name="ce22" table:formula="of:=IF([.$A451]=2;[.C216];&quot;&quot;)">
            <text:p/>
          </table:table-cell>
          <table:table-cell table:style-name="ce22" table:formula="of:=IF([.$A451]=3;[.B216];&quot;&quot;)">
            <text:p/>
          </table:table-cell>
          <table:table-cell table:style-name="ce22" table:formula="of:=IF([.$A451]=3;[.C216];&quot;&quot;)">
            <text:p/>
          </table:table-cell>
          <table:table-cell table:number-columns-repeated="1016"/>
        </table:table-row>
        <table:table-row table:style-name="ro1">
          <table:table-cell table:formula="of:=[.F412]" office:value-type="float" office:value="3" calcext:value-type="float">
            <text:p>3</text:p>
          </table:table-cell>
          <table:table-cell table:formula="of:=[.A412]" office:value-type="float" office:value="10" calcext:value-type="float">
            <text:p>10</text:p>
          </table:table-cell>
          <table:table-cell table:style-name="ce22" table:formula="of:=IF([.$A452]=1;[.B217];&quot;&quot;)">
            <text:p/>
          </table:table-cell>
          <table:table-cell table:style-name="ce22" table:formula="of:=IF([.$A452]=1;[.C217];&quot;&quot;)">
            <text:p/>
          </table:table-cell>
          <table:table-cell table:style-name="ce22" table:formula="of:=IF([.$A452]=2;[.B217];&quot;&quot;)">
            <text:p/>
          </table:table-cell>
          <table:table-cell table:style-name="ce22" table:formula="of:=IF([.$A452]=2;[.C217];&quot;&quot;)">
            <text:p/>
          </table:table-cell>
          <table:table-cell table:style-name="ce22" table:formula="of:=IF([.$A452]=3;[.B217];&quot;&quot;)" office:value-type="float" office:value="8.5" calcext:value-type="float">
            <text:p>8.5</text:p>
          </table:table-cell>
          <table:table-cell table:style-name="ce22" table:formula="of:=IF([.$A452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13]" office:value-type="float" office:value="3" calcext:value-type="float">
            <text:p>3</text:p>
          </table:table-cell>
          <table:table-cell table:formula="of:=[.A413]" office:value-type="float" office:value="11" calcext:value-type="float">
            <text:p>11</text:p>
          </table:table-cell>
          <table:table-cell table:style-name="ce22" table:formula="of:=IF([.$A453]=1;[.B218];&quot;&quot;)">
            <text:p/>
          </table:table-cell>
          <table:table-cell table:style-name="ce22" table:formula="of:=IF([.$A453]=1;[.C218];&quot;&quot;)">
            <text:p/>
          </table:table-cell>
          <table:table-cell table:style-name="ce22" table:formula="of:=IF([.$A453]=2;[.B218];&quot;&quot;)">
            <text:p/>
          </table:table-cell>
          <table:table-cell table:style-name="ce22" table:formula="of:=IF([.$A453]=2;[.C218];&quot;&quot;)">
            <text:p/>
          </table:table-cell>
          <table:table-cell table:style-name="ce22" table:formula="of:=IF([.$A453]=3;[.B218];&quot;&quot;)" office:value-type="float" office:value="9.6" calcext:value-type="float">
            <text:p>9.6</text:p>
          </table:table-cell>
          <table:table-cell table:style-name="ce22" table:formula="of:=IF([.$A453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14]" office:value-type="float" office:value="3" calcext:value-type="float">
            <text:p>3</text:p>
          </table:table-cell>
          <table:table-cell table:formula="of:=[.A414]" office:value-type="float" office:value="12" calcext:value-type="float">
            <text:p>12</text:p>
          </table:table-cell>
          <table:table-cell table:style-name="ce22" table:formula="of:=IF([.$A454]=1;[.B219];&quot;&quot;)">
            <text:p/>
          </table:table-cell>
          <table:table-cell table:style-name="ce22" table:formula="of:=IF([.$A454]=1;[.C219];&quot;&quot;)">
            <text:p/>
          </table:table-cell>
          <table:table-cell table:style-name="ce22" table:formula="of:=IF([.$A454]=2;[.B219];&quot;&quot;)">
            <text:p/>
          </table:table-cell>
          <table:table-cell table:style-name="ce22" table:formula="of:=IF([.$A454]=2;[.C219];&quot;&quot;)">
            <text:p/>
          </table:table-cell>
          <table:table-cell table:style-name="ce22" table:formula="of:=IF([.$A454]=3;[.B219];&quot;&quot;)" office:value-type="float" office:value="7.5" calcext:value-type="float">
            <text:p>7.5</text:p>
          </table:table-cell>
          <table:table-cell table:style-name="ce22" table:formula="of:=IF([.$A454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415]" office:value-type="float" office:value="1" calcext:value-type="float">
            <text:p>1</text:p>
          </table:table-cell>
          <table:table-cell table:formula="of:=[.A415]" office:value-type="float" office:value="13" calcext:value-type="float">
            <text:p>13</text:p>
          </table:table-cell>
          <table:table-cell table:style-name="ce22" table:formula="of:=IF([.$A455]=1;[.B220];&quot;&quot;)" office:value-type="float" office:value="4.5" calcext:value-type="float">
            <text:p>4.5</text:p>
          </table:table-cell>
          <table:table-cell table:style-name="ce22" table:formula="of:=IF([.$A455]=1;[.C220];&quot;&quot;)" office:value-type="float" office:value="12.2" calcext:value-type="float">
            <text:p>12.2</text:p>
          </table:table-cell>
          <table:table-cell table:style-name="ce22" table:formula="of:=IF([.$A455]=2;[.B220];&quot;&quot;)">
            <text:p/>
          </table:table-cell>
          <table:table-cell table:style-name="ce22" table:formula="of:=IF([.$A455]=2;[.C220];&quot;&quot;)">
            <text:p/>
          </table:table-cell>
          <table:table-cell table:style-name="ce22" table:formula="of:=IF([.$A455]=3;[.B220];&quot;&quot;)">
            <text:p/>
          </table:table-cell>
          <table:table-cell table:style-name="ce22" table:formula="of:=IF([.$A455]=3;[.C220];&quot;&quot;)">
            <text:p/>
          </table:table-cell>
          <table:table-cell table:number-columns-repeated="1016"/>
        </table:table-row>
        <table:table-row table:style-name="ro1">
          <table:table-cell table:formula="of:=[.F416]" office:value-type="float" office:value="1" calcext:value-type="float">
            <text:p>1</text:p>
          </table:table-cell>
          <table:table-cell table:formula="of:=[.A416]" office:value-type="float" office:value="14" calcext:value-type="float">
            <text:p>14</text:p>
          </table:table-cell>
          <table:table-cell table:style-name="ce22" table:formula="of:=IF([.$A456]=1;[.B221];&quot;&quot;)" office:value-type="float" office:value="4" calcext:value-type="float">
            <text:p>4</text:p>
          </table:table-cell>
          <table:table-cell table:style-name="ce22" table:formula="of:=IF([.$A456]=1;[.C221];&quot;&quot;)" office:value-type="float" office:value="13.5" calcext:value-type="float">
            <text:p>13.5</text:p>
          </table:table-cell>
          <table:table-cell table:style-name="ce22" table:formula="of:=IF([.$A456]=2;[.B221];&quot;&quot;)">
            <text:p/>
          </table:table-cell>
          <table:table-cell table:style-name="ce22" table:formula="of:=IF([.$A456]=2;[.C221];&quot;&quot;)">
            <text:p/>
          </table:table-cell>
          <table:table-cell table:style-name="ce22" table:formula="of:=IF([.$A456]=3;[.B221];&quot;&quot;)">
            <text:p/>
          </table:table-cell>
          <table:table-cell table:style-name="ce22" table:formula="of:=IF([.$A456]=3;[.C221];&quot;&quot;)">
            <text:p/>
          </table:table-cell>
          <table:table-cell table:number-columns-repeated="1016"/>
        </table:table-row>
        <table:table-row table:style-name="ro1">
          <table:table-cell table:formula="of:=[.F417]" office:value-type="float" office:value="2" calcext:value-type="float">
            <text:p>2</text:p>
          </table:table-cell>
          <table:table-cell table:formula="of:=[.A417]" office:value-type="float" office:value="15" calcext:value-type="float">
            <text:p>15</text:p>
          </table:table-cell>
          <table:table-cell table:style-name="ce22" table:formula="of:=IF([.$A457]=1;[.B222];&quot;&quot;)">
            <text:p/>
          </table:table-cell>
          <table:table-cell table:style-name="ce22" table:formula="of:=IF([.$A457]=1;[.C222];&quot;&quot;)">
            <text:p/>
          </table:table-cell>
          <table:table-cell table:style-name="ce22" table:formula="of:=IF([.$A457]=2;[.B222];&quot;&quot;)" office:value-type="float" office:value="8.6" calcext:value-type="float">
            <text:p>8.6</text:p>
          </table:table-cell>
          <table:table-cell table:style-name="ce22" table:formula="of:=IF([.$A457]=2;[.C222];&quot;&quot;)" office:value-type="float" office:value="13.2" calcext:value-type="float">
            <text:p>13.2</text:p>
          </table:table-cell>
          <table:table-cell table:style-name="ce22" table:formula="of:=IF([.$A457]=3;[.B222];&quot;&quot;)">
            <text:p/>
          </table:table-cell>
          <table:table-cell table:style-name="ce22" table:formula="of:=IF([.$A457]=3;[.C222];&quot;&quot;)">
            <text:p/>
          </table:table-cell>
          <table:table-cell table:number-columns-repeated="1016"/>
        </table:table-row>
        <table:table-row table:style-name="ro1">
          <table:table-cell table:formula="of:=[.F418]" office:value-type="float" office:value="2" calcext:value-type="float">
            <text:p>2</text:p>
          </table:table-cell>
          <table:table-cell table:formula="of:=[.A418]" office:value-type="float" office:value="16" calcext:value-type="float">
            <text:p>16</text:p>
          </table:table-cell>
          <table:table-cell table:style-name="ce22" table:formula="of:=IF([.$A458]=1;[.B223];&quot;&quot;)">
            <text:p/>
          </table:table-cell>
          <table:table-cell table:style-name="ce22" table:formula="of:=IF([.$A458]=1;[.C223];&quot;&quot;)">
            <text:p/>
          </table:table-cell>
          <table:table-cell table:style-name="ce22" table:formula="of:=IF([.$A458]=2;[.B223];&quot;&quot;)" office:value-type="float" office:value="10.2" calcext:value-type="float">
            <text:p>10.2</text:p>
          </table:table-cell>
          <table:table-cell table:style-name="ce22" table:formula="of:=IF([.$A458]=2;[.C223];&quot;&quot;)" office:value-type="float" office:value="12.8" calcext:value-type="float">
            <text:p>12.8</text:p>
          </table:table-cell>
          <table:table-cell table:style-name="ce22" table:formula="of:=IF([.$A458]=3;[.B223];&quot;&quot;)">
            <text:p/>
          </table:table-cell>
          <table:table-cell table:style-name="ce22" table:formula="of:=IF([.$A458]=3;[.C223];&quot;&quot;)">
            <text:p/>
          </table:table-cell>
          <table:table-cell table:number-columns-repeated="1016"/>
        </table:table-row>
        <table:table-row table:style-name="ro1">
          <table:table-cell table:formula="of:=[.F419]" office:value-type="float" office:value="2" calcext:value-type="float">
            <text:p>2</text:p>
          </table:table-cell>
          <table:table-cell table:formula="of:=[.A419]" office:value-type="float" office:value="17" calcext:value-type="float">
            <text:p>17</text:p>
          </table:table-cell>
          <table:table-cell table:style-name="ce22" table:formula="of:=IF([.$A459]=1;[.B224];&quot;&quot;)">
            <text:p/>
          </table:table-cell>
          <table:table-cell table:style-name="ce22" table:formula="of:=IF([.$A459]=1;[.C224];&quot;&quot;)">
            <text:p/>
          </table:table-cell>
          <table:table-cell table:style-name="ce22" table:formula="of:=IF([.$A459]=2;[.B224];&quot;&quot;)" office:value-type="float" office:value="12.2" calcext:value-type="float">
            <text:p>12.2</text:p>
          </table:table-cell>
          <table:table-cell table:style-name="ce22" table:formula="of:=IF([.$A459]=2;[.C224];&quot;&quot;)" office:value-type="float" office:value="17.8" calcext:value-type="float">
            <text:p>17.8</text:p>
          </table:table-cell>
          <table:table-cell table:style-name="ce22" table:formula="of:=IF([.$A459]=3;[.B224];&quot;&quot;)">
            <text:p/>
          </table:table-cell>
          <table:table-cell table:style-name="ce22" table:formula="of:=IF([.$A459]=3;[.C224];&quot;&quot;)">
            <text:p/>
          </table:table-cell>
          <table:table-cell table:number-columns-repeated="1016"/>
        </table:table-row>
        <table:table-row table:style-name="ro1">
          <table:table-cell table:formula="of:=[.F420]" office:value-type="float" office:value="2" calcext:value-type="float">
            <text:p>2</text:p>
          </table:table-cell>
          <table:table-cell table:formula="of:=[.A420]" office:value-type="float" office:value="18" calcext:value-type="float">
            <text:p>18</text:p>
          </table:table-cell>
          <table:table-cell table:style-name="ce22" table:formula="of:=IF([.$A460]=1;[.B225];&quot;&quot;)">
            <text:p/>
          </table:table-cell>
          <table:table-cell table:style-name="ce22" table:formula="of:=IF([.$A460]=1;[.C225];&quot;&quot;)">
            <text:p/>
          </table:table-cell>
          <table:table-cell table:style-name="ce22" table:formula="of:=IF([.$A460]=2;[.B225];&quot;&quot;)" office:value-type="float" office:value="13.5" calcext:value-type="float">
            <text:p>13.5</text:p>
          </table:table-cell>
          <table:table-cell table:style-name="ce22" table:formula="of:=IF([.$A460]=2;[.C225];&quot;&quot;)" office:value-type="float" office:value="16.4" calcext:value-type="float">
            <text:p>16.4</text:p>
          </table:table-cell>
          <table:table-cell table:style-name="ce22" table:formula="of:=IF([.$A460]=3;[.B225];&quot;&quot;)">
            <text:p/>
          </table:table-cell>
          <table:table-cell table:style-name="ce22" table:formula="of:=IF([.$A460]=3;[.C225];&quot;&quot;)">
            <text:p/>
          </table:table-cell>
          <table:table-cell table:number-columns-repeated="1016"/>
        </table:table-row>
        <table:table-row table:style-name="ro1">
          <table:table-cell table:formula="of:=[.F421]" office:value-type="float" office:value="2" calcext:value-type="float">
            <text:p>2</text:p>
          </table:table-cell>
          <table:table-cell table:formula="of:=[.A421]" office:value-type="float" office:value="19" calcext:value-type="float">
            <text:p>19</text:p>
          </table:table-cell>
          <table:table-cell table:style-name="ce22" table:formula="of:=IF([.$A461]=1;[.B226];&quot;&quot;)">
            <text:p/>
          </table:table-cell>
          <table:table-cell table:style-name="ce22" table:formula="of:=IF([.$A461]=1;[.C226];&quot;&quot;)">
            <text:p/>
          </table:table-cell>
          <table:table-cell table:style-name="ce22" table:formula="of:=IF([.$A461]=2;[.B226];&quot;&quot;)" office:value-type="float" office:value="15.6" calcext:value-type="float">
            <text:p>15.6</text:p>
          </table:table-cell>
          <table:table-cell table:style-name="ce22" table:formula="of:=IF([.$A461]=2;[.C226];&quot;&quot;)" office:value-type="float" office:value="12.2" calcext:value-type="float">
            <text:p>12.2</text:p>
          </table:table-cell>
          <table:table-cell table:style-name="ce22" table:formula="of:=IF([.$A461]=3;[.B226];&quot;&quot;)">
            <text:p/>
          </table:table-cell>
          <table:table-cell table:style-name="ce22" table:formula="of:=IF([.$A461]=3;[.C226];&quot;&quot;)">
            <text:p/>
          </table:table-cell>
          <table:table-cell table:number-columns-repeated="1016"/>
        </table:table-row>
        <table:table-row table:style-name="ro1">
          <table:table-cell table:formula="of:=[.F422]" office:value-type="float" office:value="2" calcext:value-type="float">
            <text:p>2</text:p>
          </table:table-cell>
          <table:table-cell table:formula="of:=[.A422]" office:value-type="float" office:value="20" calcext:value-type="float">
            <text:p>20</text:p>
          </table:table-cell>
          <table:table-cell table:style-name="ce22" table:formula="of:=IF([.$A462]=1;[.B227];&quot;&quot;)">
            <text:p/>
          </table:table-cell>
          <table:table-cell table:style-name="ce22" table:formula="of:=IF([.$A462]=1;[.C227];&quot;&quot;)">
            <text:p/>
          </table:table-cell>
          <table:table-cell table:style-name="ce22" table:formula="of:=IF([.$A462]=2;[.B227];&quot;&quot;)" office:value-type="float" office:value="10.3" calcext:value-type="float">
            <text:p>10.3</text:p>
          </table:table-cell>
          <table:table-cell table:style-name="ce22" table:formula="of:=IF([.$A462]=2;[.C227];&quot;&quot;)" office:value-type="float" office:value="10.4" calcext:value-type="float">
            <text:p>10.4</text:p>
          </table:table-cell>
          <table:table-cell table:style-name="ce22" table:formula="of:=IF([.$A462]=3;[.B227];&quot;&quot;)">
            <text:p/>
          </table:table-cell>
          <table:table-cell table:style-name="ce22" table:formula="of:=IF([.$A462]=3;[.C227];&quot;&quot;)">
            <text:p/>
          </table:table-cell>
          <table:table-cell table:number-columns-repeated="1016"/>
        </table:table-row>
        <table:table-row table:style-name="ro1">
          <table:table-cell table:formula="of:=[.F423]" office:value-type="float" office:value="2" calcext:value-type="float">
            <text:p>2</text:p>
          </table:table-cell>
          <table:table-cell table:formula="of:=[.A423]" office:value-type="float" office:value="21" calcext:value-type="float">
            <text:p>21</text:p>
          </table:table-cell>
          <table:table-cell table:style-name="ce22" table:formula="of:=IF([.$A463]=1;[.B228];&quot;&quot;)">
            <text:p/>
          </table:table-cell>
          <table:table-cell table:style-name="ce22" table:formula="of:=IF([.$A463]=1;[.C228];&quot;&quot;)">
            <text:p/>
          </table:table-cell>
          <table:table-cell table:style-name="ce22" table:formula="of:=IF([.$A463]=2;[.B228];&quot;&quot;)" office:value-type="float" office:value="9.8" calcext:value-type="float">
            <text:p>9.8</text:p>
          </table:table-cell>
          <table:table-cell table:style-name="ce22" table:formula="of:=IF([.$A463]=2;[.C228];&quot;&quot;)" office:value-type="float" office:value="10.4" calcext:value-type="float">
            <text:p>10.4</text:p>
          </table:table-cell>
          <table:table-cell table:style-name="ce22" table:formula="of:=IF([.$A463]=3;[.B228];&quot;&quot;)">
            <text:p/>
          </table:table-cell>
          <table:table-cell table:style-name="ce22" table:formula="of:=IF([.$A463]=3;[.C228];&quot;&quot;)">
            <text:p/>
          </table:table-cell>
          <table:table-cell table:number-columns-repeated="1016"/>
        </table:table-row>
        <table:table-row table:style-name="ro1">
          <table:table-cell table:formula="of:=[.F424]" office:value-type="float" office:value="2" calcext:value-type="float">
            <text:p>2</text:p>
          </table:table-cell>
          <table:table-cell table:formula="of:=[.A424]" office:value-type="float" office:value="22" calcext:value-type="float">
            <text:p>22</text:p>
          </table:table-cell>
          <table:table-cell table:style-name="ce22" table:formula="of:=IF([.$A464]=1;[.B229];&quot;&quot;)">
            <text:p/>
          </table:table-cell>
          <table:table-cell table:style-name="ce22" table:formula="of:=IF([.$A464]=1;[.C229];&quot;&quot;)">
            <text:p/>
          </table:table-cell>
          <table:table-cell table:style-name="ce22" table:formula="of:=IF([.$A464]=2;[.B229];&quot;&quot;)" office:value-type="float" office:value="8.3" calcext:value-type="float">
            <text:p>8.3</text:p>
          </table:table-cell>
          <table:table-cell table:style-name="ce22" table:formula="of:=IF([.$A464]=2;[.C229];&quot;&quot;)" office:value-type="float" office:value="11.3" calcext:value-type="float">
            <text:p>11.3</text:p>
          </table:table-cell>
          <table:table-cell table:style-name="ce22" table:formula="of:=IF([.$A464]=3;[.B229];&quot;&quot;)">
            <text:p/>
          </table:table-cell>
          <table:table-cell table:style-name="ce22" table:formula="of:=IF([.$A464]=3;[.C229];&quot;&quot;)">
            <text:p/>
          </table:table-cell>
          <table:table-cell table:number-columns-repeated="1016"/>
        </table:table-row>
        <table:table-row table:style-name="ro1">
          <table:table-cell table:formula="of:=[.F425]" office:value-type="float" office:value="1" calcext:value-type="float">
            <text:p>1</text:p>
          </table:table-cell>
          <table:table-cell table:formula="of:=[.A425]" office:value-type="float" office:value="23" calcext:value-type="float">
            <text:p>23</text:p>
          </table:table-cell>
          <table:table-cell table:style-name="ce22" table:formula="of:=IF([.$A465]=1;[.B230];&quot;&quot;)" office:value-type="float" office:value="5.6" calcext:value-type="float">
            <text:p>5.6</text:p>
          </table:table-cell>
          <table:table-cell table:style-name="ce22" table:formula="of:=IF([.$A465]=1;[.C230];&quot;&quot;)" office:value-type="float" office:value="7.8" calcext:value-type="float">
            <text:p>7.8</text:p>
          </table:table-cell>
          <table:table-cell table:style-name="ce22" table:formula="of:=IF([.$A465]=2;[.B230];&quot;&quot;)">
            <text:p/>
          </table:table-cell>
          <table:table-cell table:style-name="ce22" table:formula="of:=IF([.$A465]=2;[.C230];&quot;&quot;)">
            <text:p/>
          </table:table-cell>
          <table:table-cell table:style-name="ce22" table:formula="of:=IF([.$A465]=3;[.B230];&quot;&quot;)">
            <text:p/>
          </table:table-cell>
          <table:table-cell table:style-name="ce22" table:formula="of:=IF([.$A465]=3;[.C230];&quot;&quot;)">
            <text:p/>
          </table:table-cell>
          <table:table-cell table:number-columns-repeated="1016"/>
        </table:table-row>
        <table:table-row table:style-name="ro1">
          <table:table-cell table:formula="of:=[.F426]" office:value-type="float" office:value="3" calcext:value-type="float">
            <text:p>3</text:p>
          </table:table-cell>
          <table:table-cell table:formula="of:=[.A426]" office:value-type="float" office:value="24" calcext:value-type="float">
            <text:p>24</text:p>
          </table:table-cell>
          <table:table-cell table:style-name="ce22" table:formula="of:=IF([.$A466]=1;[.B231];&quot;&quot;)">
            <text:p/>
          </table:table-cell>
          <table:table-cell table:style-name="ce22" table:formula="of:=IF([.$A466]=1;[.C231];&quot;&quot;)">
            <text:p/>
          </table:table-cell>
          <table:table-cell table:style-name="ce22" table:formula="of:=IF([.$A466]=2;[.B231];&quot;&quot;)">
            <text:p/>
          </table:table-cell>
          <table:table-cell table:style-name="ce22" table:formula="of:=IF([.$A466]=2;[.C231];&quot;&quot;)">
            <text:p/>
          </table:table-cell>
          <table:table-cell table:style-name="ce22" table:formula="of:=IF([.$A466]=3;[.B231];&quot;&quot;)" office:value-type="float" office:value="7.8" calcext:value-type="float">
            <text:p>7.8</text:p>
          </table:table-cell>
          <table:table-cell table:style-name="ce22" table:formula="of:=IF([.$A466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27]" office:value-type="float" office:value="1" calcext:value-type="float">
            <text:p>1</text:p>
          </table:table-cell>
          <table:table-cell table:formula="of:=[.A427]" office:value-type="float" office:value="25" calcext:value-type="float">
            <text:p>25</text:p>
          </table:table-cell>
          <table:table-cell table:style-name="ce22" table:formula="of:=IF([.$A467]=1;[.B232];&quot;&quot;)" office:value-type="float" office:value="4.7" calcext:value-type="float">
            <text:p>4.7</text:p>
          </table:table-cell>
          <table:table-cell table:style-name="ce22" table:formula="of:=IF([.$A467]=1;[.C232];&quot;&quot;)" office:value-type="float" office:value="7.8" calcext:value-type="float">
            <text:p>7.8</text:p>
          </table:table-cell>
          <table:table-cell table:style-name="ce22" table:formula="of:=IF([.$A467]=2;[.B232];&quot;&quot;)">
            <text:p/>
          </table:table-cell>
          <table:table-cell table:style-name="ce22" table:formula="of:=IF([.$A467]=2;[.C232];&quot;&quot;)">
            <text:p/>
          </table:table-cell>
          <table:table-cell table:style-name="ce22" table:formula="of:=IF([.$A467]=3;[.B232];&quot;&quot;)">
            <text:p/>
          </table:table-cell>
          <table:table-cell table:style-name="ce22" table:formula="of:=IF([.$A467]=3;[.C232];&quot;&quot;)">
            <text:p/>
          </table:table-cell>
          <table:table-cell table:number-columns-repeated="1016"/>
        </table:table-row>
        <table:table-row table:style-name="ro1">
          <table:table-cell table:formula="of:=[.F428]" office:value-type="float" office:value="3" calcext:value-type="float">
            <text:p>3</text:p>
          </table:table-cell>
          <table:table-cell table:formula="of:=[.A428]" office:value-type="float" office:value="26" calcext:value-type="float">
            <text:p>26</text:p>
          </table:table-cell>
          <table:table-cell table:style-name="ce22" table:formula="of:=IF([.$A468]=1;[.B233];&quot;&quot;)">
            <text:p/>
          </table:table-cell>
          <table:table-cell table:style-name="ce22" table:formula="of:=IF([.$A468]=1;[.C233];&quot;&quot;)">
            <text:p/>
          </table:table-cell>
          <table:table-cell table:style-name="ce22" table:formula="of:=IF([.$A468]=2;[.B233];&quot;&quot;)">
            <text:p/>
          </table:table-cell>
          <table:table-cell table:style-name="ce22" table:formula="of:=IF([.$A468]=2;[.C233];&quot;&quot;)">
            <text:p/>
          </table:table-cell>
          <table:table-cell table:style-name="ce22" table:formula="of:=IF([.$A468]=3;[.B233];&quot;&quot;)" office:value-type="float" office:value="7.8" calcext:value-type="float">
            <text:p>7.8</text:p>
          </table:table-cell>
          <table:table-cell table:style-name="ce22" table:formula="of:=IF([.$A468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29]" office:value-type="float" office:value="2" calcext:value-type="float">
            <text:p>2</text:p>
          </table:table-cell>
          <table:table-cell table:formula="of:=[.A429]" office:value-type="float" office:value="27" calcext:value-type="float">
            <text:p>27</text:p>
          </table:table-cell>
          <table:table-cell table:style-name="ce22" table:formula="of:=IF([.$A469]=1;[.B234];&quot;&quot;)">
            <text:p/>
          </table:table-cell>
          <table:table-cell table:style-name="ce22" table:formula="of:=IF([.$A469]=1;[.C234];&quot;&quot;)">
            <text:p/>
          </table:table-cell>
          <table:table-cell table:style-name="ce22" table:formula="of:=IF([.$A469]=2;[.B234];&quot;&quot;)" office:value-type="float" office:value="13.3" calcext:value-type="float">
            <text:p>13.3</text:p>
          </table:table-cell>
          <table:table-cell table:style-name="ce22" table:formula="of:=IF([.$A469]=2;[.C234];&quot;&quot;)" office:value-type="float" office:value="8.9" calcext:value-type="float">
            <text:p>8.9</text:p>
          </table:table-cell>
          <table:table-cell table:style-name="ce22" table:formula="of:=IF([.$A469]=3;[.B234];&quot;&quot;)">
            <text:p/>
          </table:table-cell>
          <table:table-cell table:style-name="ce22" table:formula="of:=IF([.$A469]=3;[.C234];&quot;&quot;)">
            <text:p/>
          </table:table-cell>
          <table:table-cell table:number-columns-repeated="1016"/>
        </table:table-row>
        <table:table-row table:style-name="ro1">
          <table:table-cell table:formula="of:=[.F430]" office:value-type="float" office:value="1" calcext:value-type="float">
            <text:p>1</text:p>
          </table:table-cell>
          <table:table-cell table:formula="of:=[.A430]" office:value-type="float" office:value="28" calcext:value-type="float">
            <text:p>28</text:p>
          </table:table-cell>
          <table:table-cell table:style-name="ce22" table:formula="of:=IF([.$A470]=1;[.B235];&quot;&quot;)" office:value-type="float" office:value="3.4" calcext:value-type="float">
            <text:p>3.4</text:p>
          </table:table-cell>
          <table:table-cell table:style-name="ce22" table:formula="of:=IF([.$A470]=1;[.C235];&quot;&quot;)" office:value-type="float" office:value="4.6" calcext:value-type="float">
            <text:p>4.6</text:p>
          </table:table-cell>
          <table:table-cell table:style-name="ce22" table:formula="of:=IF([.$A470]=2;[.B235];&quot;&quot;)">
            <text:p/>
          </table:table-cell>
          <table:table-cell table:style-name="ce22" table:formula="of:=IF([.$A470]=2;[.C235];&quot;&quot;)">
            <text:p/>
          </table:table-cell>
          <table:table-cell table:style-name="ce22" table:formula="of:=IF([.$A470]=3;[.B235];&quot;&quot;)">
            <text:p/>
          </table:table-cell>
          <table:table-cell table:style-name="ce22" table:formula="of:=IF([.$A470]=3;[.C235];&quot;&quot;)">
            <text:p/>
          </table:table-cell>
          <table:table-cell table:number-columns-repeated="1016"/>
        </table:table-row>
        <table:table-row table:style-name="ro1">
          <table:table-cell table:formula="of:=[.F431]" office:value-type="float" office:value="3" calcext:value-type="float">
            <text:p>3</text:p>
          </table:table-cell>
          <table:table-cell table:formula="of:=[.A431]" office:value-type="float" office:value="29" calcext:value-type="float">
            <text:p>29</text:p>
          </table:table-cell>
          <table:table-cell table:style-name="ce22" table:formula="of:=IF([.$A471]=1;[.B236];&quot;&quot;)">
            <text:p/>
          </table:table-cell>
          <table:table-cell table:style-name="ce22" table:formula="of:=IF([.$A471]=1;[.C236];&quot;&quot;)">
            <text:p/>
          </table:table-cell>
          <table:table-cell table:style-name="ce22" table:formula="of:=IF([.$A471]=2;[.B236];&quot;&quot;)">
            <text:p/>
          </table:table-cell>
          <table:table-cell table:style-name="ce22" table:formula="of:=IF([.$A471]=2;[.C236];&quot;&quot;)">
            <text:p/>
          </table:table-cell>
          <table:table-cell table:style-name="ce22" table:formula="of:=IF([.$A471]=3;[.B236];&quot;&quot;)" office:value-type="float" office:value="5.6" calcext:value-type="float">
            <text:p>5.6</text:p>
          </table:table-cell>
          <table:table-cell table:style-name="ce22" table:formula="of:=IF([.$A471]=3;[.C236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432]" office:value-type="float" office:value="3" calcext:value-type="float">
            <text:p>3</text:p>
          </table:table-cell>
          <table:table-cell table:formula="of:=[.A432]" office:value-type="float" office:value="30" calcext:value-type="float">
            <text:p>30</text:p>
          </table:table-cell>
          <table:table-cell table:style-name="ce22" table:formula="of:=IF([.$A472]=1;[.B237];&quot;&quot;)">
            <text:p/>
          </table:table-cell>
          <table:table-cell table:style-name="ce22" table:formula="of:=IF([.$A472]=1;[.C237];&quot;&quot;)">
            <text:p/>
          </table:table-cell>
          <table:table-cell table:style-name="ce22" table:formula="of:=IF([.$A472]=2;[.B237];&quot;&quot;)">
            <text:p/>
          </table:table-cell>
          <table:table-cell table:style-name="ce22" table:formula="of:=IF([.$A472]=2;[.C237];&quot;&quot;)">
            <text:p/>
          </table:table-cell>
          <table:table-cell table:style-name="ce22" table:formula="of:=IF([.$A472]=3;[.B237];&quot;&quot;)" office:value-type="float" office:value="7.9" calcext:value-type="float">
            <text:p>7.9</text:p>
          </table:table-cell>
          <table:table-cell table:style-name="ce22" table:formula="of:=IF([.$A472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433]" office:value-type="float" office:value="3" calcext:value-type="float">
            <text:p>3</text:p>
          </table:table-cell>
          <table:table-cell table:formula="of:=[.A433]" office:value-type="float" office:value="31" calcext:value-type="float">
            <text:p>31</text:p>
          </table:table-cell>
          <table:table-cell table:style-name="ce22" table:formula="of:=IF([.$A473]=1;[.B238];&quot;&quot;)">
            <text:p/>
          </table:table-cell>
          <table:table-cell table:style-name="ce22" table:formula="of:=IF([.$A473]=1;[.C238];&quot;&quot;)">
            <text:p/>
          </table:table-cell>
          <table:table-cell table:style-name="ce22" table:formula="of:=IF([.$A473]=2;[.B238];&quot;&quot;)">
            <text:p/>
          </table:table-cell>
          <table:table-cell table:style-name="ce22" table:formula="of:=IF([.$A473]=2;[.C238];&quot;&quot;)">
            <text:p/>
          </table:table-cell>
          <table:table-cell table:style-name="ce22" table:formula="of:=IF([.$A473]=3;[.B238];&quot;&quot;)" office:value-type="float" office:value="5.8" calcext:value-type="float">
            <text:p>5.8</text:p>
          </table:table-cell>
          <table:table-cell table:style-name="ce22" table:formula="of:=IF([.$A473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434]" office:value-type="float" office:value="1" calcext:value-type="float">
            <text:p>1</text:p>
          </table:table-cell>
          <table:table-cell table:formula="of:=[.A434]" office:value-type="float" office:value="32" calcext:value-type="float">
            <text:p>32</text:p>
          </table:table-cell>
          <table:table-cell table:style-name="ce22" table:formula="of:=IF([.$A474]=1;[.B239];&quot;&quot;)" office:value-type="float" office:value="4.8" calcext:value-type="float">
            <text:p>4.8</text:p>
          </table:table-cell>
          <table:table-cell table:style-name="ce22" table:formula="of:=IF([.$A474]=1;[.C239];&quot;&quot;)" office:value-type="float" office:value="4.6" calcext:value-type="float">
            <text:p>4.6</text:p>
          </table:table-cell>
          <table:table-cell table:style-name="ce22" table:formula="of:=IF([.$A474]=2;[.B239];&quot;&quot;)">
            <text:p/>
          </table:table-cell>
          <table:table-cell table:style-name="ce22" table:formula="of:=IF([.$A474]=2;[.C239];&quot;&quot;)">
            <text:p/>
          </table:table-cell>
          <table:table-cell table:style-name="ce22" table:formula="of:=IF([.$A474]=3;[.B239];&quot;&quot;)">
            <text:p/>
          </table:table-cell>
          <table:table-cell table:style-name="ce22" table:formula="of:=IF([.$A474]=3;[.C239];&quot;&quot;)">
            <text:p/>
          </table:table-cell>
          <table:table-cell table:number-columns-repeated="1016"/>
        </table:table-row>
        <table:table-row table:style-name="ro1">
          <table:table-cell table:formula="of:=[.F435]" office:value-type="float" office:value="2" calcext:value-type="float">
            <text:p>2</text:p>
          </table:table-cell>
          <table:table-cell table:formula="of:=[.A435]" office:value-type="float" office:value="33" calcext:value-type="float">
            <text:p>33</text:p>
          </table:table-cell>
          <table:table-cell table:style-name="ce22" table:formula="of:=IF([.$A475]=1;[.B240];&quot;&quot;)">
            <text:p/>
          </table:table-cell>
          <table:table-cell table:style-name="ce22" table:formula="of:=IF([.$A475]=1;[.C240];&quot;&quot;)">
            <text:p/>
          </table:table-cell>
          <table:table-cell table:style-name="ce22" table:formula="of:=IF([.$A475]=2;[.B240];&quot;&quot;)" office:value-type="float" office:value="12.4" calcext:value-type="float">
            <text:p>12.4</text:p>
          </table:table-cell>
          <table:table-cell table:style-name="ce22" table:formula="of:=IF([.$A475]=2;[.C240];&quot;&quot;)" office:value-type="float" office:value="9.1" calcext:value-type="float">
            <text:p>9.1</text:p>
          </table:table-cell>
          <table:table-cell table:style-name="ce22" table:formula="of:=IF([.$A475]=3;[.B240];&quot;&quot;)">
            <text:p/>
          </table:table-cell>
          <table:table-cell table:style-name="ce22" table:formula="of:=IF([.$A475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43:.C475])" office:value-type="float" office:value="3.91428571428571" calcext:value-type="float">
            <text:p>3.91428571428571</text:p>
          </table:table-cell>
          <table:table-cell table:formula="of:=AVERAGE([.D443:.D475])" office:value-type="float" office:value="6.65714285714286" calcext:value-type="float">
            <text:p>6.65714285714286</text:p>
          </table:table-cell>
          <table:table-cell table:formula="of:=AVERAGE([.E443:.E475])" office:value-type="float" office:value="11.42" calcext:value-type="float">
            <text:p>11.42</text:p>
          </table:table-cell>
          <table:table-cell table:formula="of:=AVERAGE([.F443:.F475])" office:value-type="float" office:value="12.25" calcext:value-type="float">
            <text:p>12.25</text:p>
          </table:table-cell>
          <table:table-cell table:formula="of:=AVERAGE([.G443:.G475])" office:value-type="float" office:value="7.55555555555556" calcext:value-type="float">
            <text:p>7.55555555555556</text:p>
          </table:table-cell>
          <table:table-cell table:formula="of:=AVERAGE([.H443:.H475])" office:value-type="float" office:value="6.27777777777778" calcext:value-type="float">
            <text:p>6.277777777777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8: Repeat Step 6 for new averages calculated in Step 7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SUMXMY2([.$B208:.$C208];cluster1_3)" office:value-type="float" office:value="16.2534693877551" calcext:value-type="float">
            <text:p>16.2534693877551</text:p>
          </table:table-cell>
          <table:table-cell table:style-name="ce16" table:formula="of:=SUMXMY2([.$B208:.$C208];cluster2_3)" office:value-type="float" office:value="29.4289" calcext:value-type="float">
            <text:p>29.4289</text:p>
          </table:table-cell>
          <table:table-cell table:style-name="ce16" table:formula="of:=SUMXMY2([.$B208:.$C208];cluster3_3)" office:value-type="float" office:value="4.94135802469136" calcext:value-type="float">
            <text:p>4.94135802469136</text:p>
          </table:table-cell>
          <table:table-cell table:formula="of:=MIN([.B482:.D482])" office:value-type="float" office:value="4.94135802469136" calcext:value-type="float">
            <text:p>4.94135802469136</text:p>
          </table:table-cell>
          <table:table-cell table:formula="of:=IF([.E482]=[.B482];[.B$243];IF([.E482]=[.C482];[.C$243];IF([.E482]=[.D48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SUMXMY2([.$B209:.$C209];cluster1_3)" office:value-type="float" office:value="3.35204081632653" calcext:value-type="float">
            <text:p>3.35204081632653</text:p>
          </table:table-cell>
          <table:table-cell table:style-name="ce16" table:formula="of:=SUMXMY2([.$B209:.$C209];cluster2_3)" office:value-type="float" office:value="109.5109" calcext:value-type="float">
            <text:p>109.5109</text:p>
          </table:table-cell>
          <table:table-cell table:style-name="ce16" table:formula="of:=SUMXMY2([.$B209:.$C209];cluster3_3)" office:value-type="float" office:value="29.7269135802469" calcext:value-type="float">
            <text:p>29.7269135802469</text:p>
          </table:table-cell>
          <table:table-cell table:formula="of:=MIN([.B483:.D483])" office:value-type="float" office:value="3.35204081632653" calcext:value-type="float">
            <text:p>3.35204081632653</text:p>
          </table:table-cell>
          <table:table-cell table:formula="of:=IF([.E483]=[.B483];[.B$243];IF([.E483]=[.C483];[.C$243];IF([.E483]=[.D483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SUMXMY2([.$B210:.$C210];cluster1_3)" office:value-type="float" office:value="6.06632653061224" calcext:value-type="float">
            <text:p>6.06632653061224</text:p>
          </table:table-cell>
          <table:table-cell table:style-name="ce16" table:formula="of:=SUMXMY2([.$B210:.$C210];cluster2_3)" office:value-type="float" office:value="130.7709" calcext:value-type="float">
            <text:p>130.7709</text:p>
          </table:table-cell>
          <table:table-cell table:style-name="ce16" table:formula="of:=SUMXMY2([.$B210:.$C210];cluster3_3)" office:value-type="float" office:value="22.8824691358025" calcext:value-type="float">
            <text:p>22.8824691358025</text:p>
          </table:table-cell>
          <table:table-cell table:formula="of:=MIN([.B484:.D484])" office:value-type="float" office:value="6.06632653061224" calcext:value-type="float">
            <text:p>6.06632653061224</text:p>
          </table:table-cell>
          <table:table-cell table:formula="of:=IF([.E484]=[.B484];[.B$243];IF([.E484]=[.C484];[.C$243];IF([.E484]=[.D48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SUMXMY2([.$B211:.$C211];cluster1_3)" office:value-type="float" office:value="0.0834693877551024" calcext:value-type="float">
            <text:p>0.083469387755102</text:p>
          </table:table-cell>
          <table:table-cell table:style-name="ce16" table:formula="of:=SUMXMY2([.$B211:.$C211];cluster2_3)" office:value-type="float" office:value="82.9309" calcext:value-type="float">
            <text:p>82.9309</text:p>
          </table:table-cell>
          <table:table-cell table:style-name="ce16" table:formula="of:=SUMXMY2([.$B211:.$C211];cluster3_3)" office:value-type="float" office:value="11.438024691358" calcext:value-type="float">
            <text:p>11.438024691358</text:p>
          </table:table-cell>
          <table:table-cell table:formula="of:=MIN([.B485:.D485])" office:value-type="float" office:value="0.0834693877551024" calcext:value-type="float">
            <text:p>0.083469387755102</text:p>
          </table:table-cell>
          <table:table-cell table:formula="of:=IF([.E485]=[.B485];[.B$243];IF([.E485]=[.C485];[.C$243];IF([.E485]=[.D48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SUMXMY2([.$B212:.$C212];cluster1_3)" office:value-type="float" office:value="0.8834693877551" calcext:value-type="float">
            <text:p>0.8834693877551</text:p>
          </table:table-cell>
          <table:table-cell table:style-name="ce16" table:formula="of:=SUMXMY2([.$B212:.$C212];cluster2_3)" office:value-type="float" office:value="92.2969" calcext:value-type="float">
            <text:p>92.2969</text:p>
          </table:table-cell>
          <table:table-cell table:style-name="ce16" table:formula="of:=SUMXMY2([.$B212:.$C212];cluster3_3)" office:value-type="float" office:value="10.8269135802469" calcext:value-type="float">
            <text:p>10.8269135802469</text:p>
          </table:table-cell>
          <table:table-cell table:formula="of:=MIN([.B486:.D486])" office:value-type="float" office:value="0.8834693877551" calcext:value-type="float">
            <text:p>0.8834693877551</text:p>
          </table:table-cell>
          <table:table-cell table:formula="of:=IF([.E486]=[.B486];[.B$243];IF([.E486]=[.C486];[.C$243];IF([.E486]=[.D48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SUMXMY2([.$B213:.$C213];cluster1_3)" office:value-type="float" office:value="10.310612244898" calcext:value-type="float">
            <text:p>10.310612244898</text:p>
          </table:table-cell>
          <table:table-cell table:style-name="ce16" table:formula="of:=SUMXMY2([.$B213:.$C213];cluster2_3)" office:value-type="float" office:value="124.4489" calcext:value-type="float">
            <text:p>124.4489</text:p>
          </table:table-cell>
          <table:table-cell table:style-name="ce16" table:formula="of:=SUMXMY2([.$B213:.$C213];cluster3_3)" office:value-type="float" office:value="17.0524691358025" calcext:value-type="float">
            <text:p>17.0524691358025</text:p>
          </table:table-cell>
          <table:table-cell table:formula="of:=MIN([.B487:.D487])" office:value-type="float" office:value="10.310612244898" calcext:value-type="float">
            <text:p>10.310612244898</text:p>
          </table:table-cell>
          <table:table-cell table:formula="of:=IF([.E487]=[.B487];[.B$243];IF([.E487]=[.C487];[.C$243];IF([.E487]=[.D48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SUMXMY2([.$B214:.$C214];cluster1_3)" office:value-type="float" office:value="20.2206122448979" calcext:value-type="float">
            <text:p>20.2206122448979</text:p>
          </table:table-cell>
          <table:table-cell table:style-name="ce16" table:formula="of:=SUMXMY2([.$B214:.$C214];cluster2_3)" office:value-type="float" office:value="180.0709" calcext:value-type="float">
            <text:p>180.0709</text:p>
          </table:table-cell>
          <table:table-cell table:style-name="ce16" table:formula="of:=SUMXMY2([.$B214:.$C214];cluster3_3)" office:value-type="float" office:value="42.9535802469136" calcext:value-type="float">
            <text:p>42.9535802469136</text:p>
          </table:table-cell>
          <table:table-cell table:formula="of:=MIN([.B488:.D488])" office:value-type="float" office:value="20.2206122448979" calcext:value-type="float">
            <text:p>20.2206122448979</text:p>
          </table:table-cell>
          <table:table-cell table:formula="of:=IF([.E488]=[.B488];[.B$243];IF([.E488]=[.C488];[.C$243];IF([.E488]=[.D48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SUMXMY2([.$B215:.$C215];cluster1_3)" office:value-type="float" office:value="10.2191836734694" calcext:value-type="float">
            <text:p>10.2191836734694</text:p>
          </table:table-cell>
          <table:table-cell table:style-name="ce16" table:formula="of:=SUMXMY2([.$B215:.$C215];cluster2_3)" office:value-type="float" office:value="149.1409" calcext:value-type="float">
            <text:p>149.1409</text:p>
          </table:table-cell>
          <table:table-cell table:style-name="ce16" table:formula="of:=SUMXMY2([.$B215:.$C215];cluster3_3)" office:value-type="float" office:value="30.2213580246914" calcext:value-type="float">
            <text:p>30.2213580246914</text:p>
          </table:table-cell>
          <table:table-cell table:formula="of:=MIN([.B489:.D489])" office:value-type="float" office:value="10.2191836734694" calcext:value-type="float">
            <text:p>10.2191836734694</text:p>
          </table:table-cell>
          <table:table-cell table:formula="of:=IF([.E489]=[.B489];[.B$243];IF([.E489]=[.C489];[.C$243];IF([.E489]=[.D48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SUMXMY2([.$B216:.$C216];cluster1_3)" office:value-type="float" office:value="5.37346938775511" calcext:value-type="float">
            <text:p>5.37346938775511</text:p>
          </table:table-cell>
          <table:table-cell table:style-name="ce16" table:formula="of:=SUMXMY2([.$B216:.$C216];cluster2_3)" office:value-type="float" office:value="59.1089" calcext:value-type="float">
            <text:p>59.1089</text:p>
          </table:table-cell>
          <table:table-cell table:style-name="ce16" table:formula="of:=SUMXMY2([.$B216:.$C216];cluster3_3)" office:value-type="float" office:value="16.2124691358025" calcext:value-type="float">
            <text:p>16.2124691358025</text:p>
          </table:table-cell>
          <table:table-cell table:formula="of:=MIN([.B490:.D490])" office:value-type="float" office:value="5.37346938775511" calcext:value-type="float">
            <text:p>5.37346938775511</text:p>
          </table:table-cell>
          <table:table-cell table:formula="of:=IF([.E490]=[.B490];[.B$243];IF([.E490]=[.C490];[.C$243];IF([.E490]=[.D49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SUMXMY2([.$B217:.$C217];cluster1_3)" office:value-type="float" office:value="22.1463265306122" calcext:value-type="float">
            <text:p>22.1463265306122</text:p>
          </table:table-cell>
          <table:table-cell table:style-name="ce16" table:formula="of:=SUMXMY2([.$B217:.$C217];cluster2_3)" office:value-type="float" office:value="52.7489" calcext:value-type="float">
            <text:p>52.7489</text:p>
          </table:table-cell>
          <table:table-cell table:style-name="ce16" table:formula="of:=SUMXMY2([.$B217:.$C217];cluster3_3)" office:value-type="float" office:value="1.35135802469136" calcext:value-type="float">
            <text:p>1.35135802469136</text:p>
          </table:table-cell>
          <table:table-cell table:formula="of:=MIN([.B491:.D491])" office:value-type="float" office:value="1.35135802469136" calcext:value-type="float">
            <text:p>1.35135802469136</text:p>
          </table:table-cell>
          <table:table-cell table:formula="of:=IF([.E491]=[.B491];[.B$243];IF([.E491]=[.C491];[.C$243];IF([.E491]=[.D491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SUMXMY2([.$B218:.$C218];cluster1_3)" office:value-type="float" office:value="36.5591836734694" calcext:value-type="float">
            <text:p>36.5591836734694</text:p>
          </table:table-cell>
          <table:table-cell table:style-name="ce16" table:formula="of:=SUMXMY2([.$B218:.$C218];cluster2_3)" office:value-type="float" office:value="61.8349" calcext:value-type="float">
            <text:p>61.8349</text:p>
          </table:table-cell>
          <table:table-cell table:style-name="ce16" table:formula="of:=SUMXMY2([.$B218:.$C218];cluster3_3)" office:value-type="float" office:value="6.99469135802469" calcext:value-type="float">
            <text:p>6.99469135802469</text:p>
          </table:table-cell>
          <table:table-cell table:formula="of:=MIN([.B492:.D492])" office:value-type="float" office:value="6.99469135802469" calcext:value-type="float">
            <text:p>6.99469135802469</text:p>
          </table:table-cell>
          <table:table-cell table:formula="of:=IF([.E492]=[.B492];[.B$243];IF([.E492]=[.C492];[.C$243];IF([.E492]=[.D49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SUMXMY2([.$B219:.$C219];cluster1_3)" office:value-type="float" office:value="15.9448979591837" calcext:value-type="float">
            <text:p>15.9448979591837</text:p>
          </table:table-cell>
          <table:table-cell table:style-name="ce16" table:formula="of:=SUMXMY2([.$B219:.$C219];cluster2_3)" office:value-type="float" office:value="69.3889" calcext:value-type="float">
            <text:p>69.3889</text:p>
          </table:table-cell>
          <table:table-cell table:style-name="ce16" table:formula="of:=SUMXMY2([.$B219:.$C219];cluster3_3)" office:value-type="float" office:value="1.90135802469136" calcext:value-type="float">
            <text:p>1.90135802469136</text:p>
          </table:table-cell>
          <table:table-cell table:formula="of:=MIN([.B493:.D493])" office:value-type="float" office:value="1.90135802469136" calcext:value-type="float">
            <text:p>1.90135802469136</text:p>
          </table:table-cell>
          <table:table-cell table:formula="of:=IF([.E493]=[.B493];[.B$243];IF([.E493]=[.C493];[.C$243];IF([.E493]=[.D49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SUMXMY2([.$B220:.$C220];cluster1_3)" office:value-type="float" office:value="31.0663265306122" calcext:value-type="float">
            <text:p>31.0663265306122</text:p>
          </table:table-cell>
          <table:table-cell table:style-name="ce16" table:formula="of:=SUMXMY2([.$B220:.$C220];cluster2_3)" office:value-type="float" office:value="47.8889" calcext:value-type="float">
            <text:p>47.8889</text:p>
          </table:table-cell>
          <table:table-cell table:style-name="ce16" table:formula="of:=SUMXMY2([.$B220:.$C220];cluster3_3)" office:value-type="float" office:value="44.4091358024691" calcext:value-type="float">
            <text:p>44.4091358024691</text:p>
          </table:table-cell>
          <table:table-cell table:formula="of:=MIN([.B494:.D494])" office:value-type="float" office:value="31.0663265306122" calcext:value-type="float">
            <text:p>31.0663265306122</text:p>
          </table:table-cell>
          <table:table-cell table:formula="of:=IF([.E494]=[.B494];[.B$243];IF([.E494]=[.C494];[.C$243];IF([.E494]=[.D49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SUMXMY2([.$B221:.$C221];cluster1_3)" office:value-type="float" office:value="46.8320408163266" calcext:value-type="float">
            <text:p>46.8320408163266</text:p>
          </table:table-cell>
          <table:table-cell table:style-name="ce16" table:formula="of:=SUMXMY2([.$B221:.$C221];cluster2_3)" office:value-type="float" office:value="56.6189" calcext:value-type="float">
            <text:p>56.6189</text:p>
          </table:table-cell>
          <table:table-cell table:style-name="ce16" table:formula="of:=SUMXMY2([.$B221:.$C221];cluster3_3)" office:value-type="float" office:value="64.8024691358025" calcext:value-type="float">
            <text:p>64.8024691358025</text:p>
          </table:table-cell>
          <table:table-cell table:formula="of:=MIN([.B495:.D495])" office:value-type="float" office:value="46.8320408163266" calcext:value-type="float">
            <text:p>46.8320408163266</text:p>
          </table:table-cell>
          <table:table-cell table:formula="of:=IF([.E495]=[.B495];[.B$243];IF([.E495]=[.C495];[.C$243];IF([.E495]=[.D49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SUMXMY2([.$B222:.$C222];cluster1_3)" office:value-type="float" office:value="64.7648979591837" calcext:value-type="float">
            <text:p>64.7648979591837</text:p>
          </table:table-cell>
          <table:table-cell table:style-name="ce16" table:formula="of:=SUMXMY2([.$B222:.$C222];cluster2_3)" office:value-type="float" office:value="8.85489999999999" calcext:value-type="float">
            <text:p>8.85489999999999</text:p>
          </table:table-cell>
          <table:table-cell table:style-name="ce16" table:formula="of:=SUMXMY2([.$B222:.$C222];cluster3_3)" office:value-type="float" office:value="49.008024691358" calcext:value-type="float">
            <text:p>49.008024691358</text:p>
          </table:table-cell>
          <table:table-cell table:formula="of:=MIN([.B496:.D496])" office:value-type="float" office:value="8.85489999999999" calcext:value-type="float">
            <text:p>8.85489999999999</text:p>
          </table:table-cell>
          <table:table-cell table:formula="of:=IF([.E496]=[.B496];[.B$243];IF([.E496]=[.C496];[.C$243];IF([.E496]=[.D496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SUMXMY2([.$B223:.$C223];cluster1_3)" office:value-type="float" office:value="77.2448979591837" calcext:value-type="float">
            <text:p>77.2448979591837</text:p>
          </table:table-cell>
          <table:table-cell table:style-name="ce16" table:formula="of:=SUMXMY2([.$B223:.$C223];cluster2_3)" office:value-type="float" office:value="1.7909" calcext:value-type="float">
            <text:p>1.7909</text:p>
          </table:table-cell>
          <table:table-cell table:style-name="ce16" table:formula="of:=SUMXMY2([.$B223:.$C223];cluster3_3)" office:value-type="float" office:value="49.5324691358025" calcext:value-type="float">
            <text:p>49.5324691358025</text:p>
          </table:table-cell>
          <table:table-cell table:formula="of:=MIN([.B497:.D497])" office:value-type="float" office:value="1.7909" calcext:value-type="float">
            <text:p>1.7909</text:p>
          </table:table-cell>
          <table:table-cell table:formula="of:=IF([.E497]=[.B497];[.B$243];IF([.E497]=[.C497];[.C$243];IF([.E497]=[.D497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SUMXMY2([.$B224:.$C224];cluster1_3)" office:value-type="float" office:value="192.816326530612" calcext:value-type="float">
            <text:p>192.816326530612</text:p>
          </table:table-cell>
          <table:table-cell table:style-name="ce16" table:formula="of:=SUMXMY2([.$B224:.$C224];cluster2_3)" office:value-type="float" office:value="31.4109" calcext:value-type="float">
            <text:p>31.4109</text:p>
          </table:table-cell>
          <table:table-cell table:style-name="ce16" table:formula="of:=SUMXMY2([.$B224:.$C224];cluster3_3)" office:value-type="float" office:value="154.332469135802" calcext:value-type="float">
            <text:p>154.332469135802</text:p>
          </table:table-cell>
          <table:table-cell table:formula="of:=MIN([.B498:.D498])" office:value-type="float" office:value="31.4109" calcext:value-type="float">
            <text:p>31.4109</text:p>
          </table:table-cell>
          <table:table-cell table:formula="of:=IF([.E498]=[.B498];[.B$243];IF([.E498]=[.C498];[.C$243];IF([.E498]=[.D49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SUMXMY2([.$B225:.$C225];cluster1_3)" office:value-type="float" office:value="186.809183673469" calcext:value-type="float">
            <text:p>186.809183673469</text:p>
          </table:table-cell>
          <table:table-cell table:style-name="ce16" table:formula="of:=SUMXMY2([.$B225:.$C225];cluster2_3)" office:value-type="float" office:value="21.5489" calcext:value-type="float">
            <text:p>21.5489</text:p>
          </table:table-cell>
          <table:table-cell table:style-name="ce16" table:formula="of:=SUMXMY2([.$B225:.$C225];cluster3_3)" office:value-type="float" office:value="137.795802469136" calcext:value-type="float">
            <text:p>137.795802469136</text:p>
          </table:table-cell>
          <table:table-cell table:formula="of:=MIN([.B499:.D499])" office:value-type="float" office:value="21.5489" calcext:value-type="float">
            <text:p>21.5489</text:p>
          </table:table-cell>
          <table:table-cell table:formula="of:=IF([.E499]=[.B499];[.B$243];IF([.E499]=[.C499];[.C$243];IF([.E499]=[.D49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SUMXMY2([.$B226:.$C226];cluster1_3)" office:value-type="float" office:value="167.279183673469" calcext:value-type="float">
            <text:p>167.279183673469</text:p>
          </table:table-cell>
          <table:table-cell table:style-name="ce16" table:formula="of:=SUMXMY2([.$B226:.$C226];cluster2_3)" office:value-type="float" office:value="17.4749" calcext:value-type="float">
            <text:p>17.4749</text:p>
          </table:table-cell>
          <table:table-cell table:style-name="ce16" table:formula="of:=SUMXMY2([.$B226:.$C226];cluster3_3)" office:value-type="float" office:value="99.7858024691358" calcext:value-type="float">
            <text:p>99.7858024691358</text:p>
          </table:table-cell>
          <table:table-cell table:formula="of:=MIN([.B500:.D500])" office:value-type="float" office:value="17.4749" calcext:value-type="float">
            <text:p>17.4749</text:p>
          </table:table-cell>
          <table:table-cell table:formula="of:=IF([.E500]=[.B500];[.B$243];IF([.E500]=[.C500];[.C$243];IF([.E500]=[.D50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SUMXMY2([.$B227:.$C227];cluster1_3)" office:value-type="float" office:value="54.7863265306123" calcext:value-type="float">
            <text:p>54.7863265306123</text:p>
          </table:table-cell>
          <table:table-cell table:style-name="ce16" table:formula="of:=SUMXMY2([.$B227:.$C227];cluster2_3)" office:value-type="float" office:value="4.6769" calcext:value-type="float">
            <text:p>4.6769</text:p>
          </table:table-cell>
          <table:table-cell table:style-name="ce16" table:formula="of:=SUMXMY2([.$B227:.$C227];cluster3_3)" office:value-type="float" office:value="24.5246913580247" calcext:value-type="float">
            <text:p>24.5246913580247</text:p>
          </table:table-cell>
          <table:table-cell table:formula="of:=MIN([.B501:.D501])" office:value-type="float" office:value="4.6769" calcext:value-type="float">
            <text:p>4.6769</text:p>
          </table:table-cell>
          <table:table-cell table:formula="of:=IF([.E501]=[.B501];[.B$243];IF([.E501]=[.C501];[.C$243];IF([.E501]=[.D50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SUMXMY2([.$B228:.$C228];cluster1_3)" office:value-type="float" office:value="48.650612244898" calcext:value-type="float">
            <text:p>48.650612244898</text:p>
          </table:table-cell>
          <table:table-cell table:style-name="ce16" table:formula="of:=SUMXMY2([.$B228:.$C228];cluster2_3)" office:value-type="float" office:value="6.0469" calcext:value-type="float">
            <text:p>6.0469</text:p>
          </table:table-cell>
          <table:table-cell table:style-name="ce16" table:formula="of:=SUMXMY2([.$B228:.$C228];cluster3_3)" office:value-type="float" office:value="22.0302469135803" calcext:value-type="float">
            <text:p>22.0302469135803</text:p>
          </table:table-cell>
          <table:table-cell table:formula="of:=MIN([.B502:.D502])" office:value-type="float" office:value="6.0469" calcext:value-type="float">
            <text:p>6.0469</text:p>
          </table:table-cell>
          <table:table-cell table:formula="of:=IF([.E502]=[.B502];[.B$243];IF([.E502]=[.C502];[.C$243];IF([.E502]=[.D50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SUMXMY2([.$B229:.$C229];cluster1_3)" office:value-type="float" office:value="40.790612244898" calcext:value-type="float">
            <text:p>40.790612244898</text:p>
          </table:table-cell>
          <table:table-cell table:style-name="ce16" table:formula="of:=SUMXMY2([.$B229:.$C229];cluster2_3)" office:value-type="float" office:value="10.6369" calcext:value-type="float">
            <text:p>10.6369</text:p>
          </table:table-cell>
          <table:table-cell table:style-name="ce16" table:formula="of:=SUMXMY2([.$B229:.$C229];cluster3_3)" office:value-type="float" office:value="25.7769135802469" calcext:value-type="float">
            <text:p>25.7769135802469</text:p>
          </table:table-cell>
          <table:table-cell table:formula="of:=MIN([.B503:.D503])" office:value-type="float" office:value="10.6369" calcext:value-type="float">
            <text:p>10.6369</text:p>
          </table:table-cell>
          <table:table-cell table:formula="of:=IF([.E503]=[.B503];[.B$243];IF([.E503]=[.C503];[.C$243];IF([.E503]=[.D50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SUMXMY2([.$B230:.$C230];cluster1_3)" office:value-type="float" office:value="4.14775510204082" calcext:value-type="float">
            <text:p>4.14775510204082</text:p>
          </table:table-cell>
          <table:table-cell table:style-name="ce16" table:formula="of:=SUMXMY2([.$B230:.$C230];cluster2_3)" office:value-type="float" office:value="53.6749" calcext:value-type="float">
            <text:p>53.6749</text:p>
          </table:table-cell>
          <table:table-cell table:style-name="ce16" table:formula="of:=SUMXMY2([.$B230:.$C230];cluster3_3)" office:value-type="float" office:value="6.14135802469136" calcext:value-type="float">
            <text:p>6.14135802469136</text:p>
          </table:table-cell>
          <table:table-cell table:formula="of:=MIN([.B504:.D504])" office:value-type="float" office:value="4.14775510204082" calcext:value-type="float">
            <text:p>4.14775510204082</text:p>
          </table:table-cell>
          <table:table-cell table:formula="of:=IF([.E504]=[.B504];[.B$243];IF([.E504]=[.C504];[.C$243];IF([.E504]=[.D50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SUMXMY2([.$B231:.$C231];cluster1_3)" office:value-type="float" office:value="16.2163265306122" calcext:value-type="float">
            <text:p>16.2163265306122</text:p>
          </table:table-cell>
          <table:table-cell table:style-name="ce16" table:formula="of:=SUMXMY2([.$B231:.$C231];cluster2_3)" office:value-type="float" office:value="57.3269" calcext:value-type="float">
            <text:p>57.3269</text:p>
          </table:table-cell>
          <table:table-cell table:style-name="ce16" table:formula="of:=SUMXMY2([.$B231:.$C231];cluster3_3)" office:value-type="float" office:value="0.519135802469136" calcext:value-type="float">
            <text:p>0.519135802469136</text:p>
          </table:table-cell>
          <table:table-cell table:formula="of:=MIN([.B505:.D505])" office:value-type="float" office:value="0.519135802469136" calcext:value-type="float">
            <text:p>0.519135802469136</text:p>
          </table:table-cell>
          <table:table-cell table:formula="of:=IF([.E505]=[.B505];[.B$243];IF([.E505]=[.C505];[.C$243];IF([.E505]=[.D50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SUMXMY2([.$B232:.$C232];cluster1_3)" office:value-type="float" office:value="1.92346938775511" calcext:value-type="float">
            <text:p>1.92346938775511</text:p>
          </table:table-cell>
          <table:table-cell table:style-name="ce16" table:formula="of:=SUMXMY2([.$B232:.$C232];cluster2_3)" office:value-type="float" office:value="64.9609" calcext:value-type="float">
            <text:p>64.9609</text:p>
          </table:table-cell>
          <table:table-cell table:style-name="ce16" table:formula="of:=SUMXMY2([.$B232:.$C232];cluster3_3)" office:value-type="float" office:value="10.4713580246914" calcext:value-type="float">
            <text:p>10.4713580246914</text:p>
          </table:table-cell>
          <table:table-cell table:formula="of:=MIN([.B506:.D506])" office:value-type="float" office:value="1.92346938775511" calcext:value-type="float">
            <text:p>1.92346938775511</text:p>
          </table:table-cell>
          <table:table-cell table:formula="of:=IF([.E506]=[.B506];[.B$243];IF([.E506]=[.C506];[.C$243];IF([.E506]=[.D50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SUMXMY2([.$B233:.$C233];cluster1_3)" office:value-type="float" office:value="19.330612244898" calcext:value-type="float">
            <text:p>19.330612244898</text:p>
          </table:table-cell>
          <table:table-cell table:style-name="ce16" table:formula="of:=SUMXMY2([.$B233:.$C233];cluster2_3)" office:value-type="float" office:value="71.6269" calcext:value-type="float">
            <text:p>71.6269</text:p>
          </table:table-cell>
          <table:table-cell table:style-name="ce16" table:formula="of:=SUMXMY2([.$B233:.$C233];cluster3_3)" office:value-type="float" office:value="2.87469135802469" calcext:value-type="float">
            <text:p>2.87469135802469</text:p>
          </table:table-cell>
          <table:table-cell table:formula="of:=MIN([.B507:.D507])" office:value-type="float" office:value="2.87469135802469" calcext:value-type="float">
            <text:p>2.87469135802469</text:p>
          </table:table-cell>
          <table:table-cell table:formula="of:=IF([.E507]=[.B507];[.B$243];IF([.E507]=[.C507];[.C$243];IF([.E507]=[.D507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SUMXMY2([.$B234:.$C234];cluster1_3)" office:value-type="float" office:value="93.1220408163265" calcext:value-type="float">
            <text:p>93.1220408163265</text:p>
          </table:table-cell>
          <table:table-cell table:style-name="ce16" table:formula="of:=SUMXMY2([.$B234:.$C234];cluster2_3)" office:value-type="float" office:value="14.7569" calcext:value-type="float">
            <text:p>14.7569</text:p>
          </table:table-cell>
          <table:table-cell table:style-name="ce16" table:formula="of:=SUMXMY2([.$B234:.$C234];cluster3_3)" office:value-type="float" office:value="39.8746913580247" calcext:value-type="float">
            <text:p>39.8746913580247</text:p>
          </table:table-cell>
          <table:table-cell table:formula="of:=MIN([.B508:.D508])" office:value-type="float" office:value="14.7569" calcext:value-type="float">
            <text:p>14.7569</text:p>
          </table:table-cell>
          <table:table-cell table:formula="of:=IF([.E508]=[.B508];[.B$243];IF([.E508]=[.C508];[.C$243];IF([.E508]=[.D50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SUMXMY2([.$B235:.$C235];cluster1_3)" office:value-type="float" office:value="4.49632653061224" calcext:value-type="float">
            <text:p>4.49632653061224</text:p>
          </table:table-cell>
          <table:table-cell table:style-name="ce16" table:formula="of:=SUMXMY2([.$B235:.$C235];cluster2_3)" office:value-type="float" office:value="122.8429" calcext:value-type="float">
            <text:p>122.8429</text:p>
          </table:table-cell>
          <table:table-cell table:style-name="ce16" table:formula="of:=SUMXMY2([.$B235:.$C235];cluster3_3)" office:value-type="float" office:value="20.0835802469136" calcext:value-type="float">
            <text:p>20.0835802469136</text:p>
          </table:table-cell>
          <table:table-cell table:formula="of:=MIN([.B509:.D509])" office:value-type="float" office:value="4.49632653061224" calcext:value-type="float">
            <text:p>4.49632653061224</text:p>
          </table:table-cell>
          <table:table-cell table:formula="of:=IF([.E509]=[.B509];[.B$243];IF([.E509]=[.C509];[.C$243];IF([.E509]=[.D50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SUMXMY2([.$B236:.$C236];cluster1_3)" office:value-type="float" office:value="2.84489795918367" calcext:value-type="float">
            <text:p>2.84489795918367</text:p>
          </table:table-cell>
          <table:table-cell table:style-name="ce16" table:formula="of:=SUMXMY2([.$B236:.$C236];cluster2_3)" office:value-type="float" office:value="65.7949" calcext:value-type="float">
            <text:p>65.7949</text:p>
          </table:table-cell>
          <table:table-cell table:style-name="ce16" table:formula="of:=SUMXMY2([.$B236:.$C236];cluster3_3)" office:value-type="float" office:value="3.92802469135803" calcext:value-type="float">
            <text:p>3.92802469135803</text:p>
          </table:table-cell>
          <table:table-cell table:formula="of:=MIN([.B510:.D510])" office:value-type="float" office:value="2.84489795918367" calcext:value-type="float">
            <text:p>2.84489795918367</text:p>
          </table:table-cell>
          <table:table-cell table:formula="of:=IF([.E510]=[.B510];[.B$243];IF([.E510]=[.C510];[.C$243];IF([.E510]=[.D51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SUMXMY2([.$B237:.$C237];cluster1_3)" office:value-type="float" office:value="23.9677551020408" calcext:value-type="float">
            <text:p>23.9677551020408</text:p>
          </table:table-cell>
          <table:table-cell table:style-name="ce16" table:formula="of:=SUMXMY2([.$B237:.$C237];cluster2_3)" office:value-type="float" office:value="19.9529" calcext:value-type="float">
            <text:p>19.9529</text:p>
          </table:table-cell>
          <table:table-cell table:style-name="ce16" table:formula="of:=SUMXMY2([.$B237:.$C237];cluster3_3)" office:value-type="float" office:value="10.5013580246914" calcext:value-type="float">
            <text:p>10.5013580246914</text:p>
          </table:table-cell>
          <table:table-cell table:formula="of:=MIN([.B511:.D511])" office:value-type="float" office:value="10.5013580246914" calcext:value-type="float">
            <text:p>10.5013580246914</text:p>
          </table:table-cell>
          <table:table-cell table:formula="of:=IF([.E511]=[.B511];[.B$243];IF([.E511]=[.C511];[.C$243];IF([.E511]=[.D511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SUMXMY2([.$B238:.$C238];cluster1_3)" office:value-type="float" office:value="3.55918367346939" calcext:value-type="float">
            <text:p>3.55918367346939</text:p>
          </table:table-cell>
          <table:table-cell table:style-name="ce16" table:formula="of:=SUMXMY2([.$B238:.$C238];cluster2_3)" office:value-type="float" office:value="63.5069" calcext:value-type="float">
            <text:p>63.5069</text:p>
          </table:table-cell>
          <table:table-cell table:style-name="ce16" table:formula="of:=SUMXMY2([.$B238:.$C238];cluster3_3)" office:value-type="float" office:value="3.1858024691358" calcext:value-type="float">
            <text:p>3.1858024691358</text:p>
          </table:table-cell>
          <table:table-cell table:formula="of:=MIN([.B512:.D512])" office:value-type="float" office:value="3.1858024691358" calcext:value-type="float">
            <text:p>3.1858024691358</text:p>
          </table:table-cell>
          <table:table-cell table:formula="of:=IF([.E512]=[.B512];[.B$243];IF([.E512]=[.C512];[.C$243];IF([.E512]=[.D512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482:.F514];[.$B$24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SUMXMY2([.$B239:.$C239];cluster1_3)" office:value-type="float" office:value="5.01632653061224" calcext:value-type="float">
            <text:p>5.01632653061224</text:p>
          </table:table-cell>
          <table:table-cell table:style-name="ce16" table:formula="of:=SUMXMY2([.$B239:.$C239];cluster2_3)" office:value-type="float" office:value="102.3469" calcext:value-type="float">
            <text:p>102.3469</text:p>
          </table:table-cell>
          <table:table-cell table:style-name="ce16" table:formula="of:=SUMXMY2([.$B239:.$C239];cluster3_3)" office:value-type="float" office:value="10.408024691358" calcext:value-type="float">
            <text:p>10.408024691358</text:p>
          </table:table-cell>
          <table:table-cell table:formula="of:=MIN([.B513:.D513])" office:value-type="float" office:value="5.01632653061224" calcext:value-type="float">
            <text:p>5.01632653061224</text:p>
          </table:table-cell>
          <table:table-cell table:formula="of:=IF([.E513]=[.B513];[.B$243];IF([.E513]=[.C513];[.C$243];IF([.E513]=[.D513];[.D$243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482:.F514];[.$C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SUMXMY2([.$B240:.$C240];cluster1_3)" office:value-type="float" office:value="77.9748979591837" calcext:value-type="float">
            <text:p>77.9748979591837</text:p>
          </table:table-cell>
          <table:table-cell table:style-name="ce16" table:formula="of:=SUMXMY2([.$B240:.$C240];cluster2_3)" office:value-type="float" office:value="10.8829" calcext:value-type="float">
            <text:p>10.8829</text:p>
          </table:table-cell>
          <table:table-cell table:style-name="ce16" table:formula="of:=SUMXMY2([.$B240:.$C240];cluster3_3)" office:value-type="float" office:value="31.4335802469136" calcext:value-type="float">
            <text:p>31.4335802469136</text:p>
          </table:table-cell>
          <table:table-cell table:formula="of:=MIN([.B514:.D514])" office:value-type="float" office:value="10.8829" calcext:value-type="float">
            <text:p>10.8829</text:p>
          </table:table-cell>
          <table:table-cell table:formula="of:=IF([.E514]=[.B514];[.B$243];IF([.E514]=[.C514];[.C$243];IF([.E514]=[.D514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482:.F514];[.$D$24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Sum Squared Error</text:p>
          </table:table-cell>
          <table:covered-table-cell table:style-name="Default"/>
          <table:covered-table-cell/>
          <table:table-cell table:formula="of:=SUM([.E482:.E514])" office:value-type="float" office:value="313.187079617032" calcext:value-type="float">
            <text:p>313.1870796170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9: Terminate since Sum Squared Error has not improved much (also cannot be bothered to do any mor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20" office:value-type="string" calcext:value-type="string" table:number-columns-spanned="2" table:number-rows-spanned="1">
            <text:p>Cluster 1</text:p>
          </table:table-cell>
          <table:covered-table-cell/>
          <table:table-cell table:style-name="ce20" office:value-type="string" calcext:value-type="string" table:number-columns-spanned="2" table:number-rows-spanned="1">
            <text:p>Cluster 2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482]" office:value-type="float" office:value="3" calcext:value-type="float">
            <text:p>3</text:p>
          </table:table-cell>
          <table:table-cell table:formula="of:=[.A482]" office:value-type="float" office:value="1" calcext:value-type="float">
            <text:p>1</text:p>
          </table:table-cell>
          <table:table-cell table:style-name="ce22" table:formula="of:=IF([.$A522]=1;[.B208];&quot;&quot;)">
            <text:p/>
          </table:table-cell>
          <table:table-cell table:style-name="ce22" table:formula="of:=IF([.$A522]=1;[.C208];&quot;&quot;)">
            <text:p/>
          </table:table-cell>
          <table:table-cell table:style-name="ce22" table:formula="of:=IF([.$A522]=2;[.B208];&quot;&quot;)">
            <text:p/>
          </table:table-cell>
          <table:table-cell table:style-name="ce22" table:formula="of:=IF([.$A522]=2;[.C208];&quot;&quot;)">
            <text:p/>
          </table:table-cell>
          <table:table-cell table:style-name="ce22" table:formula="of:=IF([.$A522]=3;[.B208];&quot;&quot;)" office:value-type="float" office:value="7.5" calcext:value-type="float">
            <text:p>7.5</text:p>
          </table:table-cell>
          <table:table-cell table:style-name="ce22" table:formula="of:=IF([.$A522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483]" office:value-type="float" office:value="1" calcext:value-type="float">
            <text:p>1</text:p>
          </table:table-cell>
          <table:table-cell table:formula="of:=[.A483]" office:value-type="float" office:value="2" calcext:value-type="float">
            <text:p>2</text:p>
          </table:table-cell>
          <table:table-cell table:style-name="ce22" table:formula="of:=IF([.$A523]=1;[.B209];&quot;&quot;)" office:value-type="float" office:value="2.2" calcext:value-type="float">
            <text:p>2.2</text:p>
          </table:table-cell>
          <table:table-cell table:style-name="ce22" table:formula="of:=IF([.$A523]=1;[.C209];&quot;&quot;)" office:value-type="float" office:value="7.3" calcext:value-type="float">
            <text:p>7.3</text:p>
          </table:table-cell>
          <table:table-cell table:style-name="ce22" table:formula="of:=IF([.$A523]=2;[.B209];&quot;&quot;)">
            <text:p/>
          </table:table-cell>
          <table:table-cell table:style-name="ce22" table:formula="of:=IF([.$A523]=2;[.C209];&quot;&quot;)">
            <text:p/>
          </table:table-cell>
          <table:table-cell table:style-name="ce22" table:formula="of:=IF([.$A523]=3;[.B209];&quot;&quot;)">
            <text:p/>
          </table:table-cell>
          <table:table-cell table:style-name="ce22" table:formula="of:=IF([.$A523]=3;[.C209];&quot;&quot;)">
            <text:p/>
          </table:table-cell>
          <table:table-cell table:number-columns-repeated="1016"/>
        </table:table-row>
        <table:table-row table:style-name="ro1">
          <table:table-cell table:formula="of:=[.F484]" office:value-type="float" office:value="1" calcext:value-type="float">
            <text:p>1</text:p>
          </table:table-cell>
          <table:table-cell table:formula="of:=[.A484]" office:value-type="float" office:value="3" calcext:value-type="float">
            <text:p>3</text:p>
          </table:table-cell>
          <table:table-cell table:style-name="ce22" table:formula="of:=IF([.$A524]=1;[.B210];&quot;&quot;)" office:value-type="float" office:value="3.2" calcext:value-type="float">
            <text:p>3.2</text:p>
          </table:table-cell>
          <table:table-cell table:style-name="ce22" table:formula="of:=IF([.$A524]=1;[.C210];&quot;&quot;)" office:value-type="float" office:value="4.3" calcext:value-type="float">
            <text:p>4.3</text:p>
          </table:table-cell>
          <table:table-cell table:style-name="ce22" table:formula="of:=IF([.$A524]=2;[.B210];&quot;&quot;)">
            <text:p/>
          </table:table-cell>
          <table:table-cell table:style-name="ce22" table:formula="of:=IF([.$A524]=2;[.C210];&quot;&quot;)">
            <text:p/>
          </table:table-cell>
          <table:table-cell table:style-name="ce22" table:formula="of:=IF([.$A524]=3;[.B210];&quot;&quot;)">
            <text:p/>
          </table:table-cell>
          <table:table-cell table:style-name="ce22" table:formula="of:=IF([.$A524]=3;[.C210];&quot;&quot;)">
            <text:p/>
          </table:table-cell>
          <table:table-cell table:number-columns-repeated="1016"/>
        </table:table-row>
        <table:table-row table:style-name="ro1">
          <table:table-cell table:formula="of:=[.F485]" office:value-type="float" office:value="1" calcext:value-type="float">
            <text:p>1</text:p>
          </table:table-cell>
          <table:table-cell table:formula="of:=[.A485]" office:value-type="float" office:value="4" calcext:value-type="float">
            <text:p>4</text:p>
          </table:table-cell>
          <table:table-cell table:style-name="ce22" table:formula="of:=IF([.$A525]=1;[.B211];&quot;&quot;)" office:value-type="float" office:value="4.2" calcext:value-type="float">
            <text:p>4.2</text:p>
          </table:table-cell>
          <table:table-cell table:style-name="ce22" table:formula="of:=IF([.$A525]=1;[.C211];&quot;&quot;)" office:value-type="float" office:value="6.7" calcext:value-type="float">
            <text:p>6.7</text:p>
          </table:table-cell>
          <table:table-cell table:style-name="ce22" table:formula="of:=IF([.$A525]=2;[.B211];&quot;&quot;)">
            <text:p/>
          </table:table-cell>
          <table:table-cell table:style-name="ce22" table:formula="of:=IF([.$A525]=2;[.C211];&quot;&quot;)">
            <text:p/>
          </table:table-cell>
          <table:table-cell table:style-name="ce22" table:formula="of:=IF([.$A525]=3;[.B211];&quot;&quot;)">
            <text:p/>
          </table:table-cell>
          <table:table-cell table:style-name="ce22" table:formula="of:=IF([.$A525]=3;[.C211];&quot;&quot;)">
            <text:p/>
          </table:table-cell>
          <table:table-cell table:number-columns-repeated="1016"/>
        </table:table-row>
        <table:table-row table:style-name="ro1">
          <table:table-cell table:formula="of:=[.F486]" office:value-type="float" office:value="1" calcext:value-type="float">
            <text:p>1</text:p>
          </table:table-cell>
          <table:table-cell table:formula="of:=[.A486]" office:value-type="float" office:value="5" calcext:value-type="float">
            <text:p>5</text:p>
          </table:table-cell>
          <table:table-cell table:style-name="ce22" table:formula="of:=IF([.$A526]=1;[.B212];&quot;&quot;)" office:value-type="float" office:value="4.3" calcext:value-type="float">
            <text:p>4.3</text:p>
          </table:table-cell>
          <table:table-cell table:style-name="ce22" table:formula="of:=IF([.$A526]=1;[.C212];&quot;&quot;)" office:value-type="float" office:value="5.8" calcext:value-type="float">
            <text:p>5.8</text:p>
          </table:table-cell>
          <table:table-cell table:style-name="ce22" table:formula="of:=IF([.$A526]=2;[.B212];&quot;&quot;)">
            <text:p/>
          </table:table-cell>
          <table:table-cell table:style-name="ce22" table:formula="of:=IF([.$A526]=2;[.C212];&quot;&quot;)">
            <text:p/>
          </table:table-cell>
          <table:table-cell table:style-name="ce22" table:formula="of:=IF([.$A526]=3;[.B212];&quot;&quot;)">
            <text:p/>
          </table:table-cell>
          <table:table-cell table:style-name="ce22" table:formula="of:=IF([.$A526]=3;[.C212];&quot;&quot;)">
            <text:p/>
          </table:table-cell>
          <table:table-cell table:number-columns-repeated="1016"/>
        </table:table-row>
        <table:table-row table:style-name="ro1">
          <table:table-cell table:formula="of:=[.F487]" office:value-type="float" office:value="1" calcext:value-type="float">
            <text:p>1</text:p>
          </table:table-cell>
          <table:table-cell table:formula="of:=[.A487]" office:value-type="float" office:value="6" calcext:value-type="float">
            <text:p>6</text:p>
          </table:table-cell>
          <table:table-cell table:style-name="ce22" table:formula="of:=IF([.$A527]=1;[.B213];&quot;&quot;)" office:value-type="float" office:value="4.5" calcext:value-type="float">
            <text:p>4.5</text:p>
          </table:table-cell>
          <table:table-cell table:style-name="ce22" table:formula="of:=IF([.$A527]=1;[.C213];&quot;&quot;)" office:value-type="float" office:value="3.5" calcext:value-type="float">
            <text:p>3.5</text:p>
          </table:table-cell>
          <table:table-cell table:style-name="ce22" table:formula="of:=IF([.$A527]=2;[.B213];&quot;&quot;)">
            <text:p/>
          </table:table-cell>
          <table:table-cell table:style-name="ce22" table:formula="of:=IF([.$A527]=2;[.C213];&quot;&quot;)">
            <text:p/>
          </table:table-cell>
          <table:table-cell table:style-name="ce22" table:formula="of:=IF([.$A527]=3;[.B213];&quot;&quot;)">
            <text:p/>
          </table:table-cell>
          <table:table-cell table:style-name="ce22" table:formula="of:=IF([.$A527]=3;[.C213];&quot;&quot;)">
            <text:p/>
          </table:table-cell>
          <table:table-cell table:number-columns-repeated="1016"/>
        </table:table-row>
        <table:table-row table:style-name="ro1">
          <table:table-cell table:formula="of:=[.F488]" office:value-type="float" office:value="1" calcext:value-type="float">
            <text:p>1</text:p>
          </table:table-cell>
          <table:table-cell table:formula="of:=[.A488]" office:value-type="float" office:value="7" calcext:value-type="float">
            <text:p>7</text:p>
          </table:table-cell>
          <table:table-cell table:style-name="ce22" table:formula="of:=IF([.$A528]=1;[.B214];&quot;&quot;)" office:value-type="float" office:value="2.2" calcext:value-type="float">
            <text:p>2.2</text:p>
          </table:table-cell>
          <table:table-cell table:style-name="ce22" table:formula="of:=IF([.$A528]=1;[.C214];&quot;&quot;)" office:value-type="float" office:value="2.5" calcext:value-type="float">
            <text:p>2.5</text:p>
          </table:table-cell>
          <table:table-cell table:style-name="ce22" table:formula="of:=IF([.$A528]=2;[.B214];&quot;&quot;)">
            <text:p/>
          </table:table-cell>
          <table:table-cell table:style-name="ce22" table:formula="of:=IF([.$A528]=2;[.C214];&quot;&quot;)">
            <text:p/>
          </table:table-cell>
          <table:table-cell table:style-name="ce22" table:formula="of:=IF([.$A528]=3;[.B214];&quot;&quot;)">
            <text:p/>
          </table:table-cell>
          <table:table-cell table:style-name="ce22" table:formula="of:=IF([.$A528]=3;[.C214];&quot;&quot;)">
            <text:p/>
          </table:table-cell>
          <table:table-cell table:number-columns-repeated="1016"/>
        </table:table-row>
        <table:table-row table:style-name="ro1">
          <table:table-cell table:formula="of:=[.F489]" office:value-type="float" office:value="1" calcext:value-type="float">
            <text:p>1</text:p>
          </table:table-cell>
          <table:table-cell table:formula="of:=[.A489]" office:value-type="float" office:value="8" calcext:value-type="float">
            <text:p>8</text:p>
          </table:table-cell>
          <table:table-cell table:style-name="ce22" table:formula="of:=IF([.$A529]=1;[.B215];&quot;&quot;)" office:value-type="float" office:value="2.7" calcext:value-type="float">
            <text:p>2.7</text:p>
          </table:table-cell>
          <table:table-cell table:style-name="ce22" table:formula="of:=IF([.$A529]=1;[.C215];&quot;&quot;)" office:value-type="float" office:value="3.7" calcext:value-type="float">
            <text:p>3.7</text:p>
          </table:table-cell>
          <table:table-cell table:style-name="ce22" table:formula="of:=IF([.$A529]=2;[.B215];&quot;&quot;)">
            <text:p/>
          </table:table-cell>
          <table:table-cell table:style-name="ce22" table:formula="of:=IF([.$A529]=2;[.C215];&quot;&quot;)">
            <text:p/>
          </table:table-cell>
          <table:table-cell table:style-name="ce22" table:formula="of:=IF([.$A529]=3;[.B215];&quot;&quot;)">
            <text:p/>
          </table:table-cell>
          <table:table-cell table:style-name="ce22" table:formula="of:=IF([.$A529]=3;[.C215];&quot;&quot;)">
            <text:p/>
          </table:table-cell>
          <table:table-cell table:number-columns-repeated="1016"/>
        </table:table-row>
        <table:table-row table:style-name="ro1">
          <table:table-cell table:formula="of:=[.F490]" office:value-type="float" office:value="1" calcext:value-type="float">
            <text:p>1</text:p>
          </table:table-cell>
          <table:table-cell table:formula="of:=[.A490]" office:value-type="float" office:value="9" calcext:value-type="float">
            <text:p>9</text:p>
          </table:table-cell>
          <table:table-cell table:style-name="ce22" table:formula="of:=IF([.$A530]=1;[.B216];&quot;&quot;)" office:value-type="float" office:value="4.5" calcext:value-type="float">
            <text:p>4.5</text:p>
          </table:table-cell>
          <table:table-cell table:style-name="ce22" table:formula="of:=IF([.$A530]=1;[.C216];&quot;&quot;)" office:value-type="float" office:value="8.9" calcext:value-type="float">
            <text:p>8.9</text:p>
          </table:table-cell>
          <table:table-cell table:style-name="ce22" table:formula="of:=IF([.$A530]=2;[.B216];&quot;&quot;)">
            <text:p/>
          </table:table-cell>
          <table:table-cell table:style-name="ce22" table:formula="of:=IF([.$A530]=2;[.C216];&quot;&quot;)">
            <text:p/>
          </table:table-cell>
          <table:table-cell table:style-name="ce22" table:formula="of:=IF([.$A530]=3;[.B216];&quot;&quot;)">
            <text:p/>
          </table:table-cell>
          <table:table-cell table:style-name="ce22" table:formula="of:=IF([.$A530]=3;[.C216];&quot;&quot;)">
            <text:p/>
          </table:table-cell>
          <table:table-cell table:number-columns-repeated="1016"/>
        </table:table-row>
        <table:table-row table:style-name="ro1">
          <table:table-cell table:formula="of:=[.F491]" office:value-type="float" office:value="3" calcext:value-type="float">
            <text:p>3</text:p>
          </table:table-cell>
          <table:table-cell table:formula="of:=[.A491]" office:value-type="float" office:value="10" calcext:value-type="float">
            <text:p>10</text:p>
          </table:table-cell>
          <table:table-cell table:style-name="ce22" table:formula="of:=IF([.$A531]=1;[.B217];&quot;&quot;)">
            <text:p/>
          </table:table-cell>
          <table:table-cell table:style-name="ce22" table:formula="of:=IF([.$A531]=1;[.C217];&quot;&quot;)">
            <text:p/>
          </table:table-cell>
          <table:table-cell table:style-name="ce22" table:formula="of:=IF([.$A531]=2;[.B217];&quot;&quot;)">
            <text:p/>
          </table:table-cell>
          <table:table-cell table:style-name="ce22" table:formula="of:=IF([.$A531]=2;[.C217];&quot;&quot;)">
            <text:p/>
          </table:table-cell>
          <table:table-cell table:style-name="ce22" table:formula="of:=IF([.$A531]=3;[.B217];&quot;&quot;)" office:value-type="float" office:value="8.5" calcext:value-type="float">
            <text:p>8.5</text:p>
          </table:table-cell>
          <table:table-cell table:style-name="ce22" table:formula="of:=IF([.$A531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92]" office:value-type="float" office:value="3" calcext:value-type="float">
            <text:p>3</text:p>
          </table:table-cell>
          <table:table-cell table:formula="of:=[.A492]" office:value-type="float" office:value="11" calcext:value-type="float">
            <text:p>11</text:p>
          </table:table-cell>
          <table:table-cell table:style-name="ce22" table:formula="of:=IF([.$A532]=1;[.B218];&quot;&quot;)">
            <text:p/>
          </table:table-cell>
          <table:table-cell table:style-name="ce22" table:formula="of:=IF([.$A532]=1;[.C218];&quot;&quot;)">
            <text:p/>
          </table:table-cell>
          <table:table-cell table:style-name="ce22" table:formula="of:=IF([.$A532]=2;[.B218];&quot;&quot;)">
            <text:p/>
          </table:table-cell>
          <table:table-cell table:style-name="ce22" table:formula="of:=IF([.$A532]=2;[.C218];&quot;&quot;)">
            <text:p/>
          </table:table-cell>
          <table:table-cell table:style-name="ce22" table:formula="of:=IF([.$A532]=3;[.B218];&quot;&quot;)" office:value-type="float" office:value="9.6" calcext:value-type="float">
            <text:p>9.6</text:p>
          </table:table-cell>
          <table:table-cell table:style-name="ce22" table:formula="of:=IF([.$A532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93]" office:value-type="float" office:value="3" calcext:value-type="float">
            <text:p>3</text:p>
          </table:table-cell>
          <table:table-cell table:formula="of:=[.A493]" office:value-type="float" office:value="12" calcext:value-type="float">
            <text:p>12</text:p>
          </table:table-cell>
          <table:table-cell table:style-name="ce22" table:formula="of:=IF([.$A533]=1;[.B219];&quot;&quot;)">
            <text:p/>
          </table:table-cell>
          <table:table-cell table:style-name="ce22" table:formula="of:=IF([.$A533]=1;[.C219];&quot;&quot;)">
            <text:p/>
          </table:table-cell>
          <table:table-cell table:style-name="ce22" table:formula="of:=IF([.$A533]=2;[.B219];&quot;&quot;)">
            <text:p/>
          </table:table-cell>
          <table:table-cell table:style-name="ce22" table:formula="of:=IF([.$A533]=2;[.C219];&quot;&quot;)">
            <text:p/>
          </table:table-cell>
          <table:table-cell table:style-name="ce22" table:formula="of:=IF([.$A533]=3;[.B219];&quot;&quot;)" office:value-type="float" office:value="7.5" calcext:value-type="float">
            <text:p>7.5</text:p>
          </table:table-cell>
          <table:table-cell table:style-name="ce22" table:formula="of:=IF([.$A533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494]" office:value-type="float" office:value="1" calcext:value-type="float">
            <text:p>1</text:p>
          </table:table-cell>
          <table:table-cell table:formula="of:=[.A494]" office:value-type="float" office:value="13" calcext:value-type="float">
            <text:p>13</text:p>
          </table:table-cell>
          <table:table-cell table:style-name="ce22" table:formula="of:=IF([.$A534]=1;[.B220];&quot;&quot;)" office:value-type="float" office:value="4.5" calcext:value-type="float">
            <text:p>4.5</text:p>
          </table:table-cell>
          <table:table-cell table:style-name="ce22" table:formula="of:=IF([.$A534]=1;[.C220];&quot;&quot;)" office:value-type="float" office:value="12.2" calcext:value-type="float">
            <text:p>12.2</text:p>
          </table:table-cell>
          <table:table-cell table:style-name="ce22" table:formula="of:=IF([.$A534]=2;[.B220];&quot;&quot;)">
            <text:p/>
          </table:table-cell>
          <table:table-cell table:style-name="ce22" table:formula="of:=IF([.$A534]=2;[.C220];&quot;&quot;)">
            <text:p/>
          </table:table-cell>
          <table:table-cell table:style-name="ce22" table:formula="of:=IF([.$A534]=3;[.B220];&quot;&quot;)">
            <text:p/>
          </table:table-cell>
          <table:table-cell table:style-name="ce22" table:formula="of:=IF([.$A534]=3;[.C220];&quot;&quot;)">
            <text:p/>
          </table:table-cell>
          <table:table-cell table:number-columns-repeated="1016"/>
        </table:table-row>
        <table:table-row table:style-name="ro1">
          <table:table-cell table:formula="of:=[.F495]" office:value-type="float" office:value="1" calcext:value-type="float">
            <text:p>1</text:p>
          </table:table-cell>
          <table:table-cell table:formula="of:=[.A495]" office:value-type="float" office:value="14" calcext:value-type="float">
            <text:p>14</text:p>
          </table:table-cell>
          <table:table-cell table:style-name="ce22" table:formula="of:=IF([.$A535]=1;[.B221];&quot;&quot;)" office:value-type="float" office:value="4" calcext:value-type="float">
            <text:p>4</text:p>
          </table:table-cell>
          <table:table-cell table:style-name="ce22" table:formula="of:=IF([.$A535]=1;[.C221];&quot;&quot;)" office:value-type="float" office:value="13.5" calcext:value-type="float">
            <text:p>13.5</text:p>
          </table:table-cell>
          <table:table-cell table:style-name="ce22" table:formula="of:=IF([.$A535]=2;[.B221];&quot;&quot;)">
            <text:p/>
          </table:table-cell>
          <table:table-cell table:style-name="ce22" table:formula="of:=IF([.$A535]=2;[.C221];&quot;&quot;)">
            <text:p/>
          </table:table-cell>
          <table:table-cell table:style-name="ce22" table:formula="of:=IF([.$A535]=3;[.B221];&quot;&quot;)">
            <text:p/>
          </table:table-cell>
          <table:table-cell table:style-name="ce22" table:formula="of:=IF([.$A535]=3;[.C221];&quot;&quot;)">
            <text:p/>
          </table:table-cell>
          <table:table-cell table:number-columns-repeated="1016"/>
        </table:table-row>
        <table:table-row table:style-name="ro1">
          <table:table-cell table:formula="of:=[.F496]" office:value-type="float" office:value="2" calcext:value-type="float">
            <text:p>2</text:p>
          </table:table-cell>
          <table:table-cell table:formula="of:=[.A496]" office:value-type="float" office:value="15" calcext:value-type="float">
            <text:p>15</text:p>
          </table:table-cell>
          <table:table-cell table:style-name="ce22" table:formula="of:=IF([.$A536]=1;[.B222];&quot;&quot;)">
            <text:p/>
          </table:table-cell>
          <table:table-cell table:style-name="ce22" table:formula="of:=IF([.$A536]=1;[.C222];&quot;&quot;)">
            <text:p/>
          </table:table-cell>
          <table:table-cell table:style-name="ce22" table:formula="of:=IF([.$A536]=2;[.B222];&quot;&quot;)" office:value-type="float" office:value="8.6" calcext:value-type="float">
            <text:p>8.6</text:p>
          </table:table-cell>
          <table:table-cell table:style-name="ce22" table:formula="of:=IF([.$A536]=2;[.C222];&quot;&quot;)" office:value-type="float" office:value="13.2" calcext:value-type="float">
            <text:p>13.2</text:p>
          </table:table-cell>
          <table:table-cell table:style-name="ce22" table:formula="of:=IF([.$A536]=3;[.B222];&quot;&quot;)">
            <text:p/>
          </table:table-cell>
          <table:table-cell table:style-name="ce22" table:formula="of:=IF([.$A536]=3;[.C222];&quot;&quot;)">
            <text:p/>
          </table:table-cell>
          <table:table-cell table:number-columns-repeated="1016"/>
        </table:table-row>
        <table:table-row table:style-name="ro1">
          <table:table-cell table:formula="of:=[.F497]" office:value-type="float" office:value="2" calcext:value-type="float">
            <text:p>2</text:p>
          </table:table-cell>
          <table:table-cell table:formula="of:=[.A497]" office:value-type="float" office:value="16" calcext:value-type="float">
            <text:p>16</text:p>
          </table:table-cell>
          <table:table-cell table:style-name="ce22" table:formula="of:=IF([.$A537]=1;[.B223];&quot;&quot;)">
            <text:p/>
          </table:table-cell>
          <table:table-cell table:style-name="ce22" table:formula="of:=IF([.$A537]=1;[.C223];&quot;&quot;)">
            <text:p/>
          </table:table-cell>
          <table:table-cell table:style-name="ce22" table:formula="of:=IF([.$A537]=2;[.B223];&quot;&quot;)" office:value-type="float" office:value="10.2" calcext:value-type="float">
            <text:p>10.2</text:p>
          </table:table-cell>
          <table:table-cell table:style-name="ce22" table:formula="of:=IF([.$A537]=2;[.C223];&quot;&quot;)" office:value-type="float" office:value="12.8" calcext:value-type="float">
            <text:p>12.8</text:p>
          </table:table-cell>
          <table:table-cell table:style-name="ce22" table:formula="of:=IF([.$A537]=3;[.B223];&quot;&quot;)">
            <text:p/>
          </table:table-cell>
          <table:table-cell table:style-name="ce22" table:formula="of:=IF([.$A537]=3;[.C223];&quot;&quot;)">
            <text:p/>
          </table:table-cell>
          <table:table-cell table:number-columns-repeated="1016"/>
        </table:table-row>
        <table:table-row table:style-name="ro1">
          <table:table-cell table:formula="of:=[.F498]" office:value-type="float" office:value="2" calcext:value-type="float">
            <text:p>2</text:p>
          </table:table-cell>
          <table:table-cell table:formula="of:=[.A498]" office:value-type="float" office:value="17" calcext:value-type="float">
            <text:p>17</text:p>
          </table:table-cell>
          <table:table-cell table:style-name="ce22" table:formula="of:=IF([.$A538]=1;[.B224];&quot;&quot;)">
            <text:p/>
          </table:table-cell>
          <table:table-cell table:style-name="ce22" table:formula="of:=IF([.$A538]=1;[.C224];&quot;&quot;)">
            <text:p/>
          </table:table-cell>
          <table:table-cell table:style-name="ce22" table:formula="of:=IF([.$A538]=2;[.B224];&quot;&quot;)" office:value-type="float" office:value="12.2" calcext:value-type="float">
            <text:p>12.2</text:p>
          </table:table-cell>
          <table:table-cell table:style-name="ce22" table:formula="of:=IF([.$A538]=2;[.C224];&quot;&quot;)" office:value-type="float" office:value="17.8" calcext:value-type="float">
            <text:p>17.8</text:p>
          </table:table-cell>
          <table:table-cell table:style-name="ce22" table:formula="of:=IF([.$A538]=3;[.B224];&quot;&quot;)">
            <text:p/>
          </table:table-cell>
          <table:table-cell table:style-name="ce22" table:formula="of:=IF([.$A538]=3;[.C224];&quot;&quot;)">
            <text:p/>
          </table:table-cell>
          <table:table-cell table:number-columns-repeated="1016"/>
        </table:table-row>
        <table:table-row table:style-name="ro1">
          <table:table-cell table:formula="of:=[.F499]" office:value-type="float" office:value="2" calcext:value-type="float">
            <text:p>2</text:p>
          </table:table-cell>
          <table:table-cell table:formula="of:=[.A499]" office:value-type="float" office:value="18" calcext:value-type="float">
            <text:p>18</text:p>
          </table:table-cell>
          <table:table-cell table:style-name="ce22" table:formula="of:=IF([.$A539]=1;[.B225];&quot;&quot;)">
            <text:p/>
          </table:table-cell>
          <table:table-cell table:style-name="ce22" table:formula="of:=IF([.$A539]=1;[.C225];&quot;&quot;)">
            <text:p/>
          </table:table-cell>
          <table:table-cell table:style-name="ce22" table:formula="of:=IF([.$A539]=2;[.B225];&quot;&quot;)" office:value-type="float" office:value="13.5" calcext:value-type="float">
            <text:p>13.5</text:p>
          </table:table-cell>
          <table:table-cell table:style-name="ce22" table:formula="of:=IF([.$A539]=2;[.C225];&quot;&quot;)" office:value-type="float" office:value="16.4" calcext:value-type="float">
            <text:p>16.4</text:p>
          </table:table-cell>
          <table:table-cell table:style-name="ce22" table:formula="of:=IF([.$A539]=3;[.B225];&quot;&quot;)">
            <text:p/>
          </table:table-cell>
          <table:table-cell table:style-name="ce22" table:formula="of:=IF([.$A539]=3;[.C225];&quot;&quot;)">
            <text:p/>
          </table:table-cell>
          <table:table-cell table:number-columns-repeated="1016"/>
        </table:table-row>
        <table:table-row table:style-name="ro1">
          <table:table-cell table:formula="of:=[.F500]" office:value-type="float" office:value="2" calcext:value-type="float">
            <text:p>2</text:p>
          </table:table-cell>
          <table:table-cell table:formula="of:=[.A500]" office:value-type="float" office:value="19" calcext:value-type="float">
            <text:p>19</text:p>
          </table:table-cell>
          <table:table-cell table:style-name="ce22" table:formula="of:=IF([.$A540]=1;[.B226];&quot;&quot;)">
            <text:p/>
          </table:table-cell>
          <table:table-cell table:style-name="ce22" table:formula="of:=IF([.$A540]=1;[.C226];&quot;&quot;)">
            <text:p/>
          </table:table-cell>
          <table:table-cell table:style-name="ce22" table:formula="of:=IF([.$A540]=2;[.B226];&quot;&quot;)" office:value-type="float" office:value="15.6" calcext:value-type="float">
            <text:p>15.6</text:p>
          </table:table-cell>
          <table:table-cell table:style-name="ce22" table:formula="of:=IF([.$A540]=2;[.C226];&quot;&quot;)" office:value-type="float" office:value="12.2" calcext:value-type="float">
            <text:p>12.2</text:p>
          </table:table-cell>
          <table:table-cell table:style-name="ce22" table:formula="of:=IF([.$A540]=3;[.B226];&quot;&quot;)">
            <text:p/>
          </table:table-cell>
          <table:table-cell table:style-name="ce22" table:formula="of:=IF([.$A540]=3;[.C226];&quot;&quot;)">
            <text:p/>
          </table:table-cell>
          <table:table-cell table:number-columns-repeated="1016"/>
        </table:table-row>
        <table:table-row table:style-name="ro1">
          <table:table-cell table:formula="of:=[.F501]" office:value-type="float" office:value="2" calcext:value-type="float">
            <text:p>2</text:p>
          </table:table-cell>
          <table:table-cell table:formula="of:=[.A501]" office:value-type="float" office:value="20" calcext:value-type="float">
            <text:p>20</text:p>
          </table:table-cell>
          <table:table-cell table:style-name="ce22" table:formula="of:=IF([.$A541]=1;[.B227];&quot;&quot;)">
            <text:p/>
          </table:table-cell>
          <table:table-cell table:style-name="ce22" table:formula="of:=IF([.$A541]=1;[.C227];&quot;&quot;)">
            <text:p/>
          </table:table-cell>
          <table:table-cell table:style-name="ce22" table:formula="of:=IF([.$A541]=2;[.B227];&quot;&quot;)" office:value-type="float" office:value="10.3" calcext:value-type="float">
            <text:p>10.3</text:p>
          </table:table-cell>
          <table:table-cell table:style-name="ce22" table:formula="of:=IF([.$A541]=2;[.C227];&quot;&quot;)" office:value-type="float" office:value="10.4" calcext:value-type="float">
            <text:p>10.4</text:p>
          </table:table-cell>
          <table:table-cell table:style-name="ce22" table:formula="of:=IF([.$A541]=3;[.B227];&quot;&quot;)">
            <text:p/>
          </table:table-cell>
          <table:table-cell table:style-name="ce22" table:formula="of:=IF([.$A541]=3;[.C227];&quot;&quot;)">
            <text:p/>
          </table:table-cell>
          <table:table-cell table:number-columns-repeated="1016"/>
        </table:table-row>
        <table:table-row table:style-name="ro1">
          <table:table-cell table:formula="of:=[.F502]" office:value-type="float" office:value="2" calcext:value-type="float">
            <text:p>2</text:p>
          </table:table-cell>
          <table:table-cell table:formula="of:=[.A502]" office:value-type="float" office:value="21" calcext:value-type="float">
            <text:p>21</text:p>
          </table:table-cell>
          <table:table-cell table:style-name="ce22" table:formula="of:=IF([.$A542]=1;[.B228];&quot;&quot;)">
            <text:p/>
          </table:table-cell>
          <table:table-cell table:style-name="ce22" table:formula="of:=IF([.$A542]=1;[.C228];&quot;&quot;)">
            <text:p/>
          </table:table-cell>
          <table:table-cell table:style-name="ce22" table:formula="of:=IF([.$A542]=2;[.B228];&quot;&quot;)" office:value-type="float" office:value="9.8" calcext:value-type="float">
            <text:p>9.8</text:p>
          </table:table-cell>
          <table:table-cell table:style-name="ce22" table:formula="of:=IF([.$A542]=2;[.C228];&quot;&quot;)" office:value-type="float" office:value="10.4" calcext:value-type="float">
            <text:p>10.4</text:p>
          </table:table-cell>
          <table:table-cell table:style-name="ce22" table:formula="of:=IF([.$A542]=3;[.B228];&quot;&quot;)">
            <text:p/>
          </table:table-cell>
          <table:table-cell table:style-name="ce22" table:formula="of:=IF([.$A542]=3;[.C228];&quot;&quot;)">
            <text:p/>
          </table:table-cell>
          <table:table-cell table:number-columns-repeated="1016"/>
        </table:table-row>
        <table:table-row table:style-name="ro1">
          <table:table-cell table:formula="of:=[.F503]" office:value-type="float" office:value="2" calcext:value-type="float">
            <text:p>2</text:p>
          </table:table-cell>
          <table:table-cell table:formula="of:=[.A503]" office:value-type="float" office:value="22" calcext:value-type="float">
            <text:p>22</text:p>
          </table:table-cell>
          <table:table-cell table:style-name="ce22" table:formula="of:=IF([.$A543]=1;[.B229];&quot;&quot;)">
            <text:p/>
          </table:table-cell>
          <table:table-cell table:style-name="ce22" table:formula="of:=IF([.$A543]=1;[.C229];&quot;&quot;)">
            <text:p/>
          </table:table-cell>
          <table:table-cell table:style-name="ce22" table:formula="of:=IF([.$A543]=2;[.B229];&quot;&quot;)" office:value-type="float" office:value="8.3" calcext:value-type="float">
            <text:p>8.3</text:p>
          </table:table-cell>
          <table:table-cell table:style-name="ce22" table:formula="of:=IF([.$A543]=2;[.C229];&quot;&quot;)" office:value-type="float" office:value="11.3" calcext:value-type="float">
            <text:p>11.3</text:p>
          </table:table-cell>
          <table:table-cell table:style-name="ce22" table:formula="of:=IF([.$A543]=3;[.B229];&quot;&quot;)">
            <text:p/>
          </table:table-cell>
          <table:table-cell table:style-name="ce22" table:formula="of:=IF([.$A543]=3;[.C229];&quot;&quot;)">
            <text:p/>
          </table:table-cell>
          <table:table-cell table:number-columns-repeated="1016"/>
        </table:table-row>
        <table:table-row table:style-name="ro1">
          <table:table-cell table:formula="of:=[.F504]" office:value-type="float" office:value="1" calcext:value-type="float">
            <text:p>1</text:p>
          </table:table-cell>
          <table:table-cell table:formula="of:=[.A504]" office:value-type="float" office:value="23" calcext:value-type="float">
            <text:p>23</text:p>
          </table:table-cell>
          <table:table-cell table:style-name="ce22" table:formula="of:=IF([.$A544]=1;[.B230];&quot;&quot;)" office:value-type="float" office:value="5.6" calcext:value-type="float">
            <text:p>5.6</text:p>
          </table:table-cell>
          <table:table-cell table:style-name="ce22" table:formula="of:=IF([.$A544]=1;[.C230];&quot;&quot;)" office:value-type="float" office:value="7.8" calcext:value-type="float">
            <text:p>7.8</text:p>
          </table:table-cell>
          <table:table-cell table:style-name="ce22" table:formula="of:=IF([.$A544]=2;[.B230];&quot;&quot;)">
            <text:p/>
          </table:table-cell>
          <table:table-cell table:style-name="ce22" table:formula="of:=IF([.$A544]=2;[.C230];&quot;&quot;)">
            <text:p/>
          </table:table-cell>
          <table:table-cell table:style-name="ce22" table:formula="of:=IF([.$A544]=3;[.B230];&quot;&quot;)">
            <text:p/>
          </table:table-cell>
          <table:table-cell table:style-name="ce22" table:formula="of:=IF([.$A544]=3;[.C230];&quot;&quot;)">
            <text:p/>
          </table:table-cell>
          <table:table-cell table:number-columns-repeated="1016"/>
        </table:table-row>
        <table:table-row table:style-name="ro1">
          <table:table-cell table:formula="of:=[.F505]" office:value-type="float" office:value="3" calcext:value-type="float">
            <text:p>3</text:p>
          </table:table-cell>
          <table:table-cell table:formula="of:=[.A505]" office:value-type="float" office:value="24" calcext:value-type="float">
            <text:p>24</text:p>
          </table:table-cell>
          <table:table-cell table:style-name="ce22" table:formula="of:=IF([.$A545]=1;[.B231];&quot;&quot;)">
            <text:p/>
          </table:table-cell>
          <table:table-cell table:style-name="ce22" table:formula="of:=IF([.$A545]=1;[.C231];&quot;&quot;)">
            <text:p/>
          </table:table-cell>
          <table:table-cell table:style-name="ce22" table:formula="of:=IF([.$A545]=2;[.B231];&quot;&quot;)">
            <text:p/>
          </table:table-cell>
          <table:table-cell table:style-name="ce22" table:formula="of:=IF([.$A545]=2;[.C231];&quot;&quot;)">
            <text:p/>
          </table:table-cell>
          <table:table-cell table:style-name="ce22" table:formula="of:=IF([.$A545]=3;[.B231];&quot;&quot;)" office:value-type="float" office:value="7.8" calcext:value-type="float">
            <text:p>7.8</text:p>
          </table:table-cell>
          <table:table-cell table:style-name="ce22" table:formula="of:=IF([.$A545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506]" office:value-type="float" office:value="1" calcext:value-type="float">
            <text:p>1</text:p>
          </table:table-cell>
          <table:table-cell table:formula="of:=[.A506]" office:value-type="float" office:value="25" calcext:value-type="float">
            <text:p>25</text:p>
          </table:table-cell>
          <table:table-cell table:style-name="ce22" table:formula="of:=IF([.$A546]=1;[.B232];&quot;&quot;)" office:value-type="float" office:value="4.7" calcext:value-type="float">
            <text:p>4.7</text:p>
          </table:table-cell>
          <table:table-cell table:style-name="ce22" table:formula="of:=IF([.$A546]=1;[.C232];&quot;&quot;)" office:value-type="float" office:value="7.8" calcext:value-type="float">
            <text:p>7.8</text:p>
          </table:table-cell>
          <table:table-cell table:style-name="ce22" table:formula="of:=IF([.$A546]=2;[.B232];&quot;&quot;)">
            <text:p/>
          </table:table-cell>
          <table:table-cell table:style-name="ce22" table:formula="of:=IF([.$A546]=2;[.C232];&quot;&quot;)">
            <text:p/>
          </table:table-cell>
          <table:table-cell table:style-name="ce22" table:formula="of:=IF([.$A546]=3;[.B232];&quot;&quot;)">
            <text:p/>
          </table:table-cell>
          <table:table-cell table:style-name="ce22" table:formula="of:=IF([.$A546]=3;[.C232];&quot;&quot;)">
            <text:p/>
          </table:table-cell>
          <table:table-cell table:number-columns-repeated="1016"/>
        </table:table-row>
        <table:table-row table:style-name="ro1">
          <table:table-cell table:formula="of:=[.F507]" office:value-type="float" office:value="3" calcext:value-type="float">
            <text:p>3</text:p>
          </table:table-cell>
          <table:table-cell table:formula="of:=[.A507]" office:value-type="float" office:value="26" calcext:value-type="float">
            <text:p>26</text:p>
          </table:table-cell>
          <table:table-cell table:style-name="ce22" table:formula="of:=IF([.$A547]=1;[.B233];&quot;&quot;)">
            <text:p/>
          </table:table-cell>
          <table:table-cell table:style-name="ce22" table:formula="of:=IF([.$A547]=1;[.C233];&quot;&quot;)">
            <text:p/>
          </table:table-cell>
          <table:table-cell table:style-name="ce22" table:formula="of:=IF([.$A547]=2;[.B233];&quot;&quot;)">
            <text:p/>
          </table:table-cell>
          <table:table-cell table:style-name="ce22" table:formula="of:=IF([.$A547]=2;[.C233];&quot;&quot;)">
            <text:p/>
          </table:table-cell>
          <table:table-cell table:style-name="ce22" table:formula="of:=IF([.$A547]=3;[.B233];&quot;&quot;)" office:value-type="float" office:value="7.8" calcext:value-type="float">
            <text:p>7.8</text:p>
          </table:table-cell>
          <table:table-cell table:style-name="ce22" table:formula="of:=IF([.$A547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508]" office:value-type="float" office:value="2" calcext:value-type="float">
            <text:p>2</text:p>
          </table:table-cell>
          <table:table-cell table:formula="of:=[.A508]" office:value-type="float" office:value="27" calcext:value-type="float">
            <text:p>27</text:p>
          </table:table-cell>
          <table:table-cell table:style-name="ce22" table:formula="of:=IF([.$A548]=1;[.B234];&quot;&quot;)">
            <text:p/>
          </table:table-cell>
          <table:table-cell table:style-name="ce22" table:formula="of:=IF([.$A548]=1;[.C234];&quot;&quot;)">
            <text:p/>
          </table:table-cell>
          <table:table-cell table:style-name="ce22" table:formula="of:=IF([.$A548]=2;[.B234];&quot;&quot;)" office:value-type="float" office:value="13.3" calcext:value-type="float">
            <text:p>13.3</text:p>
          </table:table-cell>
          <table:table-cell table:style-name="ce22" table:formula="of:=IF([.$A548]=2;[.C234];&quot;&quot;)" office:value-type="float" office:value="8.9" calcext:value-type="float">
            <text:p>8.9</text:p>
          </table:table-cell>
          <table:table-cell table:style-name="ce22" table:formula="of:=IF([.$A548]=3;[.B234];&quot;&quot;)">
            <text:p/>
          </table:table-cell>
          <table:table-cell table:style-name="ce22" table:formula="of:=IF([.$A548]=3;[.C234];&quot;&quot;)">
            <text:p/>
          </table:table-cell>
          <table:table-cell table:number-columns-repeated="1016"/>
        </table:table-row>
        <table:table-row table:style-name="ro1">
          <table:table-cell table:formula="of:=[.F509]" office:value-type="float" office:value="1" calcext:value-type="float">
            <text:p>1</text:p>
          </table:table-cell>
          <table:table-cell table:formula="of:=[.A509]" office:value-type="float" office:value="28" calcext:value-type="float">
            <text:p>28</text:p>
          </table:table-cell>
          <table:table-cell table:style-name="ce22" table:formula="of:=IF([.$A549]=1;[.B235];&quot;&quot;)" office:value-type="float" office:value="3.4" calcext:value-type="float">
            <text:p>3.4</text:p>
          </table:table-cell>
          <table:table-cell table:style-name="ce22" table:formula="of:=IF([.$A549]=1;[.C235];&quot;&quot;)" office:value-type="float" office:value="4.6" calcext:value-type="float">
            <text:p>4.6</text:p>
          </table:table-cell>
          <table:table-cell table:style-name="ce22" table:formula="of:=IF([.$A549]=2;[.B235];&quot;&quot;)">
            <text:p/>
          </table:table-cell>
          <table:table-cell table:style-name="ce22" table:formula="of:=IF([.$A549]=2;[.C235];&quot;&quot;)">
            <text:p/>
          </table:table-cell>
          <table:table-cell table:style-name="ce22" table:formula="of:=IF([.$A549]=3;[.B235];&quot;&quot;)">
            <text:p/>
          </table:table-cell>
          <table:table-cell table:style-name="ce22" table:formula="of:=IF([.$A549]=3;[.C235];&quot;&quot;)">
            <text:p/>
          </table:table-cell>
          <table:table-cell table:number-columns-repeated="1016"/>
        </table:table-row>
        <table:table-row table:style-name="ro1">
          <table:table-cell table:formula="of:=[.F510]" office:value-type="float" office:value="1" calcext:value-type="float">
            <text:p>1</text:p>
          </table:table-cell>
          <table:table-cell table:formula="of:=[.A510]" office:value-type="float" office:value="29" calcext:value-type="float">
            <text:p>29</text:p>
          </table:table-cell>
          <table:table-cell table:style-name="ce22" table:formula="of:=IF([.$A550]=1;[.B236];&quot;&quot;)" office:value-type="float" office:value="5.6" calcext:value-type="float">
            <text:p>5.6</text:p>
          </table:table-cell>
          <table:table-cell table:style-name="ce22" table:formula="of:=IF([.$A550]=1;[.C236];&quot;&quot;)" office:value-type="float" office:value="6.6" calcext:value-type="float">
            <text:p>6.6</text:p>
          </table:table-cell>
          <table:table-cell table:style-name="ce22" table:formula="of:=IF([.$A550]=2;[.B236];&quot;&quot;)">
            <text:p/>
          </table:table-cell>
          <table:table-cell table:style-name="ce22" table:formula="of:=IF([.$A550]=2;[.C236];&quot;&quot;)">
            <text:p/>
          </table:table-cell>
          <table:table-cell table:style-name="ce22" table:formula="of:=IF([.$A550]=3;[.B236];&quot;&quot;)">
            <text:p/>
          </table:table-cell>
          <table:table-cell table:style-name="ce22" table:formula="of:=IF([.$A550]=3;[.C236];&quot;&quot;)">
            <text:p/>
          </table:table-cell>
          <table:table-cell table:number-columns-repeated="1016"/>
        </table:table-row>
        <table:table-row table:style-name="ro1">
          <table:table-cell table:formula="of:=[.F511]" office:value-type="float" office:value="3" calcext:value-type="float">
            <text:p>3</text:p>
          </table:table-cell>
          <table:table-cell table:formula="of:=[.A511]" office:value-type="float" office:value="30" calcext:value-type="float">
            <text:p>30</text:p>
          </table:table-cell>
          <table:table-cell table:style-name="ce22" table:formula="of:=IF([.$A551]=1;[.B237];&quot;&quot;)">
            <text:p/>
          </table:table-cell>
          <table:table-cell table:style-name="ce22" table:formula="of:=IF([.$A551]=1;[.C237];&quot;&quot;)">
            <text:p/>
          </table:table-cell>
          <table:table-cell table:style-name="ce22" table:formula="of:=IF([.$A551]=2;[.B237];&quot;&quot;)">
            <text:p/>
          </table:table-cell>
          <table:table-cell table:style-name="ce22" table:formula="of:=IF([.$A551]=2;[.C237];&quot;&quot;)">
            <text:p/>
          </table:table-cell>
          <table:table-cell table:style-name="ce22" table:formula="of:=IF([.$A551]=3;[.B237];&quot;&quot;)" office:value-type="float" office:value="7.9" calcext:value-type="float">
            <text:p>7.9</text:p>
          </table:table-cell>
          <table:table-cell table:style-name="ce22" table:formula="of:=IF([.$A551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512]" office:value-type="float" office:value="3" calcext:value-type="float">
            <text:p>3</text:p>
          </table:table-cell>
          <table:table-cell table:formula="of:=[.A512]" office:value-type="float" office:value="31" calcext:value-type="float">
            <text:p>31</text:p>
          </table:table-cell>
          <table:table-cell table:style-name="ce22" table:formula="of:=IF([.$A552]=1;[.B238];&quot;&quot;)">
            <text:p/>
          </table:table-cell>
          <table:table-cell table:style-name="ce22" table:formula="of:=IF([.$A552]=1;[.C238];&quot;&quot;)">
            <text:p/>
          </table:table-cell>
          <table:table-cell table:style-name="ce22" table:formula="of:=IF([.$A552]=2;[.B238];&quot;&quot;)">
            <text:p/>
          </table:table-cell>
          <table:table-cell table:style-name="ce22" table:formula="of:=IF([.$A552]=2;[.C238];&quot;&quot;)">
            <text:p/>
          </table:table-cell>
          <table:table-cell table:style-name="ce22" table:formula="of:=IF([.$A552]=3;[.B238];&quot;&quot;)" office:value-type="float" office:value="5.8" calcext:value-type="float">
            <text:p>5.8</text:p>
          </table:table-cell>
          <table:table-cell table:style-name="ce22" table:formula="of:=IF([.$A552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513]" office:value-type="float" office:value="1" calcext:value-type="float">
            <text:p>1</text:p>
          </table:table-cell>
          <table:table-cell table:formula="of:=[.A513]" office:value-type="float" office:value="32" calcext:value-type="float">
            <text:p>32</text:p>
          </table:table-cell>
          <table:table-cell table:style-name="ce22" table:formula="of:=IF([.$A553]=1;[.B239];&quot;&quot;)" office:value-type="float" office:value="4.8" calcext:value-type="float">
            <text:p>4.8</text:p>
          </table:table-cell>
          <table:table-cell table:style-name="ce22" table:formula="of:=IF([.$A553]=1;[.C239];&quot;&quot;)" office:value-type="float" office:value="4.6" calcext:value-type="float">
            <text:p>4.6</text:p>
          </table:table-cell>
          <table:table-cell table:style-name="ce22" table:formula="of:=IF([.$A553]=2;[.B239];&quot;&quot;)">
            <text:p/>
          </table:table-cell>
          <table:table-cell table:style-name="ce22" table:formula="of:=IF([.$A553]=2;[.C239];&quot;&quot;)">
            <text:p/>
          </table:table-cell>
          <table:table-cell table:style-name="ce22" table:formula="of:=IF([.$A553]=3;[.B239];&quot;&quot;)">
            <text:p/>
          </table:table-cell>
          <table:table-cell table:style-name="ce22" table:formula="of:=IF([.$A553]=3;[.C239];&quot;&quot;)">
            <text:p/>
          </table:table-cell>
          <table:table-cell table:number-columns-repeated="1016"/>
        </table:table-row>
        <table:table-row table:style-name="ro1">
          <table:table-cell table:formula="of:=[.F514]" office:value-type="float" office:value="2" calcext:value-type="float">
            <text:p>2</text:p>
          </table:table-cell>
          <table:table-cell table:formula="of:=[.A514]" office:value-type="float" office:value="33" calcext:value-type="float">
            <text:p>33</text:p>
          </table:table-cell>
          <table:table-cell table:style-name="ce22" table:formula="of:=IF([.$A554]=1;[.B240];&quot;&quot;)">
            <text:p/>
          </table:table-cell>
          <table:table-cell table:style-name="ce22" table:formula="of:=IF([.$A554]=1;[.C240];&quot;&quot;)">
            <text:p/>
          </table:table-cell>
          <table:table-cell table:style-name="ce22" table:formula="of:=IF([.$A554]=2;[.B240];&quot;&quot;)" office:value-type="float" office:value="12.4" calcext:value-type="float">
            <text:p>12.4</text:p>
          </table:table-cell>
          <table:table-cell table:style-name="ce22" table:formula="of:=IF([.$A554]=2;[.C240];&quot;&quot;)" office:value-type="float" office:value="9.1" calcext:value-type="float">
            <text:p>9.1</text:p>
          </table:table-cell>
          <table:table-cell table:style-name="ce22" table:formula="of:=IF([.$A554]=3;[.B240];&quot;&quot;)">
            <text:p/>
          </table:table-cell>
          <table:table-cell table:style-name="ce22" table:formula="of:=IF([.$A554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153:Sheet1.E185">
            <calcext:condition calcext:apply-style-name="Green" calcext:value="bottom-elements(10)" calcext:base-cell-address="Sheet1.E153"/>
          </calcext:conditional-format>
          <calcext:conditional-format calcext:target-range-address="Sheet1.K153:Sheet1.K186">
            <calcext:condition calcext:apply-style-name="Green" calcext:value="bottom-elements(10)" calcext:base-cell-address="Sheet1.K153"/>
          </calcext:conditional-format>
          <calcext:conditional-format calcext:target-range-address="Sheet1.Q153:Sheet1.Q187">
            <calcext:condition calcext:apply-style-name="Green" calcext:value="bottom-elements(10)" calcext:base-cell-address="Sheet1.Q153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1085.75pt" svg:height="587.59pt" svg:x="256.76pt" svg:y="0pt">
            <draw:object draw:notify-on-update-of-ranges="Sheet2.W16:Sheet2.W26 Sheet2.X16:Sheet2.X26 Sheet2.W2:Sheet2.W15 Sheet2.X2:Sheet2.X15 Sheet2.W27:Sheet2.W34 Sheet2.X27:Sheet2.X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61.41pt" svg:height="584.99pt" svg:x="581.02pt" svg:y="9508pt">
            <draw:object draw:notify-on-update-of-ranges="Sheet1.C522:Sheet1.C554 Sheet1.D522:Sheet1.D554 Sheet1.E522:Sheet1.E554 Sheet1.F522:Sheet1.F554 Sheet1.G522:Sheet1.G554 Sheet1.H522:Sheet1.H5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761.41pt" svg:height="584.99pt" svg:x="577.19pt" svg:y="6665.05pt">
            <draw:object draw:notify-on-update-of-ranges="Sheet1.C364:Sheet1.C396 Sheet1.D364:Sheet1.D396 Sheet1.E364:Sheet1.E396 Sheet1.F364:Sheet1.F396 Sheet1.G364:Sheet1.G396 Sheet1.H364:Sheet1.H39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761.41pt" svg:height="584.99pt" svg:x="576.2pt" svg:y="5242.05pt">
            <draw:object draw:notify-on-update-of-ranges="Sheet1.C285:Sheet1.C317 Sheet1.D285:Sheet1.D317 Sheet1.E285:Sheet1.E317 Sheet1.F285:Sheet1.F317 Sheet1.G285:Sheet1.G317 Sheet1.H285:Sheet1.H31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761.41pt" svg:height="584.99pt" svg:x="576.23pt" svg:y="8086.03pt">
            <draw:object draw:notify-on-update-of-ranges="Sheet1.C443:Sheet1.C475 Sheet1.D443:Sheet1.D475 Sheet1.E443:Sheet1.E475 Sheet1.F443:Sheet1.F475 Sheet1.G443:Sheet1.G475 Sheet1.H443:Sheet1.H47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085.75pt" svg:height="587.59pt" svg:x="386.08pt" svg:y="1141.06pt">
            <draw:object draw:notify-on-update-of-ranges="Sheet2.W16:Sheet2.W26 Sheet2.X16:Sheet2.X26 Sheet2.AA2:Sheet2.AA18 Sheet2.AB2:Sheet2.AB18 Sheet2.AA20:Sheet2.AA36 Sheet2.AB20:Sheet2.AB36 Sheet2.AA38:Sheet2.AA54 Sheet2.AB38:Sheet2.AB54 Sheet2.W2:Sheet2.W15 Sheet2.X2:Sheet2.X15 Sheet2.W27:Sheet2.W34 Sheet2.X27:Sheet2.X3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4" table:default-cell-style-name="ce16"/>
        <table:table-column table:style-name="co2" table:number-columns-repeated="1020" table:default-cell-style-name="ce16"/>
        <table:table-row table:style-name="ro1"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X1</text:p>
          </table:table-cell>
          <table:table-cell table:style-name="ce29" office:value-type="string" calcext:value-type="string">
            <text:p>X2</text:p>
          </table:table-cell>
          <table:table-cell table:style-name="ce29" office:value-type="string" calcext:value-type="string">
            <text:p>State</text:p>
          </table:table-cell>
          <table:table-cell table:number-columns-repeated="17"/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X1</text:p>
          </table:table-cell>
          <table:table-cell table:style-name="ce41" office:value-type="string" calcext:value-type="string">
            <text:p>X2</text:p>
          </table:table-cell>
          <table:table-cell table:style-name="ce41" office:value-type="string" calcext:value-type="string">
            <text:p>State</text:p>
          </table:table-cell>
          <table:table-cell table:style-name="ce43" table:number-columns-repeated="3"/>
          <table:table-cell table:number-columns-repeated="996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8.5" calcext:value-type="float">
            <text:p>8.5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9" calcext:value-type="float">
            <text:p>9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office:value-type="float" office:value="8.9" calcext:value-type="float">
            <text:p>8.9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formula="of:=[.B48]+[.$B$47]" office:value-type="float" office:value="4.36181467936178" calcext:value-type="float">
            <text:p>4.36181467936178</text:p>
          </table:table-cell>
          <table:table-cell table:number-columns-repeated="996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3" office:value-type="float" office:value="2.2" calcext:value-type="float">
            <text:p>2.2</text:p>
          </table:table-cell>
          <table:table-cell table:style-name="ce33" office:value-type="float" office:value="7.3" calcext:value-type="float">
            <text:p>7.3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13" calcext:value-type="float">
            <text:p>13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office:value-type="float" office:value="12.2" calcext:value-type="float">
            <text:p>12.2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formula="of:=[.AB2]+[.$B$47]" office:value-type="float" office:value="4.99054073613169" calcext:value-type="float">
            <text:p>4.99054073613169</text:p>
          </table:table-cell>
          <table:table-cell table:number-columns-repeated="996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3" office:value-type="float" office:value="3.2" calcext:value-type="float">
            <text:p>3.2</text:p>
          </table:table-cell>
          <table:table-cell table:style-name="ce33" office:value-type="float" office:value="4.3" calcext:value-type="float">
            <text:p>4.3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4" calcext:value-type="float">
            <text:p>14</text:p>
          </table:table-cell>
          <table:table-cell table:style-name="ce44" office:value-type="float" office:value="4" calcext:value-type="float">
            <text:p>4.0</text:p>
          </table:table-cell>
          <table:table-cell table:style-name="ce44" office:value-type="float" office:value="13.5" calcext:value-type="float">
            <text:p>13.5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 table:formula="of:=[.AB3]+[.$B$47]" office:value-type="float" office:value="5.6192667929016" calcext:value-type="float">
            <text:p>5.6192667929016</text:p>
          </table:table-cell>
          <table:table-cell table:number-columns-repeated="996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3" office:value-type="float" office:value="4.2" calcext:value-type="float">
            <text:p>4.2</text:p>
          </table:table-cell>
          <table:table-cell table:style-name="ce33" office:value-type="float" office:value="6.7" calcext:value-type="float">
            <text:p>6.7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15" calcext:value-type="float">
            <text:p>15</text:p>
          </table:table-cell>
          <table:table-cell table:style-name="ce44" office:value-type="float" office:value="8.6" calcext:value-type="float">
            <text:p>8.6</text:p>
          </table:table-cell>
          <table:table-cell table:style-name="ce44" office:value-type="float" office:value="13.2" calcext:value-type="float">
            <text:p>13.2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4" calcext:value-type="float">
            <text:p>4</text:p>
          </table:table-cell>
          <table:table-cell table:style-name="ce43" table:formula="of:=[.AB4]+[.$B$47]" office:value-type="float" office:value="6.24799284967151" calcext:value-type="float">
            <text:p>6.24799284967151</text:p>
          </table:table-cell>
          <table:table-cell table:number-columns-repeated="996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3" office:value-type="float" office:value="4.3" calcext:value-type="float">
            <text:p>4.3</text:p>
          </table:table-cell>
          <table:table-cell table:style-name="ce33" office:value-type="float" office:value="5.8" calcext:value-type="float">
            <text:p>5.8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6" calcext:value-type="float">
            <text:p>16</text:p>
          </table:table-cell>
          <table:table-cell table:style-name="ce44" office:value-type="float" office:value="10.2" calcext:value-type="float">
            <text:p>10.2</text:p>
          </table:table-cell>
          <table:table-cell table:style-name="ce44" office:value-type="float" office:value="12.8" calcext:value-type="float">
            <text:p>12.8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43" table:formula="of:=[.AB5]+[.$B$47]" office:value-type="float" office:value="6.87671890644142" calcext:value-type="float">
            <text:p>6.87671890644142</text:p>
          </table:table-cell>
          <table:table-cell table:number-columns-repeated="996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3" office:value-type="float" office:value="4.5" calcext:value-type="float">
            <text:p>4.5</text:p>
          </table:table-cell>
          <table:table-cell table:style-name="ce33" office:value-type="float" office:value="3.5" calcext:value-type="float">
            <text:p>3.5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7" calcext:value-type="float">
            <text:p>17</text:p>
          </table:table-cell>
          <table:table-cell table:style-name="ce44" office:value-type="float" office:value="12.2" calcext:value-type="float">
            <text:p>12.2</text:p>
          </table:table-cell>
          <table:table-cell table:style-name="ce44" office:value-type="float" office:value="17.8" calcext:value-type="float">
            <text:p>17.8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6" calcext:value-type="float">
            <text:p>6</text:p>
          </table:table-cell>
          <table:table-cell table:style-name="ce43" table:formula="of:=[.AB6]+[.$B$47]" office:value-type="float" office:value="7.50544496321133" calcext:value-type="float">
            <text:p>7.50544496321133</text:p>
          </table:table-cell>
          <table:table-cell table:number-columns-repeated="996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3" office:value-type="float" office:value="2.2" calcext:value-type="float">
            <text:p>2.2</text:p>
          </table:table-cell>
          <table:table-cell table:style-name="ce33" office:value-type="float" office:value="2.5" calcext:value-type="float">
            <text:p>2.5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8" calcext:value-type="float">
            <text:p>18</text:p>
          </table:table-cell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16.4" calcext:value-type="float">
            <text:p>16.4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 table:formula="of:=[.AB7]+[.$B$47]" office:value-type="float" office:value="8.13417101998123" calcext:value-type="float">
            <text:p>8.13417101998123</text:p>
          </table:table-cell>
          <table:table-cell table:number-columns-repeated="996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3" office:value-type="float" office:value="2.7" calcext:value-type="float">
            <text:p>2.7</text:p>
          </table:table-cell>
          <table:table-cell table:style-name="ce33" office:value-type="float" office:value="3.7" calcext:value-type="float">
            <text:p>3.7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9" calcext:value-type="float">
            <text:p>19</text:p>
          </table:table-cell>
          <table:table-cell table:style-name="ce44" office:value-type="float" office:value="15.6" calcext:value-type="float">
            <text:p>15.6</text:p>
          </table:table-cell>
          <table:table-cell table:style-name="ce44" office:value-type="float" office:value="12.2" calcext:value-type="float">
            <text:p>12.2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8" calcext:value-type="float">
            <text:p>8</text:p>
          </table:table-cell>
          <table:table-cell table:style-name="ce43" table:formula="of:=[.AB8]+[.$B$47]" office:value-type="float" office:value="8.76289707675114" calcext:value-type="float">
            <text:p>8.76289707675114</text:p>
          </table:table-cell>
          <table:table-cell table:number-columns-repeated="996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3" office:value-type="float" office:value="4.5" calcext:value-type="float">
            <text:p>4.5</text:p>
          </table:table-cell>
          <table:table-cell table:style-name="ce33" office:value-type="float" office:value="8.9" calcext:value-type="float">
            <text:p>8.9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1" calcext:value-type="float">
            <text:p>21</text:p>
          </table:table-cell>
          <table:table-cell table:style-name="ce44" office:value-type="float" office:value="9.8" calcext:value-type="float">
            <text:p>9.8</text:p>
          </table:table-cell>
          <table:table-cell table:style-name="ce44" office:value-type="float" office:value="10.4" calcext:value-type="float">
            <text:p>10.4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9" calcext:value-type="float">
            <text:p>9</text:p>
          </table:table-cell>
          <table:table-cell table:style-name="ce43" table:formula="of:=[.AB9]+[.$B$47]" office:value-type="float" office:value="9.39162313352105" calcext:value-type="float">
            <text:p>9.39162313352105</text:p>
          </table:table-cell>
          <table:table-cell table:number-columns-repeated="996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8.5" calcext:value-type="float">
            <text:p>8.5</text:p>
          </table:table-cell>
          <table:table-cell table:style-name="ce33" office:value-type="float" office:value="5.6" calcext:value-type="float">
            <text:p>5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2" calcext:value-type="float">
            <text:p>22</text:p>
          </table:table-cell>
          <table:table-cell table:style-name="ce44" office:value-type="float" office:value="8.3" calcext:value-type="float">
            <text:p>8.3</text:p>
          </table:table-cell>
          <table:table-cell table:style-name="ce44" office:value-type="float" office:value="11.3" calcext:value-type="float">
            <text:p>11.3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0" calcext:value-type="float">
            <text:p>10</text:p>
          </table:table-cell>
          <table:table-cell table:style-name="ce43" table:formula="of:=[.AB10]+[.$B$47]" office:value-type="float" office:value="10.020349190291" calcext:value-type="float">
            <text:p>10.020349190291</text:p>
          </table:table-cell>
          <table:table-cell table:number-columns-repeated="996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3" office:value-type="float" office:value="9.6" calcext:value-type="float">
            <text:p>9.6</text:p>
          </table:table-cell>
          <table:table-cell table:style-name="ce33" office:value-type="float" office:value="4.6" calcext:value-type="float">
            <text:p>4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3" calcext:value-type="float">
            <text:p>23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7.8" calcext:value-type="float">
            <text:p>7.8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1" calcext:value-type="float">
            <text:p>11</text:p>
          </table:table-cell>
          <table:table-cell table:style-name="ce43" table:formula="of:=[.AB11]+[.$B$47]" office:value-type="float" office:value="10.6490752470609" calcext:value-type="float">
            <text:p>10.6490752470609</text:p>
          </table:table-cell>
          <table:table-cell table:number-columns-repeated="996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4.9" calcext:value-type="float">
            <text:p>4.9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4" calcext:value-type="float">
            <text:p>24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5.6" calcext:value-type="float">
            <text:p>5.6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3" table:formula="of:=[.AB12]+[.$B$47]" office:value-type="float" office:value="11.2778013038308" calcext:value-type="float">
            <text:p>11.2778013038308</text:p>
          </table:table-cell>
          <table:table-cell table:number-columns-repeated="996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3" office:value-type="float" office:value="4.5" calcext:value-type="float">
            <text:p>4.5</text:p>
          </table:table-cell>
          <table:table-cell table:style-name="ce33" office:value-type="float" office:value="12.2" calcext:value-type="float">
            <text:p>12.2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7" calcext:value-type="float">
            <text:p>27</text:p>
          </table:table-cell>
          <table:table-cell table:style-name="ce44" office:value-type="float" office:value="13.3" calcext:value-type="float">
            <text:p>13.3</text:p>
          </table:table-cell>
          <table:table-cell table:style-name="ce44" office:value-type="float" office:value="8.9" calcext:value-type="float">
            <text:p>8.9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style-name="ce43" table:formula="of:=[.AB13]+[.$B$47]" office:value-type="float" office:value="11.9065273606007" calcext:value-type="float">
            <text:p>11.9065273606007</text:p>
          </table:table-cell>
          <table:table-cell table:number-columns-repeated="996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.0</text:p>
          </table:table-cell>
          <table:table-cell table:style-name="ce33" office:value-type="float" office:value="13.5" calcext:value-type="float">
            <text:p>13.5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33" calcext:value-type="float">
            <text:p>33</text:p>
          </table:table-cell>
          <table:table-cell table:style-name="ce44" office:value-type="float" office:value="12.4" calcext:value-type="float">
            <text:p>12.4</text:p>
          </table:table-cell>
          <table:table-cell table:style-name="ce44" office:value-type="float" office:value="9.1" calcext:value-type="float">
            <text:p>9.1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4" calcext:value-type="float">
            <text:p>14</text:p>
          </table:table-cell>
          <table:table-cell table:style-name="ce43" table:formula="of:=[.AB14]+[.$B$47]" office:value-type="float" office:value="12.5352534173706" calcext:value-type="float">
            <text:p>12.5352534173706</text:p>
          </table:table-cell>
          <table:table-cell table:number-columns-repeated="996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3" office:value-type="float" office:value="8.6" calcext:value-type="float">
            <text:p>8.6</text:p>
          </table:table-cell>
          <table:table-cell table:style-name="ce33" office:value-type="float" office:value="13.2" calcext:value-type="float">
            <text:p>13.2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1" calcext:value-type="float">
            <text:p>1</text:p>
          </table:table-cell>
          <table:table-cell table:style-name="ce44" office:value-type="float" office:value="7.5" calcext:value-type="float">
            <text:p>7.5</text:p>
          </table:table-cell>
          <table:table-cell table:style-name="ce44" office:value-type="float" office:value="8.5" calcext:value-type="float">
            <text:p>8.5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table:formula="of:=[.AB15]+[.$B$47]" office:value-type="float" office:value="13.1639794741405" calcext:value-type="float">
            <text:p>13.1639794741405</text:p>
          </table:table-cell>
          <table:table-cell table:number-columns-repeated="996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3" office:value-type="float" office:value="10.2" calcext:value-type="float">
            <text:p>10.2</text:p>
          </table:table-cell>
          <table:table-cell table:style-name="ce33" office:value-type="float" office:value="12.8" calcext:value-type="float">
            <text:p>12.8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" calcext:value-type="float">
            <text:p>2</text:p>
          </table:table-cell>
          <table:table-cell table:style-name="ce44" office:value-type="float" office:value="2.2" calcext:value-type="float">
            <text:p>2.2</text:p>
          </table:table-cell>
          <table:table-cell table:style-name="ce44" office:value-type="float" office:value="7.3" calcext:value-type="float">
            <text:p>7.3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16" calcext:value-type="float">
            <text:p>16</text:p>
          </table:table-cell>
          <table:table-cell table:style-name="ce43" table:formula="of:=[.AB16]+[.$B$47]" office:value-type="float" office:value="13.7927055309104" calcext:value-type="float">
            <text:p>13.7927055309104</text:p>
          </table:table-cell>
          <table:table-cell table:number-columns-repeated="996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3" office:value-type="float" office:value="12.2" calcext:value-type="float">
            <text:p>12.2</text:p>
          </table:table-cell>
          <table:table-cell table:style-name="ce33" office:value-type="float" office:value="17.8" calcext:value-type="float">
            <text:p>17.8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4" calcext:value-type="float">
            <text:p>4</text:p>
          </table:table-cell>
          <table:table-cell table:style-name="ce44" office:value-type="float" office:value="4.2" calcext:value-type="float">
            <text:p>4.2</text:p>
          </table:table-cell>
          <table:table-cell table:style-name="ce44" office:value-type="float" office:value="6.7" calcext:value-type="float">
            <text:p>6.7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17" calcext:value-type="float">
            <text:p>17</text:p>
          </table:table-cell>
          <table:table-cell table:style-name="ce43" table:formula="of:=[.AB17]+[.$B$47]" office:value-type="float" office:value="14.4214315876803" calcext:value-type="float">
            <text:p>14.4214315876803</text:p>
          </table:table-cell>
          <table:table-cell table:number-columns-repeated="996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3" office:value-type="float" office:value="13.5" calcext:value-type="float">
            <text:p>13.5</text:p>
          </table:table-cell>
          <table:table-cell table:style-name="ce33" office:value-type="float" office:value="16.4" calcext:value-type="float">
            <text:p>16.4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10" calcext:value-type="float">
            <text:p>10</text:p>
          </table:table-cell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5.6" calcext:value-type="float">
            <text:p>5.6</text:p>
          </table:table-cell>
          <table:table-cell table:style-name="ce45" office:value-type="string" calcext:value-type="string">
            <text:p>Pending</text:p>
          </table:table-cell>
          <table:table-cell table:style-name="ce43" table:number-columns-repeated="3"/>
          <table:table-cell table:number-columns-repeated="996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5.6" calcext:value-type="float">
            <text:p>15.6</text:p>
          </table:table-cell>
          <table:table-cell table:style-name="ce33" office:value-type="float" office:value="12.2" calcext:value-type="float">
            <text:p>12.2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11" calcext:value-type="float">
            <text:p>11</text:p>
          </table:table-cell>
          <table:table-cell table:style-name="ce44" office:value-type="float" office:value="9.6" calcext:value-type="float">
            <text:p>9.6</text:p>
          </table:table-cell>
          <table:table-cell table:style-name="ce44" office:value-type="float" office:value="4.6" calcext:value-type="float">
            <text:p>4.6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formula="of:=[.E66]+[.$E$65]" office:value-type="float" office:value="2.7053851027033" calcext:value-type="float">
            <text:p>2.7053851027033</text:p>
          </table:table-cell>
          <table:table-cell table:number-columns-repeated="996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3" office:value-type="float" office:value="10.3" calcext:value-type="float">
            <text:p>10.3</text:p>
          </table:table-cell>
          <table:table-cell table:style-name="ce33" office:value-type="float" office:value="10.4" calcext:value-type="float">
            <text:p>10.4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12" calcext:value-type="float">
            <text:p>12</text:p>
          </table:table-cell>
          <table:table-cell table:style-name="ce44" office:value-type="float" office:value="7.5" calcext:value-type="float">
            <text:p>7.5</text:p>
          </table:table-cell>
          <table:table-cell table:style-name="ce44" office:value-type="float" office:value="4.9" calcext:value-type="float">
            <text:p>4.9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formula="of:=[.AB20]+[.$E$65]" office:value-type="float" office:value="3.60209236014132" calcext:value-type="float">
            <text:p>3.60209236014132</text:p>
          </table:table-cell>
          <table:table-cell table:number-columns-repeated="996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3" office:value-type="float" office:value="9.8" calcext:value-type="float">
            <text:p>9.8</text:p>
          </table:table-cell>
          <table:table-cell table:style-name="ce33" office:value-type="float" office:value="10.4" calcext:value-type="float">
            <text:p>10.4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0" calcext:value-type="float">
            <text:p>20</text:p>
          </table:table-cell>
          <table:table-cell table:style-name="ce44" office:value-type="float" office:value="10.3" calcext:value-type="float">
            <text:p>10.3</text:p>
          </table:table-cell>
          <table:table-cell table:style-name="ce44" office:value-type="float" office:value="10.4" calcext:value-type="float">
            <text:p>10.4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 table:formula="of:=[.AB21]+[.$E$65]" office:value-type="float" office:value="4.49879961757933" calcext:value-type="float">
            <text:p>4.49879961757933</text:p>
          </table:table-cell>
          <table:table-cell table:number-columns-repeated="996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3" office:value-type="float" office:value="8.3" calcext:value-type="float">
            <text:p>8.3</text:p>
          </table:table-cell>
          <table:table-cell table:style-name="ce33" office:value-type="float" office:value="11.3" calcext:value-type="float">
            <text:p>11.3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6" calcext:value-type="float">
            <text:p>26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6" calcext:value-type="float">
            <text:p>4.6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4" calcext:value-type="float">
            <text:p>4</text:p>
          </table:table-cell>
          <table:table-cell table:style-name="ce43" table:formula="of:=[.AB22]+[.$E$65]" office:value-type="float" office:value="5.39550687501734" calcext:value-type="float">
            <text:p>5.39550687501734</text:p>
          </table:table-cell>
          <table:table-cell table:number-columns-repeated="996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3" office:value-type="float" office:value="5.6" calcext:value-type="float">
            <text:p>5.6</text:p>
          </table:table-cell>
          <table:table-cell table:style-name="ce33" office:value-type="float" office:value="7.8" calcext:value-type="float">
            <text:p>7.8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30" calcext:value-type="float">
            <text:p>30</text:p>
          </table:table-cell>
          <table:table-cell table:style-name="ce44" office:value-type="float" office:value="7.9" calcext:value-type="float">
            <text:p>7.9</text:p>
          </table:table-cell>
          <table:table-cell table:style-name="ce44" office:value-type="float" office:value="9.5" calcext:value-type="float">
            <text:p>9.5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43" table:formula="of:=[.AB23]+[.$E$65]" office:value-type="float" office:value="6.29221413245535" calcext:value-type="float">
            <text:p>6.29221413245535</text:p>
          </table:table-cell>
          <table:table-cell table:number-columns-repeated="996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3" office:value-type="float" office:value="7.8" calcext:value-type="float">
            <text:p>7.8</text:p>
          </table:table-cell>
          <table:table-cell table:style-name="ce33" office:value-type="float" office:value="5.6" calcext:value-type="float">
            <text:p>5.6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31" calcext:value-type="float">
            <text:p>31</text:p>
          </table:table-cell>
          <table:table-cell table:style-name="ce44" office:value-type="float" office:value="5.8" calcext:value-type="float">
            <text:p>5.8</text:p>
          </table:table-cell>
          <table:table-cell table:style-name="ce44" office:value-type="float" office:value="6.6" calcext:value-type="float">
            <text:p>6.6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6" calcext:value-type="float">
            <text:p>6</text:p>
          </table:table-cell>
          <table:table-cell table:style-name="ce43" table:formula="of:=[.AB24]+[.$E$65]" office:value-type="float" office:value="7.18892138989337" calcext:value-type="float">
            <text:p>7.18892138989337</text:p>
          </table:table-cell>
          <table:table-cell table:number-columns-repeated="996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3" office:value-type="float" office:value="4.7" calcext:value-type="float">
            <text:p>4.7</text:p>
          </table:table-cell>
          <table:table-cell table:style-name="ce33" office:value-type="float" office:value="7.8" calcext:value-type="float">
            <text:p>7.8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32" calcext:value-type="float">
            <text:p>32</text:p>
          </table:table-cell>
          <table:table-cell table:style-name="ce44" office:value-type="float" office:value="4.8" calcext:value-type="float">
            <text:p>4.8</text:p>
          </table:table-cell>
          <table:table-cell table:style-name="ce44" office:value-type="float" office:value="4.6" calcext:value-type="float">
            <text:p>4.6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 table:formula="of:=[.AB25]+[.$E$65]" office:value-type="float" office:value="8.08562864733138" calcext:value-type="float">
            <text:p>8.08562864733138</text:p>
          </table:table-cell>
          <table:table-cell table:number-columns-repeated="996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3" office:value-type="float" office:value="7.8" calcext:value-type="float">
            <text:p>7.8</text:p>
          </table:table-cell>
          <table:table-cell table:style-name="ce33" office:value-type="float" office:value="4.6" calcext:value-type="float">
            <text:p>4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3" calcext:value-type="float">
            <text:p>3</text:p>
          </table:table-cell>
          <table:table-cell table:style-name="ce44" office:value-type="float" office:value="3.2" calcext:value-type="float">
            <text:p>3.2</text:p>
          </table:table-cell>
          <table:table-cell table:style-name="ce44" office:value-type="float" office:value="4.3" calcext:value-type="float">
            <text:p>4.3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8" calcext:value-type="float">
            <text:p>8</text:p>
          </table:table-cell>
          <table:table-cell table:style-name="ce43" table:formula="of:=[.AB26]+[.$E$65]" office:value-type="float" office:value="8.98233590476939" calcext:value-type="float">
            <text:p>8.98233590476939</text:p>
          </table:table-cell>
          <table:table-cell table:number-columns-repeated="996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3" office:value-type="float" office:value="13.3" calcext:value-type="float">
            <text:p>13.3</text:p>
          </table:table-cell>
          <table:table-cell table:style-name="ce33" office:value-type="float" office:value="8.9" calcext:value-type="float">
            <text:p>8.9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5" calcext:value-type="float">
            <text:p>5</text:p>
          </table:table-cell>
          <table:table-cell table:style-name="ce44" office:value-type="float" office:value="4.3" calcext:value-type="float">
            <text:p>4.3</text:p>
          </table:table-cell>
          <table:table-cell table:style-name="ce44" office:value-type="float" office:value="5.8" calcext:value-type="float">
            <text:p>5.8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9" calcext:value-type="float">
            <text:p>9</text:p>
          </table:table-cell>
          <table:table-cell table:style-name="ce43" table:formula="of:=[.AB27]+[.$E$65]" office:value-type="float" office:value="9.8790431622074" calcext:value-type="float">
            <text:p>9.8790431622074</text:p>
          </table:table-cell>
          <table:table-cell table:number-columns-repeated="996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3" office:value-type="float" office:value="3.4" calcext:value-type="float">
            <text:p>3.4</text:p>
          </table:table-cell>
          <table:table-cell table:style-name="ce33" office:value-type="float" office:value="4.6" calcext:value-type="float">
            <text:p>4.6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6" calcext:value-type="float">
            <text:p>6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office:value-type="float" office:value="3.5" calcext:value-type="float">
            <text:p>3.5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0" calcext:value-type="float">
            <text:p>10</text:p>
          </table:table-cell>
          <table:table-cell table:style-name="ce43" table:formula="of:=[.AB28]+[.$E$65]" office:value-type="float" office:value="10.7757504196454" calcext:value-type="float">
            <text:p>10.7757504196454</text:p>
          </table:table-cell>
          <table:table-cell table:number-columns-repeated="996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3" office:value-type="float" office:value="5.6" calcext:value-type="float">
            <text:p>5.6</text:p>
          </table:table-cell>
          <table:table-cell table:style-name="ce33" office:value-type="float" office:value="6.6" calcext:value-type="float">
            <text:p>6.6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7" calcext:value-type="float">
            <text:p>7</text:p>
          </table:table-cell>
          <table:table-cell table:style-name="ce44" office:value-type="float" office:value="2.2" calcext:value-type="float">
            <text:p>2.2</text:p>
          </table:table-cell>
          <table:table-cell table:style-name="ce44" office:value-type="float" office:value="2.5" calcext:value-type="float">
            <text:p>2.5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1" calcext:value-type="float">
            <text:p>11</text:p>
          </table:table-cell>
          <table:table-cell table:style-name="ce43" table:formula="of:=[.AB29]+[.$E$65]" office:value-type="float" office:value="11.6724576770834" calcext:value-type="float">
            <text:p>11.6724576770834</text:p>
          </table:table-cell>
          <table:table-cell table:number-columns-repeated="996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3" office:value-type="float" office:value="7.9" calcext:value-type="float">
            <text:p>7.9</text:p>
          </table:table-cell>
          <table:table-cell table:style-name="ce33" office:value-type="float" office:value="9.5" calcext:value-type="float">
            <text:p>9.5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8" calcext:value-type="float">
            <text:p>8</text:p>
          </table:table-cell>
          <table:table-cell table:style-name="ce44" office:value-type="float" office:value="2.7" calcext:value-type="float">
            <text:p>2.7</text:p>
          </table:table-cell>
          <table:table-cell table:style-name="ce44" office:value-type="float" office:value="3.7" calcext:value-type="float">
            <text:p>3.7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3" table:formula="of:=[.AB30]+[.$E$65]" office:value-type="float" office:value="12.5691649345214" calcext:value-type="float">
            <text:p>12.5691649345214</text:p>
          </table:table-cell>
          <table:table-cell table:number-columns-repeated="996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33" office:value-type="float" office:value="5.8" calcext:value-type="float">
            <text:p>5.8</text:p>
          </table:table-cell>
          <table:table-cell table:style-name="ce33" office:value-type="float" office:value="6.6" calcext:value-type="float">
            <text:p>6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5" calcext:value-type="float">
            <text:p>25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7.8" calcext:value-type="float">
            <text:p>7.8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style-name="ce43" table:formula="of:=[.AB31]+[.$E$65]" office:value-type="float" office:value="13.4658721919595" calcext:value-type="float">
            <text:p>13.4658721919595</text:p>
          </table:table-cell>
          <table:table-cell table:number-columns-repeated="996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33" office:value-type="float" office:value="4.8" calcext:value-type="float">
            <text:p>4.8</text:p>
          </table:table-cell>
          <table:table-cell table:style-name="ce33" office:value-type="float" office:value="4.6" calcext:value-type="float">
            <text:p>4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8" calcext:value-type="float">
            <text:p>28</text:p>
          </table:table-cell>
          <table:table-cell table:style-name="ce44" office:value-type="float" office:value="3.4" calcext:value-type="float">
            <text:p>3.4</text:p>
          </table:table-cell>
          <table:table-cell table:style-name="ce44" office:value-type="float" office:value="4.6" calcext:value-type="float">
            <text:p>4.6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4" calcext:value-type="float">
            <text:p>14</text:p>
          </table:table-cell>
          <table:table-cell table:style-name="ce43" table:formula="of:=[.AB32]+[.$E$65]" office:value-type="float" office:value="14.3625794493975" calcext:value-type="float">
            <text:p>14.3625794493975</text:p>
          </table:table-cell>
          <table:table-cell table:number-columns-repeated="996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33" office:value-type="float" office:value="12.4" calcext:value-type="float">
            <text:p>12.4</text:p>
          </table:table-cell>
          <table:table-cell table:style-name="ce33" office:value-type="float" office:value="9.1" calcext:value-type="float">
            <text:p>9.1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9" calcext:value-type="float">
            <text:p>29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.6" calcext:value-type="float">
            <text:p>6.6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table:formula="of:=[.AB33]+[.$E$65]" office:value-type="float" office:value="15.2592867068355" calcext:value-type="float">
            <text:p>15.2592867068355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16" calcext:value-type="float">
            <text:p>16</text:p>
          </table:table-cell>
          <table:table-cell table:style-name="ce43" table:formula="of:=[.AB34]+[.$E$65]" office:value-type="float" office:value="16.1559939642735" calcext:value-type="float">
            <text:p>16.1559939642735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17" calcext:value-type="float">
            <text:p>17</text:p>
          </table:table-cell>
          <table:table-cell table:style-name="ce43" table:formula="of:=[.AB35]+[.$E$65]" office:value-type="float" office:value="17.0527012217115" calcext:value-type="float">
            <text:p>17.0527012217115</text:p>
          </table:table-cell>
          <table:table-cell table:number-columns-repeated="996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2:.B34])" office:value-type="float" office:value="7.18181818181818" calcext:value-type="float">
            <text:p>7.18181818181818</text:p>
          </table:table-cell>
          <table:table-cell table:formula="of:=AVERAGE([.C2:.C34])" office:value-type="float" office:value="8.24848484848485" calcext:value-type="float">
            <text:p>8.24848484848485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 table:formula="of:=[.F66]+[.$F$65]" office:value-type="float" office:value="0.664790731862652" calcext:value-type="float">
            <text:p>0.664790731862652</text:p>
          </table:table-cell>
          <table:table-cell table:number-columns-repeated="996"/>
        </table:table-row>
        <table:table-row table:style-name="ro1">
          <table:table-cell/>
          <table:table-cell table:style-name="ce17"/>
          <table:table-cell table:number-columns-repeated="19"/>
          <table:table-cell table:style-name="ce43" table:number-columns-repeated="5"/>
          <table:table-cell table:style-name="ce43" office:value-type="float" office:value="2" calcext:value-type="float">
            <text:p>2</text:p>
          </table:table-cell>
          <table:table-cell table:style-name="ce43" table:formula="of:=[.AB38]+[.$F$65]" office:value-type="float" office:value="1.9025560378952" calcext:value-type="float">
            <text:p>1.9025560378952</text:p>
          </table:table-cell>
          <table:table-cell table:number-columns-repeated="996"/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number-columns-repeated="20"/>
          <table:table-cell table:style-name="ce43" table:number-columns-repeated="5"/>
          <table:table-cell table:style-name="ce43" office:value-type="float" office:value="3" calcext:value-type="float">
            <text:p>3</text:p>
          </table:table-cell>
          <table:table-cell table:style-name="ce43" table:formula="of:=[.AB39]+[.$F$65]" office:value-type="float" office:value="3.14032134392774" calcext:value-type="float">
            <text:p>3.14032134392774</text:p>
          </table:table-cell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X1</text:p>
          </table:table-cell>
          <table:table-cell table:style-name="ce32" office:value-type="string" calcext:value-type="string">
            <text:p>X2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4" calcext:value-type="float">
            <text:p>4</text:p>
          </table:table-cell>
          <table:table-cell table:style-name="ce43" table:formula="of:=[.AB40]+[.$F$65]" office:value-type="float" office:value="4.37808664996029" calcext:value-type="float">
            <text:p>4.37808664996029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X1</text:p>
          </table:table-cell>
          <table:table-cell table:formula="of:=CORREL([$Sheet2.$B$2:$Sheet2.$B$34]; [$Sheet2.$B$2:$Sheet2.$B$34])" office:value-type="float" office:value="1" calcext:value-type="float">
            <text:p>1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5" calcext:value-type="float">
            <text:p>5</text:p>
          </table:table-cell>
          <table:table-cell table:style-name="ce43" table:formula="of:=[.AB41]+[.$F$65]" office:value-type="float" office:value="5.61585195599283" calcext:value-type="float">
            <text:p>5.61585195599283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X2</text:p>
          </table:table-cell>
          <table:table-cell table:formula="of:=CORREL([$Sheet2.$B$2:$Sheet2.$B$34]; [$Sheet2.$C$2:$Sheet2.$C$34])" office:value-type="float" office:value="0.585108774988857" calcext:value-type="float">
            <text:p>0.585108774988857</text:p>
          </table:table-cell>
          <table:table-cell table:formula="of:=CORREL([$Sheet2.$C$2:$Sheet2.$C$34]; [$Sheet2.$C$2:$Sheet2.$C$34])" office:value-type="float" office:value="1" calcext:value-type="float">
            <text:p>1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6" calcext:value-type="float">
            <text:p>6</text:p>
          </table:table-cell>
          <table:table-cell table:style-name="ce43" table:formula="of:=[.AB42]+[.$F$65]" office:value-type="float" office:value="6.85361726202538" calcext:value-type="float">
            <text:p>6.85361726202538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7" calcext:value-type="float">
            <text:p>7</text:p>
          </table:table-cell>
          <table:table-cell table:style-name="ce43" table:formula="of:=[.AB43]+[.$F$65]" office:value-type="float" office:value="8.09138256805793" calcext:value-type="float">
            <text:p>8.09138256805793</text:p>
          </table:table-cell>
          <table:table-cell table:number-columns-repeated="996"/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number-columns-repeated="20"/>
          <table:table-cell table:style-name="ce43" table:number-columns-repeated="5"/>
          <table:table-cell table:style-name="ce43" office:value-type="float" office:value="8" calcext:value-type="float">
            <text:p>8</text:p>
          </table:table-cell>
          <table:table-cell table:style-name="ce43" table:formula="of:=[.AB44]+[.$F$65]" office:value-type="float" office:value="9.32914787409047" calcext:value-type="float">
            <text:p>9.3291478740904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2:.$C$34] ; [.$B$2:.$B$34])" office:value-type="float" office:value="0.342352278568961" calcext:value-type="float">
            <text:p>0.342352278568961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9" calcext:value-type="float">
            <text:p>9</text:p>
          </table:table-cell>
          <table:table-cell table:style-name="ce43" table:formula="of:=[.AB45]+[.$F$65]" office:value-type="float" office:value="10.566913180123" calcext:value-type="float">
            <text:p>10.566913180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2:.$C$34] ; [.$B$2:.$B$34])" office:value-type="float" office:value="0.628726056769908" calcext:value-type="float">
            <text:p>0.628726056769908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10" calcext:value-type="float">
            <text:p>10</text:p>
          </table:table-cell>
          <table:table-cell table:style-name="ce43" table:formula="of:=[.AB46]+[.$F$65]" office:value-type="float" office:value="11.8046784861556" calcext:value-type="float">
            <text:p>11.80467848615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2:.$C$34] ; [.$B$2:.$B$34])" office:value-type="float" office:value="3.73308862259188" calcext:value-type="float">
            <text:p>3.73308862259188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11" calcext:value-type="float">
            <text:p>11</text:p>
          </table:table-cell>
          <table:table-cell table:style-name="ce43" table:formula="of:=[.AB47]+[.$F$65]" office:value-type="float" office:value="13.0424437921881" calcext:value-type="float">
            <text:p>13.0424437921881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12" calcext:value-type="float">
            <text:p>12</text:p>
          </table:table-cell>
          <table:table-cell table:style-name="ce43" table:formula="of:=[.AB48]+[.$F$65]" office:value-type="float" office:value="14.2802090982207" calcext:value-type="float">
            <text:p>14.2802090982207</text:p>
          </table:table-cell>
          <table:table-cell table:number-columns-repeated="996"/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number-columns-repeated="20"/>
          <table:table-cell table:style-name="ce43" table:number-columns-repeated="5"/>
          <table:table-cell table:style-name="ce43" office:value-type="float" office:value="13" calcext:value-type="float">
            <text:p>13</text:p>
          </table:table-cell>
          <table:table-cell table:style-name="ce43" table:formula="of:=[.AB49]+[.$F$65]" office:value-type="float" office:value="15.5179744042532" calcext:value-type="float">
            <text:p>15.5179744042532</text:p>
          </table:table-cell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X1</text:p>
          </table:table-cell>
          <table:table-cell table:style-name="ce32" office:value-type="string" calcext:value-type="string">
            <text:p>X2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14" calcext:value-type="float">
            <text:p>14</text:p>
          </table:table-cell>
          <table:table-cell table:style-name="ce43" table:formula="of:=[.AB50]+[.$F$65]" office:value-type="float" office:value="16.7557397102858" calcext:value-type="float">
            <text:p>16.7557397102858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X1</text:p>
          </table:table-cell>
          <table:table-cell table:formula="of:=COVAR([$Sheet2.$B$2:$Sheet2.$B$34]; [$Sheet2.$B$2:$Sheet2.$B$34])" office:value-type="float" office:value="12.3081542699725" calcext:value-type="float">
            <text:p>12.3081542699725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15" calcext:value-type="float">
            <text:p>15</text:p>
          </table:table-cell>
          <table:table-cell table:style-name="ce43" table:formula="of:=[.AB51]+[.$F$65]" office:value-type="float" office:value="17.9935050163183" calcext:value-type="float">
            <text:p>17.9935050163183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X2</text:p>
          </table:table-cell>
          <table:table-cell table:formula="of:=COVAR([$Sheet2.$B$2:$Sheet2.$B$34]; [$Sheet2.$C$2:$Sheet2.$C$34])" office:value-type="float" office:value="7.73845730027548" calcext:value-type="float">
            <text:p>7.73845730027548</text:p>
          </table:table-cell>
          <table:table-cell table:formula="of:=COVAR([$Sheet2.$C$2:$Sheet2.$C$34]; [$Sheet2.$C$2:$Sheet2.$C$34])" office:value-type="float" office:value="14.2115886134068" calcext:value-type="float">
            <text:p>14.2115886134068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16" calcext:value-type="float">
            <text:p>16</text:p>
          </table:table-cell>
          <table:table-cell table:style-name="ce43" table:formula="of:=[.AB52]+[.$F$65]" office:value-type="float" office:value="19.2312703223508" calcext:value-type="float">
            <text:p>19.2312703223508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17" calcext:value-type="float">
            <text:p>17</text:p>
          </table:table-cell>
          <table:table-cell table:style-name="ce43" table:formula="of:=[.AB53]+[.$F$65]" office:value-type="float" office:value="20.4690356283834" calcext:value-type="float">
            <text:p>20.4690356283834</text:p>
          </table:table-cell>
          <table:table-cell table:number-columns-repeated="996"/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R^2 Given by linear regression is 0.34, that means that about 32% of X2 results are determined by X1, whereas 68% is up to pure chance. Correlation factor between X1 &amp; X2 is 58%, which means that about 58% of measurements correlate with eachoth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efore I would say that X1 is very bad predictor for X2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Avg s=3</text:p>
          </table:table-cell>
          <table:table-cell office:value-type="string" calcext:value-type="string">
            <text:p>Avg s=6</text:p>
          </table:table-cell>
          <table:table-cell table:style-name="ce17"/>
          <table:table-cell/>
          <table:table-cell office:value-type="string" calcext:value-type="string">
            <text:p>Corr s=3</text:p>
          </table:table-cell>
          <table:table-cell office:value-type="string" calcext:value-type="string">
            <text:p>Corr s=6</text:p>
          </table:table-cell>
          <table:table-cell table:number-columns-repeated="1018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17"/>
          <table:table-cell/>
          <table:table-cell table:formula="of:=CORREL([.A62:.A92];[.C3:.C33])" office:value-type="float" office:value="0.652695905998325" calcext:value-type="float">
            <text:p>0.652695905998325</text:p>
          </table:table-cell>
          <table:table-cell table:formula="of:=CORREL([.B64:.B91];[.C5:.C32])" office:value-type="float" office:value="0.743913469025972" calcext:value-type="float">
            <text:p>0.743913469025972</text:p>
          </table:table-cell>
          <table:table-cell table:number-columns-repeated="1018"/>
        </table:table-row>
        <table:table-row table:style-name="ro1">
          <table:table-cell table:formula="of:=AVERAGE([$Sheet2.$B$2:$Sheet2.$B$4])" office:value-type="float" office:value="4.3" calcext:value-type="float">
            <text:p>4.3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17"/>
          <table:table-cell table:number-columns-repeated="1021"/>
        </table:table-row>
        <table:table-row table:style-name="ro1">
          <table:table-cell table:formula="of:=AVERAGE([$Sheet2.$B$3:$Sheet2.$B$5])" office:value-type="float" office:value="3.2" calcext:value-type="float">
            <text:p>3.2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17"/>
          <table:table-cell/>
          <table:table-cell office:value-type="string" calcext:value-type="string">
            <text:p>Reg s=3</text:p>
          </table:table-cell>
          <table:table-cell office:value-type="string" calcext:value-type="string">
            <text:p>Reg s=6</text:p>
          </table:table-cell>
          <table:table-cell table:number-columns-repeated="1018"/>
        </table:table-row>
        <table:table-row table:style-name="ro1">
          <table:table-cell table:formula="of:=AVERAGE([$Sheet2.$B$4:$Sheet2.$B$6])" office:value-type="float" office:value="3.9" calcext:value-type="float">
            <text:p>3.9</text:p>
          </table:table-cell>
          <table:table-cell table:formula="of:=AVERAGE([$Sheet2.$B$2:$Sheet2.$B$7])" office:value-type="float" office:value="4.31666666666667" calcext:value-type="float">
            <text:p>4.31666666666667</text:p>
          </table:table-cell>
          <table:table-cell table:style-name="ce17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3:.$C$33] ; [.$A$62:.$A$92])" office:value-type="float" office:value="0.426011945706975" calcext:value-type="float">
            <text:p>0.426011945706975</text:p>
          </table:table-cell>
          <table:table-cell table:number-matrix-columns-spanned="1" table:number-matrix-rows-spanned="1" table:formula="of:=RSQ([.$C$5:.$C$32] ; [.$B$64:.$B$91])" office:value-type="float" office:value="0.553407249398255" calcext:value-type="float">
            <text:p>0.553407249398255</text:p>
          </table:table-cell>
          <table:table-cell table:number-columns-repeated="1018"/>
        </table:table-row>
        <table:table-row table:style-name="ro1">
          <table:table-cell table:formula="of:=AVERAGE([$Sheet2.$B$5:$Sheet2.$B$7])" office:value-type="float" office:value="4.33333333333333" calcext:value-type="float">
            <text:p>4.33333333333333</text:p>
          </table:table-cell>
          <table:table-cell table:formula="of:=AVERAGE([$Sheet2.$B$3:$Sheet2.$B$8])" office:value-type="float" office:value="3.43333333333333" calcext:value-type="float">
            <text:p>3.43333333333333</text:p>
          </table:table-cell>
          <table:table-cell table:style-name="ce17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3:.$C$33] ; [.$A$62:.$A$92])" office:value-type="float" office:value="0.896707257438013" calcext:value-type="float">
            <text:p>0.896707257438013</text:p>
          </table:table-cell>
          <table:table-cell table:number-matrix-columns-spanned="1" table:number-matrix-rows-spanned="1" table:formula="of:=SLOPE([.$C$5:.$C$32] ; [.$B$64:.$B$91])" office:value-type="float" office:value="1.23776530603255" calcext:value-type="float">
            <text:p>1.23776530603255</text:p>
          </table:table-cell>
          <table:table-cell table:number-columns-repeated="1018"/>
        </table:table-row>
        <table:table-row table:style-name="ro1">
          <table:table-cell table:formula="of:=AVERAGE([$Sheet2.$B$6:$Sheet2.$B$8])" office:value-type="float" office:value="3.66666666666667" calcext:value-type="float">
            <text:p>3.66666666666667</text:p>
          </table:table-cell>
          <table:table-cell table:formula="of:=AVERAGE([$Sheet2.$B$4:$Sheet2.$B$9])" office:value-type="float" office:value="3.51666666666667" calcext:value-type="float">
            <text:p>3.51666666666667</text:p>
          </table:table-cell>
          <table:table-cell table:style-name="ce17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3:.$C$33] ; [.$A$62:.$A$92])" office:value-type="float" office:value="1.80867784526529" calcext:value-type="float">
            <text:p>1.80867784526529</text:p>
          </table:table-cell>
          <table:table-cell table:number-matrix-columns-spanned="1" table:number-matrix-rows-spanned="1" table:formula="of:=INTERCEPT([.$C$5:.$C$32] ; [.$B$64:.$B$91])" office:value-type="float" office:value="-0.572974574169894" calcext:value-type="float">
            <text:p>-0.572974574169894</text:p>
          </table:table-cell>
          <table:table-cell table:number-columns-repeated="1018"/>
        </table:table-row>
        <table:table-row table:style-name="ro1">
          <table:table-cell table:formula="of:=AVERAGE([$Sheet2.$B$7:$Sheet2.$B$9])" office:value-type="float" office:value="3.13333333333333" calcext:value-type="float">
            <text:p>3.13333333333333</text:p>
          </table:table-cell>
          <table:table-cell table:formula="of:=AVERAGE([$Sheet2.$B$5:$Sheet2.$B$10])" office:value-type="float" office:value="3.73333333333333" calcext:value-type="float">
            <text:p>3.73333333333333</text:p>
          </table:table-cell>
          <table:table-cell table:style-name="ce17" table:number-columns-repeated="3"/>
          <table:table-cell/>
          <table:table-cell table:style-name="ce17"/>
          <table:table-cell table:number-columns-repeated="1017"/>
        </table:table-row>
        <table:table-row table:style-name="ro1">
          <table:table-cell table:formula="of:=AVERAGE([$Sheet2.$B$8:$Sheet2.$B$10])" office:value-type="float" office:value="3.13333333333333" calcext:value-type="float">
            <text:p>3.13333333333333</text:p>
          </table:table-cell>
          <table:table-cell table:formula="of:=AVERAGE([$Sheet2.$B$6:$Sheet2.$B$11])" office:value-type="float" office:value="4.45" calcext:value-type="float">
            <text:p>4.45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formula="of:=AVERAGE([$Sheet2.$B$9:$Sheet2.$B$11])" office:value-type="float" office:value="5.23333333333333" calcext:value-type="float">
            <text:p>5.23333333333333</text:p>
          </table:table-cell>
          <table:table-cell table:formula="of:=AVERAGE([$Sheet2.$B$7:$Sheet2.$B$12])" office:value-type="float" office:value="5.33333333333333" calcext:value-type="float">
            <text:p>5.33333333333333</text:p>
          </table:table-cell>
          <table:table-cell/>
          <table:table-cell table:style-name="ce17" table:number-columns-repeated="2"/>
          <table:table-cell table:number-columns-repeated="1019"/>
        </table:table-row>
        <table:table-row table:style-name="ro1">
          <table:table-cell table:formula="of:=AVERAGE([$Sheet2.$B$10:$Sheet2.$B$12])" office:value-type="float" office:value="7.53333333333333" calcext:value-type="float">
            <text:p>7.53333333333333</text:p>
          </table:table-cell>
          <table:table-cell table:formula="of:=AVERAGE([$Sheet2.$B$8:$Sheet2.$B$13])" office:value-type="float" office:value="5.83333333333333" calcext:value-type="float">
            <text:p>5.83333333333333</text:p>
          </table:table-cell>
          <table:table-cell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formula="of:=AVERAGE([$Sheet2.$B$11:$Sheet2.$B$13])" office:value-type="float" office:value="8.53333333333333" calcext:value-type="float">
            <text:p>8.53333333333333</text:p>
          </table:table-cell>
          <table:table-cell table:formula="of:=AVERAGE([$Sheet2.$B$9:$Sheet2.$B$14])" office:value-type="float" office:value="6.21666666666667" calcext:value-type="float">
            <text:p>6.21666666666667</text:p>
          </table:table-cell>
          <table:table-cell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formula="of:=AVERAGE([$Sheet2.$B$12:$Sheet2.$B$14])" office:value-type="float" office:value="7.2" calcext:value-type="float">
            <text:p>7.2</text:p>
          </table:table-cell>
          <table:table-cell table:formula="of:=AVERAGE([$Sheet2.$B$10:$Sheet2.$B$15])" office:value-type="float" office:value="6.43333333333333" calcext:value-type="float">
            <text:p>6.43333333333333</text:p>
          </table:table-cell>
          <table:table-cell table:number-columns-repeated="1022"/>
        </table:table-row>
        <table:table-row table:style-name="ro1">
          <table:table-cell table:formula="of:=AVERAGE([$Sheet2.$B$13:$Sheet2.$B$15])" office:value-type="float" office:value="5.33333333333333" calcext:value-type="float">
            <text:p>5.33333333333333</text:p>
          </table:table-cell>
          <table:table-cell table:formula="of:=AVERAGE([$Sheet2.$B$11:$Sheet2.$B$16])" office:value-type="float" office:value="7.11666666666667" calcext:value-type="float">
            <text:p>7.11666666666667</text:p>
          </table:table-cell>
          <table:table-cell table:number-columns-repeated="1022"/>
        </table:table-row>
        <table:table-row table:style-name="ro1">
          <table:table-cell table:formula="of:=AVERAGE([$Sheet2.$B$14:$Sheet2.$B$16])" office:value-type="float" office:value="5.7" calcext:value-type="float">
            <text:p>5.7</text:p>
          </table:table-cell>
          <table:table-cell table:formula="of:=AVERAGE([$Sheet2.$B$12:$Sheet2.$B$17])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formula="of:=AVERAGE([$Sheet2.$B$15:$Sheet2.$B$17])" office:value-type="float" office:value="7.6" calcext:value-type="float">
            <text:p>7.6</text:p>
          </table:table-cell>
          <table:table-cell table:formula="of:=AVERAGE([$Sheet2.$B$13:$Sheet2.$B$18])" office:value-type="float" office:value="7.83333333333333" calcext:value-type="float">
            <text:p>7.83333333333333</text:p>
          </table:table-cell>
          <table:table-cell table:number-columns-repeated="1022"/>
        </table:table-row>
        <table:table-row table:style-name="ro1">
          <table:table-cell table:formula="of:=AVERAGE([$Sheet2.$B$16:$Sheet2.$B$18])" office:value-type="float" office:value="10.3333333333333" calcext:value-type="float">
            <text:p>10.3333333333333</text:p>
          </table:table-cell>
          <table:table-cell table:formula="of:=AVERAGE([$Sheet2.$B$14:$Sheet2.$B$19])" office:value-type="float" office:value="8.83333333333333" calcext:value-type="float">
            <text:p>8.83333333333333</text:p>
          </table:table-cell>
          <table:table-cell table:number-columns-repeated="1022"/>
        </table:table-row>
        <table:table-row table:style-name="ro1">
          <table:table-cell table:formula="of:=AVERAGE([$Sheet2.$B$17:$Sheet2.$B$19])" office:value-type="float" office:value="11.9666666666667" calcext:value-type="float">
            <text:p>11.9666666666667</text:p>
          </table:table-cell>
          <table:table-cell table:formula="of:=AVERAGE([$Sheet2.$B$15:$Sheet2.$B$20])" office:value-type="float" office:value="10.6833333333333" calcext:value-type="float">
            <text:p>10.6833333333333</text:p>
          </table:table-cell>
          <table:table-cell table:number-columns-repeated="1022"/>
        </table:table-row>
        <table:table-row table:style-name="ro1">
          <table:table-cell table:formula="of:=AVERAGE([$Sheet2.$B$18:$Sheet2.$B$20])" office:value-type="float" office:value="13.7666666666667" calcext:value-type="float">
            <text:p>13.7666666666667</text:p>
          </table:table-cell>
          <table:table-cell table:formula="of:=AVERAGE([$Sheet2.$B$16:$Sheet2.$B$21])" office:value-type="float" office:value="11.7333333333333" calcext:value-type="float">
            <text:p>11.7333333333333</text:p>
          </table:table-cell>
          <table:table-cell table:number-columns-repeated="1022"/>
        </table:table-row>
        <table:table-row table:style-name="ro1">
          <table:table-cell table:formula="of:=AVERAGE([$Sheet2.$B$19:$Sheet2.$B$21])" office:value-type="float" office:value="13.1333333333333" calcext:value-type="float">
            <text:p>13.1333333333333</text:p>
          </table:table-cell>
          <table:table-cell table:formula="of:=AVERAGE([$Sheet2.$B$17:$Sheet2.$B$22])" office:value-type="float" office:value="11.9333333333333" calcext:value-type="float">
            <text:p>11.9333333333333</text:p>
          </table:table-cell>
          <table:table-cell table:number-columns-repeated="1022"/>
        </table:table-row>
        <table:table-row table:style-name="ro1">
          <table:table-cell table:formula="of:=AVERAGE([$Sheet2.$B$20:$Sheet2.$B$22])" office:value-type="float" office:value="11.9" calcext:value-type="float">
            <text:p>11.9</text:p>
          </table:table-cell>
          <table:table-cell table:formula="of:=AVERAGE([$Sheet2.$B$18:$Sheet2.$B$23])" office:value-type="float" office:value="11.6166666666667" calcext:value-type="float">
            <text:p>11.6166666666667</text:p>
          </table:table-cell>
          <table:table-cell table:number-columns-repeated="1022"/>
        </table:table-row>
        <table:table-row table:style-name="ro1">
          <table:table-cell table:formula="of:=AVERAGE([$Sheet2.$B$21:$Sheet2.$B$23])" office:value-type="float" office:value="9.46666666666667" calcext:value-type="float">
            <text:p>9.46666666666667</text:p>
          </table:table-cell>
          <table:table-cell table:formula="of:=AVERAGE([$Sheet2.$B$19:$Sheet2.$B$24])" office:value-type="float" office:value="10.5166666666667" calcext:value-type="float">
            <text:p>10.5166666666667</text:p>
          </table:table-cell>
          <table:table-cell table:number-columns-repeated="1022"/>
        </table:table-row>
        <table:table-row table:style-name="ro1">
          <table:table-cell table:formula="of:=AVERAGE([$Sheet2.$B$22:$Sheet2.$B$24])" office:value-type="float" office:value="7.9" calcext:value-type="float">
            <text:p>7.9</text:p>
          </table:table-cell>
          <table:table-cell table:formula="of:=AVERAGE([$Sheet2.$B$20:$Sheet2.$B$25])" office:value-type="float" office:value="9.56666666666667" calcext:value-type="float">
            <text:p>9.56666666666667</text:p>
          </table:table-cell>
          <table:table-cell table:number-columns-repeated="1022"/>
        </table:table-row>
        <table:table-row table:style-name="ro1">
          <table:table-cell table:formula="of:=AVERAGE([$Sheet2.$B$23:$Sheet2.$B$25])" office:value-type="float" office:value="7.23333333333333" calcext:value-type="float">
            <text:p>7.23333333333333</text:p>
          </table:table-cell>
          <table:table-cell table:formula="of:=AVERAGE([$Sheet2.$B$21:$Sheet2.$B$26])" office:value-type="float" office:value="7.75" calcext:value-type="float">
            <text:p>7.75</text:p>
          </table:table-cell>
          <table:table-cell table:number-columns-repeated="1022"/>
        </table:table-row>
        <table:table-row table:style-name="ro1">
          <table:table-cell table:formula="of:=AVERAGE([$Sheet2.$B$24:$Sheet2.$B$26])" office:value-type="float" office:value="6.03333333333333" calcext:value-type="float">
            <text:p>6.03333333333333</text:p>
          </table:table-cell>
          <table:table-cell table:formula="of:=AVERAGE([$Sheet2.$B$22:$Sheet2.$B$27])" office:value-type="float" office:value="7.33333333333333" calcext:value-type="float">
            <text:p>7.33333333333333</text:p>
          </table:table-cell>
          <table:table-cell table:number-columns-repeated="1022"/>
        </table:table-row>
        <table:table-row table:style-name="ro1">
          <table:table-cell table:formula="of:=AVERAGE([$Sheet2.$B$25:$Sheet2.$B$27])" office:value-type="float" office:value="6.76666666666667" calcext:value-type="float">
            <text:p>6.76666666666667</text:p>
          </table:table-cell>
          <table:table-cell table:formula="of:=AVERAGE([$Sheet2.$B$23:$Sheet2.$B$28])" office:value-type="float" office:value="7.91666666666667" calcext:value-type="float">
            <text:p>7.91666666666667</text:p>
          </table:table-cell>
          <table:table-cell table:number-columns-repeated="1022"/>
        </table:table-row>
        <table:table-row table:style-name="ro1">
          <table:table-cell table:formula="of:=AVERAGE([$Sheet2.$B$26:$Sheet2.$B$28])" office:value-type="float" office:value="8.6" calcext:value-type="float">
            <text:p>8.6</text:p>
          </table:table-cell>
          <table:table-cell table:formula="of:=AVERAGE([$Sheet2.$B$24:$Sheet2.$B$29])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formula="of:=AVERAGE([$Sheet2.$B$27:$Sheet2.$B$29])" office:value-type="float" office:value="8.16666666666667" calcext:value-type="float">
            <text:p>8.16666666666667</text:p>
          </table:table-cell>
          <table:table-cell table:formula="of:=AVERAGE([$Sheet2.$B$25:$Sheet2.$B$30])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formula="of:=AVERAGE([$Sheet2.$B$28:$Sheet2.$B$30])" office:value-type="float" office:value="7.43333333333333" calcext:value-type="float">
            <text:p>7.43333333333333</text:p>
          </table:table-cell>
          <table:table-cell table:formula="of:=AVERAGE([$Sheet2.$B$26:$Sheet2.$B$31])" office:value-type="float" office:value="7.11666666666667" calcext:value-type="float">
            <text:p>7.11666666666667</text:p>
          </table:table-cell>
          <table:table-cell table:number-columns-repeated="1022"/>
        </table:table-row>
        <table:table-row table:style-name="ro1">
          <table:table-cell table:formula="of:=AVERAGE([$Sheet2.$B$29:$Sheet2.$B$31])" office:value-type="float" office:value="5.63333333333333" calcext:value-type="float">
            <text:p>5.63333333333333</text:p>
          </table:table-cell>
          <table:table-cell table:formula="of:=AVERAGE([$Sheet2.$B$27:$Sheet2.$B$32])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formula="of:=AVERAGE([$Sheet2.$B$30:$Sheet2.$B$32])" office:value-type="float" office:value="6.43333333333333" calcext:value-type="float">
            <text:p>6.43333333333333</text:p>
          </table:table-cell>
          <table:table-cell table:formula="of:=AVERAGE([$Sheet2.$B$28:$Sheet2.$B$33])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formula="of:=AVERAGE([$Sheet2.$B$31:$Sheet2.$B$33])" office:value-type="float" office:value="6.16666666666667" calcext:value-type="float">
            <text:p>6.16666666666667</text:p>
          </table:table-cell>
          <table:table-cell table:formula="of:=AVERAGE([$Sheet2.$B$29:$Sheet2.$B$34])" office:value-type="float" office:value="6.65" calcext:value-type="float">
            <text:p>6.65</text:p>
          </table:table-cell>
          <table:table-cell table:number-columns-repeated="1022"/>
        </table:table-row>
        <table:table-row table:style-name="ro1">
          <table:table-cell table:formula="of:=AVERAGE([$Sheet2.$B$32:$Sheet2.$B$34])" office:value-type="float" office:value="7.66666666666667" calcext:value-type="float">
            <text:p>7.6666666666666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ing Average with a span of 6 gives a much better correlation, 74% and R^2 equals 55%. Span of 3 gives worse results, but better than X1 by itsel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efore I would say that moving average of X1 with s=6 is a good, but not perfect predicator for X2. This pretty much depends on accuracy you desire. 75% correlation is good in some cases, bad in others. Given it’s alarm system I would require at least 95% correlatio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T=0</text:p>
          </table:table-cell>
          <table:table-cell office:value-type="string" calcext:value-type="string">
            <text:p>T=1</text:p>
          </table:table-cell>
          <table:table-cell office:value-type="string" calcext:value-type="string">
            <text:p>T=2</text:p>
          </table:table-cell>
          <table:table-cell office:value-type="string" calcext:value-type="string">
            <text:p>T=3</text:p>
          </table:table-cell>
          <table:table-cell office:value-type="string" calcext:value-type="string">
            <text:p>T=4</text:p>
          </table:table-cell>
          <table:table-cell office:value-type="string" calcext:value-type="string">
            <text:p>T=5</text:p>
          </table:table-cell>
          <table:table-cell office:value-type="string" calcext:value-type="string">
            <text:p>T=6</text:p>
          </table:table-cell>
          <table:table-cell office:value-type="string" calcext:value-type="string">
            <text:p>T=7</text:p>
          </table:table-cell>
          <table:table-cell office:value-type="string" calcext:value-type="string">
            <text:p>T=8</text:p>
          </table:table-cell>
          <table:table-cell office:value-type="string" calcext:value-type="string">
            <text:p>T=9</text:p>
          </table:table-cell>
          <table:table-cell office:value-type="string" calcext:value-type="string">
            <text:p>T=10</text:p>
          </table:table-cell>
          <table:table-cell table:number-columns-repeated="1013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102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9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7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5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table:number-columns-repeated="101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table:number-columns-repeated="101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1013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table:number-columns-repeated="101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table:number-columns-repeated="101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table:number-columns-repeated="101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table:number-columns-repeated="10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table:number-columns-repeated="10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table:number-columns-repeated="1013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table:number-columns-repeated="101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table:number-columns-repeated="10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table:number-columns-repeated="101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table:number-columns-repeated="101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table:number-columns-repeated="10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table:number-columns-repeated="101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2.4" calcext:value-type="float">
            <text:p>12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toCorr</text:p>
          </table:table-cell>
          <table:table-cell table:formula="of:=CORREL([.$A$100:.$A$142];[.B100:.B142])" office:value-type="float" office:value="0.533135318095381" calcext:value-type="float">
            <text:p>0.533135318095381</text:p>
          </table:table-cell>
          <table:table-cell table:formula="of:=CORREL([.$A$100:.$A$142];[.C100:.C142])" office:value-type="float" office:value="0.313754461581465" calcext:value-type="float">
            <text:p>0.313754461581465</text:p>
          </table:table-cell>
          <table:table-cell table:formula="of:=CORREL([.$A$100:.$A$142];[.D100:.D142])" office:value-type="float" office:value="0.28495857385659" calcext:value-type="float">
            <text:p>0.28495857385659</text:p>
          </table:table-cell>
          <table:table-cell table:formula="of:=CORREL([.$A$100:.$A$142];[.E100:.E142])" office:value-type="float" office:value="0.055583994888659" calcext:value-type="float">
            <text:p>0.055583994888659</text:p>
          </table:table-cell>
          <table:table-cell table:formula="of:=CORREL([.$A$100:.$A$142];[.F100:.F142])" office:value-type="float" office:value="0.0219064371768633" calcext:value-type="float">
            <text:p>0.021906437176863</text:p>
          </table:table-cell>
          <table:table-cell table:formula="of:=CORREL([.$A$100:.$A$142];[.G100:.G142])" office:value-type="float" office:value="0.175000241141615" calcext:value-type="float">
            <text:p>0.175000241141615</text:p>
          </table:table-cell>
          <table:table-cell table:formula="of:=CORREL([.$A$100:.$A$142];[.H100:.H142])" office:value-type="float" office:value="0.0701747692775363" calcext:value-type="float">
            <text:p>0.070174769277536</text:p>
          </table:table-cell>
          <table:table-cell table:formula="of:=CORREL([.$A$100:.$A$142];[.I100:.I142])" office:value-type="float" office:value="0.00791852630013936" calcext:value-type="float">
            <text:p>0.007918526300139</text:p>
          </table:table-cell>
          <table:table-cell table:formula="of:=CORREL([.$A$100:.$A$142];[.J100:.J142])" office:value-type="float" office:value="-0.0910203874918168" calcext:value-type="float">
            <text:p>-0.091020387491817</text:p>
          </table:table-cell>
          <table:table-cell table:formula="of:=CORREL([.$A$100:.$A$142];[.K100:.K142])" office:value-type="float" office:value="-0.264617108300705" calcext:value-type="float">
            <text:p>-0.264617108300705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10"/>
          <table:table-cell table:number-columns-repeated="1013"/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ance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2]-[.B$148])^2" office:value-type="float" office:value="6.25" calcext:value-type="float">
            <text:p>6.25</text:p>
          </table:table-cell>
          <table:table-cell table:formula="of:=([.$C2]-[.C$148])^2" office:value-type="float" office:value="0.25" calcext:value-type="float">
            <text:p>0.25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50]+[.C150]" office:value-type="float" office:value="6.5" calcext:value-type="float">
            <text:p>6.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$B2]-[.H$148])^2" office:value-type="float" office:value="6.25" calcext:value-type="float">
            <text:p>6.25</text:p>
          </table:table-cell>
          <table:table-cell table:formula="of:=([.$C2]-[.I$148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50]+[.I150]" office:value-type="float" office:value="8.5" calcext:value-type="float">
            <text:p>8.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$B2]-[.N$148])^2" office:value-type="float" office:value="156.25" calcext:value-type="float">
            <text:p>156.25</text:p>
          </table:table-cell>
          <table:table-cell table:formula="of:=([.$C2]-[.O$148])^2" office:value-type="float" office:value="56.25" calcext:value-type="float">
            <text:p>56.25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50]+[.O150]" office:value-type="float" office:value="212.5" calcext:value-type="float">
            <text:p>212.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3]-[.B$148])^2" office:value-type="float" office:value="7.84" calcext:value-type="float">
            <text:p>7.84</text:p>
          </table:table-cell>
          <table:table-cell table:formula="of:=([.$C3]-[.C$148])^2" office:value-type="float" office:value="0.49" calcext:value-type="float">
            <text:p>0.49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51]+[.C151]" office:value-type="float" office:value="8.33" calcext:value-type="float">
            <text:p>8.3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$B3]-[.H$148])^2" office:value-type="float" office:value="60.84" calcext:value-type="float">
            <text:p>60.84</text:p>
          </table:table-cell>
          <table:table-cell table:formula="of:=([.$C3]-[.I$148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51]+[.I151]" office:value-type="float" office:value="60.93" calcext:value-type="float">
            <text:p>60.9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$B3]-[.N$148])^2" office:value-type="float" office:value="316.84" calcext:value-type="float">
            <text:p>316.84</text:p>
          </table:table-cell>
          <table:table-cell table:formula="of:=([.$C3]-[.O$148])^2" office:value-type="float" office:value="39.69" calcext:value-type="float">
            <text:p>39.69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51]+[.O151]" office:value-type="float" office:value="356.53" calcext:value-type="float">
            <text:p>356.53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4]-[.B$148])^2" office:value-type="float" office:value="3.24" calcext:value-type="float">
            <text:p>3.24</text:p>
          </table:table-cell>
          <table:table-cell table:formula="of:=([.$C4]-[.C$148])^2" office:value-type="float" office:value="13.69" calcext:value-type="float">
            <text:p>13.69</text:p>
          </table:table-cell>
          <table:table-cell table:style-name="ce19" office:value-type="string" calcext:value-type="string">
            <text:p>Small</text:p>
          </table:table-cell>
          <table:table-cell table:style-name="ce38" table:formula="of:=[.B152]+[.C152]" office:value-type="float" office:value="16.93" calcext:value-type="float">
            <text:p>16.9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$B4]-[.H$148])^2" office:value-type="float" office:value="46.24" calcext:value-type="float">
            <text:p>46.24</text:p>
          </table:table-cell>
          <table:table-cell table:formula="of:=([.$C4]-[.I$148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39" table:formula="of:=[.H152]+[.I152]" office:value-type="float" office:value="53.53" calcext:value-type="float">
            <text:p>53.5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$B4]-[.N$148])^2" office:value-type="float" office:value="282.24" calcext:value-type="float">
            <text:p>282.24</text:p>
          </table:table-cell>
          <table:table-cell table:formula="of:=([.$C4]-[.O$148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40" table:formula="of:=[.N152]+[.O152]" office:value-type="float" office:value="293.13" calcext:value-type="float">
            <text:p>293.1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5]-[.B$148])^2" office:value-type="float" office:value="0.64" calcext:value-type="float">
            <text:p>0.64</text:p>
          </table:table-cell>
          <table:table-cell table:formula="of:=([.$C5]-[.C$148])^2" office:value-type="float" office:value="1.69" calcext:value-type="float">
            <text:p>1.69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53]+[.C153]" office:value-type="float" office:value="2.33" calcext:value-type="float">
            <text:p>2.3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$B5]-[.H$148])^2" office:value-type="float" office:value="33.64" calcext:value-type="float">
            <text:p>33.64</text:p>
          </table:table-cell>
          <table:table-cell table:formula="of:=([.$C5]-[.I$148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53]+[.I153]" office:value-type="float" office:value="33.73" calcext:value-type="float">
            <text:p>33.7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$B5]-[.N$148])^2" office:value-type="float" office:value="249.64" calcext:value-type="float">
            <text:p>249.64</text:p>
          </table:table-cell>
          <table:table-cell table:formula="of:=([.$C5]-[.O$148])^2" office:value-type="float" office:value="32.49" calcext:value-type="float">
            <text:p>32.49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53]+[.O153]" office:value-type="float" office:value="282.13" calcext:value-type="float">
            <text:p>282.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6]-[.B$148])^2" office:value-type="float" office:value="0.49" calcext:value-type="float">
            <text:p>0.49</text:p>
          </table:table-cell>
          <table:table-cell table:formula="of:=([.$C6]-[.C$148])^2" office:value-type="float" office:value="4.84" calcext:value-type="float">
            <text:p>4.84</text:p>
          </table:table-cell>
          <table:table-cell table:style-name="ce19" office:value-type="string" calcext:value-type="string">
            <text:p>Small</text:p>
          </table:table-cell>
          <table:table-cell table:style-name="ce38" table:formula="of:=[.B154]+[.C154]" office:value-type="float" office:value="5.33" calcext:value-type="float">
            <text:p>5.33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$B6]-[.H$148])^2" office:value-type="float" office:value="32.49" calcext:value-type="float">
            <text:p>32.49</text:p>
          </table:table-cell>
          <table:table-cell table:formula="of:=([.$C6]-[.I$148])^2" office:value-type="float" office:value="1.44" calcext:value-type="float">
            <text:p>1.44</text:p>
          </table:table-cell>
          <table:table-cell table:style-name="ce19" office:value-type="string" calcext:value-type="string">
            <text:p>Small</text:p>
          </table:table-cell>
          <table:table-cell table:style-name="ce39" table:formula="of:=[.H154]+[.I154]" office:value-type="float" office:value="33.93" calcext:value-type="float">
            <text:p>33.93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$B6]-[.N$148])^2" office:value-type="float" office:value="246.49" calcext:value-type="float">
            <text:p>246.49</text:p>
          </table:table-cell>
          <table:table-cell table:formula="of:=([.$C6]-[.O$148])^2" office:value-type="float" office:value="23.04" calcext:value-type="float">
            <text:p>23.04</text:p>
          </table:table-cell>
          <table:table-cell table:style-name="ce19" office:value-type="string" calcext:value-type="string">
            <text:p>Small</text:p>
          </table:table-cell>
          <table:table-cell table:style-name="ce40" table:formula="of:=[.N154]+[.O154]" office:value-type="float" office:value="269.53" calcext:value-type="float">
            <text:p>269.53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7]-[.B$148])^2" office:value-type="float" office:value="0.25" calcext:value-type="float">
            <text:p>0.25</text:p>
          </table:table-cell>
          <table:table-cell table:formula="of:=([.$C7]-[.C$148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38" table:formula="of:=[.B155]+[.C155]" office:value-type="float" office:value="20.5" calcext:value-type="float">
            <text:p>20.5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$B7]-[.H$148])^2" office:value-type="float" office:value="30.25" calcext:value-type="float">
            <text:p>30.25</text:p>
          </table:table-cell>
          <table:table-cell table:formula="of:=([.$C7]-[.I$148])^2" office:value-type="float" office:value="12.25" calcext:value-type="float">
            <text:p>12.25</text:p>
          </table:table-cell>
          <table:table-cell table:style-name="ce19" office:value-type="string" calcext:value-type="string">
            <text:p>Small</text:p>
          </table:table-cell>
          <table:table-cell table:style-name="ce39" table:formula="of:=[.H155]+[.I155]" office:value-type="float" office:value="42.5" calcext:value-type="float">
            <text:p>42.5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$B7]-[.N$148])^2" office:value-type="float" office:value="240.25" calcext:value-type="float">
            <text:p>240.25</text:p>
          </table:table-cell>
          <table:table-cell table:formula="of:=([.$C7]-[.O$148])^2" office:value-type="float" office:value="6.25" calcext:value-type="float">
            <text:p>6.25</text:p>
          </table:table-cell>
          <table:table-cell table:style-name="ce19" office:value-type="string" calcext:value-type="string">
            <text:p>Small</text:p>
          </table:table-cell>
          <table:table-cell table:style-name="ce40" table:formula="of:=[.N155]+[.O155]" office:value-type="float" office:value="246.5" calcext:value-type="float">
            <text:p>246.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8]-[.B$148])^2" office:value-type="float" office:value="7.84" calcext:value-type="float">
            <text:p>7.84</text:p>
          </table:table-cell>
          <table:table-cell table:formula="of:=([.$C8]-[.C$148])^2" office:value-type="float" office:value="30.25" calcext:value-type="float">
            <text:p>30.25</text:p>
          </table:table-cell>
          <table:table-cell table:style-name="ce19" office:value-type="string" calcext:value-type="string">
            <text:p>Small</text:p>
          </table:table-cell>
          <table:table-cell table:style-name="ce38" table:formula="of:=[.B156]+[.C156]" office:value-type="float" office:value="38.09" calcext:value-type="float">
            <text:p>38.09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$B8]-[.H$148])^2" office:value-type="float" office:value="60.84" calcext:value-type="float">
            <text:p>60.84</text:p>
          </table:table-cell>
          <table:table-cell table:formula="of:=([.$C8]-[.I$148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39" table:formula="of:=[.H156]+[.I156]" office:value-type="float" office:value="81.09" calcext:value-type="float">
            <text:p>81.09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$B8]-[.N$148])^2" office:value-type="float" office:value="316.84" calcext:value-type="float">
            <text:p>316.84</text:p>
          </table:table-cell>
          <table:table-cell table:formula="of:=([.$C8]-[.O$148])^2" office:value-type="float" office:value="2.25" calcext:value-type="float">
            <text:p>2.25</text:p>
          </table:table-cell>
          <table:table-cell table:style-name="ce19" office:value-type="string" calcext:value-type="string">
            <text:p>Small</text:p>
          </table:table-cell>
          <table:table-cell table:style-name="ce40" table:formula="of:=[.N156]+[.O156]" office:value-type="float" office:value="319.09" calcext:value-type="float">
            <text:p>319.09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9]-[.B$148])^2" office:value-type="float" office:value="5.29" calcext:value-type="float">
            <text:p>5.29</text:p>
          </table:table-cell>
          <table:table-cell table:formula="of:=([.$C9]-[.C$148])^2" office:value-type="float" office:value="18.49" calcext:value-type="float">
            <text:p>18.49</text:p>
          </table:table-cell>
          <table:table-cell table:style-name="ce19" office:value-type="string" calcext:value-type="string">
            <text:p>Small</text:p>
          </table:table-cell>
          <table:table-cell table:style-name="ce38" table:formula="of:=[.B157]+[.C157]" office:value-type="float" office:value="23.78" calcext:value-type="float">
            <text:p>23.78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$B9]-[.H$148])^2" office:value-type="float" office:value="53.29" calcext:value-type="float">
            <text:p>53.29</text:p>
          </table:table-cell>
          <table:table-cell table:formula="of:=([.$C9]-[.I$148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39" table:formula="of:=[.H157]+[.I157]" office:value-type="float" office:value="64.18" calcext:value-type="float">
            <text:p>64.18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$B9]-[.N$148])^2" office:value-type="float" office:value="299.29" calcext:value-type="float">
            <text:p>299.29</text:p>
          </table:table-cell>
          <table:table-cell table:formula="of:=([.$C9]-[.O$148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40" table:formula="of:=[.N157]+[.O157]" office:value-type="float" office:value="306.58" calcext:value-type="float">
            <text:p>306.5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10]-[.B$148])^2" office:value-type="float" office:value="0.25" calcext:value-type="float">
            <text:p>0.25</text:p>
          </table:table-cell>
          <table:table-cell table:formula="of:=([.$C10]-[.C$148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58]+[.C158]" office:value-type="float" office:value="1.06" calcext:value-type="float">
            <text:p>1.06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$B10]-[.H$148])^2" office:value-type="float" office:value="30.25" calcext:value-type="float">
            <text:p>30.25</text:p>
          </table:table-cell>
          <table:table-cell table:formula="of:=([.$C10]-[.I$148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58]+[.I158]" office:value-type="float" office:value="33.86" calcext:value-type="float">
            <text:p>33.86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$B10]-[.N$148])^2" office:value-type="float" office:value="240.25" calcext:value-type="float">
            <text:p>240.25</text:p>
          </table:table-cell>
          <table:table-cell table:formula="of:=([.$C10]-[.O$148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58]+[.O158]" office:value-type="float" office:value="302.66" calcext:value-type="float">
            <text:p>302.66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11]-[.B$148])^2" office:value-type="float" office:value="12.25" calcext:value-type="float">
            <text:p>12.25</text:p>
          </table:table-cell>
          <table:table-cell table:formula="of:=([.$C11]-[.C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59]+[.C159]" office:value-type="float" office:value="18.01" calcext:value-type="float">
            <text:p>18.0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$B11]-[.H$148])^2" office:value-type="float" office:value="2.25" calcext:value-type="float">
            <text:p>2.25</text:p>
          </table:table-cell>
          <table:table-cell table:formula="of:=([.$C11]-[.I$148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59]+[.I159]" office:value-type="float" office:value="4.21" calcext:value-type="float">
            <text:p>4.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$B11]-[.N$148])^2" office:value-type="float" office:value="132.25" calcext:value-type="float">
            <text:p>132.25</text:p>
          </table:table-cell>
          <table:table-cell table:formula="of:=([.$C11]-[.O$148])^2" office:value-type="float" office:value="21.16" calcext:value-type="float">
            <text:p>21.16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59]+[.O159]" office:value-type="float" office:value="153.41" calcext:value-type="float">
            <text:p>153.4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12]-[.B$148])^2" office:value-type="float" office:value="21.16" calcext:value-type="float">
            <text:p>21.16</text:p>
          </table:table-cell>
          <table:table-cell table:formula="of:=([.$C12]-[.C$148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60]+[.C160]" office:value-type="float" office:value="32.72" calcext:value-type="float">
            <text:p>32.7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$B12]-[.H$148])^2" office:value-type="float" office:value="0.16" calcext:value-type="float">
            <text:p>0.16</text:p>
          </table:table-cell>
          <table:table-cell table:formula="of:=([.$C12]-[.I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60]+[.I160]" office:value-type="float" office:value="5.92" calcext:value-type="float">
            <text:p>5.9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$B12]-[.N$148])^2" office:value-type="float" office:value="108.16" calcext:value-type="float">
            <text:p>108.16</text:p>
          </table:table-cell>
          <table:table-cell table:formula="of:=([.$C12]-[.O$148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60]+[.O160]" office:value-type="float" office:value="121.12" calcext:value-type="float">
            <text:p>121.1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13]-[.B$148])^2" office:value-type="float" office:value="6.25" calcext:value-type="float">
            <text:p>6.25</text:p>
          </table:table-cell>
          <table:table-cell table:formula="of:=([.$C13]-[.C$148])^2" office:value-type="float" office:value="9.61" calcext:value-type="float">
            <text:p>9.61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61]+[.C161]" office:value-type="float" office:value="15.86" calcext:value-type="float">
            <text:p>15.8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$B13]-[.H$148])^2" office:value-type="float" office:value="6.25" calcext:value-type="float">
            <text:p>6.25</text:p>
          </table:table-cell>
          <table:table-cell table:formula="of:=([.$C13]-[.I$148])^2" office:value-type="float" office:value="4.41" calcext:value-type="float">
            <text:p>4.41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61]+[.I161]" office:value-type="float" office:value="10.66" calcext:value-type="float">
            <text:p>10.6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$B13]-[.N$148])^2" office:value-type="float" office:value="156.25" calcext:value-type="float">
            <text:p>156.25</text:p>
          </table:table-cell>
          <table:table-cell table:formula="of:=([.$C13]-[.O$148])^2" office:value-type="float" office:value="15.21" calcext:value-type="float">
            <text:p>15.21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61]+[.O161]" office:value-type="float" office:value="171.46" calcext:value-type="float">
            <text:p>171.46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14]-[.B$148])^2" office:value-type="float" office:value="0.25" calcext:value-type="float">
            <text:p>0.25</text:p>
          </table:table-cell>
          <table:table-cell table:formula="of:=([.$C14]-[.C$148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62]+[.C162]" office:value-type="float" office:value="17.89" calcext:value-type="float">
            <text:p>17.8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$B14]-[.H$148])^2" office:value-type="float" office:value="30.25" calcext:value-type="float">
            <text:p>30.25</text:p>
          </table:table-cell>
          <table:table-cell table:formula="of:=([.$C14]-[.I$148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62]+[.I162]" office:value-type="float" office:value="57.29" calcext:value-type="float">
            <text:p>57.2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$B14]-[.N$148])^2" office:value-type="float" office:value="240.25" calcext:value-type="float">
            <text:p>240.25</text:p>
          </table:table-cell>
          <table:table-cell table:formula="of:=([.$C14]-[.O$148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62]+[.O162]" office:value-type="float" office:value="365.69" calcext:value-type="float">
            <text:p>365.69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15]-[.B$148])^2" office:value-type="float" office:value="1" calcext:value-type="float">
            <text:p>1</text:p>
          </table:table-cell>
          <table:table-cell table:formula="of:=([.$C15]-[.C$148])^2" office:value-type="float" office:value="30.25" calcext:value-type="float">
            <text:p>30.25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63]+[.C163]" office:value-type="float" office:value="31.25" calcext:value-type="float">
            <text:p>31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B15]-[.H$148])^2" office:value-type="float" office:value="36" calcext:value-type="float">
            <text:p>36</text:p>
          </table:table-cell>
          <table:table-cell table:formula="of:=([.$C15]-[.I$148])^2" office:value-type="float" office:value="42.25" calcext:value-type="float">
            <text:p>42.25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63]+[.I163]" office:value-type="float" office:value="78.25" calcext:value-type="float">
            <text:p>78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B15]-[.N$148])^2" office:value-type="float" office:value="256" calcext:value-type="float">
            <text:p>256</text:p>
          </table:table-cell>
          <table:table-cell table:formula="of:=([.$C15]-[.O$148])^2" office:value-type="float" office:value="156.25" calcext:value-type="float">
            <text:p>156.25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63]+[.O163]" office:value-type="float" office:value="412.25" calcext:value-type="float">
            <text:p>412.25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16]-[.B$148])^2" office:value-type="float" office:value="12.96" calcext:value-type="float">
            <text:p>12.96</text:p>
          </table:table-cell>
          <table:table-cell table:formula="of:=([.$C16]-[.C$148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64]+[.C164]"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$B16]-[.H$148])^2" office:value-type="float" office:value="1.96" calcext:value-type="float">
            <text:p>1.96</text:p>
          </table:table-cell>
          <table:table-cell table:formula="of:=([.$C16]-[.I$148])^2" office:value-type="float" office:value="38.44" calcext:value-type="float">
            <text:p>38.44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64]+[.I164]" office:value-type="float" office:value="40.4" calcext:value-type="float">
            <text:p>40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$B16]-[.N$148])^2" office:value-type="float" office:value="129.96" calcext:value-type="float">
            <text:p>129.96</text:p>
          </table:table-cell>
          <table:table-cell table:formula="of:=([.$C16]-[.O$148])^2" office:value-type="float" office:value="148.84" calcext:value-type="float">
            <text:p>148.84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64]+[.O164]" office:value-type="float" office:value="278.8" calcext:value-type="float">
            <text:p>278.8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17]-[.B$148])^2" office:value-type="float" office:value="27.04" calcext:value-type="float">
            <text:p>27.04</text:p>
          </table:table-cell>
          <table:table-cell table:formula="of:=([.$C17]-[.C$148])^2" office:value-type="float" office:value="23.04" calcext:value-type="float">
            <text:p>23.04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65]+[.C165]" office:value-type="float" office:value="50.08" calcext:value-type="float">
            <text:p>50.0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$B17]-[.H$148])^2" office:value-type="float" office:value="0.0399999999999997" calcext:value-type="float">
            <text:p>0.04</text:p>
          </table:table-cell>
          <table:table-cell table:formula="of:=([.$C17]-[.I$148])^2" office:value-type="float" office:value="33.64" calcext:value-type="float">
            <text:p>33.64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65]+[.I165]" office:value-type="float" office:value="33.68" calcext:value-type="float">
            <text:p>33.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$B17]-[.N$148])^2" office:value-type="float" office:value="96.04" calcext:value-type="float">
            <text:p>96.04</text:p>
          </table:table-cell>
          <table:table-cell table:formula="of:=([.$C17]-[.O$148])^2" office:value-type="float" office:value="139.24" calcext:value-type="float">
            <text:p>139.24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65]+[.O165]" office:value-type="float" office:value="235.28" calcext:value-type="float">
            <text:p>235.2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18]-[.B$148])^2" office:value-type="float" office:value="51.84" calcext:value-type="float">
            <text:p>51.84</text:p>
          </table:table-cell>
          <table:table-cell table:formula="of:=([.$C18]-[.C$148])^2" office:value-type="float" office:value="96.04" calcext:value-type="float">
            <text:p>96.04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66]+[.C166]" office:value-type="float" office:value="147.88" calcext:value-type="float">
            <text:p>147.8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$B18]-[.H$148])^2" office:value-type="float" office:value="4.84" calcext:value-type="float">
            <text:p>4.84</text:p>
          </table:table-cell>
          <table:table-cell table:formula="of:=([.$C18]-[.I$148])^2" office:value-type="float" office:value="116.64" calcext:value-type="float">
            <text:p>116.64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66]+[.I166]" office:value-type="float" office:value="121.48" calcext:value-type="float">
            <text:p>121.4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$B18]-[.N$148])^2" office:value-type="float" office:value="60.84" calcext:value-type="float">
            <text:p>60.84</text:p>
          </table:table-cell>
          <table:table-cell table:formula="of:=([.$C18]-[.O$148])^2" office:value-type="float" office:value="282.24" calcext:value-type="float">
            <text:p>282.24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66]+[.O166]" office:value-type="float" office:value="343.08" calcext:value-type="float">
            <text:p>343.08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19]-[.B$148])^2" office:value-type="float" office:value="72.25" calcext:value-type="float">
            <text:p>72.25</text:p>
          </table:table-cell>
          <table:table-cell table:formula="of:=([.$C19]-[.C$148])^2" office:value-type="float" office:value="70.56" calcext:value-type="float">
            <text:p>70.56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67]+[.C167]" office:value-type="float" office:value="142.81" calcext:value-type="float">
            <text:p>142.8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$B19]-[.H$148])^2" office:value-type="float" office:value="12.25" calcext:value-type="float">
            <text:p>12.25</text:p>
          </table:table-cell>
          <table:table-cell table:formula="of:=([.$C19]-[.I$148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67]+[.I167]" office:value-type="float" office:value="100.61" calcext:value-type="float">
            <text:p>100.6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$B19]-[.N$148])^2" office:value-type="float" office:value="42.25" calcext:value-type="float">
            <text:p>42.25</text:p>
          </table:table-cell>
          <table:table-cell table:formula="of:=([.$C19]-[.O$148])^2" office:value-type="float" office:value="237.16" calcext:value-type="float">
            <text:p>237.16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67]+[.O167]" office:value-type="float" office:value="279.41" calcext:value-type="float">
            <text:p>279.4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20]-[.B$148])^2" office:value-type="float" office:value="112.36" calcext:value-type="float">
            <text:p>112.36</text:p>
          </table:table-cell>
          <table:table-cell table:formula="of:=([.$C20]-[.C$148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68]+[.C168]" office:value-type="float" office:value="130" calcext:value-type="float">
            <text:p>13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$B20]-[.H$148])^2" office:value-type="float" office:value="31.36" calcext:value-type="float">
            <text:p>31.36</text:p>
          </table:table-cell>
          <table:table-cell table:formula="of:=([.$C20]-[.I$148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68]+[.I168]" office:value-type="float" office:value="58.4" calcext:value-type="float">
            <text:p>58.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$B20]-[.N$148])^2" office:value-type="float" office:value="19.36" calcext:value-type="float">
            <text:p>19.36</text:p>
          </table:table-cell>
          <table:table-cell table:formula="of:=([.$C20]-[.O$148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68]+[.O168]" office:value-type="float" office:value="144.8" calcext:value-type="float">
            <text:p>144.8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21]-[.B$148])^2" office:value-type="float" office:value="28.09" calcext:value-type="float">
            <text:p>28.09</text:p>
          </table:table-cell>
          <table:table-cell table:formula="of:=([.$C21]-[.C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69]+[.C169]" office:value-type="float" office:value="33.85" calcext:value-type="float">
            <text:p>33.8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$B21]-[.H$148])^2" office:value-type="float" office:value="0.0900000000000004" calcext:value-type="float">
            <text:p>0.090000000000001</text:p>
          </table:table-cell>
          <table:table-cell table:formula="of:=([.$C21]-[.I$148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69]+[.I169]" office:value-type="float" office:value="11.65" calcext:value-type="float">
            <text:p>11.6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$B21]-[.N$148])^2" office:value-type="float" office:value="94.09" calcext:value-type="float">
            <text:p>94.09</text:p>
          </table:table-cell>
          <table:table-cell table:formula="of:=([.$C21]-[.O$148])^2" office:value-type="float" office:value="88.36" calcext:value-type="float">
            <text:p>88.36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69]+[.O169]" office:value-type="float" office:value="182.45" calcext:value-type="float">
            <text:p>182.45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22]-[.B$148])^2" office:value-type="float" office:value="23.04" calcext:value-type="float">
            <text:p>23.04</text:p>
          </table:table-cell>
          <table:table-cell table:formula="of:=([.$C22]-[.C$148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70]+[.C170]" office:value-type="float" office:value="28.8" calcext:value-type="float">
            <text:p>28.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$B22]-[.H$148])^2" office:value-type="float" office:value="0.0399999999999997" calcext:value-type="float">
            <text:p>0.04</text:p>
          </table:table-cell>
          <table:table-cell table:formula="of:=([.$C22]-[.I$148])^2" office:value-type="float" office:value="11.56" calcext:value-type="float">
            <text:p>11.56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70]+[.I170]" office:value-type="float" office:value="11.6" calcext:value-type="float">
            <text:p>11.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$B22]-[.N$148])^2" office:value-type="float" office:value="104.04" calcext:value-type="float">
            <text:p>104.04</text:p>
          </table:table-cell>
          <table:table-cell table:formula="of:=([.$C22]-[.O$148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70]+[.O170]" office:value-type="float" office:value="192.4" calcext:value-type="float">
            <text:p>192.4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23]-[.B$148])^2" office:value-type="float" office:value="10.89" calcext:value-type="float">
            <text:p>10.89</text:p>
          </table:table-cell>
          <table:table-cell table:formula="of:=([.$C23]-[.C$148])^2" office:value-type="float" office:value="10.89" calcext:value-type="float">
            <text:p>10.89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71]+[.C171]" office:value-type="float" office:value="21.78" calcext:value-type="float">
            <text:p>21.7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$B23]-[.H$148])^2" office:value-type="float" office:value="2.89" calcext:value-type="float">
            <text:p>2.89</text:p>
          </table:table-cell>
          <table:table-cell table:formula="of:=([.$C23]-[.I$148])^2" office:value-type="float" office:value="18.49" calcext:value-type="float">
            <text:p>18.49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71]+[.I171]" office:value-type="float" office:value="21.38" calcext:value-type="float">
            <text:p>21.3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$B23]-[.N$148])^2" office:value-type="float" office:value="136.89" calcext:value-type="float">
            <text:p>136.89</text:p>
          </table:table-cell>
          <table:table-cell table:formula="of:=([.$C23]-[.O$148])^2" office:value-type="float" office:value="106.09" calcext:value-type="float">
            <text:p>106.09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71]+[.O171]" office:value-type="float" office:value="242.98" calcext:value-type="float">
            <text:p>242.98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24]-[.B$148])^2" office:value-type="float" office:value="0.36" calcext:value-type="float">
            <text:p>0.36</text:p>
          </table:table-cell>
          <table:table-cell table:formula="of:=([.$C24]-[.C$148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72]+[.C172]" office:value-type="float" office:value="0.4" calcext:value-type="float">
            <text:p>0.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$B24]-[.H$148])^2" office:value-type="float" office:value="19.36" calcext:value-type="float">
            <text:p>19.36</text:p>
          </table:table-cell>
          <table:table-cell table:formula="of:=([.$C24]-[.I$148])^2" office:value-type="float" office:value="0.64" calcext:value-type="float">
            <text:p>0.64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72]+[.I172]"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$B24]-[.N$148])^2" office:value-type="float" office:value="207.36" calcext:value-type="float">
            <text:p>207.36</text:p>
          </table:table-cell>
          <table:table-cell table:formula="of:=([.$C24]-[.O$148])^2" office:value-type="float" office:value="46.24" calcext:value-type="float">
            <text:p>46.24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72]+[.O172]" office:value-type="float" office:value="253.6" calcext:value-type="float">
            <text:p>253.6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25]-[.B$148])^2" office:value-type="float" office:value="7.84" calcext:value-type="float">
            <text:p>7.84</text:p>
          </table:table-cell>
          <table:table-cell table:formula="of:=([.$C25]-[.C$148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73]+[.C173]" office:value-type="float" office:value="13.6" calcext:value-type="float">
            <text:p>13.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$B25]-[.H$148])^2" office:value-type="float" office:value="4.84" calcext:value-type="float">
            <text:p>4.84</text:p>
          </table:table-cell>
          <table:table-cell table:formula="of:=([.$C25]-[.I$148])^2" office:value-type="float" office:value="1.96" calcext:value-type="float">
            <text:p>1.96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73]+[.I173]" office:value-type="float" office:value="6.8" calcext:value-type="float">
            <text:p>6.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$B25]-[.N$148])^2" office:value-type="float" office:value="148.84" calcext:value-type="float">
            <text:p>148.84</text:p>
          </table:table-cell>
          <table:table-cell table:formula="of:=([.$C25]-[.O$148])^2" office:value-type="float" office:value="21.16" calcext:value-type="float">
            <text:p>21.16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73]+[.O173]" office:value-type="float" office:value="170" calcext:value-type="float">
            <text:p>170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26]-[.B$148])^2" office:value-type="float" office:value="0.0899999999999999" calcext:value-type="float">
            <text:p>0.09</text:p>
          </table:table-cell>
          <table:table-cell table:formula="of:=([.$C26]-[.C$148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Small</text:p>
          </table:table-cell>
          <table:table-cell table:style-name="ce38" table:formula="of:=[.B174]+[.C174]" office:value-type="float" office:value="0.13" calcext:value-type="float">
            <text:p>0.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$B26]-[.H$148])^2" office:value-type="float" office:value="28.09" calcext:value-type="float">
            <text:p>28.09</text:p>
          </table:table-cell>
          <table:table-cell table:formula="of:=([.$C26]-[.I$148])^2" office:value-type="float" office:value="0.64" calcext:value-type="float">
            <text:p>0.64</text:p>
          </table:table-cell>
          <table:table-cell table:style-name="ce19" office:value-type="string" calcext:value-type="string">
            <text:p>Small</text:p>
          </table:table-cell>
          <table:table-cell table:style-name="ce39" table:formula="of:=[.H174]+[.I174]" office:value-type="float" office:value="28.73" calcext:value-type="float">
            <text:p>28.7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$B26]-[.N$148])^2" office:value-type="float" office:value="234.09" calcext:value-type="float">
            <text:p>234.09</text:p>
          </table:table-cell>
          <table:table-cell table:formula="of:=([.$C26]-[.O$148])^2" office:value-type="float" office:value="46.24" calcext:value-type="float">
            <text:p>46.24</text:p>
          </table:table-cell>
          <table:table-cell table:style-name="ce19" office:value-type="string" calcext:value-type="string">
            <text:p>Small</text:p>
          </table:table-cell>
          <table:table-cell table:style-name="ce40" table:formula="of:=[.N174]+[.O174]" office:value-type="float" office:value="280.33" calcext:value-type="float">
            <text:p>280.33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27]-[.B$148])^2" office:value-type="float" office:value="7.84" calcext:value-type="float">
            <text:p>7.84</text:p>
          </table:table-cell>
          <table:table-cell table:formula="of:=([.$C27]-[.C$148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75]+[.C175]" office:value-type="float" office:value="19.4" calcext:value-type="float">
            <text:p>19.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$B27]-[.H$148])^2" office:value-type="float" office:value="4.84" calcext:value-type="float">
            <text:p>4.84</text:p>
          </table:table-cell>
          <table:table-cell table:formula="of:=([.$C27]-[.I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75]+[.I175]" office:value-type="float" office:value="10.6" calcext:value-type="float">
            <text:p>10.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$B27]-[.N$148])^2" office:value-type="float" office:value="148.84" calcext:value-type="float">
            <text:p>148.84</text:p>
          </table:table-cell>
          <table:table-cell table:formula="of:=([.$C27]-[.O$148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75]+[.O175]" office:value-type="float" office:value="161.8" calcext:value-type="float">
            <text:p>161.8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28]-[.B$148])^2" office:value-type="float" office:value="68.89" calcext:value-type="float">
            <text:p>68.89</text:p>
          </table:table-cell>
          <table:table-cell table:formula="of:=([.$C28]-[.C$148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76]+[.C176]" office:value-type="float" office:value="69.7" calcext:value-type="float">
            <text:p>69.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$B28]-[.H$148])^2" office:value-type="float" office:value="10.89" calcext:value-type="float">
            <text:p>10.89</text:p>
          </table:table-cell>
          <table:table-cell table:formula="of:=([.$C28]-[.I$148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76]+[.I176]" office:value-type="float" office:value="14.5" calcext:value-type="float">
            <text:p>14.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$B28]-[.N$148])^2" office:value-type="float" office:value="44.89" calcext:value-type="float">
            <text:p>44.89</text:p>
          </table:table-cell>
          <table:table-cell table:formula="of:=([.$C28]-[.O$148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76]+[.O176]" office:value-type="float" office:value="107.3" calcext:value-type="float">
            <text:p>107.3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29]-[.B$148])^2" office:value-type="float" office:value="2.56" calcext:value-type="float">
            <text:p>2.56</text:p>
          </table:table-cell>
          <table:table-cell table:formula="of:=([.$C29]-[.C$148])^2" office:value-type="float" office:value="11.56" calcext:value-type="float">
            <text:p>11.56</text:p>
          </table:table-cell>
          <table:table-cell table:style-name="ce19" office:value-type="string" calcext:value-type="string">
            <text:p>Small</text:p>
          </table:table-cell>
          <table:table-cell table:style-name="ce38" table:formula="of:=[.B177]+[.C177]" office:value-type="float" office:value="14.12" calcext:value-type="float">
            <text:p>14.1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$B29]-[.H$148])^2" office:value-type="float" office:value="43.56" calcext:value-type="float">
            <text:p>43.56</text:p>
          </table:table-cell>
          <table:table-cell table:formula="of:=([.$C29]-[.I$148])^2" office:value-type="float" office:value="5.76" calcext:value-type="float">
            <text:p>5.76</text:p>
          </table:table-cell>
          <table:table-cell table:style-name="ce19" office:value-type="string" calcext:value-type="string">
            <text:p>Small</text:p>
          </table:table-cell>
          <table:table-cell table:style-name="ce39" table:formula="of:=[.H177]+[.I177]" office:value-type="float" office:value="49.32" calcext:value-type="float">
            <text:p>49.3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$B29]-[.N$148])^2" office:value-type="float" office:value="275.56" calcext:value-type="float">
            <text:p>275.56</text:p>
          </table:table-cell>
          <table:table-cell table:formula="of:=([.$C29]-[.O$148])^2" office:value-type="float" office:value="12.96" calcext:value-type="float">
            <text:p>12.96</text:p>
          </table:table-cell>
          <table:table-cell table:style-name="ce19" office:value-type="string" calcext:value-type="string">
            <text:p>Small</text:p>
          </table:table-cell>
          <table:table-cell table:style-name="ce40" table:formula="of:=[.N177]+[.O177]" office:value-type="float" office:value="288.52" calcext:value-type="float">
            <text:p>288.52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30]-[.B$148])^2" office:value-type="float" office:value="0.36" calcext:value-type="float">
            <text:p>0.36</text:p>
          </table:table-cell>
          <table:table-cell table:formula="of:=([.$C30]-[.C$148])^2" office:value-type="float" office:value="1.96" calcext:value-type="float">
            <text:p>1.96</text:p>
          </table:table-cell>
          <table:table-cell table:style-name="ce19" office:value-type="string" calcext:value-type="string">
            <text:p>Small</text:p>
          </table:table-cell>
          <table:table-cell table:style-name="ce38" table:formula="of:=[.B178]+[.C178]" office:value-type="float" office:value="2.32" calcext:value-type="float">
            <text:p>2.3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$B30]-[.H$148])^2" office:value-type="float" office:value="19.36" calcext:value-type="float">
            <text:p>19.36</text:p>
          </table:table-cell>
          <table:table-cell table:formula="of:=([.$C30]-[.I$148])^2" office:value-type="float" office:value="0.16" calcext:value-type="float">
            <text:p>0.16</text:p>
          </table:table-cell>
          <table:table-cell table:style-name="ce19" office:value-type="string" calcext:value-type="string">
            <text:p>Small</text:p>
          </table:table-cell>
          <table:table-cell table:style-name="ce39" table:formula="of:=[.H178]+[.I178]" office:value-type="float" office:value="19.52" calcext:value-type="float">
            <text:p>19.5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$B30]-[.N$148])^2" office:value-type="float" office:value="207.36" calcext:value-type="float">
            <text:p>207.36</text:p>
          </table:table-cell>
          <table:table-cell table:formula="of:=([.$C30]-[.O$148])^2" office:value-type="float" office:value="31.36" calcext:value-type="float">
            <text:p>31.36</text:p>
          </table:table-cell>
          <table:table-cell table:style-name="ce19" office:value-type="string" calcext:value-type="string">
            <text:p>Small</text:p>
          </table:table-cell>
          <table:table-cell table:style-name="ce40" table:formula="of:=[.N178]+[.O178]" office:value-type="float" office:value="238.72" calcext:value-type="float">
            <text:p>238.72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31]-[.B$148])^2" office:value-type="float" office:value="8.41" calcext:value-type="float">
            <text:p>8.41</text:p>
          </table:table-cell>
          <table:table-cell table:formula="of:=([.$C31]-[.C$148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79]+[.C179]" office:value-type="float" office:value="10.66" calcext:value-type="float">
            <text:p>10.6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$B31]-[.H$148])^2" office:value-type="float" office:value="4.41" calcext:value-type="float">
            <text:p>4.41</text:p>
          </table:table-cell>
          <table:table-cell table:formula="of:=([.$C31]-[.I$148])^2" office:value-type="float" office:value="6.25" calcext:value-type="float">
            <text:p>6.25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79]+[.I179]" office:value-type="float" office:value="10.66" calcext:value-type="float">
            <text:p>10.6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$B31]-[.N$148])^2" office:value-type="float" office:value="146.41" calcext:value-type="float">
            <text:p>146.41</text:p>
          </table:table-cell>
          <table:table-cell table:formula="of:=([.$C31]-[.O$148])^2" office:value-type="float" office:value="72.25" calcext:value-type="float">
            <text:p>72.25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79]+[.O179]" office:value-type="float" office:value="218.66" calcext:value-type="float">
            <text:p>218.66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B32]-[.B$148])^2" office:value-type="float" office:value="0.64" calcext:value-type="float">
            <text:p>0.64</text:p>
          </table:table-cell>
          <table:table-cell table:formula="of:=([.$C32]-[.C$148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80]+[.C180]" office:value-type="float" office:value="2.6" calcext:value-type="float">
            <text:p>2.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$B32]-[.H$148])^2" office:value-type="float" office:value="17.64" calcext:value-type="float">
            <text:p>17.64</text:p>
          </table:table-cell>
          <table:table-cell table:formula="of:=([.$C32]-[.I$148])^2" office:value-type="float" office:value="0.16" calcext:value-type="float">
            <text:p>0.16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80]+[.I180]" office:value-type="float" office:value="17.8" calcext:value-type="float">
            <text:p>17.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$B32]-[.N$148])^2" office:value-type="float" office:value="201.64" calcext:value-type="float">
            <text:p>201.64</text:p>
          </table:table-cell>
          <table:table-cell table:formula="of:=([.$C32]-[.O$148])^2" office:value-type="float" office:value="31.36" calcext:value-type="float">
            <text:p>31.36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80]+[.O180]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B33]-[.B$148])^2" office:value-type="float" office:value="0.0400000000000001" calcext:value-type="float">
            <text:p>0.04</text:p>
          </table:table-cell>
          <table:table-cell table:formula="of:=([.$C33]-[.C$148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38" table:formula="of:=[.B181]+[.C181]" office:value-type="float" office:value="11.6" calcext:value-type="float">
            <text:p>11.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$B33]-[.H$148])^2" office:value-type="float" office:value="27.04" calcext:value-type="float">
            <text:p>27.04</text:p>
          </table:table-cell>
          <table:table-cell table:formula="of:=([.$C33]-[.I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9" table:formula="of:=[.H181]+[.I181]" office:value-type="float" office:value="32.8" calcext:value-type="float">
            <text:p>32.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$B33]-[.N$148])^2" office:value-type="float" office:value="231.04" calcext:value-type="float">
            <text:p>231.04</text:p>
          </table:table-cell>
          <table:table-cell table:formula="of:=([.$C33]-[.O$148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81]+[.O181]" office:value-type="float" office:value="244" calcext:value-type="float">
            <text:p>244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B34]-[.B$148])^2" office:value-type="float" office:value="54.76" calcext:value-type="float">
            <text:p>54.76</text:p>
          </table:table-cell>
          <table:table-cell table:formula="of:=([.$C34]-[.C$148])^2" office:value-type="float" office:value="1.21" calcext:value-type="float">
            <text:p>1.21</text:p>
          </table:table-cell>
          <table:table-cell table:style-name="ce19" office:value-type="string" calcext:value-type="string">
            <text:p>Imminent</text:p>
          </table:table-cell>
          <table:table-cell table:style-name="ce38" table:formula="of:=[.B182]+[.C182]" office:value-type="float" office:value="55.97" calcext:value-type="float">
            <text:p>55.9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$B34]-[.H$148])^2" office:value-type="float" office:value="5.76" calcext:value-type="float">
            <text:p>5.76</text:p>
          </table:table-cell>
          <table:table-cell table:formula="of:=([.$C34]-[.I$148])^2" office:value-type="float" office:value="4.41" calcext:value-type="float">
            <text:p>4.41</text:p>
          </table:table-cell>
          <table:table-cell table:style-name="ce19" office:value-type="string" calcext:value-type="string">
            <text:p>Imminent</text:p>
          </table:table-cell>
          <table:table-cell table:style-name="ce39" table:formula="of:=[.H182]+[.I182]" office:value-type="float" office:value="10.17" calcext:value-type="float">
            <text:p>10.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$B34]-[.N$148])^2" office:value-type="float" office:value="57.76" calcext:value-type="float">
            <text:p>57.76</text:p>
          </table:table-cell>
          <table:table-cell table:formula="of:=([.$C34]-[.O$148])^2" office:value-type="float" office:value="65.61" calcext:value-type="float">
            <text:p>65.61</text:p>
          </table:table-cell>
          <table:table-cell table:style-name="ce19" office:value-type="string" calcext:value-type="string">
            <text:p>Imminent</text:p>
          </table:table-cell>
          <table:table-cell table:style-name="ce40" table:formula="of:=[.N182]+[.O182]" office:value-type="float" office:value="123.37" calcext:value-type="float">
            <text:p>123.3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([.$B$148]-[.H$148])^2" office:value-type="float" office:value="25" calcext:value-type="float">
            <text:p>25</text:p>
          </table:table-cell>
          <table:table-cell table:formula="of:=([.$C$148]-[.I$148])^2"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 table:style-name="ce39" table:formula="of:=[.H183]+[.I183]" office:value-type="float" office:value="26" calcext:value-type="float">
            <text:p>2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[.$B$148]-[.N$148])^2" office:value-type="float" office:value="225" calcext:value-type="float">
            <text:p>225</text:p>
          </table:table-cell>
          <table:table-cell table:formula="of:=([.$C$148]-[.O$148])^2" office:value-type="float" office:value="49" calcext:value-type="float">
            <text:p>49</text:p>
          </table:table-cell>
          <table:table-cell table:style-name="ce19" office:value-type="string" calcext:value-type="string">
            <text:p>Small</text:p>
          </table:table-cell>
          <table:table-cell table:style-name="ce40" table:formula="of:=[.N183]+[.O183]" office:value-type="float" office:value="274" calcext:value-type="float">
            <text:p>274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formula="of:=([.$H$148]-[.N$148])^2" office:value-type="float" office:value="100" calcext:value-type="float">
            <text:p>100</text:p>
          </table:table-cell>
          <table:table-cell table:formula="of:=([.$I$148]-[.O$148])^2" office:value-type="float" office:value="36" calcext:value-type="float">
            <text:p>36</text:p>
          </table:table-cell>
          <table:table-cell table:style-name="ce19" office:value-type="string" calcext:value-type="string">
            <text:p>Pending</text:p>
          </table:table-cell>
          <table:table-cell table:style-name="ce40" table:formula="of:=[.N184]+[.O184]" office:value-type="float" office:value="136" calcext:value-type="float">
            <text:p>13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-N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/>
          <table:table-cell office:value-type="string" calcext:value-type="string">
            <text:p>1-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1-N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-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/S</text:p>
          </table:table-cell>
          <table:table-cell/>
          <table:table-cell office:value-type="string" calcext:value-type="string">
            <text:p>2-N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2-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-N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mminent</text:p>
          </table:table-cell>
          <table:table-cell/>
          <table:table-cell office:value-type="string" calcext:value-type="string">
            <text:p>3-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3-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-N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Imminent</text:p>
          </table:table-cell>
          <table:table-cell/>
          <table:table-cell office:value-type="string" calcext:value-type="string">
            <text:p>4-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4-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-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I/S</text:p>
          </table:table-cell>
          <table:table-cell/>
          <table:table-cell office:value-type="string" calcext:value-type="string">
            <text:p>5-N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5-N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-NN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9" office:value-type="string" calcext:value-type="string">
            <text:p>I/P/S</text:p>
          </table:table-cell>
          <table:table-cell/>
          <table:table-cell office:value-type="string" calcext:value-type="string">
            <text:p>6-N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6-N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-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Small</text:p>
          </table:table-cell>
          <table:table-cell/>
          <table:table-cell office:value-type="string" calcext:value-type="string">
            <text:p>7-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7-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-N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office:value-type="string" calcext:value-type="string">
            <text:p>P/S</text:p>
          </table:table-cell>
          <table:table-cell table:style-name="ce17"/>
          <table:table-cell office:value-type="string" calcext:value-type="string">
            <text:p>8-N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8-N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-N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17"/>
          <table:table-cell office:value-type="string" calcext:value-type="string">
            <text:p>9-N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9-N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-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17"/>
          <table:table-cell office:value-type="string" calcext:value-type="string">
            <text:p>10-N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10-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s count as win for every tied state.</text:p>
          </table:table-cell>
          <table:table-cell table:number-columns-repeated="5"/>
          <table:table-cell office:value-type="string" calcext:value-type="string">
            <text:p>Ties count as win for every tied state.</text:p>
          </table:table-cell>
          <table:table-cell table:number-columns-repeated="5"/>
          <table:table-cell office:value-type="string" calcext:value-type="string">
            <text:p>Ties count as win for every tied state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all won in six cases, Therefore Small state</text:p>
          </table:table-cell>
          <table:table-cell table:number-columns-repeated="5"/>
          <table:table-cell office:value-type="string" calcext:value-type="string">
            <text:p>Pending won all cases, Therefore Pending state</text:p>
          </table:table-cell>
          <table:table-cell table:number-columns-repeated="5"/>
          <table:table-cell office:value-type="string" calcext:value-type="string">
            <text:p>Tie, Choose randomly, Flipped a coin and got imminent.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1" office:value-type="string" calcext:value-type="string">
            <text:p>Kami-Sama Onegai Boku O Koroshite Kudasai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Step 1: Pick out starting points for each clu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7.3" calcext:value-type="float">
            <text:p>7.3</text:p>
          </table:table-cell>
          <table:table-cell table:style-name="ce19" office:value-type="string" calcext:value-type="string">
            <text:p>Pending</text:p>
          </table:table-cell>
          <table:table-cell office:value-type="string" calcext:value-type="string">
            <text:p>Start 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4.3" calcext:value-type="float">
            <text:p>4.3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6.7" calcext:value-type="float">
            <text:p>6.7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8.9" calcext:value-type="float">
            <text:p>8.9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5.6" calcext:value-type="float">
            <text:p>5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4.9" calcext:value-type="float">
            <text:p>4.9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" calcext:value-type="float">
            <text:p>8.6</text:p>
          </table:table-cell>
          <table:table-cell office:value-type="float" office:value="13.2" calcext:value-type="float">
            <text:p>13.2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12.8" calcext:value-type="float">
            <text:p>12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2" calcext:value-type="float">
            <text:p>12.2</text:p>
          </table:table-cell>
          <table:table-cell office:value-type="float" office:value="17.8" calcext:value-type="float">
            <text:p>17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16.4" calcext:value-type="float">
            <text:p>16.4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6" calcext:value-type="float">
            <text:p>15.6</text:p>
          </table:table-cell>
          <table:table-cell office:value-type="float" office:value="12.2" calcext:value-type="float">
            <text:p>12.2</text:p>
          </table:table-cell>
          <table:table-cell table:style-name="ce19" office:value-type="string" calcext:value-type="string">
            <text:p>Imminent</text:p>
          </table:table-cell>
          <table:table-cell office:value-type="string" calcext:value-type="string">
            <text:p>Start 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10.4" calcext:value-type="float">
            <text:p>10.4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8" calcext:value-type="float">
            <text:p>9.8</text:p>
          </table:table-cell>
          <table:table-cell office:value-type="float" office:value="10.4" calcext:value-type="float">
            <text:p>10.4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3" calcext:value-type="float">
            <text:p>8.3</text:p>
          </table:table-cell>
          <table:table-cell office:value-type="float" office:value="11.3" calcext:value-type="float">
            <text:p>11.3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8" calcext:value-type="float">
            <text:p>7.8</text:p>
          </table:table-cell>
          <table:table-cell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3" calcext:value-type="float">
            <text:p>13.3</text:p>
          </table:table-cell>
          <table:table-cell office:value-type="float" office:value="8.9" calcext:value-type="float">
            <text:p>8.9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4" calcext:value-type="float">
            <text:p>3.4</text:p>
          </table:table-cell>
          <table:table-cell office:value-type="float" office:value="4.6" calcext:value-type="float">
            <text:p>4.6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6" calcext:value-type="float">
            <text:p>5.6</text:p>
          </table:table-cell>
          <table:table-cell office:value-type="float" office:value="6.6" calcext:value-type="float">
            <text:p>6.6</text:p>
          </table:table-cell>
          <table:table-cell table:style-name="ce19" office:value-type="string" calcext:value-type="string">
            <text:p>Small</text:p>
          </table:table-cell>
          <table:table-cell office:value-type="string" calcext:value-type="string">
            <text:p>Start 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9" calcext:value-type="float">
            <text:p>7.9</text:p>
          </table:table-cell>
          <table:table-cell office:value-type="float" office:value="9.5" calcext:value-type="float">
            <text:p>9.5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4" calcext:value-type="float">
            <text:p>12.4</text:p>
          </table:table-cell>
          <table:table-cell office:value-type="float" office:value="9.1" calcext:value-type="float">
            <text:p>9.1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2: Calculate sum of squares distance and cluster number for each entry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XMY2([.$B208:.$C208];start1)" office:value-type="float" office:value="29.53" calcext:value-type="float">
            <text:p>29.53</text:p>
          </table:table-cell>
          <table:table-cell table:formula="of:=SUMXMY2([.$B208:.$C208];start2)" office:value-type="float" office:value="79.3" calcext:value-type="float">
            <text:p>79.3</text:p>
          </table:table-cell>
          <table:table-cell table:formula="of:=SUMXMY2([.$B208:.$C208];start3)" office:value-type="float" office:value="7.22" calcext:value-type="float">
            <text:p>7.22</text:p>
          </table:table-cell>
          <table:table-cell table:formula="of:=MIN([.B245:.D245])" office:value-type="float" office:value="7.22" calcext:value-type="float">
            <text:p>7.22</text:p>
          </table:table-cell>
          <table:table-cell table:formula="of:=IF([.E245]=[.B245];[.B$243];IF([.E245]=[.C245];[.C$243];IF([.E245]=[.D24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XMY2([.$B209:.$C209];start1)" office:value-type="float" office:value="0" calcext:value-type="float">
            <text:p>0</text:p>
          </table:table-cell>
          <table:table-cell table:formula="of:=SUMXMY2([.$B209:.$C209];start2)" office:value-type="float" office:value="203.57" calcext:value-type="float">
            <text:p>203.57</text:p>
          </table:table-cell>
          <table:table-cell table:formula="of:=SUMXMY2([.$B209:.$C209];start3)" office:value-type="float" office:value="12.05" calcext:value-type="float">
            <text:p>12.05</text:p>
          </table:table-cell>
          <table:table-cell table:formula="of:=MIN([.B246:.D246])" office:value-type="float" office:value="0" calcext:value-type="float">
            <text:p>0</text:p>
          </table:table-cell>
          <table:table-cell table:formula="of:=IF([.E246]=[.B246];[.B$243];IF([.E246]=[.C246];[.C$243];IF([.E246]=[.D24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XMY2([.$B210:.$C210];start1)" office:value-type="float" office:value="10" calcext:value-type="float">
            <text:p>10</text:p>
          </table:table-cell>
          <table:table-cell table:formula="of:=SUMXMY2([.$B210:.$C210];start2)" office:value-type="float" office:value="216.17" calcext:value-type="float">
            <text:p>216.17</text:p>
          </table:table-cell>
          <table:table-cell table:formula="of:=SUMXMY2([.$B210:.$C210];start3)" office:value-type="float" office:value="11.05" calcext:value-type="float">
            <text:p>11.05</text:p>
          </table:table-cell>
          <table:table-cell table:formula="of:=MIN([.B247:.D247])" office:value-type="float" office:value="10" calcext:value-type="float">
            <text:p>10</text:p>
          </table:table-cell>
          <table:table-cell table:formula="of:=IF([.E247]=[.B247];[.B$243];IF([.E247]=[.C247];[.C$243];IF([.E247]=[.D24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XMY2([.$B211:.$C211];start1)" office:value-type="float" office:value="4.36" calcext:value-type="float">
            <text:p>4.36</text:p>
          </table:table-cell>
          <table:table-cell table:formula="of:=SUMXMY2([.$B211:.$C211];start2)" office:value-type="float" office:value="160.21" calcext:value-type="float">
            <text:p>160.21</text:p>
          </table:table-cell>
          <table:table-cell table:formula="of:=SUMXMY2([.$B211:.$C211];start3)" office:value-type="float" office:value="1.97" calcext:value-type="float">
            <text:p>1.97</text:p>
          </table:table-cell>
          <table:table-cell table:formula="of:=MIN([.B248:.D248])" office:value-type="float" office:value="1.97" calcext:value-type="float">
            <text:p>1.97</text:p>
          </table:table-cell>
          <table:table-cell table:formula="of:=IF([.E248]=[.B248];[.B$243];IF([.E248]=[.C248];[.C$243];IF([.E248]=[.D248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XMY2([.$B212:.$C212];start1)" office:value-type="float" office:value="6.66" calcext:value-type="float">
            <text:p>6.66</text:p>
          </table:table-cell>
          <table:table-cell table:formula="of:=SUMXMY2([.$B212:.$C212];start2)" office:value-type="float" office:value="168.65" calcext:value-type="float">
            <text:p>168.65</text:p>
          </table:table-cell>
          <table:table-cell table:formula="of:=SUMXMY2([.$B212:.$C212];start3)" office:value-type="float" office:value="2.33" calcext:value-type="float">
            <text:p>2.33</text:p>
          </table:table-cell>
          <table:table-cell table:formula="of:=MIN([.B249:.D249])" office:value-type="float" office:value="2.33" calcext:value-type="float">
            <text:p>2.33</text:p>
          </table:table-cell>
          <table:table-cell table:formula="of:=IF([.E249]=[.B249];[.B$243];IF([.E249]=[.C249];[.C$243];IF([.E249]=[.D249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XMY2([.$B213:.$C213];start1)" office:value-type="float" office:value="19.73" calcext:value-type="float">
            <text:p>19.73</text:p>
          </table:table-cell>
          <table:table-cell table:formula="of:=SUMXMY2([.$B213:.$C213];start2)" office:value-type="float" office:value="198.9" calcext:value-type="float">
            <text:p>198.9</text:p>
          </table:table-cell>
          <table:table-cell table:formula="of:=SUMXMY2([.$B213:.$C213];start3)" office:value-type="float" office:value="10.82" calcext:value-type="float">
            <text:p>10.82</text:p>
          </table:table-cell>
          <table:table-cell table:formula="of:=MIN([.B250:.D250])" office:value-type="float" office:value="10.82" calcext:value-type="float">
            <text:p>10.82</text:p>
          </table:table-cell>
          <table:table-cell table:formula="of:=IF([.E250]=[.B250];[.B$243];IF([.E250]=[.C250];[.C$243];IF([.E250]=[.D250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XMY2([.$B214:.$C214];start1)" office:value-type="float" office:value="23.04" calcext:value-type="float">
            <text:p>23.04</text:p>
          </table:table-cell>
          <table:table-cell table:formula="of:=SUMXMY2([.$B214:.$C214];start2)" office:value-type="float" office:value="273.65" calcext:value-type="float">
            <text:p>273.65</text:p>
          </table:table-cell>
          <table:table-cell table:formula="of:=SUMXMY2([.$B214:.$C214];start3)" office:value-type="float" office:value="28.37" calcext:value-type="float">
            <text:p>28.37</text:p>
          </table:table-cell>
          <table:table-cell table:formula="of:=MIN([.B251:.D251])" office:value-type="float" office:value="23.04" calcext:value-type="float">
            <text:p>23.04</text:p>
          </table:table-cell>
          <table:table-cell table:formula="of:=IF([.E251]=[.B251];[.B$243];IF([.E251]=[.C251];[.C$243];IF([.E251]=[.D25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XMY2([.$B215:.$C215];start1)" office:value-type="float" office:value="13.21" calcext:value-type="float">
            <text:p>13.21</text:p>
          </table:table-cell>
          <table:table-cell table:formula="of:=SUMXMY2([.$B215:.$C215];start2)" office:value-type="float" office:value="238.66" calcext:value-type="float">
            <text:p>238.66</text:p>
          </table:table-cell>
          <table:table-cell table:formula="of:=SUMXMY2([.$B215:.$C215];start3)" office:value-type="float" office:value="16.82" calcext:value-type="float">
            <text:p>16.82</text:p>
          </table:table-cell>
          <table:table-cell table:formula="of:=MIN([.B252:.D252])" office:value-type="float" office:value="13.21" calcext:value-type="float">
            <text:p>13.21</text:p>
          </table:table-cell>
          <table:table-cell table:formula="of:=IF([.E252]=[.B252];[.B$243];IF([.E252]=[.C252];[.C$243];IF([.E252]=[.D252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XMY2([.$B216:.$C216];start1)" office:value-type="float" office:value="7.85" calcext:value-type="float">
            <text:p>7.85</text:p>
          </table:table-cell>
          <table:table-cell table:formula="of:=SUMXMY2([.$B216:.$C216];start2)" office:value-type="float" office:value="134.1" calcext:value-type="float">
            <text:p>134.1</text:p>
          </table:table-cell>
          <table:table-cell table:formula="of:=SUMXMY2([.$B216:.$C216];start3)" office:value-type="float" office:value="6.5" calcext:value-type="float">
            <text:p>6.5</text:p>
          </table:table-cell>
          <table:table-cell table:formula="of:=MIN([.B253:.D253])" office:value-type="float" office:value="6.5" calcext:value-type="float">
            <text:p>6.5</text:p>
          </table:table-cell>
          <table:table-cell table:formula="of:=IF([.E253]=[.B253];[.B$243];IF([.E253]=[.C253];[.C$243];IF([.E253]=[.D25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XMY2([.$B217:.$C217];start1)" office:value-type="float" office:value="42.58" calcext:value-type="float">
            <text:p>42.58</text:p>
          </table:table-cell>
          <table:table-cell table:formula="of:=SUMXMY2([.$B217:.$C217];start2)" office:value-type="float" office:value="93.97" calcext:value-type="float">
            <text:p>93.97</text:p>
          </table:table-cell>
          <table:table-cell table:formula="of:=SUMXMY2([.$B217:.$C217];start3)" office:value-type="float" office:value="9.41" calcext:value-type="float">
            <text:p>9.41</text:p>
          </table:table-cell>
          <table:table-cell table:formula="of:=MIN([.B254:.D254])" office:value-type="float" office:value="9.41" calcext:value-type="float">
            <text:p>9.41</text:p>
          </table:table-cell>
          <table:table-cell table:formula="of:=IF([.E254]=[.B254];[.B$243];IF([.E254]=[.C254];[.C$243];IF([.E254]=[.D25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XMY2([.$B218:.$C218];start1)" office:value-type="float" office:value="62.05" calcext:value-type="float">
            <text:p>62.05</text:p>
          </table:table-cell>
          <table:table-cell table:formula="of:=SUMXMY2([.$B218:.$C218];start2)" office:value-type="float" office:value="93.76" calcext:value-type="float">
            <text:p>93.76</text:p>
          </table:table-cell>
          <table:table-cell table:formula="of:=SUMXMY2([.$B218:.$C218];start3)" office:value-type="float" office:value="20" calcext:value-type="float">
            <text:p>20</text:p>
          </table:table-cell>
          <table:table-cell table:formula="of:=MIN([.B255:.D255])" office:value-type="float" office:value="20" calcext:value-type="float">
            <text:p>20</text:p>
          </table:table-cell>
          <table:table-cell table:formula="of:=IF([.E255]=[.B255];[.B$243];IF([.E255]=[.C255];[.C$243];IF([.E255]=[.D25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XMY2([.$B219:.$C219];start1)" office:value-type="float" office:value="33.85" calcext:value-type="float">
            <text:p>33.85</text:p>
          </table:table-cell>
          <table:table-cell table:formula="of:=SUMXMY2([.$B219:.$C219];start2)" office:value-type="float" office:value="118.9" calcext:value-type="float">
            <text:p>118.9</text:p>
          </table:table-cell>
          <table:table-cell table:formula="of:=SUMXMY2([.$B219:.$C219];start3)" office:value-type="float" office:value="6.5" calcext:value-type="float">
            <text:p>6.5</text:p>
          </table:table-cell>
          <table:table-cell table:formula="of:=MIN([.B256:.D256])" office:value-type="float" office:value="6.5" calcext:value-type="float">
            <text:p>6.5</text:p>
          </table:table-cell>
          <table:table-cell table:formula="of:=IF([.E256]=[.B256];[.B$243];IF([.E256]=[.C256];[.C$243];IF([.E256]=[.D25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XMY2([.$B220:.$C220];start1)" office:value-type="float" office:value="29.3" calcext:value-type="float">
            <text:p>29.3</text:p>
          </table:table-cell>
          <table:table-cell table:formula="of:=SUMXMY2([.$B220:.$C220];start2)" office:value-type="float" office:value="123.21" calcext:value-type="float">
            <text:p>123.21</text:p>
          </table:table-cell>
          <table:table-cell table:formula="of:=SUMXMY2([.$B220:.$C220];start3)" office:value-type="float" office:value="32.57" calcext:value-type="float">
            <text:p>32.57</text:p>
          </table:table-cell>
          <table:table-cell table:formula="of:=MIN([.B257:.D257])" office:value-type="float" office:value="29.3" calcext:value-type="float">
            <text:p>29.3</text:p>
          </table:table-cell>
          <table:table-cell table:formula="of:=IF([.E257]=[.B257];[.B$243];IF([.E257]=[.C257];[.C$243];IF([.E257]=[.D25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XMY2([.$B221:.$C221];start1)" office:value-type="float" office:value="41.68" calcext:value-type="float">
            <text:p>41.68</text:p>
          </table:table-cell>
          <table:table-cell table:formula="of:=SUMXMY2([.$B221:.$C221];start2)" office:value-type="float" office:value="136.25" calcext:value-type="float">
            <text:p>136.25</text:p>
          </table:table-cell>
          <table:table-cell table:formula="of:=SUMXMY2([.$B221:.$C221];start3)" office:value-type="float" office:value="50.17" calcext:value-type="float">
            <text:p>50.17</text:p>
          </table:table-cell>
          <table:table-cell table:formula="of:=MIN([.B258:.D258])" office:value-type="float" office:value="41.68" calcext:value-type="float">
            <text:p>41.68</text:p>
          </table:table-cell>
          <table:table-cell table:formula="of:=IF([.E258]=[.B258];[.B$243];IF([.E258]=[.C258];[.C$243];IF([.E258]=[.D25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XMY2([.$B222:.$C222];start1)" office:value-type="float" office:value="75.77" calcext:value-type="float">
            <text:p>75.77</text:p>
          </table:table-cell>
          <table:table-cell table:formula="of:=SUMXMY2([.$B222:.$C222];start2)" office:value-type="float" office:value="50" calcext:value-type="float">
            <text:p>50</text:p>
          </table:table-cell>
          <table:table-cell table:formula="of:=SUMXMY2([.$B222:.$C222];start3)" office:value-type="float" office:value="52.56" calcext:value-type="float">
            <text:p>52.56</text:p>
          </table:table-cell>
          <table:table-cell table:formula="of:=MIN([.B259:.D259])" office:value-type="float" office:value="50" calcext:value-type="float">
            <text:p>50</text:p>
          </table:table-cell>
          <table:table-cell table:formula="of:=IF([.E259]=[.B259];[.B$243];IF([.E259]=[.C259];[.C$243];IF([.E259]=[.D25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XMY2([.$B223:.$C223];start1)" office:value-type="float" office:value="94.25" calcext:value-type="float">
            <text:p>94.25</text:p>
          </table:table-cell>
          <table:table-cell table:formula="of:=SUMXMY2([.$B223:.$C223];start2)" office:value-type="float" office:value="29.52" calcext:value-type="float">
            <text:p>29.52</text:p>
          </table:table-cell>
          <table:table-cell table:formula="of:=SUMXMY2([.$B223:.$C223];start3)" office:value-type="float" office:value="59.6" calcext:value-type="float">
            <text:p>59.6</text:p>
          </table:table-cell>
          <table:table-cell table:formula="of:=MIN([.B260:.D260])" office:value-type="float" office:value="29.52" calcext:value-type="float">
            <text:p>29.52</text:p>
          </table:table-cell>
          <table:table-cell table:formula="of:=IF([.E260]=[.B260];[.B$243];IF([.E260]=[.C260];[.C$243];IF([.E260]=[.D26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XMY2([.$B224:.$C224];start1)" office:value-type="float" office:value="210.25" calcext:value-type="float">
            <text:p>210.25</text:p>
          </table:table-cell>
          <table:table-cell table:formula="of:=SUMXMY2([.$B224:.$C224];start2)" office:value-type="float" office:value="42.92" calcext:value-type="float">
            <text:p>42.92</text:p>
          </table:table-cell>
          <table:table-cell table:formula="of:=SUMXMY2([.$B224:.$C224];start3)" office:value-type="float" office:value="169" calcext:value-type="float">
            <text:p>169</text:p>
          </table:table-cell>
          <table:table-cell table:formula="of:=MIN([.B261:.D261])" office:value-type="float" office:value="42.92" calcext:value-type="float">
            <text:p>42.92</text:p>
          </table:table-cell>
          <table:table-cell table:formula="of:=IF([.E261]=[.B261];[.B$243];IF([.E261]=[.C261];[.C$243];IF([.E261]=[.D26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XMY2([.$B225:.$C225];start1)" office:value-type="float" office:value="210.5" calcext:value-type="float">
            <text:p>210.5</text:p>
          </table:table-cell>
          <table:table-cell table:formula="of:=SUMXMY2([.$B225:.$C225];start2)" office:value-type="float" office:value="22.05" calcext:value-type="float">
            <text:p>22.05</text:p>
          </table:table-cell>
          <table:table-cell table:formula="of:=SUMXMY2([.$B225:.$C225];start3)" office:value-type="float" office:value="158.45" calcext:value-type="float">
            <text:p>158.45</text:p>
          </table:table-cell>
          <table:table-cell table:formula="of:=MIN([.B262:.D262])" office:value-type="float" office:value="22.05" calcext:value-type="float">
            <text:p>22.05</text:p>
          </table:table-cell>
          <table:table-cell table:formula="of:=IF([.E262]=[.B262];[.B$243];IF([.E262]=[.C262];[.C$243];IF([.E262]=[.D26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XMY2([.$B226:.$C226];start1)" office:value-type="float" office:value="203.57" calcext:value-type="float">
            <text:p>203.57</text:p>
          </table:table-cell>
          <table:table-cell table:formula="of:=SUMXMY2([.$B226:.$C226];start2)" office:value-type="float" office:value="0" calcext:value-type="float">
            <text:p>0</text:p>
          </table:table-cell>
          <table:table-cell table:formula="of:=SUMXMY2([.$B226:.$C226];start3)" office:value-type="float" office:value="131.36" calcext:value-type="float">
            <text:p>131.36</text:p>
          </table:table-cell>
          <table:table-cell table:formula="of:=MIN([.B263:.D263])" office:value-type="float" office:value="0" calcext:value-type="float">
            <text:p>0</text:p>
          </table:table-cell>
          <table:table-cell table:formula="of:=IF([.E263]=[.B263];[.B$243];IF([.E263]=[.C263];[.C$243];IF([.E263]=[.D26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XMY2([.$B227:.$C227];start1)" office:value-type="float" office:value="75.22" calcext:value-type="float">
            <text:p>75.22</text:p>
          </table:table-cell>
          <table:table-cell table:formula="of:=SUMXMY2([.$B227:.$C227];start2)" office:value-type="float" office:value="31.33" calcext:value-type="float">
            <text:p>31.33</text:p>
          </table:table-cell>
          <table:table-cell table:formula="of:=SUMXMY2([.$B227:.$C227];start3)" office:value-type="float" office:value="36.53" calcext:value-type="float">
            <text:p>36.53</text:p>
          </table:table-cell>
          <table:table-cell table:formula="of:=MIN([.B264:.D264])" office:value-type="float" office:value="31.33" calcext:value-type="float">
            <text:p>31.33</text:p>
          </table:table-cell>
          <table:table-cell table:formula="of:=IF([.E264]=[.B264];[.B$243];IF([.E264]=[.C264];[.C$243];IF([.E264]=[.D264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XMY2([.$B228:.$C228];start1)" office:value-type="float" office:value="67.37" calcext:value-type="float">
            <text:p>67.37</text:p>
          </table:table-cell>
          <table:table-cell table:formula="of:=SUMXMY2([.$B228:.$C228];start2)" office:value-type="float" office:value="36.88" calcext:value-type="float">
            <text:p>36.88</text:p>
          </table:table-cell>
          <table:table-cell table:formula="of:=SUMXMY2([.$B228:.$C228];start3)" office:value-type="float" office:value="32.08" calcext:value-type="float">
            <text:p>32.08</text:p>
          </table:table-cell>
          <table:table-cell table:formula="of:=MIN([.B265:.D265])" office:value-type="float" office:value="32.08" calcext:value-type="float">
            <text:p>32.08</text:p>
          </table:table-cell>
          <table:table-cell table:formula="of:=IF([.E265]=[.B265];[.B$243];IF([.E265]=[.C265];[.C$243];IF([.E265]=[.D26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XMY2([.$B229:.$C229];start1)" office:value-type="float" office:value="53.21" calcext:value-type="float">
            <text:p>53.21</text:p>
          </table:table-cell>
          <table:table-cell table:formula="of:=SUMXMY2([.$B229:.$C229];start2)" office:value-type="float" office:value="54.1" calcext:value-type="float">
            <text:p>54.1</text:p>
          </table:table-cell>
          <table:table-cell table:formula="of:=SUMXMY2([.$B229:.$C229];start3)" office:value-type="float" office:value="29.38" calcext:value-type="float">
            <text:p>29.38</text:p>
          </table:table-cell>
          <table:table-cell table:formula="of:=MIN([.B266:.D266])" office:value-type="float" office:value="29.38" calcext:value-type="float">
            <text:p>29.38</text:p>
          </table:table-cell>
          <table:table-cell table:formula="of:=IF([.E266]=[.B266];[.B$243];IF([.E266]=[.C266];[.C$243];IF([.E266]=[.D26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XMY2([.$B230:.$C230];start1)" office:value-type="float" office:value="11.81" calcext:value-type="float">
            <text:p>11.81</text:p>
          </table:table-cell>
          <table:table-cell table:formula="of:=SUMXMY2([.$B230:.$C230];start2)" office:value-type="float" office:value="119.36" calcext:value-type="float">
            <text:p>119.36</text:p>
          </table:table-cell>
          <table:table-cell table:formula="of:=SUMXMY2([.$B230:.$C230];start3)" office:value-type="float" office:value="1.44" calcext:value-type="float">
            <text:p>1.44</text:p>
          </table:table-cell>
          <table:table-cell table:formula="of:=MIN([.B267:.D267])" office:value-type="float" office:value="1.44" calcext:value-type="float">
            <text:p>1.44</text:p>
          </table:table-cell>
          <table:table-cell table:formula="of:=IF([.E267]=[.B267];[.B$243];IF([.E267]=[.C267];[.C$243];IF([.E267]=[.D267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XMY2([.$B231:.$C231];start1)" office:value-type="float" office:value="34.25" calcext:value-type="float">
            <text:p>34.25</text:p>
          </table:table-cell>
          <table:table-cell table:formula="of:=SUMXMY2([.$B231:.$C231];start2)" office:value-type="float" office:value="104.4" calcext:value-type="float">
            <text:p>104.4</text:p>
          </table:table-cell>
          <table:table-cell table:formula="of:=SUMXMY2([.$B231:.$C231];start3)" office:value-type="float" office:value="5.84" calcext:value-type="float">
            <text:p>5.84</text:p>
          </table:table-cell>
          <table:table-cell table:formula="of:=MIN([.B268:.D268])" office:value-type="float" office:value="5.84" calcext:value-type="float">
            <text:p>5.84</text:p>
          </table:table-cell>
          <table:table-cell table:formula="of:=IF([.E268]=[.B268];[.B$243];IF([.E268]=[.C268];[.C$243];IF([.E268]=[.D268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XMY2([.$B232:.$C232];start1)" office:value-type="float" office:value="6.5" calcext:value-type="float">
            <text:p>6.5</text:p>
          </table:table-cell>
          <table:table-cell table:formula="of:=SUMXMY2([.$B232:.$C232];start2)" office:value-type="float" office:value="138.17" calcext:value-type="float">
            <text:p>138.17</text:p>
          </table:table-cell>
          <table:table-cell table:formula="of:=SUMXMY2([.$B232:.$C232];start3)" office:value-type="float" office:value="2.25" calcext:value-type="float">
            <text:p>2.25</text:p>
          </table:table-cell>
          <table:table-cell table:formula="of:=MIN([.B269:.D269])" office:value-type="float" office:value="2.25" calcext:value-type="float">
            <text:p>2.25</text:p>
          </table:table-cell>
          <table:table-cell table:formula="of:=IF([.E269]=[.B269];[.B$243];IF([.E269]=[.C269];[.C$243];IF([.E269]=[.D269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XMY2([.$B233:.$C233];start1)" office:value-type="float" office:value="38.65" calcext:value-type="float">
            <text:p>38.65</text:p>
          </table:table-cell>
          <table:table-cell table:formula="of:=SUMXMY2([.$B233:.$C233];start2)" office:value-type="float" office:value="118.6" calcext:value-type="float">
            <text:p>118.6</text:p>
          </table:table-cell>
          <table:table-cell table:formula="of:=SUMXMY2([.$B233:.$C233];start3)" office:value-type="float" office:value="8.84" calcext:value-type="float">
            <text:p>8.84</text:p>
          </table:table-cell>
          <table:table-cell table:formula="of:=MIN([.B270:.D270])" office:value-type="float" office:value="8.84" calcext:value-type="float">
            <text:p>8.84</text:p>
          </table:table-cell>
          <table:table-cell table:formula="of:=IF([.E270]=[.B270];[.B$243];IF([.E270]=[.C270];[.C$243];IF([.E270]=[.D270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XMY2([.$B234:.$C234];start1)" office:value-type="float" office:value="125.77" calcext:value-type="float">
            <text:p>125.77</text:p>
          </table:table-cell>
          <table:table-cell table:formula="of:=SUMXMY2([.$B234:.$C234];start2)" office:value-type="float" office:value="16.18" calcext:value-type="float">
            <text:p>16.18</text:p>
          </table:table-cell>
          <table:table-cell table:formula="of:=SUMXMY2([.$B234:.$C234];start3)" office:value-type="float" office:value="64.58" calcext:value-type="float">
            <text:p>64.58</text:p>
          </table:table-cell>
          <table:table-cell table:formula="of:=MIN([.B271:.D271])" office:value-type="float" office:value="16.18" calcext:value-type="float">
            <text:p>16.18</text:p>
          </table:table-cell>
          <table:table-cell table:formula="of:=IF([.E271]=[.B271];[.B$243];IF([.E271]=[.C271];[.C$243];IF([.E271]=[.D27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XMY2([.$B235:.$C235];start1)" office:value-type="float" office:value="8.73" calcext:value-type="float">
            <text:p>8.73</text:p>
          </table:table-cell>
          <table:table-cell table:formula="of:=SUMXMY2([.$B235:.$C235];start2)" office:value-type="float" office:value="206.6" calcext:value-type="float">
            <text:p>206.6</text:p>
          </table:table-cell>
          <table:table-cell table:formula="of:=SUMXMY2([.$B235:.$C235];start3)" office:value-type="float" office:value="8.84" calcext:value-type="float">
            <text:p>8.84</text:p>
          </table:table-cell>
          <table:table-cell table:formula="of:=MIN([.B272:.D272])" office:value-type="float" office:value="8.73" calcext:value-type="float">
            <text:p>8.73</text:p>
          </table:table-cell>
          <table:table-cell table:formula="of:=IF([.E272]=[.B272];[.B$243];IF([.E272]=[.C272];[.C$243];IF([.E272]=[.D272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XMY2([.$B236:.$C236];start1)" office:value-type="float" office:value="12.05" calcext:value-type="float">
            <text:p>12.05</text:p>
          </table:table-cell>
          <table:table-cell table:formula="of:=SUMXMY2([.$B236:.$C236];start2)" office:value-type="float" office:value="131.36" calcext:value-type="float">
            <text:p>131.36</text:p>
          </table:table-cell>
          <table:table-cell table:formula="of:=SUMXMY2([.$B236:.$C236];start3)" office:value-type="float" office:value="0" calcext:value-type="float">
            <text:p>0</text:p>
          </table:table-cell>
          <table:table-cell table:formula="of:=MIN([.B273:.D273])" office:value-type="float" office:value="0" calcext:value-type="float">
            <text:p>0</text:p>
          </table:table-cell>
          <table:table-cell table:formula="of:=IF([.E273]=[.B273];[.B$243];IF([.E273]=[.C273];[.C$243];IF([.E273]=[.D27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XMY2([.$B237:.$C237];start1)" office:value-type="float" office:value="37.33" calcext:value-type="float">
            <text:p>37.33</text:p>
          </table:table-cell>
          <table:table-cell table:formula="of:=SUMXMY2([.$B237:.$C237];start2)" office:value-type="float" office:value="66.58" calcext:value-type="float">
            <text:p>66.58</text:p>
          </table:table-cell>
          <table:table-cell table:formula="of:=SUMXMY2([.$B237:.$C237];start3)" office:value-type="float" office:value="13.7" calcext:value-type="float">
            <text:p>13.7</text:p>
          </table:table-cell>
          <table:table-cell table:formula="of:=MIN([.B274:.D274])" office:value-type="float" office:value="13.7" calcext:value-type="float">
            <text:p>13.7</text:p>
          </table:table-cell>
          <table:table-cell table:formula="of:=IF([.E274]=[.B274];[.B$243];IF([.E274]=[.C274];[.C$243];IF([.E274]=[.D27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XMY2([.$B238:.$C238];start1)" office:value-type="float" office:value="13.45" calcext:value-type="float">
            <text:p>13.45</text:p>
          </table:table-cell>
          <table:table-cell table:formula="of:=SUMXMY2([.$B238:.$C238];start2)" office:value-type="float" office:value="127.4" calcext:value-type="float">
            <text:p>127.4</text:p>
          </table:table-cell>
          <table:table-cell table:formula="of:=SUMXMY2([.$B238:.$C238];start3)" office:value-type="float" office:value="0.0400000000000001" calcext:value-type="float">
            <text:p>0.04</text:p>
          </table:table-cell>
          <table:table-cell table:formula="of:=MIN([.B275:.D275])" office:value-type="float" office:value="0.0400000000000001" calcext:value-type="float">
            <text:p>0.04</text:p>
          </table:table-cell>
          <table:table-cell table:formula="of:=IF([.E275]=[.B275];[.B$243];IF([.E275]=[.C275];[.C$243];IF([.E275]=[.D275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245:.F277];[.$B$24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XMY2([.$B239:.$C239];start1)" office:value-type="float" office:value="14.05" calcext:value-type="float">
            <text:p>14.05</text:p>
          </table:table-cell>
          <table:table-cell table:formula="of:=SUMXMY2([.$B239:.$C239];start2)" office:value-type="float" office:value="174.4" calcext:value-type="float">
            <text:p>174.4</text:p>
          </table:table-cell>
          <table:table-cell table:formula="of:=SUMXMY2([.$B239:.$C239];start3)" office:value-type="float" office:value="4.64" calcext:value-type="float">
            <text:p>4.64</text:p>
          </table:table-cell>
          <table:table-cell table:formula="of:=MIN([.B276:.D276])" office:value-type="float" office:value="4.64" calcext:value-type="float">
            <text:p>4.64</text:p>
          </table:table-cell>
          <table:table-cell table:formula="of:=IF([.E276]=[.B276];[.B$243];IF([.E276]=[.C276];[.C$243];IF([.E276]=[.D276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245:.F277];[.$C$24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XMY2([.$B240:.$C240];start1)" office:value-type="float" office:value="107.28" calcext:value-type="float">
            <text:p>107.28</text:p>
          </table:table-cell>
          <table:table-cell table:formula="of:=SUMXMY2([.$B240:.$C240];start2)" office:value-type="float" office:value="19.85" calcext:value-type="float">
            <text:p>19.85</text:p>
          </table:table-cell>
          <table:table-cell table:formula="of:=SUMXMY2([.$B240:.$C240];start3)" office:value-type="float" office:value="52.49" calcext:value-type="float">
            <text:p>52.49</text:p>
          </table:table-cell>
          <table:table-cell table:formula="of:=MIN([.B277:.D277])" office:value-type="float" office:value="19.85" calcext:value-type="float">
            <text:p>19.85</text:p>
          </table:table-cell>
          <table:table-cell table:formula="of:=IF([.E277]=[.B277];[.B$243];IF([.E277]=[.C277];[.C$243];IF([.E277]=[.D277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245:.F277];[.$D$243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Sum Squared Error</text:p>
          </table:table-cell>
          <table:covered-table-cell table:style-name="ce17"/>
          <table:covered-table-cell/>
          <table:table-cell table:formula="of:=SUM([.E245:.E277])" office:value-type="float" office:value="500.77" calcext:value-type="float">
            <text:p>500.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3: Calculate averages for each clu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34" office:value-type="string" calcext:value-type="string" table:number-columns-spanned="2" table:number-rows-spanned="1">
            <text:p>Cluster 1</text:p>
          </table:table-cell>
          <table:covered-table-cell/>
          <table:table-cell table:style-name="ce34" office:value-type="string" calcext:value-type="string" table:number-columns-spanned="2" table:number-rows-spanned="1">
            <text:p>Cluster 2</text:p>
          </table:table-cell>
          <table:covered-table-cell table:style-name="ce17"/>
          <table:table-cell table:style-name="ce34" office:value-type="string" calcext:value-type="string" table:number-columns-spanned="2" table:number-rows-spanned="1">
            <text:p>Cluster 3</text:p>
          </table:table-cell>
          <table:covered-table-cell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245]" office:value-type="float" office:value="3" calcext:value-type="float">
            <text:p>3</text:p>
          </table:table-cell>
          <table:table-cell table:formula="of:=[.A245]" office:value-type="float" office:value="1" calcext:value-type="float">
            <text:p>1</text:p>
          </table:table-cell>
          <table:table-cell table:style-name="ce36" table:formula="of:=IF([.$A285]=1;[.B208];&quot;&quot;)">
            <text:p/>
          </table:table-cell>
          <table:table-cell table:style-name="ce36" table:formula="of:=IF([.$A285]=1;[.C208];&quot;&quot;)">
            <text:p/>
          </table:table-cell>
          <table:table-cell table:style-name="ce36" table:formula="of:=IF([.$A285]=2;[.B208];&quot;&quot;)">
            <text:p/>
          </table:table-cell>
          <table:table-cell table:style-name="ce36" table:formula="of:=IF([.$A285]=2;[.C208];&quot;&quot;)">
            <text:p/>
          </table:table-cell>
          <table:table-cell table:style-name="ce36" table:formula="of:=IF([.$A285]=3;[.B208];&quot;&quot;)" office:value-type="float" office:value="7.5" calcext:value-type="float">
            <text:p>7.5</text:p>
          </table:table-cell>
          <table:table-cell table:style-name="ce36" table:formula="of:=IF([.$A285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246]" office:value-type="float" office:value="1" calcext:value-type="float">
            <text:p>1</text:p>
          </table:table-cell>
          <table:table-cell table:formula="of:=[.A246]" office:value-type="float" office:value="2" calcext:value-type="float">
            <text:p>2</text:p>
          </table:table-cell>
          <table:table-cell table:style-name="ce36" table:formula="of:=IF([.$A286]=1;[.B209];&quot;&quot;)" office:value-type="float" office:value="2.2" calcext:value-type="float">
            <text:p>2.2</text:p>
          </table:table-cell>
          <table:table-cell table:style-name="ce36" table:formula="of:=IF([.$A286]=1;[.C209];&quot;&quot;)" office:value-type="float" office:value="7.3" calcext:value-type="float">
            <text:p>7.3</text:p>
          </table:table-cell>
          <table:table-cell table:style-name="ce36" table:formula="of:=IF([.$A286]=2;[.B209];&quot;&quot;)">
            <text:p/>
          </table:table-cell>
          <table:table-cell table:style-name="ce36" table:formula="of:=IF([.$A286]=2;[.C209];&quot;&quot;)">
            <text:p/>
          </table:table-cell>
          <table:table-cell table:style-name="ce36" table:formula="of:=IF([.$A286]=3;[.B209];&quot;&quot;)">
            <text:p/>
          </table:table-cell>
          <table:table-cell table:style-name="ce36" table:formula="of:=IF([.$A286]=3;[.C209];&quot;&quot;)">
            <text:p/>
          </table:table-cell>
          <table:table-cell table:number-columns-repeated="1016"/>
        </table:table-row>
        <table:table-row table:style-name="ro1">
          <table:table-cell table:formula="of:=[.F247]" office:value-type="float" office:value="1" calcext:value-type="float">
            <text:p>1</text:p>
          </table:table-cell>
          <table:table-cell table:formula="of:=[.A247]" office:value-type="float" office:value="3" calcext:value-type="float">
            <text:p>3</text:p>
          </table:table-cell>
          <table:table-cell table:style-name="ce36" table:formula="of:=IF([.$A287]=1;[.B210];&quot;&quot;)" office:value-type="float" office:value="3.2" calcext:value-type="float">
            <text:p>3.2</text:p>
          </table:table-cell>
          <table:table-cell table:style-name="ce36" table:formula="of:=IF([.$A287]=1;[.C210];&quot;&quot;)" office:value-type="float" office:value="4.3" calcext:value-type="float">
            <text:p>4.3</text:p>
          </table:table-cell>
          <table:table-cell table:style-name="ce36" table:formula="of:=IF([.$A287]=2;[.B210];&quot;&quot;)">
            <text:p/>
          </table:table-cell>
          <table:table-cell table:style-name="ce36" table:formula="of:=IF([.$A287]=2;[.C210];&quot;&quot;)">
            <text:p/>
          </table:table-cell>
          <table:table-cell table:style-name="ce36" table:formula="of:=IF([.$A287]=3;[.B210];&quot;&quot;)">
            <text:p/>
          </table:table-cell>
          <table:table-cell table:style-name="ce36" table:formula="of:=IF([.$A287]=3;[.C210];&quot;&quot;)">
            <text:p/>
          </table:table-cell>
          <table:table-cell table:number-columns-repeated="1016"/>
        </table:table-row>
        <table:table-row table:style-name="ro1">
          <table:table-cell table:formula="of:=[.F248]" office:value-type="float" office:value="3" calcext:value-type="float">
            <text:p>3</text:p>
          </table:table-cell>
          <table:table-cell table:formula="of:=[.A248]" office:value-type="float" office:value="4" calcext:value-type="float">
            <text:p>4</text:p>
          </table:table-cell>
          <table:table-cell table:style-name="ce36" table:formula="of:=IF([.$A288]=1;[.B211];&quot;&quot;)">
            <text:p/>
          </table:table-cell>
          <table:table-cell table:style-name="ce36" table:formula="of:=IF([.$A288]=1;[.C211];&quot;&quot;)">
            <text:p/>
          </table:table-cell>
          <table:table-cell table:style-name="ce36" table:formula="of:=IF([.$A288]=2;[.B211];&quot;&quot;)">
            <text:p/>
          </table:table-cell>
          <table:table-cell table:style-name="ce36" table:formula="of:=IF([.$A288]=2;[.C211];&quot;&quot;)">
            <text:p/>
          </table:table-cell>
          <table:table-cell table:style-name="ce36" table:formula="of:=IF([.$A288]=3;[.B211];&quot;&quot;)" office:value-type="float" office:value="4.2" calcext:value-type="float">
            <text:p>4.2</text:p>
          </table:table-cell>
          <table:table-cell table:style-name="ce36" table:formula="of:=IF([.$A288]=3;[.C211];&quot;&quot;)" office:value-type="float" office:value="6.7" calcext:value-type="float">
            <text:p>6.7</text:p>
          </table:table-cell>
          <table:table-cell table:number-columns-repeated="1016"/>
        </table:table-row>
        <table:table-row table:style-name="ro1">
          <table:table-cell table:formula="of:=[.F249]" office:value-type="float" office:value="3" calcext:value-type="float">
            <text:p>3</text:p>
          </table:table-cell>
          <table:table-cell table:formula="of:=[.A249]" office:value-type="float" office:value="5" calcext:value-type="float">
            <text:p>5</text:p>
          </table:table-cell>
          <table:table-cell table:style-name="ce36" table:formula="of:=IF([.$A289]=1;[.B212];&quot;&quot;)">
            <text:p/>
          </table:table-cell>
          <table:table-cell table:style-name="ce36" table:formula="of:=IF([.$A289]=1;[.C212];&quot;&quot;)">
            <text:p/>
          </table:table-cell>
          <table:table-cell table:style-name="ce36" table:formula="of:=IF([.$A289]=2;[.B212];&quot;&quot;)">
            <text:p/>
          </table:table-cell>
          <table:table-cell table:style-name="ce36" table:formula="of:=IF([.$A289]=2;[.C212];&quot;&quot;)">
            <text:p/>
          </table:table-cell>
          <table:table-cell table:style-name="ce36" table:formula="of:=IF([.$A289]=3;[.B212];&quot;&quot;)" office:value-type="float" office:value="4.3" calcext:value-type="float">
            <text:p>4.3</text:p>
          </table:table-cell>
          <table:table-cell table:style-name="ce36" table:formula="of:=IF([.$A289]=3;[.C212];&quot;&quot;)" office:value-type="float" office:value="5.8" calcext:value-type="float">
            <text:p>5.8</text:p>
          </table:table-cell>
          <table:table-cell table:number-columns-repeated="1016"/>
        </table:table-row>
        <table:table-row table:style-name="ro1">
          <table:table-cell table:formula="of:=[.F250]" office:value-type="float" office:value="3" calcext:value-type="float">
            <text:p>3</text:p>
          </table:table-cell>
          <table:table-cell table:formula="of:=[.A250]" office:value-type="float" office:value="6" calcext:value-type="float">
            <text:p>6</text:p>
          </table:table-cell>
          <table:table-cell table:style-name="ce36" table:formula="of:=IF([.$A290]=1;[.B213];&quot;&quot;)">
            <text:p/>
          </table:table-cell>
          <table:table-cell table:style-name="ce36" table:formula="of:=IF([.$A290]=1;[.C213];&quot;&quot;)">
            <text:p/>
          </table:table-cell>
          <table:table-cell table:style-name="ce36" table:formula="of:=IF([.$A290]=2;[.B213];&quot;&quot;)">
            <text:p/>
          </table:table-cell>
          <table:table-cell table:style-name="ce36" table:formula="of:=IF([.$A290]=2;[.C213];&quot;&quot;)">
            <text:p/>
          </table:table-cell>
          <table:table-cell table:style-name="ce36" table:formula="of:=IF([.$A290]=3;[.B213];&quot;&quot;)" office:value-type="float" office:value="4.5" calcext:value-type="float">
            <text:p>4.5</text:p>
          </table:table-cell>
          <table:table-cell table:style-name="ce36" table:formula="of:=IF([.$A290]=3;[.C213];&quot;&quot;)"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formula="of:=[.F251]" office:value-type="float" office:value="1" calcext:value-type="float">
            <text:p>1</text:p>
          </table:table-cell>
          <table:table-cell table:formula="of:=[.A251]" office:value-type="float" office:value="7" calcext:value-type="float">
            <text:p>7</text:p>
          </table:table-cell>
          <table:table-cell table:style-name="ce36" table:formula="of:=IF([.$A291]=1;[.B214];&quot;&quot;)" office:value-type="float" office:value="2.2" calcext:value-type="float">
            <text:p>2.2</text:p>
          </table:table-cell>
          <table:table-cell table:style-name="ce36" table:formula="of:=IF([.$A291]=1;[.C214];&quot;&quot;)" office:value-type="float" office:value="2.5" calcext:value-type="float">
            <text:p>2.5</text:p>
          </table:table-cell>
          <table:table-cell table:style-name="ce36" table:formula="of:=IF([.$A291]=2;[.B214];&quot;&quot;)">
            <text:p/>
          </table:table-cell>
          <table:table-cell table:style-name="ce36" table:formula="of:=IF([.$A291]=2;[.C214];&quot;&quot;)">
            <text:p/>
          </table:table-cell>
          <table:table-cell table:style-name="ce36" table:formula="of:=IF([.$A291]=3;[.B214];&quot;&quot;)">
            <text:p/>
          </table:table-cell>
          <table:table-cell table:style-name="ce36" table:formula="of:=IF([.$A291]=3;[.C214];&quot;&quot;)">
            <text:p/>
          </table:table-cell>
          <table:table-cell table:number-columns-repeated="1016"/>
        </table:table-row>
        <table:table-row table:style-name="ro1">
          <table:table-cell table:formula="of:=[.F252]" office:value-type="float" office:value="1" calcext:value-type="float">
            <text:p>1</text:p>
          </table:table-cell>
          <table:table-cell table:formula="of:=[.A252]" office:value-type="float" office:value="8" calcext:value-type="float">
            <text:p>8</text:p>
          </table:table-cell>
          <table:table-cell table:style-name="ce36" table:formula="of:=IF([.$A292]=1;[.B215];&quot;&quot;)" office:value-type="float" office:value="2.7" calcext:value-type="float">
            <text:p>2.7</text:p>
          </table:table-cell>
          <table:table-cell table:style-name="ce36" table:formula="of:=IF([.$A292]=1;[.C215];&quot;&quot;)" office:value-type="float" office:value="3.7" calcext:value-type="float">
            <text:p>3.7</text:p>
          </table:table-cell>
          <table:table-cell table:style-name="ce36" table:formula="of:=IF([.$A292]=2;[.B215];&quot;&quot;)">
            <text:p/>
          </table:table-cell>
          <table:table-cell table:style-name="ce36" table:formula="of:=IF([.$A292]=2;[.C215];&quot;&quot;)">
            <text:p/>
          </table:table-cell>
          <table:table-cell table:style-name="ce36" table:formula="of:=IF([.$A292]=3;[.B215];&quot;&quot;)">
            <text:p/>
          </table:table-cell>
          <table:table-cell table:style-name="ce36" table:formula="of:=IF([.$A292]=3;[.C215];&quot;&quot;)">
            <text:p/>
          </table:table-cell>
          <table:table-cell table:number-columns-repeated="1016"/>
        </table:table-row>
        <table:table-row table:style-name="ro1">
          <table:table-cell table:formula="of:=[.F253]" office:value-type="float" office:value="3" calcext:value-type="float">
            <text:p>3</text:p>
          </table:table-cell>
          <table:table-cell table:formula="of:=[.A253]" office:value-type="float" office:value="9" calcext:value-type="float">
            <text:p>9</text:p>
          </table:table-cell>
          <table:table-cell table:style-name="ce36" table:formula="of:=IF([.$A293]=1;[.B216];&quot;&quot;)">
            <text:p/>
          </table:table-cell>
          <table:table-cell table:style-name="ce36" table:formula="of:=IF([.$A293]=1;[.C216];&quot;&quot;)">
            <text:p/>
          </table:table-cell>
          <table:table-cell table:style-name="ce36" table:formula="of:=IF([.$A293]=2;[.B216];&quot;&quot;)">
            <text:p/>
          </table:table-cell>
          <table:table-cell table:style-name="ce36" table:formula="of:=IF([.$A293]=2;[.C216];&quot;&quot;)">
            <text:p/>
          </table:table-cell>
          <table:table-cell table:style-name="ce36" table:formula="of:=IF([.$A293]=3;[.B216];&quot;&quot;)" office:value-type="float" office:value="4.5" calcext:value-type="float">
            <text:p>4.5</text:p>
          </table:table-cell>
          <table:table-cell table:style-name="ce36" table:formula="of:=IF([.$A293]=3;[.C216];&quot;&quot;)" office:value-type="float" office:value="8.9" calcext:value-type="float">
            <text:p>8.9</text:p>
          </table:table-cell>
          <table:table-cell table:number-columns-repeated="1016"/>
        </table:table-row>
        <table:table-row table:style-name="ro1">
          <table:table-cell table:formula="of:=[.F254]" office:value-type="float" office:value="3" calcext:value-type="float">
            <text:p>3</text:p>
          </table:table-cell>
          <table:table-cell table:formula="of:=[.A254]" office:value-type="float" office:value="10" calcext:value-type="float">
            <text:p>10</text:p>
          </table:table-cell>
          <table:table-cell table:style-name="ce36" table:formula="of:=IF([.$A294]=1;[.B217];&quot;&quot;)">
            <text:p/>
          </table:table-cell>
          <table:table-cell table:style-name="ce36" table:formula="of:=IF([.$A294]=1;[.C217];&quot;&quot;)">
            <text:p/>
          </table:table-cell>
          <table:table-cell table:style-name="ce36" table:formula="of:=IF([.$A294]=2;[.B217];&quot;&quot;)">
            <text:p/>
          </table:table-cell>
          <table:table-cell table:style-name="ce36" table:formula="of:=IF([.$A294]=2;[.C217];&quot;&quot;)">
            <text:p/>
          </table:table-cell>
          <table:table-cell table:style-name="ce36" table:formula="of:=IF([.$A294]=3;[.B217];&quot;&quot;)" office:value-type="float" office:value="8.5" calcext:value-type="float">
            <text:p>8.5</text:p>
          </table:table-cell>
          <table:table-cell table:style-name="ce36" table:formula="of:=IF([.$A294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255]" office:value-type="float" office:value="3" calcext:value-type="float">
            <text:p>3</text:p>
          </table:table-cell>
          <table:table-cell table:formula="of:=[.A255]" office:value-type="float" office:value="11" calcext:value-type="float">
            <text:p>11</text:p>
          </table:table-cell>
          <table:table-cell table:style-name="ce36" table:formula="of:=IF([.$A295]=1;[.B218];&quot;&quot;)">
            <text:p/>
          </table:table-cell>
          <table:table-cell table:style-name="ce36" table:formula="of:=IF([.$A295]=1;[.C218];&quot;&quot;)">
            <text:p/>
          </table:table-cell>
          <table:table-cell table:style-name="ce36" table:formula="of:=IF([.$A295]=2;[.B218];&quot;&quot;)">
            <text:p/>
          </table:table-cell>
          <table:table-cell table:style-name="ce36" table:formula="of:=IF([.$A295]=2;[.C218];&quot;&quot;)">
            <text:p/>
          </table:table-cell>
          <table:table-cell table:style-name="ce36" table:formula="of:=IF([.$A295]=3;[.B218];&quot;&quot;)" office:value-type="float" office:value="9.6" calcext:value-type="float">
            <text:p>9.6</text:p>
          </table:table-cell>
          <table:table-cell table:style-name="ce36" table:formula="of:=IF([.$A295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56]" office:value-type="float" office:value="3" calcext:value-type="float">
            <text:p>3</text:p>
          </table:table-cell>
          <table:table-cell table:formula="of:=[.A256]" office:value-type="float" office:value="12" calcext:value-type="float">
            <text:p>12</text:p>
          </table:table-cell>
          <table:table-cell table:style-name="ce36" table:formula="of:=IF([.$A296]=1;[.B219];&quot;&quot;)">
            <text:p/>
          </table:table-cell>
          <table:table-cell table:style-name="ce36" table:formula="of:=IF([.$A296]=1;[.C219];&quot;&quot;)">
            <text:p/>
          </table:table-cell>
          <table:table-cell table:style-name="ce36" table:formula="of:=IF([.$A296]=2;[.B219];&quot;&quot;)">
            <text:p/>
          </table:table-cell>
          <table:table-cell table:style-name="ce36" table:formula="of:=IF([.$A296]=2;[.C219];&quot;&quot;)">
            <text:p/>
          </table:table-cell>
          <table:table-cell table:style-name="ce36" table:formula="of:=IF([.$A296]=3;[.B219];&quot;&quot;)" office:value-type="float" office:value="7.5" calcext:value-type="float">
            <text:p>7.5</text:p>
          </table:table-cell>
          <table:table-cell table:style-name="ce36" table:formula="of:=IF([.$A296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257]" office:value-type="float" office:value="1" calcext:value-type="float">
            <text:p>1</text:p>
          </table:table-cell>
          <table:table-cell table:formula="of:=[.A257]" office:value-type="float" office:value="13" calcext:value-type="float">
            <text:p>13</text:p>
          </table:table-cell>
          <table:table-cell table:style-name="ce36" table:formula="of:=IF([.$A297]=1;[.B220];&quot;&quot;)" office:value-type="float" office:value="4.5" calcext:value-type="float">
            <text:p>4.5</text:p>
          </table:table-cell>
          <table:table-cell table:style-name="ce36" table:formula="of:=IF([.$A297]=1;[.C220];&quot;&quot;)" office:value-type="float" office:value="12.2" calcext:value-type="float">
            <text:p>12.2</text:p>
          </table:table-cell>
          <table:table-cell table:style-name="ce36" table:formula="of:=IF([.$A297]=2;[.B220];&quot;&quot;)">
            <text:p/>
          </table:table-cell>
          <table:table-cell table:style-name="ce36" table:formula="of:=IF([.$A297]=2;[.C220];&quot;&quot;)">
            <text:p/>
          </table:table-cell>
          <table:table-cell table:style-name="ce36" table:formula="of:=IF([.$A297]=3;[.B220];&quot;&quot;)">
            <text:p/>
          </table:table-cell>
          <table:table-cell table:style-name="ce36" table:formula="of:=IF([.$A297]=3;[.C220];&quot;&quot;)">
            <text:p/>
          </table:table-cell>
          <table:table-cell table:number-columns-repeated="1016"/>
        </table:table-row>
        <table:table-row table:style-name="ro1">
          <table:table-cell table:formula="of:=[.F258]" office:value-type="float" office:value="1" calcext:value-type="float">
            <text:p>1</text:p>
          </table:table-cell>
          <table:table-cell table:formula="of:=[.A258]" office:value-type="float" office:value="14" calcext:value-type="float">
            <text:p>14</text:p>
          </table:table-cell>
          <table:table-cell table:style-name="ce36" table:formula="of:=IF([.$A298]=1;[.B221];&quot;&quot;)" office:value-type="float" office:value="4" calcext:value-type="float">
            <text:p>4</text:p>
          </table:table-cell>
          <table:table-cell table:style-name="ce36" table:formula="of:=IF([.$A298]=1;[.C221];&quot;&quot;)" office:value-type="float" office:value="13.5" calcext:value-type="float">
            <text:p>13.5</text:p>
          </table:table-cell>
          <table:table-cell table:style-name="ce36" table:formula="of:=IF([.$A298]=2;[.B221];&quot;&quot;)">
            <text:p/>
          </table:table-cell>
          <table:table-cell table:style-name="ce36" table:formula="of:=IF([.$A298]=2;[.C221];&quot;&quot;)">
            <text:p/>
          </table:table-cell>
          <table:table-cell table:style-name="ce36" table:formula="of:=IF([.$A298]=3;[.B221];&quot;&quot;)">
            <text:p/>
          </table:table-cell>
          <table:table-cell table:style-name="ce36" table:formula="of:=IF([.$A298]=3;[.C221];&quot;&quot;)">
            <text:p/>
          </table:table-cell>
          <table:table-cell table:number-columns-repeated="1016"/>
        </table:table-row>
        <table:table-row table:style-name="ro1">
          <table:table-cell table:formula="of:=[.F259]" office:value-type="float" office:value="2" calcext:value-type="float">
            <text:p>2</text:p>
          </table:table-cell>
          <table:table-cell table:formula="of:=[.A259]" office:value-type="float" office:value="15" calcext:value-type="float">
            <text:p>15</text:p>
          </table:table-cell>
          <table:table-cell table:style-name="ce36" table:formula="of:=IF([.$A299]=1;[.B222];&quot;&quot;)">
            <text:p/>
          </table:table-cell>
          <table:table-cell table:style-name="ce36" table:formula="of:=IF([.$A299]=1;[.C222];&quot;&quot;)">
            <text:p/>
          </table:table-cell>
          <table:table-cell table:style-name="ce36" table:formula="of:=IF([.$A299]=2;[.B222];&quot;&quot;)" office:value-type="float" office:value="8.6" calcext:value-type="float">
            <text:p>8.6</text:p>
          </table:table-cell>
          <table:table-cell table:style-name="ce36" table:formula="of:=IF([.$A299]=2;[.C222];&quot;&quot;)" office:value-type="float" office:value="13.2" calcext:value-type="float">
            <text:p>13.2</text:p>
          </table:table-cell>
          <table:table-cell table:style-name="ce36" table:formula="of:=IF([.$A299]=3;[.B222];&quot;&quot;)">
            <text:p/>
          </table:table-cell>
          <table:table-cell table:style-name="ce36" table:formula="of:=IF([.$A299]=3;[.C222];&quot;&quot;)">
            <text:p/>
          </table:table-cell>
          <table:table-cell table:number-columns-repeated="1016"/>
        </table:table-row>
        <table:table-row table:style-name="ro1">
          <table:table-cell table:formula="of:=[.F260]" office:value-type="float" office:value="2" calcext:value-type="float">
            <text:p>2</text:p>
          </table:table-cell>
          <table:table-cell table:formula="of:=[.A260]" office:value-type="float" office:value="16" calcext:value-type="float">
            <text:p>16</text:p>
          </table:table-cell>
          <table:table-cell table:style-name="ce36" table:formula="of:=IF([.$A300]=1;[.B223];&quot;&quot;)">
            <text:p/>
          </table:table-cell>
          <table:table-cell table:style-name="ce36" table:formula="of:=IF([.$A300]=1;[.C223];&quot;&quot;)">
            <text:p/>
          </table:table-cell>
          <table:table-cell table:style-name="ce36" table:formula="of:=IF([.$A300]=2;[.B223];&quot;&quot;)" office:value-type="float" office:value="10.2" calcext:value-type="float">
            <text:p>10.2</text:p>
          </table:table-cell>
          <table:table-cell table:style-name="ce36" table:formula="of:=IF([.$A300]=2;[.C223];&quot;&quot;)" office:value-type="float" office:value="12.8" calcext:value-type="float">
            <text:p>12.8</text:p>
          </table:table-cell>
          <table:table-cell table:style-name="ce36" table:formula="of:=IF([.$A300]=3;[.B223];&quot;&quot;)">
            <text:p/>
          </table:table-cell>
          <table:table-cell table:style-name="ce36" table:formula="of:=IF([.$A300]=3;[.C223];&quot;&quot;)">
            <text:p/>
          </table:table-cell>
          <table:table-cell table:number-columns-repeated="1016"/>
        </table:table-row>
        <table:table-row table:style-name="ro1">
          <table:table-cell table:formula="of:=[.F261]" office:value-type="float" office:value="2" calcext:value-type="float">
            <text:p>2</text:p>
          </table:table-cell>
          <table:table-cell table:formula="of:=[.A261]" office:value-type="float" office:value="17" calcext:value-type="float">
            <text:p>17</text:p>
          </table:table-cell>
          <table:table-cell table:style-name="ce36" table:formula="of:=IF([.$A301]=1;[.B224];&quot;&quot;)">
            <text:p/>
          </table:table-cell>
          <table:table-cell table:style-name="ce36" table:formula="of:=IF([.$A301]=1;[.C224];&quot;&quot;)">
            <text:p/>
          </table:table-cell>
          <table:table-cell table:style-name="ce36" table:formula="of:=IF([.$A301]=2;[.B224];&quot;&quot;)" office:value-type="float" office:value="12.2" calcext:value-type="float">
            <text:p>12.2</text:p>
          </table:table-cell>
          <table:table-cell table:style-name="ce36" table:formula="of:=IF([.$A301]=2;[.C224];&quot;&quot;)" office:value-type="float" office:value="17.8" calcext:value-type="float">
            <text:p>17.8</text:p>
          </table:table-cell>
          <table:table-cell table:style-name="ce36" table:formula="of:=IF([.$A301]=3;[.B224];&quot;&quot;)">
            <text:p/>
          </table:table-cell>
          <table:table-cell table:style-name="ce36" table:formula="of:=IF([.$A301]=3;[.C224];&quot;&quot;)">
            <text:p/>
          </table:table-cell>
          <table:table-cell table:number-columns-repeated="1016"/>
        </table:table-row>
        <table:table-row table:style-name="ro1">
          <table:table-cell table:formula="of:=[.F262]" office:value-type="float" office:value="2" calcext:value-type="float">
            <text:p>2</text:p>
          </table:table-cell>
          <table:table-cell table:formula="of:=[.A262]" office:value-type="float" office:value="18" calcext:value-type="float">
            <text:p>18</text:p>
          </table:table-cell>
          <table:table-cell table:style-name="ce36" table:formula="of:=IF([.$A302]=1;[.B225];&quot;&quot;)">
            <text:p/>
          </table:table-cell>
          <table:table-cell table:style-name="ce36" table:formula="of:=IF([.$A302]=1;[.C225];&quot;&quot;)">
            <text:p/>
          </table:table-cell>
          <table:table-cell table:style-name="ce36" table:formula="of:=IF([.$A302]=2;[.B225];&quot;&quot;)" office:value-type="float" office:value="13.5" calcext:value-type="float">
            <text:p>13.5</text:p>
          </table:table-cell>
          <table:table-cell table:style-name="ce36" table:formula="of:=IF([.$A302]=2;[.C225];&quot;&quot;)" office:value-type="float" office:value="16.4" calcext:value-type="float">
            <text:p>16.4</text:p>
          </table:table-cell>
          <table:table-cell table:style-name="ce36" table:formula="of:=IF([.$A302]=3;[.B225];&quot;&quot;)">
            <text:p/>
          </table:table-cell>
          <table:table-cell table:style-name="ce36" table:formula="of:=IF([.$A302]=3;[.C225];&quot;&quot;)">
            <text:p/>
          </table:table-cell>
          <table:table-cell table:number-columns-repeated="1016"/>
        </table:table-row>
        <table:table-row table:style-name="ro1">
          <table:table-cell table:formula="of:=[.F263]" office:value-type="float" office:value="2" calcext:value-type="float">
            <text:p>2</text:p>
          </table:table-cell>
          <table:table-cell table:formula="of:=[.A263]" office:value-type="float" office:value="19" calcext:value-type="float">
            <text:p>19</text:p>
          </table:table-cell>
          <table:table-cell table:style-name="ce36" table:formula="of:=IF([.$A303]=1;[.B226];&quot;&quot;)">
            <text:p/>
          </table:table-cell>
          <table:table-cell table:style-name="ce36" table:formula="of:=IF([.$A303]=1;[.C226];&quot;&quot;)">
            <text:p/>
          </table:table-cell>
          <table:table-cell table:style-name="ce36" table:formula="of:=IF([.$A303]=2;[.B226];&quot;&quot;)" office:value-type="float" office:value="15.6" calcext:value-type="float">
            <text:p>15.6</text:p>
          </table:table-cell>
          <table:table-cell table:style-name="ce36" table:formula="of:=IF([.$A303]=2;[.C226];&quot;&quot;)" office:value-type="float" office:value="12.2" calcext:value-type="float">
            <text:p>12.2</text:p>
          </table:table-cell>
          <table:table-cell table:style-name="ce36" table:formula="of:=IF([.$A303]=3;[.B226];&quot;&quot;)">
            <text:p/>
          </table:table-cell>
          <table:table-cell table:style-name="ce36" table:formula="of:=IF([.$A303]=3;[.C226];&quot;&quot;)">
            <text:p/>
          </table:table-cell>
          <table:table-cell table:number-columns-repeated="1016"/>
        </table:table-row>
        <table:table-row table:style-name="ro1">
          <table:table-cell table:formula="of:=[.F264]" office:value-type="float" office:value="2" calcext:value-type="float">
            <text:p>2</text:p>
          </table:table-cell>
          <table:table-cell table:formula="of:=[.A264]" office:value-type="float" office:value="20" calcext:value-type="float">
            <text:p>20</text:p>
          </table:table-cell>
          <table:table-cell table:style-name="ce36" table:formula="of:=IF([.$A304]=1;[.B227];&quot;&quot;)">
            <text:p/>
          </table:table-cell>
          <table:table-cell table:style-name="ce36" table:formula="of:=IF([.$A304]=1;[.C227];&quot;&quot;)">
            <text:p/>
          </table:table-cell>
          <table:table-cell table:style-name="ce36" table:formula="of:=IF([.$A304]=2;[.B227];&quot;&quot;)" office:value-type="float" office:value="10.3" calcext:value-type="float">
            <text:p>10.3</text:p>
          </table:table-cell>
          <table:table-cell table:style-name="ce36" table:formula="of:=IF([.$A304]=2;[.C227];&quot;&quot;)" office:value-type="float" office:value="10.4" calcext:value-type="float">
            <text:p>10.4</text:p>
          </table:table-cell>
          <table:table-cell table:style-name="ce36" table:formula="of:=IF([.$A304]=3;[.B227];&quot;&quot;)">
            <text:p/>
          </table:table-cell>
          <table:table-cell table:style-name="ce36" table:formula="of:=IF([.$A304]=3;[.C227];&quot;&quot;)">
            <text:p/>
          </table:table-cell>
          <table:table-cell table:number-columns-repeated="1016"/>
        </table:table-row>
        <table:table-row table:style-name="ro1">
          <table:table-cell table:formula="of:=[.F265]" office:value-type="float" office:value="3" calcext:value-type="float">
            <text:p>3</text:p>
          </table:table-cell>
          <table:table-cell table:formula="of:=[.A265]" office:value-type="float" office:value="21" calcext:value-type="float">
            <text:p>21</text:p>
          </table:table-cell>
          <table:table-cell table:style-name="ce36" table:formula="of:=IF([.$A305]=1;[.B228];&quot;&quot;)">
            <text:p/>
          </table:table-cell>
          <table:table-cell table:style-name="ce36" table:formula="of:=IF([.$A305]=1;[.C228];&quot;&quot;)">
            <text:p/>
          </table:table-cell>
          <table:table-cell table:style-name="ce36" table:formula="of:=IF([.$A305]=2;[.B228];&quot;&quot;)">
            <text:p/>
          </table:table-cell>
          <table:table-cell table:style-name="ce36" table:formula="of:=IF([.$A305]=2;[.C228];&quot;&quot;)">
            <text:p/>
          </table:table-cell>
          <table:table-cell table:style-name="ce36" table:formula="of:=IF([.$A305]=3;[.B228];&quot;&quot;)" office:value-type="float" office:value="9.8" calcext:value-type="float">
            <text:p>9.8</text:p>
          </table:table-cell>
          <table:table-cell table:style-name="ce36" table:formula="of:=IF([.$A305]=3;[.C228];&quot;&quot;)" office:value-type="float" office:value="10.4" calcext:value-type="float">
            <text:p>10.4</text:p>
          </table:table-cell>
          <table:table-cell table:number-columns-repeated="1016"/>
        </table:table-row>
        <table:table-row table:style-name="ro1">
          <table:table-cell table:formula="of:=[.F266]" office:value-type="float" office:value="3" calcext:value-type="float">
            <text:p>3</text:p>
          </table:table-cell>
          <table:table-cell table:formula="of:=[.A266]" office:value-type="float" office:value="22" calcext:value-type="float">
            <text:p>22</text:p>
          </table:table-cell>
          <table:table-cell table:style-name="ce36" table:formula="of:=IF([.$A306]=1;[.B229];&quot;&quot;)">
            <text:p/>
          </table:table-cell>
          <table:table-cell table:style-name="ce36" table:formula="of:=IF([.$A306]=1;[.C229];&quot;&quot;)">
            <text:p/>
          </table:table-cell>
          <table:table-cell table:style-name="ce36" table:formula="of:=IF([.$A306]=2;[.B229];&quot;&quot;)">
            <text:p/>
          </table:table-cell>
          <table:table-cell table:style-name="ce36" table:formula="of:=IF([.$A306]=2;[.C229];&quot;&quot;)">
            <text:p/>
          </table:table-cell>
          <table:table-cell table:style-name="ce36" table:formula="of:=IF([.$A306]=3;[.B229];&quot;&quot;)" office:value-type="float" office:value="8.3" calcext:value-type="float">
            <text:p>8.3</text:p>
          </table:table-cell>
          <table:table-cell table:style-name="ce36" table:formula="of:=IF([.$A306]=3;[.C229];&quot;&quot;)" office:value-type="float" office:value="11.3" calcext:value-type="float">
            <text:p>11.3</text:p>
          </table:table-cell>
          <table:table-cell table:number-columns-repeated="1016"/>
        </table:table-row>
        <table:table-row table:style-name="ro1">
          <table:table-cell table:formula="of:=[.F267]" office:value-type="float" office:value="3" calcext:value-type="float">
            <text:p>3</text:p>
          </table:table-cell>
          <table:table-cell table:formula="of:=[.A267]" office:value-type="float" office:value="23" calcext:value-type="float">
            <text:p>23</text:p>
          </table:table-cell>
          <table:table-cell table:style-name="ce36" table:formula="of:=IF([.$A307]=1;[.B230];&quot;&quot;)">
            <text:p/>
          </table:table-cell>
          <table:table-cell table:style-name="ce36" table:formula="of:=IF([.$A307]=1;[.C230];&quot;&quot;)">
            <text:p/>
          </table:table-cell>
          <table:table-cell table:style-name="ce36" table:formula="of:=IF([.$A307]=2;[.B230];&quot;&quot;)">
            <text:p/>
          </table:table-cell>
          <table:table-cell table:style-name="ce36" table:formula="of:=IF([.$A307]=2;[.C230];&quot;&quot;)">
            <text:p/>
          </table:table-cell>
          <table:table-cell table:style-name="ce36" table:formula="of:=IF([.$A307]=3;[.B230];&quot;&quot;)" office:value-type="float" office:value="5.6" calcext:value-type="float">
            <text:p>5.6</text:p>
          </table:table-cell>
          <table:table-cell table:style-name="ce36" table:formula="of:=IF([.$A307]=3;[.C230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268]" office:value-type="float" office:value="3" calcext:value-type="float">
            <text:p>3</text:p>
          </table:table-cell>
          <table:table-cell table:formula="of:=[.A268]" office:value-type="float" office:value="24" calcext:value-type="float">
            <text:p>24</text:p>
          </table:table-cell>
          <table:table-cell table:style-name="ce36" table:formula="of:=IF([.$A308]=1;[.B231];&quot;&quot;)">
            <text:p/>
          </table:table-cell>
          <table:table-cell table:style-name="ce36" table:formula="of:=IF([.$A308]=1;[.C231];&quot;&quot;)">
            <text:p/>
          </table:table-cell>
          <table:table-cell table:style-name="ce36" table:formula="of:=IF([.$A308]=2;[.B231];&quot;&quot;)">
            <text:p/>
          </table:table-cell>
          <table:table-cell table:style-name="ce36" table:formula="of:=IF([.$A308]=2;[.C231];&quot;&quot;)">
            <text:p/>
          </table:table-cell>
          <table:table-cell table:style-name="ce36" table:formula="of:=IF([.$A308]=3;[.B231];&quot;&quot;)" office:value-type="float" office:value="7.8" calcext:value-type="float">
            <text:p>7.8</text:p>
          </table:table-cell>
          <table:table-cell table:style-name="ce36" table:formula="of:=IF([.$A308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269]" office:value-type="float" office:value="3" calcext:value-type="float">
            <text:p>3</text:p>
          </table:table-cell>
          <table:table-cell table:formula="of:=[.A269]" office:value-type="float" office:value="25" calcext:value-type="float">
            <text:p>25</text:p>
          </table:table-cell>
          <table:table-cell table:style-name="ce36" table:formula="of:=IF([.$A309]=1;[.B232];&quot;&quot;)">
            <text:p/>
          </table:table-cell>
          <table:table-cell table:style-name="ce36" table:formula="of:=IF([.$A309]=1;[.C232];&quot;&quot;)">
            <text:p/>
          </table:table-cell>
          <table:table-cell table:style-name="ce36" table:formula="of:=IF([.$A309]=2;[.B232];&quot;&quot;)">
            <text:p/>
          </table:table-cell>
          <table:table-cell table:style-name="ce36" table:formula="of:=IF([.$A309]=2;[.C232];&quot;&quot;)">
            <text:p/>
          </table:table-cell>
          <table:table-cell table:style-name="ce36" table:formula="of:=IF([.$A309]=3;[.B232];&quot;&quot;)" office:value-type="float" office:value="4.7" calcext:value-type="float">
            <text:p>4.7</text:p>
          </table:table-cell>
          <table:table-cell table:style-name="ce36" table:formula="of:=IF([.$A309]=3;[.C232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270]" office:value-type="float" office:value="3" calcext:value-type="float">
            <text:p>3</text:p>
          </table:table-cell>
          <table:table-cell table:formula="of:=[.A270]" office:value-type="float" office:value="26" calcext:value-type="float">
            <text:p>26</text:p>
          </table:table-cell>
          <table:table-cell table:style-name="ce36" table:formula="of:=IF([.$A310]=1;[.B233];&quot;&quot;)">
            <text:p/>
          </table:table-cell>
          <table:table-cell table:style-name="ce36" table:formula="of:=IF([.$A310]=1;[.C233];&quot;&quot;)">
            <text:p/>
          </table:table-cell>
          <table:table-cell table:style-name="ce36" table:formula="of:=IF([.$A310]=2;[.B233];&quot;&quot;)">
            <text:p/>
          </table:table-cell>
          <table:table-cell table:style-name="ce36" table:formula="of:=IF([.$A310]=2;[.C233];&quot;&quot;)">
            <text:p/>
          </table:table-cell>
          <table:table-cell table:style-name="ce36" table:formula="of:=IF([.$A310]=3;[.B233];&quot;&quot;)" office:value-type="float" office:value="7.8" calcext:value-type="float">
            <text:p>7.8</text:p>
          </table:table-cell>
          <table:table-cell table:style-name="ce36" table:formula="of:=IF([.$A310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71]" office:value-type="float" office:value="2" calcext:value-type="float">
            <text:p>2</text:p>
          </table:table-cell>
          <table:table-cell table:formula="of:=[.A271]" office:value-type="float" office:value="27" calcext:value-type="float">
            <text:p>27</text:p>
          </table:table-cell>
          <table:table-cell table:style-name="ce36" table:formula="of:=IF([.$A311]=1;[.B234];&quot;&quot;)">
            <text:p/>
          </table:table-cell>
          <table:table-cell table:style-name="ce36" table:formula="of:=IF([.$A311]=1;[.C234];&quot;&quot;)">
            <text:p/>
          </table:table-cell>
          <table:table-cell table:style-name="ce36" table:formula="of:=IF([.$A311]=2;[.B234];&quot;&quot;)" office:value-type="float" office:value="13.3" calcext:value-type="float">
            <text:p>13.3</text:p>
          </table:table-cell>
          <table:table-cell table:style-name="ce36" table:formula="of:=IF([.$A311]=2;[.C234];&quot;&quot;)" office:value-type="float" office:value="8.9" calcext:value-type="float">
            <text:p>8.9</text:p>
          </table:table-cell>
          <table:table-cell table:style-name="ce36" table:formula="of:=IF([.$A311]=3;[.B234];&quot;&quot;)">
            <text:p/>
          </table:table-cell>
          <table:table-cell table:style-name="ce36" table:formula="of:=IF([.$A311]=3;[.C234];&quot;&quot;)">
            <text:p/>
          </table:table-cell>
          <table:table-cell table:number-columns-repeated="1016"/>
        </table:table-row>
        <table:table-row table:style-name="ro1">
          <table:table-cell table:formula="of:=[.F272]" office:value-type="float" office:value="1" calcext:value-type="float">
            <text:p>1</text:p>
          </table:table-cell>
          <table:table-cell table:formula="of:=[.A272]" office:value-type="float" office:value="28" calcext:value-type="float">
            <text:p>28</text:p>
          </table:table-cell>
          <table:table-cell table:style-name="ce36" table:formula="of:=IF([.$A312]=1;[.B235];&quot;&quot;)" office:value-type="float" office:value="3.4" calcext:value-type="float">
            <text:p>3.4</text:p>
          </table:table-cell>
          <table:table-cell table:style-name="ce36" table:formula="of:=IF([.$A312]=1;[.C235];&quot;&quot;)" office:value-type="float" office:value="4.6" calcext:value-type="float">
            <text:p>4.6</text:p>
          </table:table-cell>
          <table:table-cell table:style-name="ce36" table:formula="of:=IF([.$A312]=2;[.B235];&quot;&quot;)">
            <text:p/>
          </table:table-cell>
          <table:table-cell table:style-name="ce36" table:formula="of:=IF([.$A312]=2;[.C235];&quot;&quot;)">
            <text:p/>
          </table:table-cell>
          <table:table-cell table:style-name="ce36" table:formula="of:=IF([.$A312]=3;[.B235];&quot;&quot;)">
            <text:p/>
          </table:table-cell>
          <table:table-cell table:style-name="ce36" table:formula="of:=IF([.$A312]=3;[.C235];&quot;&quot;)">
            <text:p/>
          </table:table-cell>
          <table:table-cell table:number-columns-repeated="1016"/>
        </table:table-row>
        <table:table-row table:style-name="ro1">
          <table:table-cell table:formula="of:=[.F273]" office:value-type="float" office:value="3" calcext:value-type="float">
            <text:p>3</text:p>
          </table:table-cell>
          <table:table-cell table:formula="of:=[.A273]" office:value-type="float" office:value="29" calcext:value-type="float">
            <text:p>29</text:p>
          </table:table-cell>
          <table:table-cell table:style-name="ce36" table:formula="of:=IF([.$A313]=1;[.B236];&quot;&quot;)">
            <text:p/>
          </table:table-cell>
          <table:table-cell table:style-name="ce36" table:formula="of:=IF([.$A313]=1;[.C236];&quot;&quot;)">
            <text:p/>
          </table:table-cell>
          <table:table-cell table:style-name="ce36" table:formula="of:=IF([.$A313]=2;[.B236];&quot;&quot;)">
            <text:p/>
          </table:table-cell>
          <table:table-cell table:style-name="ce36" table:formula="of:=IF([.$A313]=2;[.C236];&quot;&quot;)">
            <text:p/>
          </table:table-cell>
          <table:table-cell table:style-name="ce36" table:formula="of:=IF([.$A313]=3;[.B236];&quot;&quot;)" office:value-type="float" office:value="5.6" calcext:value-type="float">
            <text:p>5.6</text:p>
          </table:table-cell>
          <table:table-cell table:style-name="ce36" table:formula="of:=IF([.$A313]=3;[.C236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274]" office:value-type="float" office:value="3" calcext:value-type="float">
            <text:p>3</text:p>
          </table:table-cell>
          <table:table-cell table:formula="of:=[.A274]" office:value-type="float" office:value="30" calcext:value-type="float">
            <text:p>30</text:p>
          </table:table-cell>
          <table:table-cell table:style-name="ce36" table:formula="of:=IF([.$A314]=1;[.B237];&quot;&quot;)">
            <text:p/>
          </table:table-cell>
          <table:table-cell table:style-name="ce36" table:formula="of:=IF([.$A314]=1;[.C237];&quot;&quot;)">
            <text:p/>
          </table:table-cell>
          <table:table-cell table:style-name="ce36" table:formula="of:=IF([.$A314]=2;[.B237];&quot;&quot;)">
            <text:p/>
          </table:table-cell>
          <table:table-cell table:style-name="ce36" table:formula="of:=IF([.$A314]=2;[.C237];&quot;&quot;)">
            <text:p/>
          </table:table-cell>
          <table:table-cell table:style-name="ce36" table:formula="of:=IF([.$A314]=3;[.B237];&quot;&quot;)" office:value-type="float" office:value="7.9" calcext:value-type="float">
            <text:p>7.9</text:p>
          </table:table-cell>
          <table:table-cell table:style-name="ce36" table:formula="of:=IF([.$A314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275]" office:value-type="float" office:value="3" calcext:value-type="float">
            <text:p>3</text:p>
          </table:table-cell>
          <table:table-cell table:formula="of:=[.A275]" office:value-type="float" office:value="31" calcext:value-type="float">
            <text:p>31</text:p>
          </table:table-cell>
          <table:table-cell table:style-name="ce36" table:formula="of:=IF([.$A315]=1;[.B238];&quot;&quot;)">
            <text:p/>
          </table:table-cell>
          <table:table-cell table:style-name="ce36" table:formula="of:=IF([.$A315]=1;[.C238];&quot;&quot;)">
            <text:p/>
          </table:table-cell>
          <table:table-cell table:style-name="ce36" table:formula="of:=IF([.$A315]=2;[.B238];&quot;&quot;)">
            <text:p/>
          </table:table-cell>
          <table:table-cell table:style-name="ce36" table:formula="of:=IF([.$A315]=2;[.C238];&quot;&quot;)">
            <text:p/>
          </table:table-cell>
          <table:table-cell table:style-name="ce36" table:formula="of:=IF([.$A315]=3;[.B238];&quot;&quot;)" office:value-type="float" office:value="5.8" calcext:value-type="float">
            <text:p>5.8</text:p>
          </table:table-cell>
          <table:table-cell table:style-name="ce36" table:formula="of:=IF([.$A315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276]" office:value-type="float" office:value="3" calcext:value-type="float">
            <text:p>3</text:p>
          </table:table-cell>
          <table:table-cell table:formula="of:=[.A276]" office:value-type="float" office:value="32" calcext:value-type="float">
            <text:p>32</text:p>
          </table:table-cell>
          <table:table-cell table:style-name="ce36" table:formula="of:=IF([.$A316]=1;[.B239];&quot;&quot;)">
            <text:p/>
          </table:table-cell>
          <table:table-cell table:style-name="ce36" table:formula="of:=IF([.$A316]=1;[.C239];&quot;&quot;)">
            <text:p/>
          </table:table-cell>
          <table:table-cell table:style-name="ce36" table:formula="of:=IF([.$A316]=2;[.B239];&quot;&quot;)">
            <text:p/>
          </table:table-cell>
          <table:table-cell table:style-name="ce36" table:formula="of:=IF([.$A316]=2;[.C239];&quot;&quot;)">
            <text:p/>
          </table:table-cell>
          <table:table-cell table:style-name="ce36" table:formula="of:=IF([.$A316]=3;[.B239];&quot;&quot;)" office:value-type="float" office:value="4.8" calcext:value-type="float">
            <text:p>4.8</text:p>
          </table:table-cell>
          <table:table-cell table:style-name="ce36" table:formula="of:=IF([.$A316]=3;[.C239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77]" office:value-type="float" office:value="2" calcext:value-type="float">
            <text:p>2</text:p>
          </table:table-cell>
          <table:table-cell table:formula="of:=[.A277]" office:value-type="float" office:value="33" calcext:value-type="float">
            <text:p>33</text:p>
          </table:table-cell>
          <table:table-cell table:style-name="ce36" table:formula="of:=IF([.$A317]=1;[.B240];&quot;&quot;)">
            <text:p/>
          </table:table-cell>
          <table:table-cell table:style-name="ce36" table:formula="of:=IF([.$A317]=1;[.C240];&quot;&quot;)">
            <text:p/>
          </table:table-cell>
          <table:table-cell table:style-name="ce36" table:formula="of:=IF([.$A317]=2;[.B240];&quot;&quot;)" office:value-type="float" office:value="12.4" calcext:value-type="float">
            <text:p>12.4</text:p>
          </table:table-cell>
          <table:table-cell table:style-name="ce36" table:formula="of:=IF([.$A317]=2;[.C240];&quot;&quot;)" office:value-type="float" office:value="9.1" calcext:value-type="float">
            <text:p>9.1</text:p>
          </table:table-cell>
          <table:table-cell table:style-name="ce36" table:formula="of:=IF([.$A317]=3;[.B240];&quot;&quot;)">
            <text:p/>
          </table:table-cell>
          <table:table-cell table:style-name="ce36" table:formula="of:=IF([.$A317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85:.C317])" office:value-type="float" office:value="3.17142857142857" calcext:value-type="float">
            <text:p>3.17142857142857</text:p>
          </table:table-cell>
          <table:table-cell table:formula="of:=AVERAGE([.D285:.D317])" office:value-type="float" office:value="6.87142857142857" calcext:value-type="float">
            <text:p>6.87142857142857</text:p>
          </table:table-cell>
          <table:table-cell table:formula="of:=AVERAGE([.E285:.E317])" office:value-type="float" office:value="12.0125" calcext:value-type="float">
            <text:p>12.0125</text:p>
          </table:table-cell>
          <table:table-cell table:formula="of:=AVERAGE([.F285:.F317])" office:value-type="float" office:value="12.6" calcext:value-type="float">
            <text:p>12.6</text:p>
          </table:table-cell>
          <table:table-cell table:formula="of:=AVERAGE([.G285:.G317])" office:value-type="float" office:value="6.59444444444444" calcext:value-type="float">
            <text:p>6.59444444444444</text:p>
          </table:table-cell>
          <table:table-cell table:formula="of:=AVERAGE([.H285:.H317])" office:value-type="float" office:value="6.85" calcext:value-type="float">
            <text:p>6.8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4: Repeat Step 2 for new averages calculated in Step 3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XMY2([.$B208:.$C208];cluster1_1)" office:value-type="float" office:value="21.3887755102041" calcext:value-type="float">
            <text:p>21.3887755102041</text:p>
          </table:table-cell>
          <table:table-cell table:formula="of:=SUMXMY2([.$B208:.$C208];cluster2_1)" office:value-type="float" office:value="37.17265625" calcext:value-type="float">
            <text:p>37.17265625</text:p>
          </table:table-cell>
          <table:table-cell table:formula="of:=SUMXMY2([.$B208:.$C208];cluster3_1)" office:value-type="float" office:value="3.54253086419754" calcext:value-type="float">
            <text:p>3.54253086419754</text:p>
          </table:table-cell>
          <table:table-cell table:formula="of:=MIN([.B324:.D324])" office:value-type="float" office:value="3.54253086419754" calcext:value-type="float">
            <text:p>3.54253086419754</text:p>
          </table:table-cell>
          <table:table-cell table:formula="of:=IF([.E324]=[.B324];[.B$243];IF([.E324]=[.C324];[.C$243];IF([.E324]=[.D32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XMY2([.$B209:.$C209];cluster1_1)" office:value-type="float" office:value="1.12734693877551" calcext:value-type="float">
            <text:p>1.12734693877551</text:p>
          </table:table-cell>
          <table:table-cell table:formula="of:=SUMXMY2([.$B209:.$C209];cluster2_1)" office:value-type="float" office:value="124.37515625" calcext:value-type="float">
            <text:p>124.37515625</text:p>
          </table:table-cell>
          <table:table-cell table:formula="of:=SUMXMY2([.$B209:.$C209];cluster3_1)" office:value-type="float" office:value="19.5136419753086" calcext:value-type="float">
            <text:p>19.5136419753086</text:p>
          </table:table-cell>
          <table:table-cell table:formula="of:=MIN([.B325:.D325])" office:value-type="float" office:value="1.12734693877551" calcext:value-type="float">
            <text:p>1.12734693877551</text:p>
          </table:table-cell>
          <table:table-cell table:formula="of:=IF([.E325]=[.B325];[.B$243];IF([.E325]=[.C325];[.C$243];IF([.E325]=[.D32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XMY2([.$B210:.$C210];cluster1_1)" office:value-type="float" office:value="6.6130612244898" calcext:value-type="float">
            <text:p>6.6130612244898</text:p>
          </table:table-cell>
          <table:table-cell table:formula="of:=SUMXMY2([.$B210:.$C210];cluster2_1)" office:value-type="float" office:value="146.55015625" calcext:value-type="float">
            <text:p>146.55015625</text:p>
          </table:table-cell>
          <table:table-cell table:formula="of:=SUMXMY2([.$B210:.$C210];cluster3_1)" office:value-type="float" office:value="18.0247530864197" calcext:value-type="float">
            <text:p>18.0247530864197</text:p>
          </table:table-cell>
          <table:table-cell table:formula="of:=MIN([.B326:.D326])" office:value-type="float" office:value="6.6130612244898" calcext:value-type="float">
            <text:p>6.6130612244898</text:p>
          </table:table-cell>
          <table:table-cell table:formula="of:=IF([.E326]=[.B326];[.B$243];IF([.E326]=[.C326];[.C$243];IF([.E326]=[.D32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XMY2([.$B211:.$C211];cluster1_1)" office:value-type="float" office:value="1.08734693877551" calcext:value-type="float">
            <text:p>1.08734693877551</text:p>
          </table:table-cell>
          <table:table-cell table:formula="of:=SUMXMY2([.$B211:.$C211];cluster2_1)" office:value-type="float" office:value="95.84515625" calcext:value-type="float">
            <text:p>95.84515625</text:p>
          </table:table-cell>
          <table:table-cell table:formula="of:=SUMXMY2([.$B211:.$C211];cluster3_1)" office:value-type="float" office:value="5.75586419753086" calcext:value-type="float">
            <text:p>5.75586419753086</text:p>
          </table:table-cell>
          <table:table-cell table:formula="of:=MIN([.B327:.D327])" office:value-type="float" office:value="1.08734693877551" calcext:value-type="float">
            <text:p>1.08734693877551</text:p>
          </table:table-cell>
          <table:table-cell table:formula="of:=IF([.E327]=[.B327];[.B$243];IF([.E327]=[.C327];[.C$243];IF([.E327]=[.D32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XMY2([.$B212:.$C212];cluster1_1)" office:value-type="float" office:value="2.42163265306123" calcext:value-type="float">
            <text:p>2.42163265306123</text:p>
          </table:table-cell>
          <table:table-cell table:formula="of:=SUMXMY2([.$B212:.$C212];cluster2_1)" office:value-type="float" office:value="105.72265625" calcext:value-type="float">
            <text:p>105.72265625</text:p>
          </table:table-cell>
          <table:table-cell table:formula="of:=SUMXMY2([.$B212:.$C212];cluster3_1)" office:value-type="float" office:value="6.36697530864197" calcext:value-type="float">
            <text:p>6.36697530864197</text:p>
          </table:table-cell>
          <table:table-cell table:formula="of:=MIN([.B328:.D328])" office:value-type="float" office:value="2.42163265306123" calcext:value-type="float">
            <text:p>2.42163265306123</text:p>
          </table:table-cell>
          <table:table-cell table:formula="of:=IF([.E328]=[.B328];[.B$243];IF([.E328]=[.C328];[.C$243];IF([.E328]=[.D32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XMY2([.$B213:.$C213];cluster1_1)" office:value-type="float" office:value="13.1316326530612" calcext:value-type="float">
            <text:p>13.1316326530612</text:p>
          </table:table-cell>
          <table:table-cell table:formula="of:=SUMXMY2([.$B213:.$C213];cluster2_1)" office:value-type="float" office:value="139.24765625" calcext:value-type="float">
            <text:p>139.24765625</text:p>
          </table:table-cell>
          <table:table-cell table:formula="of:=SUMXMY2([.$B213:.$C213];cluster3_1)" office:value-type="float" office:value="15.6091975308642" calcext:value-type="float">
            <text:p>15.6091975308642</text:p>
          </table:table-cell>
          <table:table-cell table:formula="of:=MIN([.B329:.D329])" office:value-type="float" office:value="13.1316326530612" calcext:value-type="float">
            <text:p>13.1316326530612</text:p>
          </table:table-cell>
          <table:table-cell table:formula="of:=IF([.E329]=[.B329];[.B$243];IF([.E329]=[.C329];[.C$243];IF([.E329]=[.D32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XMY2([.$B214:.$C214];cluster1_1)" office:value-type="float" office:value="20.0530612244898" calcext:value-type="float">
            <text:p>20.0530612244898</text:p>
          </table:table-cell>
          <table:table-cell table:formula="of:=SUMXMY2([.$B214:.$C214];cluster2_1)" office:value-type="float" office:value="198.29515625" calcext:value-type="float">
            <text:p>198.29515625</text:p>
          </table:table-cell>
          <table:table-cell table:formula="of:=SUMXMY2([.$B214:.$C214];cluster3_1)" office:value-type="float" office:value="38.2336419753086" calcext:value-type="float">
            <text:p>38.2336419753086</text:p>
          </table:table-cell>
          <table:table-cell table:formula="of:=MIN([.B330:.D330])" office:value-type="float" office:value="20.0530612244898" calcext:value-type="float">
            <text:p>20.0530612244898</text:p>
          </table:table-cell>
          <table:table-cell table:formula="of:=IF([.E330]=[.B330];[.B$243];IF([.E330]=[.C330];[.C$243];IF([.E330]=[.D33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XMY2([.$B215:.$C215];cluster1_1)" office:value-type="float" office:value="10.2802040816327" calcext:value-type="float">
            <text:p>10.2802040816327</text:p>
          </table:table-cell>
          <table:table-cell table:formula="of:=SUMXMY2([.$B215:.$C215];cluster2_1)" office:value-type="float" office:value="165.93265625" calcext:value-type="float">
            <text:p>165.93265625</text:p>
          </table:table-cell>
          <table:table-cell table:formula="of:=SUMXMY2([.$B215:.$C215];cluster3_1)" office:value-type="float" office:value="25.0891975308642" calcext:value-type="float">
            <text:p>25.0891975308642</text:p>
          </table:table-cell>
          <table:table-cell table:formula="of:=MIN([.B331:.D331])" office:value-type="float" office:value="10.2802040816327" calcext:value-type="float">
            <text:p>10.2802040816327</text:p>
          </table:table-cell>
          <table:table-cell table:formula="of:=IF([.E331]=[.B331];[.B$243];IF([.E331]=[.C331];[.C$243];IF([.E331]=[.D33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XMY2([.$B216:.$C216];cluster1_1)" office:value-type="float" office:value="5.88020408163265" calcext:value-type="float">
            <text:p>5.88020408163265</text:p>
          </table:table-cell>
          <table:table-cell table:formula="of:=SUMXMY2([.$B216:.$C216];cluster2_1)" office:value-type="float" office:value="70.12765625" calcext:value-type="float">
            <text:p>70.12765625</text:p>
          </table:table-cell>
          <table:table-cell table:formula="of:=SUMXMY2([.$B216:.$C216];cluster3_1)" office:value-type="float" office:value="8.58919753086421" calcext:value-type="float">
            <text:p>8.58919753086421</text:p>
          </table:table-cell>
          <table:table-cell table:formula="of:=MIN([.B332:.D332])" office:value-type="float" office:value="5.88020408163265" calcext:value-type="float">
            <text:p>5.88020408163265</text:p>
          </table:table-cell>
          <table:table-cell table:formula="of:=IF([.E332]=[.B332];[.B$243];IF([.E332]=[.C332];[.C$243];IF([.E332]=[.D332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XMY2([.$B217:.$C217];cluster1_1)" office:value-type="float" office:value="30.0102040816327" calcext:value-type="float">
            <text:p>30.0102040816327</text:p>
          </table:table-cell>
          <table:table-cell table:formula="of:=SUMXMY2([.$B217:.$C217];cluster2_1)" office:value-type="float" office:value="61.33765625" calcext:value-type="float">
            <text:p>61.33765625</text:p>
          </table:table-cell>
          <table:table-cell table:formula="of:=SUMXMY2([.$B217:.$C217];cluster3_1)" office:value-type="float" office:value="5.19364197530864" calcext:value-type="float">
            <text:p>5.19364197530864</text:p>
          </table:table-cell>
          <table:table-cell table:formula="of:=MIN([.B333:.D333])" office:value-type="float" office:value="5.19364197530864" calcext:value-type="float">
            <text:p>5.19364197530864</text:p>
          </table:table-cell>
          <table:table-cell table:formula="of:=IF([.E333]=[.B333];[.B$243];IF([.E333]=[.C333];[.C$243];IF([.E333]=[.D33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XMY2([.$B218:.$C218];cluster1_1)" office:value-type="float" office:value="46.4859183673469" calcext:value-type="float">
            <text:p>46.4859183673469</text:p>
          </table:table-cell>
          <table:table-cell table:formula="of:=SUMXMY2([.$B218:.$C218];cluster2_1)" office:value-type="float" office:value="69.82015625" calcext:value-type="float">
            <text:p>69.82015625</text:p>
          </table:table-cell>
          <table:table-cell table:formula="of:=SUMXMY2([.$B218:.$C218];cluster3_1)" office:value-type="float" office:value="14.0958641975309" calcext:value-type="float">
            <text:p>14.0958641975309</text:p>
          </table:table-cell>
          <table:table-cell table:formula="of:=MIN([.B334:.D334])" office:value-type="float" office:value="14.0958641975309" calcext:value-type="float">
            <text:p>14.0958641975309</text:p>
          </table:table-cell>
          <table:table-cell table:formula="of:=IF([.E334]=[.B334];[.B$243];IF([.E334]=[.C334];[.C$243];IF([.E334]=[.D33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XMY2([.$B219:.$C219];cluster1_1)" office:value-type="float" office:value="22.6230612244898" calcext:value-type="float">
            <text:p>22.6230612244898</text:p>
          </table:table-cell>
          <table:table-cell table:formula="of:=SUMXMY2([.$B219:.$C219];cluster2_1)" office:value-type="float" office:value="79.65265625" calcext:value-type="float">
            <text:p>79.65265625</text:p>
          </table:table-cell>
          <table:table-cell table:formula="of:=SUMXMY2([.$B219:.$C219];cluster3_1)" office:value-type="float" office:value="4.62253086419752" calcext:value-type="float">
            <text:p>4.62253086419752</text:p>
          </table:table-cell>
          <table:table-cell table:formula="of:=MIN([.B335:.D335])" office:value-type="float" office:value="4.62253086419752" calcext:value-type="float">
            <text:p>4.62253086419752</text:p>
          </table:table-cell>
          <table:table-cell table:formula="of:=IF([.E335]=[.B335];[.B$243];IF([.E335]=[.C335];[.C$243];IF([.E335]=[.D33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XMY2([.$B220:.$C220];cluster1_1)" office:value-type="float" office:value="30.1587755102041" calcext:value-type="float">
            <text:p>30.1587755102041</text:p>
          </table:table-cell>
          <table:table-cell table:formula="of:=SUMXMY2([.$B220:.$C220];cluster2_1)" office:value-type="float" office:value="56.59765625" calcext:value-type="float">
            <text:p>56.59765625</text:p>
          </table:table-cell>
          <table:table-cell table:formula="of:=SUMXMY2([.$B220:.$C220];cluster3_1)" office:value-type="float" office:value="33.0091975308642" calcext:value-type="float">
            <text:p>33.0091975308642</text:p>
          </table:table-cell>
          <table:table-cell table:formula="of:=MIN([.B336:.D336])" office:value-type="float" office:value="30.1587755102041" calcext:value-type="float">
            <text:p>30.1587755102041</text:p>
          </table:table-cell>
          <table:table-cell table:formula="of:=IF([.E336]=[.B336];[.B$243];IF([.E336]=[.C336];[.C$243];IF([.E336]=[.D33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XMY2([.$B221:.$C221];cluster1_1)" office:value-type="float" office:value="44.6244897959184" calcext:value-type="float">
            <text:p>44.6244897959184</text:p>
          </table:table-cell>
          <table:table-cell table:formula="of:=SUMXMY2([.$B221:.$C221];cluster2_1)" office:value-type="float" office:value="65.01015625" calcext:value-type="float">
            <text:p>65.01015625</text:p>
          </table:table-cell>
          <table:table-cell table:formula="of:=SUMXMY2([.$B221:.$C221];cluster3_1)" office:value-type="float" office:value="50.9536419753087" calcext:value-type="float">
            <text:p>50.9536419753087</text:p>
          </table:table-cell>
          <table:table-cell table:formula="of:=MIN([.B337:.D337])" office:value-type="float" office:value="44.6244897959184" calcext:value-type="float">
            <text:p>44.6244897959184</text:p>
          </table:table-cell>
          <table:table-cell table:formula="of:=IF([.E337]=[.B337];[.B$243];IF([.E337]=[.C337];[.C$243];IF([.E337]=[.D33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XMY2([.$B222:.$C222];cluster1_1)" office:value-type="float" office:value="69.5202040816326" calcext:value-type="float">
            <text:p>69.5202040816326</text:p>
          </table:table-cell>
          <table:table-cell table:formula="of:=SUMXMY2([.$B222:.$C222];cluster2_1)" office:value-type="float" office:value="12.00515625" calcext:value-type="float">
            <text:p>12.00515625</text:p>
          </table:table-cell>
          <table:table-cell table:formula="of:=SUMXMY2([.$B222:.$C222];cluster3_1)" office:value-type="float" office:value="44.3447530864198" calcext:value-type="float">
            <text:p>44.3447530864198</text:p>
          </table:table-cell>
          <table:table-cell table:formula="of:=MIN([.B338:.D338])" office:value-type="float" office:value="12.00515625" calcext:value-type="float">
            <text:p>12.00515625</text:p>
          </table:table-cell>
          <table:table-cell table:formula="of:=IF([.E338]=[.B338];[.B$243];IF([.E338]=[.C338];[.C$243];IF([.E338]=[.D33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XMY2([.$B223:.$C223];cluster1_1)" office:value-type="float" office:value="84.5487755102041" calcext:value-type="float">
            <text:p>84.5487755102041</text:p>
          </table:table-cell>
          <table:table-cell table:formula="of:=SUMXMY2([.$B223:.$C223];cluster2_1)" office:value-type="float" office:value="3.32515625" calcext:value-type="float">
            <text:p>3.32515625</text:p>
          </table:table-cell>
          <table:table-cell table:formula="of:=SUMXMY2([.$B223:.$C223];cluster3_1)" office:value-type="float" office:value="48.4025308641976" calcext:value-type="float">
            <text:p>48.4025308641976</text:p>
          </table:table-cell>
          <table:table-cell table:formula="of:=MIN([.B339:.D339])" office:value-type="float" office:value="3.32515625" calcext:value-type="float">
            <text:p>3.32515625</text:p>
          </table:table-cell>
          <table:table-cell table:formula="of:=IF([.E339]=[.B339];[.B$243];IF([.E339]=[.C339];[.C$243];IF([.E339]=[.D33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XMY2([.$B224:.$C224];cluster1_1)" office:value-type="float" office:value="200.948775510204" calcext:value-type="float">
            <text:p>200.948775510204</text:p>
          </table:table-cell>
          <table:table-cell table:formula="of:=SUMXMY2([.$B224:.$C224];cluster2_1)" office:value-type="float" office:value="27.07515625" calcext:value-type="float">
            <text:p>27.07515625</text:p>
          </table:table-cell>
          <table:table-cell table:formula="of:=SUMXMY2([.$B224:.$C224];cluster3_1)" office:value-type="float" office:value="151.32475308642" calcext:value-type="float">
            <text:p>151.32475308642</text:p>
          </table:table-cell>
          <table:table-cell table:formula="of:=MIN([.B340:.D340])" office:value-type="float" office:value="27.07515625" calcext:value-type="float">
            <text:p>27.07515625</text:p>
          </table:table-cell>
          <table:table-cell table:formula="of:=IF([.E340]=[.B340];[.B$243];IF([.E340]=[.C340];[.C$243];IF([.E340]=[.D34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XMY2([.$B225:.$C225];cluster1_1)" office:value-type="float" office:value="197.47306122449" calcext:value-type="float">
            <text:p>197.47306122449</text:p>
          </table:table-cell>
          <table:table-cell table:formula="of:=SUMXMY2([.$B225:.$C225];cluster2_1)" office:value-type="float" office:value="16.65265625" calcext:value-type="float">
            <text:p>16.65265625</text:p>
          </table:table-cell>
          <table:table-cell table:formula="of:=SUMXMY2([.$B225:.$C225];cluster3_1)" office:value-type="float" office:value="138.889197530864" calcext:value-type="float">
            <text:p>138.889197530864</text:p>
          </table:table-cell>
          <table:table-cell table:formula="of:=MIN([.B341:.D341])" office:value-type="float" office:value="16.65265625" calcext:value-type="float">
            <text:p>16.65265625</text:p>
          </table:table-cell>
          <table:table-cell table:formula="of:=IF([.E341]=[.B341];[.B$243];IF([.E341]=[.C341];[.C$243];IF([.E341]=[.D34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XMY2([.$B226:.$C226];cluster1_1)" office:value-type="float" office:value="182.86306122449" calcext:value-type="float">
            <text:p>182.86306122449</text:p>
          </table:table-cell>
          <table:table-cell table:formula="of:=SUMXMY2([.$B226:.$C226];cluster2_1)" office:value-type="float" office:value="13.03015625" calcext:value-type="float">
            <text:p>13.03015625</text:p>
          </table:table-cell>
          <table:table-cell table:formula="of:=SUMXMY2([.$B226:.$C226];cluster3_1)" office:value-type="float" office:value="109.722530864198" calcext:value-type="float">
            <text:p>109.722530864198</text:p>
          </table:table-cell>
          <table:table-cell table:formula="of:=MIN([.B342:.D342])" office:value-type="float" office:value="13.03015625" calcext:value-type="float">
            <text:p>13.03015625</text:p>
          </table:table-cell>
          <table:table-cell table:formula="of:=IF([.E342]=[.B342];[.B$243];IF([.E342]=[.C342];[.C$243];IF([.E342]=[.D34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XMY2([.$B227:.$C227];cluster1_1)" office:value-type="float" office:value="63.2673469387755" calcext:value-type="float">
            <text:p>63.2673469387755</text:p>
          </table:table-cell>
          <table:table-cell table:formula="of:=SUMXMY2([.$B227:.$C227];cluster2_1)" office:value-type="float" office:value="7.77265625" calcext:value-type="float">
            <text:p>7.77265625</text:p>
          </table:table-cell>
          <table:table-cell table:formula="of:=SUMXMY2([.$B227:.$C227];cluster3_1)" office:value-type="float" office:value="26.3336419753087" calcext:value-type="float">
            <text:p>26.3336419753087</text:p>
          </table:table-cell>
          <table:table-cell table:formula="of:=MIN([.B343:.D343])" office:value-type="float" office:value="7.77265625" calcext:value-type="float">
            <text:p>7.77265625</text:p>
          </table:table-cell>
          <table:table-cell table:formula="of:=IF([.E343]=[.B343];[.B$243];IF([.E343]=[.C343];[.C$243];IF([.E343]=[.D34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XMY2([.$B228:.$C228];cluster1_1)" office:value-type="float" office:value="56.3887755102041" calcext:value-type="float">
            <text:p>56.3887755102041</text:p>
          </table:table-cell>
          <table:table-cell table:formula="of:=SUMXMY2([.$B228:.$C228];cluster2_1)" office:value-type="float" office:value="9.73515625" calcext:value-type="float">
            <text:p>9.73515625</text:p>
          </table:table-cell>
          <table:table-cell table:formula="of:=SUMXMY2([.$B228:.$C228];cluster3_1)" office:value-type="float" office:value="22.8780864197531" calcext:value-type="float">
            <text:p>22.8780864197531</text:p>
          </table:table-cell>
          <table:table-cell table:formula="of:=MIN([.B344:.D344])" office:value-type="float" office:value="9.73515625" calcext:value-type="float">
            <text:p>9.73515625</text:p>
          </table:table-cell>
          <table:table-cell table:formula="of:=IF([.E344]=[.B344];[.B$243];IF([.E344]=[.C344];[.C$243];IF([.E344]=[.D344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XMY2([.$B229:.$C229];cluster1_1)" office:value-type="float" office:value="45.9144897959184" calcext:value-type="float">
            <text:p>45.9144897959184</text:p>
          </table:table-cell>
          <table:table-cell table:formula="of:=SUMXMY2([.$B229:.$C229];cluster2_1)" office:value-type="float" office:value="15.47265625" calcext:value-type="float">
            <text:p>15.47265625</text:p>
          </table:table-cell>
          <table:table-cell table:formula="of:=SUMXMY2([.$B229:.$C229];cluster3_1)" office:value-type="float" office:value="22.7114197530864" calcext:value-type="float">
            <text:p>22.7114197530864</text:p>
          </table:table-cell>
          <table:table-cell table:formula="of:=MIN([.B345:.D345])" office:value-type="float" office:value="15.47265625" calcext:value-type="float">
            <text:p>15.47265625</text:p>
          </table:table-cell>
          <table:table-cell table:formula="of:=IF([.E345]=[.B345];[.B$243];IF([.E345]=[.C345];[.C$243];IF([.E345]=[.D345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XMY2([.$B230:.$C230];cluster1_1)" office:value-type="float" office:value="6.76020408163265" calcext:value-type="float">
            <text:p>6.76020408163265</text:p>
          </table:table-cell>
          <table:table-cell table:formula="of:=SUMXMY2([.$B230:.$C230];cluster2_1)" office:value-type="float" office:value="64.16015625" calcext:value-type="float">
            <text:p>64.16015625</text:p>
          </table:table-cell>
          <table:table-cell table:formula="of:=SUMXMY2([.$B230:.$C230];cluster3_1)" office:value-type="float" office:value="1.89141975308642" calcext:value-type="float">
            <text:p>1.89141975308642</text:p>
          </table:table-cell>
          <table:table-cell table:formula="of:=MIN([.B346:.D346])" office:value-type="float" office:value="1.89141975308642" calcext:value-type="float">
            <text:p>1.89141975308642</text:p>
          </table:table-cell>
          <table:table-cell table:formula="of:=IF([.E346]=[.B346];[.B$243];IF([.E346]=[.C346];[.C$243];IF([.E346]=[.D34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XMY2([.$B231:.$C231];cluster1_1)" office:value-type="float" office:value="23.0402040816327" calcext:value-type="float">
            <text:p>23.0402040816327</text:p>
          </table:table-cell>
          <table:table-cell table:formula="of:=SUMXMY2([.$B231:.$C231];cluster2_1)" office:value-type="float" office:value="66.74515625" calcext:value-type="float">
            <text:p>66.74515625</text:p>
          </table:table-cell>
          <table:table-cell table:formula="of:=SUMXMY2([.$B231:.$C231];cluster3_1)" office:value-type="float" office:value="3.01586419753086" calcext:value-type="float">
            <text:p>3.01586419753086</text:p>
          </table:table-cell>
          <table:table-cell table:formula="of:=MIN([.B347:.D347])" office:value-type="float" office:value="3.01586419753086" calcext:value-type="float">
            <text:p>3.01586419753086</text:p>
          </table:table-cell>
          <table:table-cell table:formula="of:=IF([.E347]=[.B347];[.B$243];IF([.E347]=[.C347];[.C$243];IF([.E347]=[.D347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XMY2([.$B232:.$C232];cluster1_1)" office:value-type="float" office:value="3.19877551020408" calcext:value-type="float">
            <text:p>3.19877551020408</text:p>
          </table:table-cell>
          <table:table-cell table:formula="of:=SUMXMY2([.$B232:.$C232];cluster2_1)" office:value-type="float" office:value="76.51265625" calcext:value-type="float">
            <text:p>76.51265625</text:p>
          </table:table-cell>
          <table:table-cell table:formula="of:=SUMXMY2([.$B232:.$C232];cluster3_1)" office:value-type="float" office:value="4.49141975308642" calcext:value-type="float">
            <text:p>4.49141975308642</text:p>
          </table:table-cell>
          <table:table-cell table:formula="of:=MIN([.B348:.D348])" office:value-type="float" office:value="3.19877551020408" calcext:value-type="float">
            <text:p>3.19877551020408</text:p>
          </table:table-cell>
          <table:table-cell table:formula="of:=IF([.E348]=[.B348];[.B$243];IF([.E348]=[.C348];[.C$243];IF([.E348]=[.D34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XMY2([.$B233:.$C233];cluster1_1)" office:value-type="float" office:value="26.5830612244898" calcext:value-type="float">
            <text:p>26.5830612244898</text:p>
          </table:table-cell>
          <table:table-cell table:formula="of:=SUMXMY2([.$B233:.$C233];cluster2_1)" office:value-type="float" office:value="81.74515625" calcext:value-type="float">
            <text:p>81.74515625</text:p>
          </table:table-cell>
          <table:table-cell table:formula="of:=SUMXMY2([.$B233:.$C233];cluster3_1)" office:value-type="float" office:value="6.51586419753086" calcext:value-type="float">
            <text:p>6.51586419753086</text:p>
          </table:table-cell>
          <table:table-cell table:formula="of:=MIN([.B349:.D349])" office:value-type="float" office:value="6.51586419753086" calcext:value-type="float">
            <text:p>6.51586419753086</text:p>
          </table:table-cell>
          <table:table-cell table:formula="of:=IF([.E349]=[.B349];[.B$243];IF([.E349]=[.C349];[.C$243];IF([.E349]=[.D349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XMY2([.$B234:.$C234];cluster1_1)" office:value-type="float" office:value="106.70306122449" calcext:value-type="float">
            <text:p>106.70306122449</text:p>
          </table:table-cell>
          <table:table-cell table:formula="of:=SUMXMY2([.$B234:.$C234];cluster2_1)" office:value-type="float" office:value="15.34765625" calcext:value-type="float">
            <text:p>15.34765625</text:p>
          </table:table-cell>
          <table:table-cell table:formula="of:=SUMXMY2([.$B234:.$C234];cluster3_1)" office:value-type="float" office:value="49.166975308642" calcext:value-type="float">
            <text:p>49.166975308642</text:p>
          </table:table-cell>
          <table:table-cell table:formula="of:=MIN([.B350:.D350])" office:value-type="float" office:value="15.34765625" calcext:value-type="float">
            <text:p>15.34765625</text:p>
          </table:table-cell>
          <table:table-cell table:formula="of:=IF([.E350]=[.B350];[.B$243];IF([.E350]=[.C350];[.C$243];IF([.E350]=[.D35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XMY2([.$B235:.$C235];cluster1_1)" office:value-type="float" office:value="5.21163265306123" calcext:value-type="float">
            <text:p>5.21163265306123</text:p>
          </table:table-cell>
          <table:table-cell table:formula="of:=SUMXMY2([.$B235:.$C235];cluster2_1)" office:value-type="float" office:value="138.17515625" calcext:value-type="float">
            <text:p>138.17515625</text:p>
          </table:table-cell>
          <table:table-cell table:formula="of:=SUMXMY2([.$B235:.$C235];cluster3_1)" office:value-type="float" office:value="15.266975308642" calcext:value-type="float">
            <text:p>15.266975308642</text:p>
          </table:table-cell>
          <table:table-cell table:formula="of:=MIN([.B351:.D351])" office:value-type="float" office:value="5.21163265306123" calcext:value-type="float">
            <text:p>5.21163265306123</text:p>
          </table:table-cell>
          <table:table-cell table:formula="of:=IF([.E351]=[.B351];[.B$243];IF([.E351]=[.C351];[.C$243];IF([.E351]=[.D35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XMY2([.$B236:.$C236];cluster1_1)" office:value-type="float" office:value="5.97163265306122" calcext:value-type="float">
            <text:p>5.97163265306122</text:p>
          </table:table-cell>
          <table:table-cell table:formula="of:=SUMXMY2([.$B236:.$C236];cluster2_1)" office:value-type="float" office:value="77.12015625" calcext:value-type="float">
            <text:p>77.12015625</text:p>
          </table:table-cell>
          <table:table-cell table:formula="of:=SUMXMY2([.$B236:.$C236];cluster3_1)" office:value-type="float" office:value="1.05141975308642" calcext:value-type="float">
            <text:p>1.05141975308642</text:p>
          </table:table-cell>
          <table:table-cell table:formula="of:=MIN([.B352:.D352])" office:value-type="float" office:value="1.05141975308642" calcext:value-type="float">
            <text:p>1.05141975308642</text:p>
          </table:table-cell>
          <table:table-cell table:formula="of:=IF([.E352]=[.B352];[.B$243];IF([.E352]=[.C352];[.C$243];IF([.E352]=[.D35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XMY2([.$B237:.$C237];cluster1_1)" office:value-type="float" office:value="29.2687755102041" calcext:value-type="float">
            <text:p>29.2687755102041</text:p>
          </table:table-cell>
          <table:table-cell table:formula="of:=SUMXMY2([.$B237:.$C237];cluster2_1)" office:value-type="float" office:value="26.52265625" calcext:value-type="float">
            <text:p>26.52265625</text:p>
          </table:table-cell>
          <table:table-cell table:formula="of:=SUMXMY2([.$B237:.$C237];cluster3_1)" office:value-type="float" office:value="8.72697530864199" calcext:value-type="float">
            <text:p>8.72697530864199</text:p>
          </table:table-cell>
          <table:table-cell table:formula="of:=MIN([.B353:.D353])" office:value-type="float" office:value="8.72697530864199" calcext:value-type="float">
            <text:p>8.72697530864199</text:p>
          </table:table-cell>
          <table:table-cell table:formula="of:=IF([.E353]=[.B353];[.B$243];IF([.E353]=[.C353];[.C$243];IF([.E353]=[.D35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XMY2([.$B238:.$C238];cluster1_1)" office:value-type="float" office:value="6.9830612244898" calcext:value-type="float">
            <text:p>6.9830612244898</text:p>
          </table:table-cell>
          <table:table-cell table:formula="of:=SUMXMY2([.$B238:.$C238];cluster2_1)" office:value-type="float" office:value="74.59515625" calcext:value-type="float">
            <text:p>74.59515625</text:p>
          </table:table-cell>
          <table:table-cell table:formula="of:=SUMXMY2([.$B238:.$C238];cluster3_1)" office:value-type="float" office:value="0.693641975308641" calcext:value-type="float">
            <text:p>0.693641975308641</text:p>
          </table:table-cell>
          <table:table-cell table:formula="of:=MIN([.B354:.D354])" office:value-type="float" office:value="0.693641975308641" calcext:value-type="float">
            <text:p>0.693641975308641</text:p>
          </table:table-cell>
          <table:table-cell table:formula="of:=IF([.E354]=[.B354];[.B$243];IF([.E354]=[.C354];[.C$243];IF([.E354]=[.D354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324:.F356];[.$B$243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XMY2([.$B239:.$C239];cluster1_1)" office:value-type="float" office:value="7.81163265306123" calcext:value-type="float">
            <text:p>7.81163265306123</text:p>
          </table:table-cell>
          <table:table-cell table:formula="of:=SUMXMY2([.$B239:.$C239];cluster2_1)" office:value-type="float" office:value="116.02015625" calcext:value-type="float">
            <text:p>116.02015625</text:p>
          </table:table-cell>
          <table:table-cell table:formula="of:=SUMXMY2([.$B239:.$C239];cluster3_1)" office:value-type="float" office:value="8.28253086419752" calcext:value-type="float">
            <text:p>8.28253086419752</text:p>
          </table:table-cell>
          <table:table-cell table:formula="of:=MIN([.B355:.D355])" office:value-type="float" office:value="7.81163265306123" calcext:value-type="float">
            <text:p>7.81163265306123</text:p>
          </table:table-cell>
          <table:table-cell table:formula="of:=IF([.E355]=[.B355];[.B$243];IF([.E355]=[.C355];[.C$243];IF([.E355]=[.D355];[.D$243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324:.F356];[.$C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XMY2([.$B240:.$C240];cluster1_1)" office:value-type="float" office:value="90.1330612244898" calcext:value-type="float">
            <text:p>90.1330612244898</text:p>
          </table:table-cell>
          <table:table-cell table:formula="of:=SUMXMY2([.$B240:.$C240];cluster2_1)" office:value-type="float" office:value="12.40015625" calcext:value-type="float">
            <text:p>12.40015625</text:p>
          </table:table-cell>
          <table:table-cell table:formula="of:=SUMXMY2([.$B240:.$C240];cluster3_1)" office:value-type="float" office:value="38.766975308642" calcext:value-type="float">
            <text:p>38.766975308642</text:p>
          </table:table-cell>
          <table:table-cell table:formula="of:=MIN([.B356:.D356])" office:value-type="float" office:value="12.40015625" calcext:value-type="float">
            <text:p>12.40015625</text:p>
          </table:table-cell>
          <table:table-cell table:formula="of:=IF([.E356]=[.B356];[.B$243];IF([.E356]=[.C356];[.C$243];IF([.E356]=[.D356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324:.F356];[.$D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Sum Squared Error</text:p>
          </table:table-cell>
          <table:covered-table-cell table:style-name="ce17"/>
          <table:covered-table-cell/>
          <table:table-cell table:formula="of:=SUM([.E324:.E356])" office:value-type="float" office:value="333.766111504787" calcext:value-type="float">
            <text:p>333.76611150478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5: Calculate new averages for cluster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17"/>
          <table:table-cell table:style-name="ce34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34" office:value-type="string" calcext:value-type="string" table:number-columns-spanned="2" table:number-rows-spanned="1">
            <text:p>Cluster 1</text:p>
          </table:table-cell>
          <table:covered-table-cell/>
          <table:table-cell table:style-name="ce34" office:value-type="string" calcext:value-type="string" table:number-columns-spanned="2" table:number-rows-spanned="1">
            <text:p>Cluster 2</text:p>
          </table:table-cell>
          <table:covered-table-cell table:style-name="ce17"/>
          <table:table-cell table:style-name="ce34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324]" office:value-type="float" office:value="3" calcext:value-type="float">
            <text:p>3</text:p>
          </table:table-cell>
          <table:table-cell table:formula="of:=[.A324]" office:value-type="float" office:value="1" calcext:value-type="float">
            <text:p>1</text:p>
          </table:table-cell>
          <table:table-cell table:style-name="ce36" table:formula="of:=IF([.$A364]=1;[.B208];&quot;&quot;)">
            <text:p/>
          </table:table-cell>
          <table:table-cell table:style-name="ce36" table:formula="of:=IF([.$A364]=1;[.C208];&quot;&quot;)">
            <text:p/>
          </table:table-cell>
          <table:table-cell table:style-name="ce36" table:formula="of:=IF([.$A364]=2;[.B208];&quot;&quot;)">
            <text:p/>
          </table:table-cell>
          <table:table-cell table:style-name="ce36" table:formula="of:=IF([.$A364]=2;[.C208];&quot;&quot;)">
            <text:p/>
          </table:table-cell>
          <table:table-cell table:style-name="ce36" table:formula="of:=IF([.$A364]=3;[.B208];&quot;&quot;)" office:value-type="float" office:value="7.5" calcext:value-type="float">
            <text:p>7.5</text:p>
          </table:table-cell>
          <table:table-cell table:style-name="ce36" table:formula="of:=IF([.$A364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325]" office:value-type="float" office:value="1" calcext:value-type="float">
            <text:p>1</text:p>
          </table:table-cell>
          <table:table-cell table:formula="of:=[.A325]" office:value-type="float" office:value="2" calcext:value-type="float">
            <text:p>2</text:p>
          </table:table-cell>
          <table:table-cell table:style-name="ce36" table:formula="of:=IF([.$A365]=1;[.B209];&quot;&quot;)" office:value-type="float" office:value="2.2" calcext:value-type="float">
            <text:p>2.2</text:p>
          </table:table-cell>
          <table:table-cell table:style-name="ce36" table:formula="of:=IF([.$A365]=1;[.C209];&quot;&quot;)" office:value-type="float" office:value="7.3" calcext:value-type="float">
            <text:p>7.3</text:p>
          </table:table-cell>
          <table:table-cell table:style-name="ce36" table:formula="of:=IF([.$A365]=2;[.B209];&quot;&quot;)">
            <text:p/>
          </table:table-cell>
          <table:table-cell table:style-name="ce36" table:formula="of:=IF([.$A365]=2;[.C209];&quot;&quot;)">
            <text:p/>
          </table:table-cell>
          <table:table-cell table:style-name="ce36" table:formula="of:=IF([.$A365]=3;[.B209];&quot;&quot;)">
            <text:p/>
          </table:table-cell>
          <table:table-cell table:style-name="ce36" table:formula="of:=IF([.$A365]=3;[.C209];&quot;&quot;)">
            <text:p/>
          </table:table-cell>
          <table:table-cell table:number-columns-repeated="1016"/>
        </table:table-row>
        <table:table-row table:style-name="ro1">
          <table:table-cell table:formula="of:=[.F326]" office:value-type="float" office:value="1" calcext:value-type="float">
            <text:p>1</text:p>
          </table:table-cell>
          <table:table-cell table:formula="of:=[.A326]" office:value-type="float" office:value="3" calcext:value-type="float">
            <text:p>3</text:p>
          </table:table-cell>
          <table:table-cell table:style-name="ce36" table:formula="of:=IF([.$A366]=1;[.B210];&quot;&quot;)" office:value-type="float" office:value="3.2" calcext:value-type="float">
            <text:p>3.2</text:p>
          </table:table-cell>
          <table:table-cell table:style-name="ce36" table:formula="of:=IF([.$A366]=1;[.C210];&quot;&quot;)" office:value-type="float" office:value="4.3" calcext:value-type="float">
            <text:p>4.3</text:p>
          </table:table-cell>
          <table:table-cell table:style-name="ce36" table:formula="of:=IF([.$A366]=2;[.B210];&quot;&quot;)">
            <text:p/>
          </table:table-cell>
          <table:table-cell table:style-name="ce36" table:formula="of:=IF([.$A366]=2;[.C210];&quot;&quot;)">
            <text:p/>
          </table:table-cell>
          <table:table-cell table:style-name="ce36" table:formula="of:=IF([.$A366]=3;[.B210];&quot;&quot;)">
            <text:p/>
          </table:table-cell>
          <table:table-cell table:style-name="ce36" table:formula="of:=IF([.$A366]=3;[.C210];&quot;&quot;)">
            <text:p/>
          </table:table-cell>
          <table:table-cell table:number-columns-repeated="1016"/>
        </table:table-row>
        <table:table-row table:style-name="ro1">
          <table:table-cell table:formula="of:=[.F327]" office:value-type="float" office:value="1" calcext:value-type="float">
            <text:p>1</text:p>
          </table:table-cell>
          <table:table-cell table:formula="of:=[.A327]" office:value-type="float" office:value="4" calcext:value-type="float">
            <text:p>4</text:p>
          </table:table-cell>
          <table:table-cell table:style-name="ce36" table:formula="of:=IF([.$A367]=1;[.B211];&quot;&quot;)" office:value-type="float" office:value="4.2" calcext:value-type="float">
            <text:p>4.2</text:p>
          </table:table-cell>
          <table:table-cell table:style-name="ce36" table:formula="of:=IF([.$A367]=1;[.C211];&quot;&quot;)" office:value-type="float" office:value="6.7" calcext:value-type="float">
            <text:p>6.7</text:p>
          </table:table-cell>
          <table:table-cell table:style-name="ce36" table:formula="of:=IF([.$A367]=2;[.B211];&quot;&quot;)">
            <text:p/>
          </table:table-cell>
          <table:table-cell table:style-name="ce36" table:formula="of:=IF([.$A367]=2;[.C211];&quot;&quot;)">
            <text:p/>
          </table:table-cell>
          <table:table-cell table:style-name="ce36" table:formula="of:=IF([.$A367]=3;[.B211];&quot;&quot;)">
            <text:p/>
          </table:table-cell>
          <table:table-cell table:style-name="ce36" table:formula="of:=IF([.$A367]=3;[.C211];&quot;&quot;)">
            <text:p/>
          </table:table-cell>
          <table:table-cell table:number-columns-repeated="1016"/>
        </table:table-row>
        <table:table-row table:style-name="ro1">
          <table:table-cell table:formula="of:=[.F328]" office:value-type="float" office:value="1" calcext:value-type="float">
            <text:p>1</text:p>
          </table:table-cell>
          <table:table-cell table:formula="of:=[.A328]" office:value-type="float" office:value="5" calcext:value-type="float">
            <text:p>5</text:p>
          </table:table-cell>
          <table:table-cell table:style-name="ce36" table:formula="of:=IF([.$A368]=1;[.B212];&quot;&quot;)" office:value-type="float" office:value="4.3" calcext:value-type="float">
            <text:p>4.3</text:p>
          </table:table-cell>
          <table:table-cell table:style-name="ce36" table:formula="of:=IF([.$A368]=1;[.C212];&quot;&quot;)" office:value-type="float" office:value="5.8" calcext:value-type="float">
            <text:p>5.8</text:p>
          </table:table-cell>
          <table:table-cell table:style-name="ce36" table:formula="of:=IF([.$A368]=2;[.B212];&quot;&quot;)">
            <text:p/>
          </table:table-cell>
          <table:table-cell table:style-name="ce36" table:formula="of:=IF([.$A368]=2;[.C212];&quot;&quot;)">
            <text:p/>
          </table:table-cell>
          <table:table-cell table:style-name="ce36" table:formula="of:=IF([.$A368]=3;[.B212];&quot;&quot;)">
            <text:p/>
          </table:table-cell>
          <table:table-cell table:style-name="ce36" table:formula="of:=IF([.$A368]=3;[.C212];&quot;&quot;)">
            <text:p/>
          </table:table-cell>
          <table:table-cell table:number-columns-repeated="1016"/>
        </table:table-row>
        <table:table-row table:style-name="ro1">
          <table:table-cell table:formula="of:=[.F329]" office:value-type="float" office:value="1" calcext:value-type="float">
            <text:p>1</text:p>
          </table:table-cell>
          <table:table-cell table:formula="of:=[.A329]" office:value-type="float" office:value="6" calcext:value-type="float">
            <text:p>6</text:p>
          </table:table-cell>
          <table:table-cell table:style-name="ce36" table:formula="of:=IF([.$A369]=1;[.B213];&quot;&quot;)" office:value-type="float" office:value="4.5" calcext:value-type="float">
            <text:p>4.5</text:p>
          </table:table-cell>
          <table:table-cell table:style-name="ce36" table:formula="of:=IF([.$A369]=1;[.C213];&quot;&quot;)" office:value-type="float" office:value="3.5" calcext:value-type="float">
            <text:p>3.5</text:p>
          </table:table-cell>
          <table:table-cell table:style-name="ce36" table:formula="of:=IF([.$A369]=2;[.B213];&quot;&quot;)">
            <text:p/>
          </table:table-cell>
          <table:table-cell table:style-name="ce36" table:formula="of:=IF([.$A369]=2;[.C213];&quot;&quot;)">
            <text:p/>
          </table:table-cell>
          <table:table-cell table:style-name="ce36" table:formula="of:=IF([.$A369]=3;[.B213];&quot;&quot;)">
            <text:p/>
          </table:table-cell>
          <table:table-cell table:style-name="ce36" table:formula="of:=IF([.$A369]=3;[.C213];&quot;&quot;)">
            <text:p/>
          </table:table-cell>
          <table:table-cell table:number-columns-repeated="1016"/>
        </table:table-row>
        <table:table-row table:style-name="ro1">
          <table:table-cell table:formula="of:=[.F330]" office:value-type="float" office:value="1" calcext:value-type="float">
            <text:p>1</text:p>
          </table:table-cell>
          <table:table-cell table:formula="of:=[.A330]" office:value-type="float" office:value="7" calcext:value-type="float">
            <text:p>7</text:p>
          </table:table-cell>
          <table:table-cell table:style-name="ce36" table:formula="of:=IF([.$A370]=1;[.B214];&quot;&quot;)" office:value-type="float" office:value="2.2" calcext:value-type="float">
            <text:p>2.2</text:p>
          </table:table-cell>
          <table:table-cell table:style-name="ce36" table:formula="of:=IF([.$A370]=1;[.C214];&quot;&quot;)" office:value-type="float" office:value="2.5" calcext:value-type="float">
            <text:p>2.5</text:p>
          </table:table-cell>
          <table:table-cell table:style-name="ce36" table:formula="of:=IF([.$A370]=2;[.B214];&quot;&quot;)">
            <text:p/>
          </table:table-cell>
          <table:table-cell table:style-name="ce36" table:formula="of:=IF([.$A370]=2;[.C214];&quot;&quot;)">
            <text:p/>
          </table:table-cell>
          <table:table-cell table:style-name="ce36" table:formula="of:=IF([.$A370]=3;[.B214];&quot;&quot;)">
            <text:p/>
          </table:table-cell>
          <table:table-cell table:style-name="ce36" table:formula="of:=IF([.$A370]=3;[.C214];&quot;&quot;)">
            <text:p/>
          </table:table-cell>
          <table:table-cell table:number-columns-repeated="1016"/>
        </table:table-row>
        <table:table-row table:style-name="ro1">
          <table:table-cell table:formula="of:=[.F331]" office:value-type="float" office:value="1" calcext:value-type="float">
            <text:p>1</text:p>
          </table:table-cell>
          <table:table-cell table:formula="of:=[.A331]" office:value-type="float" office:value="8" calcext:value-type="float">
            <text:p>8</text:p>
          </table:table-cell>
          <table:table-cell table:style-name="ce36" table:formula="of:=IF([.$A371]=1;[.B215];&quot;&quot;)" office:value-type="float" office:value="2.7" calcext:value-type="float">
            <text:p>2.7</text:p>
          </table:table-cell>
          <table:table-cell table:style-name="ce36" table:formula="of:=IF([.$A371]=1;[.C215];&quot;&quot;)" office:value-type="float" office:value="3.7" calcext:value-type="float">
            <text:p>3.7</text:p>
          </table:table-cell>
          <table:table-cell table:style-name="ce36" table:formula="of:=IF([.$A371]=2;[.B215];&quot;&quot;)">
            <text:p/>
          </table:table-cell>
          <table:table-cell table:style-name="ce36" table:formula="of:=IF([.$A371]=2;[.C215];&quot;&quot;)">
            <text:p/>
          </table:table-cell>
          <table:table-cell table:style-name="ce36" table:formula="of:=IF([.$A371]=3;[.B215];&quot;&quot;)">
            <text:p/>
          </table:table-cell>
          <table:table-cell table:style-name="ce36" table:formula="of:=IF([.$A371]=3;[.C215];&quot;&quot;)">
            <text:p/>
          </table:table-cell>
          <table:table-cell table:number-columns-repeated="1016"/>
        </table:table-row>
        <table:table-row table:style-name="ro1">
          <table:table-cell table:formula="of:=[.F332]" office:value-type="float" office:value="1" calcext:value-type="float">
            <text:p>1</text:p>
          </table:table-cell>
          <table:table-cell table:formula="of:=[.A332]" office:value-type="float" office:value="9" calcext:value-type="float">
            <text:p>9</text:p>
          </table:table-cell>
          <table:table-cell table:style-name="ce36" table:formula="of:=IF([.$A372]=1;[.B216];&quot;&quot;)" office:value-type="float" office:value="4.5" calcext:value-type="float">
            <text:p>4.5</text:p>
          </table:table-cell>
          <table:table-cell table:style-name="ce36" table:formula="of:=IF([.$A372]=1;[.C216];&quot;&quot;)" office:value-type="float" office:value="8.9" calcext:value-type="float">
            <text:p>8.9</text:p>
          </table:table-cell>
          <table:table-cell table:style-name="ce36" table:formula="of:=IF([.$A372]=2;[.B216];&quot;&quot;)">
            <text:p/>
          </table:table-cell>
          <table:table-cell table:style-name="ce36" table:formula="of:=IF([.$A372]=2;[.C216];&quot;&quot;)">
            <text:p/>
          </table:table-cell>
          <table:table-cell table:style-name="ce36" table:formula="of:=IF([.$A372]=3;[.B216];&quot;&quot;)">
            <text:p/>
          </table:table-cell>
          <table:table-cell table:style-name="ce36" table:formula="of:=IF([.$A372]=3;[.C216];&quot;&quot;)">
            <text:p/>
          </table:table-cell>
          <table:table-cell table:number-columns-repeated="1016"/>
        </table:table-row>
        <table:table-row table:style-name="ro1">
          <table:table-cell table:formula="of:=[.F333]" office:value-type="float" office:value="3" calcext:value-type="float">
            <text:p>3</text:p>
          </table:table-cell>
          <table:table-cell table:formula="of:=[.A333]" office:value-type="float" office:value="10" calcext:value-type="float">
            <text:p>10</text:p>
          </table:table-cell>
          <table:table-cell table:style-name="ce36" table:formula="of:=IF([.$A373]=1;[.B217];&quot;&quot;)">
            <text:p/>
          </table:table-cell>
          <table:table-cell table:style-name="ce36" table:formula="of:=IF([.$A373]=1;[.C217];&quot;&quot;)">
            <text:p/>
          </table:table-cell>
          <table:table-cell table:style-name="ce36" table:formula="of:=IF([.$A373]=2;[.B217];&quot;&quot;)">
            <text:p/>
          </table:table-cell>
          <table:table-cell table:style-name="ce36" table:formula="of:=IF([.$A373]=2;[.C217];&quot;&quot;)">
            <text:p/>
          </table:table-cell>
          <table:table-cell table:style-name="ce36" table:formula="of:=IF([.$A373]=3;[.B217];&quot;&quot;)" office:value-type="float" office:value="8.5" calcext:value-type="float">
            <text:p>8.5</text:p>
          </table:table-cell>
          <table:table-cell table:style-name="ce36" table:formula="of:=IF([.$A373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334]" office:value-type="float" office:value="3" calcext:value-type="float">
            <text:p>3</text:p>
          </table:table-cell>
          <table:table-cell table:formula="of:=[.A334]" office:value-type="float" office:value="11" calcext:value-type="float">
            <text:p>11</text:p>
          </table:table-cell>
          <table:table-cell table:style-name="ce36" table:formula="of:=IF([.$A374]=1;[.B218];&quot;&quot;)">
            <text:p/>
          </table:table-cell>
          <table:table-cell table:style-name="ce36" table:formula="of:=IF([.$A374]=1;[.C218];&quot;&quot;)">
            <text:p/>
          </table:table-cell>
          <table:table-cell table:style-name="ce36" table:formula="of:=IF([.$A374]=2;[.B218];&quot;&quot;)">
            <text:p/>
          </table:table-cell>
          <table:table-cell table:style-name="ce36" table:formula="of:=IF([.$A374]=2;[.C218];&quot;&quot;)">
            <text:p/>
          </table:table-cell>
          <table:table-cell table:style-name="ce36" table:formula="of:=IF([.$A374]=3;[.B218];&quot;&quot;)" office:value-type="float" office:value="9.6" calcext:value-type="float">
            <text:p>9.6</text:p>
          </table:table-cell>
          <table:table-cell table:style-name="ce36" table:formula="of:=IF([.$A374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335]" office:value-type="float" office:value="3" calcext:value-type="float">
            <text:p>3</text:p>
          </table:table-cell>
          <table:table-cell table:formula="of:=[.A335]" office:value-type="float" office:value="12" calcext:value-type="float">
            <text:p>12</text:p>
          </table:table-cell>
          <table:table-cell table:style-name="ce36" table:formula="of:=IF([.$A375]=1;[.B219];&quot;&quot;)">
            <text:p/>
          </table:table-cell>
          <table:table-cell table:style-name="ce36" table:formula="of:=IF([.$A375]=1;[.C219];&quot;&quot;)">
            <text:p/>
          </table:table-cell>
          <table:table-cell table:style-name="ce36" table:formula="of:=IF([.$A375]=2;[.B219];&quot;&quot;)">
            <text:p/>
          </table:table-cell>
          <table:table-cell table:style-name="ce36" table:formula="of:=IF([.$A375]=2;[.C219];&quot;&quot;)">
            <text:p/>
          </table:table-cell>
          <table:table-cell table:style-name="ce36" table:formula="of:=IF([.$A375]=3;[.B219];&quot;&quot;)" office:value-type="float" office:value="7.5" calcext:value-type="float">
            <text:p>7.5</text:p>
          </table:table-cell>
          <table:table-cell table:style-name="ce36" table:formula="of:=IF([.$A375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336]" office:value-type="float" office:value="1" calcext:value-type="float">
            <text:p>1</text:p>
          </table:table-cell>
          <table:table-cell table:formula="of:=[.A336]" office:value-type="float" office:value="13" calcext:value-type="float">
            <text:p>13</text:p>
          </table:table-cell>
          <table:table-cell table:style-name="ce36" table:formula="of:=IF([.$A376]=1;[.B220];&quot;&quot;)" office:value-type="float" office:value="4.5" calcext:value-type="float">
            <text:p>4.5</text:p>
          </table:table-cell>
          <table:table-cell table:style-name="ce36" table:formula="of:=IF([.$A376]=1;[.C220];&quot;&quot;)" office:value-type="float" office:value="12.2" calcext:value-type="float">
            <text:p>12.2</text:p>
          </table:table-cell>
          <table:table-cell table:style-name="ce36" table:formula="of:=IF([.$A376]=2;[.B220];&quot;&quot;)">
            <text:p/>
          </table:table-cell>
          <table:table-cell table:style-name="ce36" table:formula="of:=IF([.$A376]=2;[.C220];&quot;&quot;)">
            <text:p/>
          </table:table-cell>
          <table:table-cell table:style-name="ce36" table:formula="of:=IF([.$A376]=3;[.B220];&quot;&quot;)">
            <text:p/>
          </table:table-cell>
          <table:table-cell table:style-name="ce36" table:formula="of:=IF([.$A376]=3;[.C220];&quot;&quot;)">
            <text:p/>
          </table:table-cell>
          <table:table-cell table:number-columns-repeated="1016"/>
        </table:table-row>
        <table:table-row table:style-name="ro1">
          <table:table-cell table:formula="of:=[.F337]" office:value-type="float" office:value="1" calcext:value-type="float">
            <text:p>1</text:p>
          </table:table-cell>
          <table:table-cell table:formula="of:=[.A337]" office:value-type="float" office:value="14" calcext:value-type="float">
            <text:p>14</text:p>
          </table:table-cell>
          <table:table-cell table:style-name="ce36" table:formula="of:=IF([.$A377]=1;[.B221];&quot;&quot;)" office:value-type="float" office:value="4" calcext:value-type="float">
            <text:p>4</text:p>
          </table:table-cell>
          <table:table-cell table:style-name="ce36" table:formula="of:=IF([.$A377]=1;[.C221];&quot;&quot;)" office:value-type="float" office:value="13.5" calcext:value-type="float">
            <text:p>13.5</text:p>
          </table:table-cell>
          <table:table-cell table:style-name="ce36" table:formula="of:=IF([.$A377]=2;[.B221];&quot;&quot;)">
            <text:p/>
          </table:table-cell>
          <table:table-cell table:style-name="ce36" table:formula="of:=IF([.$A377]=2;[.C221];&quot;&quot;)">
            <text:p/>
          </table:table-cell>
          <table:table-cell table:style-name="ce36" table:formula="of:=IF([.$A377]=3;[.B221];&quot;&quot;)">
            <text:p/>
          </table:table-cell>
          <table:table-cell table:style-name="ce36" table:formula="of:=IF([.$A377]=3;[.C221];&quot;&quot;)">
            <text:p/>
          </table:table-cell>
          <table:table-cell table:number-columns-repeated="1016"/>
        </table:table-row>
        <table:table-row table:style-name="ro1">
          <table:table-cell table:formula="of:=[.F338]" office:value-type="float" office:value="2" calcext:value-type="float">
            <text:p>2</text:p>
          </table:table-cell>
          <table:table-cell table:formula="of:=[.A338]" office:value-type="float" office:value="15" calcext:value-type="float">
            <text:p>15</text:p>
          </table:table-cell>
          <table:table-cell table:style-name="ce36" table:formula="of:=IF([.$A378]=1;[.B222];&quot;&quot;)">
            <text:p/>
          </table:table-cell>
          <table:table-cell table:style-name="ce36" table:formula="of:=IF([.$A378]=1;[.C222];&quot;&quot;)">
            <text:p/>
          </table:table-cell>
          <table:table-cell table:style-name="ce36" table:formula="of:=IF([.$A378]=2;[.B222];&quot;&quot;)" office:value-type="float" office:value="8.6" calcext:value-type="float">
            <text:p>8.6</text:p>
          </table:table-cell>
          <table:table-cell table:style-name="ce36" table:formula="of:=IF([.$A378]=2;[.C222];&quot;&quot;)" office:value-type="float" office:value="13.2" calcext:value-type="float">
            <text:p>13.2</text:p>
          </table:table-cell>
          <table:table-cell table:style-name="ce36" table:formula="of:=IF([.$A378]=3;[.B222];&quot;&quot;)">
            <text:p/>
          </table:table-cell>
          <table:table-cell table:style-name="ce36" table:formula="of:=IF([.$A378]=3;[.C222];&quot;&quot;)">
            <text:p/>
          </table:table-cell>
          <table:table-cell table:number-columns-repeated="1016"/>
        </table:table-row>
        <table:table-row table:style-name="ro1">
          <table:table-cell table:formula="of:=[.F339]" office:value-type="float" office:value="2" calcext:value-type="float">
            <text:p>2</text:p>
          </table:table-cell>
          <table:table-cell table:formula="of:=[.A339]" office:value-type="float" office:value="16" calcext:value-type="float">
            <text:p>16</text:p>
          </table:table-cell>
          <table:table-cell table:style-name="ce36" table:formula="of:=IF([.$A379]=1;[.B223];&quot;&quot;)">
            <text:p/>
          </table:table-cell>
          <table:table-cell table:style-name="ce36" table:formula="of:=IF([.$A379]=1;[.C223];&quot;&quot;)">
            <text:p/>
          </table:table-cell>
          <table:table-cell table:style-name="ce36" table:formula="of:=IF([.$A379]=2;[.B223];&quot;&quot;)" office:value-type="float" office:value="10.2" calcext:value-type="float">
            <text:p>10.2</text:p>
          </table:table-cell>
          <table:table-cell table:style-name="ce36" table:formula="of:=IF([.$A379]=2;[.C223];&quot;&quot;)" office:value-type="float" office:value="12.8" calcext:value-type="float">
            <text:p>12.8</text:p>
          </table:table-cell>
          <table:table-cell table:style-name="ce36" table:formula="of:=IF([.$A379]=3;[.B223];&quot;&quot;)">
            <text:p/>
          </table:table-cell>
          <table:table-cell table:style-name="ce36" table:formula="of:=IF([.$A379]=3;[.C223];&quot;&quot;)">
            <text:p/>
          </table:table-cell>
          <table:table-cell table:number-columns-repeated="1016"/>
        </table:table-row>
        <table:table-row table:style-name="ro1">
          <table:table-cell table:formula="of:=[.F340]" office:value-type="float" office:value="2" calcext:value-type="float">
            <text:p>2</text:p>
          </table:table-cell>
          <table:table-cell table:formula="of:=[.A340]" office:value-type="float" office:value="17" calcext:value-type="float">
            <text:p>17</text:p>
          </table:table-cell>
          <table:table-cell table:style-name="ce36" table:formula="of:=IF([.$A380]=1;[.B224];&quot;&quot;)">
            <text:p/>
          </table:table-cell>
          <table:table-cell table:style-name="ce36" table:formula="of:=IF([.$A380]=1;[.C224];&quot;&quot;)">
            <text:p/>
          </table:table-cell>
          <table:table-cell table:style-name="ce36" table:formula="of:=IF([.$A380]=2;[.B224];&quot;&quot;)" office:value-type="float" office:value="12.2" calcext:value-type="float">
            <text:p>12.2</text:p>
          </table:table-cell>
          <table:table-cell table:style-name="ce36" table:formula="of:=IF([.$A380]=2;[.C224];&quot;&quot;)" office:value-type="float" office:value="17.8" calcext:value-type="float">
            <text:p>17.8</text:p>
          </table:table-cell>
          <table:table-cell table:style-name="ce36" table:formula="of:=IF([.$A380]=3;[.B224];&quot;&quot;)">
            <text:p/>
          </table:table-cell>
          <table:table-cell table:style-name="ce36" table:formula="of:=IF([.$A380]=3;[.C224];&quot;&quot;)">
            <text:p/>
          </table:table-cell>
          <table:table-cell table:number-columns-repeated="1016"/>
        </table:table-row>
        <table:table-row table:style-name="ro1">
          <table:table-cell table:formula="of:=[.F341]" office:value-type="float" office:value="2" calcext:value-type="float">
            <text:p>2</text:p>
          </table:table-cell>
          <table:table-cell table:formula="of:=[.A341]" office:value-type="float" office:value="18" calcext:value-type="float">
            <text:p>18</text:p>
          </table:table-cell>
          <table:table-cell table:style-name="ce36" table:formula="of:=IF([.$A381]=1;[.B225];&quot;&quot;)">
            <text:p/>
          </table:table-cell>
          <table:table-cell table:style-name="ce36" table:formula="of:=IF([.$A381]=1;[.C225];&quot;&quot;)">
            <text:p/>
          </table:table-cell>
          <table:table-cell table:style-name="ce36" table:formula="of:=IF([.$A381]=2;[.B225];&quot;&quot;)" office:value-type="float" office:value="13.5" calcext:value-type="float">
            <text:p>13.5</text:p>
          </table:table-cell>
          <table:table-cell table:style-name="ce36" table:formula="of:=IF([.$A381]=2;[.C225];&quot;&quot;)" office:value-type="float" office:value="16.4" calcext:value-type="float">
            <text:p>16.4</text:p>
          </table:table-cell>
          <table:table-cell table:style-name="ce36" table:formula="of:=IF([.$A381]=3;[.B225];&quot;&quot;)">
            <text:p/>
          </table:table-cell>
          <table:table-cell table:style-name="ce36" table:formula="of:=IF([.$A381]=3;[.C225];&quot;&quot;)">
            <text:p/>
          </table:table-cell>
          <table:table-cell table:number-columns-repeated="1016"/>
        </table:table-row>
        <table:table-row table:style-name="ro1">
          <table:table-cell table:formula="of:=[.F342]" office:value-type="float" office:value="2" calcext:value-type="float">
            <text:p>2</text:p>
          </table:table-cell>
          <table:table-cell table:formula="of:=[.A342]" office:value-type="float" office:value="19" calcext:value-type="float">
            <text:p>19</text:p>
          </table:table-cell>
          <table:table-cell table:style-name="ce36" table:formula="of:=IF([.$A382]=1;[.B226];&quot;&quot;)">
            <text:p/>
          </table:table-cell>
          <table:table-cell table:style-name="ce36" table:formula="of:=IF([.$A382]=1;[.C226];&quot;&quot;)">
            <text:p/>
          </table:table-cell>
          <table:table-cell table:style-name="ce36" table:formula="of:=IF([.$A382]=2;[.B226];&quot;&quot;)" office:value-type="float" office:value="15.6" calcext:value-type="float">
            <text:p>15.6</text:p>
          </table:table-cell>
          <table:table-cell table:style-name="ce36" table:formula="of:=IF([.$A382]=2;[.C226];&quot;&quot;)" office:value-type="float" office:value="12.2" calcext:value-type="float">
            <text:p>12.2</text:p>
          </table:table-cell>
          <table:table-cell table:style-name="ce36" table:formula="of:=IF([.$A382]=3;[.B226];&quot;&quot;)">
            <text:p/>
          </table:table-cell>
          <table:table-cell table:style-name="ce36" table:formula="of:=IF([.$A382]=3;[.C226];&quot;&quot;)">
            <text:p/>
          </table:table-cell>
          <table:table-cell table:number-columns-repeated="1016"/>
        </table:table-row>
        <table:table-row table:style-name="ro1">
          <table:table-cell table:formula="of:=[.F343]" office:value-type="float" office:value="2" calcext:value-type="float">
            <text:p>2</text:p>
          </table:table-cell>
          <table:table-cell table:formula="of:=[.A343]" office:value-type="float" office:value="20" calcext:value-type="float">
            <text:p>20</text:p>
          </table:table-cell>
          <table:table-cell table:style-name="ce36" table:formula="of:=IF([.$A383]=1;[.B227];&quot;&quot;)">
            <text:p/>
          </table:table-cell>
          <table:table-cell table:style-name="ce36" table:formula="of:=IF([.$A383]=1;[.C227];&quot;&quot;)">
            <text:p/>
          </table:table-cell>
          <table:table-cell table:style-name="ce36" table:formula="of:=IF([.$A383]=2;[.B227];&quot;&quot;)" office:value-type="float" office:value="10.3" calcext:value-type="float">
            <text:p>10.3</text:p>
          </table:table-cell>
          <table:table-cell table:style-name="ce36" table:formula="of:=IF([.$A383]=2;[.C227];&quot;&quot;)" office:value-type="float" office:value="10.4" calcext:value-type="float">
            <text:p>10.4</text:p>
          </table:table-cell>
          <table:table-cell table:style-name="ce36" table:formula="of:=IF([.$A383]=3;[.B227];&quot;&quot;)">
            <text:p/>
          </table:table-cell>
          <table:table-cell table:style-name="ce36" table:formula="of:=IF([.$A383]=3;[.C227];&quot;&quot;)">
            <text:p/>
          </table:table-cell>
          <table:table-cell table:number-columns-repeated="1016"/>
        </table:table-row>
        <table:table-row table:style-name="ro1">
          <table:table-cell table:formula="of:=[.F344]" office:value-type="float" office:value="2" calcext:value-type="float">
            <text:p>2</text:p>
          </table:table-cell>
          <table:table-cell table:formula="of:=[.A344]" office:value-type="float" office:value="21" calcext:value-type="float">
            <text:p>21</text:p>
          </table:table-cell>
          <table:table-cell table:style-name="ce36" table:formula="of:=IF([.$A384]=1;[.B228];&quot;&quot;)">
            <text:p/>
          </table:table-cell>
          <table:table-cell table:style-name="ce36" table:formula="of:=IF([.$A384]=1;[.C228];&quot;&quot;)">
            <text:p/>
          </table:table-cell>
          <table:table-cell table:style-name="ce36" table:formula="of:=IF([.$A384]=2;[.B228];&quot;&quot;)" office:value-type="float" office:value="9.8" calcext:value-type="float">
            <text:p>9.8</text:p>
          </table:table-cell>
          <table:table-cell table:style-name="ce36" table:formula="of:=IF([.$A384]=2;[.C228];&quot;&quot;)" office:value-type="float" office:value="10.4" calcext:value-type="float">
            <text:p>10.4</text:p>
          </table:table-cell>
          <table:table-cell table:style-name="ce36" table:formula="of:=IF([.$A384]=3;[.B228];&quot;&quot;)">
            <text:p/>
          </table:table-cell>
          <table:table-cell table:style-name="ce36" table:formula="of:=IF([.$A384]=3;[.C228];&quot;&quot;)">
            <text:p/>
          </table:table-cell>
          <table:table-cell table:number-columns-repeated="1016"/>
        </table:table-row>
        <table:table-row table:style-name="ro1">
          <table:table-cell table:formula="of:=[.F345]" office:value-type="float" office:value="2" calcext:value-type="float">
            <text:p>2</text:p>
          </table:table-cell>
          <table:table-cell table:formula="of:=[.A345]" office:value-type="float" office:value="22" calcext:value-type="float">
            <text:p>22</text:p>
          </table:table-cell>
          <table:table-cell table:style-name="ce36" table:formula="of:=IF([.$A385]=1;[.B229];&quot;&quot;)">
            <text:p/>
          </table:table-cell>
          <table:table-cell table:style-name="ce36" table:formula="of:=IF([.$A385]=1;[.C229];&quot;&quot;)">
            <text:p/>
          </table:table-cell>
          <table:table-cell table:style-name="ce36" table:formula="of:=IF([.$A385]=2;[.B229];&quot;&quot;)" office:value-type="float" office:value="8.3" calcext:value-type="float">
            <text:p>8.3</text:p>
          </table:table-cell>
          <table:table-cell table:style-name="ce36" table:formula="of:=IF([.$A385]=2;[.C229];&quot;&quot;)" office:value-type="float" office:value="11.3" calcext:value-type="float">
            <text:p>11.3</text:p>
          </table:table-cell>
          <table:table-cell table:style-name="ce36" table:formula="of:=IF([.$A385]=3;[.B229];&quot;&quot;)">
            <text:p/>
          </table:table-cell>
          <table:table-cell table:style-name="ce36" table:formula="of:=IF([.$A385]=3;[.C229];&quot;&quot;)">
            <text:p/>
          </table:table-cell>
          <table:table-cell table:number-columns-repeated="1016"/>
        </table:table-row>
        <table:table-row table:style-name="ro1">
          <table:table-cell table:formula="of:=[.F346]" office:value-type="float" office:value="3" calcext:value-type="float">
            <text:p>3</text:p>
          </table:table-cell>
          <table:table-cell table:formula="of:=[.A346]" office:value-type="float" office:value="23" calcext:value-type="float">
            <text:p>23</text:p>
          </table:table-cell>
          <table:table-cell table:style-name="ce36" table:formula="of:=IF([.$A386]=1;[.B230];&quot;&quot;)">
            <text:p/>
          </table:table-cell>
          <table:table-cell table:style-name="ce36" table:formula="of:=IF([.$A386]=1;[.C230];&quot;&quot;)">
            <text:p/>
          </table:table-cell>
          <table:table-cell table:style-name="ce36" table:formula="of:=IF([.$A386]=2;[.B230];&quot;&quot;)">
            <text:p/>
          </table:table-cell>
          <table:table-cell table:style-name="ce36" table:formula="of:=IF([.$A386]=2;[.C230];&quot;&quot;)">
            <text:p/>
          </table:table-cell>
          <table:table-cell table:style-name="ce36" table:formula="of:=IF([.$A386]=3;[.B230];&quot;&quot;)" office:value-type="float" office:value="5.6" calcext:value-type="float">
            <text:p>5.6</text:p>
          </table:table-cell>
          <table:table-cell table:style-name="ce36" table:formula="of:=IF([.$A386]=3;[.C230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347]" office:value-type="float" office:value="3" calcext:value-type="float">
            <text:p>3</text:p>
          </table:table-cell>
          <table:table-cell table:formula="of:=[.A347]" office:value-type="float" office:value="24" calcext:value-type="float">
            <text:p>24</text:p>
          </table:table-cell>
          <table:table-cell table:style-name="ce36" table:formula="of:=IF([.$A387]=1;[.B231];&quot;&quot;)">
            <text:p/>
          </table:table-cell>
          <table:table-cell table:style-name="ce36" table:formula="of:=IF([.$A387]=1;[.C231];&quot;&quot;)">
            <text:p/>
          </table:table-cell>
          <table:table-cell table:style-name="ce36" table:formula="of:=IF([.$A387]=2;[.B231];&quot;&quot;)">
            <text:p/>
          </table:table-cell>
          <table:table-cell table:style-name="ce36" table:formula="of:=IF([.$A387]=2;[.C231];&quot;&quot;)">
            <text:p/>
          </table:table-cell>
          <table:table-cell table:style-name="ce36" table:formula="of:=IF([.$A387]=3;[.B231];&quot;&quot;)" office:value-type="float" office:value="7.8" calcext:value-type="float">
            <text:p>7.8</text:p>
          </table:table-cell>
          <table:table-cell table:style-name="ce36" table:formula="of:=IF([.$A387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348]" office:value-type="float" office:value="1" calcext:value-type="float">
            <text:p>1</text:p>
          </table:table-cell>
          <table:table-cell table:formula="of:=[.A348]" office:value-type="float" office:value="25" calcext:value-type="float">
            <text:p>25</text:p>
          </table:table-cell>
          <table:table-cell table:style-name="ce36" table:formula="of:=IF([.$A388]=1;[.B232];&quot;&quot;)" office:value-type="float" office:value="4.7" calcext:value-type="float">
            <text:p>4.7</text:p>
          </table:table-cell>
          <table:table-cell table:style-name="ce36" table:formula="of:=IF([.$A388]=1;[.C232];&quot;&quot;)" office:value-type="float" office:value="7.8" calcext:value-type="float">
            <text:p>7.8</text:p>
          </table:table-cell>
          <table:table-cell table:style-name="ce36" table:formula="of:=IF([.$A388]=2;[.B232];&quot;&quot;)">
            <text:p/>
          </table:table-cell>
          <table:table-cell table:style-name="ce36" table:formula="of:=IF([.$A388]=2;[.C232];&quot;&quot;)">
            <text:p/>
          </table:table-cell>
          <table:table-cell table:style-name="ce36" table:formula="of:=IF([.$A388]=3;[.B232];&quot;&quot;)">
            <text:p/>
          </table:table-cell>
          <table:table-cell table:style-name="ce36" table:formula="of:=IF([.$A388]=3;[.C232];&quot;&quot;)">
            <text:p/>
          </table:table-cell>
          <table:table-cell table:number-columns-repeated="1016"/>
        </table:table-row>
        <table:table-row table:style-name="ro1">
          <table:table-cell table:formula="of:=[.F349]" office:value-type="float" office:value="3" calcext:value-type="float">
            <text:p>3</text:p>
          </table:table-cell>
          <table:table-cell table:formula="of:=[.A349]" office:value-type="float" office:value="26" calcext:value-type="float">
            <text:p>26</text:p>
          </table:table-cell>
          <table:table-cell table:style-name="ce36" table:formula="of:=IF([.$A389]=1;[.B233];&quot;&quot;)">
            <text:p/>
          </table:table-cell>
          <table:table-cell table:style-name="ce36" table:formula="of:=IF([.$A389]=1;[.C233];&quot;&quot;)">
            <text:p/>
          </table:table-cell>
          <table:table-cell table:style-name="ce36" table:formula="of:=IF([.$A389]=2;[.B233];&quot;&quot;)">
            <text:p/>
          </table:table-cell>
          <table:table-cell table:style-name="ce36" table:formula="of:=IF([.$A389]=2;[.C233];&quot;&quot;)">
            <text:p/>
          </table:table-cell>
          <table:table-cell table:style-name="ce36" table:formula="of:=IF([.$A389]=3;[.B233];&quot;&quot;)" office:value-type="float" office:value="7.8" calcext:value-type="float">
            <text:p>7.8</text:p>
          </table:table-cell>
          <table:table-cell table:style-name="ce36" table:formula="of:=IF([.$A389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350]" office:value-type="float" office:value="2" calcext:value-type="float">
            <text:p>2</text:p>
          </table:table-cell>
          <table:table-cell table:formula="of:=[.A350]" office:value-type="float" office:value="27" calcext:value-type="float">
            <text:p>27</text:p>
          </table:table-cell>
          <table:table-cell table:style-name="ce36" table:formula="of:=IF([.$A390]=1;[.B234];&quot;&quot;)">
            <text:p/>
          </table:table-cell>
          <table:table-cell table:style-name="ce36" table:formula="of:=IF([.$A390]=1;[.C234];&quot;&quot;)">
            <text:p/>
          </table:table-cell>
          <table:table-cell table:style-name="ce36" table:formula="of:=IF([.$A390]=2;[.B234];&quot;&quot;)" office:value-type="float" office:value="13.3" calcext:value-type="float">
            <text:p>13.3</text:p>
          </table:table-cell>
          <table:table-cell table:style-name="ce36" table:formula="of:=IF([.$A390]=2;[.C234];&quot;&quot;)" office:value-type="float" office:value="8.9" calcext:value-type="float">
            <text:p>8.9</text:p>
          </table:table-cell>
          <table:table-cell table:style-name="ce36" table:formula="of:=IF([.$A390]=3;[.B234];&quot;&quot;)">
            <text:p/>
          </table:table-cell>
          <table:table-cell table:style-name="ce36" table:formula="of:=IF([.$A390]=3;[.C234];&quot;&quot;)">
            <text:p/>
          </table:table-cell>
          <table:table-cell table:number-columns-repeated="1016"/>
        </table:table-row>
        <table:table-row table:style-name="ro1">
          <table:table-cell table:formula="of:=[.F351]" office:value-type="float" office:value="1" calcext:value-type="float">
            <text:p>1</text:p>
          </table:table-cell>
          <table:table-cell table:formula="of:=[.A351]" office:value-type="float" office:value="28" calcext:value-type="float">
            <text:p>28</text:p>
          </table:table-cell>
          <table:table-cell table:style-name="ce36" table:formula="of:=IF([.$A391]=1;[.B235];&quot;&quot;)" office:value-type="float" office:value="3.4" calcext:value-type="float">
            <text:p>3.4</text:p>
          </table:table-cell>
          <table:table-cell table:style-name="ce36" table:formula="of:=IF([.$A391]=1;[.C235];&quot;&quot;)" office:value-type="float" office:value="4.6" calcext:value-type="float">
            <text:p>4.6</text:p>
          </table:table-cell>
          <table:table-cell table:style-name="ce36" table:formula="of:=IF([.$A391]=2;[.B235];&quot;&quot;)">
            <text:p/>
          </table:table-cell>
          <table:table-cell table:style-name="ce36" table:formula="of:=IF([.$A391]=2;[.C235];&quot;&quot;)">
            <text:p/>
          </table:table-cell>
          <table:table-cell table:style-name="ce36" table:formula="of:=IF([.$A391]=3;[.B235];&quot;&quot;)">
            <text:p/>
          </table:table-cell>
          <table:table-cell table:style-name="ce36" table:formula="of:=IF([.$A391]=3;[.C235];&quot;&quot;)">
            <text:p/>
          </table:table-cell>
          <table:table-cell table:number-columns-repeated="1016"/>
        </table:table-row>
        <table:table-row table:style-name="ro1">
          <table:table-cell table:formula="of:=[.F352]" office:value-type="float" office:value="3" calcext:value-type="float">
            <text:p>3</text:p>
          </table:table-cell>
          <table:table-cell table:formula="of:=[.A352]" office:value-type="float" office:value="29" calcext:value-type="float">
            <text:p>29</text:p>
          </table:table-cell>
          <table:table-cell table:style-name="ce36" table:formula="of:=IF([.$A392]=1;[.B236];&quot;&quot;)">
            <text:p/>
          </table:table-cell>
          <table:table-cell table:style-name="ce36" table:formula="of:=IF([.$A392]=1;[.C236];&quot;&quot;)">
            <text:p/>
          </table:table-cell>
          <table:table-cell table:style-name="ce36" table:formula="of:=IF([.$A392]=2;[.B236];&quot;&quot;)">
            <text:p/>
          </table:table-cell>
          <table:table-cell table:style-name="ce36" table:formula="of:=IF([.$A392]=2;[.C236];&quot;&quot;)">
            <text:p/>
          </table:table-cell>
          <table:table-cell table:style-name="ce36" table:formula="of:=IF([.$A392]=3;[.B236];&quot;&quot;)" office:value-type="float" office:value="5.6" calcext:value-type="float">
            <text:p>5.6</text:p>
          </table:table-cell>
          <table:table-cell table:style-name="ce36" table:formula="of:=IF([.$A392]=3;[.C236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353]" office:value-type="float" office:value="3" calcext:value-type="float">
            <text:p>3</text:p>
          </table:table-cell>
          <table:table-cell table:formula="of:=[.A353]" office:value-type="float" office:value="30" calcext:value-type="float">
            <text:p>30</text:p>
          </table:table-cell>
          <table:table-cell table:style-name="ce36" table:formula="of:=IF([.$A393]=1;[.B237];&quot;&quot;)">
            <text:p/>
          </table:table-cell>
          <table:table-cell table:style-name="ce36" table:formula="of:=IF([.$A393]=1;[.C237];&quot;&quot;)">
            <text:p/>
          </table:table-cell>
          <table:table-cell table:style-name="ce36" table:formula="of:=IF([.$A393]=2;[.B237];&quot;&quot;)">
            <text:p/>
          </table:table-cell>
          <table:table-cell table:style-name="ce36" table:formula="of:=IF([.$A393]=2;[.C237];&quot;&quot;)">
            <text:p/>
          </table:table-cell>
          <table:table-cell table:style-name="ce36" table:formula="of:=IF([.$A393]=3;[.B237];&quot;&quot;)" office:value-type="float" office:value="7.9" calcext:value-type="float">
            <text:p>7.9</text:p>
          </table:table-cell>
          <table:table-cell table:style-name="ce36" table:formula="of:=IF([.$A393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354]" office:value-type="float" office:value="3" calcext:value-type="float">
            <text:p>3</text:p>
          </table:table-cell>
          <table:table-cell table:formula="of:=[.A354]" office:value-type="float" office:value="31" calcext:value-type="float">
            <text:p>31</text:p>
          </table:table-cell>
          <table:table-cell table:style-name="ce36" table:formula="of:=IF([.$A394]=1;[.B238];&quot;&quot;)">
            <text:p/>
          </table:table-cell>
          <table:table-cell table:style-name="ce36" table:formula="of:=IF([.$A394]=1;[.C238];&quot;&quot;)">
            <text:p/>
          </table:table-cell>
          <table:table-cell table:style-name="ce36" table:formula="of:=IF([.$A394]=2;[.B238];&quot;&quot;)">
            <text:p/>
          </table:table-cell>
          <table:table-cell table:style-name="ce36" table:formula="of:=IF([.$A394]=2;[.C238];&quot;&quot;)">
            <text:p/>
          </table:table-cell>
          <table:table-cell table:style-name="ce36" table:formula="of:=IF([.$A394]=3;[.B238];&quot;&quot;)" office:value-type="float" office:value="5.8" calcext:value-type="float">
            <text:p>5.8</text:p>
          </table:table-cell>
          <table:table-cell table:style-name="ce36" table:formula="of:=IF([.$A394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355]" office:value-type="float" office:value="1" calcext:value-type="float">
            <text:p>1</text:p>
          </table:table-cell>
          <table:table-cell table:formula="of:=[.A355]" office:value-type="float" office:value="32" calcext:value-type="float">
            <text:p>32</text:p>
          </table:table-cell>
          <table:table-cell table:style-name="ce36" table:formula="of:=IF([.$A395]=1;[.B239];&quot;&quot;)" office:value-type="float" office:value="4.8" calcext:value-type="float">
            <text:p>4.8</text:p>
          </table:table-cell>
          <table:table-cell table:style-name="ce36" table:formula="of:=IF([.$A395]=1;[.C239];&quot;&quot;)" office:value-type="float" office:value="4.6" calcext:value-type="float">
            <text:p>4.6</text:p>
          </table:table-cell>
          <table:table-cell table:style-name="ce36" table:formula="of:=IF([.$A395]=2;[.B239];&quot;&quot;)">
            <text:p/>
          </table:table-cell>
          <table:table-cell table:style-name="ce36" table:formula="of:=IF([.$A395]=2;[.C239];&quot;&quot;)">
            <text:p/>
          </table:table-cell>
          <table:table-cell table:style-name="ce36" table:formula="of:=IF([.$A395]=3;[.B239];&quot;&quot;)">
            <text:p/>
          </table:table-cell>
          <table:table-cell table:style-name="ce36" table:formula="of:=IF([.$A395]=3;[.C239];&quot;&quot;)">
            <text:p/>
          </table:table-cell>
          <table:table-cell table:number-columns-repeated="1016"/>
        </table:table-row>
        <table:table-row table:style-name="ro1">
          <table:table-cell table:formula="of:=[.F356]" office:value-type="float" office:value="2" calcext:value-type="float">
            <text:p>2</text:p>
          </table:table-cell>
          <table:table-cell table:formula="of:=[.A356]" office:value-type="float" office:value="33" calcext:value-type="float">
            <text:p>33</text:p>
          </table:table-cell>
          <table:table-cell table:style-name="ce36" table:formula="of:=IF([.$A396]=1;[.B240];&quot;&quot;)">
            <text:p/>
          </table:table-cell>
          <table:table-cell table:style-name="ce36" table:formula="of:=IF([.$A396]=1;[.C240];&quot;&quot;)">
            <text:p/>
          </table:table-cell>
          <table:table-cell table:style-name="ce36" table:formula="of:=IF([.$A396]=2;[.B240];&quot;&quot;)" office:value-type="float" office:value="12.4" calcext:value-type="float">
            <text:p>12.4</text:p>
          </table:table-cell>
          <table:table-cell table:style-name="ce36" table:formula="of:=IF([.$A396]=2;[.C240];&quot;&quot;)" office:value-type="float" office:value="9.1" calcext:value-type="float">
            <text:p>9.1</text:p>
          </table:table-cell>
          <table:table-cell table:style-name="ce36" table:formula="of:=IF([.$A396]=3;[.B240];&quot;&quot;)">
            <text:p/>
          </table:table-cell>
          <table:table-cell table:style-name="ce36" table:formula="of:=IF([.$A396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64:.C396])" office:value-type="float" office:value="3.78461538461538" calcext:value-type="float">
            <text:p>3.78461538461538</text:p>
          </table:table-cell>
          <table:table-cell table:formula="of:=AVERAGE([.D364:.D396])" office:value-type="float" office:value="6.56923076923077" calcext:value-type="float">
            <text:p>6.56923076923077</text:p>
          </table:table-cell>
          <table:table-cell table:formula="of:=AVERAGE([.E364:.E396])" office:value-type="float" office:value="11.42" calcext:value-type="float">
            <text:p>11.42</text:p>
          </table:table-cell>
          <table:table-cell table:formula="of:=AVERAGE([.F364:.F396])" office:value-type="float" office:value="12.25" calcext:value-type="float">
            <text:p>12.25</text:p>
          </table:table-cell>
          <table:table-cell table:formula="of:=AVERAGE([.G364:.G396])" office:value-type="float" office:value="7.36" calcext:value-type="float">
            <text:p>7.36</text:p>
          </table:table-cell>
          <table:table-cell table:formula="of:=AVERAGE([.H364:.H396])" office:value-type="float" office:value="6.43" calcext:value-type="float">
            <text:p>6.4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6: Repeat Step 4 for new averages calculated in Step 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XMY2([.$B208:.$C208];cluster1_2)" office:value-type="float" office:value="17.5319526627219" calcext:value-type="float">
            <text:p>17.5319526627219</text:p>
          </table:table-cell>
          <table:table-cell table:formula="of:=SUMXMY2([.$B208:.$C208];cluster2_2)" office:value-type="float" office:value="29.4289" calcext:value-type="float">
            <text:p>29.4289</text:p>
          </table:table-cell>
          <table:table-cell table:formula="of:=SUMXMY2([.$B208:.$C208];cluster3_2)" office:value-type="float" office:value="4.30449999999999" calcext:value-type="float">
            <text:p>4.30449999999999</text:p>
          </table:table-cell>
          <table:table-cell table:formula="of:=MIN([.B403:.D403])" office:value-type="float" office:value="4.30449999999999" calcext:value-type="float">
            <text:p>4.30449999999999</text:p>
          </table:table-cell>
          <table:table-cell table:formula="of:=IF([.E403]=[.B403];[.B$243];IF([.E403]=[.C403];[.C$243];IF([.E403]=[.D40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XMY2([.$B209:.$C209];cluster1_2)" office:value-type="float" office:value="3.04502958579882" calcext:value-type="float">
            <text:p>3.04502958579882</text:p>
          </table:table-cell>
          <table:table-cell table:formula="of:=SUMXMY2([.$B209:.$C209];cluster2_2)" office:value-type="float" office:value="109.5109" calcext:value-type="float">
            <text:p>109.5109</text:p>
          </table:table-cell>
          <table:table-cell table:formula="of:=SUMXMY2([.$B209:.$C209];cluster3_2)" office:value-type="float" office:value="27.3825" calcext:value-type="float">
            <text:p>27.3825</text:p>
          </table:table-cell>
          <table:table-cell table:formula="of:=MIN([.B404:.D404])" office:value-type="float" office:value="3.04502958579882" calcext:value-type="float">
            <text:p>3.04502958579882</text:p>
          </table:table-cell>
          <table:table-cell table:formula="of:=IF([.E404]=[.B404];[.B$243];IF([.E404]=[.C404];[.C$243];IF([.E404]=[.D40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XMY2([.$B210:.$C210];cluster1_2)" office:value-type="float" office:value="5.49118343195265" calcext:value-type="float">
            <text:p>5.49118343195265</text:p>
          </table:table-cell>
          <table:table-cell table:formula="of:=SUMXMY2([.$B210:.$C210];cluster2_2)" office:value-type="float" office:value="130.7709" calcext:value-type="float">
            <text:p>130.7709</text:p>
          </table:table-cell>
          <table:table-cell table:formula="of:=SUMXMY2([.$B210:.$C210];cluster3_2)" office:value-type="float" office:value="21.8425" calcext:value-type="float">
            <text:p>21.8425</text:p>
          </table:table-cell>
          <table:table-cell table:formula="of:=MIN([.B405:.D405])" office:value-type="float" office:value="5.49118343195265" calcext:value-type="float">
            <text:p>5.49118343195265</text:p>
          </table:table-cell>
          <table:table-cell table:formula="of:=IF([.E405]=[.B405];[.B$243];IF([.E405]=[.C405];[.C$243];IF([.E405]=[.D40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XMY2([.$B211:.$C211];cluster1_2)" office:value-type="float" office:value="0.189644970414202" calcext:value-type="float">
            <text:p>0.189644970414202</text:p>
          </table:table-cell>
          <table:table-cell table:formula="of:=SUMXMY2([.$B211:.$C211];cluster2_2)" office:value-type="float" office:value="82.9309" calcext:value-type="float">
            <text:p>82.9309</text:p>
          </table:table-cell>
          <table:table-cell table:formula="of:=SUMXMY2([.$B211:.$C211];cluster3_2)" office:value-type="float" office:value="10.0585" calcext:value-type="float">
            <text:p>10.0585</text:p>
          </table:table-cell>
          <table:table-cell table:formula="of:=MIN([.B406:.D406])" office:value-type="float" office:value="0.189644970414202" calcext:value-type="float">
            <text:p>0.189644970414202</text:p>
          </table:table-cell>
          <table:table-cell table:formula="of:=IF([.E406]=[.B406];[.B$243];IF([.E406]=[.C406];[.C$243];IF([.E406]=[.D40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XMY2([.$B212:.$C212];cluster1_2)" office:value-type="float" office:value="0.857337278106506" calcext:value-type="float">
            <text:p>0.857337278106506</text:p>
          </table:table-cell>
          <table:table-cell table:formula="of:=SUMXMY2([.$B212:.$C212];cluster2_2)" office:value-type="float" office:value="92.2969" calcext:value-type="float">
            <text:p>92.2969</text:p>
          </table:table-cell>
          <table:table-cell table:formula="of:=SUMXMY2([.$B212:.$C212];cluster3_2)" office:value-type="float" office:value="9.7605" calcext:value-type="float">
            <text:p>9.7605</text:p>
          </table:table-cell>
          <table:table-cell table:formula="of:=MIN([.B407:.D407])" office:value-type="float" office:value="0.857337278106506" calcext:value-type="float">
            <text:p>0.857337278106506</text:p>
          </table:table-cell>
          <table:table-cell table:formula="of:=IF([.E407]=[.B407];[.B$243];IF([.E407]=[.C407];[.C$243];IF([.E407]=[.D40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XMY2([.$B213:.$C213];cluster1_2)" office:value-type="float" office:value="9.93195266272188" calcext:value-type="float">
            <text:p>9.93195266272188</text:p>
          </table:table-cell>
          <table:table-cell table:formula="of:=SUMXMY2([.$B213:.$C213];cluster2_2)" office:value-type="float" office:value="124.4489" calcext:value-type="float">
            <text:p>124.4489</text:p>
          </table:table-cell>
          <table:table-cell table:formula="of:=SUMXMY2([.$B213:.$C213];cluster3_2)" office:value-type="float" office:value="16.7645" calcext:value-type="float">
            <text:p>16.7645</text:p>
          </table:table-cell>
          <table:table-cell table:formula="of:=MIN([.B408:.D408])" office:value-type="float" office:value="9.93195266272188" calcext:value-type="float">
            <text:p>9.93195266272188</text:p>
          </table:table-cell>
          <table:table-cell table:formula="of:=IF([.E408]=[.B408];[.B$243];IF([.E408]=[.C408];[.C$243];IF([.E408]=[.D40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XMY2([.$B214:.$C214];cluster1_2)" office:value-type="float" office:value="19.0696449704142" calcext:value-type="float">
            <text:p>19.0696449704142</text:p>
          </table:table-cell>
          <table:table-cell table:formula="of:=SUMXMY2([.$B214:.$C214];cluster2_2)" office:value-type="float" office:value="180.0709" calcext:value-type="float">
            <text:p>180.0709</text:p>
          </table:table-cell>
          <table:table-cell table:formula="of:=SUMXMY2([.$B214:.$C214];cluster3_2)" office:value-type="float" office:value="42.0705" calcext:value-type="float">
            <text:p>42.0705</text:p>
          </table:table-cell>
          <table:table-cell table:formula="of:=MIN([.B409:.D409])" office:value-type="float" office:value="19.0696449704142" calcext:value-type="float">
            <text:p>19.0696449704142</text:p>
          </table:table-cell>
          <table:table-cell table:formula="of:=IF([.E409]=[.B409];[.B$243];IF([.E409]=[.C409];[.C$243];IF([.E409]=[.D40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XMY2([.$B215:.$C215];cluster1_2)" office:value-type="float" office:value="9.40887573964496" calcext:value-type="float">
            <text:p>9.40887573964496</text:p>
          </table:table-cell>
          <table:table-cell table:formula="of:=SUMXMY2([.$B215:.$C215];cluster2_2)" office:value-type="float" office:value="149.1409" calcext:value-type="float">
            <text:p>149.1409</text:p>
          </table:table-cell>
          <table:table-cell table:formula="of:=SUMXMY2([.$B215:.$C215];cluster3_2)" office:value-type="float" office:value="29.1685" calcext:value-type="float">
            <text:p>29.1685</text:p>
          </table:table-cell>
          <table:table-cell table:formula="of:=MIN([.B410:.D410])" office:value-type="float" office:value="9.40887573964496" calcext:value-type="float">
            <text:p>9.40887573964496</text:p>
          </table:table-cell>
          <table:table-cell table:formula="of:=IF([.E410]=[.B410];[.B$243];IF([.E410]=[.C410];[.C$243];IF([.E410]=[.D41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XMY2([.$B216:.$C216];cluster1_2)" office:value-type="float" office:value="5.9442603550296" calcext:value-type="float">
            <text:p>5.9442603550296</text:p>
          </table:table-cell>
          <table:table-cell table:formula="of:=SUMXMY2([.$B216:.$C216];cluster2_2)" office:value-type="float" office:value="59.1089" calcext:value-type="float">
            <text:p>59.1089</text:p>
          </table:table-cell>
          <table:table-cell table:formula="of:=SUMXMY2([.$B216:.$C216];cluster3_2)" office:value-type="float" office:value="14.2805" calcext:value-type="float">
            <text:p>14.2805</text:p>
          </table:table-cell>
          <table:table-cell table:formula="of:=MIN([.B411:.D411])" office:value-type="float" office:value="5.9442603550296" calcext:value-type="float">
            <text:p>5.9442603550296</text:p>
          </table:table-cell>
          <table:table-cell table:formula="of:=IF([.E411]=[.B411];[.B$243];IF([.E411]=[.C411];[.C$243];IF([.E411]=[.D41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XMY2([.$B217:.$C217];cluster1_2)" office:value-type="float" office:value="23.1742603550296" calcext:value-type="float">
            <text:p>23.1742603550296</text:p>
          </table:table-cell>
          <table:table-cell table:formula="of:=SUMXMY2([.$B217:.$C217];cluster2_2)" office:value-type="float" office:value="52.7489" calcext:value-type="float">
            <text:p>52.7489</text:p>
          </table:table-cell>
          <table:table-cell table:formula="of:=SUMXMY2([.$B217:.$C217];cluster3_2)" office:value-type="float" office:value="1.9885" calcext:value-type="float">
            <text:p>1.9885</text:p>
          </table:table-cell>
          <table:table-cell table:formula="of:=MIN([.B412:.D412])" office:value-type="float" office:value="1.9885" calcext:value-type="float">
            <text:p>1.9885</text:p>
          </table:table-cell>
          <table:table-cell table:formula="of:=IF([.E412]=[.B412];[.B$243];IF([.E412]=[.C412];[.C$243];IF([.E412]=[.D41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XMY2([.$B218:.$C218];cluster1_2)" office:value-type="float" office:value="37.6965680473373" calcext:value-type="float">
            <text:p>37.6965680473373</text:p>
          </table:table-cell>
          <table:table-cell table:formula="of:=SUMXMY2([.$B218:.$C218];cluster2_2)" office:value-type="float" office:value="61.8349" calcext:value-type="float">
            <text:p>61.8349</text:p>
          </table:table-cell>
          <table:table-cell table:formula="of:=SUMXMY2([.$B218:.$C218];cluster3_2)" office:value-type="float" office:value="8.36650000000001" calcext:value-type="float">
            <text:p>8.36650000000001</text:p>
          </table:table-cell>
          <table:table-cell table:formula="of:=MIN([.B413:.D413])" office:value-type="float" office:value="8.36650000000001" calcext:value-type="float">
            <text:p>8.36650000000001</text:p>
          </table:table-cell>
          <table:table-cell table:formula="of:=IF([.E413]=[.B413];[.B$243];IF([.E413]=[.C413];[.C$243];IF([.E413]=[.D41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XMY2([.$B219:.$C219];cluster1_2)" office:value-type="float" office:value="16.5904142011834" calcext:value-type="float">
            <text:p>16.5904142011834</text:p>
          </table:table-cell>
          <table:table-cell table:formula="of:=SUMXMY2([.$B219:.$C219];cluster2_2)" office:value-type="float" office:value="69.3889" calcext:value-type="float">
            <text:p>69.3889</text:p>
          </table:table-cell>
          <table:table-cell table:formula="of:=SUMXMY2([.$B219:.$C219];cluster3_2)" office:value-type="float" office:value="2.3605" calcext:value-type="float">
            <text:p>2.3605</text:p>
          </table:table-cell>
          <table:table-cell table:formula="of:=MIN([.B414:.D414])" office:value-type="float" office:value="2.3605" calcext:value-type="float">
            <text:p>2.3605</text:p>
          </table:table-cell>
          <table:table-cell table:formula="of:=IF([.E414]=[.B414];[.B$243];IF([.E414]=[.C414];[.C$243];IF([.E414]=[.D41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XMY2([.$B220:.$C220];cluster1_2)" office:value-type="float" office:value="32.2173372781065" calcext:value-type="float">
            <text:p>32.2173372781065</text:p>
          </table:table-cell>
          <table:table-cell table:formula="of:=SUMXMY2([.$B220:.$C220];cluster2_2)" office:value-type="float" office:value="47.8889" calcext:value-type="float">
            <text:p>47.8889</text:p>
          </table:table-cell>
          <table:table-cell table:formula="of:=SUMXMY2([.$B220:.$C220];cluster3_2)" office:value-type="float" office:value="41.4725" calcext:value-type="float">
            <text:p>41.4725</text:p>
          </table:table-cell>
          <table:table-cell table:formula="of:=MIN([.B415:.D415])" office:value-type="float" office:value="32.2173372781065" calcext:value-type="float">
            <text:p>32.2173372781065</text:p>
          </table:table-cell>
          <table:table-cell table:formula="of:=IF([.E415]=[.B415];[.B$243];IF([.E415]=[.C415];[.C$243];IF([.E415]=[.D41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XMY2([.$B221:.$C221];cluster1_2)" office:value-type="float" office:value="48.0819526627219" calcext:value-type="float">
            <text:p>48.0819526627219</text:p>
          </table:table-cell>
          <table:table-cell table:formula="of:=SUMXMY2([.$B221:.$C221];cluster2_2)" office:value-type="float" office:value="56.6189" calcext:value-type="float">
            <text:p>56.6189</text:p>
          </table:table-cell>
          <table:table-cell table:formula="of:=SUMXMY2([.$B221:.$C221];cluster3_2)" office:value-type="float" office:value="61.2745" calcext:value-type="float">
            <text:p>61.2745</text:p>
          </table:table-cell>
          <table:table-cell table:formula="of:=MIN([.B416:.D416])" office:value-type="float" office:value="48.0819526627219" calcext:value-type="float">
            <text:p>48.0819526627219</text:p>
          </table:table-cell>
          <table:table-cell table:formula="of:=IF([.E416]=[.B416];[.B$243];IF([.E416]=[.C416];[.C$243];IF([.E416]=[.D41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XMY2([.$B222:.$C222];cluster1_2)" office:value-type="float" office:value="67.1550295857988" calcext:value-type="float">
            <text:p>67.1550295857988</text:p>
          </table:table-cell>
          <table:table-cell table:formula="of:=SUMXMY2([.$B222:.$C222];cluster2_2)" office:value-type="float" office:value="8.85489999999999" calcext:value-type="float">
            <text:p>8.85489999999999</text:p>
          </table:table-cell>
          <table:table-cell table:formula="of:=SUMXMY2([.$B222:.$C222];cluster3_2)" office:value-type="float" office:value="47.3705" calcext:value-type="float">
            <text:p>47.3705</text:p>
          </table:table-cell>
          <table:table-cell table:formula="of:=MIN([.B417:.D417])" office:value-type="float" office:value="8.85489999999999" calcext:value-type="float">
            <text:p>8.85489999999999</text:p>
          </table:table-cell>
          <table:table-cell table:formula="of:=IF([.E417]=[.B417];[.B$243];IF([.E417]=[.C417];[.C$243];IF([.E417]=[.D417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XMY2([.$B223:.$C223];cluster1_2)" office:value-type="float" office:value="79.9796449704142" calcext:value-type="float">
            <text:p>79.9796449704142</text:p>
          </table:table-cell>
          <table:table-cell table:formula="of:=SUMXMY2([.$B223:.$C223];cluster2_2)" office:value-type="float" office:value="1.7909" calcext:value-type="float">
            <text:p>1.7909</text:p>
          </table:table-cell>
          <table:table-cell table:formula="of:=SUMXMY2([.$B223:.$C223];cluster3_2)" office:value-type="float" office:value="48.6425" calcext:value-type="float">
            <text:p>48.6425</text:p>
          </table:table-cell>
          <table:table-cell table:formula="of:=MIN([.B418:.D418])" office:value-type="float" office:value="1.7909" calcext:value-type="float">
            <text:p>1.7909</text:p>
          </table:table-cell>
          <table:table-cell table:formula="of:=IF([.E418]=[.B418];[.B$243];IF([.E418]=[.C418];[.C$243];IF([.E418]=[.D41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XMY2([.$B224:.$C224];cluster1_2)" office:value-type="float" office:value="196.948875739645" calcext:value-type="float">
            <text:p>196.948875739645</text:p>
          </table:table-cell>
          <table:table-cell table:formula="of:=SUMXMY2([.$B224:.$C224];cluster2_2)" office:value-type="float" office:value="31.4109" calcext:value-type="float">
            <text:p>31.4109</text:p>
          </table:table-cell>
          <table:table-cell table:formula="of:=SUMXMY2([.$B224:.$C224];cluster3_2)" office:value-type="float" office:value="152.7025" calcext:value-type="float">
            <text:p>152.7025</text:p>
          </table:table-cell>
          <table:table-cell table:formula="of:=MIN([.B419:.D419])" office:value-type="float" office:value="31.4109" calcext:value-type="float">
            <text:p>31.4109</text:p>
          </table:table-cell>
          <table:table-cell table:formula="of:=IF([.E419]=[.B419];[.B$243];IF([.E419]=[.C419];[.C$243];IF([.E419]=[.D41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XMY2([.$B225:.$C225];cluster1_2)" office:value-type="float" office:value="191.032721893491" calcext:value-type="float">
            <text:p>191.032721893491</text:p>
          </table:table-cell>
          <table:table-cell table:formula="of:=SUMXMY2([.$B225:.$C225];cluster2_2)" office:value-type="float" office:value="21.5489" calcext:value-type="float">
            <text:p>21.5489</text:p>
          </table:table-cell>
          <table:table-cell table:formula="of:=SUMXMY2([.$B225:.$C225];cluster3_2)" office:value-type="float" office:value="137.1005" calcext:value-type="float">
            <text:p>137.1005</text:p>
          </table:table-cell>
          <table:table-cell table:formula="of:=MIN([.B420:.D420])" office:value-type="float" office:value="21.5489" calcext:value-type="float">
            <text:p>21.5489</text:p>
          </table:table-cell>
          <table:table-cell table:formula="of:=IF([.E420]=[.B420];[.B$243];IF([.E420]=[.C420];[.C$243];IF([.E420]=[.D42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XMY2([.$B226:.$C226];cluster1_2)" office:value-type="float" office:value="171.308875739645" calcext:value-type="float">
            <text:p>171.308875739645</text:p>
          </table:table-cell>
          <table:table-cell table:formula="of:=SUMXMY2([.$B226:.$C226];cluster2_2)" office:value-type="float" office:value="17.4749" calcext:value-type="float">
            <text:p>17.4749</text:p>
          </table:table-cell>
          <table:table-cell table:formula="of:=SUMXMY2([.$B226:.$C226];cluster3_2)" office:value-type="float" office:value="101.1905" calcext:value-type="float">
            <text:p>101.1905</text:p>
          </table:table-cell>
          <table:table-cell table:formula="of:=MIN([.B421:.D421])" office:value-type="float" office:value="17.4749" calcext:value-type="float">
            <text:p>17.4749</text:p>
          </table:table-cell>
          <table:table-cell table:formula="of:=IF([.E421]=[.B421];[.B$243];IF([.E421]=[.C421];[.C$243];IF([.E421]=[.D42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XMY2([.$B227:.$C227];cluster1_2)" office:value-type="float" office:value="57.1250295857988" calcext:value-type="float">
            <text:p>57.1250295857988</text:p>
          </table:table-cell>
          <table:table-cell table:formula="of:=SUMXMY2([.$B227:.$C227];cluster2_2)" office:value-type="float" office:value="4.6769" calcext:value-type="float">
            <text:p>4.6769</text:p>
          </table:table-cell>
          <table:table-cell table:formula="of:=SUMXMY2([.$B227:.$C227];cluster3_2)" office:value-type="float" office:value="24.4045" calcext:value-type="float">
            <text:p>24.4045</text:p>
          </table:table-cell>
          <table:table-cell table:formula="of:=MIN([.B422:.D422])" office:value-type="float" office:value="4.6769" calcext:value-type="float">
            <text:p>4.6769</text:p>
          </table:table-cell>
          <table:table-cell table:formula="of:=IF([.E422]=[.B422];[.B$243];IF([.E422]=[.C422];[.C$243];IF([.E422]=[.D42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XMY2([.$B228:.$C228];cluster1_2)" office:value-type="float" office:value="50.8596449704142" calcext:value-type="float">
            <text:p>50.8596449704142</text:p>
          </table:table-cell>
          <table:table-cell table:formula="of:=SUMXMY2([.$B228:.$C228];cluster2_2)" office:value-type="float" office:value="6.0469" calcext:value-type="float">
            <text:p>6.0469</text:p>
          </table:table-cell>
          <table:table-cell table:formula="of:=SUMXMY2([.$B228:.$C228];cluster3_2)" office:value-type="float" office:value="21.7145" calcext:value-type="float">
            <text:p>21.7145</text:p>
          </table:table-cell>
          <table:table-cell table:formula="of:=MIN([.B423:.D423])" office:value-type="float" office:value="6.0469" calcext:value-type="float">
            <text:p>6.0469</text:p>
          </table:table-cell>
          <table:table-cell table:formula="of:=IF([.E423]=[.B423];[.B$243];IF([.E423]=[.C423];[.C$243];IF([.E423]=[.D42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XMY2([.$B229:.$C229];cluster1_2)" office:value-type="float" office:value="42.768875739645" calcext:value-type="float">
            <text:p>42.768875739645</text:p>
          </table:table-cell>
          <table:table-cell table:formula="of:=SUMXMY2([.$B229:.$C229];cluster2_2)" office:value-type="float" office:value="10.6369" calcext:value-type="float">
            <text:p>10.6369</text:p>
          </table:table-cell>
          <table:table-cell table:formula="of:=SUMXMY2([.$B229:.$C229];cluster3_2)" office:value-type="float" office:value="24.6005" calcext:value-type="float">
            <text:p>24.6005</text:p>
          </table:table-cell>
          <table:table-cell table:formula="of:=MIN([.B424:.D424])" office:value-type="float" office:value="10.6369" calcext:value-type="float">
            <text:p>10.6369</text:p>
          </table:table-cell>
          <table:table-cell table:formula="of:=IF([.E424]=[.B424];[.B$243];IF([.E424]=[.C424];[.C$243];IF([.E424]=[.D424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XMY2([.$B230:.$C230];cluster1_2)" office:value-type="float" office:value="4.81041420118344" calcext:value-type="float">
            <text:p>4.81041420118344</text:p>
          </table:table-cell>
          <table:table-cell table:formula="of:=SUMXMY2([.$B230:.$C230];cluster2_2)" office:value-type="float" office:value="53.6749" calcext:value-type="float">
            <text:p>53.6749</text:p>
          </table:table-cell>
          <table:table-cell table:formula="of:=SUMXMY2([.$B230:.$C230];cluster3_2)" office:value-type="float" office:value="4.97449999999999" calcext:value-type="float">
            <text:p>4.97449999999999</text:p>
          </table:table-cell>
          <table:table-cell table:formula="of:=MIN([.B425:.D425])" office:value-type="float" office:value="4.81041420118344" calcext:value-type="float">
            <text:p>4.81041420118344</text:p>
          </table:table-cell>
          <table:table-cell table:formula="of:=IF([.E425]=[.B425];[.B$243];IF([.E425]=[.C425];[.C$243];IF([.E425]=[.D42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XMY2([.$B231:.$C231];cluster1_2)" office:value-type="float" office:value="17.0627218934911" calcext:value-type="float">
            <text:p>17.0627218934911</text:p>
          </table:table-cell>
          <table:table-cell table:formula="of:=SUMXMY2([.$B231:.$C231];cluster2_2)" office:value-type="float" office:value="57.3269" calcext:value-type="float">
            <text:p>57.3269</text:p>
          </table:table-cell>
          <table:table-cell table:formula="of:=SUMXMY2([.$B231:.$C231];cluster3_2)" office:value-type="float" office:value="0.882500000000003" calcext:value-type="float">
            <text:p>0.882500000000003</text:p>
          </table:table-cell>
          <table:table-cell table:formula="of:=MIN([.B426:.D426])" office:value-type="float" office:value="0.882500000000003" calcext:value-type="float">
            <text:p>0.882500000000003</text:p>
          </table:table-cell>
          <table:table-cell table:formula="of:=IF([.E426]=[.B426];[.B$243];IF([.E426]=[.C426];[.C$243];IF([.E426]=[.D42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XMY2([.$B232:.$C232];cluster1_2)" office:value-type="float" office:value="2.35272189349113" calcext:value-type="float">
            <text:p>2.35272189349113</text:p>
          </table:table-cell>
          <table:table-cell table:formula="of:=SUMXMY2([.$B232:.$C232];cluster2_2)" office:value-type="float" office:value="64.9609" calcext:value-type="float">
            <text:p>64.9609</text:p>
          </table:table-cell>
          <table:table-cell table:formula="of:=SUMXMY2([.$B232:.$C232];cluster3_2)" office:value-type="float" office:value="8.95249999999999" calcext:value-type="float">
            <text:p>8.95249999999999</text:p>
          </table:table-cell>
          <table:table-cell table:formula="of:=MIN([.B427:.D427])" office:value-type="float" office:value="2.35272189349113" calcext:value-type="float">
            <text:p>2.35272189349113</text:p>
          </table:table-cell>
          <table:table-cell table:formula="of:=IF([.E427]=[.B427];[.B$243];IF([.E427]=[.C427];[.C$243];IF([.E427]=[.D42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XMY2([.$B233:.$C233];cluster1_2)" office:value-type="float" office:value="20.0011834319527" calcext:value-type="float">
            <text:p>20.0011834319527</text:p>
          </table:table-cell>
          <table:table-cell table:formula="of:=SUMXMY2([.$B233:.$C233];cluster2_2)" office:value-type="float" office:value="71.6269" calcext:value-type="float">
            <text:p>71.6269</text:p>
          </table:table-cell>
          <table:table-cell table:formula="of:=SUMXMY2([.$B233:.$C233];cluster3_2)" office:value-type="float" office:value="3.54250000000001" calcext:value-type="float">
            <text:p>3.54250000000001</text:p>
          </table:table-cell>
          <table:table-cell table:formula="of:=MIN([.B428:.D428])" office:value-type="float" office:value="3.54250000000001" calcext:value-type="float">
            <text:p>3.54250000000001</text:p>
          </table:table-cell>
          <table:table-cell table:formula="of:=IF([.E428]=[.B428];[.B$243];IF([.E428]=[.C428];[.C$243];IF([.E428]=[.D428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XMY2([.$B234:.$C234];cluster1_2)" office:value-type="float" office:value="95.9750295857988" calcext:value-type="float">
            <text:p>95.9750295857988</text:p>
          </table:table-cell>
          <table:table-cell table:formula="of:=SUMXMY2([.$B234:.$C234];cluster2_2)" office:value-type="float" office:value="14.7569" calcext:value-type="float">
            <text:p>14.7569</text:p>
          </table:table-cell>
          <table:table-cell table:formula="of:=SUMXMY2([.$B234:.$C234];cluster3_2)" office:value-type="float" office:value="41.3845" calcext:value-type="float">
            <text:p>41.3845</text:p>
          </table:table-cell>
          <table:table-cell table:formula="of:=MIN([.B429:.D429])" office:value-type="float" office:value="14.7569" calcext:value-type="float">
            <text:p>14.7569</text:p>
          </table:table-cell>
          <table:table-cell table:formula="of:=IF([.E429]=[.B429];[.B$243];IF([.E429]=[.C429];[.C$243];IF([.E429]=[.D42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XMY2([.$B235:.$C235];cluster1_2)" office:value-type="float" office:value="4.02579881656804" calcext:value-type="float">
            <text:p>4.02579881656804</text:p>
          </table:table-cell>
          <table:table-cell table:formula="of:=SUMXMY2([.$B235:.$C235];cluster2_2)" office:value-type="float" office:value="122.8429" calcext:value-type="float">
            <text:p>122.8429</text:p>
          </table:table-cell>
          <table:table-cell table:formula="of:=SUMXMY2([.$B235:.$C235];cluster3_2)" office:value-type="float" office:value="19.0305" calcext:value-type="float">
            <text:p>19.0305</text:p>
          </table:table-cell>
          <table:table-cell table:formula="of:=MIN([.B430:.D430])" office:value-type="float" office:value="4.02579881656804" calcext:value-type="float">
            <text:p>4.02579881656804</text:p>
          </table:table-cell>
          <table:table-cell table:formula="of:=IF([.E430]=[.B430];[.B$243];IF([.E430]=[.C430];[.C$243];IF([.E430]=[.D43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XMY2([.$B236:.$C236];cluster1_2)" office:value-type="float" office:value="3.29656804733728" calcext:value-type="float">
            <text:p>3.29656804733728</text:p>
          </table:table-cell>
          <table:table-cell table:formula="of:=SUMXMY2([.$B236:.$C236];cluster2_2)" office:value-type="float" office:value="65.7949" calcext:value-type="float">
            <text:p>65.7949</text:p>
          </table:table-cell>
          <table:table-cell table:formula="of:=SUMXMY2([.$B236:.$C236];cluster3_2)" office:value-type="float" office:value="3.1265" calcext:value-type="float">
            <text:p>3.1265</text:p>
          </table:table-cell>
          <table:table-cell table:formula="of:=MIN([.B431:.D431])" office:value-type="float" office:value="3.1265" calcext:value-type="float">
            <text:p>3.1265</text:p>
          </table:table-cell>
          <table:table-cell table:formula="of:=IF([.E431]=[.B431];[.B$243];IF([.E431]=[.C431];[.C$243];IF([.E431]=[.D431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XMY2([.$B237:.$C237];cluster1_2)" office:value-type="float" office:value="25.5257988165681" calcext:value-type="float">
            <text:p>25.5257988165681</text:p>
          </table:table-cell>
          <table:table-cell table:formula="of:=SUMXMY2([.$B237:.$C237];cluster2_2)" office:value-type="float" office:value="19.9529" calcext:value-type="float">
            <text:p>19.9529</text:p>
          </table:table-cell>
          <table:table-cell table:formula="of:=SUMXMY2([.$B237:.$C237];cluster3_2)" office:value-type="float" office:value="9.71649999999999" calcext:value-type="float">
            <text:p>9.71649999999999</text:p>
          </table:table-cell>
          <table:table-cell table:formula="of:=MIN([.B432:.D432])" office:value-type="float" office:value="9.71649999999999" calcext:value-type="float">
            <text:p>9.71649999999999</text:p>
          </table:table-cell>
          <table:table-cell table:formula="of:=IF([.E432]=[.B432];[.B$243];IF([.E432]=[.C432];[.C$243];IF([.E432]=[.D43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XMY2([.$B238:.$C238];cluster1_2)" office:value-type="float" office:value="4.06272189349112" calcext:value-type="float">
            <text:p>4.06272189349112</text:p>
          </table:table-cell>
          <table:table-cell table:formula="of:=SUMXMY2([.$B238:.$C238];cluster2_2)" office:value-type="float" office:value="63.5069" calcext:value-type="float">
            <text:p>63.5069</text:p>
          </table:table-cell>
          <table:table-cell table:formula="of:=SUMXMY2([.$B238:.$C238];cluster3_2)" office:value-type="float" office:value="2.4625" calcext:value-type="float">
            <text:p>2.4625</text:p>
          </table:table-cell>
          <table:table-cell table:formula="of:=MIN([.B433:.D433])" office:value-type="float" office:value="2.4625" calcext:value-type="float">
            <text:p>2.4625</text:p>
          </table:table-cell>
          <table:table-cell table:formula="of:=IF([.E433]=[.B433];[.B$243];IF([.E433]=[.C433];[.C$243];IF([.E433]=[.D433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403:.F435];[.$B$243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XMY2([.$B239:.$C239];cluster1_2)" office:value-type="float" office:value="4.90887573964496" calcext:value-type="float">
            <text:p>4.90887573964496</text:p>
          </table:table-cell>
          <table:table-cell table:formula="of:=SUMXMY2([.$B239:.$C239];cluster2_2)" office:value-type="float" office:value="102.3469" calcext:value-type="float">
            <text:p>102.3469</text:p>
          </table:table-cell>
          <table:table-cell table:formula="of:=SUMXMY2([.$B239:.$C239];cluster3_2)" office:value-type="float" office:value="9.9025" calcext:value-type="float">
            <text:p>9.9025</text:p>
          </table:table-cell>
          <table:table-cell table:formula="of:=MIN([.B434:.D434])" office:value-type="float" office:value="4.90887573964496" calcext:value-type="float">
            <text:p>4.90887573964496</text:p>
          </table:table-cell>
          <table:table-cell table:formula="of:=IF([.E434]=[.B434];[.B$243];IF([.E434]=[.C434];[.C$243];IF([.E434]=[.D434];[.D$243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403:.F435];[.$C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XMY2([.$B240:.$C240];cluster1_2)" office:value-type="float" office:value="80.6296449704142" calcext:value-type="float">
            <text:p>80.6296449704142</text:p>
          </table:table-cell>
          <table:table-cell table:formula="of:=SUMXMY2([.$B240:.$C240];cluster2_2)" office:value-type="float" office:value="10.8829" calcext:value-type="float">
            <text:p>10.8829</text:p>
          </table:table-cell>
          <table:table-cell table:formula="of:=SUMXMY2([.$B240:.$C240];cluster3_2)" office:value-type="float" office:value="32.5305" calcext:value-type="float">
            <text:p>32.5305</text:p>
          </table:table-cell>
          <table:table-cell table:formula="of:=MIN([.B435:.D435])" office:value-type="float" office:value="10.8829" calcext:value-type="float">
            <text:p>10.8829</text:p>
          </table:table-cell>
          <table:table-cell table:formula="of:=IF([.E435]=[.B435];[.B$243];IF([.E435]=[.C435];[.C$243];IF([.E435]=[.D435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403:.F435];[.$D$243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Sum Squared Error</text:p>
          </table:table-cell>
          <table:covered-table-cell table:style-name="ce17"/>
          <table:covered-table-cell/>
          <table:table-cell table:formula="of:=SUM([.E403:.E435])" office:value-type="float" office:value="315.166529585799" calcext:value-type="float">
            <text:p>315.1665295857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7: Calculate new averages for cluster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17"/>
          <table:table-cell table:style-name="ce34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34" office:value-type="string" calcext:value-type="string" table:number-columns-spanned="2" table:number-rows-spanned="1">
            <text:p>Cluster 1</text:p>
          </table:table-cell>
          <table:covered-table-cell/>
          <table:table-cell table:style-name="ce34" office:value-type="string" calcext:value-type="string" table:number-columns-spanned="2" table:number-rows-spanned="1">
            <text:p>Cluster 2</text:p>
          </table:table-cell>
          <table:covered-table-cell table:style-name="ce17"/>
          <table:table-cell table:style-name="ce34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403]" office:value-type="float" office:value="3" calcext:value-type="float">
            <text:p>3</text:p>
          </table:table-cell>
          <table:table-cell table:formula="of:=[.A403]" office:value-type="float" office:value="1" calcext:value-type="float">
            <text:p>1</text:p>
          </table:table-cell>
          <table:table-cell table:style-name="ce36" table:formula="of:=IF([.$A443]=1;[.B208];&quot;&quot;)">
            <text:p/>
          </table:table-cell>
          <table:table-cell table:style-name="ce36" table:formula="of:=IF([.$A443]=1;[.C208];&quot;&quot;)">
            <text:p/>
          </table:table-cell>
          <table:table-cell table:style-name="ce36" table:formula="of:=IF([.$A443]=2;[.B208];&quot;&quot;)">
            <text:p/>
          </table:table-cell>
          <table:table-cell table:style-name="ce36" table:formula="of:=IF([.$A443]=2;[.C208];&quot;&quot;)">
            <text:p/>
          </table:table-cell>
          <table:table-cell table:style-name="ce36" table:formula="of:=IF([.$A443]=3;[.B208];&quot;&quot;)" office:value-type="float" office:value="7.5" calcext:value-type="float">
            <text:p>7.5</text:p>
          </table:table-cell>
          <table:table-cell table:style-name="ce36" table:formula="of:=IF([.$A443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404]" office:value-type="float" office:value="1" calcext:value-type="float">
            <text:p>1</text:p>
          </table:table-cell>
          <table:table-cell table:formula="of:=[.A404]" office:value-type="float" office:value="2" calcext:value-type="float">
            <text:p>2</text:p>
          </table:table-cell>
          <table:table-cell table:style-name="ce36" table:formula="of:=IF([.$A444]=1;[.B209];&quot;&quot;)" office:value-type="float" office:value="2.2" calcext:value-type="float">
            <text:p>2.2</text:p>
          </table:table-cell>
          <table:table-cell table:style-name="ce36" table:formula="of:=IF([.$A444]=1;[.C209];&quot;&quot;)" office:value-type="float" office:value="7.3" calcext:value-type="float">
            <text:p>7.3</text:p>
          </table:table-cell>
          <table:table-cell table:style-name="ce36" table:formula="of:=IF([.$A444]=2;[.B209];&quot;&quot;)">
            <text:p/>
          </table:table-cell>
          <table:table-cell table:style-name="ce36" table:formula="of:=IF([.$A444]=2;[.C209];&quot;&quot;)">
            <text:p/>
          </table:table-cell>
          <table:table-cell table:style-name="ce36" table:formula="of:=IF([.$A444]=3;[.B209];&quot;&quot;)">
            <text:p/>
          </table:table-cell>
          <table:table-cell table:style-name="ce36" table:formula="of:=IF([.$A444]=3;[.C209];&quot;&quot;)">
            <text:p/>
          </table:table-cell>
          <table:table-cell table:number-columns-repeated="1016"/>
        </table:table-row>
        <table:table-row table:style-name="ro1">
          <table:table-cell table:formula="of:=[.F405]" office:value-type="float" office:value="1" calcext:value-type="float">
            <text:p>1</text:p>
          </table:table-cell>
          <table:table-cell table:formula="of:=[.A405]" office:value-type="float" office:value="3" calcext:value-type="float">
            <text:p>3</text:p>
          </table:table-cell>
          <table:table-cell table:style-name="ce36" table:formula="of:=IF([.$A445]=1;[.B210];&quot;&quot;)" office:value-type="float" office:value="3.2" calcext:value-type="float">
            <text:p>3.2</text:p>
          </table:table-cell>
          <table:table-cell table:style-name="ce36" table:formula="of:=IF([.$A445]=1;[.C210];&quot;&quot;)" office:value-type="float" office:value="4.3" calcext:value-type="float">
            <text:p>4.3</text:p>
          </table:table-cell>
          <table:table-cell table:style-name="ce36" table:formula="of:=IF([.$A445]=2;[.B210];&quot;&quot;)">
            <text:p/>
          </table:table-cell>
          <table:table-cell table:style-name="ce36" table:formula="of:=IF([.$A445]=2;[.C210];&quot;&quot;)">
            <text:p/>
          </table:table-cell>
          <table:table-cell table:style-name="ce36" table:formula="of:=IF([.$A445]=3;[.B210];&quot;&quot;)">
            <text:p/>
          </table:table-cell>
          <table:table-cell table:style-name="ce36" table:formula="of:=IF([.$A445]=3;[.C210];&quot;&quot;)">
            <text:p/>
          </table:table-cell>
          <table:table-cell table:number-columns-repeated="1016"/>
        </table:table-row>
        <table:table-row table:style-name="ro1">
          <table:table-cell table:formula="of:=[.F406]" office:value-type="float" office:value="1" calcext:value-type="float">
            <text:p>1</text:p>
          </table:table-cell>
          <table:table-cell table:formula="of:=[.A406]" office:value-type="float" office:value="4" calcext:value-type="float">
            <text:p>4</text:p>
          </table:table-cell>
          <table:table-cell table:style-name="ce36" table:formula="of:=IF([.$A446]=1;[.B211];&quot;&quot;)" office:value-type="float" office:value="4.2" calcext:value-type="float">
            <text:p>4.2</text:p>
          </table:table-cell>
          <table:table-cell table:style-name="ce36" table:formula="of:=IF([.$A446]=1;[.C211];&quot;&quot;)" office:value-type="float" office:value="6.7" calcext:value-type="float">
            <text:p>6.7</text:p>
          </table:table-cell>
          <table:table-cell table:style-name="ce36" table:formula="of:=IF([.$A446]=2;[.B211];&quot;&quot;)">
            <text:p/>
          </table:table-cell>
          <table:table-cell table:style-name="ce36" table:formula="of:=IF([.$A446]=2;[.C211];&quot;&quot;)">
            <text:p/>
          </table:table-cell>
          <table:table-cell table:style-name="ce36" table:formula="of:=IF([.$A446]=3;[.B211];&quot;&quot;)">
            <text:p/>
          </table:table-cell>
          <table:table-cell table:style-name="ce36" table:formula="of:=IF([.$A446]=3;[.C211];&quot;&quot;)">
            <text:p/>
          </table:table-cell>
          <table:table-cell table:number-columns-repeated="1016"/>
        </table:table-row>
        <table:table-row table:style-name="ro1">
          <table:table-cell table:formula="of:=[.F407]" office:value-type="float" office:value="1" calcext:value-type="float">
            <text:p>1</text:p>
          </table:table-cell>
          <table:table-cell table:formula="of:=[.A407]" office:value-type="float" office:value="5" calcext:value-type="float">
            <text:p>5</text:p>
          </table:table-cell>
          <table:table-cell table:style-name="ce36" table:formula="of:=IF([.$A447]=1;[.B212];&quot;&quot;)" office:value-type="float" office:value="4.3" calcext:value-type="float">
            <text:p>4.3</text:p>
          </table:table-cell>
          <table:table-cell table:style-name="ce36" table:formula="of:=IF([.$A447]=1;[.C212];&quot;&quot;)" office:value-type="float" office:value="5.8" calcext:value-type="float">
            <text:p>5.8</text:p>
          </table:table-cell>
          <table:table-cell table:style-name="ce36" table:formula="of:=IF([.$A447]=2;[.B212];&quot;&quot;)">
            <text:p/>
          </table:table-cell>
          <table:table-cell table:style-name="ce36" table:formula="of:=IF([.$A447]=2;[.C212];&quot;&quot;)">
            <text:p/>
          </table:table-cell>
          <table:table-cell table:style-name="ce36" table:formula="of:=IF([.$A447]=3;[.B212];&quot;&quot;)">
            <text:p/>
          </table:table-cell>
          <table:table-cell table:style-name="ce36" table:formula="of:=IF([.$A447]=3;[.C212];&quot;&quot;)">
            <text:p/>
          </table:table-cell>
          <table:table-cell table:number-columns-repeated="1016"/>
        </table:table-row>
        <table:table-row table:style-name="ro1">
          <table:table-cell table:formula="of:=[.F408]" office:value-type="float" office:value="1" calcext:value-type="float">
            <text:p>1</text:p>
          </table:table-cell>
          <table:table-cell table:formula="of:=[.A408]" office:value-type="float" office:value="6" calcext:value-type="float">
            <text:p>6</text:p>
          </table:table-cell>
          <table:table-cell table:style-name="ce36" table:formula="of:=IF([.$A448]=1;[.B213];&quot;&quot;)" office:value-type="float" office:value="4.5" calcext:value-type="float">
            <text:p>4.5</text:p>
          </table:table-cell>
          <table:table-cell table:style-name="ce36" table:formula="of:=IF([.$A448]=1;[.C213];&quot;&quot;)" office:value-type="float" office:value="3.5" calcext:value-type="float">
            <text:p>3.5</text:p>
          </table:table-cell>
          <table:table-cell table:style-name="ce36" table:formula="of:=IF([.$A448]=2;[.B213];&quot;&quot;)">
            <text:p/>
          </table:table-cell>
          <table:table-cell table:style-name="ce36" table:formula="of:=IF([.$A448]=2;[.C213];&quot;&quot;)">
            <text:p/>
          </table:table-cell>
          <table:table-cell table:style-name="ce36" table:formula="of:=IF([.$A448]=3;[.B213];&quot;&quot;)">
            <text:p/>
          </table:table-cell>
          <table:table-cell table:style-name="ce36" table:formula="of:=IF([.$A448]=3;[.C213];&quot;&quot;)">
            <text:p/>
          </table:table-cell>
          <table:table-cell table:number-columns-repeated="1016"/>
        </table:table-row>
        <table:table-row table:style-name="ro1">
          <table:table-cell table:formula="of:=[.F409]" office:value-type="float" office:value="1" calcext:value-type="float">
            <text:p>1</text:p>
          </table:table-cell>
          <table:table-cell table:formula="of:=[.A409]" office:value-type="float" office:value="7" calcext:value-type="float">
            <text:p>7</text:p>
          </table:table-cell>
          <table:table-cell table:style-name="ce36" table:formula="of:=IF([.$A449]=1;[.B214];&quot;&quot;)" office:value-type="float" office:value="2.2" calcext:value-type="float">
            <text:p>2.2</text:p>
          </table:table-cell>
          <table:table-cell table:style-name="ce36" table:formula="of:=IF([.$A449]=1;[.C214];&quot;&quot;)" office:value-type="float" office:value="2.5" calcext:value-type="float">
            <text:p>2.5</text:p>
          </table:table-cell>
          <table:table-cell table:style-name="ce36" table:formula="of:=IF([.$A449]=2;[.B214];&quot;&quot;)">
            <text:p/>
          </table:table-cell>
          <table:table-cell table:style-name="ce36" table:formula="of:=IF([.$A449]=2;[.C214];&quot;&quot;)">
            <text:p/>
          </table:table-cell>
          <table:table-cell table:style-name="ce36" table:formula="of:=IF([.$A449]=3;[.B214];&quot;&quot;)">
            <text:p/>
          </table:table-cell>
          <table:table-cell table:style-name="ce36" table:formula="of:=IF([.$A449]=3;[.C214];&quot;&quot;)">
            <text:p/>
          </table:table-cell>
          <table:table-cell table:number-columns-repeated="1016"/>
        </table:table-row>
        <table:table-row table:style-name="ro1">
          <table:table-cell table:formula="of:=[.F410]" office:value-type="float" office:value="1" calcext:value-type="float">
            <text:p>1</text:p>
          </table:table-cell>
          <table:table-cell table:formula="of:=[.A410]" office:value-type="float" office:value="8" calcext:value-type="float">
            <text:p>8</text:p>
          </table:table-cell>
          <table:table-cell table:style-name="ce36" table:formula="of:=IF([.$A450]=1;[.B215];&quot;&quot;)" office:value-type="float" office:value="2.7" calcext:value-type="float">
            <text:p>2.7</text:p>
          </table:table-cell>
          <table:table-cell table:style-name="ce36" table:formula="of:=IF([.$A450]=1;[.C215];&quot;&quot;)" office:value-type="float" office:value="3.7" calcext:value-type="float">
            <text:p>3.7</text:p>
          </table:table-cell>
          <table:table-cell table:style-name="ce36" table:formula="of:=IF([.$A450]=2;[.B215];&quot;&quot;)">
            <text:p/>
          </table:table-cell>
          <table:table-cell table:style-name="ce36" table:formula="of:=IF([.$A450]=2;[.C215];&quot;&quot;)">
            <text:p/>
          </table:table-cell>
          <table:table-cell table:style-name="ce36" table:formula="of:=IF([.$A450]=3;[.B215];&quot;&quot;)">
            <text:p/>
          </table:table-cell>
          <table:table-cell table:style-name="ce36" table:formula="of:=IF([.$A450]=3;[.C215];&quot;&quot;)">
            <text:p/>
          </table:table-cell>
          <table:table-cell table:number-columns-repeated="1016"/>
        </table:table-row>
        <table:table-row table:style-name="ro1">
          <table:table-cell table:formula="of:=[.F411]" office:value-type="float" office:value="1" calcext:value-type="float">
            <text:p>1</text:p>
          </table:table-cell>
          <table:table-cell table:formula="of:=[.A411]" office:value-type="float" office:value="9" calcext:value-type="float">
            <text:p>9</text:p>
          </table:table-cell>
          <table:table-cell table:style-name="ce36" table:formula="of:=IF([.$A451]=1;[.B216];&quot;&quot;)" office:value-type="float" office:value="4.5" calcext:value-type="float">
            <text:p>4.5</text:p>
          </table:table-cell>
          <table:table-cell table:style-name="ce36" table:formula="of:=IF([.$A451]=1;[.C216];&quot;&quot;)" office:value-type="float" office:value="8.9" calcext:value-type="float">
            <text:p>8.9</text:p>
          </table:table-cell>
          <table:table-cell table:style-name="ce36" table:formula="of:=IF([.$A451]=2;[.B216];&quot;&quot;)">
            <text:p/>
          </table:table-cell>
          <table:table-cell table:style-name="ce36" table:formula="of:=IF([.$A451]=2;[.C216];&quot;&quot;)">
            <text:p/>
          </table:table-cell>
          <table:table-cell table:style-name="ce36" table:formula="of:=IF([.$A451]=3;[.B216];&quot;&quot;)">
            <text:p/>
          </table:table-cell>
          <table:table-cell table:style-name="ce36" table:formula="of:=IF([.$A451]=3;[.C216];&quot;&quot;)">
            <text:p/>
          </table:table-cell>
          <table:table-cell table:number-columns-repeated="1016"/>
        </table:table-row>
        <table:table-row table:style-name="ro1">
          <table:table-cell table:formula="of:=[.F412]" office:value-type="float" office:value="3" calcext:value-type="float">
            <text:p>3</text:p>
          </table:table-cell>
          <table:table-cell table:formula="of:=[.A412]" office:value-type="float" office:value="10" calcext:value-type="float">
            <text:p>10</text:p>
          </table:table-cell>
          <table:table-cell table:style-name="ce36" table:formula="of:=IF([.$A452]=1;[.B217];&quot;&quot;)">
            <text:p/>
          </table:table-cell>
          <table:table-cell table:style-name="ce36" table:formula="of:=IF([.$A452]=1;[.C217];&quot;&quot;)">
            <text:p/>
          </table:table-cell>
          <table:table-cell table:style-name="ce36" table:formula="of:=IF([.$A452]=2;[.B217];&quot;&quot;)">
            <text:p/>
          </table:table-cell>
          <table:table-cell table:style-name="ce36" table:formula="of:=IF([.$A452]=2;[.C217];&quot;&quot;)">
            <text:p/>
          </table:table-cell>
          <table:table-cell table:style-name="ce36" table:formula="of:=IF([.$A452]=3;[.B217];&quot;&quot;)" office:value-type="float" office:value="8.5" calcext:value-type="float">
            <text:p>8.5</text:p>
          </table:table-cell>
          <table:table-cell table:style-name="ce36" table:formula="of:=IF([.$A452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13]" office:value-type="float" office:value="3" calcext:value-type="float">
            <text:p>3</text:p>
          </table:table-cell>
          <table:table-cell table:formula="of:=[.A413]" office:value-type="float" office:value="11" calcext:value-type="float">
            <text:p>11</text:p>
          </table:table-cell>
          <table:table-cell table:style-name="ce36" table:formula="of:=IF([.$A453]=1;[.B218];&quot;&quot;)">
            <text:p/>
          </table:table-cell>
          <table:table-cell table:style-name="ce36" table:formula="of:=IF([.$A453]=1;[.C218];&quot;&quot;)">
            <text:p/>
          </table:table-cell>
          <table:table-cell table:style-name="ce36" table:formula="of:=IF([.$A453]=2;[.B218];&quot;&quot;)">
            <text:p/>
          </table:table-cell>
          <table:table-cell table:style-name="ce36" table:formula="of:=IF([.$A453]=2;[.C218];&quot;&quot;)">
            <text:p/>
          </table:table-cell>
          <table:table-cell table:style-name="ce36" table:formula="of:=IF([.$A453]=3;[.B218];&quot;&quot;)" office:value-type="float" office:value="9.6" calcext:value-type="float">
            <text:p>9.6</text:p>
          </table:table-cell>
          <table:table-cell table:style-name="ce36" table:formula="of:=IF([.$A453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14]" office:value-type="float" office:value="3" calcext:value-type="float">
            <text:p>3</text:p>
          </table:table-cell>
          <table:table-cell table:formula="of:=[.A414]" office:value-type="float" office:value="12" calcext:value-type="float">
            <text:p>12</text:p>
          </table:table-cell>
          <table:table-cell table:style-name="ce36" table:formula="of:=IF([.$A454]=1;[.B219];&quot;&quot;)">
            <text:p/>
          </table:table-cell>
          <table:table-cell table:style-name="ce36" table:formula="of:=IF([.$A454]=1;[.C219];&quot;&quot;)">
            <text:p/>
          </table:table-cell>
          <table:table-cell table:style-name="ce36" table:formula="of:=IF([.$A454]=2;[.B219];&quot;&quot;)">
            <text:p/>
          </table:table-cell>
          <table:table-cell table:style-name="ce36" table:formula="of:=IF([.$A454]=2;[.C219];&quot;&quot;)">
            <text:p/>
          </table:table-cell>
          <table:table-cell table:style-name="ce36" table:formula="of:=IF([.$A454]=3;[.B219];&quot;&quot;)" office:value-type="float" office:value="7.5" calcext:value-type="float">
            <text:p>7.5</text:p>
          </table:table-cell>
          <table:table-cell table:style-name="ce36" table:formula="of:=IF([.$A454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415]" office:value-type="float" office:value="1" calcext:value-type="float">
            <text:p>1</text:p>
          </table:table-cell>
          <table:table-cell table:formula="of:=[.A415]" office:value-type="float" office:value="13" calcext:value-type="float">
            <text:p>13</text:p>
          </table:table-cell>
          <table:table-cell table:style-name="ce36" table:formula="of:=IF([.$A455]=1;[.B220];&quot;&quot;)" office:value-type="float" office:value="4.5" calcext:value-type="float">
            <text:p>4.5</text:p>
          </table:table-cell>
          <table:table-cell table:style-name="ce36" table:formula="of:=IF([.$A455]=1;[.C220];&quot;&quot;)" office:value-type="float" office:value="12.2" calcext:value-type="float">
            <text:p>12.2</text:p>
          </table:table-cell>
          <table:table-cell table:style-name="ce36" table:formula="of:=IF([.$A455]=2;[.B220];&quot;&quot;)">
            <text:p/>
          </table:table-cell>
          <table:table-cell table:style-name="ce36" table:formula="of:=IF([.$A455]=2;[.C220];&quot;&quot;)">
            <text:p/>
          </table:table-cell>
          <table:table-cell table:style-name="ce36" table:formula="of:=IF([.$A455]=3;[.B220];&quot;&quot;)">
            <text:p/>
          </table:table-cell>
          <table:table-cell table:style-name="ce36" table:formula="of:=IF([.$A455]=3;[.C220];&quot;&quot;)">
            <text:p/>
          </table:table-cell>
          <table:table-cell table:number-columns-repeated="1016"/>
        </table:table-row>
        <table:table-row table:style-name="ro1">
          <table:table-cell table:formula="of:=[.F416]" office:value-type="float" office:value="1" calcext:value-type="float">
            <text:p>1</text:p>
          </table:table-cell>
          <table:table-cell table:formula="of:=[.A416]" office:value-type="float" office:value="14" calcext:value-type="float">
            <text:p>14</text:p>
          </table:table-cell>
          <table:table-cell table:style-name="ce36" table:formula="of:=IF([.$A456]=1;[.B221];&quot;&quot;)" office:value-type="float" office:value="4" calcext:value-type="float">
            <text:p>4</text:p>
          </table:table-cell>
          <table:table-cell table:style-name="ce36" table:formula="of:=IF([.$A456]=1;[.C221];&quot;&quot;)" office:value-type="float" office:value="13.5" calcext:value-type="float">
            <text:p>13.5</text:p>
          </table:table-cell>
          <table:table-cell table:style-name="ce36" table:formula="of:=IF([.$A456]=2;[.B221];&quot;&quot;)">
            <text:p/>
          </table:table-cell>
          <table:table-cell table:style-name="ce36" table:formula="of:=IF([.$A456]=2;[.C221];&quot;&quot;)">
            <text:p/>
          </table:table-cell>
          <table:table-cell table:style-name="ce36" table:formula="of:=IF([.$A456]=3;[.B221];&quot;&quot;)">
            <text:p/>
          </table:table-cell>
          <table:table-cell table:style-name="ce36" table:formula="of:=IF([.$A456]=3;[.C221];&quot;&quot;)">
            <text:p/>
          </table:table-cell>
          <table:table-cell table:number-columns-repeated="1016"/>
        </table:table-row>
        <table:table-row table:style-name="ro1">
          <table:table-cell table:formula="of:=[.F417]" office:value-type="float" office:value="2" calcext:value-type="float">
            <text:p>2</text:p>
          </table:table-cell>
          <table:table-cell table:formula="of:=[.A417]" office:value-type="float" office:value="15" calcext:value-type="float">
            <text:p>15</text:p>
          </table:table-cell>
          <table:table-cell table:style-name="ce36" table:formula="of:=IF([.$A457]=1;[.B222];&quot;&quot;)">
            <text:p/>
          </table:table-cell>
          <table:table-cell table:style-name="ce36" table:formula="of:=IF([.$A457]=1;[.C222];&quot;&quot;)">
            <text:p/>
          </table:table-cell>
          <table:table-cell table:style-name="ce36" table:formula="of:=IF([.$A457]=2;[.B222];&quot;&quot;)" office:value-type="float" office:value="8.6" calcext:value-type="float">
            <text:p>8.6</text:p>
          </table:table-cell>
          <table:table-cell table:style-name="ce36" table:formula="of:=IF([.$A457]=2;[.C222];&quot;&quot;)" office:value-type="float" office:value="13.2" calcext:value-type="float">
            <text:p>13.2</text:p>
          </table:table-cell>
          <table:table-cell table:style-name="ce36" table:formula="of:=IF([.$A457]=3;[.B222];&quot;&quot;)">
            <text:p/>
          </table:table-cell>
          <table:table-cell table:style-name="ce36" table:formula="of:=IF([.$A457]=3;[.C222];&quot;&quot;)">
            <text:p/>
          </table:table-cell>
          <table:table-cell table:number-columns-repeated="1016"/>
        </table:table-row>
        <table:table-row table:style-name="ro1">
          <table:table-cell table:formula="of:=[.F418]" office:value-type="float" office:value="2" calcext:value-type="float">
            <text:p>2</text:p>
          </table:table-cell>
          <table:table-cell table:formula="of:=[.A418]" office:value-type="float" office:value="16" calcext:value-type="float">
            <text:p>16</text:p>
          </table:table-cell>
          <table:table-cell table:style-name="ce36" table:formula="of:=IF([.$A458]=1;[.B223];&quot;&quot;)">
            <text:p/>
          </table:table-cell>
          <table:table-cell table:style-name="ce36" table:formula="of:=IF([.$A458]=1;[.C223];&quot;&quot;)">
            <text:p/>
          </table:table-cell>
          <table:table-cell table:style-name="ce36" table:formula="of:=IF([.$A458]=2;[.B223];&quot;&quot;)" office:value-type="float" office:value="10.2" calcext:value-type="float">
            <text:p>10.2</text:p>
          </table:table-cell>
          <table:table-cell table:style-name="ce36" table:formula="of:=IF([.$A458]=2;[.C223];&quot;&quot;)" office:value-type="float" office:value="12.8" calcext:value-type="float">
            <text:p>12.8</text:p>
          </table:table-cell>
          <table:table-cell table:style-name="ce36" table:formula="of:=IF([.$A458]=3;[.B223];&quot;&quot;)">
            <text:p/>
          </table:table-cell>
          <table:table-cell table:style-name="ce36" table:formula="of:=IF([.$A458]=3;[.C223];&quot;&quot;)">
            <text:p/>
          </table:table-cell>
          <table:table-cell table:number-columns-repeated="1016"/>
        </table:table-row>
        <table:table-row table:style-name="ro1">
          <table:table-cell table:formula="of:=[.F419]" office:value-type="float" office:value="2" calcext:value-type="float">
            <text:p>2</text:p>
          </table:table-cell>
          <table:table-cell table:formula="of:=[.A419]" office:value-type="float" office:value="17" calcext:value-type="float">
            <text:p>17</text:p>
          </table:table-cell>
          <table:table-cell table:style-name="ce36" table:formula="of:=IF([.$A459]=1;[.B224];&quot;&quot;)">
            <text:p/>
          </table:table-cell>
          <table:table-cell table:style-name="ce36" table:formula="of:=IF([.$A459]=1;[.C224];&quot;&quot;)">
            <text:p/>
          </table:table-cell>
          <table:table-cell table:style-name="ce36" table:formula="of:=IF([.$A459]=2;[.B224];&quot;&quot;)" office:value-type="float" office:value="12.2" calcext:value-type="float">
            <text:p>12.2</text:p>
          </table:table-cell>
          <table:table-cell table:style-name="ce36" table:formula="of:=IF([.$A459]=2;[.C224];&quot;&quot;)" office:value-type="float" office:value="17.8" calcext:value-type="float">
            <text:p>17.8</text:p>
          </table:table-cell>
          <table:table-cell table:style-name="ce36" table:formula="of:=IF([.$A459]=3;[.B224];&quot;&quot;)">
            <text:p/>
          </table:table-cell>
          <table:table-cell table:style-name="ce36" table:formula="of:=IF([.$A459]=3;[.C224];&quot;&quot;)">
            <text:p/>
          </table:table-cell>
          <table:table-cell table:number-columns-repeated="1016"/>
        </table:table-row>
        <table:table-row table:style-name="ro1">
          <table:table-cell table:formula="of:=[.F420]" office:value-type="float" office:value="2" calcext:value-type="float">
            <text:p>2</text:p>
          </table:table-cell>
          <table:table-cell table:formula="of:=[.A420]" office:value-type="float" office:value="18" calcext:value-type="float">
            <text:p>18</text:p>
          </table:table-cell>
          <table:table-cell table:style-name="ce36" table:formula="of:=IF([.$A460]=1;[.B225];&quot;&quot;)">
            <text:p/>
          </table:table-cell>
          <table:table-cell table:style-name="ce36" table:formula="of:=IF([.$A460]=1;[.C225];&quot;&quot;)">
            <text:p/>
          </table:table-cell>
          <table:table-cell table:style-name="ce36" table:formula="of:=IF([.$A460]=2;[.B225];&quot;&quot;)" office:value-type="float" office:value="13.5" calcext:value-type="float">
            <text:p>13.5</text:p>
          </table:table-cell>
          <table:table-cell table:style-name="ce36" table:formula="of:=IF([.$A460]=2;[.C225];&quot;&quot;)" office:value-type="float" office:value="16.4" calcext:value-type="float">
            <text:p>16.4</text:p>
          </table:table-cell>
          <table:table-cell table:style-name="ce36" table:formula="of:=IF([.$A460]=3;[.B225];&quot;&quot;)">
            <text:p/>
          </table:table-cell>
          <table:table-cell table:style-name="ce36" table:formula="of:=IF([.$A460]=3;[.C225];&quot;&quot;)">
            <text:p/>
          </table:table-cell>
          <table:table-cell table:number-columns-repeated="1016"/>
        </table:table-row>
        <table:table-row table:style-name="ro1">
          <table:table-cell table:formula="of:=[.F421]" office:value-type="float" office:value="2" calcext:value-type="float">
            <text:p>2</text:p>
          </table:table-cell>
          <table:table-cell table:formula="of:=[.A421]" office:value-type="float" office:value="19" calcext:value-type="float">
            <text:p>19</text:p>
          </table:table-cell>
          <table:table-cell table:style-name="ce36" table:formula="of:=IF([.$A461]=1;[.B226];&quot;&quot;)">
            <text:p/>
          </table:table-cell>
          <table:table-cell table:style-name="ce36" table:formula="of:=IF([.$A461]=1;[.C226];&quot;&quot;)">
            <text:p/>
          </table:table-cell>
          <table:table-cell table:style-name="ce36" table:formula="of:=IF([.$A461]=2;[.B226];&quot;&quot;)" office:value-type="float" office:value="15.6" calcext:value-type="float">
            <text:p>15.6</text:p>
          </table:table-cell>
          <table:table-cell table:style-name="ce36" table:formula="of:=IF([.$A461]=2;[.C226];&quot;&quot;)" office:value-type="float" office:value="12.2" calcext:value-type="float">
            <text:p>12.2</text:p>
          </table:table-cell>
          <table:table-cell table:style-name="ce36" table:formula="of:=IF([.$A461]=3;[.B226];&quot;&quot;)">
            <text:p/>
          </table:table-cell>
          <table:table-cell table:style-name="ce36" table:formula="of:=IF([.$A461]=3;[.C226];&quot;&quot;)">
            <text:p/>
          </table:table-cell>
          <table:table-cell table:number-columns-repeated="1016"/>
        </table:table-row>
        <table:table-row table:style-name="ro1">
          <table:table-cell table:formula="of:=[.F422]" office:value-type="float" office:value="2" calcext:value-type="float">
            <text:p>2</text:p>
          </table:table-cell>
          <table:table-cell table:formula="of:=[.A422]" office:value-type="float" office:value="20" calcext:value-type="float">
            <text:p>20</text:p>
          </table:table-cell>
          <table:table-cell table:style-name="ce36" table:formula="of:=IF([.$A462]=1;[.B227];&quot;&quot;)">
            <text:p/>
          </table:table-cell>
          <table:table-cell table:style-name="ce36" table:formula="of:=IF([.$A462]=1;[.C227];&quot;&quot;)">
            <text:p/>
          </table:table-cell>
          <table:table-cell table:style-name="ce36" table:formula="of:=IF([.$A462]=2;[.B227];&quot;&quot;)" office:value-type="float" office:value="10.3" calcext:value-type="float">
            <text:p>10.3</text:p>
          </table:table-cell>
          <table:table-cell table:style-name="ce36" table:formula="of:=IF([.$A462]=2;[.C227];&quot;&quot;)" office:value-type="float" office:value="10.4" calcext:value-type="float">
            <text:p>10.4</text:p>
          </table:table-cell>
          <table:table-cell table:style-name="ce36" table:formula="of:=IF([.$A462]=3;[.B227];&quot;&quot;)">
            <text:p/>
          </table:table-cell>
          <table:table-cell table:style-name="ce36" table:formula="of:=IF([.$A462]=3;[.C227];&quot;&quot;)">
            <text:p/>
          </table:table-cell>
          <table:table-cell table:number-columns-repeated="1016"/>
        </table:table-row>
        <table:table-row table:style-name="ro1">
          <table:table-cell table:formula="of:=[.F423]" office:value-type="float" office:value="2" calcext:value-type="float">
            <text:p>2</text:p>
          </table:table-cell>
          <table:table-cell table:formula="of:=[.A423]" office:value-type="float" office:value="21" calcext:value-type="float">
            <text:p>21</text:p>
          </table:table-cell>
          <table:table-cell table:style-name="ce36" table:formula="of:=IF([.$A463]=1;[.B228];&quot;&quot;)">
            <text:p/>
          </table:table-cell>
          <table:table-cell table:style-name="ce36" table:formula="of:=IF([.$A463]=1;[.C228];&quot;&quot;)">
            <text:p/>
          </table:table-cell>
          <table:table-cell table:style-name="ce36" table:formula="of:=IF([.$A463]=2;[.B228];&quot;&quot;)" office:value-type="float" office:value="9.8" calcext:value-type="float">
            <text:p>9.8</text:p>
          </table:table-cell>
          <table:table-cell table:style-name="ce36" table:formula="of:=IF([.$A463]=2;[.C228];&quot;&quot;)" office:value-type="float" office:value="10.4" calcext:value-type="float">
            <text:p>10.4</text:p>
          </table:table-cell>
          <table:table-cell table:style-name="ce36" table:formula="of:=IF([.$A463]=3;[.B228];&quot;&quot;)">
            <text:p/>
          </table:table-cell>
          <table:table-cell table:style-name="ce36" table:formula="of:=IF([.$A463]=3;[.C228];&quot;&quot;)">
            <text:p/>
          </table:table-cell>
          <table:table-cell table:number-columns-repeated="1016"/>
        </table:table-row>
        <table:table-row table:style-name="ro1">
          <table:table-cell table:formula="of:=[.F424]" office:value-type="float" office:value="2" calcext:value-type="float">
            <text:p>2</text:p>
          </table:table-cell>
          <table:table-cell table:formula="of:=[.A424]" office:value-type="float" office:value="22" calcext:value-type="float">
            <text:p>22</text:p>
          </table:table-cell>
          <table:table-cell table:style-name="ce36" table:formula="of:=IF([.$A464]=1;[.B229];&quot;&quot;)">
            <text:p/>
          </table:table-cell>
          <table:table-cell table:style-name="ce36" table:formula="of:=IF([.$A464]=1;[.C229];&quot;&quot;)">
            <text:p/>
          </table:table-cell>
          <table:table-cell table:style-name="ce36" table:formula="of:=IF([.$A464]=2;[.B229];&quot;&quot;)" office:value-type="float" office:value="8.3" calcext:value-type="float">
            <text:p>8.3</text:p>
          </table:table-cell>
          <table:table-cell table:style-name="ce36" table:formula="of:=IF([.$A464]=2;[.C229];&quot;&quot;)" office:value-type="float" office:value="11.3" calcext:value-type="float">
            <text:p>11.3</text:p>
          </table:table-cell>
          <table:table-cell table:style-name="ce36" table:formula="of:=IF([.$A464]=3;[.B229];&quot;&quot;)">
            <text:p/>
          </table:table-cell>
          <table:table-cell table:style-name="ce36" table:formula="of:=IF([.$A464]=3;[.C229];&quot;&quot;)">
            <text:p/>
          </table:table-cell>
          <table:table-cell table:number-columns-repeated="1016"/>
        </table:table-row>
        <table:table-row table:style-name="ro1">
          <table:table-cell table:formula="of:=[.F425]" office:value-type="float" office:value="1" calcext:value-type="float">
            <text:p>1</text:p>
          </table:table-cell>
          <table:table-cell table:formula="of:=[.A425]" office:value-type="float" office:value="23" calcext:value-type="float">
            <text:p>23</text:p>
          </table:table-cell>
          <table:table-cell table:style-name="ce36" table:formula="of:=IF([.$A465]=1;[.B230];&quot;&quot;)" office:value-type="float" office:value="5.6" calcext:value-type="float">
            <text:p>5.6</text:p>
          </table:table-cell>
          <table:table-cell table:style-name="ce36" table:formula="of:=IF([.$A465]=1;[.C230];&quot;&quot;)" office:value-type="float" office:value="7.8" calcext:value-type="float">
            <text:p>7.8</text:p>
          </table:table-cell>
          <table:table-cell table:style-name="ce36" table:formula="of:=IF([.$A465]=2;[.B230];&quot;&quot;)">
            <text:p/>
          </table:table-cell>
          <table:table-cell table:style-name="ce36" table:formula="of:=IF([.$A465]=2;[.C230];&quot;&quot;)">
            <text:p/>
          </table:table-cell>
          <table:table-cell table:style-name="ce36" table:formula="of:=IF([.$A465]=3;[.B230];&quot;&quot;)">
            <text:p/>
          </table:table-cell>
          <table:table-cell table:style-name="ce36" table:formula="of:=IF([.$A465]=3;[.C230];&quot;&quot;)">
            <text:p/>
          </table:table-cell>
          <table:table-cell table:number-columns-repeated="1016"/>
        </table:table-row>
        <table:table-row table:style-name="ro1">
          <table:table-cell table:formula="of:=[.F426]" office:value-type="float" office:value="3" calcext:value-type="float">
            <text:p>3</text:p>
          </table:table-cell>
          <table:table-cell table:formula="of:=[.A426]" office:value-type="float" office:value="24" calcext:value-type="float">
            <text:p>24</text:p>
          </table:table-cell>
          <table:table-cell table:style-name="ce36" table:formula="of:=IF([.$A466]=1;[.B231];&quot;&quot;)">
            <text:p/>
          </table:table-cell>
          <table:table-cell table:style-name="ce36" table:formula="of:=IF([.$A466]=1;[.C231];&quot;&quot;)">
            <text:p/>
          </table:table-cell>
          <table:table-cell table:style-name="ce36" table:formula="of:=IF([.$A466]=2;[.B231];&quot;&quot;)">
            <text:p/>
          </table:table-cell>
          <table:table-cell table:style-name="ce36" table:formula="of:=IF([.$A466]=2;[.C231];&quot;&quot;)">
            <text:p/>
          </table:table-cell>
          <table:table-cell table:style-name="ce36" table:formula="of:=IF([.$A466]=3;[.B231];&quot;&quot;)" office:value-type="float" office:value="7.8" calcext:value-type="float">
            <text:p>7.8</text:p>
          </table:table-cell>
          <table:table-cell table:style-name="ce36" table:formula="of:=IF([.$A466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27]" office:value-type="float" office:value="1" calcext:value-type="float">
            <text:p>1</text:p>
          </table:table-cell>
          <table:table-cell table:formula="of:=[.A427]" office:value-type="float" office:value="25" calcext:value-type="float">
            <text:p>25</text:p>
          </table:table-cell>
          <table:table-cell table:style-name="ce36" table:formula="of:=IF([.$A467]=1;[.B232];&quot;&quot;)" office:value-type="float" office:value="4.7" calcext:value-type="float">
            <text:p>4.7</text:p>
          </table:table-cell>
          <table:table-cell table:style-name="ce36" table:formula="of:=IF([.$A467]=1;[.C232];&quot;&quot;)" office:value-type="float" office:value="7.8" calcext:value-type="float">
            <text:p>7.8</text:p>
          </table:table-cell>
          <table:table-cell table:style-name="ce36" table:formula="of:=IF([.$A467]=2;[.B232];&quot;&quot;)">
            <text:p/>
          </table:table-cell>
          <table:table-cell table:style-name="ce36" table:formula="of:=IF([.$A467]=2;[.C232];&quot;&quot;)">
            <text:p/>
          </table:table-cell>
          <table:table-cell table:style-name="ce36" table:formula="of:=IF([.$A467]=3;[.B232];&quot;&quot;)">
            <text:p/>
          </table:table-cell>
          <table:table-cell table:style-name="ce36" table:formula="of:=IF([.$A467]=3;[.C232];&quot;&quot;)">
            <text:p/>
          </table:table-cell>
          <table:table-cell table:number-columns-repeated="1016"/>
        </table:table-row>
        <table:table-row table:style-name="ro1">
          <table:table-cell table:formula="of:=[.F428]" office:value-type="float" office:value="3" calcext:value-type="float">
            <text:p>3</text:p>
          </table:table-cell>
          <table:table-cell table:formula="of:=[.A428]" office:value-type="float" office:value="26" calcext:value-type="float">
            <text:p>26</text:p>
          </table:table-cell>
          <table:table-cell table:style-name="ce36" table:formula="of:=IF([.$A468]=1;[.B233];&quot;&quot;)">
            <text:p/>
          </table:table-cell>
          <table:table-cell table:style-name="ce36" table:formula="of:=IF([.$A468]=1;[.C233];&quot;&quot;)">
            <text:p/>
          </table:table-cell>
          <table:table-cell table:style-name="ce36" table:formula="of:=IF([.$A468]=2;[.B233];&quot;&quot;)">
            <text:p/>
          </table:table-cell>
          <table:table-cell table:style-name="ce36" table:formula="of:=IF([.$A468]=2;[.C233];&quot;&quot;)">
            <text:p/>
          </table:table-cell>
          <table:table-cell table:style-name="ce36" table:formula="of:=IF([.$A468]=3;[.B233];&quot;&quot;)" office:value-type="float" office:value="7.8" calcext:value-type="float">
            <text:p>7.8</text:p>
          </table:table-cell>
          <table:table-cell table:style-name="ce36" table:formula="of:=IF([.$A468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29]" office:value-type="float" office:value="2" calcext:value-type="float">
            <text:p>2</text:p>
          </table:table-cell>
          <table:table-cell table:formula="of:=[.A429]" office:value-type="float" office:value="27" calcext:value-type="float">
            <text:p>27</text:p>
          </table:table-cell>
          <table:table-cell table:style-name="ce36" table:formula="of:=IF([.$A469]=1;[.B234];&quot;&quot;)">
            <text:p/>
          </table:table-cell>
          <table:table-cell table:style-name="ce36" table:formula="of:=IF([.$A469]=1;[.C234];&quot;&quot;)">
            <text:p/>
          </table:table-cell>
          <table:table-cell table:style-name="ce36" table:formula="of:=IF([.$A469]=2;[.B234];&quot;&quot;)" office:value-type="float" office:value="13.3" calcext:value-type="float">
            <text:p>13.3</text:p>
          </table:table-cell>
          <table:table-cell table:style-name="ce36" table:formula="of:=IF([.$A469]=2;[.C234];&quot;&quot;)" office:value-type="float" office:value="8.9" calcext:value-type="float">
            <text:p>8.9</text:p>
          </table:table-cell>
          <table:table-cell table:style-name="ce36" table:formula="of:=IF([.$A469]=3;[.B234];&quot;&quot;)">
            <text:p/>
          </table:table-cell>
          <table:table-cell table:style-name="ce36" table:formula="of:=IF([.$A469]=3;[.C234];&quot;&quot;)">
            <text:p/>
          </table:table-cell>
          <table:table-cell table:number-columns-repeated="1016"/>
        </table:table-row>
        <table:table-row table:style-name="ro1">
          <table:table-cell table:formula="of:=[.F430]" office:value-type="float" office:value="1" calcext:value-type="float">
            <text:p>1</text:p>
          </table:table-cell>
          <table:table-cell table:formula="of:=[.A430]" office:value-type="float" office:value="28" calcext:value-type="float">
            <text:p>28</text:p>
          </table:table-cell>
          <table:table-cell table:style-name="ce36" table:formula="of:=IF([.$A470]=1;[.B235];&quot;&quot;)" office:value-type="float" office:value="3.4" calcext:value-type="float">
            <text:p>3.4</text:p>
          </table:table-cell>
          <table:table-cell table:style-name="ce36" table:formula="of:=IF([.$A470]=1;[.C235];&quot;&quot;)" office:value-type="float" office:value="4.6" calcext:value-type="float">
            <text:p>4.6</text:p>
          </table:table-cell>
          <table:table-cell table:style-name="ce36" table:formula="of:=IF([.$A470]=2;[.B235];&quot;&quot;)">
            <text:p/>
          </table:table-cell>
          <table:table-cell table:style-name="ce36" table:formula="of:=IF([.$A470]=2;[.C235];&quot;&quot;)">
            <text:p/>
          </table:table-cell>
          <table:table-cell table:style-name="ce36" table:formula="of:=IF([.$A470]=3;[.B235];&quot;&quot;)">
            <text:p/>
          </table:table-cell>
          <table:table-cell table:style-name="ce36" table:formula="of:=IF([.$A470]=3;[.C235];&quot;&quot;)">
            <text:p/>
          </table:table-cell>
          <table:table-cell table:number-columns-repeated="1016"/>
        </table:table-row>
        <table:table-row table:style-name="ro1">
          <table:table-cell table:formula="of:=[.F431]" office:value-type="float" office:value="3" calcext:value-type="float">
            <text:p>3</text:p>
          </table:table-cell>
          <table:table-cell table:formula="of:=[.A431]" office:value-type="float" office:value="29" calcext:value-type="float">
            <text:p>29</text:p>
          </table:table-cell>
          <table:table-cell table:style-name="ce36" table:formula="of:=IF([.$A471]=1;[.B236];&quot;&quot;)">
            <text:p/>
          </table:table-cell>
          <table:table-cell table:style-name="ce36" table:formula="of:=IF([.$A471]=1;[.C236];&quot;&quot;)">
            <text:p/>
          </table:table-cell>
          <table:table-cell table:style-name="ce36" table:formula="of:=IF([.$A471]=2;[.B236];&quot;&quot;)">
            <text:p/>
          </table:table-cell>
          <table:table-cell table:style-name="ce36" table:formula="of:=IF([.$A471]=2;[.C236];&quot;&quot;)">
            <text:p/>
          </table:table-cell>
          <table:table-cell table:style-name="ce36" table:formula="of:=IF([.$A471]=3;[.B236];&quot;&quot;)" office:value-type="float" office:value="5.6" calcext:value-type="float">
            <text:p>5.6</text:p>
          </table:table-cell>
          <table:table-cell table:style-name="ce36" table:formula="of:=IF([.$A471]=3;[.C236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432]" office:value-type="float" office:value="3" calcext:value-type="float">
            <text:p>3</text:p>
          </table:table-cell>
          <table:table-cell table:formula="of:=[.A432]" office:value-type="float" office:value="30" calcext:value-type="float">
            <text:p>30</text:p>
          </table:table-cell>
          <table:table-cell table:style-name="ce36" table:formula="of:=IF([.$A472]=1;[.B237];&quot;&quot;)">
            <text:p/>
          </table:table-cell>
          <table:table-cell table:style-name="ce36" table:formula="of:=IF([.$A472]=1;[.C237];&quot;&quot;)">
            <text:p/>
          </table:table-cell>
          <table:table-cell table:style-name="ce36" table:formula="of:=IF([.$A472]=2;[.B237];&quot;&quot;)">
            <text:p/>
          </table:table-cell>
          <table:table-cell table:style-name="ce36" table:formula="of:=IF([.$A472]=2;[.C237];&quot;&quot;)">
            <text:p/>
          </table:table-cell>
          <table:table-cell table:style-name="ce36" table:formula="of:=IF([.$A472]=3;[.B237];&quot;&quot;)" office:value-type="float" office:value="7.9" calcext:value-type="float">
            <text:p>7.9</text:p>
          </table:table-cell>
          <table:table-cell table:style-name="ce36" table:formula="of:=IF([.$A472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433]" office:value-type="float" office:value="3" calcext:value-type="float">
            <text:p>3</text:p>
          </table:table-cell>
          <table:table-cell table:formula="of:=[.A433]" office:value-type="float" office:value="31" calcext:value-type="float">
            <text:p>31</text:p>
          </table:table-cell>
          <table:table-cell table:style-name="ce36" table:formula="of:=IF([.$A473]=1;[.B238];&quot;&quot;)">
            <text:p/>
          </table:table-cell>
          <table:table-cell table:style-name="ce36" table:formula="of:=IF([.$A473]=1;[.C238];&quot;&quot;)">
            <text:p/>
          </table:table-cell>
          <table:table-cell table:style-name="ce36" table:formula="of:=IF([.$A473]=2;[.B238];&quot;&quot;)">
            <text:p/>
          </table:table-cell>
          <table:table-cell table:style-name="ce36" table:formula="of:=IF([.$A473]=2;[.C238];&quot;&quot;)">
            <text:p/>
          </table:table-cell>
          <table:table-cell table:style-name="ce36" table:formula="of:=IF([.$A473]=3;[.B238];&quot;&quot;)" office:value-type="float" office:value="5.8" calcext:value-type="float">
            <text:p>5.8</text:p>
          </table:table-cell>
          <table:table-cell table:style-name="ce36" table:formula="of:=IF([.$A473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434]" office:value-type="float" office:value="1" calcext:value-type="float">
            <text:p>1</text:p>
          </table:table-cell>
          <table:table-cell table:formula="of:=[.A434]" office:value-type="float" office:value="32" calcext:value-type="float">
            <text:p>32</text:p>
          </table:table-cell>
          <table:table-cell table:style-name="ce36" table:formula="of:=IF([.$A474]=1;[.B239];&quot;&quot;)" office:value-type="float" office:value="4.8" calcext:value-type="float">
            <text:p>4.8</text:p>
          </table:table-cell>
          <table:table-cell table:style-name="ce36" table:formula="of:=IF([.$A474]=1;[.C239];&quot;&quot;)" office:value-type="float" office:value="4.6" calcext:value-type="float">
            <text:p>4.6</text:p>
          </table:table-cell>
          <table:table-cell table:style-name="ce36" table:formula="of:=IF([.$A474]=2;[.B239];&quot;&quot;)">
            <text:p/>
          </table:table-cell>
          <table:table-cell table:style-name="ce36" table:formula="of:=IF([.$A474]=2;[.C239];&quot;&quot;)">
            <text:p/>
          </table:table-cell>
          <table:table-cell table:style-name="ce36" table:formula="of:=IF([.$A474]=3;[.B239];&quot;&quot;)">
            <text:p/>
          </table:table-cell>
          <table:table-cell table:style-name="ce36" table:formula="of:=IF([.$A474]=3;[.C239];&quot;&quot;)">
            <text:p/>
          </table:table-cell>
          <table:table-cell table:number-columns-repeated="1016"/>
        </table:table-row>
        <table:table-row table:style-name="ro1">
          <table:table-cell table:formula="of:=[.F435]" office:value-type="float" office:value="2" calcext:value-type="float">
            <text:p>2</text:p>
          </table:table-cell>
          <table:table-cell table:formula="of:=[.A435]" office:value-type="float" office:value="33" calcext:value-type="float">
            <text:p>33</text:p>
          </table:table-cell>
          <table:table-cell table:style-name="ce36" table:formula="of:=IF([.$A475]=1;[.B240];&quot;&quot;)">
            <text:p/>
          </table:table-cell>
          <table:table-cell table:style-name="ce36" table:formula="of:=IF([.$A475]=1;[.C240];&quot;&quot;)">
            <text:p/>
          </table:table-cell>
          <table:table-cell table:style-name="ce36" table:formula="of:=IF([.$A475]=2;[.B240];&quot;&quot;)" office:value-type="float" office:value="12.4" calcext:value-type="float">
            <text:p>12.4</text:p>
          </table:table-cell>
          <table:table-cell table:style-name="ce36" table:formula="of:=IF([.$A475]=2;[.C240];&quot;&quot;)" office:value-type="float" office:value="9.1" calcext:value-type="float">
            <text:p>9.1</text:p>
          </table:table-cell>
          <table:table-cell table:style-name="ce36" table:formula="of:=IF([.$A475]=3;[.B240];&quot;&quot;)">
            <text:p/>
          </table:table-cell>
          <table:table-cell table:style-name="ce36" table:formula="of:=IF([.$A475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43:.C475])" office:value-type="float" office:value="3.91428571428571" calcext:value-type="float">
            <text:p>3.91428571428571</text:p>
          </table:table-cell>
          <table:table-cell table:formula="of:=AVERAGE([.D443:.D475])" office:value-type="float" office:value="6.65714285714286" calcext:value-type="float">
            <text:p>6.65714285714286</text:p>
          </table:table-cell>
          <table:table-cell table:formula="of:=AVERAGE([.E443:.E475])" office:value-type="float" office:value="11.42" calcext:value-type="float">
            <text:p>11.42</text:p>
          </table:table-cell>
          <table:table-cell table:formula="of:=AVERAGE([.F443:.F475])" office:value-type="float" office:value="12.25" calcext:value-type="float">
            <text:p>12.25</text:p>
          </table:table-cell>
          <table:table-cell table:formula="of:=AVERAGE([.G443:.G475])" office:value-type="float" office:value="7.55555555555556" calcext:value-type="float">
            <text:p>7.55555555555556</text:p>
          </table:table-cell>
          <table:table-cell table:formula="of:=AVERAGE([.H443:.H475])" office:value-type="float" office:value="6.27777777777778" calcext:value-type="float">
            <text:p>6.277777777777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8: Repeat Step 6 for new averages calculated in Step 7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XMY2([.$B208:.$C208];cluster1_3)" office:value-type="float" office:value="16.2534693877551" calcext:value-type="float">
            <text:p>16.2534693877551</text:p>
          </table:table-cell>
          <table:table-cell table:formula="of:=SUMXMY2([.$B208:.$C208];cluster2_3)" office:value-type="float" office:value="29.4289" calcext:value-type="float">
            <text:p>29.4289</text:p>
          </table:table-cell>
          <table:table-cell table:formula="of:=SUMXMY2([.$B208:.$C208];cluster3_3)" office:value-type="float" office:value="4.94135802469136" calcext:value-type="float">
            <text:p>4.94135802469136</text:p>
          </table:table-cell>
          <table:table-cell table:formula="of:=MIN([.B482:.D482])" office:value-type="float" office:value="4.94135802469136" calcext:value-type="float">
            <text:p>4.94135802469136</text:p>
          </table:table-cell>
          <table:table-cell table:formula="of:=IF([.E482]=[.B482];[.B$243];IF([.E482]=[.C482];[.C$243];IF([.E482]=[.D48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XMY2([.$B209:.$C209];cluster1_3)" office:value-type="float" office:value="3.35204081632653" calcext:value-type="float">
            <text:p>3.35204081632653</text:p>
          </table:table-cell>
          <table:table-cell table:formula="of:=SUMXMY2([.$B209:.$C209];cluster2_3)" office:value-type="float" office:value="109.5109" calcext:value-type="float">
            <text:p>109.5109</text:p>
          </table:table-cell>
          <table:table-cell table:formula="of:=SUMXMY2([.$B209:.$C209];cluster3_3)" office:value-type="float" office:value="29.7269135802469" calcext:value-type="float">
            <text:p>29.7269135802469</text:p>
          </table:table-cell>
          <table:table-cell table:formula="of:=MIN([.B483:.D483])" office:value-type="float" office:value="3.35204081632653" calcext:value-type="float">
            <text:p>3.35204081632653</text:p>
          </table:table-cell>
          <table:table-cell table:formula="of:=IF([.E483]=[.B483];[.B$243];IF([.E483]=[.C483];[.C$243];IF([.E483]=[.D483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XMY2([.$B210:.$C210];cluster1_3)" office:value-type="float" office:value="6.06632653061224" calcext:value-type="float">
            <text:p>6.06632653061224</text:p>
          </table:table-cell>
          <table:table-cell table:formula="of:=SUMXMY2([.$B210:.$C210];cluster2_3)" office:value-type="float" office:value="130.7709" calcext:value-type="float">
            <text:p>130.7709</text:p>
          </table:table-cell>
          <table:table-cell table:formula="of:=SUMXMY2([.$B210:.$C210];cluster3_3)" office:value-type="float" office:value="22.8824691358025" calcext:value-type="float">
            <text:p>22.8824691358025</text:p>
          </table:table-cell>
          <table:table-cell table:formula="of:=MIN([.B484:.D484])" office:value-type="float" office:value="6.06632653061224" calcext:value-type="float">
            <text:p>6.06632653061224</text:p>
          </table:table-cell>
          <table:table-cell table:formula="of:=IF([.E484]=[.B484];[.B$243];IF([.E484]=[.C484];[.C$243];IF([.E484]=[.D48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XMY2([.$B211:.$C211];cluster1_3)" office:value-type="float" office:value="0.0834693877551024" calcext:value-type="float">
            <text:p>0.083469387755102</text:p>
          </table:table-cell>
          <table:table-cell table:formula="of:=SUMXMY2([.$B211:.$C211];cluster2_3)" office:value-type="float" office:value="82.9309" calcext:value-type="float">
            <text:p>82.9309</text:p>
          </table:table-cell>
          <table:table-cell table:formula="of:=SUMXMY2([.$B211:.$C211];cluster3_3)" office:value-type="float" office:value="11.438024691358" calcext:value-type="float">
            <text:p>11.438024691358</text:p>
          </table:table-cell>
          <table:table-cell table:formula="of:=MIN([.B485:.D485])" office:value-type="float" office:value="0.0834693877551024" calcext:value-type="float">
            <text:p>0.083469387755102</text:p>
          </table:table-cell>
          <table:table-cell table:formula="of:=IF([.E485]=[.B485];[.B$243];IF([.E485]=[.C485];[.C$243];IF([.E485]=[.D48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XMY2([.$B212:.$C212];cluster1_3)" office:value-type="float" office:value="0.8834693877551" calcext:value-type="float">
            <text:p>0.8834693877551</text:p>
          </table:table-cell>
          <table:table-cell table:formula="of:=SUMXMY2([.$B212:.$C212];cluster2_3)" office:value-type="float" office:value="92.2969" calcext:value-type="float">
            <text:p>92.2969</text:p>
          </table:table-cell>
          <table:table-cell table:formula="of:=SUMXMY2([.$B212:.$C212];cluster3_3)" office:value-type="float" office:value="10.8269135802469" calcext:value-type="float">
            <text:p>10.8269135802469</text:p>
          </table:table-cell>
          <table:table-cell table:formula="of:=MIN([.B486:.D486])" office:value-type="float" office:value="0.8834693877551" calcext:value-type="float">
            <text:p>0.8834693877551</text:p>
          </table:table-cell>
          <table:table-cell table:formula="of:=IF([.E486]=[.B486];[.B$243];IF([.E486]=[.C486];[.C$243];IF([.E486]=[.D48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XMY2([.$B213:.$C213];cluster1_3)" office:value-type="float" office:value="10.310612244898" calcext:value-type="float">
            <text:p>10.310612244898</text:p>
          </table:table-cell>
          <table:table-cell table:formula="of:=SUMXMY2([.$B213:.$C213];cluster2_3)" office:value-type="float" office:value="124.4489" calcext:value-type="float">
            <text:p>124.4489</text:p>
          </table:table-cell>
          <table:table-cell table:formula="of:=SUMXMY2([.$B213:.$C213];cluster3_3)" office:value-type="float" office:value="17.0524691358025" calcext:value-type="float">
            <text:p>17.0524691358025</text:p>
          </table:table-cell>
          <table:table-cell table:formula="of:=MIN([.B487:.D487])" office:value-type="float" office:value="10.310612244898" calcext:value-type="float">
            <text:p>10.310612244898</text:p>
          </table:table-cell>
          <table:table-cell table:formula="of:=IF([.E487]=[.B487];[.B$243];IF([.E487]=[.C487];[.C$243];IF([.E487]=[.D48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XMY2([.$B214:.$C214];cluster1_3)" office:value-type="float" office:value="20.2206122448979" calcext:value-type="float">
            <text:p>20.2206122448979</text:p>
          </table:table-cell>
          <table:table-cell table:formula="of:=SUMXMY2([.$B214:.$C214];cluster2_3)" office:value-type="float" office:value="180.0709" calcext:value-type="float">
            <text:p>180.0709</text:p>
          </table:table-cell>
          <table:table-cell table:formula="of:=SUMXMY2([.$B214:.$C214];cluster3_3)" office:value-type="float" office:value="42.9535802469136" calcext:value-type="float">
            <text:p>42.9535802469136</text:p>
          </table:table-cell>
          <table:table-cell table:formula="of:=MIN([.B488:.D488])" office:value-type="float" office:value="20.2206122448979" calcext:value-type="float">
            <text:p>20.2206122448979</text:p>
          </table:table-cell>
          <table:table-cell table:formula="of:=IF([.E488]=[.B488];[.B$243];IF([.E488]=[.C488];[.C$243];IF([.E488]=[.D48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XMY2([.$B215:.$C215];cluster1_3)" office:value-type="float" office:value="10.2191836734694" calcext:value-type="float">
            <text:p>10.2191836734694</text:p>
          </table:table-cell>
          <table:table-cell table:formula="of:=SUMXMY2([.$B215:.$C215];cluster2_3)" office:value-type="float" office:value="149.1409" calcext:value-type="float">
            <text:p>149.1409</text:p>
          </table:table-cell>
          <table:table-cell table:formula="of:=SUMXMY2([.$B215:.$C215];cluster3_3)" office:value-type="float" office:value="30.2213580246914" calcext:value-type="float">
            <text:p>30.2213580246914</text:p>
          </table:table-cell>
          <table:table-cell table:formula="of:=MIN([.B489:.D489])" office:value-type="float" office:value="10.2191836734694" calcext:value-type="float">
            <text:p>10.2191836734694</text:p>
          </table:table-cell>
          <table:table-cell table:formula="of:=IF([.E489]=[.B489];[.B$243];IF([.E489]=[.C489];[.C$243];IF([.E489]=[.D48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XMY2([.$B216:.$C216];cluster1_3)" office:value-type="float" office:value="5.37346938775511" calcext:value-type="float">
            <text:p>5.37346938775511</text:p>
          </table:table-cell>
          <table:table-cell table:formula="of:=SUMXMY2([.$B216:.$C216];cluster2_3)" office:value-type="float" office:value="59.1089" calcext:value-type="float">
            <text:p>59.1089</text:p>
          </table:table-cell>
          <table:table-cell table:formula="of:=SUMXMY2([.$B216:.$C216];cluster3_3)" office:value-type="float" office:value="16.2124691358025" calcext:value-type="float">
            <text:p>16.2124691358025</text:p>
          </table:table-cell>
          <table:table-cell table:formula="of:=MIN([.B490:.D490])" office:value-type="float" office:value="5.37346938775511" calcext:value-type="float">
            <text:p>5.37346938775511</text:p>
          </table:table-cell>
          <table:table-cell table:formula="of:=IF([.E490]=[.B490];[.B$243];IF([.E490]=[.C490];[.C$243];IF([.E490]=[.D49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XMY2([.$B217:.$C217];cluster1_3)" office:value-type="float" office:value="22.1463265306122" calcext:value-type="float">
            <text:p>22.1463265306122</text:p>
          </table:table-cell>
          <table:table-cell table:formula="of:=SUMXMY2([.$B217:.$C217];cluster2_3)" office:value-type="float" office:value="52.7489" calcext:value-type="float">
            <text:p>52.7489</text:p>
          </table:table-cell>
          <table:table-cell table:formula="of:=SUMXMY2([.$B217:.$C217];cluster3_3)" office:value-type="float" office:value="1.35135802469136" calcext:value-type="float">
            <text:p>1.35135802469136</text:p>
          </table:table-cell>
          <table:table-cell table:formula="of:=MIN([.B491:.D491])" office:value-type="float" office:value="1.35135802469136" calcext:value-type="float">
            <text:p>1.35135802469136</text:p>
          </table:table-cell>
          <table:table-cell table:formula="of:=IF([.E491]=[.B491];[.B$243];IF([.E491]=[.C491];[.C$243];IF([.E491]=[.D491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XMY2([.$B218:.$C218];cluster1_3)" office:value-type="float" office:value="36.5591836734694" calcext:value-type="float">
            <text:p>36.5591836734694</text:p>
          </table:table-cell>
          <table:table-cell table:formula="of:=SUMXMY2([.$B218:.$C218];cluster2_3)" office:value-type="float" office:value="61.8349" calcext:value-type="float">
            <text:p>61.8349</text:p>
          </table:table-cell>
          <table:table-cell table:formula="of:=SUMXMY2([.$B218:.$C218];cluster3_3)" office:value-type="float" office:value="6.99469135802469" calcext:value-type="float">
            <text:p>6.99469135802469</text:p>
          </table:table-cell>
          <table:table-cell table:formula="of:=MIN([.B492:.D492])" office:value-type="float" office:value="6.99469135802469" calcext:value-type="float">
            <text:p>6.99469135802469</text:p>
          </table:table-cell>
          <table:table-cell table:formula="of:=IF([.E492]=[.B492];[.B$243];IF([.E492]=[.C492];[.C$243];IF([.E492]=[.D49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XMY2([.$B219:.$C219];cluster1_3)" office:value-type="float" office:value="15.9448979591837" calcext:value-type="float">
            <text:p>15.9448979591837</text:p>
          </table:table-cell>
          <table:table-cell table:formula="of:=SUMXMY2([.$B219:.$C219];cluster2_3)" office:value-type="float" office:value="69.3889" calcext:value-type="float">
            <text:p>69.3889</text:p>
          </table:table-cell>
          <table:table-cell table:formula="of:=SUMXMY2([.$B219:.$C219];cluster3_3)" office:value-type="float" office:value="1.90135802469136" calcext:value-type="float">
            <text:p>1.90135802469136</text:p>
          </table:table-cell>
          <table:table-cell table:formula="of:=MIN([.B493:.D493])" office:value-type="float" office:value="1.90135802469136" calcext:value-type="float">
            <text:p>1.90135802469136</text:p>
          </table:table-cell>
          <table:table-cell table:formula="of:=IF([.E493]=[.B493];[.B$243];IF([.E493]=[.C493];[.C$243];IF([.E493]=[.D49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XMY2([.$B220:.$C220];cluster1_3)" office:value-type="float" office:value="31.0663265306122" calcext:value-type="float">
            <text:p>31.0663265306122</text:p>
          </table:table-cell>
          <table:table-cell table:formula="of:=SUMXMY2([.$B220:.$C220];cluster2_3)" office:value-type="float" office:value="47.8889" calcext:value-type="float">
            <text:p>47.8889</text:p>
          </table:table-cell>
          <table:table-cell table:formula="of:=SUMXMY2([.$B220:.$C220];cluster3_3)" office:value-type="float" office:value="44.4091358024691" calcext:value-type="float">
            <text:p>44.4091358024691</text:p>
          </table:table-cell>
          <table:table-cell table:formula="of:=MIN([.B494:.D494])" office:value-type="float" office:value="31.0663265306122" calcext:value-type="float">
            <text:p>31.0663265306122</text:p>
          </table:table-cell>
          <table:table-cell table:formula="of:=IF([.E494]=[.B494];[.B$243];IF([.E494]=[.C494];[.C$243];IF([.E494]=[.D49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XMY2([.$B221:.$C221];cluster1_3)" office:value-type="float" office:value="46.8320408163266" calcext:value-type="float">
            <text:p>46.8320408163266</text:p>
          </table:table-cell>
          <table:table-cell table:formula="of:=SUMXMY2([.$B221:.$C221];cluster2_3)" office:value-type="float" office:value="56.6189" calcext:value-type="float">
            <text:p>56.6189</text:p>
          </table:table-cell>
          <table:table-cell table:formula="of:=SUMXMY2([.$B221:.$C221];cluster3_3)" office:value-type="float" office:value="64.8024691358025" calcext:value-type="float">
            <text:p>64.8024691358025</text:p>
          </table:table-cell>
          <table:table-cell table:formula="of:=MIN([.B495:.D495])" office:value-type="float" office:value="46.8320408163266" calcext:value-type="float">
            <text:p>46.8320408163266</text:p>
          </table:table-cell>
          <table:table-cell table:formula="of:=IF([.E495]=[.B495];[.B$243];IF([.E495]=[.C495];[.C$243];IF([.E495]=[.D49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XMY2([.$B222:.$C222];cluster1_3)" office:value-type="float" office:value="64.7648979591837" calcext:value-type="float">
            <text:p>64.7648979591837</text:p>
          </table:table-cell>
          <table:table-cell table:formula="of:=SUMXMY2([.$B222:.$C222];cluster2_3)" office:value-type="float" office:value="8.85489999999999" calcext:value-type="float">
            <text:p>8.85489999999999</text:p>
          </table:table-cell>
          <table:table-cell table:formula="of:=SUMXMY2([.$B222:.$C222];cluster3_3)" office:value-type="float" office:value="49.008024691358" calcext:value-type="float">
            <text:p>49.008024691358</text:p>
          </table:table-cell>
          <table:table-cell table:formula="of:=MIN([.B496:.D496])" office:value-type="float" office:value="8.85489999999999" calcext:value-type="float">
            <text:p>8.85489999999999</text:p>
          </table:table-cell>
          <table:table-cell table:formula="of:=IF([.E496]=[.B496];[.B$243];IF([.E496]=[.C496];[.C$243];IF([.E496]=[.D496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XMY2([.$B223:.$C223];cluster1_3)" office:value-type="float" office:value="77.2448979591837" calcext:value-type="float">
            <text:p>77.2448979591837</text:p>
          </table:table-cell>
          <table:table-cell table:formula="of:=SUMXMY2([.$B223:.$C223];cluster2_3)" office:value-type="float" office:value="1.7909" calcext:value-type="float">
            <text:p>1.7909</text:p>
          </table:table-cell>
          <table:table-cell table:formula="of:=SUMXMY2([.$B223:.$C223];cluster3_3)" office:value-type="float" office:value="49.5324691358025" calcext:value-type="float">
            <text:p>49.5324691358025</text:p>
          </table:table-cell>
          <table:table-cell table:formula="of:=MIN([.B497:.D497])" office:value-type="float" office:value="1.7909" calcext:value-type="float">
            <text:p>1.7909</text:p>
          </table:table-cell>
          <table:table-cell table:formula="of:=IF([.E497]=[.B497];[.B$243];IF([.E497]=[.C497];[.C$243];IF([.E497]=[.D497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XMY2([.$B224:.$C224];cluster1_3)" office:value-type="float" office:value="192.816326530612" calcext:value-type="float">
            <text:p>192.816326530612</text:p>
          </table:table-cell>
          <table:table-cell table:formula="of:=SUMXMY2([.$B224:.$C224];cluster2_3)" office:value-type="float" office:value="31.4109" calcext:value-type="float">
            <text:p>31.4109</text:p>
          </table:table-cell>
          <table:table-cell table:formula="of:=SUMXMY2([.$B224:.$C224];cluster3_3)" office:value-type="float" office:value="154.332469135802" calcext:value-type="float">
            <text:p>154.332469135802</text:p>
          </table:table-cell>
          <table:table-cell table:formula="of:=MIN([.B498:.D498])" office:value-type="float" office:value="31.4109" calcext:value-type="float">
            <text:p>31.4109</text:p>
          </table:table-cell>
          <table:table-cell table:formula="of:=IF([.E498]=[.B498];[.B$243];IF([.E498]=[.C498];[.C$243];IF([.E498]=[.D49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XMY2([.$B225:.$C225];cluster1_3)" office:value-type="float" office:value="186.809183673469" calcext:value-type="float">
            <text:p>186.809183673469</text:p>
          </table:table-cell>
          <table:table-cell table:formula="of:=SUMXMY2([.$B225:.$C225];cluster2_3)" office:value-type="float" office:value="21.5489" calcext:value-type="float">
            <text:p>21.5489</text:p>
          </table:table-cell>
          <table:table-cell table:formula="of:=SUMXMY2([.$B225:.$C225];cluster3_3)" office:value-type="float" office:value="137.795802469136" calcext:value-type="float">
            <text:p>137.795802469136</text:p>
          </table:table-cell>
          <table:table-cell table:formula="of:=MIN([.B499:.D499])" office:value-type="float" office:value="21.5489" calcext:value-type="float">
            <text:p>21.5489</text:p>
          </table:table-cell>
          <table:table-cell table:formula="of:=IF([.E499]=[.B499];[.B$243];IF([.E499]=[.C499];[.C$243];IF([.E499]=[.D49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XMY2([.$B226:.$C226];cluster1_3)" office:value-type="float" office:value="167.279183673469" calcext:value-type="float">
            <text:p>167.279183673469</text:p>
          </table:table-cell>
          <table:table-cell table:formula="of:=SUMXMY2([.$B226:.$C226];cluster2_3)" office:value-type="float" office:value="17.4749" calcext:value-type="float">
            <text:p>17.4749</text:p>
          </table:table-cell>
          <table:table-cell table:formula="of:=SUMXMY2([.$B226:.$C226];cluster3_3)" office:value-type="float" office:value="99.7858024691358" calcext:value-type="float">
            <text:p>99.7858024691358</text:p>
          </table:table-cell>
          <table:table-cell table:formula="of:=MIN([.B500:.D500])" office:value-type="float" office:value="17.4749" calcext:value-type="float">
            <text:p>17.4749</text:p>
          </table:table-cell>
          <table:table-cell table:formula="of:=IF([.E500]=[.B500];[.B$243];IF([.E500]=[.C500];[.C$243];IF([.E500]=[.D50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XMY2([.$B227:.$C227];cluster1_3)" office:value-type="float" office:value="54.7863265306123" calcext:value-type="float">
            <text:p>54.7863265306123</text:p>
          </table:table-cell>
          <table:table-cell table:formula="of:=SUMXMY2([.$B227:.$C227];cluster2_3)" office:value-type="float" office:value="4.6769" calcext:value-type="float">
            <text:p>4.6769</text:p>
          </table:table-cell>
          <table:table-cell table:formula="of:=SUMXMY2([.$B227:.$C227];cluster3_3)" office:value-type="float" office:value="24.5246913580247" calcext:value-type="float">
            <text:p>24.5246913580247</text:p>
          </table:table-cell>
          <table:table-cell table:formula="of:=MIN([.B501:.D501])" office:value-type="float" office:value="4.6769" calcext:value-type="float">
            <text:p>4.6769</text:p>
          </table:table-cell>
          <table:table-cell table:formula="of:=IF([.E501]=[.B501];[.B$243];IF([.E501]=[.C501];[.C$243];IF([.E501]=[.D50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XMY2([.$B228:.$C228];cluster1_3)" office:value-type="float" office:value="48.650612244898" calcext:value-type="float">
            <text:p>48.650612244898</text:p>
          </table:table-cell>
          <table:table-cell table:formula="of:=SUMXMY2([.$B228:.$C228];cluster2_3)" office:value-type="float" office:value="6.0469" calcext:value-type="float">
            <text:p>6.0469</text:p>
          </table:table-cell>
          <table:table-cell table:formula="of:=SUMXMY2([.$B228:.$C228];cluster3_3)" office:value-type="float" office:value="22.0302469135803" calcext:value-type="float">
            <text:p>22.0302469135803</text:p>
          </table:table-cell>
          <table:table-cell table:formula="of:=MIN([.B502:.D502])" office:value-type="float" office:value="6.0469" calcext:value-type="float">
            <text:p>6.0469</text:p>
          </table:table-cell>
          <table:table-cell table:formula="of:=IF([.E502]=[.B502];[.B$243];IF([.E502]=[.C502];[.C$243];IF([.E502]=[.D50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XMY2([.$B229:.$C229];cluster1_3)" office:value-type="float" office:value="40.790612244898" calcext:value-type="float">
            <text:p>40.790612244898</text:p>
          </table:table-cell>
          <table:table-cell table:formula="of:=SUMXMY2([.$B229:.$C229];cluster2_3)" office:value-type="float" office:value="10.6369" calcext:value-type="float">
            <text:p>10.6369</text:p>
          </table:table-cell>
          <table:table-cell table:formula="of:=SUMXMY2([.$B229:.$C229];cluster3_3)" office:value-type="float" office:value="25.7769135802469" calcext:value-type="float">
            <text:p>25.7769135802469</text:p>
          </table:table-cell>
          <table:table-cell table:formula="of:=MIN([.B503:.D503])" office:value-type="float" office:value="10.6369" calcext:value-type="float">
            <text:p>10.6369</text:p>
          </table:table-cell>
          <table:table-cell table:formula="of:=IF([.E503]=[.B503];[.B$243];IF([.E503]=[.C503];[.C$243];IF([.E503]=[.D50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XMY2([.$B230:.$C230];cluster1_3)" office:value-type="float" office:value="4.14775510204082" calcext:value-type="float">
            <text:p>4.14775510204082</text:p>
          </table:table-cell>
          <table:table-cell table:formula="of:=SUMXMY2([.$B230:.$C230];cluster2_3)" office:value-type="float" office:value="53.6749" calcext:value-type="float">
            <text:p>53.6749</text:p>
          </table:table-cell>
          <table:table-cell table:formula="of:=SUMXMY2([.$B230:.$C230];cluster3_3)" office:value-type="float" office:value="6.14135802469136" calcext:value-type="float">
            <text:p>6.14135802469136</text:p>
          </table:table-cell>
          <table:table-cell table:formula="of:=MIN([.B504:.D504])" office:value-type="float" office:value="4.14775510204082" calcext:value-type="float">
            <text:p>4.14775510204082</text:p>
          </table:table-cell>
          <table:table-cell table:formula="of:=IF([.E504]=[.B504];[.B$243];IF([.E504]=[.C504];[.C$243];IF([.E504]=[.D50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XMY2([.$B231:.$C231];cluster1_3)" office:value-type="float" office:value="16.2163265306122" calcext:value-type="float">
            <text:p>16.2163265306122</text:p>
          </table:table-cell>
          <table:table-cell table:formula="of:=SUMXMY2([.$B231:.$C231];cluster2_3)" office:value-type="float" office:value="57.3269" calcext:value-type="float">
            <text:p>57.3269</text:p>
          </table:table-cell>
          <table:table-cell table:formula="of:=SUMXMY2([.$B231:.$C231];cluster3_3)" office:value-type="float" office:value="0.519135802469136" calcext:value-type="float">
            <text:p>0.519135802469136</text:p>
          </table:table-cell>
          <table:table-cell table:formula="of:=MIN([.B505:.D505])" office:value-type="float" office:value="0.519135802469136" calcext:value-type="float">
            <text:p>0.519135802469136</text:p>
          </table:table-cell>
          <table:table-cell table:formula="of:=IF([.E505]=[.B505];[.B$243];IF([.E505]=[.C505];[.C$243];IF([.E505]=[.D50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XMY2([.$B232:.$C232];cluster1_3)" office:value-type="float" office:value="1.92346938775511" calcext:value-type="float">
            <text:p>1.92346938775511</text:p>
          </table:table-cell>
          <table:table-cell table:formula="of:=SUMXMY2([.$B232:.$C232];cluster2_3)" office:value-type="float" office:value="64.9609" calcext:value-type="float">
            <text:p>64.9609</text:p>
          </table:table-cell>
          <table:table-cell table:formula="of:=SUMXMY2([.$B232:.$C232];cluster3_3)" office:value-type="float" office:value="10.4713580246914" calcext:value-type="float">
            <text:p>10.4713580246914</text:p>
          </table:table-cell>
          <table:table-cell table:formula="of:=MIN([.B506:.D506])" office:value-type="float" office:value="1.92346938775511" calcext:value-type="float">
            <text:p>1.92346938775511</text:p>
          </table:table-cell>
          <table:table-cell table:formula="of:=IF([.E506]=[.B506];[.B$243];IF([.E506]=[.C506];[.C$243];IF([.E506]=[.D50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XMY2([.$B233:.$C233];cluster1_3)" office:value-type="float" office:value="19.330612244898" calcext:value-type="float">
            <text:p>19.330612244898</text:p>
          </table:table-cell>
          <table:table-cell table:formula="of:=SUMXMY2([.$B233:.$C233];cluster2_3)" office:value-type="float" office:value="71.6269" calcext:value-type="float">
            <text:p>71.6269</text:p>
          </table:table-cell>
          <table:table-cell table:formula="of:=SUMXMY2([.$B233:.$C233];cluster3_3)" office:value-type="float" office:value="2.87469135802469" calcext:value-type="float">
            <text:p>2.87469135802469</text:p>
          </table:table-cell>
          <table:table-cell table:formula="of:=MIN([.B507:.D507])" office:value-type="float" office:value="2.87469135802469" calcext:value-type="float">
            <text:p>2.87469135802469</text:p>
          </table:table-cell>
          <table:table-cell table:formula="of:=IF([.E507]=[.B507];[.B$243];IF([.E507]=[.C507];[.C$243];IF([.E507]=[.D507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XMY2([.$B234:.$C234];cluster1_3)" office:value-type="float" office:value="93.1220408163265" calcext:value-type="float">
            <text:p>93.1220408163265</text:p>
          </table:table-cell>
          <table:table-cell table:formula="of:=SUMXMY2([.$B234:.$C234];cluster2_3)" office:value-type="float" office:value="14.7569" calcext:value-type="float">
            <text:p>14.7569</text:p>
          </table:table-cell>
          <table:table-cell table:formula="of:=SUMXMY2([.$B234:.$C234];cluster3_3)" office:value-type="float" office:value="39.8746913580247" calcext:value-type="float">
            <text:p>39.8746913580247</text:p>
          </table:table-cell>
          <table:table-cell table:formula="of:=MIN([.B508:.D508])" office:value-type="float" office:value="14.7569" calcext:value-type="float">
            <text:p>14.7569</text:p>
          </table:table-cell>
          <table:table-cell table:formula="of:=IF([.E508]=[.B508];[.B$243];IF([.E508]=[.C508];[.C$243];IF([.E508]=[.D50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XMY2([.$B235:.$C235];cluster1_3)" office:value-type="float" office:value="4.49632653061224" calcext:value-type="float">
            <text:p>4.49632653061224</text:p>
          </table:table-cell>
          <table:table-cell table:formula="of:=SUMXMY2([.$B235:.$C235];cluster2_3)" office:value-type="float" office:value="122.8429" calcext:value-type="float">
            <text:p>122.8429</text:p>
          </table:table-cell>
          <table:table-cell table:formula="of:=SUMXMY2([.$B235:.$C235];cluster3_3)" office:value-type="float" office:value="20.0835802469136" calcext:value-type="float">
            <text:p>20.0835802469136</text:p>
          </table:table-cell>
          <table:table-cell table:formula="of:=MIN([.B509:.D509])" office:value-type="float" office:value="4.49632653061224" calcext:value-type="float">
            <text:p>4.49632653061224</text:p>
          </table:table-cell>
          <table:table-cell table:formula="of:=IF([.E509]=[.B509];[.B$243];IF([.E509]=[.C509];[.C$243];IF([.E509]=[.D50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XMY2([.$B236:.$C236];cluster1_3)" office:value-type="float" office:value="2.84489795918367" calcext:value-type="float">
            <text:p>2.84489795918367</text:p>
          </table:table-cell>
          <table:table-cell table:formula="of:=SUMXMY2([.$B236:.$C236];cluster2_3)" office:value-type="float" office:value="65.7949" calcext:value-type="float">
            <text:p>65.7949</text:p>
          </table:table-cell>
          <table:table-cell table:formula="of:=SUMXMY2([.$B236:.$C236];cluster3_3)" office:value-type="float" office:value="3.92802469135803" calcext:value-type="float">
            <text:p>3.92802469135803</text:p>
          </table:table-cell>
          <table:table-cell table:formula="of:=MIN([.B510:.D510])" office:value-type="float" office:value="2.84489795918367" calcext:value-type="float">
            <text:p>2.84489795918367</text:p>
          </table:table-cell>
          <table:table-cell table:formula="of:=IF([.E510]=[.B510];[.B$243];IF([.E510]=[.C510];[.C$243];IF([.E510]=[.D51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XMY2([.$B237:.$C237];cluster1_3)" office:value-type="float" office:value="23.9677551020408" calcext:value-type="float">
            <text:p>23.9677551020408</text:p>
          </table:table-cell>
          <table:table-cell table:formula="of:=SUMXMY2([.$B237:.$C237];cluster2_3)" office:value-type="float" office:value="19.9529" calcext:value-type="float">
            <text:p>19.9529</text:p>
          </table:table-cell>
          <table:table-cell table:formula="of:=SUMXMY2([.$B237:.$C237];cluster3_3)" office:value-type="float" office:value="10.5013580246914" calcext:value-type="float">
            <text:p>10.5013580246914</text:p>
          </table:table-cell>
          <table:table-cell table:formula="of:=MIN([.B511:.D511])" office:value-type="float" office:value="10.5013580246914" calcext:value-type="float">
            <text:p>10.5013580246914</text:p>
          </table:table-cell>
          <table:table-cell table:formula="of:=IF([.E511]=[.B511];[.B$243];IF([.E511]=[.C511];[.C$243];IF([.E511]=[.D511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XMY2([.$B238:.$C238];cluster1_3)" office:value-type="float" office:value="3.55918367346939" calcext:value-type="float">
            <text:p>3.55918367346939</text:p>
          </table:table-cell>
          <table:table-cell table:formula="of:=SUMXMY2([.$B238:.$C238];cluster2_3)" office:value-type="float" office:value="63.5069" calcext:value-type="float">
            <text:p>63.5069</text:p>
          </table:table-cell>
          <table:table-cell table:formula="of:=SUMXMY2([.$B238:.$C238];cluster3_3)" office:value-type="float" office:value="3.1858024691358" calcext:value-type="float">
            <text:p>3.1858024691358</text:p>
          </table:table-cell>
          <table:table-cell table:formula="of:=MIN([.B512:.D512])" office:value-type="float" office:value="3.1858024691358" calcext:value-type="float">
            <text:p>3.1858024691358</text:p>
          </table:table-cell>
          <table:table-cell table:formula="of:=IF([.E512]=[.B512];[.B$243];IF([.E512]=[.C512];[.C$243];IF([.E512]=[.D512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482:.F514];[.$B$24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XMY2([.$B239:.$C239];cluster1_3)" office:value-type="float" office:value="5.01632653061224" calcext:value-type="float">
            <text:p>5.01632653061224</text:p>
          </table:table-cell>
          <table:table-cell table:formula="of:=SUMXMY2([.$B239:.$C239];cluster2_3)" office:value-type="float" office:value="102.3469" calcext:value-type="float">
            <text:p>102.3469</text:p>
          </table:table-cell>
          <table:table-cell table:formula="of:=SUMXMY2([.$B239:.$C239];cluster3_3)" office:value-type="float" office:value="10.408024691358" calcext:value-type="float">
            <text:p>10.408024691358</text:p>
          </table:table-cell>
          <table:table-cell table:formula="of:=MIN([.B513:.D513])" office:value-type="float" office:value="5.01632653061224" calcext:value-type="float">
            <text:p>5.01632653061224</text:p>
          </table:table-cell>
          <table:table-cell table:formula="of:=IF([.E513]=[.B513];[.B$243];IF([.E513]=[.C513];[.C$243];IF([.E513]=[.D513];[.D$243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482:.F514];[.$C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XMY2([.$B240:.$C240];cluster1_3)" office:value-type="float" office:value="77.9748979591837" calcext:value-type="float">
            <text:p>77.9748979591837</text:p>
          </table:table-cell>
          <table:table-cell table:formula="of:=SUMXMY2([.$B240:.$C240];cluster2_3)" office:value-type="float" office:value="10.8829" calcext:value-type="float">
            <text:p>10.8829</text:p>
          </table:table-cell>
          <table:table-cell table:formula="of:=SUMXMY2([.$B240:.$C240];cluster3_3)" office:value-type="float" office:value="31.4335802469136" calcext:value-type="float">
            <text:p>31.4335802469136</text:p>
          </table:table-cell>
          <table:table-cell table:formula="of:=MIN([.B514:.D514])" office:value-type="float" office:value="10.8829" calcext:value-type="float">
            <text:p>10.8829</text:p>
          </table:table-cell>
          <table:table-cell table:formula="of:=IF([.E514]=[.B514];[.B$243];IF([.E514]=[.C514];[.C$243];IF([.E514]=[.D514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482:.F514];[.$D$24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Sum Squared Error</text:p>
          </table:table-cell>
          <table:covered-table-cell table:style-name="ce17"/>
          <table:covered-table-cell/>
          <table:table-cell table:formula="of:=SUM([.E482:.E514])" office:value-type="float" office:value="313.187079617032" calcext:value-type="float">
            <text:p>313.1870796170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9: Terminate since Sum Squared Error has not improved much (also cannot be bothered to do it any mor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34" office:value-type="string" calcext:value-type="string" table:number-columns-spanned="2" table:number-rows-spanned="1">
            <text:p>Cluster 1</text:p>
          </table:table-cell>
          <table:covered-table-cell/>
          <table:table-cell table:style-name="ce34" office:value-type="string" calcext:value-type="string" table:number-columns-spanned="2" table:number-rows-spanned="1">
            <text:p>Cluster 2</text:p>
          </table:table-cell>
          <table:covered-table-cell table:style-name="ce17"/>
          <table:table-cell table:style-name="ce34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482]" office:value-type="float" office:value="3" calcext:value-type="float">
            <text:p>3</text:p>
          </table:table-cell>
          <table:table-cell table:formula="of:=[.A482]" office:value-type="float" office:value="1" calcext:value-type="float">
            <text:p>1</text:p>
          </table:table-cell>
          <table:table-cell table:style-name="ce36" table:formula="of:=IF([.$A522]=1;[.B208];&quot;&quot;)">
            <text:p/>
          </table:table-cell>
          <table:table-cell table:style-name="ce36" table:formula="of:=IF([.$A522]=1;[.C208];&quot;&quot;)">
            <text:p/>
          </table:table-cell>
          <table:table-cell table:style-name="ce36" table:formula="of:=IF([.$A522]=2;[.B208];&quot;&quot;)">
            <text:p/>
          </table:table-cell>
          <table:table-cell table:style-name="ce36" table:formula="of:=IF([.$A522]=2;[.C208];&quot;&quot;)">
            <text:p/>
          </table:table-cell>
          <table:table-cell table:style-name="ce36" table:formula="of:=IF([.$A522]=3;[.B208];&quot;&quot;)" office:value-type="float" office:value="7.5" calcext:value-type="float">
            <text:p>7.5</text:p>
          </table:table-cell>
          <table:table-cell table:style-name="ce36" table:formula="of:=IF([.$A522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483]" office:value-type="float" office:value="1" calcext:value-type="float">
            <text:p>1</text:p>
          </table:table-cell>
          <table:table-cell table:formula="of:=[.A483]" office:value-type="float" office:value="2" calcext:value-type="float">
            <text:p>2</text:p>
          </table:table-cell>
          <table:table-cell table:style-name="ce36" table:formula="of:=IF([.$A523]=1;[.B209];&quot;&quot;)" office:value-type="float" office:value="2.2" calcext:value-type="float">
            <text:p>2.2</text:p>
          </table:table-cell>
          <table:table-cell table:style-name="ce36" table:formula="of:=IF([.$A523]=1;[.C209];&quot;&quot;)" office:value-type="float" office:value="7.3" calcext:value-type="float">
            <text:p>7.3</text:p>
          </table:table-cell>
          <table:table-cell table:style-name="ce36" table:formula="of:=IF([.$A523]=2;[.B209];&quot;&quot;)">
            <text:p/>
          </table:table-cell>
          <table:table-cell table:style-name="ce36" table:formula="of:=IF([.$A523]=2;[.C209];&quot;&quot;)">
            <text:p/>
          </table:table-cell>
          <table:table-cell table:style-name="ce36" table:formula="of:=IF([.$A523]=3;[.B209];&quot;&quot;)">
            <text:p/>
          </table:table-cell>
          <table:table-cell table:style-name="ce36" table:formula="of:=IF([.$A523]=3;[.C209];&quot;&quot;)">
            <text:p/>
          </table:table-cell>
          <table:table-cell table:number-columns-repeated="1016"/>
        </table:table-row>
        <table:table-row table:style-name="ro1">
          <table:table-cell table:formula="of:=[.F484]" office:value-type="float" office:value="1" calcext:value-type="float">
            <text:p>1</text:p>
          </table:table-cell>
          <table:table-cell table:formula="of:=[.A484]" office:value-type="float" office:value="3" calcext:value-type="float">
            <text:p>3</text:p>
          </table:table-cell>
          <table:table-cell table:style-name="ce36" table:formula="of:=IF([.$A524]=1;[.B210];&quot;&quot;)" office:value-type="float" office:value="3.2" calcext:value-type="float">
            <text:p>3.2</text:p>
          </table:table-cell>
          <table:table-cell table:style-name="ce36" table:formula="of:=IF([.$A524]=1;[.C210];&quot;&quot;)" office:value-type="float" office:value="4.3" calcext:value-type="float">
            <text:p>4.3</text:p>
          </table:table-cell>
          <table:table-cell table:style-name="ce36" table:formula="of:=IF([.$A524]=2;[.B210];&quot;&quot;)">
            <text:p/>
          </table:table-cell>
          <table:table-cell table:style-name="ce36" table:formula="of:=IF([.$A524]=2;[.C210];&quot;&quot;)">
            <text:p/>
          </table:table-cell>
          <table:table-cell table:style-name="ce36" table:formula="of:=IF([.$A524]=3;[.B210];&quot;&quot;)">
            <text:p/>
          </table:table-cell>
          <table:table-cell table:style-name="ce36" table:formula="of:=IF([.$A524]=3;[.C210];&quot;&quot;)">
            <text:p/>
          </table:table-cell>
          <table:table-cell table:number-columns-repeated="1016"/>
        </table:table-row>
        <table:table-row table:style-name="ro1">
          <table:table-cell table:formula="of:=[.F485]" office:value-type="float" office:value="1" calcext:value-type="float">
            <text:p>1</text:p>
          </table:table-cell>
          <table:table-cell table:formula="of:=[.A485]" office:value-type="float" office:value="4" calcext:value-type="float">
            <text:p>4</text:p>
          </table:table-cell>
          <table:table-cell table:style-name="ce36" table:formula="of:=IF([.$A525]=1;[.B211];&quot;&quot;)" office:value-type="float" office:value="4.2" calcext:value-type="float">
            <text:p>4.2</text:p>
          </table:table-cell>
          <table:table-cell table:style-name="ce36" table:formula="of:=IF([.$A525]=1;[.C211];&quot;&quot;)" office:value-type="float" office:value="6.7" calcext:value-type="float">
            <text:p>6.7</text:p>
          </table:table-cell>
          <table:table-cell table:style-name="ce36" table:formula="of:=IF([.$A525]=2;[.B211];&quot;&quot;)">
            <text:p/>
          </table:table-cell>
          <table:table-cell table:style-name="ce36" table:formula="of:=IF([.$A525]=2;[.C211];&quot;&quot;)">
            <text:p/>
          </table:table-cell>
          <table:table-cell table:style-name="ce36" table:formula="of:=IF([.$A525]=3;[.B211];&quot;&quot;)">
            <text:p/>
          </table:table-cell>
          <table:table-cell table:style-name="ce36" table:formula="of:=IF([.$A525]=3;[.C211];&quot;&quot;)">
            <text:p/>
          </table:table-cell>
          <table:table-cell table:number-columns-repeated="1016"/>
        </table:table-row>
        <table:table-row table:style-name="ro1">
          <table:table-cell table:formula="of:=[.F486]" office:value-type="float" office:value="1" calcext:value-type="float">
            <text:p>1</text:p>
          </table:table-cell>
          <table:table-cell table:formula="of:=[.A486]" office:value-type="float" office:value="5" calcext:value-type="float">
            <text:p>5</text:p>
          </table:table-cell>
          <table:table-cell table:style-name="ce36" table:formula="of:=IF([.$A526]=1;[.B212];&quot;&quot;)" office:value-type="float" office:value="4.3" calcext:value-type="float">
            <text:p>4.3</text:p>
          </table:table-cell>
          <table:table-cell table:style-name="ce36" table:formula="of:=IF([.$A526]=1;[.C212];&quot;&quot;)" office:value-type="float" office:value="5.8" calcext:value-type="float">
            <text:p>5.8</text:p>
          </table:table-cell>
          <table:table-cell table:style-name="ce36" table:formula="of:=IF([.$A526]=2;[.B212];&quot;&quot;)">
            <text:p/>
          </table:table-cell>
          <table:table-cell table:style-name="ce36" table:formula="of:=IF([.$A526]=2;[.C212];&quot;&quot;)">
            <text:p/>
          </table:table-cell>
          <table:table-cell table:style-name="ce36" table:formula="of:=IF([.$A526]=3;[.B212];&quot;&quot;)">
            <text:p/>
          </table:table-cell>
          <table:table-cell table:style-name="ce36" table:formula="of:=IF([.$A526]=3;[.C212];&quot;&quot;)">
            <text:p/>
          </table:table-cell>
          <table:table-cell table:number-columns-repeated="1016"/>
        </table:table-row>
        <table:table-row table:style-name="ro1">
          <table:table-cell table:formula="of:=[.F487]" office:value-type="float" office:value="1" calcext:value-type="float">
            <text:p>1</text:p>
          </table:table-cell>
          <table:table-cell table:formula="of:=[.A487]" office:value-type="float" office:value="6" calcext:value-type="float">
            <text:p>6</text:p>
          </table:table-cell>
          <table:table-cell table:style-name="ce36" table:formula="of:=IF([.$A527]=1;[.B213];&quot;&quot;)" office:value-type="float" office:value="4.5" calcext:value-type="float">
            <text:p>4.5</text:p>
          </table:table-cell>
          <table:table-cell table:style-name="ce36" table:formula="of:=IF([.$A527]=1;[.C213];&quot;&quot;)" office:value-type="float" office:value="3.5" calcext:value-type="float">
            <text:p>3.5</text:p>
          </table:table-cell>
          <table:table-cell table:style-name="ce36" table:formula="of:=IF([.$A527]=2;[.B213];&quot;&quot;)">
            <text:p/>
          </table:table-cell>
          <table:table-cell table:style-name="ce36" table:formula="of:=IF([.$A527]=2;[.C213];&quot;&quot;)">
            <text:p/>
          </table:table-cell>
          <table:table-cell table:style-name="ce36" table:formula="of:=IF([.$A527]=3;[.B213];&quot;&quot;)">
            <text:p/>
          </table:table-cell>
          <table:table-cell table:style-name="ce36" table:formula="of:=IF([.$A527]=3;[.C213];&quot;&quot;)">
            <text:p/>
          </table:table-cell>
          <table:table-cell table:number-columns-repeated="1016"/>
        </table:table-row>
        <table:table-row table:style-name="ro1">
          <table:table-cell table:formula="of:=[.F488]" office:value-type="float" office:value="1" calcext:value-type="float">
            <text:p>1</text:p>
          </table:table-cell>
          <table:table-cell table:formula="of:=[.A488]" office:value-type="float" office:value="7" calcext:value-type="float">
            <text:p>7</text:p>
          </table:table-cell>
          <table:table-cell table:style-name="ce36" table:formula="of:=IF([.$A528]=1;[.B214];&quot;&quot;)" office:value-type="float" office:value="2.2" calcext:value-type="float">
            <text:p>2.2</text:p>
          </table:table-cell>
          <table:table-cell table:style-name="ce36" table:formula="of:=IF([.$A528]=1;[.C214];&quot;&quot;)" office:value-type="float" office:value="2.5" calcext:value-type="float">
            <text:p>2.5</text:p>
          </table:table-cell>
          <table:table-cell table:style-name="ce36" table:formula="of:=IF([.$A528]=2;[.B214];&quot;&quot;)">
            <text:p/>
          </table:table-cell>
          <table:table-cell table:style-name="ce36" table:formula="of:=IF([.$A528]=2;[.C214];&quot;&quot;)">
            <text:p/>
          </table:table-cell>
          <table:table-cell table:style-name="ce36" table:formula="of:=IF([.$A528]=3;[.B214];&quot;&quot;)">
            <text:p/>
          </table:table-cell>
          <table:table-cell table:style-name="ce36" table:formula="of:=IF([.$A528]=3;[.C214];&quot;&quot;)">
            <text:p/>
          </table:table-cell>
          <table:table-cell table:number-columns-repeated="1016"/>
        </table:table-row>
        <table:table-row table:style-name="ro1">
          <table:table-cell table:formula="of:=[.F489]" office:value-type="float" office:value="1" calcext:value-type="float">
            <text:p>1</text:p>
          </table:table-cell>
          <table:table-cell table:formula="of:=[.A489]" office:value-type="float" office:value="8" calcext:value-type="float">
            <text:p>8</text:p>
          </table:table-cell>
          <table:table-cell table:style-name="ce36" table:formula="of:=IF([.$A529]=1;[.B215];&quot;&quot;)" office:value-type="float" office:value="2.7" calcext:value-type="float">
            <text:p>2.7</text:p>
          </table:table-cell>
          <table:table-cell table:style-name="ce36" table:formula="of:=IF([.$A529]=1;[.C215];&quot;&quot;)" office:value-type="float" office:value="3.7" calcext:value-type="float">
            <text:p>3.7</text:p>
          </table:table-cell>
          <table:table-cell table:style-name="ce36" table:formula="of:=IF([.$A529]=2;[.B215];&quot;&quot;)">
            <text:p/>
          </table:table-cell>
          <table:table-cell table:style-name="ce36" table:formula="of:=IF([.$A529]=2;[.C215];&quot;&quot;)">
            <text:p/>
          </table:table-cell>
          <table:table-cell table:style-name="ce36" table:formula="of:=IF([.$A529]=3;[.B215];&quot;&quot;)">
            <text:p/>
          </table:table-cell>
          <table:table-cell table:style-name="ce36" table:formula="of:=IF([.$A529]=3;[.C215];&quot;&quot;)">
            <text:p/>
          </table:table-cell>
          <table:table-cell table:number-columns-repeated="1016"/>
        </table:table-row>
        <table:table-row table:style-name="ro1">
          <table:table-cell table:formula="of:=[.F490]" office:value-type="float" office:value="1" calcext:value-type="float">
            <text:p>1</text:p>
          </table:table-cell>
          <table:table-cell table:formula="of:=[.A490]" office:value-type="float" office:value="9" calcext:value-type="float">
            <text:p>9</text:p>
          </table:table-cell>
          <table:table-cell table:style-name="ce36" table:formula="of:=IF([.$A530]=1;[.B216];&quot;&quot;)" office:value-type="float" office:value="4.5" calcext:value-type="float">
            <text:p>4.5</text:p>
          </table:table-cell>
          <table:table-cell table:style-name="ce36" table:formula="of:=IF([.$A530]=1;[.C216];&quot;&quot;)" office:value-type="float" office:value="8.9" calcext:value-type="float">
            <text:p>8.9</text:p>
          </table:table-cell>
          <table:table-cell table:style-name="ce36" table:formula="of:=IF([.$A530]=2;[.B216];&quot;&quot;)">
            <text:p/>
          </table:table-cell>
          <table:table-cell table:style-name="ce36" table:formula="of:=IF([.$A530]=2;[.C216];&quot;&quot;)">
            <text:p/>
          </table:table-cell>
          <table:table-cell table:style-name="ce36" table:formula="of:=IF([.$A530]=3;[.B216];&quot;&quot;)">
            <text:p/>
          </table:table-cell>
          <table:table-cell table:style-name="ce36" table:formula="of:=IF([.$A530]=3;[.C216];&quot;&quot;)">
            <text:p/>
          </table:table-cell>
          <table:table-cell table:number-columns-repeated="1016"/>
        </table:table-row>
        <table:table-row table:style-name="ro1">
          <table:table-cell table:formula="of:=[.F491]" office:value-type="float" office:value="3" calcext:value-type="float">
            <text:p>3</text:p>
          </table:table-cell>
          <table:table-cell table:formula="of:=[.A491]" office:value-type="float" office:value="10" calcext:value-type="float">
            <text:p>10</text:p>
          </table:table-cell>
          <table:table-cell table:style-name="ce36" table:formula="of:=IF([.$A531]=1;[.B217];&quot;&quot;)">
            <text:p/>
          </table:table-cell>
          <table:table-cell table:style-name="ce36" table:formula="of:=IF([.$A531]=1;[.C217];&quot;&quot;)">
            <text:p/>
          </table:table-cell>
          <table:table-cell table:style-name="ce36" table:formula="of:=IF([.$A531]=2;[.B217];&quot;&quot;)">
            <text:p/>
          </table:table-cell>
          <table:table-cell table:style-name="ce36" table:formula="of:=IF([.$A531]=2;[.C217];&quot;&quot;)">
            <text:p/>
          </table:table-cell>
          <table:table-cell table:style-name="ce36" table:formula="of:=IF([.$A531]=3;[.B217];&quot;&quot;)" office:value-type="float" office:value="8.5" calcext:value-type="float">
            <text:p>8.5</text:p>
          </table:table-cell>
          <table:table-cell table:style-name="ce36" table:formula="of:=IF([.$A531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92]" office:value-type="float" office:value="3" calcext:value-type="float">
            <text:p>3</text:p>
          </table:table-cell>
          <table:table-cell table:formula="of:=[.A492]" office:value-type="float" office:value="11" calcext:value-type="float">
            <text:p>11</text:p>
          </table:table-cell>
          <table:table-cell table:style-name="ce36" table:formula="of:=IF([.$A532]=1;[.B218];&quot;&quot;)">
            <text:p/>
          </table:table-cell>
          <table:table-cell table:style-name="ce36" table:formula="of:=IF([.$A532]=1;[.C218];&quot;&quot;)">
            <text:p/>
          </table:table-cell>
          <table:table-cell table:style-name="ce36" table:formula="of:=IF([.$A532]=2;[.B218];&quot;&quot;)">
            <text:p/>
          </table:table-cell>
          <table:table-cell table:style-name="ce36" table:formula="of:=IF([.$A532]=2;[.C218];&quot;&quot;)">
            <text:p/>
          </table:table-cell>
          <table:table-cell table:style-name="ce36" table:formula="of:=IF([.$A532]=3;[.B218];&quot;&quot;)" office:value-type="float" office:value="9.6" calcext:value-type="float">
            <text:p>9.6</text:p>
          </table:table-cell>
          <table:table-cell table:style-name="ce36" table:formula="of:=IF([.$A532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93]" office:value-type="float" office:value="3" calcext:value-type="float">
            <text:p>3</text:p>
          </table:table-cell>
          <table:table-cell table:formula="of:=[.A493]" office:value-type="float" office:value="12" calcext:value-type="float">
            <text:p>12</text:p>
          </table:table-cell>
          <table:table-cell table:style-name="ce36" table:formula="of:=IF([.$A533]=1;[.B219];&quot;&quot;)">
            <text:p/>
          </table:table-cell>
          <table:table-cell table:style-name="ce36" table:formula="of:=IF([.$A533]=1;[.C219];&quot;&quot;)">
            <text:p/>
          </table:table-cell>
          <table:table-cell table:style-name="ce36" table:formula="of:=IF([.$A533]=2;[.B219];&quot;&quot;)">
            <text:p/>
          </table:table-cell>
          <table:table-cell table:style-name="ce36" table:formula="of:=IF([.$A533]=2;[.C219];&quot;&quot;)">
            <text:p/>
          </table:table-cell>
          <table:table-cell table:style-name="ce36" table:formula="of:=IF([.$A533]=3;[.B219];&quot;&quot;)" office:value-type="float" office:value="7.5" calcext:value-type="float">
            <text:p>7.5</text:p>
          </table:table-cell>
          <table:table-cell table:style-name="ce36" table:formula="of:=IF([.$A533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494]" office:value-type="float" office:value="1" calcext:value-type="float">
            <text:p>1</text:p>
          </table:table-cell>
          <table:table-cell table:formula="of:=[.A494]" office:value-type="float" office:value="13" calcext:value-type="float">
            <text:p>13</text:p>
          </table:table-cell>
          <table:table-cell table:style-name="ce36" table:formula="of:=IF([.$A534]=1;[.B220];&quot;&quot;)" office:value-type="float" office:value="4.5" calcext:value-type="float">
            <text:p>4.5</text:p>
          </table:table-cell>
          <table:table-cell table:style-name="ce36" table:formula="of:=IF([.$A534]=1;[.C220];&quot;&quot;)" office:value-type="float" office:value="12.2" calcext:value-type="float">
            <text:p>12.2</text:p>
          </table:table-cell>
          <table:table-cell table:style-name="ce36" table:formula="of:=IF([.$A534]=2;[.B220];&quot;&quot;)">
            <text:p/>
          </table:table-cell>
          <table:table-cell table:style-name="ce36" table:formula="of:=IF([.$A534]=2;[.C220];&quot;&quot;)">
            <text:p/>
          </table:table-cell>
          <table:table-cell table:style-name="ce36" table:formula="of:=IF([.$A534]=3;[.B220];&quot;&quot;)">
            <text:p/>
          </table:table-cell>
          <table:table-cell table:style-name="ce36" table:formula="of:=IF([.$A534]=3;[.C220];&quot;&quot;)">
            <text:p/>
          </table:table-cell>
          <table:table-cell table:number-columns-repeated="1016"/>
        </table:table-row>
        <table:table-row table:style-name="ro1">
          <table:table-cell table:formula="of:=[.F495]" office:value-type="float" office:value="1" calcext:value-type="float">
            <text:p>1</text:p>
          </table:table-cell>
          <table:table-cell table:formula="of:=[.A495]" office:value-type="float" office:value="14" calcext:value-type="float">
            <text:p>14</text:p>
          </table:table-cell>
          <table:table-cell table:style-name="ce36" table:formula="of:=IF([.$A535]=1;[.B221];&quot;&quot;)" office:value-type="float" office:value="4" calcext:value-type="float">
            <text:p>4</text:p>
          </table:table-cell>
          <table:table-cell table:style-name="ce36" table:formula="of:=IF([.$A535]=1;[.C221];&quot;&quot;)" office:value-type="float" office:value="13.5" calcext:value-type="float">
            <text:p>13.5</text:p>
          </table:table-cell>
          <table:table-cell table:style-name="ce36" table:formula="of:=IF([.$A535]=2;[.B221];&quot;&quot;)">
            <text:p/>
          </table:table-cell>
          <table:table-cell table:style-name="ce36" table:formula="of:=IF([.$A535]=2;[.C221];&quot;&quot;)">
            <text:p/>
          </table:table-cell>
          <table:table-cell table:style-name="ce36" table:formula="of:=IF([.$A535]=3;[.B221];&quot;&quot;)">
            <text:p/>
          </table:table-cell>
          <table:table-cell table:style-name="ce36" table:formula="of:=IF([.$A535]=3;[.C221];&quot;&quot;)">
            <text:p/>
          </table:table-cell>
          <table:table-cell table:number-columns-repeated="1016"/>
        </table:table-row>
        <table:table-row table:style-name="ro1">
          <table:table-cell table:formula="of:=[.F496]" office:value-type="float" office:value="2" calcext:value-type="float">
            <text:p>2</text:p>
          </table:table-cell>
          <table:table-cell table:formula="of:=[.A496]" office:value-type="float" office:value="15" calcext:value-type="float">
            <text:p>15</text:p>
          </table:table-cell>
          <table:table-cell table:style-name="ce36" table:formula="of:=IF([.$A536]=1;[.B222];&quot;&quot;)">
            <text:p/>
          </table:table-cell>
          <table:table-cell table:style-name="ce36" table:formula="of:=IF([.$A536]=1;[.C222];&quot;&quot;)">
            <text:p/>
          </table:table-cell>
          <table:table-cell table:style-name="ce36" table:formula="of:=IF([.$A536]=2;[.B222];&quot;&quot;)" office:value-type="float" office:value="8.6" calcext:value-type="float">
            <text:p>8.6</text:p>
          </table:table-cell>
          <table:table-cell table:style-name="ce36" table:formula="of:=IF([.$A536]=2;[.C222];&quot;&quot;)" office:value-type="float" office:value="13.2" calcext:value-type="float">
            <text:p>13.2</text:p>
          </table:table-cell>
          <table:table-cell table:style-name="ce36" table:formula="of:=IF([.$A536]=3;[.B222];&quot;&quot;)">
            <text:p/>
          </table:table-cell>
          <table:table-cell table:style-name="ce36" table:formula="of:=IF([.$A536]=3;[.C222];&quot;&quot;)">
            <text:p/>
          </table:table-cell>
          <table:table-cell table:number-columns-repeated="1016"/>
        </table:table-row>
        <table:table-row table:style-name="ro1">
          <table:table-cell table:formula="of:=[.F497]" office:value-type="float" office:value="2" calcext:value-type="float">
            <text:p>2</text:p>
          </table:table-cell>
          <table:table-cell table:formula="of:=[.A497]" office:value-type="float" office:value="16" calcext:value-type="float">
            <text:p>16</text:p>
          </table:table-cell>
          <table:table-cell table:style-name="ce36" table:formula="of:=IF([.$A537]=1;[.B223];&quot;&quot;)">
            <text:p/>
          </table:table-cell>
          <table:table-cell table:style-name="ce36" table:formula="of:=IF([.$A537]=1;[.C223];&quot;&quot;)">
            <text:p/>
          </table:table-cell>
          <table:table-cell table:style-name="ce36" table:formula="of:=IF([.$A537]=2;[.B223];&quot;&quot;)" office:value-type="float" office:value="10.2" calcext:value-type="float">
            <text:p>10.2</text:p>
          </table:table-cell>
          <table:table-cell table:style-name="ce36" table:formula="of:=IF([.$A537]=2;[.C223];&quot;&quot;)" office:value-type="float" office:value="12.8" calcext:value-type="float">
            <text:p>12.8</text:p>
          </table:table-cell>
          <table:table-cell table:style-name="ce36" table:formula="of:=IF([.$A537]=3;[.B223];&quot;&quot;)">
            <text:p/>
          </table:table-cell>
          <table:table-cell table:style-name="ce36" table:formula="of:=IF([.$A537]=3;[.C223];&quot;&quot;)">
            <text:p/>
          </table:table-cell>
          <table:table-cell table:number-columns-repeated="1016"/>
        </table:table-row>
        <table:table-row table:style-name="ro1">
          <table:table-cell table:formula="of:=[.F498]" office:value-type="float" office:value="2" calcext:value-type="float">
            <text:p>2</text:p>
          </table:table-cell>
          <table:table-cell table:formula="of:=[.A498]" office:value-type="float" office:value="17" calcext:value-type="float">
            <text:p>17</text:p>
          </table:table-cell>
          <table:table-cell table:style-name="ce36" table:formula="of:=IF([.$A538]=1;[.B224];&quot;&quot;)">
            <text:p/>
          </table:table-cell>
          <table:table-cell table:style-name="ce36" table:formula="of:=IF([.$A538]=1;[.C224];&quot;&quot;)">
            <text:p/>
          </table:table-cell>
          <table:table-cell table:style-name="ce36" table:formula="of:=IF([.$A538]=2;[.B224];&quot;&quot;)" office:value-type="float" office:value="12.2" calcext:value-type="float">
            <text:p>12.2</text:p>
          </table:table-cell>
          <table:table-cell table:style-name="ce36" table:formula="of:=IF([.$A538]=2;[.C224];&quot;&quot;)" office:value-type="float" office:value="17.8" calcext:value-type="float">
            <text:p>17.8</text:p>
          </table:table-cell>
          <table:table-cell table:style-name="ce36" table:formula="of:=IF([.$A538]=3;[.B224];&quot;&quot;)">
            <text:p/>
          </table:table-cell>
          <table:table-cell table:style-name="ce36" table:formula="of:=IF([.$A538]=3;[.C224];&quot;&quot;)">
            <text:p/>
          </table:table-cell>
          <table:table-cell table:number-columns-repeated="1016"/>
        </table:table-row>
        <table:table-row table:style-name="ro1">
          <table:table-cell table:formula="of:=[.F499]" office:value-type="float" office:value="2" calcext:value-type="float">
            <text:p>2</text:p>
          </table:table-cell>
          <table:table-cell table:formula="of:=[.A499]" office:value-type="float" office:value="18" calcext:value-type="float">
            <text:p>18</text:p>
          </table:table-cell>
          <table:table-cell table:style-name="ce36" table:formula="of:=IF([.$A539]=1;[.B225];&quot;&quot;)">
            <text:p/>
          </table:table-cell>
          <table:table-cell table:style-name="ce36" table:formula="of:=IF([.$A539]=1;[.C225];&quot;&quot;)">
            <text:p/>
          </table:table-cell>
          <table:table-cell table:style-name="ce36" table:formula="of:=IF([.$A539]=2;[.B225];&quot;&quot;)" office:value-type="float" office:value="13.5" calcext:value-type="float">
            <text:p>13.5</text:p>
          </table:table-cell>
          <table:table-cell table:style-name="ce36" table:formula="of:=IF([.$A539]=2;[.C225];&quot;&quot;)" office:value-type="float" office:value="16.4" calcext:value-type="float">
            <text:p>16.4</text:p>
          </table:table-cell>
          <table:table-cell table:style-name="ce36" table:formula="of:=IF([.$A539]=3;[.B225];&quot;&quot;)">
            <text:p/>
          </table:table-cell>
          <table:table-cell table:style-name="ce36" table:formula="of:=IF([.$A539]=3;[.C225];&quot;&quot;)">
            <text:p/>
          </table:table-cell>
          <table:table-cell table:number-columns-repeated="1016"/>
        </table:table-row>
        <table:table-row table:style-name="ro1">
          <table:table-cell table:formula="of:=[.F500]" office:value-type="float" office:value="2" calcext:value-type="float">
            <text:p>2</text:p>
          </table:table-cell>
          <table:table-cell table:formula="of:=[.A500]" office:value-type="float" office:value="19" calcext:value-type="float">
            <text:p>19</text:p>
          </table:table-cell>
          <table:table-cell table:style-name="ce36" table:formula="of:=IF([.$A540]=1;[.B226];&quot;&quot;)">
            <text:p/>
          </table:table-cell>
          <table:table-cell table:style-name="ce36" table:formula="of:=IF([.$A540]=1;[.C226];&quot;&quot;)">
            <text:p/>
          </table:table-cell>
          <table:table-cell table:style-name="ce36" table:formula="of:=IF([.$A540]=2;[.B226];&quot;&quot;)" office:value-type="float" office:value="15.6" calcext:value-type="float">
            <text:p>15.6</text:p>
          </table:table-cell>
          <table:table-cell table:style-name="ce36" table:formula="of:=IF([.$A540]=2;[.C226];&quot;&quot;)" office:value-type="float" office:value="12.2" calcext:value-type="float">
            <text:p>12.2</text:p>
          </table:table-cell>
          <table:table-cell table:style-name="ce36" table:formula="of:=IF([.$A540]=3;[.B226];&quot;&quot;)">
            <text:p/>
          </table:table-cell>
          <table:table-cell table:style-name="ce36" table:formula="of:=IF([.$A540]=3;[.C226];&quot;&quot;)">
            <text:p/>
          </table:table-cell>
          <table:table-cell table:number-columns-repeated="1016"/>
        </table:table-row>
        <table:table-row table:style-name="ro1">
          <table:table-cell table:formula="of:=[.F501]" office:value-type="float" office:value="2" calcext:value-type="float">
            <text:p>2</text:p>
          </table:table-cell>
          <table:table-cell table:formula="of:=[.A501]" office:value-type="float" office:value="20" calcext:value-type="float">
            <text:p>20</text:p>
          </table:table-cell>
          <table:table-cell table:style-name="ce36" table:formula="of:=IF([.$A541]=1;[.B227];&quot;&quot;)">
            <text:p/>
          </table:table-cell>
          <table:table-cell table:style-name="ce36" table:formula="of:=IF([.$A541]=1;[.C227];&quot;&quot;)">
            <text:p/>
          </table:table-cell>
          <table:table-cell table:style-name="ce36" table:formula="of:=IF([.$A541]=2;[.B227];&quot;&quot;)" office:value-type="float" office:value="10.3" calcext:value-type="float">
            <text:p>10.3</text:p>
          </table:table-cell>
          <table:table-cell table:style-name="ce36" table:formula="of:=IF([.$A541]=2;[.C227];&quot;&quot;)" office:value-type="float" office:value="10.4" calcext:value-type="float">
            <text:p>10.4</text:p>
          </table:table-cell>
          <table:table-cell table:style-name="ce36" table:formula="of:=IF([.$A541]=3;[.B227];&quot;&quot;)">
            <text:p/>
          </table:table-cell>
          <table:table-cell table:style-name="ce36" table:formula="of:=IF([.$A541]=3;[.C227];&quot;&quot;)">
            <text:p/>
          </table:table-cell>
          <table:table-cell table:number-columns-repeated="1016"/>
        </table:table-row>
        <table:table-row table:style-name="ro1">
          <table:table-cell table:formula="of:=[.F502]" office:value-type="float" office:value="2" calcext:value-type="float">
            <text:p>2</text:p>
          </table:table-cell>
          <table:table-cell table:formula="of:=[.A502]" office:value-type="float" office:value="21" calcext:value-type="float">
            <text:p>21</text:p>
          </table:table-cell>
          <table:table-cell table:style-name="ce36" table:formula="of:=IF([.$A542]=1;[.B228];&quot;&quot;)">
            <text:p/>
          </table:table-cell>
          <table:table-cell table:style-name="ce36" table:formula="of:=IF([.$A542]=1;[.C228];&quot;&quot;)">
            <text:p/>
          </table:table-cell>
          <table:table-cell table:style-name="ce36" table:formula="of:=IF([.$A542]=2;[.B228];&quot;&quot;)" office:value-type="float" office:value="9.8" calcext:value-type="float">
            <text:p>9.8</text:p>
          </table:table-cell>
          <table:table-cell table:style-name="ce36" table:formula="of:=IF([.$A542]=2;[.C228];&quot;&quot;)" office:value-type="float" office:value="10.4" calcext:value-type="float">
            <text:p>10.4</text:p>
          </table:table-cell>
          <table:table-cell table:style-name="ce36" table:formula="of:=IF([.$A542]=3;[.B228];&quot;&quot;)">
            <text:p/>
          </table:table-cell>
          <table:table-cell table:style-name="ce36" table:formula="of:=IF([.$A542]=3;[.C228];&quot;&quot;)">
            <text:p/>
          </table:table-cell>
          <table:table-cell table:number-columns-repeated="1016"/>
        </table:table-row>
        <table:table-row table:style-name="ro1">
          <table:table-cell table:formula="of:=[.F503]" office:value-type="float" office:value="2" calcext:value-type="float">
            <text:p>2</text:p>
          </table:table-cell>
          <table:table-cell table:formula="of:=[.A503]" office:value-type="float" office:value="22" calcext:value-type="float">
            <text:p>22</text:p>
          </table:table-cell>
          <table:table-cell table:style-name="ce36" table:formula="of:=IF([.$A543]=1;[.B229];&quot;&quot;)">
            <text:p/>
          </table:table-cell>
          <table:table-cell table:style-name="ce36" table:formula="of:=IF([.$A543]=1;[.C229];&quot;&quot;)">
            <text:p/>
          </table:table-cell>
          <table:table-cell table:style-name="ce36" table:formula="of:=IF([.$A543]=2;[.B229];&quot;&quot;)" office:value-type="float" office:value="8.3" calcext:value-type="float">
            <text:p>8.3</text:p>
          </table:table-cell>
          <table:table-cell table:style-name="ce36" table:formula="of:=IF([.$A543]=2;[.C229];&quot;&quot;)" office:value-type="float" office:value="11.3" calcext:value-type="float">
            <text:p>11.3</text:p>
          </table:table-cell>
          <table:table-cell table:style-name="ce36" table:formula="of:=IF([.$A543]=3;[.B229];&quot;&quot;)">
            <text:p/>
          </table:table-cell>
          <table:table-cell table:style-name="ce36" table:formula="of:=IF([.$A543]=3;[.C229];&quot;&quot;)">
            <text:p/>
          </table:table-cell>
          <table:table-cell table:number-columns-repeated="1016"/>
        </table:table-row>
        <table:table-row table:style-name="ro1">
          <table:table-cell table:formula="of:=[.F504]" office:value-type="float" office:value="1" calcext:value-type="float">
            <text:p>1</text:p>
          </table:table-cell>
          <table:table-cell table:formula="of:=[.A504]" office:value-type="float" office:value="23" calcext:value-type="float">
            <text:p>23</text:p>
          </table:table-cell>
          <table:table-cell table:style-name="ce36" table:formula="of:=IF([.$A544]=1;[.B230];&quot;&quot;)" office:value-type="float" office:value="5.6" calcext:value-type="float">
            <text:p>5.6</text:p>
          </table:table-cell>
          <table:table-cell table:style-name="ce36" table:formula="of:=IF([.$A544]=1;[.C230];&quot;&quot;)" office:value-type="float" office:value="7.8" calcext:value-type="float">
            <text:p>7.8</text:p>
          </table:table-cell>
          <table:table-cell table:style-name="ce36" table:formula="of:=IF([.$A544]=2;[.B230];&quot;&quot;)">
            <text:p/>
          </table:table-cell>
          <table:table-cell table:style-name="ce36" table:formula="of:=IF([.$A544]=2;[.C230];&quot;&quot;)">
            <text:p/>
          </table:table-cell>
          <table:table-cell table:style-name="ce36" table:formula="of:=IF([.$A544]=3;[.B230];&quot;&quot;)">
            <text:p/>
          </table:table-cell>
          <table:table-cell table:style-name="ce36" table:formula="of:=IF([.$A544]=3;[.C230];&quot;&quot;)">
            <text:p/>
          </table:table-cell>
          <table:table-cell table:number-columns-repeated="1016"/>
        </table:table-row>
        <table:table-row table:style-name="ro1">
          <table:table-cell table:formula="of:=[.F505]" office:value-type="float" office:value="3" calcext:value-type="float">
            <text:p>3</text:p>
          </table:table-cell>
          <table:table-cell table:formula="of:=[.A505]" office:value-type="float" office:value="24" calcext:value-type="float">
            <text:p>24</text:p>
          </table:table-cell>
          <table:table-cell table:style-name="ce36" table:formula="of:=IF([.$A545]=1;[.B231];&quot;&quot;)">
            <text:p/>
          </table:table-cell>
          <table:table-cell table:style-name="ce36" table:formula="of:=IF([.$A545]=1;[.C231];&quot;&quot;)">
            <text:p/>
          </table:table-cell>
          <table:table-cell table:style-name="ce36" table:formula="of:=IF([.$A545]=2;[.B231];&quot;&quot;)">
            <text:p/>
          </table:table-cell>
          <table:table-cell table:style-name="ce36" table:formula="of:=IF([.$A545]=2;[.C231];&quot;&quot;)">
            <text:p/>
          </table:table-cell>
          <table:table-cell table:style-name="ce36" table:formula="of:=IF([.$A545]=3;[.B231];&quot;&quot;)" office:value-type="float" office:value="7.8" calcext:value-type="float">
            <text:p>7.8</text:p>
          </table:table-cell>
          <table:table-cell table:style-name="ce36" table:formula="of:=IF([.$A545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506]" office:value-type="float" office:value="1" calcext:value-type="float">
            <text:p>1</text:p>
          </table:table-cell>
          <table:table-cell table:formula="of:=[.A506]" office:value-type="float" office:value="25" calcext:value-type="float">
            <text:p>25</text:p>
          </table:table-cell>
          <table:table-cell table:style-name="ce36" table:formula="of:=IF([.$A546]=1;[.B232];&quot;&quot;)" office:value-type="float" office:value="4.7" calcext:value-type="float">
            <text:p>4.7</text:p>
          </table:table-cell>
          <table:table-cell table:style-name="ce36" table:formula="of:=IF([.$A546]=1;[.C232];&quot;&quot;)" office:value-type="float" office:value="7.8" calcext:value-type="float">
            <text:p>7.8</text:p>
          </table:table-cell>
          <table:table-cell table:style-name="ce36" table:formula="of:=IF([.$A546]=2;[.B232];&quot;&quot;)">
            <text:p/>
          </table:table-cell>
          <table:table-cell table:style-name="ce36" table:formula="of:=IF([.$A546]=2;[.C232];&quot;&quot;)">
            <text:p/>
          </table:table-cell>
          <table:table-cell table:style-name="ce36" table:formula="of:=IF([.$A546]=3;[.B232];&quot;&quot;)">
            <text:p/>
          </table:table-cell>
          <table:table-cell table:style-name="ce36" table:formula="of:=IF([.$A546]=3;[.C232];&quot;&quot;)">
            <text:p/>
          </table:table-cell>
          <table:table-cell table:number-columns-repeated="1016"/>
        </table:table-row>
        <table:table-row table:style-name="ro1">
          <table:table-cell table:formula="of:=[.F507]" office:value-type="float" office:value="3" calcext:value-type="float">
            <text:p>3</text:p>
          </table:table-cell>
          <table:table-cell table:formula="of:=[.A507]" office:value-type="float" office:value="26" calcext:value-type="float">
            <text:p>26</text:p>
          </table:table-cell>
          <table:table-cell table:style-name="ce36" table:formula="of:=IF([.$A547]=1;[.B233];&quot;&quot;)">
            <text:p/>
          </table:table-cell>
          <table:table-cell table:style-name="ce36" table:formula="of:=IF([.$A547]=1;[.C233];&quot;&quot;)">
            <text:p/>
          </table:table-cell>
          <table:table-cell table:style-name="ce36" table:formula="of:=IF([.$A547]=2;[.B233];&quot;&quot;)">
            <text:p/>
          </table:table-cell>
          <table:table-cell table:style-name="ce36" table:formula="of:=IF([.$A547]=2;[.C233];&quot;&quot;)">
            <text:p/>
          </table:table-cell>
          <table:table-cell table:style-name="ce36" table:formula="of:=IF([.$A547]=3;[.B233];&quot;&quot;)" office:value-type="float" office:value="7.8" calcext:value-type="float">
            <text:p>7.8</text:p>
          </table:table-cell>
          <table:table-cell table:style-name="ce36" table:formula="of:=IF([.$A547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508]" office:value-type="float" office:value="2" calcext:value-type="float">
            <text:p>2</text:p>
          </table:table-cell>
          <table:table-cell table:formula="of:=[.A508]" office:value-type="float" office:value="27" calcext:value-type="float">
            <text:p>27</text:p>
          </table:table-cell>
          <table:table-cell table:style-name="ce36" table:formula="of:=IF([.$A548]=1;[.B234];&quot;&quot;)">
            <text:p/>
          </table:table-cell>
          <table:table-cell table:style-name="ce36" table:formula="of:=IF([.$A548]=1;[.C234];&quot;&quot;)">
            <text:p/>
          </table:table-cell>
          <table:table-cell table:style-name="ce36" table:formula="of:=IF([.$A548]=2;[.B234];&quot;&quot;)" office:value-type="float" office:value="13.3" calcext:value-type="float">
            <text:p>13.3</text:p>
          </table:table-cell>
          <table:table-cell table:style-name="ce36" table:formula="of:=IF([.$A548]=2;[.C234];&quot;&quot;)" office:value-type="float" office:value="8.9" calcext:value-type="float">
            <text:p>8.9</text:p>
          </table:table-cell>
          <table:table-cell table:style-name="ce36" table:formula="of:=IF([.$A548]=3;[.B234];&quot;&quot;)">
            <text:p/>
          </table:table-cell>
          <table:table-cell table:style-name="ce36" table:formula="of:=IF([.$A548]=3;[.C234];&quot;&quot;)">
            <text:p/>
          </table:table-cell>
          <table:table-cell table:number-columns-repeated="1016"/>
        </table:table-row>
        <table:table-row table:style-name="ro1">
          <table:table-cell table:formula="of:=[.F509]" office:value-type="float" office:value="1" calcext:value-type="float">
            <text:p>1</text:p>
          </table:table-cell>
          <table:table-cell table:formula="of:=[.A509]" office:value-type="float" office:value="28" calcext:value-type="float">
            <text:p>28</text:p>
          </table:table-cell>
          <table:table-cell table:style-name="ce36" table:formula="of:=IF([.$A549]=1;[.B235];&quot;&quot;)" office:value-type="float" office:value="3.4" calcext:value-type="float">
            <text:p>3.4</text:p>
          </table:table-cell>
          <table:table-cell table:style-name="ce36" table:formula="of:=IF([.$A549]=1;[.C235];&quot;&quot;)" office:value-type="float" office:value="4.6" calcext:value-type="float">
            <text:p>4.6</text:p>
          </table:table-cell>
          <table:table-cell table:style-name="ce36" table:formula="of:=IF([.$A549]=2;[.B235];&quot;&quot;)">
            <text:p/>
          </table:table-cell>
          <table:table-cell table:style-name="ce36" table:formula="of:=IF([.$A549]=2;[.C235];&quot;&quot;)">
            <text:p/>
          </table:table-cell>
          <table:table-cell table:style-name="ce36" table:formula="of:=IF([.$A549]=3;[.B235];&quot;&quot;)">
            <text:p/>
          </table:table-cell>
          <table:table-cell table:style-name="ce36" table:formula="of:=IF([.$A549]=3;[.C235];&quot;&quot;)">
            <text:p/>
          </table:table-cell>
          <table:table-cell table:number-columns-repeated="1016"/>
        </table:table-row>
        <table:table-row table:style-name="ro1">
          <table:table-cell table:formula="of:=[.F510]" office:value-type="float" office:value="1" calcext:value-type="float">
            <text:p>1</text:p>
          </table:table-cell>
          <table:table-cell table:formula="of:=[.A510]" office:value-type="float" office:value="29" calcext:value-type="float">
            <text:p>29</text:p>
          </table:table-cell>
          <table:table-cell table:style-name="ce36" table:formula="of:=IF([.$A550]=1;[.B236];&quot;&quot;)" office:value-type="float" office:value="5.6" calcext:value-type="float">
            <text:p>5.6</text:p>
          </table:table-cell>
          <table:table-cell table:style-name="ce36" table:formula="of:=IF([.$A550]=1;[.C236];&quot;&quot;)" office:value-type="float" office:value="6.6" calcext:value-type="float">
            <text:p>6.6</text:p>
          </table:table-cell>
          <table:table-cell table:style-name="ce36" table:formula="of:=IF([.$A550]=2;[.B236];&quot;&quot;)">
            <text:p/>
          </table:table-cell>
          <table:table-cell table:style-name="ce36" table:formula="of:=IF([.$A550]=2;[.C236];&quot;&quot;)">
            <text:p/>
          </table:table-cell>
          <table:table-cell table:style-name="ce36" table:formula="of:=IF([.$A550]=3;[.B236];&quot;&quot;)">
            <text:p/>
          </table:table-cell>
          <table:table-cell table:style-name="ce36" table:formula="of:=IF([.$A550]=3;[.C236];&quot;&quot;)">
            <text:p/>
          </table:table-cell>
          <table:table-cell table:number-columns-repeated="1016"/>
        </table:table-row>
        <table:table-row table:style-name="ro1">
          <table:table-cell table:formula="of:=[.F511]" office:value-type="float" office:value="3" calcext:value-type="float">
            <text:p>3</text:p>
          </table:table-cell>
          <table:table-cell table:formula="of:=[.A511]" office:value-type="float" office:value="30" calcext:value-type="float">
            <text:p>30</text:p>
          </table:table-cell>
          <table:table-cell table:style-name="ce36" table:formula="of:=IF([.$A551]=1;[.B237];&quot;&quot;)">
            <text:p/>
          </table:table-cell>
          <table:table-cell table:style-name="ce36" table:formula="of:=IF([.$A551]=1;[.C237];&quot;&quot;)">
            <text:p/>
          </table:table-cell>
          <table:table-cell table:style-name="ce36" table:formula="of:=IF([.$A551]=2;[.B237];&quot;&quot;)">
            <text:p/>
          </table:table-cell>
          <table:table-cell table:style-name="ce36" table:formula="of:=IF([.$A551]=2;[.C237];&quot;&quot;)">
            <text:p/>
          </table:table-cell>
          <table:table-cell table:style-name="ce36" table:formula="of:=IF([.$A551]=3;[.B237];&quot;&quot;)" office:value-type="float" office:value="7.9" calcext:value-type="float">
            <text:p>7.9</text:p>
          </table:table-cell>
          <table:table-cell table:style-name="ce36" table:formula="of:=IF([.$A551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512]" office:value-type="float" office:value="3" calcext:value-type="float">
            <text:p>3</text:p>
          </table:table-cell>
          <table:table-cell table:formula="of:=[.A512]" office:value-type="float" office:value="31" calcext:value-type="float">
            <text:p>31</text:p>
          </table:table-cell>
          <table:table-cell table:style-name="ce36" table:formula="of:=IF([.$A552]=1;[.B238];&quot;&quot;)">
            <text:p/>
          </table:table-cell>
          <table:table-cell table:style-name="ce36" table:formula="of:=IF([.$A552]=1;[.C238];&quot;&quot;)">
            <text:p/>
          </table:table-cell>
          <table:table-cell table:style-name="ce36" table:formula="of:=IF([.$A552]=2;[.B238];&quot;&quot;)">
            <text:p/>
          </table:table-cell>
          <table:table-cell table:style-name="ce36" table:formula="of:=IF([.$A552]=2;[.C238];&quot;&quot;)">
            <text:p/>
          </table:table-cell>
          <table:table-cell table:style-name="ce36" table:formula="of:=IF([.$A552]=3;[.B238];&quot;&quot;)" office:value-type="float" office:value="5.8" calcext:value-type="float">
            <text:p>5.8</text:p>
          </table:table-cell>
          <table:table-cell table:style-name="ce36" table:formula="of:=IF([.$A552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513]" office:value-type="float" office:value="1" calcext:value-type="float">
            <text:p>1</text:p>
          </table:table-cell>
          <table:table-cell table:formula="of:=[.A513]" office:value-type="float" office:value="32" calcext:value-type="float">
            <text:p>32</text:p>
          </table:table-cell>
          <table:table-cell table:style-name="ce36" table:formula="of:=IF([.$A553]=1;[.B239];&quot;&quot;)" office:value-type="float" office:value="4.8" calcext:value-type="float">
            <text:p>4.8</text:p>
          </table:table-cell>
          <table:table-cell table:style-name="ce36" table:formula="of:=IF([.$A553]=1;[.C239];&quot;&quot;)" office:value-type="float" office:value="4.6" calcext:value-type="float">
            <text:p>4.6</text:p>
          </table:table-cell>
          <table:table-cell table:style-name="ce36" table:formula="of:=IF([.$A553]=2;[.B239];&quot;&quot;)">
            <text:p/>
          </table:table-cell>
          <table:table-cell table:style-name="ce36" table:formula="of:=IF([.$A553]=2;[.C239];&quot;&quot;)">
            <text:p/>
          </table:table-cell>
          <table:table-cell table:style-name="ce36" table:formula="of:=IF([.$A553]=3;[.B239];&quot;&quot;)">
            <text:p/>
          </table:table-cell>
          <table:table-cell table:style-name="ce36" table:formula="of:=IF([.$A553]=3;[.C239];&quot;&quot;)">
            <text:p/>
          </table:table-cell>
          <table:table-cell table:number-columns-repeated="1016"/>
        </table:table-row>
        <table:table-row table:style-name="ro1">
          <table:table-cell table:formula="of:=[.F514]" office:value-type="float" office:value="2" calcext:value-type="float">
            <text:p>2</text:p>
          </table:table-cell>
          <table:table-cell table:formula="of:=[.A514]" office:value-type="float" office:value="33" calcext:value-type="float">
            <text:p>33</text:p>
          </table:table-cell>
          <table:table-cell table:style-name="ce36" table:formula="of:=IF([.$A554]=1;[.B240];&quot;&quot;)">
            <text:p/>
          </table:table-cell>
          <table:table-cell table:style-name="ce36" table:formula="of:=IF([.$A554]=1;[.C240];&quot;&quot;)">
            <text:p/>
          </table:table-cell>
          <table:table-cell table:style-name="ce36" table:formula="of:=IF([.$A554]=2;[.B240];&quot;&quot;)" office:value-type="float" office:value="12.4" calcext:value-type="float">
            <text:p>12.4</text:p>
          </table:table-cell>
          <table:table-cell table:style-name="ce36" table:formula="of:=IF([.$A554]=2;[.C240];&quot;&quot;)" office:value-type="float" office:value="9.1" calcext:value-type="float">
            <text:p>9.1</text:p>
          </table:table-cell>
          <table:table-cell table:style-name="ce36" table:formula="of:=IF([.$A554]=3;[.B240];&quot;&quot;)">
            <text:p/>
          </table:table-cell>
          <table:table-cell table:style-name="ce36" table:formula="of:=IF([.$A554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CK ME SIDEWAYS</text:p>
          </table:table-cell>
          <table:table-cell table:number-columns-repeated="1023"/>
        </table:table-row>
        <table:table-row table:style-name="ro1" table:number-rows-repeated="10480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E150:Sheet2.E182">
            <calcext:condition calcext:apply-style-name="Green" calcext:value="bottom-elements(10)" calcext:base-cell-address="Sheet2.E150"/>
          </calcext:conditional-format>
          <calcext:conditional-format calcext:target-range-address="Sheet2.K150:Sheet2.K183">
            <calcext:condition calcext:apply-style-name="Green" calcext:value="bottom-elements(10)" calcext:base-cell-address="Sheet2.K150"/>
          </calcext:conditional-format>
          <calcext:conditional-format calcext:target-range-address="Sheet2.Q150:Sheet2.Q184">
            <calcext:condition calcext:apply-style-name="Green" calcext:value="bottom-elements(10)" calcext:base-cell-address="Sheet2.Q150"/>
          </calcext:conditional-format>
        </calcext:conditional-formats>
      </table:table>
      <table:named-expressions>
        <table:named-range table:name="cluster1_1" table:base-cell-address="$Sheet1.$E$477" table:cell-range-address="$Sheet1.$C$319:.$D$319"/>
        <table:named-range table:name="cluster1_2" table:base-cell-address="$Sheet1.$C$398" table:cell-range-address="$Sheet1.$C$398:.$D$398"/>
        <table:named-range table:name="cluster1_3" table:base-cell-address="$Sheet1.$C$477" table:cell-range-address="$Sheet1.$C$477:.$D$477"/>
        <table:named-range table:name="cluster2_1" table:base-cell-address="$Sheet1.$E$319" table:cell-range-address="$Sheet1.$E$319:.$F$319"/>
        <table:named-range table:name="cluster2_2" table:base-cell-address="$Sheet1.$E$398" table:cell-range-address="$Sheet1.$E$398:.$F$398"/>
        <table:named-range table:name="cluster2_3" table:base-cell-address="$Sheet1.$E$477" table:cell-range-address="$Sheet1.$E$477:.$F$477"/>
        <table:named-range table:name="cluster3_1" table:base-cell-address="$Sheet1.$G$319" table:cell-range-address="$Sheet1.$G$319:.$H$319"/>
        <table:named-range table:name="cluster3_2" table:base-cell-address="$Sheet1.$H$398" table:cell-range-address="$Sheet1.$G$398:.$H$398"/>
        <table:named-range table:name="cluster3_3" table:base-cell-address="$Sheet1.$G$477" table:cell-range-address="$Sheet1.$G$477:.$H$477"/>
        <table:named-range table:name="start1" table:base-cell-address="$Sheet1.$B$209" table:cell-range-address="$Sheet1.$B$209:.$C$209"/>
        <table:named-range table:name="start2" table:base-cell-address="$Sheet1.$B$226" table:cell-range-address="$Sheet1.$B$226:.$C$226"/>
        <table:named-range table:name="start3" table:base-cell-address="$Sheet1.$B$236" table:cell-range-address="$Sheet1.$B$236:.$C$236"/>
      </table:named-expressions>
      <table:database-ranges>
        <table:database-range table:name="__Anonymous_Sheet_DB__0" table:target-range-address="Sheet1.Q2:Sheet1.T35">
          <table:sort>
            <table:sort-by table:field-number="3" table:data-type="automatic"/>
          </table:sort>
        </table:database-range>
        <table:database-range table:name="__Anonymous_Sheet_DB__1" table:target-range-address="Sheet2.A1:Sheet2.D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1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>
      <style:table-cell-properties fo:background-color="#add58a" loext:vertical-justify="auto"/>
      <style:paragraph-properties css3t:text-justify="auto"/>
      <style:text-properties fo:color="#2b511a" fo:font-size="14pt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08:09:55.890372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1:34:44.928125246</meta:creation-date>
    <dc:date>2018-05-08T19:30:51.886080352</dc:date>
    <meta:editing-duration>PT18M48S</meta:editing-duration>
    <meta:editing-cycles>5</meta:editing-cycles>
    <meta:generator>LibreOffice/6.0.3.2$Linux_X86_64 LibreOffice_project/00m0$Build-2</meta:generator>
    <meta:document-statistic meta:table-count="2" meta:cell-count="7379" meta:object-count="1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75cm" svg:height="20.337cm" xlink:href=".." xlink:type="simple" chart:class="chart:scatter" chart:style-name="ch1">
        <chart:legend chart:legend-position="bottom" svg:x="17.494cm" svg:y="19.746cm" style:legend-expansion="wide" chart:style-name="ch2"/>
        <chart:plot-area chart:style-name="ch3" table:cell-range-address="Sheet1.A2:Sheet1.C34" chart:data-source-has-labels="row" svg:x="1.757cm" svg:y="0.406cm" svg:width="35.655cm" svg:height="17.786cm">
          <chartooo:coordinate-region svg:x="2.537cm" svg:y="0.601cm" svg:width="34.45cm" svg:height="16.952cm"/>
          <chart:axis chart:dimension="x" chart:name="primary-x" chart:style-name="ch4">
            <chart:title svg:x="19.192cm" svg:y="18.599cm" chart:style-name="ch5">
              <text:p>Time</text:p>
            </chart:title>
            <chart:grid chart:style-name="ch6" chart:class="major"/>
          </chart:axis>
          <chart:axis chart:dimension="y" chart:name="primary-y" chart:style-name="ch7">
            <chart:title svg:x="0.451cm" svg:y="9.85cm" chart:style-name="ch8">
              <text:p>Values</text:p>
            </chart:title>
            <chart:grid chart:style-name="ch6" chart:class="major"/>
          </chart:axis>
          <chart:series chart:style-name="ch9" chart:values-cell-range-address="Sheet1.B2:Sheet1.B34" loext:label-string="&quot;X1&quot;" chart:class="chart:scatter">
            <chart:domain table:cell-range-address="Sheet1.A2:Sheet1.A34"/>
            <chart:data-point chart:repeated="33"/>
          </chart:series>
          <chart:series chart:style-name="ch10" chart:values-cell-range-address="Sheet1.C2:Sheet1.C34" loext:label-string="&quot;X2&quot;" chart:class="chart:scatte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1</text:p>
              </table:table-cell>
              <table:table-cell office:value-type="string">
                <text:p>X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4</svg:desc>
                </draw:g>
              </table:table-cell>
              <table:table-cell office:value-type="float" office:value="7.5">
                <text:p>7.5</text:p>
                <draw:g>
                  <svg:desc>Sheet1.B2:Sheet1.B34</svg:desc>
                </draw:g>
              </table:table-cell>
              <table:table-cell office:value-type="float" office:value="8.5">
                <text:p>8.5</text:p>
                <draw:g>
                  <svg:desc>Sheet1.C2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2</text:p>
        </chart:title>
        <chart:legend chart:legend-position="bottom" svg:x="8.926cm" svg:y="20.047cm" style:legend-expansion="wide" chart:style-name="ch3"/>
        <chart:plot-area chart:style-name="ch4" table:cell-range-address="Sheet1.C364:Sheet1.D396 Sheet1.F364:Sheet1.F396 Sheet1.H364:Sheet1.H396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364:Sheet1.D396" loext:label-string="&quot;Pending Cluster&quot;" chart:class="chart:scatter">
            <chart:domain table:cell-range-address="Sheet1.C364:Sheet1.C396"/>
            <chart:data-point chart:repeated="33"/>
          </chart:series>
          <chart:series chart:style-name="ch11" chart:values-cell-range-address="Sheet1.F364:Sheet1.F396" loext:label-string="&quot;Inniment Cluster&quot;" chart:class="chart:scatter">
            <chart:domain table:cell-range-address="Sheet1.E364:Sheet1.E396"/>
            <chart:data-point chart:repeated="33"/>
          </chart:series>
          <chart:series chart:style-name="ch12" chart:values-cell-range-address="Sheet1.H364:Sheet1.H396" loext:label-string="&quot;Small Cluster&quot;" chart:class="chart:scatter">
            <chart:domain table:cell-range-address="Sheet1.G364:Sheet1.G396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364:Sheet1.C396</svg:desc>
                </draw:g>
              </table:table-cell>
              <table:table-cell office:value-type="float" office:value="NaN">
                <text:p>NaN</text:p>
                <draw:g>
                  <svg:desc>Sheet1.D364:Sheet1.D396</svg:desc>
                </draw:g>
              </table:table-cell>
              <table:table-cell office:value-type="float" office:value="NaN">
                <text:p>NaN</text:p>
                <draw:g>
                  <svg:desc>Sheet1.E364:Sheet1.E396</svg:desc>
                </draw:g>
              </table:table-cell>
              <table:table-cell office:value-type="float" office:value="NaN">
                <text:p>NaN</text:p>
                <draw:g>
                  <svg:desc>Sheet1.F364:Sheet1.F396</svg:desc>
                </draw:g>
              </table:table-cell>
              <table:table-cell office:value-type="float" office:value="7.5">
                <text:p>7.5</text:p>
                <draw:g>
                  <svg:desc>Sheet1.G364:Sheet1.G396</svg:desc>
                </draw:g>
              </table:table-cell>
              <table:table-cell office:value-type="float" office:value="8.5">
                <text:p>8.5</text:p>
                <draw:g>
                  <svg:desc>Sheet1.H364:Sheet1.H3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1</text:p>
        </chart:title>
        <chart:legend chart:legend-position="bottom" svg:x="8.926cm" svg:y="20.047cm" style:legend-expansion="wide" chart:style-name="ch3"/>
        <chart:plot-area chart:style-name="ch4" table:cell-range-address="Sheet1.C285:Sheet1.D317 Sheet1.F285:Sheet1.F317 Sheet1.H285:Sheet1.H317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285:Sheet1.D317" loext:label-string="&quot;Pending Cluster&quot;" chart:class="chart:scatter">
            <chart:domain table:cell-range-address="Sheet1.C285:Sheet1.C317"/>
            <chart:data-point chart:repeated="33"/>
          </chart:series>
          <chart:series chart:style-name="ch11" chart:values-cell-range-address="Sheet1.F285:Sheet1.F317" loext:label-string="&quot;Inniment Cluster&quot;" chart:class="chart:scatter">
            <chart:domain table:cell-range-address="Sheet1.E285:Sheet1.E317"/>
            <chart:data-point chart:repeated="33"/>
          </chart:series>
          <chart:series chart:style-name="ch12" chart:values-cell-range-address="Sheet1.H285:Sheet1.H317" loext:label-string="&quot;Small Cluster&quot;" chart:class="chart:scatter">
            <chart:domain table:cell-range-address="Sheet1.G285:Sheet1.G317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85:Sheet1.C317</svg:desc>
                </draw:g>
              </table:table-cell>
              <table:table-cell office:value-type="float" office:value="NaN">
                <text:p>NaN</text:p>
                <draw:g>
                  <svg:desc>Sheet1.D285:Sheet1.D317</svg:desc>
                </draw:g>
              </table:table-cell>
              <table:table-cell office:value-type="float" office:value="NaN">
                <text:p>NaN</text:p>
                <draw:g>
                  <svg:desc>Sheet1.E285:Sheet1.E317</svg:desc>
                </draw:g>
              </table:table-cell>
              <table:table-cell office:value-type="float" office:value="NaN">
                <text:p>NaN</text:p>
                <draw:g>
                  <svg:desc>Sheet1.F285:Sheet1.F317</svg:desc>
                </draw:g>
              </table:table-cell>
              <table:table-cell office:value-type="float" office:value="7.5">
                <text:p>7.5</text:p>
                <draw:g>
                  <svg:desc>Sheet1.G285:Sheet1.G317</svg:desc>
                </draw:g>
              </table:table-cell>
              <table:table-cell office:value-type="float" office:value="8.5">
                <text:p>8.5</text:p>
                <draw:g>
                  <svg:desc>Sheet1.H285:Sheet1.H3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3</text:p>
        </chart:title>
        <chart:legend chart:legend-position="bottom" svg:x="8.926cm" svg:y="20.047cm" style:legend-expansion="wide" chart:style-name="ch3"/>
        <chart:plot-area chart:style-name="ch4" table:cell-range-address="Sheet1.C443:Sheet1.D475 Sheet1.F443:Sheet1.F475 Sheet1.H443:Sheet1.H475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443:Sheet1.D475" loext:label-string="&quot;Pending Cluster&quot;" chart:class="chart:scatter">
            <chart:domain table:cell-range-address="Sheet1.C443:Sheet1.C475"/>
            <chart:data-point chart:repeated="33"/>
          </chart:series>
          <chart:series chart:style-name="ch11" chart:values-cell-range-address="Sheet1.F443:Sheet1.F475" loext:label-string="&quot;Inniment Cluster&quot;" chart:class="chart:scatter">
            <chart:domain table:cell-range-address="Sheet1.E443:Sheet1.E475"/>
            <chart:data-point chart:repeated="33"/>
          </chart:series>
          <chart:series chart:style-name="ch12" chart:values-cell-range-address="Sheet1.H443:Sheet1.H475" loext:label-string="&quot;Small Cluster&quot;" chart:class="chart:scatter">
            <chart:domain table:cell-range-address="Sheet1.G443:Sheet1.G475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443:Sheet1.C475</svg:desc>
                </draw:g>
              </table:table-cell>
              <table:table-cell office:value-type="float" office:value="NaN">
                <text:p>NaN</text:p>
                <draw:g>
                  <svg:desc>Sheet1.D443:Sheet1.D475</svg:desc>
                </draw:g>
              </table:table-cell>
              <table:table-cell office:value-type="float" office:value="NaN">
                <text:p>NaN</text:p>
                <draw:g>
                  <svg:desc>Sheet1.E443:Sheet1.E475</svg:desc>
                </draw:g>
              </table:table-cell>
              <table:table-cell office:value-type="float" office:value="NaN">
                <text:p>NaN</text:p>
                <draw:g>
                  <svg:desc>Sheet1.F443:Sheet1.F475</svg:desc>
                </draw:g>
              </table:table-cell>
              <table:table-cell office:value-type="float" office:value="7.5">
                <text:p>7.5</text:p>
                <draw:g>
                  <svg:desc>Sheet1.G443:Sheet1.G475</svg:desc>
                </draw:g>
              </table:table-cell>
              <table:table-cell office:value-type="float" office:value="8.5">
                <text:p>8.5</text:p>
                <draw:g>
                  <svg:desc>Sheet1.H443:Sheet1.H4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6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8.304cm" svg:height="20.73cm" xlink:href=".." xlink:type="simple" chart:class="chart:scatter" chart:style-name="ch1">
        <chart:title svg:x="17.763cm" svg:y="0.55cm" chart:style-name="ch2">
          <text:p>Alarm states</text:p>
        </chart:title>
        <chart:legend chart:legend-position="bottom" svg:x="8.563cm" svg:y="20.139cm" style:legend-expansion="wide" chart:style-name="ch3"/>
        <chart:plot-area chart:style-name="ch4" table:cell-range-address="Sheet2.W16:Sheet2.X26 Sheet2.AB2:Sheet2.AB18 Sheet2.AB20:Sheet2.AB36 Sheet2.AB38:Sheet2.AB54 Sheet2.X2:Sheet2.X15 Sheet2.X27:Sheet2.X34" chart:data-source-has-labels="row" svg:x="1.76cm" svg:y="1.769cm" svg:width="35.778cm" svg:height="16.808cm">
          <chartooo:coordinate-region svg:x="2.434cm" svg:y="1.965cm" svg:width="34.891cm" svg:height="15.973cm"/>
          <chart:axis chart:dimension="x" chart:name="primary-x" chart:style-name="ch5">
            <chart:title svg:x="19.415cm" svg:y="18.992cm" chart:style-name="ch6">
              <text:p>x1</text:p>
            </chart:title>
            <chart:grid chart:style-name="ch7" chart:class="major"/>
          </chart:axis>
          <chart:axis chart:dimension="y" chart:name="primary-y" chart:style-name="ch5">
            <chart:title svg:x="0.451cm" svg:y="10.407cm" chart:style-name="ch8">
              <text:p>x2</text:p>
            </chart:title>
            <chart:grid chart:style-name="ch7" chart:class="major"/>
          </chart:axis>
          <chart:series chart:style-name="ch9" chart:values-cell-range-address="Sheet2.X16:Sheet2.X26" loext:label-string="&quot;Pending&quot;" chart:class="chart:scatter">
            <chart:domain table:cell-range-address="Sheet2.W16:Sheet2.W26"/>
            <chart:data-point chart:repeated="11"/>
          </chart:series>
          <chart:series chart:style-name="ch10" chart:values-cell-range-address="Sheet2.AB2:Sheet2.AB18" loext:label-string="&quot;Regression&quot;" chart:class="chart:scatter">
            <chart:domain table:cell-range-address="Sheet2.AA2:Sheet2.AA18"/>
            <chart:regression-curve chart:style-name="ch11"/>
            <chart:data-point chart:repeated="17"/>
          </chart:series>
          <chart:series chart:style-name="ch12" chart:values-cell-range-address="Sheet2.AB20:Sheet2.AB36" loext:label-string="&quot;Regression s=3&quot;" chart:class="chart:scatter">
            <chart:domain table:cell-range-address="Sheet2.AA20:Sheet2.AA36"/>
            <chart:regression-curve chart:style-name="ch13"/>
            <chart:data-point chart:repeated="17"/>
          </chart:series>
          <chart:series chart:style-name="ch14" chart:values-cell-range-address="Sheet2.AB38:Sheet2.AB54" loext:label-string="&quot;Regression s=6&quot;" chart:class="chart:scatter">
            <chart:domain table:cell-range-address="Sheet2.AA38:Sheet2.AA54"/>
            <chart:regression-curve chart:style-name="ch15"/>
            <chart:data-point chart:repeated="17"/>
          </chart:series>
          <chart:series chart:style-name="ch16" chart:values-cell-range-address="Sheet2.X2:Sheet2.X15" loext:label-string="&quot;Imminent&quot;" chart:class="chart:scatter">
            <chart:domain table:cell-range-address="Sheet2.W2:Sheet2.W15"/>
            <chart:data-point chart:repeated="14"/>
          </chart:series>
          <chart:series chart:style-name="ch17" chart:values-cell-range-address="Sheet2.X27:Sheet2.X34" loext:label-string="&quot;Small&quot;" chart:class="chart:scatter">
            <chart:domain table:cell-range-address="Sheet2.W27:Sheet2.W34"/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Pending</text:p>
              </table:table-cell>
              <table:table-cell office:value-type="string">
                <text:p>Column AA</text:p>
              </table:table-cell>
              <table:table-cell office:value-type="string">
                <text:p>Regression</text:p>
              </table:table-cell>
              <table:table-cell office:value-type="string">
                <text:p>Column AA</text:p>
              </table:table-cell>
              <table:table-cell office:value-type="string">
                <text:p>Regression s=3</text:p>
              </table:table-cell>
              <table:table-cell office:value-type="string">
                <text:p>Column AA</text:p>
              </table:table-cell>
              <table:table-cell office:value-type="string">
                <text:p>Regression s=6</text:p>
              </table:table-cell>
              <table:table-cell office:value-type="string">
                <text:p>Column W</text:p>
              </table:table-cell>
              <table:table-cell office:value-type="string">
                <text:p>Imminent</text:p>
              </table:table-cell>
              <table:table-cell office:value-type="string">
                <text:p>Column W</text:p>
              </table:table-cell>
              <table:table-cell office:value-type="string">
                <text:p>Sm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Sheet2.W16:Sheet2.W26</svg:desc>
                </draw:g>
              </table:table-cell>
              <table:table-cell office:value-type="float" office:value="8.5">
                <text:p>8.5</text:p>
                <draw:g>
                  <svg:desc>Sheet2.X16:Sheet2.X26</svg:desc>
                </draw:g>
              </table:table-cell>
              <table:table-cell office:value-type="float" office:value="1">
                <text:p>1</text:p>
                <draw:g>
                  <svg:desc>Sheet2.AA2:Sheet2.AA18</svg:desc>
                </draw:g>
              </table:table-cell>
              <table:table-cell office:value-type="float" office:value="4.36181467936178">
                <text:p>4.36181467936178</text:p>
                <draw:g>
                  <svg:desc>Sheet2.AB2:Sheet2.AB18</svg:desc>
                </draw:g>
              </table:table-cell>
              <table:table-cell office:value-type="float" office:value="1">
                <text:p>1</text:p>
                <draw:g>
                  <svg:desc>Sheet2.AA20:Sheet2.AA36</svg:desc>
                </draw:g>
              </table:table-cell>
              <table:table-cell office:value-type="float" office:value="2.7053851027033">
                <text:p>2.7053851027033</text:p>
                <draw:g>
                  <svg:desc>Sheet2.AB20:Sheet2.AB36</svg:desc>
                </draw:g>
              </table:table-cell>
              <table:table-cell office:value-type="float" office:value="1">
                <text:p>1</text:p>
                <draw:g>
                  <svg:desc>Sheet2.AA38:Sheet2.AA54</svg:desc>
                </draw:g>
              </table:table-cell>
              <table:table-cell office:value-type="float" office:value="0.664790731862652">
                <text:p>0.664790731862652</text:p>
                <draw:g>
                  <svg:desc>Sheet2.AB38:Sheet2.AB54</svg:desc>
                </draw:g>
              </table:table-cell>
              <table:table-cell office:value-type="float" office:value="4.5">
                <text:p>4.5</text:p>
                <draw:g>
                  <svg:desc>Sheet2.W2:Sheet2.W15</svg:desc>
                </draw:g>
              </table:table-cell>
              <table:table-cell office:value-type="float" office:value="8.9">
                <text:p>8.9</text:p>
                <draw:g>
                  <svg:desc>Sheet2.X2:Sheet2.X15</svg:desc>
                </draw:g>
              </table:table-cell>
              <table:table-cell office:value-type="float" office:value="3.2">
                <text:p>3.2</text:p>
                <draw:g>
                  <svg:desc>Sheet2.W27:Sheet2.W34</svg:desc>
                </draw:g>
              </table:table-cell>
              <table:table-cell office:value-type="float" office:value="4.3">
                <text:p>4.3</text:p>
                <draw:g>
                  <svg:desc>Sheet2.X27:Sheet2.X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2">
                <text:p>2</text:p>
              </table:table-cell>
              <table:table-cell office:value-type="float" office:value="4.99054073613169">
                <text:p>4.99054073613169</text:p>
              </table:table-cell>
              <table:table-cell office:value-type="float" office:value="2">
                <text:p>2</text:p>
              </table:table-cell>
              <table:table-cell office:value-type="float" office:value="3.60209236014132">
                <text:p>3.60209236014132</text:p>
              </table:table-cell>
              <table:table-cell office:value-type="float" office:value="2">
                <text:p>2</text:p>
              </table:table-cell>
              <table:table-cell office:value-type="float" office:value="1.9025560378952">
                <text:p>1.9025560378952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3">
                <text:p>3</text:p>
              </table:table-cell>
              <table:table-cell office:value-type="float" office:value="5.6192667929016">
                <text:p>5.6192667929016</text:p>
              </table:table-cell>
              <table:table-cell office:value-type="float" office:value="3">
                <text:p>3</text:p>
              </table:table-cell>
              <table:table-cell office:value-type="float" office:value="4.49879961757933">
                <text:p>4.49879961757933</text:p>
              </table:table-cell>
              <table:table-cell office:value-type="float" office:value="3">
                <text:p>3</text:p>
              </table:table-cell>
              <table:table-cell office:value-type="float" office:value="3.14032134392774">
                <text:p>3.1403213439277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  <table:table-cell office:value-type="float" office:value="6.24799284967151">
                <text:p>6.24799284967151</text:p>
              </table:table-cell>
              <table:table-cell office:value-type="float" office:value="4">
                <text:p>4</text:p>
              </table:table-cell>
              <table:table-cell office:value-type="float" office:value="5.39550687501734">
                <text:p>5.39550687501734</text:p>
              </table:table-cell>
              <table:table-cell office:value-type="float" office:value="4">
                <text:p>4</text:p>
              </table:table-cell>
              <table:table-cell office:value-type="float" office:value="4.37808664996029">
                <text:p>4.37808664996029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5">
                <text:p>5</text:p>
              </table:table-cell>
              <table:table-cell office:value-type="float" office:value="6.87671890644142">
                <text:p>6.87671890644142</text:p>
              </table:table-cell>
              <table:table-cell office:value-type="float" office:value="5">
                <text:p>5</text:p>
              </table:table-cell>
              <table:table-cell office:value-type="float" office:value="6.29221413245535">
                <text:p>6.29221413245535</text:p>
              </table:table-cell>
              <table:table-cell office:value-type="float" office:value="5">
                <text:p>5</text:p>
              </table:table-cell>
              <table:table-cell office:value-type="float" office:value="5.61585195599283">
                <text:p>5.61585195599283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6">
                <text:p>6</text:p>
              </table:table-cell>
              <table:table-cell office:value-type="float" office:value="7.50544496321133">
                <text:p>7.50544496321133</text:p>
              </table:table-cell>
              <table:table-cell office:value-type="float" office:value="6">
                <text:p>6</text:p>
              </table:table-cell>
              <table:table-cell office:value-type="float" office:value="7.18892138989337">
                <text:p>7.18892138989337</text:p>
              </table:table-cell>
              <table:table-cell office:value-type="float" office:value="6">
                <text:p>6</text:p>
              </table:table-cell>
              <table:table-cell office:value-type="float" office:value="6.85361726202538">
                <text:p>6.85361726202538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7">
                <text:p>7</text:p>
              </table:table-cell>
              <table:table-cell office:value-type="float" office:value="8.13417101998123">
                <text:p>8.13417101998123</text:p>
              </table:table-cell>
              <table:table-cell office:value-type="float" office:value="7">
                <text:p>7</text:p>
              </table:table-cell>
              <table:table-cell office:value-type="float" office:value="8.08562864733138">
                <text:p>8.08562864733138</text:p>
              </table:table-cell>
              <table:table-cell office:value-type="float" office:value="7">
                <text:p>7</text:p>
              </table:table-cell>
              <table:table-cell office:value-type="float" office:value="8.09138256805793">
                <text:p>8.09138256805793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8">
                <text:p>8</text:p>
              </table:table-cell>
              <table:table-cell office:value-type="float" office:value="8.76289707675114">
                <text:p>8.76289707675114</text:p>
              </table:table-cell>
              <table:table-cell office:value-type="float" office:value="8">
                <text:p>8</text:p>
              </table:table-cell>
              <table:table-cell office:value-type="float" office:value="8.98233590476939">
                <text:p>8.98233590476939</text:p>
              </table:table-cell>
              <table:table-cell office:value-type="float" office:value="8">
                <text:p>8</text:p>
              </table:table-cell>
              <table:table-cell office:value-type="float" office:value="9.32914787409047">
                <text:p>9.32914787409047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9.39162313352105">
                <text:p>9.39162313352105</text:p>
              </table:table-cell>
              <table:table-cell office:value-type="float" office:value="9">
                <text:p>9</text:p>
              </table:table-cell>
              <table:table-cell office:value-type="float" office:value="9.8790431622074">
                <text:p>9.8790431622074</text:p>
              </table:table-cell>
              <table:table-cell office:value-type="float" office:value="9">
                <text:p>9</text:p>
              </table:table-cell>
              <table:table-cell office:value-type="float" office:value="10.566913180123">
                <text:p>10.566913180123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10">
                <text:p>10</text:p>
              </table:table-cell>
              <table:table-cell office:value-type="float" office:value="10.020349190291">
                <text:p>10.020349190291</text:p>
              </table:table-cell>
              <table:table-cell office:value-type="float" office:value="10">
                <text:p>10</text:p>
              </table:table-cell>
              <table:table-cell office:value-type="float" office:value="10.7757504196454">
                <text:p>10.7757504196454</text:p>
              </table:table-cell>
              <table:table-cell office:value-type="float" office:value="10">
                <text:p>10</text:p>
              </table:table-cell>
              <table:table-cell office:value-type="float" office:value="11.8046784861556">
                <text:p>11.8046784861556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11">
                <text:p>11</text:p>
              </table:table-cell>
              <table:table-cell office:value-type="float" office:value="10.6490752470609">
                <text:p>10.6490752470609</text:p>
              </table:table-cell>
              <table:table-cell office:value-type="float" office:value="11">
                <text:p>11</text:p>
              </table:table-cell>
              <table:table-cell office:value-type="float" office:value="11.6724576770834">
                <text:p>11.6724576770834</text:p>
              </table:table-cell>
              <table:table-cell office:value-type="float" office:value="11">
                <text:p>11</text:p>
              </table:table-cell>
              <table:table-cell office:value-type="float" office:value="13.0424437921881">
                <text:p>13.0424437921881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1.2778013038308">
                <text:p>11.2778013038308</text:p>
              </table:table-cell>
              <table:table-cell office:value-type="float" office:value="12">
                <text:p>12</text:p>
              </table:table-cell>
              <table:table-cell office:value-type="float" office:value="12.5691649345214">
                <text:p>12.5691649345214</text:p>
              </table:table-cell>
              <table:table-cell office:value-type="float" office:value="12">
                <text:p>12</text:p>
              </table:table-cell>
              <table:table-cell office:value-type="float" office:value="14.2802090982207">
                <text:p>14.2802090982207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1.9065273606007">
                <text:p>11.9065273606007</text:p>
              </table:table-cell>
              <table:table-cell office:value-type="float" office:value="13">
                <text:p>13</text:p>
              </table:table-cell>
              <table:table-cell office:value-type="float" office:value="13.4658721919595">
                <text:p>13.4658721919595</text:p>
              </table:table-cell>
              <table:table-cell office:value-type="float" office:value="13">
                <text:p>13</text:p>
              </table:table-cell>
              <table:table-cell office:value-type="float" office:value="15.5179744042532">
                <text:p>15.5179744042532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2.5352534173706">
                <text:p>12.5352534173706</text:p>
              </table:table-cell>
              <table:table-cell office:value-type="float" office:value="14">
                <text:p>14</text:p>
              </table:table-cell>
              <table:table-cell office:value-type="float" office:value="14.3625794493975">
                <text:p>14.3625794493975</text:p>
              </table:table-cell>
              <table:table-cell office:value-type="float" office:value="14">
                <text:p>14</text:p>
              </table:table-cell>
              <table:table-cell office:value-type="float" office:value="16.7557397102858">
                <text:p>16.7557397102858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.1639794741405">
                <text:p>13.1639794741405</text:p>
              </table:table-cell>
              <table:table-cell office:value-type="float" office:value="15">
                <text:p>15</text:p>
              </table:table-cell>
              <table:table-cell office:value-type="float" office:value="15.2592867068355">
                <text:p>15.2592867068355</text:p>
              </table:table-cell>
              <table:table-cell office:value-type="float" office:value="15">
                <text:p>15</text:p>
              </table:table-cell>
              <table:table-cell office:value-type="float" office:value="17.9935050163183">
                <text:p>17.993505016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3.7927055309104">
                <text:p>13.7927055309104</text:p>
              </table:table-cell>
              <table:table-cell office:value-type="float" office:value="16">
                <text:p>16</text:p>
              </table:table-cell>
              <table:table-cell office:value-type="float" office:value="16.1559939642735">
                <text:p>16.1559939642735</text:p>
              </table:table-cell>
              <table:table-cell office:value-type="float" office:value="16">
                <text:p>16</text:p>
              </table:table-cell>
              <table:table-cell office:value-type="float" office:value="19.2312703223508">
                <text:p>19.231270322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.4214315876803">
                <text:p>14.4214315876803</text:p>
              </table:table-cell>
              <table:table-cell office:value-type="float" office:value="17">
                <text:p>17</text:p>
              </table:table-cell>
              <table:table-cell office:value-type="float" office:value="17.0527012217115">
                <text:p>17.0527012217115</text:p>
              </table:table-cell>
              <table:table-cell office:value-type="float" office:value="17">
                <text:p>17</text:p>
              </table:table-cell>
              <table:table-cell office:value-type="float" office:value="20.4690356283834">
                <text:p>20.4690356283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67cm" svg:height="20.582cm" xlink:href=".." xlink:type="simple" chart:class="chart:scatter" chart:style-name="ch1">
        <chart:legend chart:legend-position="bottom" svg:x="12.432cm" svg:y="19.991cm" style:legend-expansion="wide" chart:style-name="ch2"/>
        <chart:plot-area chart:style-name="ch3" table:cell-range-address="Sheet1.A2:Sheet1.C34 Sheet1.X2:Sheet1.Z34" chart:data-source-has-labels="row" svg:x="1.761cm" svg:y="0.411cm" svg:width="35.839cm" svg:height="18.021cm">
          <chartooo:coordinate-region svg:x="2.224cm" svg:y="0.606cm" svg:width="34.952cm" svg:height="17.187cm"/>
          <chart:axis chart:dimension="x" chart:name="primary-x" chart:style-name="ch4">
            <chart:title svg:x="19.288cm" svg:y="18.844cm" chart:style-name="ch5">
              <text:p>Time</text:p>
            </chart:title>
            <chart:grid chart:style-name="ch6" chart:class="major"/>
          </chart:axis>
          <chart:axis chart:dimension="y" chart:name="primary-y" chart:style-name="ch4">
            <chart:title svg:x="0.451cm" svg:y="9.972cm" chart:style-name="ch7">
              <text:p>Values</text:p>
            </chart:title>
            <chart:grid chart:style-name="ch6" chart:class="major"/>
          </chart:axis>
          <chart:series chart:style-name="ch8" chart:values-cell-range-address="Sheet1.B2:Sheet1.B34" loext:label-string="&quot;X1&quot;" chart:class="chart:scatter">
            <chart:domain table:cell-range-address="Sheet1.A2:Sheet1.A34"/>
            <chart:data-point chart:repeated="33"/>
          </chart:series>
          <chart:series chart:style-name="ch9" chart:values-cell-range-address="Sheet1.C2:Sheet1.C34" loext:label-string="&quot;X2&quot;" chart:class="chart:scatter">
            <chart:data-point chart:repeated="33"/>
          </chart:series>
          <chart:series chart:style-name="ch10" chart:values-cell-range-address="Sheet1.X2:Sheet1.X34" loext:label-string="&quot;Regression&quot;" chart:class="chart:scatter">
            <chart:domain table:cell-range-address="Sheet1.W2:Sheet1.W34"/>
            <chart:data-point chart:repeated="33"/>
          </chart:series>
          <chart:series chart:style-name="ch11" chart:values-cell-range-address="Sheet1.Y2:Sheet1.Y34" loext:label-string="&quot;Regression s=3&quot;" chart:class="chart:scatter">
            <chart:domain table:cell-range-address="Sheet1.W2:Sheet1.W34"/>
            <chart:data-point chart:repeated="33"/>
          </chart:series>
          <chart:series chart:style-name="ch12" chart:values-cell-range-address="Sheet1.Z2:Sheet1.Z34" loext:label-string="&quot;Regression s=6&quot;" chart:class="chart:scatter">
            <chart:domain table:cell-range-address="Sheet1.W2:Sheet1.W34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1</text:p>
              </table:table-cell>
              <table:table-cell office:value-type="string">
                <text:p>X2</text:p>
              </table:table-cell>
              <table:table-cell office:value-type="string">
                <text:p>Column W</text:p>
              </table:table-cell>
              <table:table-cell office:value-type="string">
                <text:p>Regression</text:p>
              </table:table-cell>
              <table:table-cell office:value-type="string">
                <text:p>Column W</text:p>
              </table:table-cell>
              <table:table-cell office:value-type="string">
                <text:p>Regression s=3</text:p>
              </table:table-cell>
              <table:table-cell office:value-type="string">
                <text:p>Column W</text:p>
              </table:table-cell>
              <table:table-cell office:value-type="string">
                <text:p>Regression s=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4</svg:desc>
                </draw:g>
              </table:table-cell>
              <table:table-cell office:value-type="float" office:value="7.5">
                <text:p>7.5</text:p>
                <draw:g>
                  <svg:desc>Sheet1.B2:Sheet1.B34</svg:desc>
                </draw:g>
              </table:table-cell>
              <table:table-cell office:value-type="float" office:value="8.5">
                <text:p>8.5</text:p>
                <draw:g>
                  <svg:desc>Sheet1.C2:Sheet1.C34</svg:desc>
                </draw:g>
              </table:table-cell>
              <table:table-cell office:value-type="float" office:value="1">
                <text:p>1</text:p>
                <draw:g>
                  <svg:desc>Sheet1.W2:Sheet1.W34</svg:desc>
                </draw:g>
              </table:table-cell>
              <table:table-cell office:value-type="float" office:value="5.0620320855615">
                <text:p>5.0620320855615</text:p>
                <draw:g>
                  <svg:desc>Sheet1.X2:Sheet1.X34</svg:desc>
                </draw:g>
              </table:table-cell>
              <table:table-cell office:value-type="float" office:value="1">
                <text:p>1</text:p>
                <draw:g>
                  <svg:desc>Sheet1.W2:Sheet1.W34</svg:desc>
                </draw:g>
              </table:table-cell>
              <table:table-cell office:value-type="float" office:value="5.02172043010753">
                <text:p>5.02172043010753</text:p>
                <draw:g>
                  <svg:desc>Sheet1.Y2:Sheet1.Y34</svg:desc>
                </draw:g>
              </table:table-cell>
              <table:table-cell office:value-type="float" office:value="1">
                <text:p>1</text:p>
                <draw:g>
                  <svg:desc>Sheet1.W2:Sheet1.W34</svg:desc>
                </draw:g>
              </table:table-cell>
              <table:table-cell office:value-type="float" office:value="4.99807060755337">
                <text:p>4.99807060755337</text:p>
                <draw:g>
                  <svg:desc>Sheet1.Z2:Sheet1.Z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2">
                <text:p>2</text:p>
              </table:table-cell>
              <table:table-cell office:value-type="float" office:value="5.19451871657754">
                <text:p>5.19451871657754</text:p>
              </table:table-cell>
              <table:table-cell office:value-type="float" office:value="2">
                <text:p>2</text:p>
              </table:table-cell>
              <table:table-cell office:value-type="float" office:value="5.15423387096774">
                <text:p>5.15423387096774</text:p>
              </table:table-cell>
              <table:table-cell office:value-type="float" office:value="2">
                <text:p>2</text:p>
              </table:table-cell>
              <table:table-cell office:value-type="float" office:value="5.14010673234811">
                <text:p>5.1401067323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  <table:table-cell office:value-type="float" office:value="5.32700534759359">
                <text:p>5.32700534759359</text:p>
              </table:table-cell>
              <table:table-cell office:value-type="float" office:value="3">
                <text:p>3</text:p>
              </table:table-cell>
              <table:table-cell office:value-type="float" office:value="5.28674731182796">
                <text:p>5.28674731182796</text:p>
              </table:table-cell>
              <table:table-cell office:value-type="float" office:value="3">
                <text:p>3</text:p>
              </table:table-cell>
              <table:table-cell office:value-type="float" office:value="5.28214285714286">
                <text:p>5.282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4">
                <text:p>4</text:p>
              </table:table-cell>
              <table:table-cell office:value-type="float" office:value="5.45949197860963">
                <text:p>5.45949197860963</text:p>
              </table:table-cell>
              <table:table-cell office:value-type="float" office:value="4">
                <text:p>4</text:p>
              </table:table-cell>
              <table:table-cell office:value-type="float" office:value="5.41926075268817">
                <text:p>5.41926075268817</text:p>
              </table:table-cell>
              <table:table-cell office:value-type="float" office:value="4">
                <text:p>4</text:p>
              </table:table-cell>
              <table:table-cell office:value-type="float" office:value="5.4241789819376">
                <text:p>5.4241789819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  <table:table-cell office:value-type="float" office:value="5.59197860962567">
                <text:p>5.59197860962567</text:p>
              </table:table-cell>
              <table:table-cell office:value-type="float" office:value="5">
                <text:p>5</text:p>
              </table:table-cell>
              <table:table-cell office:value-type="float" office:value="5.55177419354839">
                <text:p>5.55177419354839</text:p>
              </table:table-cell>
              <table:table-cell office:value-type="float" office:value="5">
                <text:p>5</text:p>
              </table:table-cell>
              <table:table-cell office:value-type="float" office:value="5.56621510673235">
                <text:p>5.56621510673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5.72446524064171">
                <text:p>5.72446524064171</text:p>
              </table:table-cell>
              <table:table-cell office:value-type="float" office:value="6">
                <text:p>6</text:p>
              </table:table-cell>
              <table:table-cell office:value-type="float" office:value="5.6842876344086">
                <text:p>5.6842876344086</text:p>
              </table:table-cell>
              <table:table-cell office:value-type="float" office:value="6">
                <text:p>6</text:p>
              </table:table-cell>
              <table:table-cell office:value-type="float" office:value="5.70825123152709">
                <text:p>5.70825123152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5.85695187165776">
                <text:p>5.85695187165776</text:p>
              </table:table-cell>
              <table:table-cell office:value-type="float" office:value="7">
                <text:p>7</text:p>
              </table:table-cell>
              <table:table-cell office:value-type="float" office:value="5.81680107526882">
                <text:p>5.81680107526882</text:p>
              </table:table-cell>
              <table:table-cell office:value-type="float" office:value="7">
                <text:p>7</text:p>
              </table:table-cell>
              <table:table-cell office:value-type="float" office:value="5.85028735632184">
                <text:p>5.85028735632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8">
                <text:p>8</text:p>
              </table:table-cell>
              <table:table-cell office:value-type="float" office:value="5.9894385026738">
                <text:p>5.9894385026738</text:p>
              </table:table-cell>
              <table:table-cell office:value-type="float" office:value="8">
                <text:p>8</text:p>
              </table:table-cell>
              <table:table-cell office:value-type="float" office:value="5.94931451612904">
                <text:p>5.94931451612904</text:p>
              </table:table-cell>
              <table:table-cell office:value-type="float" office:value="8">
                <text:p>8</text:p>
              </table:table-cell>
              <table:table-cell office:value-type="float" office:value="5.99232348111658">
                <text:p>5.99232348111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9">
                <text:p>9</text:p>
              </table:table-cell>
              <table:table-cell office:value-type="float" office:value="6.12192513368984">
                <text:p>6.12192513368984</text:p>
              </table:table-cell>
              <table:table-cell office:value-type="float" office:value="9">
                <text:p>9</text:p>
              </table:table-cell>
              <table:table-cell office:value-type="float" office:value="6.08182795698925">
                <text:p>6.08182795698925</text:p>
              </table:table-cell>
              <table:table-cell office:value-type="float" office:value="9">
                <text:p>9</text:p>
              </table:table-cell>
              <table:table-cell office:value-type="float" office:value="6.13435960591133">
                <text:p>6.13435960591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10">
                <text:p>10</text:p>
              </table:table-cell>
              <table:table-cell office:value-type="float" office:value="6.25441176470589">
                <text:p>6.25441176470589</text:p>
              </table:table-cell>
              <table:table-cell office:value-type="float" office:value="10">
                <text:p>10</text:p>
              </table:table-cell>
              <table:table-cell office:value-type="float" office:value="6.21434139784947">
                <text:p>6.21434139784947</text:p>
              </table:table-cell>
              <table:table-cell office:value-type="float" office:value="10">
                <text:p>10</text:p>
              </table:table-cell>
              <table:table-cell office:value-type="float" office:value="6.27639573070607">
                <text:p>6.27639573070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11">
                <text:p>11</text:p>
              </table:table-cell>
              <table:table-cell office:value-type="float" office:value="6.38689839572193">
                <text:p>6.38689839572193</text:p>
              </table:table-cell>
              <table:table-cell office:value-type="float" office:value="11">
                <text:p>11</text:p>
              </table:table-cell>
              <table:table-cell office:value-type="float" office:value="6.34685483870968">
                <text:p>6.34685483870968</text:p>
              </table:table-cell>
              <table:table-cell office:value-type="float" office:value="11">
                <text:p>11</text:p>
              </table:table-cell>
              <table:table-cell office:value-type="float" office:value="6.41843185550082">
                <text:p>6.41843185550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12">
                <text:p>12</text:p>
              </table:table-cell>
              <table:table-cell office:value-type="float" office:value="6.51938502673797">
                <text:p>6.51938502673797</text:p>
              </table:table-cell>
              <table:table-cell office:value-type="float" office:value="12">
                <text:p>12</text:p>
              </table:table-cell>
              <table:table-cell office:value-type="float" office:value="6.4793682795699">
                <text:p>6.4793682795699</text:p>
              </table:table-cell>
              <table:table-cell office:value-type="float" office:value="12">
                <text:p>12</text:p>
              </table:table-cell>
              <table:table-cell office:value-type="float" office:value="6.56046798029557">
                <text:p>6.56046798029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13">
                <text:p>13</text:p>
              </table:table-cell>
              <table:table-cell office:value-type="float" office:value="6.65187165775402">
                <text:p>6.65187165775402</text:p>
              </table:table-cell>
              <table:table-cell office:value-type="float" office:value="13">
                <text:p>13</text:p>
              </table:table-cell>
              <table:table-cell office:value-type="float" office:value="6.61188172043011">
                <text:p>6.61188172043011</text:p>
              </table:table-cell>
              <table:table-cell office:value-type="float" office:value="13">
                <text:p>13</text:p>
              </table:table-cell>
              <table:table-cell office:value-type="float" office:value="6.70250410509031">
                <text:p>6.70250410509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  <table:table-cell office:value-type="float" office:value="6.78435828877006">
                <text:p>6.78435828877006</text:p>
              </table:table-cell>
              <table:table-cell office:value-type="float" office:value="14">
                <text:p>14</text:p>
              </table:table-cell>
              <table:table-cell office:value-type="float" office:value="6.74439516129033">
                <text:p>6.74439516129033</text:p>
              </table:table-cell>
              <table:table-cell office:value-type="float" office:value="14">
                <text:p>14</text:p>
              </table:table-cell>
              <table:table-cell office:value-type="float" office:value="6.84454022988506">
                <text:p>6.8445402298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15">
                <text:p>15</text:p>
              </table:table-cell>
              <table:table-cell office:value-type="float" office:value="6.9168449197861">
                <text:p>6.9168449197861</text:p>
              </table:table-cell>
              <table:table-cell office:value-type="float" office:value="15">
                <text:p>15</text:p>
              </table:table-cell>
              <table:table-cell office:value-type="float" office:value="6.87690860215054">
                <text:p>6.87690860215054</text:p>
              </table:table-cell>
              <table:table-cell office:value-type="float" office:value="15">
                <text:p>15</text:p>
              </table:table-cell>
              <table:table-cell office:value-type="float" office:value="6.9865763546798">
                <text:p>6.9865763546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16">
                <text:p>16</text:p>
              </table:table-cell>
              <table:table-cell office:value-type="float" office:value="7.04933155080215">
                <text:p>7.04933155080215</text:p>
              </table:table-cell>
              <table:table-cell office:value-type="float" office:value="16">
                <text:p>16</text:p>
              </table:table-cell>
              <table:table-cell office:value-type="float" office:value="7.00942204301076">
                <text:p>7.00942204301076</text:p>
              </table:table-cell>
              <table:table-cell office:value-type="float" office:value="16">
                <text:p>16</text:p>
              </table:table-cell>
              <table:table-cell office:value-type="float" office:value="7.12861247947455">
                <text:p>7.12861247947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17">
                <text:p>17</text:p>
              </table:table-cell>
              <table:table-cell office:value-type="float" office:value="7.18181818181819">
                <text:p>7.18181818181819</text:p>
              </table:table-cell>
              <table:table-cell office:value-type="float" office:value="17">
                <text:p>17</text:p>
              </table:table-cell>
              <table:table-cell office:value-type="float" office:value="7.14193548387097">
                <text:p>7.14193548387097</text:p>
              </table:table-cell>
              <table:table-cell office:value-type="float" office:value="17">
                <text:p>17</text:p>
              </table:table-cell>
              <table:table-cell office:value-type="float" office:value="7.27064860426929">
                <text:p>7.27064860426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18">
                <text:p>18</text:p>
              </table:table-cell>
              <table:table-cell office:value-type="float" office:value="7.31430481283423">
                <text:p>7.31430481283423</text:p>
              </table:table-cell>
              <table:table-cell office:value-type="float" office:value="18">
                <text:p>18</text:p>
              </table:table-cell>
              <table:table-cell office:value-type="float" office:value="7.27444892473119">
                <text:p>7.27444892473119</text:p>
              </table:table-cell>
              <table:table-cell office:value-type="float" office:value="18">
                <text:p>18</text:p>
              </table:table-cell>
              <table:table-cell office:value-type="float" office:value="7.41268472906404">
                <text:p>7.41268472906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19">
                <text:p>19</text:p>
              </table:table-cell>
              <table:table-cell office:value-type="float" office:value="7.44679144385027">
                <text:p>7.44679144385027</text:p>
              </table:table-cell>
              <table:table-cell office:value-type="float" office:value="19">
                <text:p>19</text:p>
              </table:table-cell>
              <table:table-cell office:value-type="float" office:value="7.4069623655914">
                <text:p>7.4069623655914</text:p>
              </table:table-cell>
              <table:table-cell office:value-type="float" office:value="19">
                <text:p>19</text:p>
              </table:table-cell>
              <table:table-cell office:value-type="float" office:value="7.55472085385878">
                <text:p>7.55472085385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20">
                <text:p>20</text:p>
              </table:table-cell>
              <table:table-cell office:value-type="float" office:value="7.57927807486632">
                <text:p>7.57927807486632</text:p>
              </table:table-cell>
              <table:table-cell office:value-type="float" office:value="20">
                <text:p>20</text:p>
              </table:table-cell>
              <table:table-cell office:value-type="float" office:value="7.53947580645162">
                <text:p>7.53947580645162</text:p>
              </table:table-cell>
              <table:table-cell office:value-type="float" office:value="20">
                <text:p>20</text:p>
              </table:table-cell>
              <table:table-cell office:value-type="float" office:value="7.69675697865353">
                <text:p>7.69675697865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21">
                <text:p>21</text:p>
              </table:table-cell>
              <table:table-cell office:value-type="float" office:value="7.71176470588236">
                <text:p>7.71176470588236</text:p>
              </table:table-cell>
              <table:table-cell office:value-type="float" office:value="21">
                <text:p>21</text:p>
              </table:table-cell>
              <table:table-cell office:value-type="float" office:value="7.67198924731183">
                <text:p>7.67198924731183</text:p>
              </table:table-cell>
              <table:table-cell office:value-type="float" office:value="21">
                <text:p>21</text:p>
              </table:table-cell>
              <table:table-cell office:value-type="float" office:value="7.83879310344827">
                <text:p>7.83879310344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22">
                <text:p>22</text:p>
              </table:table-cell>
              <table:table-cell office:value-type="float" office:value="7.8442513368984">
                <text:p>7.8442513368984</text:p>
              </table:table-cell>
              <table:table-cell office:value-type="float" office:value="22">
                <text:p>22</text:p>
              </table:table-cell>
              <table:table-cell office:value-type="float" office:value="7.80450268817205">
                <text:p>7.80450268817205</text:p>
              </table:table-cell>
              <table:table-cell office:value-type="float" office:value="22">
                <text:p>22</text:p>
              </table:table-cell>
              <table:table-cell office:value-type="float" office:value="7.98082922824302">
                <text:p>7.98082922824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23">
                <text:p>23</text:p>
              </table:table-cell>
              <table:table-cell office:value-type="float" office:value="7.97673796791445">
                <text:p>7.97673796791445</text:p>
              </table:table-cell>
              <table:table-cell office:value-type="float" office:value="23">
                <text:p>23</text:p>
              </table:table-cell>
              <table:table-cell office:value-type="float" office:value="7.93701612903227">
                <text:p>7.93701612903227</text:p>
              </table:table-cell>
              <table:table-cell office:value-type="float" office:value="23">
                <text:p>23</text:p>
              </table:table-cell>
              <table:table-cell office:value-type="float" office:value="8.12286535303776">
                <text:p>8.12286535303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24">
                <text:p>24</text:p>
              </table:table-cell>
              <table:table-cell office:value-type="float" office:value="8.10922459893049">
                <text:p>8.10922459893049</text:p>
              </table:table-cell>
              <table:table-cell office:value-type="float" office:value="24">
                <text:p>24</text:p>
              </table:table-cell>
              <table:table-cell office:value-type="float" office:value="8.06952956989248">
                <text:p>8.06952956989248</text:p>
              </table:table-cell>
              <table:table-cell office:value-type="float" office:value="24">
                <text:p>24</text:p>
              </table:table-cell>
              <table:table-cell office:value-type="float" office:value="8.26490147783251">
                <text:p>8.26490147783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25">
                <text:p>25</text:p>
              </table:table-cell>
              <table:table-cell office:value-type="float" office:value="8.24171122994653">
                <text:p>8.24171122994653</text:p>
              </table:table-cell>
              <table:table-cell office:value-type="float" office:value="25">
                <text:p>25</text:p>
              </table:table-cell>
              <table:table-cell office:value-type="float" office:value="8.20204301075269">
                <text:p>8.20204301075269</text:p>
              </table:table-cell>
              <table:table-cell office:value-type="float" office:value="25">
                <text:p>25</text:p>
              </table:table-cell>
              <table:table-cell office:value-type="float" office:value="8.40693760262726">
                <text:p>8.40693760262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26">
                <text:p>26</text:p>
              </table:table-cell>
              <table:table-cell office:value-type="float" office:value="8.37419786096258">
                <text:p>8.37419786096258</text:p>
              </table:table-cell>
              <table:table-cell office:value-type="float" office:value="26">
                <text:p>26</text:p>
              </table:table-cell>
              <table:table-cell office:value-type="float" office:value="8.33455645161291">
                <text:p>8.33455645161291</text:p>
              </table:table-cell>
              <table:table-cell office:value-type="float" office:value="26">
                <text:p>26</text:p>
              </table:table-cell>
              <table:table-cell office:value-type="float" office:value="8.548973727422">
                <text:p>8.548973727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27">
                <text:p>27</text:p>
              </table:table-cell>
              <table:table-cell office:value-type="float" office:value="8.50668449197862">
                <text:p>8.50668449197862</text:p>
              </table:table-cell>
              <table:table-cell office:value-type="float" office:value="27">
                <text:p>27</text:p>
              </table:table-cell>
              <table:table-cell office:value-type="float" office:value="8.46706989247313">
                <text:p>8.46706989247313</text:p>
              </table:table-cell>
              <table:table-cell office:value-type="float" office:value="27">
                <text:p>27</text:p>
              </table:table-cell>
              <table:table-cell office:value-type="float" office:value="8.69100985221675">
                <text:p>8.69100985221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28">
                <text:p>28</text:p>
              </table:table-cell>
              <table:table-cell office:value-type="float" office:value="8.63917112299466">
                <text:p>8.63917112299466</text:p>
              </table:table-cell>
              <table:table-cell office:value-type="float" office:value="28">
                <text:p>28</text:p>
              </table:table-cell>
              <table:table-cell office:value-type="float" office:value="8.59958333333334">
                <text:p>8.59958333333334</text:p>
              </table:table-cell>
              <table:table-cell office:value-type="float" office:value="28">
                <text:p>28</text:p>
              </table:table-cell>
              <table:table-cell office:value-type="float" office:value="8.83304597701149">
                <text:p>8.83304597701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29">
                <text:p>29</text:p>
              </table:table-cell>
              <table:table-cell office:value-type="float" office:value="8.7716577540107">
                <text:p>8.7716577540107</text:p>
              </table:table-cell>
              <table:table-cell office:value-type="float" office:value="29">
                <text:p>29</text:p>
              </table:table-cell>
              <table:table-cell office:value-type="float" office:value="8.73209677419356">
                <text:p>8.73209677419356</text:p>
              </table:table-cell>
              <table:table-cell office:value-type="float" office:value="29">
                <text:p>29</text:p>
              </table:table-cell>
              <table:table-cell office:value-type="float" office:value="8.97508210180624">
                <text:p>8.97508210180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30">
                <text:p>30</text:p>
              </table:table-cell>
              <table:table-cell office:value-type="float" office:value="8.90414438502675">
                <text:p>8.90414438502675</text:p>
              </table:table-cell>
              <table:table-cell office:value-type="float" office:value="30">
                <text:p>30</text:p>
              </table:table-cell>
              <table:table-cell office:value-type="float" office:value="8.86461021505377">
                <text:p>8.86461021505377</text:p>
              </table:table-cell>
              <table:table-cell office:value-type="float" office:value="30">
                <text:p>30</text:p>
              </table:table-cell>
              <table:table-cell office:value-type="float" office:value="9.11711822660099">
                <text:p>9.11711822660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31">
                <text:p>31</text:p>
              </table:table-cell>
              <table:table-cell office:value-type="float" office:value="9.03663101604279">
                <text:p>9.03663101604279</text:p>
              </table:table-cell>
              <table:table-cell office:value-type="float" office:value="31">
                <text:p>31</text:p>
              </table:table-cell>
              <table:table-cell office:value-type="float" office:value="8.99712365591399">
                <text:p>8.99712365591399</text:p>
              </table:table-cell>
              <table:table-cell office:value-type="float" office:value="31">
                <text:p>31</text:p>
              </table:table-cell>
              <table:table-cell office:value-type="float" office:value="9.25915435139573">
                <text:p>9.25915435139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32">
                <text:p>32</text:p>
              </table:table-cell>
              <table:table-cell office:value-type="float" office:value="9.16911764705883">
                <text:p>9.16911764705883</text:p>
              </table:table-cell>
              <table:table-cell office:value-type="float" office:value="32">
                <text:p>32</text:p>
              </table:table-cell>
              <table:table-cell office:value-type="float" office:value="9.1296370967742">
                <text:p>9.1296370967742</text:p>
              </table:table-cell>
              <table:table-cell office:value-type="float" office:value="32">
                <text:p>32</text:p>
              </table:table-cell>
              <table:table-cell office:value-type="float" office:value="9.40119047619048">
                <text:p>9.40119047619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33">
                <text:p>33</text:p>
              </table:table-cell>
              <table:table-cell office:value-type="float" office:value="9.30160427807488">
                <text:p>9.30160427807488</text:p>
              </table:table-cell>
              <table:table-cell office:value-type="float" office:value="33">
                <text:p>33</text:p>
              </table:table-cell>
              <table:table-cell office:value-type="float" office:value="9.26215053763442">
                <text:p>9.26215053763442</text:p>
              </table:table-cell>
              <table:table-cell office:value-type="float" office:value="33">
                <text:p>33</text:p>
              </table:table-cell>
              <table:table-cell office:value-type="float" office:value="9.54322660098523">
                <text:p>9.54322660098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304cm" svg:height="20.73cm" xlink:href=".." xlink:type="simple" chart:class="chart:scatter" chart:style-name="ch1">
        <chart:title svg:x="17.763cm" svg:y="0.55cm" chart:style-name="ch2">
          <text:p>Alarm states</text:p>
        </chart:title>
        <chart:legend chart:legend-position="bottom" svg:x="16.464cm" svg:y="20.139cm" style:legend-expansion="wide" chart:style-name="ch3"/>
        <chart:plot-area chart:style-name="ch4" table:cell-range-address="Sheet2.W16:Sheet2.X26 Sheet2.X2:Sheet2.X15 Sheet2.X27:Sheet2.X34" chart:data-source-has-labels="row" svg:x="1.76cm" svg:y="1.769cm" svg:width="35.778cm" svg:height="16.808cm">
          <chartooo:coordinate-region svg:x="2.54cm" svg:y="1.964cm" svg:width="34.414cm" svg:height="15.974cm"/>
          <chart:axis chart:dimension="x" chart:name="primary-x" chart:style-name="ch5">
            <chart:title svg:x="19.415cm" svg:y="18.992cm" chart:style-name="ch6">
              <text:p>x1</text:p>
            </chart:title>
            <chart:grid chart:style-name="ch7" chart:class="major"/>
          </chart:axis>
          <chart:axis chart:dimension="y" chart:name="primary-y" chart:style-name="ch5">
            <chart:title svg:x="0.451cm" svg:y="10.407cm" chart:style-name="ch8">
              <text:p>x2</text:p>
            </chart:title>
            <chart:grid chart:style-name="ch7" chart:class="major"/>
          </chart:axis>
          <chart:series chart:style-name="ch9" chart:values-cell-range-address="Sheet2.X16:Sheet2.X26" loext:label-string="&quot;Pending&quot;" chart:class="chart:scatter">
            <chart:domain table:cell-range-address="Sheet2.W16:Sheet2.W26"/>
            <chart:data-point chart:repeated="11"/>
          </chart:series>
          <chart:series chart:style-name="ch10" chart:values-cell-range-address="Sheet2.X2:Sheet2.X15" loext:label-string="&quot;Imminent&quot;" chart:class="chart:scatter">
            <chart:domain table:cell-range-address="Sheet2.W2:Sheet2.W15"/>
            <chart:data-point chart:repeated="14"/>
          </chart:series>
          <chart:series chart:style-name="ch11" chart:values-cell-range-address="Sheet2.X27:Sheet2.X34" loext:label-string="&quot;Small&quot;" chart:class="chart:scatter">
            <chart:domain table:cell-range-address="Sheet2.W27:Sheet2.W34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Pending</text:p>
              </table:table-cell>
              <table:table-cell office:value-type="string">
                <text:p>Column W</text:p>
              </table:table-cell>
              <table:table-cell office:value-type="string">
                <text:p>Imminent</text:p>
              </table:table-cell>
              <table:table-cell office:value-type="string">
                <text:p>Column W</text:p>
              </table:table-cell>
              <table:table-cell office:value-type="string">
                <text:p>Sm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Sheet2.W16:Sheet2.W26</svg:desc>
                </draw:g>
              </table:table-cell>
              <table:table-cell office:value-type="float" office:value="8.5">
                <text:p>8.5</text:p>
                <draw:g>
                  <svg:desc>Sheet2.X16:Sheet2.X26</svg:desc>
                </draw:g>
              </table:table-cell>
              <table:table-cell office:value-type="float" office:value="4.5">
                <text:p>4.5</text:p>
                <draw:g>
                  <svg:desc>Sheet2.W2:Sheet2.W15</svg:desc>
                </draw:g>
              </table:table-cell>
              <table:table-cell office:value-type="float" office:value="8.9">
                <text:p>8.9</text:p>
                <draw:g>
                  <svg:desc>Sheet2.X2:Sheet2.X15</svg:desc>
                </draw:g>
              </table:table-cell>
              <table:table-cell office:value-type="float" office:value="3.2">
                <text:p>3.2</text:p>
                <draw:g>
                  <svg:desc>Sheet2.W27:Sheet2.W34</svg:desc>
                </draw:g>
              </table:table-cell>
              <table:table-cell office:value-type="float" office:value="4.3">
                <text:p>4.3</text:p>
                <draw:g>
                  <svg:desc>Sheet2.X27:Sheet2.X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4</text:p>
        </chart:title>
        <chart:legend chart:legend-position="bottom" svg:x="8.926cm" svg:y="20.047cm" style:legend-expansion="wide" chart:style-name="ch3"/>
        <chart:plot-area chart:style-name="ch4" table:cell-range-address="Sheet1.C522:Sheet1.D554 Sheet1.F522:Sheet1.F554 Sheet1.H522:Sheet1.H554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522:Sheet1.D554" loext:label-string="&quot;Pending Cluster&quot;" chart:class="chart:scatter">
            <chart:domain table:cell-range-address="Sheet1.C522:Sheet1.C554"/>
            <chart:data-point chart:repeated="33"/>
          </chart:series>
          <chart:series chart:style-name="ch11" chart:values-cell-range-address="Sheet1.F522:Sheet1.F554" loext:label-string="&quot;Inniment Cluster&quot;" chart:class="chart:scatter">
            <chart:domain table:cell-range-address="Sheet1.E522:Sheet1.E554"/>
            <chart:data-point chart:repeated="33"/>
          </chart:series>
          <chart:series chart:style-name="ch12" chart:values-cell-range-address="Sheet1.H522:Sheet1.H554" loext:label-string="&quot;Small Cluster&quot;" chart:class="chart:scatter">
            <chart:domain table:cell-range-address="Sheet1.G522:Sheet1.G554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522:Sheet1.C554</svg:desc>
                </draw:g>
              </table:table-cell>
              <table:table-cell office:value-type="float" office:value="NaN">
                <text:p>NaN</text:p>
                <draw:g>
                  <svg:desc>Sheet1.D522:Sheet1.D554</svg:desc>
                </draw:g>
              </table:table-cell>
              <table:table-cell office:value-type="float" office:value="NaN">
                <text:p>NaN</text:p>
                <draw:g>
                  <svg:desc>Sheet1.E522:Sheet1.E554</svg:desc>
                </draw:g>
              </table:table-cell>
              <table:table-cell office:value-type="float" office:value="NaN">
                <text:p>NaN</text:p>
                <draw:g>
                  <svg:desc>Sheet1.F522:Sheet1.F554</svg:desc>
                </draw:g>
              </table:table-cell>
              <table:table-cell office:value-type="float" office:value="7.5">
                <text:p>7.5</text:p>
                <draw:g>
                  <svg:desc>Sheet1.G522:Sheet1.G554</svg:desc>
                </draw:g>
              </table:table-cell>
              <table:table-cell office:value-type="float" office:value="8.5">
                <text:p>8.5</text:p>
                <draw:g>
                  <svg:desc>Sheet1.H522:Sheet1.H5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3</text:p>
        </chart:title>
        <chart:legend chart:legend-position="bottom" svg:x="8.926cm" svg:y="20.047cm" style:legend-expansion="wide" chart:style-name="ch3"/>
        <chart:plot-area chart:style-name="ch4" table:cell-range-address="Sheet1.C443:Sheet1.D475 Sheet1.F443:Sheet1.F475 Sheet1.H443:Sheet1.H475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443:Sheet1.D475" loext:label-string="&quot;Pending Cluster&quot;" chart:class="chart:scatter">
            <chart:domain table:cell-range-address="Sheet1.C443:Sheet1.C475"/>
            <chart:data-point chart:repeated="33"/>
          </chart:series>
          <chart:series chart:style-name="ch11" chart:values-cell-range-address="Sheet1.F443:Sheet1.F475" loext:label-string="&quot;Inniment Cluster&quot;" chart:class="chart:scatter">
            <chart:domain table:cell-range-address="Sheet1.E443:Sheet1.E475"/>
            <chart:data-point chart:repeated="33"/>
          </chart:series>
          <chart:series chart:style-name="ch12" chart:values-cell-range-address="Sheet1.H443:Sheet1.H475" loext:label-string="&quot;Small Cluster&quot;" chart:class="chart:scatter">
            <chart:domain table:cell-range-address="Sheet1.G443:Sheet1.G475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443:Sheet1.C475</svg:desc>
                </draw:g>
              </table:table-cell>
              <table:table-cell office:value-type="float" office:value="NaN">
                <text:p>NaN</text:p>
                <draw:g>
                  <svg:desc>Sheet1.D443:Sheet1.D475</svg:desc>
                </draw:g>
              </table:table-cell>
              <table:table-cell office:value-type="float" office:value="NaN">
                <text:p>NaN</text:p>
                <draw:g>
                  <svg:desc>Sheet1.E443:Sheet1.E475</svg:desc>
                </draw:g>
              </table:table-cell>
              <table:table-cell office:value-type="float" office:value="NaN">
                <text:p>NaN</text:p>
                <draw:g>
                  <svg:desc>Sheet1.F443:Sheet1.F475</svg:desc>
                </draw:g>
              </table:table-cell>
              <table:table-cell office:value-type="float" office:value="7.5">
                <text:p>7.5</text:p>
                <draw:g>
                  <svg:desc>Sheet1.G443:Sheet1.G475</svg:desc>
                </draw:g>
              </table:table-cell>
              <table:table-cell office:value-type="float" office:value="8.5">
                <text:p>8.5</text:p>
                <draw:g>
                  <svg:desc>Sheet1.H443:Sheet1.H4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2</text:p>
        </chart:title>
        <chart:legend chart:legend-position="bottom" svg:x="8.926cm" svg:y="20.047cm" style:legend-expansion="wide" chart:style-name="ch3"/>
        <chart:plot-area chart:style-name="ch4" table:cell-range-address="Sheet1.C364:Sheet1.D396 Sheet1.F364:Sheet1.F396 Sheet1.H364:Sheet1.H396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364:Sheet1.D396" loext:label-string="&quot;Pending Cluster&quot;" chart:class="chart:scatter">
            <chart:domain table:cell-range-address="Sheet1.C364:Sheet1.C396"/>
            <chart:data-point chart:repeated="33"/>
          </chart:series>
          <chart:series chart:style-name="ch11" chart:values-cell-range-address="Sheet1.F364:Sheet1.F396" loext:label-string="&quot;Inniment Cluster&quot;" chart:class="chart:scatter">
            <chart:domain table:cell-range-address="Sheet1.E364:Sheet1.E396"/>
            <chart:data-point chart:repeated="33"/>
          </chart:series>
          <chart:series chart:style-name="ch12" chart:values-cell-range-address="Sheet1.H364:Sheet1.H396" loext:label-string="&quot;Small Cluster&quot;" chart:class="chart:scatter">
            <chart:domain table:cell-range-address="Sheet1.G364:Sheet1.G396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364:Sheet1.C396</svg:desc>
                </draw:g>
              </table:table-cell>
              <table:table-cell office:value-type="float" office:value="NaN">
                <text:p>NaN</text:p>
                <draw:g>
                  <svg:desc>Sheet1.D364:Sheet1.D396</svg:desc>
                </draw:g>
              </table:table-cell>
              <table:table-cell office:value-type="float" office:value="NaN">
                <text:p>NaN</text:p>
                <draw:g>
                  <svg:desc>Sheet1.E364:Sheet1.E396</svg:desc>
                </draw:g>
              </table:table-cell>
              <table:table-cell office:value-type="float" office:value="NaN">
                <text:p>NaN</text:p>
                <draw:g>
                  <svg:desc>Sheet1.F364:Sheet1.F396</svg:desc>
                </draw:g>
              </table:table-cell>
              <table:table-cell office:value-type="float" office:value="7.5">
                <text:p>7.5</text:p>
                <draw:g>
                  <svg:desc>Sheet1.G364:Sheet1.G396</svg:desc>
                </draw:g>
              </table:table-cell>
              <table:table-cell office:value-type="float" office:value="8.5">
                <text:p>8.5</text:p>
                <draw:g>
                  <svg:desc>Sheet1.H364:Sheet1.H3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1</text:p>
        </chart:title>
        <chart:legend chart:legend-position="bottom" svg:x="8.926cm" svg:y="20.047cm" style:legend-expansion="wide" chart:style-name="ch3"/>
        <chart:plot-area chart:style-name="ch4" table:cell-range-address="Sheet1.C285:Sheet1.D317 Sheet1.F285:Sheet1.F317 Sheet1.H285:Sheet1.H317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285:Sheet1.D317" loext:label-string="&quot;Pending Cluster&quot;" chart:class="chart:scatter">
            <chart:domain table:cell-range-address="Sheet1.C285:Sheet1.C317"/>
            <chart:data-point chart:repeated="33"/>
          </chart:series>
          <chart:series chart:style-name="ch11" chart:values-cell-range-address="Sheet1.F285:Sheet1.F317" loext:label-string="&quot;Inniment Cluster&quot;" chart:class="chart:scatter">
            <chart:domain table:cell-range-address="Sheet1.E285:Sheet1.E317"/>
            <chart:data-point chart:repeated="33"/>
          </chart:series>
          <chart:series chart:style-name="ch12" chart:values-cell-range-address="Sheet1.H285:Sheet1.H317" loext:label-string="&quot;Small Cluster&quot;" chart:class="chart:scatter">
            <chart:domain table:cell-range-address="Sheet1.G285:Sheet1.G317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85:Sheet1.C317</svg:desc>
                </draw:g>
              </table:table-cell>
              <table:table-cell office:value-type="float" office:value="NaN">
                <text:p>NaN</text:p>
                <draw:g>
                  <svg:desc>Sheet1.D285:Sheet1.D317</svg:desc>
                </draw:g>
              </table:table-cell>
              <table:table-cell office:value-type="float" office:value="NaN">
                <text:p>NaN</text:p>
                <draw:g>
                  <svg:desc>Sheet1.E285:Sheet1.E317</svg:desc>
                </draw:g>
              </table:table-cell>
              <table:table-cell office:value-type="float" office:value="NaN">
                <text:p>NaN</text:p>
                <draw:g>
                  <svg:desc>Sheet1.F285:Sheet1.F317</svg:desc>
                </draw:g>
              </table:table-cell>
              <table:table-cell office:value-type="float" office:value="7.5">
                <text:p>7.5</text:p>
                <draw:g>
                  <svg:desc>Sheet1.G285:Sheet1.G317</svg:desc>
                </draw:g>
              </table:table-cell>
              <table:table-cell office:value-type="float" office:value="8.5">
                <text:p>8.5</text:p>
                <draw:g>
                  <svg:desc>Sheet1.H285:Sheet1.H3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4</text:p>
        </chart:title>
        <chart:legend chart:legend-position="bottom" svg:x="8.926cm" svg:y="20.047cm" style:legend-expansion="wide" chart:style-name="ch3"/>
        <chart:plot-area chart:style-name="ch4" table:cell-range-address="Sheet1.C522:Sheet1.D554 Sheet1.F522:Sheet1.F554 Sheet1.H522:Sheet1.H554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522:Sheet1.D554" loext:label-string="&quot;Pending Cluster&quot;" chart:class="chart:scatter">
            <chart:domain table:cell-range-address="Sheet1.C522:Sheet1.C554"/>
            <chart:data-point chart:repeated="33"/>
          </chart:series>
          <chart:series chart:style-name="ch11" chart:values-cell-range-address="Sheet1.F522:Sheet1.F554" loext:label-string="&quot;Inniment Cluster&quot;" chart:class="chart:scatter">
            <chart:domain table:cell-range-address="Sheet1.E522:Sheet1.E554"/>
            <chart:data-point chart:repeated="33"/>
          </chart:series>
          <chart:series chart:style-name="ch12" chart:values-cell-range-address="Sheet1.H522:Sheet1.H554" loext:label-string="&quot;Small Cluster&quot;" chart:class="chart:scatter">
            <chart:domain table:cell-range-address="Sheet1.G522:Sheet1.G554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522:Sheet1.C554</svg:desc>
                </draw:g>
              </table:table-cell>
              <table:table-cell office:value-type="float" office:value="NaN">
                <text:p>NaN</text:p>
                <draw:g>
                  <svg:desc>Sheet1.D522:Sheet1.D554</svg:desc>
                </draw:g>
              </table:table-cell>
              <table:table-cell office:value-type="float" office:value="NaN">
                <text:p>NaN</text:p>
                <draw:g>
                  <svg:desc>Sheet1.E522:Sheet1.E554</svg:desc>
                </draw:g>
              </table:table-cell>
              <table:table-cell office:value-type="float" office:value="NaN">
                <text:p>NaN</text:p>
                <draw:g>
                  <svg:desc>Sheet1.F522:Sheet1.F554</svg:desc>
                </draw:g>
              </table:table-cell>
              <table:table-cell office:value-type="float" office:value="7.5">
                <text:p>7.5</text:p>
                <draw:g>
                  <svg:desc>Sheet1.G522:Sheet1.G554</svg:desc>
                </draw:g>
              </table:table-cell>
              <table:table-cell office:value-type="float" office:value="8.5">
                <text:p>8.5</text:p>
                <draw:g>
                  <svg:desc>Sheet1.H522:Sheet1.H5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